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ymbol1" svg:font-family="Symbol" style:font-charset="x-symbol"/>
    <style:font-face style:name="Symbol2" svg:font-family="Symbol" style:font-family-generic="roman" style:font-pitch="variable" style:font-charset="x-symbol"/>
    <style:font-face style:name="JunicodeWL-Regular" svg:font-family="JunicodeWL-Regular"/>
    <style:font-face style:name="OpenSymbol" svg:font-family="OpenSymbol"/>
    <style:font-face style:name="OpenSymbol1" svg:font-family="OpenSymbol, 'Arial Unicode MS'"/>
    <style:font-face style:name="sans-serif" svg:font-family="sans-serif, Arial"/>
    <style:font-face style:name="Courier" svg:font-family="Courier, 'Courier New'" style:font-family-generic="modern"/>
    <style:font-face style:name="BookAntiqua" svg:font-family="BookAntiqua" style:font-family-generic="roman"/>
    <style:font-face style:name="ClassicEFN" svg:font-family="ClassicEFN" style:font-family-generic="roman"/>
    <style:font-face style:name="Times New Roman1" svg:font-family="'Times New Roman'" style:font-family-generic="roman"/>
    <style:font-face style:name="TimesNewRoman" svg:font-family="TimesNewRoman" style:font-family-generic="roman"/>
    <style:font-face style:name="OpenSymbol2" svg:font-family="OpenSymbol, 'Arial Unicode MS'"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TE17B3C08t00" svg:font-family="TTE17B3C08t00" style:font-family-generic="roman" style:font-pitch="variable"/>
    <style:font-face style:name="TTE17B68E8t00" svg:font-family="TTE17B68E8t00" style:font-family-generic="roman" style:font-pitch="variable"/>
    <style:font-face style:name="TTE17B7720t00" svg:font-family="TTE17B77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1"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left"/>
    </style:style>
    <style:style style:name="Tabela1.A" style:family="table-column">
      <style:table-column-properties style:column-width="2.166cm"/>
    </style:style>
    <style:style style:name="Tabela1.B" style:family="table-column">
      <style:table-column-properties style:column-width="1.612cm"/>
    </style:style>
    <style:style style:name="Tabela1.C" style:family="table-column">
      <style:table-column-properties style:column-width="2.069cm"/>
    </style:style>
    <style:style style:name="Tabela1.D" style:family="table-column">
      <style:table-column-properties style:column-width="1.744cm"/>
    </style:style>
    <style:style style:name="Tabela1.E" style:family="table-column">
      <style:table-column-properties style:column-width="1.891cm"/>
    </style:style>
    <style:style style:name="Tabela1.F" style:family="table-column">
      <style:table-column-properties style:column-width="1.859cm"/>
    </style:style>
    <style:style style:name="Tabela1.G" style:family="table-column">
      <style:table-column-properties style:column-width="1.998cm"/>
    </style:style>
    <style:style style:name="Tabela1.H" style:family="table-column">
      <style:table-column-properties style:column-width="2.113cm"/>
    </style:style>
    <style:style style:name="Tabela1.I" style:family="table-column">
      <style:table-column-properties style:column-width="1.559cm"/>
    </style:style>
    <style:style style:name="Tabela1.A1" style:family="table-cell">
      <style:table-cell-properties style:vertical-align="middle" fo:padding="0.106cm" fo:border-left="0.035cm solid #000000" fo:border-right="none" fo:border-top="0.035cm solid #000000" fo:border-bottom="0.035cm solid #000000"/>
    </style:style>
    <style:style style:name="Tabela1.I1" style:family="table-cell">
      <style:table-cell-properties style:vertical-align="middle" fo:padding="0.106cm" fo:border="0.035cm solid #000000"/>
    </style:style>
    <style:style style:name="Tabela1.A2" style:family="table-cell">
      <style:table-cell-properties style:vertical-align="middle" fo:padding="0.106cm" fo:border-left="0.035cm solid #000000" fo:border-right="none" fo:border-top="none" fo:border-bottom="0.035cm solid #000000"/>
    </style:style>
    <style:style style:name="Tabela1.I2" style:family="table-cell">
      <style:table-cell-properties style:vertical-align="middle" fo:padding="0.106cm" fo:border-left="0.035cm solid #000000" fo:border-right="0.035cm solid #000000" fo:border-top="none" fo:border-bottom="0.035cm solid #000000"/>
    </style:style>
    <style:style style:name="Tabela1.D9" style:family="table-cell" style:data-style-name="N0">
      <style:table-cell-properties style:vertical-align="middle" fo:padding="0.106cm" fo:border-left="0.035cm solid #000000" fo:border-right="none" fo:border-top="none" fo:border-bottom="0.035cm solid #000000"/>
    </style:style>
    <style:style style:name="Tabela1.I14" style:family="table-cell" style:data-style-name="N0">
      <style:table-cell-properties style:vertical-align="middle" fo:padding="0.106cm" fo:border-left="0.035cm solid #000000" fo:border-right="0.035cm solid #000000" fo:border-top="none" fo:border-bottom="0.035cm solid #000000"/>
    </style:style>
    <style:style style:name="Tabela2" style:family="table">
      <style:table-properties style:width="13.653cm" fo:margin-left="-0.053cm" table:align="left" style:writing-mode="lr-tb"/>
    </style:style>
    <style:style style:name="Tabela2.A" style:family="table-column">
      <style:table-column-properties style:column-width="2.32cm"/>
    </style:style>
    <style:style style:name="Tabela2.B" style:family="table-column">
      <style:table-column-properties style:column-width="2.267cm"/>
    </style:style>
    <style:style style:name="Tabela2.1" style:family="table-row">
      <style:table-row-properties style:min-row-height="0.453cm" style:keep-together="true" fo:keep-together="auto"/>
    </style:style>
    <style:style style:name="Tabela2.A1" style:family="table-cell">
      <style:table-cell-properties style:vertical-align="middle" fo:padding-left="0.049cm" fo:padding-right="0.049cm" fo:padding-top="0cm" fo:padding-bottom="0cm" fo:border="none"/>
    </style:style>
    <style:style style:name="Tabela2.2" style:family="table-row">
      <style:table-row-properties style:min-row-height="0.473cm" style:keep-together="true" fo:keep-together="auto"/>
    </style:style>
    <style:style style:name="Tabela2.3" style:family="table-row">
      <style:table-row-properties style:min-row-height="0.894cm" style:keep-together="true" fo:keep-together="auto"/>
    </style:style>
    <style:style style:name="Tabela2.7" style:family="table-row">
      <style:table-row-properties style:min-row-height="1.316cm" style:keep-together="true" fo:keep-together="auto"/>
    </style:style>
    <style:style style:name="Tabela3" style:family="table">
      <style:table-properties style:width="6.826cm" fo:margin-left="-0.053cm" table:align="left" style:writing-mode="lr-tb"/>
    </style:style>
    <style:style style:name="Tabela3.A" style:family="table-column">
      <style:table-column-properties style:column-width="2.311cm"/>
    </style:style>
    <style:style style:name="Tabela3.B" style:family="table-column">
      <style:table-column-properties style:column-width="2.258cm"/>
    </style:style>
    <style:style style:name="Tabela3.1" style:family="table-row">
      <style:table-row-properties style:min-row-height="1.842cm" style:keep-together="true" fo:keep-together="auto"/>
    </style:style>
    <style:style style:name="Tabela3.A1" style:family="table-cell">
      <style:table-cell-properties style:vertical-align="middle" fo:padding-left="0.053cm" fo:padding-right="0.053cm" fo:padding-top="0cm" fo:padding-bottom="0cm" fo:border="none"/>
    </style:style>
    <style:style style:name="Tabela3.2" style:family="table-row">
      <style:table-row-properties style:min-row-height="1.027cm" style:keep-together="true" fo:keep-together="auto"/>
    </style:style>
    <style:style style:name="Tabela3.4" style:family="table-row">
      <style:table-row-properties style:min-row-height="0.921cm" style:keep-together="true" fo:keep-together="auto"/>
    </style:style>
    <style:style style:name="Tabela3.5" style:family="table-row">
      <style:table-row-properties style:min-row-height="0.868cm" style:keep-together="true" fo:keep-together="auto"/>
    </style:style>
    <style:style style:name="Tabela3.6" style:family="table-row">
      <style:table-row-properties style:min-row-height="0.894cm" style:keep-together="true" fo:keep-together="auto"/>
    </style:style>
    <style:style style:name="Tabela4" style:family="table">
      <style:table-properties style:width="14.949cm" fo:margin-left="-0.053cm" fo:margin-right="2.104cm" table:align="margins" style:writing-mode="lr-tb"/>
    </style:style>
    <style:style style:name="Tabela4.A" style:family="table-column">
      <style:table-column-properties style:column-width="2.778cm" style:rel-column-width="12179*"/>
    </style:style>
    <style:style style:name="Tabela4.B" style:family="table-column">
      <style:table-column-properties style:column-width="2.196cm" style:rel-column-width="9627*"/>
    </style:style>
    <style:style style:name="Tabela4.C" style:family="table-column">
      <style:table-column-properties style:column-width="2.566cm" style:rel-column-width="11251*"/>
    </style:style>
    <style:style style:name="Tabela4.D" style:family="table-column">
      <style:table-column-properties style:column-width="2.434cm" style:rel-column-width="10671*"/>
    </style:style>
    <style:style style:name="Tabela4.E" style:family="table-column">
      <style:table-column-properties style:column-width="2.381cm" style:rel-column-width="10439*"/>
    </style:style>
    <style:style style:name="Tabela4.F" style:family="table-column">
      <style:table-column-properties style:column-width="2.593cm" style:rel-column-width="11368*"/>
    </style:style>
    <style:style style:name="Tabela4.1" style:family="table-row">
      <style:table-row-properties style:min-row-height="1.842cm" style:keep-together="true" fo:keep-together="auto"/>
    </style:style>
    <style:style style:name="Tabela4.A1" style:family="table-cell">
      <style:table-cell-properties style:vertical-align="middle" fo:padding-left="0.053cm" fo:padding-right="0.053cm" fo:padding-top="0cm" fo:padding-bottom="0cm" fo:border="none"/>
    </style:style>
    <style:style style:name="Tabela4.2" style:family="table-row">
      <style:table-row-properties style:min-row-height="1.027cm" style:keep-together="true" fo:keep-together="auto"/>
    </style:style>
    <style:style style:name="Tabela4.4" style:family="table-row">
      <style:table-row-properties style:min-row-height="0.868cm" style:keep-together="true" fo:keep-together="auto"/>
    </style:style>
    <style:style style:name="Tabela4.5" style:family="table-row">
      <style:table-row-properties style:min-row-height="0.894cm" style:keep-together="true" fo:keep-together="auto"/>
    </style:style>
    <style:style style:name="Tabela5" style:family="table">
      <style:table-properties style:width="15.804cm" fo:margin-left="-0.106cm" fo:margin-top="0cm" fo:margin-bottom="0cm" table:align="left"/>
    </style:style>
    <style:style style:name="Tabela5.A" style:family="table-column">
      <style:table-column-properties style:column-width="2.302cm"/>
    </style:style>
    <style:style style:name="Tabela5.B" style:family="table-column">
      <style:table-column-properties style:column-width="2.251cm"/>
    </style:style>
    <style:style style:name="Tabela5.F" style:family="table-column">
      <style:table-column-properties style:column-width="2.249cm"/>
    </style:style>
    <style:style style:name="Tabela5.1" style:family="table-row">
      <style:table-row-properties style:min-row-height="1.316cm" style:keep-together="true" fo:keep-together="auto"/>
    </style:style>
    <style:style style:name="Tabela5.A1" style:family="table-cell">
      <style:table-cell-properties style:vertical-align="middle" fo:padding-left="0.053cm" fo:padding-right="0.053cm" fo:padding-top="0cm" fo:padding-bottom="0cm" fo:border="none"/>
    </style:style>
    <style:style style:name="Tabela5.2" style:family="table-row">
      <style:table-row-properties style:min-row-height="0.473cm" style:keep-together="true" fo:keep-together="auto"/>
    </style:style>
    <style:style style:name="Tabela5.3" style:family="table-row">
      <style:table-row-properties style:min-row-height="0.894cm" style:keep-together="true" fo:keep-together="auto"/>
    </style:style>
    <style:style style:name="Tabela5.13" style:family="table-row">
      <style:table-row-properties style:min-row-height="0.452cm" style:keep-together="true" fo:keep-together="auto"/>
    </style:style>
    <style:style style:name="Tabela6" style:family="table">
      <style:table-properties style:width="15.905cm" fo:margin-left="-0.106cm" fo:margin-top="0cm" fo:margin-bottom="0cm" table:align="left"/>
    </style:style>
    <style:style style:name="Tabela6.A" style:family="table-column">
      <style:table-column-properties style:column-width="2.2cm"/>
    </style:style>
    <style:style style:name="Tabela6.B" style:family="table-column">
      <style:table-column-properties style:column-width="1.991cm"/>
    </style:style>
    <style:style style:name="Tabela6.C" style:family="table-column">
      <style:table-column-properties style:column-width="1.607cm"/>
    </style:style>
    <style:style style:name="Tabela6.D" style:family="table-column">
      <style:table-column-properties style:column-width="1.813cm"/>
    </style:style>
    <style:style style:name="Tabela6.E" style:family="table-column">
      <style:table-column-properties style:column-width="1.277cm"/>
    </style:style>
    <style:style style:name="Tabela6.F" style:family="table-column">
      <style:table-column-properties style:column-width="1.725cm"/>
    </style:style>
    <style:style style:name="Tabela6.G" style:family="table-column">
      <style:table-column-properties style:column-width="1.695cm"/>
    </style:style>
    <style:style style:name="Tabela6.I" style:family="table-column">
      <style:table-column-properties style:column-width="1.605cm"/>
    </style:style>
    <style:style style:name="Tabela6.1" style:family="table-row">
      <style:table-row-properties style:min-row-height="0.452cm" style:keep-together="true" fo:keep-together="auto"/>
    </style:style>
    <style:style style:name="Tabela6.A1" style:family="table-cell">
      <style:table-cell-properties style:vertical-align="middle" fo:padding-left="0.053cm" fo:padding-right="0.053cm" fo:padding-top="0cm" fo:padding-bottom="0cm" fo:border="none"/>
    </style:style>
    <style:style style:name="Tabela6.6" style:family="table-row">
      <style:table-row-properties style:min-row-height="0.579cm" style:keep-together="true" fo:keep-together="auto"/>
    </style:style>
    <style:style style:name="Tabela6.C9" style:family="table-cell" style:data-style-name="N0">
      <style:table-cell-properties style:vertical-align="middle" fo:padding-left="0.053cm" fo:padding-right="0.053cm" fo:padding-top="0cm" fo:padding-bottom="0cm" fo:border="none"/>
    </style:style>
    <style:style style:name="Tabela7" style:family="table">
      <style:table-properties style:width="15.993cm" fo:margin-left="-0.106cm" fo:margin-top="0cm" fo:margin-bottom="0cm" table:align="left"/>
    </style:style>
    <style:style style:name="Tabela7.A" style:family="table-column">
      <style:table-column-properties style:column-width="9.989cm"/>
    </style:style>
    <style:style style:name="Tabela7.B" style:family="table-column">
      <style:table-column-properties style:column-width="6.004cm"/>
    </style:style>
    <style:style style:name="Tabela7.1" style:family="table-row">
      <style:table-row-properties style:min-row-height="0.453cm" style:keep-together="true" fo:keep-together="auto"/>
    </style:style>
    <style:style style:name="Tabela7.A1" style:family="table-cell">
      <style:table-cell-properties style:vertical-align="middle" fo:padding-left="0.053cm" fo:padding-right="0.053cm" fo:padding-top="0cm" fo:padding-bottom="0cm" fo:border="none"/>
    </style:style>
    <style:style style:name="Tabela7.2" style:family="table-row">
      <style:table-row-properties style:min-row-height="0.529cm" style:keep-together="true" fo:keep-together="auto"/>
    </style:style>
    <style:style style:name="Tabela8" style:family="table">
      <style:table-properties style:width="15.905cm" fo:margin-left="-0.106cm" fo:margin-top="0cm" fo:margin-bottom="0cm" table:align="left"/>
    </style:style>
    <style:style style:name="Tabela8.A" style:family="table-column">
      <style:table-column-properties style:column-width="13.407cm"/>
    </style:style>
    <style:style style:name="Tabela8.B" style:family="table-column">
      <style:table-column-properties style:column-width="2.498cm"/>
    </style:style>
    <style:style style:name="Tabela8.1" style:family="table-row">
      <style:table-row-properties style:min-row-height="0.453cm" style:keep-together="true" fo:keep-together="auto"/>
    </style:style>
    <style:style style:name="Tabela8.A1" style:family="table-cell">
      <style:table-cell-properties style:vertical-align="bottom" fo:padding-left="0.053cm" fo:padding-right="0.053cm" fo:padding-top="0cm" fo:padding-bottom="0cm" fo:border="none"/>
    </style:style>
    <style:style style:name="Tabela8.2" style:family="table-row">
      <style:table-row-properties style:min-row-height="0.496cm" style:keep-together="true" fo:keep-together="auto"/>
    </style:style>
    <style:style style:name="Tabela8.5" style:family="table-row">
      <style:table-row-properties style:min-row-height="0.538cm" style:keep-together="true" fo:keep-together="auto"/>
    </style:style>
    <style:style style:name="P1" style:family="paragraph" style:parent-style-name="Footnote">
      <style:paragraph-properties fo:margin-left="0cm" fo:margin-right="0cm" fo:text-indent="0cm" style:auto-text-indent="false"/>
    </style:style>
    <style:style style:name="P2"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color="#000000" fo:font-weight="normal" fo:background-color="#ffffff" style:font-weight-asian="normal" style:font-weight-complex="normal"/>
    </style:style>
    <style:style style:name="P3"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font-variant="normal" fo:text-transform="none" fo:color="#000000" style:font-name="Times New Roman" fo:font-size="14pt" fo:letter-spacing="normal" fo:font-style="normal" fo:font-weight="normal" fo:background-color="#ffffff" style:font-size-asian="14pt" style:font-weight-asian="bold" style:font-name-complex="Arial" style:font-size-complex="14pt"/>
    </style:style>
    <style:style style:name="P4" style:family="paragraph" style:parent-style-name="Footnote">
      <style:paragraph-properties loext:contextual-spacing="false" fo:margin-top="0cm" fo:margin-bottom="0.499cm"/>
    </style:style>
    <style:style style:name="P5" style:family="paragraph" style:parent-style-name="Footnote">
      <style:paragraph-properties loext:contextual-spacing="false" fo:margin-top="0cm" fo:margin-bottom="0.499cm" fo:line-height="100%"/>
    </style:style>
    <style:style style:name="P6" style:family="paragraph" style:parent-style-name="Table_20_Heading">
      <style:paragraph-properties loext:contextual-spacing="false" fo:margin-top="0cm" fo:margin-bottom="0.499cm" fo:line-height="200%" fo:text-align="center" style:justify-single-word="false"/>
      <style:text-properties fo:color="#000000" fo:background-color="#ffffff"/>
    </style:style>
    <style:style style:name="P7" style:family="paragraph" style:parent-style-name="Table_20_Heading">
      <style:paragraph-properties loext:contextual-spacing="false" fo:margin-top="0cm" fo:margin-bottom="0.499cm" fo:line-height="200%" fo:text-align="center" style:justify-single-word="false"/>
      <style:text-properties fo:color="#000000" fo:font-size="9pt" fo:background-color="#ffffff"/>
    </style:style>
    <style:style style:name="P8" style:family="paragraph" style:parent-style-name="Table_20_Contents">
      <style:paragraph-properties loext:contextual-spacing="false" fo:margin-top="0cm" fo:margin-bottom="0.499cm" fo:line-height="200%" fo:text-align="center" style:justify-single-word="false"/>
      <style:text-properties fo:font-variant="normal" fo:text-transform="none" fo:color="#000000" fo:font-size="9pt" fo:font-style="normal" fo:font-weight="normal" fo:background-color="#ffffff"/>
    </style:style>
    <style:style style:name="P9" style:family="paragraph" style:parent-style-name="Table_20_Contents">
      <style:paragraph-properties loext:contextual-spacing="false" fo:margin-top="0cm" fo:margin-bottom="0.499cm" fo:line-height="200%" fo:text-align="center" style:justify-single-word="false"/>
      <style:text-properties fo:font-variant="normal" fo:text-transform="none" fo:color="#000000" fo:font-size="11pt" fo:font-style="normal" fo:font-weight="bold" fo:background-color="#ffffff"/>
    </style:style>
    <style:style style:name="P10" style:family="paragraph" style:parent-style-name="Table_20_Contents">
      <style:paragraph-properties loext:contextual-spacing="false" fo:margin-top="0cm" fo:margin-bottom="0.499cm" fo:line-height="200%" fo:text-align="center" style:justify-single-word="false"/>
      <style:text-properties fo:color="#000000" fo:font-size="11pt" fo:background-color="#ffffff"/>
    </style:style>
    <style:style style:name="P11" style:family="paragraph" style:parent-style-name="Table_20_Contents">
      <style:paragraph-properties loext:contextual-spacing="false" fo:margin-top="0cm" fo:margin-bottom="0.499cm" fo:line-height="200%" fo:text-align="center" style:justify-single-word="false"/>
      <style:text-properties fo:color="#000000" fo:font-size="11pt" fo:font-weight="bold" fo:background-color="#ffffff"/>
    </style:style>
    <style:style style:name="P12" style:family="paragraph" style:parent-style-name="Table_20_Contents">
      <style:paragraph-properties loext:contextual-spacing="false" fo:margin-top="0cm" fo:margin-bottom="0.499cm" fo:line-height="200%" fo:text-align="center" style:justify-single-word="false"/>
      <style:text-properties fo:color="#000000" fo:background-color="#ffffff"/>
    </style:style>
    <style:style style:name="P13" style:family="paragraph" style:parent-style-name="Table_20_Contents">
      <style:paragraph-properties loext:contextual-spacing="false" fo:margin-top="0cm" fo:margin-bottom="0.499cm" fo:line-height="200%" fo:text-align="center" style:justify-single-word="false"/>
      <style:text-properties fo:color="#000000" fo:font-size="13pt" fo:font-weight="bold" fo:background-color="#ffffff" style:font-size-asian="13pt" style:font-weight-asian="bold" style:font-size-complex="13pt" style:font-weight-complex="bold"/>
    </style:style>
    <style:style style:name="P14" style:family="paragraph" style:parent-style-name="Footnote">
      <style:paragraph-properties fo:line-height="100%"/>
    </style:style>
    <style:style style:name="P15" style:family="paragraph" style:parent-style-name="Standard_20__28_user_29_">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16" style:family="paragraph" style:parent-style-name="Standard_20__28_user_29_">
      <style:paragraph-properties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17" style:family="paragraph" style:parent-style-name="Standard_20__28_user_29_">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18" style:family="paragraph" style:parent-style-name="Standard_20__28_user_29_">
      <style:paragraph-properties fo:line-height="200%" fo:text-align="justify" style:justify-single-word="false"/>
      <style:text-properties fo:color="#000000" fo:font-size="14pt" fo:font-weight="bold" fo:background-color="#ffffff" style:font-name-asian="ClassicEFN" style:font-size-asian="14pt" style:font-weight-asian="bold" style:font-name-complex="ClassicEFN" style:font-size-complex="14pt" style:font-weight-complex="bold"/>
    </style:style>
    <style:style style:name="P19" style:family="paragraph" style:parent-style-name="Standard_20__28_user_29_">
      <style:paragraph-properties fo:line-height="200%" fo:text-align="justify" style:justify-single-word="false"/>
      <style:text-properties fo:color="#000000" fo:font-size="14pt" fo:font-weight="normal" fo:background-color="#ffffff" style:font-size-asian="14pt" style:font-weight-asian="normal" style:font-size-complex="14pt" style:font-weight-complex="normal"/>
    </style:style>
    <style:style style:name="P20" style:family="paragraph" style:parent-style-name="Standard_20__28_user_29_">
      <style:paragraph-properties fo:line-height="200%" fo:text-align="justify" style:justify-single-word="false"/>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P21" style:family="paragraph" style:parent-style-name="Standard_20__28_user_29_">
      <style:paragraph-properties fo:line-height="200%" fo:text-align="justify" style:justify-single-word="false"/>
      <style:text-properties fo:color="#000000" fo:font-size="14pt" fo:background-color="#ffffff" style:font-size-asian="14pt" style:font-size-complex="14pt"/>
    </style:style>
    <style:style style:name="P22" style:family="paragraph" style:parent-style-name="Standard_20__28_user_29_">
      <style:paragraph-properties fo:line-height="200%" fo:text-align="justify" style:justify-single-word="false"/>
      <style:text-properties fo:color="#000000" fo:font-size="14pt" fo:background-color="#ffffff" style:font-size-asian="14pt" style:font-size-complex="14pt" style:font-weight-complex="bold"/>
    </style:style>
    <style:style style:name="P23"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24"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25"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26"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27"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28"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29" style:family="paragraph" style:parent-style-name="Standard_20__28_user_29_">
      <style:paragraph-properties fo:line-height="200%" fo:text-align="justify" style:justify-single-word="false"/>
      <style:text-properties fo:color="#000000" style:font-name="Times New Roman" fo:font-size="14pt" fo:background-color="#ffffff" style:font-size-asian="14pt" style:font-name-complex="Times New Roman" style:font-size-complex="14pt"/>
    </style:style>
    <style:style style:name="P30" style:family="paragraph" style:parent-style-name="Standard_20__28_user_29_">
      <style:paragraph-properties fo:line-height="200%" fo:text-align="justify" style:justify-single-word="false"/>
      <style:text-properties fo:color="#000000" fo:background-color="#ffffff"/>
    </style:style>
    <style:style style:name="P31" style:family="paragraph" style:parent-style-name="Standard_20__28_user_29_">
      <style:paragraph-properties fo:line-height="200%" fo:text-align="justify" style:justify-single-word="false"/>
    </style:style>
    <style:style style:name="P32" style:family="paragraph" style:parent-style-name="Standard_20__28_user_29_">
      <style:paragraph-properties loext:contextual-spacing="false" fo:margin-top="0cm" fo:margin-bottom="0.042cm" fo:line-height="200%" fo:text-align="justify" style:justify-single-word="false"/>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P33" style:family="paragraph" style:parent-style-name="Standard_20__28_user_29_">
      <style:paragraph-properties loext:contextual-spacing="false" fo:margin-top="0cm" fo:margin-bottom="0.042cm" fo:line-height="200%" fo:text-align="justify" style:justify-single-word="false"/>
      <style:text-properties fo:color="#000000" fo:font-size="15pt" style:text-underline-style="none" fo:font-weight="bold" fo:background-color="#ffffff" style:font-name-asian="ClassicEFN" style:font-size-asian="15pt" style:font-weight-asian="bold" style:font-name-complex="ClassicEFN" style:font-size-complex="15pt" style:font-weight-complex="bold"/>
    </style:style>
    <style:style style:name="P34"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size-asian="14pt" style:font-weight-asian="bold" style:font-name-complex="Arial" style:font-size-complex="14pt" style:font-weight-complex="bold"/>
    </style:style>
    <style:style style:name="P35"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lassicEFN" style:font-size-asian="14pt" style:font-weight-asian="bold" style:font-name-complex="ClassicEFN" style:font-size-complex="14pt" style:font-weight-complex="bold"/>
    </style:style>
    <style:style style:name="P36"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size-asian="14pt" style:font-weight-asian="normal" style:font-name-complex="Arial" style:font-size-complex="14pt" style:font-weight-complex="normal"/>
    </style:style>
    <style:style style:name="P37"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name-asian="Calibri" style:font-size-asian="14pt" style:font-weight-asian="normal" style:font-name-complex="Arial" style:font-size-complex="14pt" style:font-weight-complex="normal"/>
    </style:style>
    <style:style style:name="P38"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name-asian="ClassicEFN" style:font-size-asian="14pt" style:font-weight-asian="normal" style:font-name-complex="ClassicEFN" style:font-size-complex="14pt" style:font-weight-complex="normal"/>
    </style:style>
    <style:style style:name="P39"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40"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41"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42"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normal" fo:background-color="#ffffff" style:font-size-asian="14pt" style:font-weight-asian="normal" style:font-size-complex="14pt" style:font-weight-complex="normal"/>
    </style:style>
    <style:style style:name="P43" style:family="paragraph" style:parent-style-name="Standard_20__28_user_29_">
      <style:paragraph-properties loext:contextual-spacing="false" fo:margin-top="0cm" fo:margin-bottom="0.042cm" fo:line-height="200%" fo:text-align="justify" style:justify-single-word="false"/>
      <style:text-properties fo:color="#000000" fo:font-size="14pt" fo:background-color="#ffffff" style:font-size-asian="14pt" style:font-size-complex="14pt"/>
    </style:style>
    <style:style style:name="P44"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45"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bold"/>
    </style:style>
    <style:style style:name="P46"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alibri" style:font-size-asian="14pt" style:font-weight-asian="normal" style:font-name-complex="Times New Roman" style:font-size-complex="14pt" style:font-weight-complex="normal"/>
    </style:style>
    <style:style style:name="P47"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alibri" style:font-size-asian="14pt" style:font-weight-asian="bold" style:font-name-complex="Times New Roman" style:font-size-complex="14pt" style:font-weight-complex="bold"/>
    </style:style>
    <style:style style:name="P48"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Times New Roman1" style:font-size-asian="14pt" style:font-weight-asian="bold" style:font-name-complex="Times New Roman" style:font-size-complex="14pt" style:font-weight-complex="bold"/>
    </style:style>
    <style:style style:name="P49"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50"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51"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52"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bold"/>
    </style:style>
    <style:style style:name="P53"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54"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55"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56"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ClassicEFN" style:font-size-complex="14pt" style:font-weight-complex="bold"/>
    </style:style>
    <style:style style:name="P57"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58"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P59"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bold" fo:background-color="#ffffff" style:font-name-asian="Times New Roman1" style:font-size-asian="14pt" style:font-style-asian="normal" style:font-weight-asian="bold" style:font-name-complex="Times New Roman" style:font-size-complex="14pt" style:font-style-complex="normal" style:font-weight-complex="bold"/>
    </style:style>
    <style:style style:name="P60" style:family="paragraph" style:parent-style-name="Standard_20__28_user_29_">
      <style:paragraph-properties loext:contextual-spacing="false" fo:margin-top="0cm" fo:margin-bottom="0.042cm" fo:line-height="200%" fo:text-align="justify" style:justify-single-word="false"/>
      <style:text-properties fo:color="#000000" fo:background-color="#ffffff"/>
    </style:style>
    <style:style style:name="P61" style:family="paragraph" style:parent-style-name="Standard_20__28_user_29_">
      <style:paragraph-properties loext:contextual-spacing="false" fo:margin-top="0cm" fo:margin-bottom="0.042cm" fo:line-height="200%" fo:text-align="justify" style:justify-single-word="false"/>
    </style:style>
    <style:style style:name="P62"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weight-complex="normal"/>
    </style:style>
    <style:style style:name="P63"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P64"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bold" fo:background-color="#ffffff" style:font-name-asian="ClassicEFN" style:font-size-asian="14pt" style:font-style-asian="normal" style:font-weight-asian="bold" style:font-name-complex="Times New Roman" style:font-size-complex="14pt" style:font-weight-complex="bold"/>
    </style:style>
    <style:style style:name="P65"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5pt" fo:letter-spacing="normal" fo:font-style="normal" style:text-underline-style="none" fo:font-weight="normal" fo:background-color="#ffffff" style:font-name-asian="ClassicEFN" style:font-size-asian="15pt" style:font-style-asian="normal" style:font-weight-asian="normal" style:font-name-complex="Times New Roman" style:font-size-complex="15pt" style:font-weight-complex="normal"/>
    </style:style>
    <style:style style:name="P66"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5pt" fo:letter-spacing="normal" fo:font-style="normal" style:text-underline-style="none" fo:font-weight="bold" fo:background-color="#ffffff" style:font-name-asian="ClassicEFN" style:font-size-asian="15pt" style:font-style-asian="normal" style:font-weight-asian="bold" style:font-name-complex="Times New Roman" style:font-size-complex="15pt" style:font-weight-complex="bold"/>
    </style:style>
    <style:style style:name="P67"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text-line-through-style="none" style:font-name="Times New Roman" fo:font-size="14pt" fo:letter-spacing="normal" fo:font-style="normal" style:text-underline-style="none" fo:font-weight="bold" fo:background-color="#ffffff" style:font-name-asian="Courier" style:font-size-asian="14pt" style:font-style-asian="normal" style:font-weight-asian="bold" style:font-name-complex="Times New Roman" style:font-size-complex="14pt" style:font-style-complex="normal" style:font-weight-complex="bold"/>
    </style:style>
    <style:style style:name="P68"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text-line-through-style="none"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69" style:family="paragraph" style:parent-style-name="Text_20_body">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P70" style:family="paragraph" style:parent-style-name="Text_20_body">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bold" fo:background-color="#ffffff" style:font-name-asian="Times New Roman1" style:font-size-asian="14pt" style:font-style-asian="normal" style:font-weight-asian="bold" style:font-name-complex="Times New Roman" style:font-size-complex="14pt" style:font-weight-complex="bold"/>
    </style:style>
    <style:style style:name="P71" style:family="paragraph" style:parent-style-name="Text_20_body">
      <style:paragraph-properties loext:contextual-spacing="false" fo:margin-top="0cm" fo:margin-bottom="0.042cm" fo:line-height="200%" fo:text-align="justify" style:justify-single-word="false"/>
      <style:text-properties fo:color="#000000" fo:background-color="#ffffff"/>
    </style:style>
    <style:style style:name="P72"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73"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alibri" style:font-size-asian="14pt" style:font-weight-asian="normal" style:font-name-complex="Times New Roman" style:font-size-complex="14pt" style:font-weight-complex="normal"/>
    </style:style>
    <style:style style:name="P74"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ourier" style:font-size-asian="14pt" style:font-weight-asian="normal" style:font-name-complex="Times New Roman" style:font-size-complex="14pt" style:font-weight-complex="normal"/>
    </style:style>
    <style:style style:name="P75"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76"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77"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78"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79" style:family="paragraph" style:parent-style-name="Standard">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ourier" style:font-size-asian="14pt" style:font-weight-asian="bold" style:font-name-complex="Courier" style:font-size-complex="14pt" style:font-weight-complex="bold"/>
    </style:style>
    <style:style style:name="P80" style:family="paragraph" style:parent-style-name="Standard">
      <style:paragraph-properties loext:contextual-spacing="false" fo:margin-top="0cm" fo:margin-bottom="0.042cm" fo:line-height="200%" fo:text-align="justify" style:justify-single-word="false"/>
      <style:text-properties fo:color="#000000" fo:background-color="#ffffff"/>
    </style:style>
    <style:style style:name="P81" style:family="paragraph" style:parent-style-name="Standard">
      <style:paragraph-properties loext:contextual-spacing="false" fo:margin-top="0cm" fo:margin-bottom="0.042cm" fo:line-height="200%" fo:text-align="justify" style:justify-single-word="false"/>
    </style:style>
    <style:style style:name="P82" style:family="paragraph" style:parent-style-name="Standard">
      <style:paragraph-properties loext:contextual-spacing="false" fo:margin-top="0cm" fo:margin-bottom="0.042cm" fo:line-height="200%" fo:text-align="justify" style:justify-single-word="false" style:text-autospace="none"/>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83" style:family="paragraph" style:parent-style-name="Standard">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P84"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P85"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normal" fo:background-color="#ffffff" style:font-name-asian="Courier" style:font-size-asian="14pt" style:font-weight-asian="normal" style:font-name-complex="Times New Roman" style:font-size-complex="14pt" style:font-weight-complex="normal"/>
    </style:style>
    <style:style style:name="P86"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87" style:family="paragraph" style:parent-style-name="Standard_20__28_user_29_">
      <style:paragraph-properties loext:contextual-spacing="false" fo:margin-top="0cm" fo:margin-bottom="0.353cm" fo:line-height="200%" fo:text-align="justify" style:justify-single-word="false"/>
      <style:text-properties fo:color="#000000" fo:font-size="14pt" fo:background-color="#ffffff" style:font-size-asian="14pt" style:font-size-complex="14pt"/>
    </style:style>
    <style:style style:name="P88"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89"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90"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Times New Roman" style:font-size-asian="14pt" style:font-weight-asian="normal" style:font-name-complex="Times New Roman" style:font-size-complex="14pt" style:font-weight-complex="normal"/>
    </style:style>
    <style:style style:name="P91"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92"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93"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94"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95" style:family="paragraph" style:parent-style-name="Standard_20__28_user_29_">
      <style:paragraph-properties loext:contextual-spacing="false" fo:margin-top="0cm" fo:margin-bottom="0.353cm" fo:line-height="200%" fo:text-align="justify" style:justify-single-word="false"/>
      <style:text-properties fo:color="#000000" fo:background-color="#ffffff"/>
    </style:style>
    <style:style style:name="P96" style:family="paragraph" style:parent-style-name="Standard_20__28_user_29_">
      <style:paragraph-properties loext:contextual-spacing="false" fo:margin-top="0cm" fo:margin-bottom="0.353cm" fo:line-height="200%" fo:text-align="justify" style:justify-single-word="false"/>
    </style:style>
    <style:style style:name="P97"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alibri" style:font-size-asian="14pt" style:font-weight-asian="bold" style:font-name-complex="Times New Roman" style:font-size-complex="14pt" style:font-weight-complex="bold"/>
    </style:style>
    <style:style style:name="P98"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99"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100"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101"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102"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103"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letter-spacing="normal" fo:font-weight="normal" fo:background-color="#ffffff" style:font-name-asian="ClassicEFN" style:font-size-asian="14pt" style:font-weight-asian="normal" style:font-name-complex="Times New Roman" style:font-size-complex="14pt" style:font-weight-complex="normal"/>
    </style:style>
    <style:style style:name="P104" style:family="paragraph" style:parent-style-name="Standard">
      <style:paragraph-properties loext:contextual-spacing="false" fo:margin-top="0cm" fo:margin-bottom="0.353cm" fo:line-height="200%" fo:text-align="justify" style:justify-single-word="false"/>
      <style:text-properties fo:color="#000000" style:font-name="Times New Roman" fo:font-size="18pt" fo:font-weight="bold" fo:background-color="#ffffff" style:font-name-asian="ClassicEFN" style:font-size-asian="18pt" style:font-weight-asian="bold" style:font-name-complex="Times New Roman" style:font-size-complex="18pt" style:font-weight-complex="bold"/>
    </style:style>
    <style:style style:name="P105" style:family="paragraph" style:parent-style-name="Standard">
      <style:paragraph-properties loext:contextual-spacing="false" fo:margin-top="0cm" fo:margin-bottom="0.353cm" fo:line-height="200%" fo:text-align="justify" style:justify-single-word="false"/>
      <style:text-properties fo:color="#000000" fo:background-color="#ffffff"/>
    </style:style>
    <style:style style:name="P106" style:family="paragraph" style:parent-style-name="Standard">
      <style:paragraph-properties loext:contextual-spacing="false" fo:margin-top="0cm" fo:margin-bottom="0.353cm" fo:line-height="200%" fo:text-align="justify" style:justify-single-word="false"/>
    </style:style>
    <style:style style:name="P107" style:family="paragraph" style:parent-style-name="Standard">
      <style:paragraph-properties fo:line-height="200%" fo:text-align="justify" style:justify-single-word="false"/>
      <style:text-properties fo:font-variant="normal" fo:text-transform="none" fo:color="#000000" style:font-name="Times New Roman" fo:font-size="14pt" fo:letter-spacing="normal" fo:font-style="normal" fo:font-weight="normal" fo:background-color="#ffffff" style:font-name-asian="ClassicEFN" style:font-size-asian="14pt" style:font-style-asian="normal" style:font-weight-asian="normal" style:font-name-complex="sans-serif" style:font-size-complex="14pt"/>
    </style:style>
    <style:style style:name="P108" style:family="paragraph" style:parent-style-name="Standard">
      <style:paragraph-properties fo:line-height="200%" fo:text-align="justify" style:justify-single-word="false"/>
      <style:text-properties fo:color="#000000" style:font-name="Times New Roman" fo:font-size="14pt" fo:letter-spacing="normal" fo:font-style="normal" fo:font-weight="normal" fo:background-color="#ffffff" style:font-name-asian="ClassicEFN" style:font-size-asian="14pt" style:font-style-asian="normal" style:font-weight-asian="normal" style:font-name-complex="ClassicEFN" style:font-size-complex="14pt" style:font-style-complex="normal" style:font-weight-complex="normal"/>
    </style:style>
    <style:style style:name="P109" style:family="paragraph" style:parent-style-name="Standard">
      <style:paragraph-properties fo:line-height="200%" fo:text-align="justify" style:justify-single-word="false"/>
      <style:text-properties fo:color="#000000" style:font-name="Times New Roman" fo:font-size="14pt" fo:letter-spacing="normal" fo:font-style="normal" fo:font-weight="normal" fo:background-color="#ffffff" style:font-size-asian="14pt" style:font-style-asian="normal" style:font-weight-asian="normal" style:font-size-complex="14pt" style:font-style-complex="normal" style:font-weight-complex="normal"/>
    </style:style>
    <style:style style:name="P110" style:family="paragraph" style:parent-style-name="Standard">
      <style:paragraph-properties fo:line-height="200%" fo:text-align="justify" style:justify-single-word="false"/>
      <style:text-properties fo:color="#000000" style:font-name="Times New Roman" fo:font-size="14pt" fo:letter-spacing="normal" fo:font-style="normal" style:text-underline-style="none" fo:font-weight="normal" fo:background-color="#ffffff" style:font-size-asian="14pt" style:font-style-asian="normal" style:font-weight-asian="normal" style:font-size-complex="14pt" style:font-style-complex="normal" style:font-weight-complex="normal"/>
    </style:style>
    <style:style style:name="P111" style:family="paragraph" style:parent-style-name="Standard">
      <style:paragraph-properties fo:line-height="200%" fo:text-align="justify" style:justify-single-word="false"/>
      <style:text-properties fo:color="#000000" style:font-name="Times New Roman" fo:font-size="14pt" fo:letter-spacing="normal" fo:font-style="normal" style:text-underline-style="none" fo:font-weight="bold" fo:background-color="#ffffff" style:font-name-asian="ClassicEFN" style:font-size-asian="14pt" style:font-style-asian="normal" style:font-weight-asian="bold" style:font-name-complex="ClassicEFN" style:font-size-complex="14pt" style:font-style-complex="normal" style:font-weight-complex="bold"/>
    </style:style>
    <style:style style:name="P112" style:family="paragraph" style:parent-style-name="Standard">
      <style:paragraph-properties fo:line-height="200%" fo:text-align="justify" style:justify-single-word="false"/>
      <style:text-properties fo:color="#000000" style:font-name="Times New Roman" fo:font-size="14pt" fo:letter-spacing="normal" fo:font-weight="bold" fo:background-color="#ffffff" style:font-size-asian="14pt" style:font-weight-asian="bold" style:font-size-complex="14pt" style:font-weight-complex="bold"/>
    </style:style>
    <style:style style:name="P113" style:family="paragraph" style:parent-style-name="Standard">
      <style:paragraph-properties fo:line-height="200%" fo:text-align="justify" style:justify-single-word="false"/>
      <style:text-properties fo:color="#000000" style:font-name="Times New Roman" fo:font-size="14pt" fo:letter-spacing="normal" fo:font-weight="bold" fo:background-color="#ffffff" style:font-name-asian="ClassicEFN" style:font-size-asian="14pt" style:font-weight-asian="bold" style:font-name-complex="Times New Roman" style:font-size-complex="14pt" style:font-weight-complex="bold"/>
    </style:style>
    <style:style style:name="P114" style:family="paragraph" style:parent-style-name="Standard">
      <style:paragraph-properties fo:line-height="200%" fo:text-align="justify" style:justify-single-word="false"/>
      <style:text-properties fo:color="#000000" style:font-name="Times New Roman" fo:font-size="14pt" fo:letter-spacing="normal" fo:background-color="#ffffff" style:font-size-asian="14pt" style:font-size-complex="14pt"/>
    </style:style>
    <style:style style:name="P115" style:family="paragraph" style:parent-style-name="Standard">
      <style:paragraph-properties fo:line-height="200%" fo:text-align="justify" style:justify-single-word="false"/>
      <style:text-properties fo:color="#000000" style:font-name="Times New Roman" fo:font-size="14pt" fo:letter-spacing="normal" fo:background-color="#ffffff" style:font-name-asian="ClassicEFN" style:font-size-asian="14pt" style:font-name-complex="ClassicEFN" style:font-size-complex="14pt"/>
    </style:style>
    <style:style style:name="P116" style:family="paragraph" style:parent-style-name="Standard">
      <style:paragraph-properties fo:line-height="200%" fo:text-align="justify" style:justify-single-word="false"/>
      <style:text-properties fo:color="#000000" style:font-name="Times New Roman" fo:font-size="14pt" fo:letter-spacing="normal" fo:background-color="#ffffff" style:font-name-asian="ClassicEFN" style:font-size-asian="14pt" style:font-name-complex="Times New Roman" style:font-size-complex="14pt"/>
    </style:style>
    <style:style style:name="P117" style:family="paragraph" style:parent-style-name="Standard">
      <style:paragraph-properties fo:line-height="200%" fo:text-align="justify" style:justify-single-word="false"/>
      <style:text-properties fo:color="#000000" style:font-name="Times New Roman" fo:font-size="14pt" fo:font-style="normal" fo:font-weight="normal" fo:background-color="#ffffff" style:font-name-asian="ClassicEFN" style:font-size-asian="14pt" style:font-style-asian="normal" style:font-weight-asian="normal" style:font-name-complex="ClassicEFN" style:font-size-complex="14pt" style:font-style-complex="normal" style:font-weight-complex="normal"/>
    </style:style>
    <style:style style:name="P118" style:family="paragraph" style:parent-style-name="Standard">
      <style:paragraph-properties fo:line-height="200%" fo:text-align="justify" style:justify-single-word="false"/>
      <style:text-properties fo:color="#000000" style:font-name="Times New Roman" fo:font-size="14pt" fo:font-style="normal" fo:font-weight="normal" fo:background-color="#ffffff" style:font-size-asian="14pt" style:font-style-asian="normal" style:font-weight-asian="normal" style:font-size-complex="14pt" style:font-style-complex="normal" style:font-weight-complex="normal"/>
    </style:style>
    <style:style style:name="P119" style:family="paragraph" style:parent-style-name="Standard">
      <style:paragraph-properties fo:line-height="200%" fo:text-align="justify" style:justify-single-word="false"/>
      <style:text-properties fo:color="#000000" style:font-name="Times New Roman" fo:font-size="14pt" fo:font-style="normal" fo:background-color="#ffffff" style:font-name-asian="ClassicEFN" style:font-size-asian="14pt" style:font-style-asian="normal" style:font-name-complex="ClassicEFN" style:font-size-complex="14pt" style:font-style-complex="normal"/>
    </style:style>
    <style:style style:name="P120" style:family="paragraph" style:parent-style-name="Standard">
      <style:paragraph-properties fo:line-height="200%" fo:text-align="justify" style:justify-single-word="false"/>
      <style:text-properties fo:color="#000000" style:font-name="Times New Roman" fo:font-size="14pt" fo:font-style="normal" fo:background-color="#ffffff" style:font-name-asian="ClassicEFN" style:font-size-asian="14pt" style:font-style-asian="normal" style:font-name-complex="Times New Roman" style:font-size-complex="14pt" style:font-style-complex="normal"/>
    </style:style>
    <style:style style:name="P121" style:family="paragraph" style:parent-style-name="Standard">
      <style:paragraph-properties fo:line-height="200%" fo:text-align="justify" style:justify-single-word="false"/>
      <style:text-properties fo:color="#000000" style:font-name="Times New Roman" fo:font-size="14pt" fo:font-style="normal" fo:background-color="#ffffff" style:font-size-asian="14pt" style:font-style-asian="normal" style:font-name-complex="Times New Roman" style:font-size-complex="14pt" style:font-style-complex="normal"/>
    </style:style>
    <style:style style:name="P122" style:family="paragraph" style:parent-style-name="Standard">
      <style:paragraph-properties fo:line-height="200%" fo:text-align="justify" style:justify-single-word="false"/>
      <style:text-properties fo:color="#000000" style:font-name="Times New Roman" fo:font-size="14pt" fo:font-style="normal" style:text-underline-style="none" fo:background-color="#ffffff" style:font-name-asian="ClassicEFN" style:font-size-asian="14pt" style:font-style-asian="normal" style:font-name-complex="Times New Roman" style:font-size-complex="14pt" style:font-style-complex="normal"/>
    </style:style>
    <style:style style:name="P123" style:family="paragraph" style:parent-style-name="Standard">
      <style:paragraph-properties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ClassicEFN" style:font-size-complex="14pt" style:font-weight-complex="normal"/>
    </style:style>
    <style:style style:name="P124" style:family="paragraph" style:parent-style-name="Standard">
      <style:paragraph-properties fo:line-height="200%"/>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125" style:family="paragraph" style:parent-style-name="Standard">
      <style:paragraph-properties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126" style:family="paragraph" style:parent-style-name="Standard">
      <style:paragraph-properties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127" style:family="paragraph" style:parent-style-name="Standard">
      <style:paragraph-properties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128" style:family="paragraph" style:parent-style-name="Standard">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ClassicEFN" style:font-size-complex="14pt" style:font-weight-complex="bold"/>
    </style:style>
    <style:style style:name="P129" style:family="paragraph" style:parent-style-name="Standard">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130" style:family="paragraph" style:parent-style-name="Standard">
      <style:paragraph-properties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131" style:family="paragraph" style:parent-style-name="Standard">
      <style:paragraph-properties fo:line-height="200%"/>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132" style:family="paragraph" style:parent-style-name="Standard">
      <style:paragraph-properties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133" style:family="paragraph" style:parent-style-name="Standard">
      <style:paragraph-properties fo:line-height="200%" fo:text-align="justify" style:justify-single-word="false"/>
      <style:text-properties fo:color="#000000" style:font-name="Times New Roman" fo:font-size="14pt" fo:font-weight="bold" fo:background-color="#ffffff" style:font-size-asian="14pt" style:font-weight-asian="bold" style:font-name-complex="Arial" style:font-size-complex="14pt"/>
    </style:style>
    <style:style style:name="P134" style:family="paragraph" style:parent-style-name="Standard">
      <style:paragraph-properties fo:line-height="200%" fo:text-align="justify" style:justify-single-word="false"/>
      <style:text-properties fo:color="#000000" style:font-name="Times New Roman" fo:font-size="14pt" fo:font-weight="bold" fo:background-color="#ffffff" style:font-name-asian="Calibri" style:font-size-asian="14pt" style:font-weight-asian="bold" style:font-name-complex="Times New Roman" style:font-size-complex="14pt" style:font-weight-complex="bold"/>
    </style:style>
    <style:style style:name="P135" style:family="paragraph" style:parent-style-name="Standard">
      <style:paragraph-properties fo:line-height="200%" fo:text-align="justify" style:justify-single-word="false"/>
      <style:text-properties fo:color="#000000" style:font-name="Times New Roman" fo:font-size="14pt" fo:background-color="#ffffff" style:font-name-asian="ClassicEFN" style:font-size-asian="14pt" style:font-name-complex="ClassicEFN" style:font-size-complex="14pt"/>
    </style:style>
    <style:style style:name="P136" style:family="paragraph" style:parent-style-name="Standard">
      <style:paragraph-properties fo:line-height="200%"/>
      <style:text-properties fo:color="#000000" style:font-name="Times New Roman" fo:font-size="14pt" fo:background-color="#ffffff" style:font-name-asian="ClassicEFN" style:font-size-asian="14pt" style:font-name-complex="Times New Roman" style:font-size-complex="14pt"/>
    </style:style>
    <style:style style:name="P137" style:family="paragraph" style:parent-style-name="Standard">
      <style:paragraph-properties fo:line-height="200%" fo:text-align="justify" style:justify-single-word="false"/>
      <style:text-properties fo:color="#000000" style:font-name="Times New Roman" fo:font-size="14pt" fo:background-color="#ffffff" style:font-name-asian="ClassicEFN" style:font-size-asian="14pt" style:font-name-complex="Times New Roman" style:font-size-complex="14pt"/>
    </style:style>
    <style:style style:name="P138" style:family="paragraph" style:parent-style-name="Standard">
      <style:paragraph-properties fo:line-height="200%" fo:text-align="start" style:justify-single-word="false"/>
      <style:text-properties fo:color="#000000" style:font-name="Times New Roman" fo:font-size="14pt" fo:background-color="#ffffff" style:font-name-asian="ClassicEFN" style:font-size-asian="14pt" style:font-name-complex="Times New Roman" style:font-size-complex="14pt"/>
    </style:style>
    <style:style style:name="P139" style:family="paragraph" style:parent-style-name="Standard">
      <style:paragraph-properties fo:line-height="200%" fo:text-align="justify" style:justify-single-word="false"/>
      <style:text-properties fo:color="#000000" style:font-name="Times New Roman" fo:font-size="14pt" fo:background-color="#ffffff" style:font-size-asian="14pt" style:font-size-complex="14pt"/>
    </style:style>
    <style:style style:name="P140" style:family="paragraph" style:parent-style-name="Standard">
      <style:paragraph-properties fo:line-height="200%" fo:text-align="justify" style:justify-single-word="false" style:text-autospace="none"/>
      <style:text-properties fo:color="#000000" style:font-name="Times New Roman" fo:font-size="14pt" fo:background-color="#ffffff" style:font-size-asian="14pt" style:font-size-complex="14pt"/>
    </style:style>
    <style:style style:name="P141" style:family="paragraph" style:parent-style-name="Standard">
      <style:paragraph-properties fo:line-height="200%" fo:text-align="start" style:justify-single-word="false"/>
      <style:text-properties fo:color="#000000" style:font-name="Times New Roman" fo:font-size="14pt" fo:background-color="#ffffff" style:font-size-asian="14pt" style:font-size-complex="14pt"/>
    </style:style>
    <style:style style:name="P142" style:family="paragraph" style:parent-style-name="Standard">
      <style:paragraph-properties fo:line-height="200%"/>
      <style:text-properties fo:color="#000000" style:font-name="Times New Roman" fo:font-size="14pt" fo:background-color="#ffffff" style:font-size-asian="14pt" style:font-name-complex="Times New Roman" style:font-size-complex="14pt"/>
    </style:style>
    <style:style style:name="P143" style:family="paragraph" style:parent-style-name="Standard">
      <style:paragraph-properties fo:line-height="200%" fo:text-align="justify" style:justify-single-word="false"/>
      <style:text-properties fo:color="#000000" style:font-name="Times New Roman" fo:font-size="14pt" fo:background-color="#ffffff" style:font-size-asian="14pt" style:font-name-complex="Times New Roman" style:font-size-complex="14pt"/>
    </style:style>
    <style:style style:name="P144" style:family="paragraph" style:parent-style-name="Standard">
      <style:paragraph-properties fo:line-height="200%" fo:text-align="justify" style:justify-single-word="false"/>
      <style:text-properties fo:color="#000000" style:font-name="Times New Roman" fo:font-size="14pt" fo:background-color="#ffffff" style:font-name-asian="TimesNewRoman" style:font-size-asian="14pt" style:font-name-complex="TimesNewRoman" style:font-size-complex="14pt"/>
    </style:style>
    <style:style style:name="P145" style:family="paragraph" style:parent-style-name="Standard">
      <style:paragraph-properties fo:line-height="200%" fo:text-align="justify" style:justify-single-word="false"/>
      <style:text-properties fo:color="#000000" style:font-name="Times New Roman" fo:font-size="16pt" fo:letter-spacing="normal" fo:font-style="normal" fo:font-weight="bold" fo:background-color="#ffffff" style:font-size-asian="16pt" style:font-style-asian="normal" style:font-weight-asian="bold" style:font-size-complex="16pt" style:font-style-complex="normal" style:font-weight-complex="bold"/>
    </style:style>
    <style:style style:name="P146" style:family="paragraph" style:parent-style-name="Standard">
      <style:paragraph-properties fo:line-height="200%" fo:text-align="justify" style:justify-single-word="false"/>
      <style:text-properties fo:color="#000000" style:font-name="Times New Roman" fo:font-size="16pt" fo:letter-spacing="normal" fo:font-weight="bold" fo:background-color="#ffffff" style:font-size-asian="16pt" style:font-weight-asian="bold" style:font-size-complex="16pt" style:font-weight-complex="bold"/>
    </style:style>
    <style:style style:name="P147" style:family="paragraph" style:parent-style-name="Standard">
      <style:paragraph-properties fo:line-height="200%" fo:text-align="justify" style:justify-single-word="false"/>
      <style:text-properties fo:color="#000000" style:font-name="Times New Roman" fo:font-size="16pt" fo:font-weight="bold" fo:background-color="#ffffff" style:font-name-asian="ClassicEFN" style:font-size-asian="16pt" style:font-weight-asian="bold" style:font-name-complex="ClassicEFN" style:font-size-complex="16pt" style:font-weight-complex="bold"/>
    </style:style>
    <style:style style:name="P148" style:family="paragraph" style:parent-style-name="Standard">
      <style:paragraph-properties fo:line-height="200%" fo:text-align="justify" style:justify-single-word="false"/>
      <style:text-properties fo:color="#000000" style:font-name="Times New Roman" fo:font-size="16pt" fo:font-weight="bold" fo:background-color="#ffffff" style:font-size-asian="16pt" style:font-weight-asian="bold" style:font-name-complex="Times New Roman" style:font-size-complex="16pt" style:font-weight-complex="bold"/>
    </style:style>
    <style:style style:name="P149" style:family="paragraph" style:parent-style-name="Standard">
      <style:paragraph-properties fo:line-height="200%" fo:text-align="justify" style:justify-single-word="false"/>
      <style:text-properties fo:color="#000000" style:font-name="Times New Roman" fo:font-size="16pt" fo:font-weight="bold" fo:background-color="#ffffff" style:font-name-asian="TimesNewRoman" style:font-size-asian="16pt" style:font-weight-asian="bold" style:font-name-complex="TimesNewRoman" style:font-size-complex="16pt" style:font-weight-complex="bold"/>
    </style:style>
    <style:style style:name="P150" style:family="paragraph" style:parent-style-name="Standard">
      <style:paragraph-properties fo:line-height="200%" fo:text-align="justify" style:justify-single-word="false"/>
      <style:text-properties fo:color="#000000" style:font-name="Times New Roman" fo:font-size="16pt" fo:background-color="#ffffff" style:font-size-asian="16pt" style:font-size-complex="16pt"/>
    </style:style>
    <style:style style:name="P151" style:family="paragraph" style:parent-style-name="Standard">
      <style:paragraph-properties fo:line-height="200%" fo:text-align="justify" style:justify-single-word="false"/>
      <style:text-properties fo:color="#000000" style:font-name="Times New Roman" fo:font-size="18pt" fo:font-weight="bold" fo:background-color="#ffffff" style:font-name-asian="ClassicEFN" style:font-size-asian="18pt" style:font-weight-asian="bold" style:font-name-complex="ClassicEFN" style:font-size-complex="18pt" style:font-weight-complex="bold"/>
    </style:style>
    <style:style style:name="P152" style:family="paragraph" style:parent-style-name="Standard">
      <style:paragraph-properties fo:line-height="200%" fo:text-align="center" style:justify-single-word="false" style:text-autospace="none"/>
      <style:text-properties fo:color="#000000" style:font-name="Times New Roman" fo:font-size="12pt" fo:background-color="#ffffff" style:font-size-asian="12pt" style:font-size-complex="12pt"/>
    </style:style>
    <style:style style:name="P153" style:family="paragraph" style:parent-style-name="Standard">
      <style:paragraph-properties fo:line-height="200%" fo:text-align="center" style:justify-single-word="false" style:text-autospace="none"/>
      <style:text-properties fo:color="#000000" style:font-name="Times New Roman" fo:font-size="12pt" fo:font-weight="bold" fo:background-color="#ffffff" style:font-size-asian="12pt" style:font-weight-asian="bold" style:font-size-complex="12pt" style:font-weight-complex="bold"/>
    </style:style>
    <style:style style:name="P154" style:family="paragraph" style:parent-style-name="Standard">
      <style:paragraph-properties fo:line-height="200%" fo:text-align="justify" style:justify-single-word="false"/>
      <style:text-properties fo:color="#000000" style:font-name="Times New Roman" fo:font-size="20pt" fo:font-weight="bold" fo:background-color="#ffffff" style:font-name-asian="ClassicEFN" style:font-size-asian="20pt" style:font-weight-asian="bold" style:font-name-complex="ClassicEFN" style:font-size-complex="20pt" style:font-weight-complex="bold"/>
    </style:style>
    <style:style style:name="P155" style:family="paragraph" style:parent-style-name="Standard">
      <style:paragraph-properties fo:line-height="200%" fo:text-align="justify" style:justify-single-word="false"/>
      <style:text-properties fo:color="#000000" style:font-name="Times New Roman" fo:font-size="20pt" fo:font-weight="bold" fo:background-color="#ffffff" style:font-size-asian="20pt" style:font-weight-asian="bold" style:font-name-complex="Times New Roman" style:font-size-complex="20pt" style:font-weight-complex="bold"/>
    </style:style>
    <style:style style:name="P156" style:family="paragraph" style:parent-style-name="Standard">
      <style:paragraph-properties fo:line-height="200%"/>
      <style:text-properties fo:color="#000000" fo:font-size="14pt" fo:font-weight="bold" fo:background-color="#ffffff" style:font-size-asian="14pt" style:font-weight-asian="bold" style:font-size-complex="14pt" style:font-weight-complex="bold"/>
    </style:style>
    <style:style style:name="P157" style:family="paragraph" style:parent-style-name="Standard">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158" style:family="paragraph" style:parent-style-name="Standard">
      <style:paragraph-properties fo:line-height="200%" fo:text-align="center" style:justify-single-word="false"/>
      <style:text-properties fo:color="#000000" fo:font-size="14pt" fo:font-weight="bold" fo:background-color="#ffffff" style:font-size-asian="14pt" style:font-weight-asian="bold" style:font-size-complex="14pt" style:font-weight-complex="bold"/>
    </style:style>
    <style:style style:name="P159" style:family="paragraph" style:parent-style-name="Standard">
      <style:paragraph-properties fo:line-height="200%"/>
      <style:text-properties fo:color="#000000" fo:font-size="14pt" fo:font-weight="bold" fo:background-color="#ffffff" style:font-name-asian="Courier" style:font-size-asian="14pt" style:font-weight-asian="bold" style:font-name-complex="Courier" style:font-size-complex="14pt" style:font-weight-complex="bold"/>
    </style:style>
    <style:style style:name="P160" style:family="paragraph" style:parent-style-name="Standard">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161" style:family="paragraph" style:parent-style-name="Standard">
      <style:paragraph-properties fo:line-height="200%" fo:text-align="justify" style:justify-single-word="false"/>
      <style:text-properties fo:color="#000000" fo:font-size="14pt" fo:letter-spacing="normal" fo:background-color="#ffffff" style:font-size-asian="14pt" style:font-size-complex="14pt"/>
    </style:style>
    <style:style style:name="P162" style:family="paragraph" style:parent-style-name="Standard">
      <style:paragraph-properties fo:line-height="200%"/>
      <style:text-properties fo:color="#000000" fo:font-size="14pt" fo:background-color="#ffffff" style:font-size-asian="14pt" style:font-size-complex="14pt"/>
    </style:style>
    <style:style style:name="P163" style:family="paragraph" style:parent-style-name="Standard">
      <style:paragraph-properties fo:line-height="200%" fo:text-align="justify" style:justify-single-word="false"/>
      <style:text-properties fo:color="#000000" fo:font-size="14pt" fo:background-color="#ffffff" style:font-size-asian="14pt" style:font-size-complex="14pt"/>
    </style:style>
    <style:style style:name="P164" style:family="paragraph" style:parent-style-name="Standard">
      <style:paragraph-properties fo:line-height="200%" fo:text-align="justify" style:justify-single-word="false"/>
      <style:text-properties fo:color="#000000" fo:font-size="16pt" fo:font-weight="bold" fo:background-color="#ffffff" style:font-size-asian="16pt" style:font-weight-asian="bold" style:font-size-complex="16pt" style:font-weight-complex="bold"/>
    </style:style>
    <style:style style:name="P165" style:family="paragraph" style:parent-style-name="Standard">
      <style:paragraph-properties fo:line-height="200%"/>
      <style:text-properties fo:color="#000000" fo:background-color="#ffffff"/>
    </style:style>
    <style:style style:name="P166" style:family="paragraph" style:parent-style-name="Standard">
      <style:paragraph-properties fo:line-height="200%" fo:text-align="justify" style:justify-single-word="false"/>
      <style:text-properties fo:color="#000000" fo:background-color="#ffffff"/>
    </style:style>
    <style:style style:name="P167" style:family="paragraph" style:parent-style-name="Standard">
      <style:paragraph-properties fo:line-height="200%" fo:text-align="center" style:justify-single-word="false" style:text-autospace="none"/>
      <style:text-properties fo:color="#000000" fo:background-color="#ffffff"/>
    </style:style>
    <style:style style:name="P168" style:family="paragraph" style:parent-style-name="Standard">
      <style:paragraph-properties fo:line-height="200%" fo:text-align="start" style:justify-single-word="false"/>
      <style:text-properties fo:color="#000000" fo:background-color="#ffffff"/>
    </style:style>
    <style:style style:name="P169" style:family="paragraph" style:parent-style-name="Standard">
      <style:paragraph-properties fo:line-height="200%" fo:text-align="center" style:justify-single-word="false"/>
      <style:text-properties fo:color="#000000" fo:font-size="9pt" fo:background-color="#ffffff" style:font-size-asian="9pt" style:font-size-complex="9pt"/>
    </style:style>
    <style:style style:name="P170" style:family="paragraph" style:parent-style-name="Standard">
      <style:paragraph-properties fo:line-height="200%" fo:text-align="center" style:justify-single-word="false" style:text-autospace="none"/>
      <style:text-properties fo:color="#000000" fo:font-size="9pt" fo:background-color="#ffffff" style:font-size-asian="9pt" style:font-size-complex="9pt"/>
    </style:style>
    <style:style style:name="P171" style:family="paragraph" style:parent-style-name="Standard">
      <style:paragraph-properties fo:line-height="200%" fo:text-align="center" style:justify-single-word="false"/>
      <style:text-properties fo:color="#000000" fo:font-size="9pt" fo:font-weight="bold" fo:background-color="#ffffff" style:font-size-asian="9pt" style:font-weight-asian="bold" style:font-size-complex="9pt" style:font-weight-complex="bold"/>
    </style:style>
    <style:style style:name="P172" style:family="paragraph" style:parent-style-name="Standard">
      <style:paragraph-properties fo:line-height="200%" fo:text-align="center" style:justify-single-word="false" style:text-autospace="none"/>
      <style:text-properties fo:color="#000000" fo:font-size="9pt" fo:font-weight="bold" fo:background-color="#ffffff" style:font-size-asian="9pt" style:font-weight-asian="bold" style:font-size-complex="9pt" style:font-weight-complex="bold"/>
    </style:style>
    <style:style style:name="P173" style:family="paragraph" style:parent-style-name="Standard">
      <style:paragraph-properties fo:line-height="200%" fo:text-align="center" style:justify-single-word="false"/>
      <style:text-properties fo:color="#000000" fo:font-size="9pt" fo:font-weight="bold" fo:background-color="#ffffff" style:font-size-asian="9pt" style:font-weight-asian="bold" style:font-size-complex="9pt"/>
    </style:style>
    <style:style style:name="P174" style:family="paragraph" style:parent-style-name="Standard">
      <style:paragraph-properties fo:line-height="200%" fo:text-align="center" style:justify-single-word="false"/>
      <style:text-properties fo:color="#000000" fo:font-size="9pt" fo:font-style="italic" fo:background-color="#ffffff" style:font-size-asian="9pt" style:font-style-asian="italic" style:font-size-complex="9pt"/>
    </style:style>
    <style:style style:name="P175" style:family="paragraph" style:parent-style-name="Standard">
      <style:paragraph-properties fo:line-height="200%" fo:text-align="center" style:justify-single-word="false" style:text-autospace="none"/>
      <style:text-properties fo:color="#000000" fo:font-size="10.5pt" fo:background-color="#ffffff" style:font-size-asian="10.5pt" style:font-size-complex="10.5pt"/>
    </style:style>
    <style:style style:name="P176" style:family="paragraph" style:parent-style-name="Standard">
      <style:paragraph-properties fo:line-height="200%" fo:text-align="center" style:justify-single-word="false"/>
      <style:text-properties fo:color="#000000" fo:font-weight="bold" fo:background-color="#ffffff" style:font-weight-asian="bold" style:font-weight-complex="bold"/>
    </style:style>
    <style:style style:name="P177" style:family="paragraph" style:parent-style-name="Standard">
      <style:paragraph-properties fo:line-height="200%" fo:text-align="center" style:justify-single-word="false" style:text-autospace="none"/>
      <style:text-properties fo:color="#000000" fo:font-weight="bold" fo:background-color="#ffffff" style:font-weight-asian="bold" style:font-weight-complex="bold"/>
    </style:style>
    <style:style style:name="P178" style:family="paragraph" style:parent-style-name="Standard">
      <style:paragraph-properties fo:line-height="200%" fo:text-align="center" style:justify-single-word="false" style:text-autospace="none"/>
      <style:text-properties fo:color="#000000" style:text-outline="false" style:text-line-through-style="none" style:font-name="Times New Roman" fo:font-size="12pt" fo:font-style="normal" fo:text-shadow="none" style:text-underline-style="none" fo:font-weight="bold" fo:background-color="#ffffff"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179" style:family="paragraph" style:parent-style-name="Standard">
      <style:paragraph-properties fo:line-height="200%" fo:text-align="center" style:justify-single-word="false"/>
      <style:text-properties fo:color="#000000" fo:font-size="12pt" fo:font-weight="bold" fo:background-color="#ffffff" style:font-size-asian="12pt" style:font-weight-asian="bold" style:font-size-complex="12pt" style:font-weight-complex="bold"/>
    </style:style>
    <style:style style:name="P180" style:family="paragraph" style:parent-style-name="Standard">
      <style:paragraph-properties fo:line-height="200%" fo:text-align="center" style:justify-single-word="false"/>
      <style:text-properties fo:color="#000000" fo:font-size="13pt" fo:font-weight="bold" fo:background-color="#ffffff" style:font-size-asian="13pt" style:font-weight-asian="bold" style:font-size-complex="13pt"/>
    </style:style>
    <style:style style:name="P181" style:family="paragraph" style:parent-style-name="Standard">
      <style:paragraph-properties fo:line-height="200%" fo:text-align="center" style:justify-single-word="false"/>
      <style:text-properties fo:color="#000000" fo:font-weight="normal" fo:background-color="#ffffff" style:font-weight-asian="normal" style:font-weight-complex="normal"/>
    </style:style>
    <style:style style:name="P182" style:family="paragraph" style:parent-style-name="Standard">
      <style:paragraph-properties fo:line-height="200%" fo:text-align="center" style:justify-single-word="false"/>
      <style:text-properties fo:color="#000000" fo:font-size="15pt" fo:font-weight="bold" fo:background-color="#ffffff" style:font-size-asian="15pt" style:font-weight-asian="bold" style:font-size-complex="15pt" style:font-weight-complex="bold"/>
    </style:style>
    <style:style style:name="P183" style:family="paragraph" style:parent-style-name="Standard">
      <style:paragraph-properties fo:line-height="200%" fo:text-align="center" style:justify-single-word="false"/>
      <style:text-properties fo:color="#000000" fo:font-style="normal" fo:background-color="#ffffff" style:font-style-asian="normal" style:font-style-complex="normal"/>
    </style:style>
    <style:style style:name="P184" style:family="paragraph" style:parent-style-name="Standard">
      <style:paragraph-properties fo:line-height="200%" fo:text-align="center" style:justify-single-word="false"/>
      <style:text-properties fo:color="#000000" fo:font-style="normal" fo:font-weight="bold" fo:background-color="#ffffff" style:font-style-asian="normal" style:font-weight-asian="bold" style:font-style-complex="normal" style:font-weight-complex="bold"/>
    </style:style>
    <style:style style:name="P185" style:family="paragraph" style:parent-style-name="Standard">
      <style:paragraph-properties fo:line-height="200%"/>
    </style:style>
    <style:style style:name="P186" style:family="paragraph" style:parent-style-name="Standard">
      <style:paragraph-properties fo:line-height="200%" fo:text-align="justify" style:justify-single-word="false"/>
    </style:style>
    <style:style style:name="P187" style:family="paragraph" style:parent-style-name="Text_20_body">
      <style:paragraph-properties loext:contextual-spacing="false" fo:margin-top="0cm" fo:margin-bottom="0.042cm" fo:line-height="200%" fo:text-align="justify" style:justify-single-word="false"/>
      <style:text-properties fo:color="#000000" fo:background-color="#ffffff"/>
    </style:style>
    <style:style style:name="P188" style:family="paragraph" style:parent-style-name="Text_20_body">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P189" style:family="paragraph" style:parent-style-name="Text_20_body">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bold" fo:background-color="#ffffff" style:font-name-asian="Times New Roman1" style:font-size-asian="14pt" style:font-style-asian="normal" style:font-weight-asian="bold" style:font-name-complex="Times New Roman" style:font-size-complex="14pt" style:font-weight-complex="bold"/>
    </style:style>
    <style:style style:name="P190"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color="#000000" fo:font-weight="normal" fo:background-color="#ffffff" style:font-weight-asian="normal" style:font-weight-complex="normal"/>
    </style:style>
    <style:style style:name="P191"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font-variant="normal" fo:text-transform="none" fo:color="#000000" style:font-name="Times New Roman" fo:font-size="14pt" fo:letter-spacing="normal" fo:font-style="normal" fo:font-weight="normal" fo:background-color="#ffffff" style:font-size-asian="14pt" style:font-weight-asian="bold" style:font-name-complex="Arial" style:font-size-complex="14pt"/>
    </style:style>
    <style:style style:name="P192" style:family="paragraph" style:parent-style-name="Standard" style:master-page-name="MP0">
      <style:paragraph-properties fo:line-height="200%" fo:text-align="justify" style:justify-single-word="false" style:page-number="auto" fo:break-before="page"/>
      <style:text-properties fo:color="#000000" fo:font-size="16pt" fo:background-color="#ffffff" style:font-size-asian="16pt" style:font-size-complex="16pt"/>
    </style:style>
    <style:style style:name="P193" style:family="paragraph" style:parent-style-name="Standard">
      <style:paragraph-properties fo:line-height="200%" fo:text-align="justify" style:justify-single-word="false"/>
      <style:text-properties fo:color="#000000" style:font-name="Times New Roman" fo:font-size="14pt" fo:background-color="#ffffff" style:font-name-asian="ClassicEFN" style:font-size-asian="14pt" style:font-name-complex="ClassicEFN" style:font-size-complex="14pt"/>
    </style:style>
    <style:style style:name="P194" style:family="paragraph" style:parent-style-name="Standard">
      <style:paragraph-properties loext:contextual-spacing="false" fo:line-height="200%" fo:text-align="start" style:justify-single-word="false"/>
      <style:text-properties fo:color="#000000" style:font-name="Times New Roman" fo:font-size="14pt" fo:background-color="#ffffff" style:font-name-asian="ClassicEFN" style:font-size-asian="14pt" style:font-name-complex="ClassicEFN" style:font-size-complex="14pt"/>
    </style:style>
    <style:style style:name="P195" style:family="paragraph" style:parent-style-name="Standard">
      <style:paragraph-properties fo:line-height="200%"/>
      <style:text-properties fo:color="#000000" style:font-name="Times New Roman" fo:font-size="14pt" fo:background-color="#ffffff" style:font-name-asian="ClassicEFN" style:font-size-asian="14pt" style:font-name-complex="Times New Roman" style:font-size-complex="14pt"/>
    </style:style>
    <style:style style:name="P196" style:family="paragraph" style:parent-style-name="Standard">
      <style:paragraph-properties fo:line-height="200%" fo:text-align="justify" style:justify-single-word="false"/>
      <style:text-properties fo:color="#000000" style:font-name="Times New Roman" fo:font-size="14pt" fo:background-color="#ffffff" style:font-name-asian="ClassicEFN" style:font-size-asian="14pt" style:font-name-complex="Times New Roman" style:font-size-complex="14pt"/>
    </style:style>
    <style:style style:name="P197" style:family="paragraph" style:parent-style-name="Standard">
      <style:paragraph-properties fo:line-height="200%" fo:text-align="start" style:justify-single-word="false"/>
      <style:text-properties fo:color="#000000" style:font-name="Times New Roman" fo:font-size="14pt" fo:background-color="#ffffff" style:font-name-asian="ClassicEFN" style:font-size-asian="14pt" style:font-name-complex="Times New Roman" style:font-size-complex="14pt"/>
    </style:style>
    <style:style style:name="P198" style:family="paragraph" style:parent-style-name="Standard">
      <style:paragraph-properties fo:line-height="200%" fo:text-align="justify" style:justify-single-word="false"/>
      <style:text-properties fo:color="#000000" style:font-name="Times New Roman" fo:font-size="14pt" fo:background-color="#ffffff" style:font-size-asian="14pt" style:font-size-complex="14pt"/>
    </style:style>
    <style:style style:name="P199" style:family="paragraph" style:parent-style-name="Standard">
      <style:paragraph-properties fo:line-height="200%" fo:text-align="justify" style:justify-single-word="false" style:text-autospace="none"/>
      <style:text-properties fo:color="#000000" style:font-name="Times New Roman" fo:font-size="14pt" fo:background-color="#ffffff" style:font-size-asian="14pt" style:font-size-complex="14pt"/>
    </style:style>
    <style:style style:name="P200" style:family="paragraph" style:parent-style-name="Standard">
      <style:paragraph-properties fo:line-height="200%" fo:text-align="start" style:justify-single-word="false"/>
      <style:text-properties fo:color="#000000" style:font-name="Times New Roman" fo:font-size="14pt" fo:background-color="#ffffff" style:font-size-asian="14pt" style:font-size-complex="14pt"/>
    </style:style>
    <style:style style:name="P201" style:family="paragraph" style:parent-style-name="Standard">
      <style:paragraph-properties fo:line-height="200%"/>
      <style:text-properties fo:color="#000000" style:font-name="Times New Roman" fo:font-size="14pt" fo:background-color="#ffffff" style:font-size-asian="14pt" style:font-name-complex="Times New Roman" style:font-size-complex="14pt"/>
    </style:style>
    <style:style style:name="P202" style:family="paragraph" style:parent-style-name="Standard">
      <style:paragraph-properties fo:line-height="200%" fo:text-align="justify" style:justify-single-word="false"/>
      <style:text-properties fo:color="#000000" style:font-name="Times New Roman" fo:font-size="14pt" fo:background-color="#ffffff" style:font-size-asian="14pt" style:font-name-complex="Times New Roman" style:font-size-complex="14pt"/>
    </style:style>
    <style:style style:name="P203" style:family="paragraph" style:parent-style-name="Standard">
      <style:paragraph-properties fo:line-height="200%" fo:text-align="justify" style:justify-single-word="false"/>
      <style:text-properties fo:color="#000000" style:font-name="Times New Roman" fo:font-size="14pt" fo:background-color="#ffffff" style:font-name-asian="TimesNewRoman" style:font-size-asian="14pt" style:font-name-complex="TimesNewRoman" style:font-size-complex="14pt"/>
    </style:style>
    <style:style style:name="P204" style:family="paragraph" style:parent-style-name="Standard">
      <style:paragraph-properties fo:line-height="200%" fo:text-align="justify" style:justify-single-word="false"/>
      <style:text-properties fo:color="#000000" style:font-name="Times New Roman" fo:font-size="14pt" fo:letter-spacing="normal" fo:font-style="normal" fo:font-weight="normal" fo:background-color="#ffffff" style:font-name-asian="ClassicEFN" style:font-size-asian="14pt" style:font-style-asian="normal" style:font-weight-asian="normal" style:font-name-complex="ClassicEFN" style:font-size-complex="14pt" style:font-style-complex="normal" style:font-weight-complex="normal"/>
    </style:style>
    <style:style style:name="P205" style:family="paragraph" style:parent-style-name="Standard">
      <style:paragraph-properties fo:line-height="200%" fo:text-align="justify" style:justify-single-word="false"/>
      <style:text-properties fo:color="#000000" style:font-name="Times New Roman" fo:font-size="14pt" fo:letter-spacing="normal" fo:font-style="normal" fo:font-weight="normal" fo:background-color="#ffffff" style:font-size-asian="14pt" style:font-style-asian="normal" style:font-weight-asian="normal" style:font-size-complex="14pt" style:font-style-complex="normal" style:font-weight-complex="normal"/>
    </style:style>
    <style:style style:name="P206" style:family="paragraph" style:parent-style-name="Standard">
      <style:paragraph-properties fo:line-height="200%" fo:text-align="justify" style:justify-single-word="false"/>
      <style:text-properties fo:color="#000000" style:font-name="Times New Roman" fo:font-size="14pt" fo:letter-spacing="normal" fo:font-style="normal" style:text-underline-style="none" fo:font-weight="normal" fo:background-color="#ffffff" style:font-size-asian="14pt" style:font-style-asian="normal" style:font-weight-asian="normal" style:font-size-complex="14pt" style:font-style-complex="normal" style:font-weight-complex="normal"/>
    </style:style>
    <style:style style:name="P207" style:family="paragraph" style:parent-style-name="Standard">
      <style:paragraph-properties fo:line-height="200%" fo:text-align="justify" style:justify-single-word="false"/>
      <style:text-properties fo:color="#000000" style:font-name="Times New Roman" fo:font-size="14pt" fo:letter-spacing="normal" fo:font-style="normal" style:text-underline-style="none" fo:font-weight="bold" fo:background-color="#ffffff" style:font-name-asian="ClassicEFN" style:font-size-asian="14pt" style:font-style-asian="normal" style:font-weight-asian="bold" style:font-name-complex="ClassicEFN" style:font-size-complex="14pt" style:font-style-complex="normal" style:font-weight-complex="bold"/>
    </style:style>
    <style:style style:name="P208" style:family="paragraph" style:parent-style-name="Standard">
      <style:paragraph-properties fo:line-height="200%" fo:text-align="justify" style:justify-single-word="false"/>
      <style:text-properties fo:color="#000000" style:font-name="Times New Roman" fo:font-size="14pt" fo:letter-spacing="normal" fo:background-color="#ffffff" style:font-size-asian="14pt" style:font-size-complex="14pt"/>
    </style:style>
    <style:style style:name="P209" style:family="paragraph" style:parent-style-name="Standard">
      <style:paragraph-properties fo:line-height="200%" fo:text-align="justify" style:justify-single-word="false"/>
      <style:text-properties fo:color="#000000" style:font-name="Times New Roman" fo:font-size="14pt" fo:letter-spacing="normal" fo:background-color="#ffffff" style:font-name-asian="ClassicEFN" style:font-size-asian="14pt" style:font-name-complex="ClassicEFN" style:font-size-complex="14pt"/>
    </style:style>
    <style:style style:name="P210" style:family="paragraph" style:parent-style-name="Standard">
      <style:paragraph-properties fo:line-height="200%" fo:text-align="justify" style:justify-single-word="false"/>
      <style:text-properties fo:color="#000000" style:font-name="Times New Roman" fo:font-size="14pt" fo:letter-spacing="normal" fo:background-color="#ffffff" style:font-name-asian="ClassicEFN" style:font-size-asian="14pt" style:font-name-complex="Times New Roman" style:font-size-complex="14pt"/>
    </style:style>
    <style:style style:name="P211" style:family="paragraph" style:parent-style-name="Standard">
      <style:paragraph-properties fo:line-height="200%" fo:text-align="justify" style:justify-single-word="false"/>
      <style:text-properties fo:color="#000000" style:font-name="Times New Roman" fo:font-size="14pt" fo:letter-spacing="normal" fo:font-weight="bold" fo:background-color="#ffffff" style:font-size-asian="14pt" style:font-weight-asian="bold" style:font-size-complex="14pt" style:font-weight-complex="bold"/>
    </style:style>
    <style:style style:name="P212" style:family="paragraph" style:parent-style-name="Standard">
      <style:paragraph-properties fo:line-height="200%" fo:text-align="justify" style:justify-single-word="false"/>
      <style:text-properties fo:color="#000000" style:font-name="Times New Roman" fo:font-size="14pt" fo:letter-spacing="normal" fo:font-weight="bold" fo:background-color="#ffffff" style:font-name-asian="ClassicEFN" style:font-size-asian="14pt" style:font-weight-asian="bold" style:font-name-complex="Times New Roman" style:font-size-complex="14pt" style:font-weight-complex="bold"/>
    </style:style>
    <style:style style:name="P213" style:family="paragraph" style:parent-style-name="Standard">
      <style:paragraph-properties fo:line-height="200%" fo:text-align="justify" style:justify-single-word="false"/>
      <style:text-properties fo:color="#000000" style:font-name="Times New Roman" fo:font-size="14pt" fo:font-style="normal" fo:font-weight="normal" fo:background-color="#ffffff" style:font-name-asian="ClassicEFN" style:font-size-asian="14pt" style:font-style-asian="normal" style:font-weight-asian="normal" style:font-name-complex="ClassicEFN" style:font-size-complex="14pt" style:font-style-complex="normal" style:font-weight-complex="normal"/>
    </style:style>
    <style:style style:name="P214" style:family="paragraph" style:parent-style-name="Standard">
      <style:paragraph-properties fo:line-height="200%" fo:text-align="justify" style:justify-single-word="false"/>
      <style:text-properties fo:color="#000000" style:font-name="Times New Roman" fo:font-size="14pt" fo:font-style="normal" fo:font-weight="normal" fo:background-color="#ffffff" style:font-size-asian="14pt" style:font-style-asian="normal" style:font-weight-asian="normal" style:font-size-complex="14pt" style:font-style-complex="normal" style:font-weight-complex="normal"/>
    </style:style>
    <style:style style:name="P215" style:family="paragraph" style:parent-style-name="Standard">
      <style:paragraph-properties fo:line-height="200%" fo:text-align="justify" style:justify-single-word="false"/>
      <style:text-properties fo:color="#000000" style:font-name="Times New Roman" fo:font-size="14pt" fo:font-style="normal" fo:background-color="#ffffff" style:font-name-asian="ClassicEFN" style:font-size-asian="14pt" style:font-style-asian="normal" style:font-name-complex="ClassicEFN" style:font-size-complex="14pt" style:font-style-complex="normal"/>
    </style:style>
    <style:style style:name="P216" style:family="paragraph" style:parent-style-name="Standard">
      <style:paragraph-properties fo:line-height="200%" fo:text-align="justify" style:justify-single-word="false"/>
      <style:text-properties fo:color="#000000" style:font-name="Times New Roman" fo:font-size="14pt" fo:font-style="normal" fo:background-color="#ffffff" style:font-name-asian="ClassicEFN" style:font-size-asian="14pt" style:font-style-asian="normal" style:font-name-complex="Times New Roman" style:font-size-complex="14pt" style:font-style-complex="normal"/>
    </style:style>
    <style:style style:name="P217" style:family="paragraph" style:parent-style-name="Standard">
      <style:paragraph-properties fo:line-height="200%" fo:text-align="justify" style:justify-single-word="false"/>
      <style:text-properties fo:color="#000000" style:font-name="Times New Roman" fo:font-size="14pt" fo:font-style="normal" fo:background-color="#ffffff" style:font-size-asian="14pt" style:font-style-asian="normal" style:font-name-complex="Times New Roman" style:font-size-complex="14pt" style:font-style-complex="normal"/>
    </style:style>
    <style:style style:name="P218" style:family="paragraph" style:parent-style-name="Standard">
      <style:paragraph-properties fo:line-height="200%" fo:text-align="justify" style:justify-single-word="false"/>
      <style:text-properties fo:color="#000000" style:font-name="Times New Roman" fo:font-size="14pt" fo:font-style="normal" style:text-underline-style="none" fo:background-color="#ffffff" style:font-name-asian="ClassicEFN" style:font-size-asian="14pt" style:font-style-asian="normal" style:font-name-complex="Times New Roman" style:font-size-complex="14pt" style:font-style-complex="normal"/>
    </style:style>
    <style:style style:name="P219" style:family="paragraph" style:parent-style-name="Standard">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ClassicEFN" style:font-size-complex="14pt" style:font-weight-complex="bold"/>
    </style:style>
    <style:style style:name="P220" style:family="paragraph" style:parent-style-name="Standard">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221" style:family="paragraph" style:parent-style-name="Standard">
      <style:paragraph-properties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222" style:family="paragraph" style:parent-style-name="Standard">
      <style:paragraph-properties fo:line-height="200%"/>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223" style:family="paragraph" style:parent-style-name="Standard">
      <style:paragraph-properties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224" style:family="paragraph" style:parent-style-name="Standard">
      <style:paragraph-properties fo:line-height="200%" fo:text-align="justify" style:justify-single-word="false"/>
      <style:text-properties fo:color="#000000" style:font-name="Times New Roman" fo:font-size="14pt" fo:font-weight="bold" fo:background-color="#ffffff" style:font-size-asian="14pt" style:font-weight-asian="bold" style:font-name-complex="Arial" style:font-size-complex="14pt"/>
    </style:style>
    <style:style style:name="P225" style:family="paragraph" style:parent-style-name="Standard">
      <style:paragraph-properties fo:line-height="200%" fo:text-align="justify" style:justify-single-word="false"/>
      <style:text-properties fo:color="#000000" style:font-name="Times New Roman" fo:font-size="14pt" fo:font-weight="bold" fo:background-color="#ffffff" style:font-name-asian="Calibri" style:font-size-asian="14pt" style:font-weight-asian="bold" style:font-name-complex="Times New Roman" style:font-size-complex="14pt" style:font-weight-complex="bold"/>
    </style:style>
    <style:style style:name="P226" style:family="paragraph" style:parent-style-name="Standard">
      <style:paragraph-properties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ClassicEFN" style:font-size-complex="14pt" style:font-weight-complex="normal"/>
    </style:style>
    <style:style style:name="P227" style:family="paragraph" style:parent-style-name="Standard">
      <style:paragraph-properties fo:line-height="200%"/>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228" style:family="paragraph" style:parent-style-name="Standard">
      <style:paragraph-properties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229" style:family="paragraph" style:parent-style-name="Standard">
      <style:paragraph-properties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230" style:family="paragraph" style:parent-style-name="Standard">
      <style:paragraph-properties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231" style:family="paragraph" style:parent-style-name="Standard">
      <style:paragraph-properties fo:line-height="200%" fo:text-align="justify" style:justify-single-word="false"/>
      <style:text-properties fo:color="#000000" style:font-name="Times New Roman" fo:font-size="16pt" fo:font-weight="bold" fo:background-color="#ffffff" style:font-name-asian="ClassicEFN" style:font-size-asian="16pt" style:font-weight-asian="bold" style:font-name-complex="ClassicEFN" style:font-size-complex="16pt" style:font-weight-complex="bold"/>
    </style:style>
    <style:style style:name="P232" style:family="paragraph" style:parent-style-name="Standard">
      <style:paragraph-properties fo:line-height="200%" fo:text-align="justify" style:justify-single-word="false"/>
      <style:text-properties fo:color="#000000" style:font-name="Times New Roman" fo:font-size="16pt" fo:font-weight="bold" fo:background-color="#ffffff" style:font-size-asian="16pt" style:font-weight-asian="bold" style:font-name-complex="Times New Roman" style:font-size-complex="16pt" style:font-weight-complex="bold"/>
    </style:style>
    <style:style style:name="P233" style:family="paragraph" style:parent-style-name="Standard">
      <style:paragraph-properties fo:line-height="200%" fo:text-align="justify" style:justify-single-word="false"/>
      <style:text-properties fo:color="#000000" style:font-name="Times New Roman" fo:font-size="16pt" fo:font-weight="bold" fo:background-color="#ffffff" style:font-name-asian="TimesNewRoman" style:font-size-asian="16pt" style:font-weight-asian="bold" style:font-name-complex="TimesNewRoman" style:font-size-complex="16pt" style:font-weight-complex="bold"/>
    </style:style>
    <style:style style:name="P234" style:family="paragraph" style:parent-style-name="Standard">
      <style:paragraph-properties fo:line-height="200%" fo:text-align="justify" style:justify-single-word="false"/>
      <style:text-properties fo:color="#000000" style:font-name="Times New Roman" fo:font-size="16pt" fo:letter-spacing="normal" fo:font-style="normal" fo:font-weight="bold" fo:background-color="#ffffff" style:font-size-asian="16pt" style:font-style-asian="normal" style:font-weight-asian="bold" style:font-size-complex="16pt" style:font-style-complex="normal" style:font-weight-complex="bold"/>
    </style:style>
    <style:style style:name="P235" style:family="paragraph" style:parent-style-name="Standard">
      <style:paragraph-properties fo:line-height="200%" fo:text-align="justify" style:justify-single-word="false"/>
      <style:text-properties fo:color="#000000" style:font-name="Times New Roman" fo:font-size="16pt" fo:letter-spacing="normal" fo:font-weight="bold" fo:background-color="#ffffff" style:font-size-asian="16pt" style:font-weight-asian="bold" style:font-size-complex="16pt" style:font-weight-complex="bold"/>
    </style:style>
    <style:style style:name="P236" style:family="paragraph" style:parent-style-name="Standard">
      <style:paragraph-properties fo:line-height="200%" fo:text-align="justify" style:justify-single-word="false"/>
      <style:text-properties fo:color="#000000" style:font-name="Times New Roman" fo:font-size="16pt" fo:background-color="#ffffff" style:font-size-asian="16pt" style:font-size-complex="16pt"/>
    </style:style>
    <style:style style:name="P237" style:family="paragraph" style:parent-style-name="Standard">
      <style:paragraph-properties fo:line-height="200%" fo:text-align="justify" style:justify-single-word="false"/>
      <style:text-properties fo:color="#000000" style:font-name="Times New Roman" fo:font-size="18pt" fo:font-weight="bold" fo:background-color="#ffffff" style:font-name-asian="ClassicEFN" style:font-size-asian="18pt" style:font-weight-asian="bold" style:font-name-complex="ClassicEFN" style:font-size-complex="18pt" style:font-weight-complex="bold"/>
    </style:style>
    <style:style style:name="P238" style:family="paragraph" style:parent-style-name="Standard">
      <style:paragraph-properties fo:line-height="200%" fo:text-align="center" style:justify-single-word="false" style:text-autospace="none"/>
      <style:text-properties fo:color="#000000" style:font-name="Times New Roman" fo:font-size="12pt" fo:background-color="#ffffff" style:font-size-asian="12pt" style:font-size-complex="12pt"/>
    </style:style>
    <style:style style:name="P239" style:family="paragraph" style:parent-style-name="Standard">
      <style:paragraph-properties fo:line-height="200%" fo:text-align="center" style:justify-single-word="false" style:text-autospace="none"/>
      <style:text-properties fo:color="#000000" style:font-name="Times New Roman" fo:font-size="12pt" fo:font-weight="bold" fo:background-color="#ffffff" style:font-size-asian="12pt" style:font-weight-asian="bold" style:font-size-complex="12pt" style:font-weight-complex="bold"/>
    </style:style>
    <style:style style:name="P240" style:family="paragraph" style:parent-style-name="Standard">
      <style:paragraph-properties fo:line-height="200%" fo:text-align="justify" style:justify-single-word="false"/>
      <style:text-properties fo:color="#000000" style:font-name="Times New Roman" fo:font-size="20pt" fo:font-weight="bold" fo:background-color="#ffffff" style:font-name-asian="ClassicEFN" style:font-size-asian="20pt" style:font-weight-asian="bold" style:font-name-complex="ClassicEFN" style:font-size-complex="20pt" style:font-weight-complex="bold"/>
    </style:style>
    <style:style style:name="P241" style:family="paragraph" style:parent-style-name="Standard">
      <style:paragraph-properties fo:line-height="200%" fo:text-align="justify" style:justify-single-word="false"/>
      <style:text-properties fo:color="#000000" style:font-name="Times New Roman" fo:font-size="20pt" fo:font-weight="bold" fo:background-color="#ffffff" style:font-size-asian="20pt" style:font-weight-asian="bold" style:font-name-complex="Times New Roman" style:font-size-complex="20pt" style:font-weight-complex="bold"/>
    </style:style>
    <style:style style:name="P242" style:family="paragraph" style:parent-style-name="Standard">
      <style:paragraph-properties fo:line-height="200%" fo:text-align="justify" style:justify-single-word="false"/>
      <style:text-properties fo:color="#000000" fo:font-size="14pt" fo:letter-spacing="normal" fo:background-color="#ffffff" style:font-size-asian="14pt" style:font-size-complex="14pt"/>
    </style:style>
    <style:style style:name="P243" style:family="paragraph" style:parent-style-name="Standard">
      <style:paragraph-properties fo:line-height="200%"/>
      <style:text-properties fo:color="#000000" fo:font-size="14pt" fo:background-color="#ffffff" style:font-size-asian="14pt" style:font-size-complex="14pt"/>
    </style:style>
    <style:style style:name="P244" style:family="paragraph" style:parent-style-name="Standard">
      <style:paragraph-properties fo:line-height="200%" fo:text-align="justify" style:justify-single-word="false"/>
      <style:text-properties fo:color="#000000" fo:font-size="14pt" fo:background-color="#ffffff" style:font-size-asian="14pt" style:font-size-complex="14pt"/>
    </style:style>
    <style:style style:name="P245" style:family="paragraph" style:parent-style-name="Standard">
      <style:paragraph-properties fo:line-height="200%"/>
      <style:text-properties fo:color="#000000" fo:font-size="14pt" fo:font-weight="bold" fo:background-color="#ffffff" style:font-size-asian="14pt" style:font-weight-asian="bold" style:font-size-complex="14pt" style:font-weight-complex="bold"/>
    </style:style>
    <style:style style:name="P246" style:family="paragraph" style:parent-style-name="Standard">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247" style:family="paragraph" style:parent-style-name="Standard">
      <style:paragraph-properties fo:line-height="200%" fo:text-align="center" style:justify-single-word="false"/>
      <style:text-properties fo:color="#000000" fo:font-size="14pt" fo:font-weight="bold" fo:background-color="#ffffff" style:font-size-asian="14pt" style:font-weight-asian="bold" style:font-size-complex="14pt" style:font-weight-complex="bold"/>
    </style:style>
    <style:style style:name="P248" style:family="paragraph" style:parent-style-name="Standard">
      <style:paragraph-properties fo:line-height="200%"/>
      <style:text-properties fo:color="#000000" fo:font-size="14pt" fo:font-weight="bold" fo:background-color="#ffffff" style:font-name-asian="Courier" style:font-size-asian="14pt" style:font-weight-asian="bold" style:font-name-complex="Courier" style:font-size-complex="14pt" style:font-weight-complex="bold"/>
    </style:style>
    <style:style style:name="P249" style:family="paragraph" style:parent-style-name="Standard">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250" style:family="paragraph" style:parent-style-name="Standard">
      <style:paragraph-properties fo:line-height="200%" fo:text-align="justify" style:justify-single-word="false"/>
      <style:text-properties fo:color="#000000" fo:font-size="16pt" fo:font-weight="bold" fo:background-color="#ffffff" style:font-size-asian="16pt" style:font-weight-asian="bold" style:font-size-complex="16pt" style:font-weight-complex="bold"/>
    </style:style>
    <style:style style:name="P251" style:family="paragraph" style:parent-style-name="Standard">
      <style:paragraph-properties fo:line-height="200%"/>
      <style:text-properties fo:color="#000000" fo:background-color="#ffffff"/>
    </style:style>
    <style:style style:name="P252" style:family="paragraph" style:parent-style-name="Standard">
      <style:paragraph-properties fo:line-height="200%" fo:text-align="justify" style:justify-single-word="false"/>
      <style:text-properties fo:color="#000000" fo:background-color="#ffffff"/>
    </style:style>
    <style:style style:name="P253" style:family="paragraph" style:parent-style-name="Standard">
      <style:paragraph-properties fo:line-height="200%" fo:text-align="center" style:justify-single-word="false" style:text-autospace="none"/>
      <style:text-properties fo:color="#000000" fo:background-color="#ffffff"/>
    </style:style>
    <style:style style:name="P254" style:family="paragraph" style:parent-style-name="Standard">
      <style:paragraph-properties fo:line-height="200%" fo:text-align="start" style:justify-single-word="false"/>
      <style:text-properties fo:color="#000000" fo:background-color="#ffffff"/>
    </style:style>
    <style:style style:name="P255" style:family="paragraph" style:parent-style-name="Standard">
      <style:paragraph-properties fo:line-height="200%" fo:text-align="center" style:justify-single-word="false"/>
      <style:text-properties fo:color="#000000" fo:font-size="9pt" fo:background-color="#ffffff" style:font-size-asian="9pt" style:font-size-complex="9pt"/>
    </style:style>
    <style:style style:name="P256" style:family="paragraph" style:parent-style-name="Standard">
      <style:paragraph-properties fo:line-height="200%" fo:text-align="center" style:justify-single-word="false" style:text-autospace="none"/>
      <style:text-properties fo:color="#000000" fo:font-size="9pt" fo:background-color="#ffffff" style:font-size-asian="9pt" style:font-size-complex="9pt"/>
    </style:style>
    <style:style style:name="P257" style:family="paragraph" style:parent-style-name="Standard">
      <style:paragraph-properties fo:line-height="200%" fo:text-align="center" style:justify-single-word="false"/>
      <style:text-properties fo:color="#000000" fo:font-size="9pt" fo:font-weight="bold" fo:background-color="#ffffff" style:font-size-asian="9pt" style:font-weight-asian="bold" style:font-size-complex="9pt" style:font-weight-complex="bold"/>
    </style:style>
    <style:style style:name="P258" style:family="paragraph" style:parent-style-name="Standard">
      <style:paragraph-properties fo:line-height="200%" fo:text-align="center" style:justify-single-word="false" style:text-autospace="none"/>
      <style:text-properties fo:color="#000000" fo:font-size="9pt" fo:font-weight="bold" fo:background-color="#ffffff" style:font-size-asian="9pt" style:font-weight-asian="bold" style:font-size-complex="9pt" style:font-weight-complex="bold"/>
    </style:style>
    <style:style style:name="P259" style:family="paragraph" style:parent-style-name="Standard">
      <style:paragraph-properties fo:line-height="200%" fo:text-align="center" style:justify-single-word="false"/>
      <style:text-properties fo:color="#000000" fo:font-size="9pt" fo:font-weight="bold" fo:background-color="#ffffff" style:font-size-asian="9pt" style:font-weight-asian="bold" style:font-size-complex="9pt"/>
    </style:style>
    <style:style style:name="P260" style:family="paragraph" style:parent-style-name="Standard">
      <style:paragraph-properties fo:line-height="200%" fo:text-align="center" style:justify-single-word="false"/>
      <style:text-properties fo:color="#000000" fo:font-size="9pt" fo:font-style="italic" fo:background-color="#ffffff" style:font-size-asian="9pt" style:font-style-asian="italic" style:font-size-complex="9pt"/>
    </style:style>
    <style:style style:name="P261" style:family="paragraph" style:parent-style-name="Standard">
      <style:paragraph-properties fo:line-height="200%" fo:text-align="center" style:justify-single-word="false" style:text-autospace="none"/>
      <style:text-properties fo:color="#000000" fo:font-size="10.5pt" fo:background-color="#ffffff" style:font-size-asian="10.5pt" style:font-size-complex="10.5pt"/>
    </style:style>
    <style:style style:name="P262" style:family="paragraph" style:parent-style-name="Standard">
      <style:paragraph-properties fo:line-height="200%" fo:text-align="center" style:justify-single-word="false"/>
      <style:text-properties fo:color="#000000" fo:font-weight="bold" fo:background-color="#ffffff" style:font-weight-asian="bold" style:font-weight-complex="bold"/>
    </style:style>
    <style:style style:name="P263" style:family="paragraph" style:parent-style-name="Standard">
      <style:paragraph-properties fo:line-height="200%" fo:text-align="center" style:justify-single-word="false" style:text-autospace="none"/>
      <style:text-properties fo:color="#000000" fo:font-weight="bold" fo:background-color="#ffffff" style:font-weight-asian="bold" style:font-weight-complex="bold"/>
    </style:style>
    <style:style style:name="P264" style:family="paragraph" style:parent-style-name="Standard">
      <style:paragraph-properties fo:line-height="200%" fo:text-align="center" style:justify-single-word="false" style:text-autospace="none"/>
      <style:text-properties fo:color="#000000" style:text-outline="false" style:text-line-through-style="none" style:font-name="Times New Roman" fo:font-size="12pt" fo:font-style="normal" fo:text-shadow="none" style:text-underline-style="none" fo:font-weight="bold" fo:background-color="#ffffff"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265" style:family="paragraph" style:parent-style-name="Standard">
      <style:paragraph-properties fo:line-height="200%" fo:text-align="center" style:justify-single-word="false"/>
      <style:text-properties fo:color="#000000" fo:font-size="12pt" fo:font-weight="bold" fo:background-color="#ffffff" style:font-size-asian="12pt" style:font-weight-asian="bold" style:font-size-complex="12pt" style:font-weight-complex="bold"/>
    </style:style>
    <style:style style:name="P266" style:family="paragraph" style:parent-style-name="Standard">
      <style:paragraph-properties fo:line-height="200%" fo:text-align="center" style:justify-single-word="false"/>
      <style:text-properties fo:color="#000000" fo:font-size="13pt" fo:font-weight="bold" fo:background-color="#ffffff" style:font-size-asian="13pt" style:font-weight-asian="bold" style:font-size-complex="13pt"/>
    </style:style>
    <style:style style:name="P267" style:family="paragraph" style:parent-style-name="Standard">
      <style:paragraph-properties fo:line-height="200%" fo:text-align="center" style:justify-single-word="false"/>
      <style:text-properties fo:color="#000000" fo:font-weight="normal" fo:background-color="#ffffff" style:font-weight-asian="normal" style:font-weight-complex="normal"/>
    </style:style>
    <style:style style:name="P268" style:family="paragraph" style:parent-style-name="Standard">
      <style:paragraph-properties fo:line-height="200%" fo:text-align="center" style:justify-single-word="false"/>
      <style:text-properties fo:color="#000000" fo:font-size="15pt" fo:font-weight="bold" fo:background-color="#ffffff" style:font-size-asian="15pt" style:font-weight-asian="bold" style:font-size-complex="15pt" style:font-weight-complex="bold"/>
    </style:style>
    <style:style style:name="P269" style:family="paragraph" style:parent-style-name="Standard">
      <style:paragraph-properties fo:line-height="200%" fo:text-align="center" style:justify-single-word="false"/>
      <style:text-properties fo:color="#000000" fo:font-style="normal" fo:background-color="#ffffff" style:font-style-asian="normal" style:font-style-complex="normal"/>
    </style:style>
    <style:style style:name="P270" style:family="paragraph" style:parent-style-name="Standard">
      <style:paragraph-properties fo:line-height="200%" fo:text-align="center" style:justify-single-word="false"/>
      <style:text-properties fo:color="#000000" fo:font-style="normal" fo:font-weight="bold" fo:background-color="#ffffff" style:font-style-asian="normal" style:font-weight-asian="bold" style:font-style-complex="normal" style:font-weight-complex="bold"/>
    </style:style>
    <style:style style:name="P271" style:family="paragraph" style:parent-style-name="Standard">
      <style:paragraph-properties fo:line-height="200%" fo:text-align="justify" style:justify-single-word="false"/>
      <style:text-properties fo:font-variant="normal" fo:text-transform="none" fo:color="#000000" style:font-name="Times New Roman" fo:font-size="14pt" fo:letter-spacing="normal" fo:font-style="normal" fo:font-weight="normal" fo:background-color="#ffffff" style:font-name-asian="ClassicEFN" style:font-size-asian="14pt" style:font-style-asian="normal" style:font-weight-asian="normal" style:font-name-complex="sans-serif" style:font-size-complex="14pt"/>
    </style:style>
    <style:style style:name="P272" style:family="paragraph" style:parent-style-name="Standard">
      <style:paragraph-properties fo:line-height="200%"/>
    </style:style>
    <style:style style:name="P273" style:family="paragraph" style:parent-style-name="Standard">
      <style:paragraph-properties fo:line-height="200%" fo:text-align="justify" style:justify-single-word="false"/>
    </style:style>
    <style:style style:name="P274" style:family="paragraph" style:parent-style-name="Standard" style:list-style-name="WW8Num2">
      <style:paragraph-properties loext:contextual-spacing="false" fo:margin-top="0cm" fo:margin-bottom="0.042cm" fo:line-height="200%" fo:text-align="justify" style:justify-single-word="false"/>
      <style:text-properties fo:color="#000000" fo:background-color="#ffffff"/>
    </style:style>
    <style:style style:name="P275" style:family="paragraph" style:parent-style-name="Standard" style:list-style-name="WW8Num2">
      <style:paragraph-properties loext:contextual-spacing="false" fo:margin-top="0cm" fo:margin-bottom="0.042cm" fo:line-height="200%" fo:text-align="justify" style:justify-single-word="false"/>
      <style:text-properties fo:color="#000000" fo:background-color="#ffffff"/>
    </style:style>
    <style:style style:name="P276" style:family="paragraph" style:parent-style-name="Standard">
      <style:paragraph-properties loext:contextual-spacing="false" fo:margin-top="0cm" fo:margin-bottom="0.042cm" fo:line-height="200%" fo:text-align="justify" style:justify-single-word="false"/>
      <style:text-properties fo:color="#000000" fo:background-color="#ffffff"/>
    </style:style>
    <style:style style:name="P277"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278"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alibri" style:font-size-asian="14pt" style:font-weight-asian="normal" style:font-name-complex="Times New Roman" style:font-size-complex="14pt" style:font-weight-complex="normal"/>
    </style:style>
    <style:style style:name="P279"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ourier" style:font-size-asian="14pt" style:font-weight-asian="normal" style:font-name-complex="Times New Roman" style:font-size-complex="14pt" style:font-weight-complex="normal"/>
    </style:style>
    <style:style style:name="P280"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281"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282"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283"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284" style:family="paragraph" style:parent-style-name="Standard">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ourier" style:font-size-asian="14pt" style:font-weight-asian="bold" style:font-name-complex="Courier" style:font-size-complex="14pt" style:font-weight-complex="bold"/>
    </style:style>
    <style:style style:name="P285" style:family="paragraph" style:parent-style-name="Standard">
      <style:paragraph-properties loext:contextual-spacing="false" fo:margin-top="0cm" fo:margin-bottom="0.042cm" fo:line-height="200%" fo:text-align="justify" style:justify-single-word="false"/>
    </style:style>
    <style:style style:name="P286" style:family="paragraph" style:parent-style-name="Standard">
      <style:paragraph-properties loext:contextual-spacing="false" fo:margin-top="0cm" fo:margin-bottom="0.042cm" fo:line-height="200%" fo:text-align="justify" style:justify-single-word="false" style:text-autospace="none"/>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287" style:family="paragraph" style:parent-style-name="Standard">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P288"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alibri" style:font-size-asian="14pt" style:font-weight-asian="bold" style:font-name-complex="Times New Roman" style:font-size-complex="14pt" style:font-weight-complex="bold"/>
    </style:style>
    <style:style style:name="P289"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290"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291"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292"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293"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294"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letter-spacing="normal" fo:font-weight="normal" fo:background-color="#ffffff" style:font-name-asian="ClassicEFN" style:font-size-asian="14pt" style:font-weight-asian="normal" style:font-name-complex="Times New Roman" style:font-size-complex="14pt" style:font-weight-complex="normal"/>
    </style:style>
    <style:style style:name="P295" style:family="paragraph" style:parent-style-name="Standard">
      <style:paragraph-properties loext:contextual-spacing="false" fo:margin-top="0cm" fo:margin-bottom="0.353cm" fo:line-height="200%" fo:text-align="justify" style:justify-single-word="false"/>
      <style:text-properties fo:color="#000000" style:font-name="Times New Roman" fo:font-size="18pt" fo:font-weight="bold" fo:background-color="#ffffff" style:font-name-asian="ClassicEFN" style:font-size-asian="18pt" style:font-weight-asian="bold" style:font-name-complex="Times New Roman" style:font-size-complex="18pt" style:font-weight-complex="bold"/>
    </style:style>
    <style:style style:name="P296" style:family="paragraph" style:parent-style-name="Standard">
      <style:paragraph-properties loext:contextual-spacing="false" fo:margin-top="0cm" fo:margin-bottom="0.353cm" fo:line-height="200%" fo:text-align="justify" style:justify-single-word="false"/>
      <style:text-properties fo:color="#000000" fo:background-color="#ffffff"/>
    </style:style>
    <style:style style:name="P297" style:family="paragraph" style:parent-style-name="Standard">
      <style:paragraph-properties loext:contextual-spacing="false" fo:margin-top="0cm" fo:margin-bottom="0.353cm" fo:line-height="200%" fo:text-align="justify" style:justify-single-word="false"/>
    </style:style>
    <style:style style:name="P298" style:family="paragraph" style:parent-style-name="Table_20_Contents">
      <style:paragraph-properties loext:contextual-spacing="false" fo:margin-top="0cm" fo:margin-bottom="0.499cm" fo:line-height="200%" fo:text-align="center" style:justify-single-word="false"/>
      <style:text-properties fo:font-variant="normal" fo:text-transform="none" fo:color="#000000" fo:font-size="9pt" fo:font-style="normal" fo:font-weight="normal" fo:background-color="#ffffff"/>
    </style:style>
    <style:style style:name="P299" style:family="paragraph" style:parent-style-name="Table_20_Contents">
      <style:paragraph-properties loext:contextual-spacing="false" fo:margin-top="0cm" fo:margin-bottom="0.499cm" fo:line-height="200%" fo:text-align="center" style:justify-single-word="false"/>
      <style:text-properties fo:font-variant="normal" fo:text-transform="none" fo:color="#000000" fo:font-size="11pt" fo:font-style="normal" fo:font-weight="bold" fo:background-color="#ffffff"/>
    </style:style>
    <style:style style:name="P300" style:family="paragraph" style:parent-style-name="Table_20_Contents">
      <style:paragraph-properties loext:contextual-spacing="false" fo:margin-top="0cm" fo:margin-bottom="0.499cm" fo:line-height="200%" fo:text-align="center" style:justify-single-word="false"/>
      <style:text-properties fo:color="#000000" fo:font-size="11pt" fo:background-color="#ffffff"/>
    </style:style>
    <style:style style:name="P301" style:family="paragraph" style:parent-style-name="Table_20_Contents">
      <style:paragraph-properties loext:contextual-spacing="false" fo:margin-top="0cm" fo:margin-bottom="0.499cm" fo:line-height="200%" fo:text-align="center" style:justify-single-word="false"/>
      <style:text-properties fo:color="#000000" fo:font-size="11pt" fo:font-weight="bold" fo:background-color="#ffffff"/>
    </style:style>
    <style:style style:name="P302" style:family="paragraph" style:parent-style-name="Table_20_Contents">
      <style:paragraph-properties loext:contextual-spacing="false" fo:margin-top="0cm" fo:margin-bottom="0.499cm" fo:line-height="200%" fo:text-align="center" style:justify-single-word="false"/>
      <style:text-properties fo:color="#000000" fo:background-color="#ffffff"/>
    </style:style>
    <style:style style:name="P303" style:family="paragraph" style:parent-style-name="Table_20_Contents">
      <style:paragraph-properties loext:contextual-spacing="false" fo:margin-top="0cm" fo:margin-bottom="0.499cm" fo:line-height="200%" fo:text-align="center" style:justify-single-word="false"/>
      <style:text-properties fo:color="#000000" fo:font-size="13pt" fo:font-weight="bold" fo:background-color="#ffffff" style:font-size-asian="13pt" style:font-weight-asian="bold" style:font-size-complex="13pt" style:font-weight-complex="bold"/>
    </style:style>
    <style:style style:name="P304" style:family="paragraph" style:parent-style-name="Standard_20__28_user_29_">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305" style:family="paragraph" style:parent-style-name="Standard_20__28_user_29_" style:list-style-name="WW8Num2">
      <style:paragraph-properties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306" style:family="paragraph" style:parent-style-name="Standard_20__28_user_29_" style:list-style-name="WW8Num2">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style-complex="italic" style:font-weight-complex="bold"/>
    </style:style>
    <style:style style:name="P307" style:family="paragraph" style:parent-style-name="Standard_20__28_user_29_">
      <style:paragraph-properties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308" style:family="paragraph" style:parent-style-name="Standard_20__28_user_29_">
      <style:paragraph-properties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309" style:family="paragraph" style:parent-style-name="Standard_20__28_user_29_">
      <style:paragraph-properties fo:line-height="200%" fo:text-align="justify" style:justify-single-word="false"/>
      <style:text-properties fo:color="#000000" fo:font-size="14pt" fo:font-weight="bold" fo:background-color="#ffffff" style:font-name-asian="ClassicEFN" style:font-size-asian="14pt" style:font-weight-asian="bold" style:font-name-complex="ClassicEFN" style:font-size-complex="14pt" style:font-weight-complex="bold"/>
    </style:style>
    <style:style style:name="P310" style:family="paragraph" style:parent-style-name="Standard_20__28_user_29_">
      <style:paragraph-properties fo:line-height="200%" fo:text-align="justify" style:justify-single-word="false"/>
      <style:text-properties fo:color="#000000" fo:font-size="14pt" fo:font-weight="normal" fo:background-color="#ffffff" style:font-size-asian="14pt" style:font-weight-asian="normal" style:font-size-complex="14pt" style:font-weight-complex="normal"/>
    </style:style>
    <style:style style:name="P311" style:family="paragraph" style:parent-style-name="Standard_20__28_user_29_">
      <style:paragraph-properties fo:line-height="200%" fo:text-align="justify" style:justify-single-word="false"/>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P312" style:family="paragraph" style:parent-style-name="Standard_20__28_user_29_">
      <style:paragraph-properties fo:line-height="200%" fo:text-align="justify" style:justify-single-word="false"/>
      <style:text-properties fo:color="#000000" fo:font-size="14pt" fo:background-color="#ffffff" style:font-size-asian="14pt" style:font-size-complex="14pt"/>
    </style:style>
    <style:style style:name="P313" style:family="paragraph" style:parent-style-name="Standard_20__28_user_29_">
      <style:paragraph-properties fo:line-height="200%" fo:text-align="justify" style:justify-single-word="false"/>
      <style:text-properties fo:color="#000000" fo:font-size="14pt" fo:background-color="#ffffff" style:font-size-asian="14pt" style:font-size-complex="14pt" style:font-weight-complex="bold"/>
    </style:style>
    <style:style style:name="P314" style:family="paragraph" style:parent-style-name="Standard_20__28_user_29_">
      <style:paragraph-properties fo:line-height="200%" fo:text-align="justify" style:justify-single-word="false"/>
      <style:text-properties fo:color="#000000" fo:background-color="#ffffff"/>
    </style:style>
    <style:style style:name="P315" style:family="paragraph" style:parent-style-name="Standard_20__28_user_29_" style:list-style-name="WW8Num2">
      <style:paragraph-properties fo:line-height="200%" fo:text-align="justify" style:justify-single-word="false"/>
      <style:text-properties fo:color="#000000" fo:background-color="#ffffff"/>
    </style:style>
    <style:style style:name="P316"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317"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318" style:family="paragraph" style:parent-style-name="Standard_20__28_user_29_">
      <style:paragraph-properties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319"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320"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321" style:family="paragraph" style:parent-style-name="Standard_20__28_user_29_">
      <style:paragraph-properties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322" style:family="paragraph" style:parent-style-name="Standard_20__28_user_29_">
      <style:paragraph-properties fo:line-height="200%" fo:text-align="justify" style:justify-single-word="false"/>
      <style:text-properties fo:color="#000000" style:font-name="Times New Roman" fo:font-size="14pt" fo:background-color="#ffffff" style:font-size-asian="14pt" style:font-name-complex="Times New Roman" style:font-size-complex="14pt"/>
    </style:style>
    <style:style style:name="P323" style:family="paragraph" style:parent-style-name="Standard_20__28_user_29_">
      <style:paragraph-properties fo:line-height="200%" fo:text-align="justify" style:justify-single-word="false"/>
    </style:style>
    <style:style style:name="P324"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P325"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P326" style:family="paragraph" style:parent-style-name="Standard_20__28_user_29_">
      <style:paragraph-properties loext:contextual-spacing="false" fo:margin-top="0cm" fo:margin-bottom="0.042cm" fo:line-height="200%" fo:text-align="justify" style:justify-single-word="false"/>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P327"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5pt" style:text-underline-style="none" fo:font-weight="bold" fo:background-color="#ffffff" style:font-name-asian="ClassicEFN" style:font-size-asian="15pt" style:font-weight-asian="bold" style:font-name-complex="ClassicEFN" style:font-size-complex="15pt" style:font-weight-complex="bold"/>
    </style:style>
    <style:style style:name="P328"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5pt" style:text-underline-style="none" fo:font-weight="bold" fo:background-color="#ffffff" style:font-name-asian="ClassicEFN" style:font-size-asian="15pt" style:font-weight-asian="bold" style:font-name-complex="ClassicEFN" style:font-size-complex="15pt" style:font-weight-complex="bold"/>
    </style:style>
    <style:style style:name="P329" style:family="paragraph" style:parent-style-name="Standard_20__28_user_29_">
      <style:paragraph-properties loext:contextual-spacing="false" fo:margin-top="0cm" fo:margin-bottom="0.042cm" fo:line-height="200%" fo:text-align="justify" style:justify-single-word="false"/>
      <style:text-properties fo:color="#000000" fo:font-size="15pt" style:text-underline-style="none" fo:font-weight="bold" fo:background-color="#ffffff" style:font-name-asian="ClassicEFN" style:font-size-asian="15pt" style:font-weight-asian="bold" style:font-name-complex="ClassicEFN" style:font-size-complex="15pt" style:font-weight-complex="bold"/>
    </style:style>
    <style:style style:name="P330"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background-color="#ffffff"/>
    </style:style>
    <style:style style:name="P331"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background-color="#ffffff"/>
    </style:style>
    <style:style style:name="P332" style:family="paragraph" style:parent-style-name="Standard_20__28_user_29_">
      <style:paragraph-properties loext:contextual-spacing="false" fo:margin-top="0cm" fo:margin-bottom="0.042cm" fo:line-height="200%" fo:text-align="justify" style:justify-single-word="false"/>
      <style:text-properties fo:color="#000000" fo:background-color="#ffffff"/>
    </style:style>
    <style:style style:name="P333"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ourier" style:font-size-asian="14pt" style:font-weight-asian="bold" style:font-name-complex="Courier" style:font-size-complex="14pt" style:font-weight-complex="bold"/>
    </style:style>
    <style:style style:name="P334"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ourier" style:font-size-asian="14pt" style:font-weight-asian="bold" style:font-name-complex="Courier" style:font-size-complex="14pt" style:font-weight-complex="bold"/>
    </style:style>
    <style:style style:name="P335"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lassicEFN" style:font-size-asian="14pt" style:font-weight-asian="bold" style:font-name-complex="ClassicEFN" style:font-size-complex="14pt" style:font-weight-complex="bold"/>
    </style:style>
    <style:style style:name="P336"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lassicEFN" style:font-size-asian="14pt" style:font-weight-asian="bold" style:font-name-complex="ClassicEFN" style:font-size-complex="14pt" style:font-weight-complex="bold"/>
    </style:style>
    <style:style style:name="P337"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name-asian="ClassicEFN" style:font-size-asian="14pt" style:font-weight-asian="bold" style:font-name-complex="ClassicEFN" style:font-size-complex="14pt" style:font-weight-complex="bold"/>
    </style:style>
    <style:style style:name="P338"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bold" fo:background-color="#ffffff" style:font-size-asian="14pt" style:font-weight-asian="bold" style:font-name-complex="Arial" style:font-size-complex="14pt" style:font-weight-complex="bold"/>
    </style:style>
    <style:style style:name="P339"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size-asian="14pt" style:font-weight-asian="normal" style:font-name-complex="Arial" style:font-size-complex="14pt" style:font-weight-complex="normal"/>
    </style:style>
    <style:style style:name="P340"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name-asian="Calibri" style:font-size-asian="14pt" style:font-weight-asian="normal" style:font-name-complex="Arial" style:font-size-complex="14pt" style:font-weight-complex="normal"/>
    </style:style>
    <style:style style:name="P341"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fo:background-color="#ffffff" style:font-name-asian="ClassicEFN" style:font-size-asian="14pt" style:font-weight-asian="normal" style:font-name-complex="ClassicEFN" style:font-size-complex="14pt" style:font-weight-complex="normal"/>
    </style:style>
    <style:style style:name="P342"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size-asian="14pt" style:font-weight-asian="bold" style:font-size-complex="14pt" style:font-weight-complex="bold"/>
    </style:style>
    <style:style style:name="P343"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344"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fo:background-color="#ffffff" style:font-name-asian="Courier" style:font-size-asian="14pt" style:font-weight-asian="bold" style:font-name-complex="Courier" style:font-size-complex="14pt" style:font-weight-complex="bold"/>
    </style:style>
    <style:style style:name="P345"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normal" fo:background-color="#ffffff" style:font-size-asian="14pt" style:font-weight-asian="normal" style:font-size-complex="14pt" style:font-weight-complex="normal"/>
    </style:style>
    <style:style style:name="P346" style:family="paragraph" style:parent-style-name="Standard_20__28_user_29_">
      <style:paragraph-properties loext:contextual-spacing="false" fo:margin-top="0cm" fo:margin-bottom="0.042cm" fo:line-height="200%" fo:text-align="justify" style:justify-single-word="false"/>
      <style:text-properties fo:color="#000000" fo:font-size="14pt" fo:background-color="#ffffff" style:font-size-asian="14pt" style:font-size-complex="14pt"/>
    </style:style>
    <style:style style:name="P347" style:family="paragraph" style:parent-style-name="Standard_20__28_user_29_" style:list-style-name="WW8Num2">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348" style:family="paragraph" style:parent-style-name="Standard_20__28_user_29_" style:list-style-name="WW8Num2">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349"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P350"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bold"/>
    </style:style>
    <style:style style:name="P351"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fo:background-color="#ffffff" style:font-name-asian="Calibri" style:font-size-asian="14pt" style:font-weight-asian="normal" style:font-name-complex="Times New Roman" style:font-size-complex="14pt" style:font-weight-complex="normal"/>
    </style:style>
    <style:style style:name="P352"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alibri" style:font-size-asian="14pt" style:font-weight-asian="bold" style:font-name-complex="Times New Roman" style:font-size-complex="14pt" style:font-weight-complex="bold"/>
    </style:style>
    <style:style style:name="P353"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Times New Roman1" style:font-size-asian="14pt" style:font-weight-asian="bold" style:font-name-complex="Times New Roman" style:font-size-complex="14pt" style:font-weight-complex="bold"/>
    </style:style>
    <style:style style:name="P354"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355"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P356"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357"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bold"/>
    </style:style>
    <style:style style:name="P358"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359"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size-asian="14pt" style:font-weight-asian="bold" style:font-name-complex="Times New Roman" style:font-size-complex="14pt" style:font-weight-complex="bold"/>
    </style:style>
    <style:style style:name="P360"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361"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ClassicEFN" style:font-size-complex="14pt" style:font-weight-complex="bold"/>
    </style:style>
    <style:style style:name="P362" style:family="paragraph" style:parent-style-name="Standard_20__28_user_29_" style:list-style-name="WW8Num2">
      <style:paragraph-properties loext:contextual-spacing="false" fo:margin-top="0cm" fo:margin-bottom="0.042cm" fo:line-height="200%" fo:text-align="justify" style:justify-single-word="false"/>
      <style:text-properties fo:color="#000000" style:font-name="Times New Roman" fo:font-size="15pt" fo:font-style="normal" style:text-underline-style="none" fo:font-weight="normal" fo:background-color="#ffffff" style:font-name-asian="Courier" style:font-size-asian="15pt" style:font-style-asian="normal" style:font-weight-asian="normal" style:font-name-complex="Times New Roman" style:font-size-complex="15pt" style:font-style-complex="italic" style:font-weight-complex="normal"/>
    </style:style>
    <style:style style:name="P363" style:family="paragraph" style:parent-style-name="Standard_20__28_user_29_" style:list-style-name="WW8Num2">
      <style:paragraph-properties loext:contextual-spacing="false" fo:margin-top="0cm" fo:margin-bottom="0.042cm" fo:line-height="200%" fo:text-align="justify" style:justify-single-word="false"/>
      <style:text-properties fo:color="#000000" style:font-name="Times New Roman" fo:font-size="15pt" fo:font-style="normal" style:text-underline-style="none" fo:font-weight="normal" fo:background-color="#ffffff" style:font-name-asian="Courier" style:font-size-asian="15pt" style:font-style-asian="normal" style:font-weight-asian="normal" style:font-name-complex="Times New Roman" style:font-size-complex="15pt" style:font-style-complex="italic" style:font-weight-complex="normal"/>
    </style:style>
    <style:style style:name="P364"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365"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P366"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bold" fo:background-color="#ffffff" style:font-name-asian="Times New Roman1" style:font-size-asian="14pt" style:font-style-asian="normal" style:font-weight-asian="bold" style:font-name-complex="Times New Roman" style:font-size-complex="14pt" style:font-style-complex="normal" style:font-weight-complex="bold"/>
    </style:style>
    <style:style style:name="P367" style:family="paragraph" style:parent-style-name="Standard_20__28_user_29_" style:list-style-name="WW8Num2">
      <style:paragraph-properties loext:contextual-spacing="false" fo:margin-top="0cm" fo:margin-bottom="0.042cm" fo:line-height="200%" fo:text-align="justify" style:justify-single-word="false"/>
    </style:style>
    <style:style style:name="P368" style:family="paragraph" style:parent-style-name="Standard_20__28_user_29_" style:list-style-name="WW8Num2">
      <style:paragraph-properties loext:contextual-spacing="false" fo:margin-top="0cm" fo:margin-bottom="0.042cm" fo:line-height="200%" fo:text-align="justify" style:justify-single-word="false"/>
    </style:style>
    <style:style style:name="P369" style:family="paragraph" style:parent-style-name="Standard_20__28_user_29_">
      <style:paragraph-properties loext:contextual-spacing="false" fo:margin-top="0cm" fo:margin-bottom="0.042cm" fo:line-height="200%" fo:text-align="justify" style:justify-single-word="false"/>
    </style:style>
    <style:style style:name="P370"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weight-complex="normal"/>
    </style:style>
    <style:style style:name="P371"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P372"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bold" fo:background-color="#ffffff" style:font-name-asian="ClassicEFN" style:font-size-asian="14pt" style:font-style-asian="normal" style:font-weight-asian="bold" style:font-name-complex="Times New Roman" style:font-size-complex="14pt" style:font-weight-complex="bold"/>
    </style:style>
    <style:style style:name="P373"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5pt" fo:letter-spacing="normal" fo:font-style="normal" style:text-underline-style="none" fo:font-weight="normal" fo:background-color="#ffffff" style:font-name-asian="ClassicEFN" style:font-size-asian="15pt" style:font-style-asian="normal" style:font-weight-asian="normal" style:font-name-complex="Times New Roman" style:font-size-complex="15pt" style:font-weight-complex="normal"/>
    </style:style>
    <style:style style:name="P374"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5pt" fo:letter-spacing="normal" fo:font-style="normal" style:text-underline-style="none" fo:font-weight="bold" fo:background-color="#ffffff" style:font-name-asian="ClassicEFN" style:font-size-asian="15pt" style:font-style-asian="normal" style:font-weight-asian="bold" style:font-name-complex="Times New Roman" style:font-size-complex="15pt" style:font-weight-complex="bold"/>
    </style:style>
    <style:style style:name="P375"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text-line-through-style="none" style:font-name="Times New Roman" fo:font-size="14pt" fo:letter-spacing="normal" fo:font-style="normal" style:text-underline-style="none" fo:font-weight="bold" fo:background-color="#ffffff" style:font-name-asian="Courier" style:font-size-asian="14pt" style:font-style-asian="normal" style:font-weight-asian="bold" style:font-name-complex="Times New Roman" style:font-size-complex="14pt" style:font-style-complex="normal" style:font-weight-complex="bold"/>
    </style:style>
    <style:style style:name="P376"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text-line-through-style="none"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P377"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P378"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normal" fo:background-color="#ffffff" style:font-name-asian="Courier" style:font-size-asian="14pt" style:font-weight-asian="normal" style:font-name-complex="Times New Roman" style:font-size-complex="14pt" style:font-weight-complex="normal"/>
    </style:style>
    <style:style style:name="P379"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bold" fo:background-color="#ffffff" style:font-name-asian="Calibri" style:font-size-asian="14pt" style:font-weight-asian="bold" style:font-name-complex="Times New Roman" style:font-size-complex="14pt" style:font-weight-complex="bold"/>
    </style:style>
    <style:style style:name="P380" style:family="paragraph" style:parent-style-name="Standard_20__28_user_29_">
      <style:paragraph-properties loext:contextual-spacing="false" fo:margin-top="0cm" fo:margin-bottom="0.353cm" fo:line-height="200%" fo:text-align="justify" style:justify-single-word="false"/>
      <style:text-properties fo:color="#000000" fo:font-size="14pt" fo:background-color="#ffffff" style:font-size-asian="14pt" style:font-size-complex="14pt"/>
    </style:style>
    <style:style style:name="P381"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P382"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P383"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Times New Roman" style:font-size-asian="14pt" style:font-weight-asian="normal" style:font-name-complex="Times New Roman" style:font-size-complex="14pt" style:font-weight-complex="normal"/>
    </style:style>
    <style:style style:name="P384"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P385"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ourier" style:font-size-asian="14pt" style:font-weight-asian="bold" style:font-name-complex="Times New Roman" style:font-size-complex="14pt" style:font-weight-complex="bold"/>
    </style:style>
    <style:style style:name="P386"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bold" fo:background-color="#ffffff" style:font-name-asian="ClassicEFN" style:font-size-asian="14pt" style:font-weight-asian="bold" style:font-name-complex="Times New Roman" style:font-size-complex="14pt" style:font-weight-complex="bold"/>
    </style:style>
    <style:style style:name="P387"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P388" style:family="paragraph" style:parent-style-name="Standard_20__28_user_29_">
      <style:paragraph-properties loext:contextual-spacing="false" fo:margin-top="0cm" fo:margin-bottom="0.353cm" fo:line-height="200%" fo:text-align="justify" style:justify-single-word="false"/>
      <style:text-properties fo:color="#000000" fo:background-color="#ffffff"/>
    </style:style>
    <style:style style:name="P389" style:family="paragraph" style:parent-style-name="Standard_20__28_user_29_">
      <style:paragraph-properties loext:contextual-spacing="false" fo:margin-top="0cm" fo:margin-bottom="0.353cm" fo:line-height="200%" fo:text-align="justify" style:justify-single-word="false"/>
    </style:style>
    <style:style style:name="P390" style:family="paragraph" style:parent-style-name="Footnote">
      <style:paragraph-properties fo:line-height="100%"/>
    </style:style>
    <style:style style:name="P391" style:family="paragraph" style:parent-style-name="Footnote">
      <style:paragraph-properties fo:margin-left="0cm" fo:margin-right="0cm" fo:text-indent="0cm" style:auto-text-indent="false"/>
    </style:style>
    <style:style style:name="P392" style:family="paragraph" style:parent-style-name="Footnote">
      <style:paragraph-properties loext:contextual-spacing="false" fo:margin-top="0cm" fo:margin-bottom="0.499cm"/>
    </style:style>
    <style:style style:name="P393" style:family="paragraph" style:parent-style-name="Footnote">
      <style:paragraph-properties loext:contextual-spacing="false" fo:margin-top="0cm" fo:margin-bottom="0.499cm" fo:line-height="100%"/>
    </style:style>
    <style:style style:name="P394" style:family="paragraph" style:parent-style-name="Table_20_Heading">
      <style:paragraph-properties loext:contextual-spacing="false" fo:margin-top="0cm" fo:margin-bottom="0.499cm" fo:line-height="200%" fo:text-align="center" style:justify-single-word="false"/>
      <style:text-properties fo:color="#000000" fo:background-color="#ffffff"/>
    </style:style>
    <style:style style:name="P395" style:family="paragraph" style:parent-style-name="Table_20_Heading">
      <style:paragraph-properties loext:contextual-spacing="false" fo:margin-top="0cm" fo:margin-bottom="0.499cm" fo:line-height="200%" fo:text-align="center" style:justify-single-word="false"/>
      <style:text-properties fo:color="#000000" fo:font-size="9pt" fo:background-color="#ffffff"/>
    </style:style>
    <style:style style:name="T1" style:family="text">
      <style:text-properties fo:color="#000000" style:font-name="Times New Roman" fo:font-size="14pt" fo:font-weight="normal" fo:background-color="#ffffff" style:font-size-asian="14pt" style:font-weight-asian="normal" style:font-name-complex="Times New Roman" style:font-size-complex="14pt" style:font-weight-complex="normal"/>
    </style:style>
    <style:style style:name="T2" style:family="text">
      <style:text-properties fo:color="#000000" style:font-name="Times New Roman" fo:font-size="14pt" fo:font-weight="normal" fo:background-color="#ffffff" style:font-name-asian="Courier" style:font-size-asian="14pt" style:font-weight-asian="normal" style:font-name-complex="Times New Roman" style:font-size-complex="14pt" style:font-weight-complex="normal"/>
    </style:style>
    <style:style style:name="T3" style:family="text">
      <style:text-properties fo:color="#000000" style:font-name="Times New Roman" fo:font-size="14pt" fo:font-weight="normal" fo:background-color="#ffffff" style:font-name-asian="ClassicEFN" style:font-size-asian="14pt" style:font-weight-asian="normal" style:font-name-complex="Times New Roman" style:font-size-complex="14pt" style:font-weight-complex="normal"/>
    </style:style>
    <style:style style:name="T4" style:family="text">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normal"/>
    </style:style>
    <style:style style:name="T5" style:family="text">
      <style:text-properties fo:color="#000000" style:font-name="Times New Roman" fo:font-size="14pt" fo:font-weight="normal" fo:background-color="#ffffff" style:font-name-asian="Calibri" style:font-size-asian="14pt" style:font-weight-asian="normal" style:font-name-complex="Times New Roman" style:font-size-complex="14pt" style:font-weight-complex="bold"/>
    </style:style>
    <style:style style:name="T6" style:family="text">
      <style:text-properties fo:color="#000000" style:font-name="Times New Roman" fo:font-size="14pt" fo:font-weight="normal" fo:background-color="#ffffff" style:font-name-asian="Times New Roman1" style:font-size-asian="14pt" style:font-weight-asian="normal" style:font-name-complex="Times New Roman" style:font-size-complex="14pt" style:font-weight-complex="normal"/>
    </style:style>
    <style:style style:name="T7" style:family="text">
      <style:text-properties fo:color="#000000" style:font-name="Times New Roman" fo:font-size="14pt" style:text-underline-style="none" fo:font-weight="normal" fo:background-color="#ffffff" style:font-name-asian="ClassicEFN" style:font-size-asian="14pt" style:font-weight-asian="normal" style:font-name-complex="Times New Roman" style:font-size-complex="14pt" style:font-weight-complex="normal"/>
    </style:style>
    <style:style style:name="T8" style:family="text">
      <style:text-properties fo:color="#000000" style:font-name="Times New Roman" fo:font-size="14pt" style:text-underline-style="none" fo:font-weight="normal" fo:background-color="#ffffff" style:font-name-asian="Times New Roman1" style:font-size-asian="14pt" style:font-weight-asian="normal" style:font-name-complex="Times New Roman" style:font-size-complex="14pt" style:font-weight-complex="normal"/>
    </style:style>
    <style:style style:name="T9" style:family="text">
      <style:text-properties fo:color="#000000" style:font-name="Times New Roman" fo:font-size="14pt" style:text-underline-style="none" fo:font-weight="normal" fo:background-color="#ffffff" style:font-name-asian="Courier" style:font-size-asian="14pt" style:font-weight-asian="normal" style:font-name-complex="Times New Roman" style:font-size-complex="14pt" style:font-weight-complex="normal"/>
    </style:style>
    <style:style style:name="T10" style:family="text">
      <style:text-properties fo:color="#000000" style:font-name="Times New Roman" fo:font-size="14pt" style:text-underline-style="none" fo:font-weight="normal" fo:background-color="#ffffff" style:font-name-asian="BookAntiqua" style:font-size-asian="14pt" style:font-weight-asian="normal" style:font-name-complex="Times New Roman" style:font-size-complex="14pt" style:font-weight-complex="normal"/>
    </style:style>
    <style:style style:name="T11" style:family="text">
      <style:text-properties fo:color="#000000" style:font-name="Times New Roman" fo:font-size="14pt" style:text-underline-style="none" fo:font-weight="bold" fo:background-color="#ffffff" style:font-name-asian="ClassicEFN" style:font-size-asian="14pt" style:font-weight-asian="bold" style:font-name-complex="Times New Roman" style:font-size-complex="14pt" style:font-weight-complex="bold"/>
    </style:style>
    <style:style style:name="T12" style:family="text">
      <style:text-properties fo:color="#000000" style:font-name="Times New Roman" fo:font-size="14pt"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13" style:family="text">
      <style:text-properties fo:color="#000000" style:font-name="Times New Roman" fo:font-size="14pt"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italic" style:font-weight-complex="normal"/>
    </style:style>
    <style:style style:name="T14" style:family="text">
      <style:text-properties fo:color="#000000"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15" style:family="text">
      <style:text-properties fo:color="#000000"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italic" style:font-weight-complex="normal"/>
    </style:style>
    <style:style style:name="T16" style:family="text">
      <style:text-properties fo:color="#000000"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italic" style:font-weight-complex="normal"/>
    </style:style>
    <style:style style:name="T17" style:family="text">
      <style:text-properties fo:color="#000000" style:font-name="Times New Roman" fo:font-size="14pt" fo:font-style="normal" style:text-underline-style="none" fo:font-weight="bold" fo:background-color="#ffffff" style:font-name-asian="ClassicEFN" style:font-size-asian="14pt" style:font-style-asian="normal" style:font-weight-asian="bold" style:font-name-complex="Times New Roman" style:font-size-complex="14pt" style:font-style-complex="italic" style:font-weight-complex="bold"/>
    </style:style>
    <style:style style:name="T18" style:family="text">
      <style:text-properties fo:color="#000000" style:font-name="Times New Roman" fo:font-size="14pt" fo:background-color="#ffffff" style:font-size-asian="14pt" style:font-name-complex="Times New Roman" style:font-size-complex="14pt"/>
    </style:style>
    <style:style style:name="T19" style:family="text">
      <style:text-properties fo:color="#000000" style:font-name="Times New Roman" fo:font-size="15pt" fo:font-style="normal" style:text-underline-style="none" fo:font-weight="normal" fo:background-color="#ffffff" style:font-name-asian="ClassicEFN" style:font-size-asian="15pt" style:font-style-asian="normal" style:font-weight-asian="normal" style:font-name-complex="Times New Roman" style:font-size-complex="15pt" style:font-style-complex="italic" style:font-weight-complex="normal"/>
    </style:style>
    <style:style style:name="T20" style:family="text">
      <style:text-properties fo:color="#000000" style:font-name="Times New Roman" fo:font-size="11pt" style:text-underline-style="none" fo:font-weight="normal" fo:background-color="#ffffff" style:font-name-asian="Times New Roman1" style:font-size-asian="11pt" style:font-weight-asian="normal" style:font-name-complex="Times New Roman" style:font-size-complex="11pt" style:font-weight-complex="normal"/>
    </style:style>
    <style:style style:name="T21" style:family="text">
      <style:text-properties fo:color="#000000" fo:font-size="14pt" fo:font-weight="bold" fo:background-color="#ffffff" style:font-name-asian="ClassicEFN" style:font-size-asian="14pt" style:font-weight-asian="bold" style:font-name-complex="ClassicEFN" style:font-size-complex="14pt" style:font-weight-complex="bold"/>
    </style:style>
    <style:style style:name="T22" style:family="text">
      <style:text-properties fo:color="#000000" fo:font-size="14pt" style:text-underline-style="none" fo:font-weight="normal" fo:background-color="#ffffff" style:font-size-asian="14pt" style:font-weight-asian="normal" style:font-name-complex="Arial" style:font-size-complex="14pt" style:font-weight-complex="normal"/>
    </style:style>
    <style:style style:name="T23" style:family="text">
      <style:text-properties fo:color="#000000" fo:font-size="14pt" style:text-underline-style="none" fo:font-weight="normal" fo:background-color="#ffffff" style:font-name-asian="Calibri" style:font-size-asian="14pt" style:font-weight-asian="normal" style:font-name-complex="Arial" style:font-size-complex="14pt" style:font-weight-complex="normal"/>
    </style:style>
    <style:style style:name="T24" style:family="text">
      <style:text-properties fo:color="#000000" fo:font-size="14pt" style:text-underline-style="none" fo:font-weight="normal" fo:background-color="#ffffff" style:font-name-asian="Courier" style:font-size-asian="14pt" style:font-weight-asian="normal" style:font-name-complex="Courier" style:font-size-complex="14pt" style:font-weight-complex="normal"/>
    </style:style>
    <style:style style:name="T25" style:family="text">
      <style:text-properties fo:color="#000000" fo:font-size="14pt" fo:font-weight="normal" fo:background-color="#ffffff" style:font-name-asian="Calibri" style:font-size-asian="14pt" style:font-weight-asian="normal" style:font-name-complex="Times New Roman" style:font-size-complex="14pt" style:font-weight-complex="normal"/>
    </style:style>
    <style:style style:name="T26" style:family="text">
      <style:text-properties fo:color="#000000" fo:font-size="14pt" fo:font-weight="normal" fo:background-color="#ffffff" style:font-name-asian="Calibri" style:font-size-asian="14pt" style:font-weight-asian="normal" style:font-name-complex="Times New Roman" style:font-size-complex="14pt" style:font-weight-complex="bold"/>
    </style:style>
    <style:style style:name="T27" style:family="text">
      <style:text-properties fo:color="#000000" fo:font-size="14pt" fo:font-weight="normal" fo:background-color="#ffffff" style:font-size-asian="14pt" style:font-weight-asian="normal" style:font-size-complex="14pt" style:font-weight-complex="normal"/>
    </style:style>
    <style:style style:name="T28" style:family="text">
      <style:text-properties fo:color="#000000" fo:font-size="14pt" fo:font-weight="normal" fo:background-color="#ffffff" style:font-name-asian="ClassicEFN" style:font-size-asian="14pt" style:font-weight-asian="normal" style:font-name-complex="ClassicEFN" style:font-size-complex="14pt" style:font-weight-complex="normal"/>
    </style:style>
    <style:style style:name="T29" style:family="text">
      <style:text-properties fo:color="#000000" fo:font-size="14pt" fo:font-weight="normal" fo:background-color="#ffffff" style:font-name-asian="ClassicEFN" style:font-size-asian="14pt" style:font-weight-asian="normal" style:font-name-complex="Times New Roman" style:font-size-complex="14pt" style:font-weight-complex="normal"/>
    </style:style>
    <style:style style:name="T30" style:family="text">
      <style:text-properties fo:color="#000000" fo:font-size="14pt" fo:font-weight="normal" fo:background-color="#ffffff" style:font-name-asian="Courier" style:font-size-asian="14pt" style:font-weight-asian="normal" style:font-name-complex="Courier" style:font-size-complex="14pt" style:font-weight-complex="normal"/>
    </style:style>
    <style:style style:name="T31" style:family="text">
      <style:text-properties fo:color="#000000" fo:font-size="14pt" fo:background-color="#ffffff" style:font-size-asian="14pt" style:font-size-complex="14pt"/>
    </style:style>
    <style:style style:name="T32" style:family="text">
      <style:text-properties fo:color="#000000" fo:font-size="14pt" fo:background-color="#ffffff" style:font-size-asian="14pt" style:font-size-complex="14pt" style:font-weight-complex="bold"/>
    </style:style>
    <style:style style:name="T33" style:family="text">
      <style:text-properties fo:color="#000000" fo:font-size="14pt" fo:background-color="#ffffff" style:font-name-asian="Courier" style:font-size-asian="14pt" style:font-name-complex="Courier" style:font-size-complex="14pt"/>
    </style:style>
    <style:style style:name="T34" style:family="text">
      <style:text-properties fo:color="#000000" style:text-line-through-style="none" style:font-name="Times New Roman" fo:font-size="14pt"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T35" style:family="text">
      <style:text-properties fo:color="#000000" style:text-line-through-style="none" style:font-name="Times New Roman" fo:font-size="14pt"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36" style:family="text">
      <style:text-properties fo:color="#000000" style:text-line-through-style="none" style:font-name="Times New Roman" fo:font-size="14pt"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37" style:family="text">
      <style:text-properties fo:color="#000000" fo:font-size="15pt" style:text-underline-style="none" fo:font-weight="normal" fo:background-color="#ffffff" style:font-name-asian="ClassicEFN" style:font-size-asian="15pt" style:font-weight-asian="normal" style:font-name-complex="ClassicEFN" style:font-size-complex="15pt" style:font-weight-complex="normal"/>
    </style:style>
    <style:style style:name="T38" style:family="text">
      <style:text-properties fo:color="#000000" style:font-name="Times New Roman1" fo:font-size="14pt" fo:font-weight="normal" fo:background-color="#ffffff" style:font-name-asian="Times New Roman1" style:font-size-asian="14pt" style:font-weight-asian="normal" style:font-name-complex="Times New Roman1" style:font-size-complex="14pt" style:font-weight-complex="normal"/>
    </style:style>
    <style:style style:name="T39" style:family="text">
      <style:text-properties fo:color="#000000" style:font-name="Times New Roman1" fo:font-size="14pt" style:text-underline-style="none" fo:font-weight="normal" fo:background-color="#ffffff" style:font-name-asian="Times New Roman1" style:font-size-asian="14pt" style:font-weight-asian="normal" style:font-name-complex="Times New Roman1" style:font-size-complex="14pt" style:font-weight-complex="normal"/>
    </style:style>
    <style:style style:name="T40" style:family="text">
      <style:text-properties fo:color="#000000" style:font-name="Times New Roman1" fo:font-size="14pt" style:text-underline-style="none" fo:font-weight="normal" fo:background-color="#ffffff" style:font-name-asian="Courier" style:font-size-asian="14pt" style:font-weight-asian="normal" style:font-name-complex="Times New Roman1" style:font-size-complex="14pt" style:font-weight-complex="normal"/>
    </style:style>
    <style:style style:name="T41" style:family="text">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42" style:family="text">
      <style:text-properties fo:font-variant="normal" fo:text-transform="none" fo:color="#000000"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weight-complex="normal"/>
    </style:style>
    <style:style style:name="T43" style:family="text">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T44" style:family="text">
      <style:text-properties fo:font-variant="normal" fo:text-transform="none" fo:color="#000000"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weight-complex="normal"/>
    </style:style>
    <style:style style:name="T45" style:family="text">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T46" style:family="text">
      <style:text-properties fo:font-variant="normal" fo:text-transform="none" fo:color="#000000"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font-name="Times New Roman" fo:font-size="14pt" fo:letter-spacing="normal" style:text-underline-style="none" fo:font-weight="normal" fo:background-color="#ffffff" style:font-name-asian="Courier" style:font-size-asian="14pt" style:font-weight-asian="normal" style:font-name-complex="Times New Roman" style:font-size-complex="14pt" style:font-weight-complex="normal"/>
    </style:style>
    <style:style style:name="T48"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weight-complex="normal"/>
    </style:style>
    <style:style style:name="T49"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Courier"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Times New Roman1" style:font-size-asian="14pt" style:font-style-asian="normal" style:font-weight-asian="normal" style:font-name-complex="Times New Roman" style:font-size-complex="14pt" style:font-style-complex="normal" style:font-weight-complex="normal"/>
    </style:style>
    <style:style style:name="T51"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BookAntiqua" style:font-size-asian="14pt" style:font-style-asian="normal" style:font-weight-asian="normal" style:font-name-complex="Times New Roman" style:font-size-complex="14pt" style:font-style-complex="normal" style:font-weight-complex="normal"/>
    </style:style>
    <style:style style:name="T52" style:family="text">
      <style:text-properties fo:font-variant="normal" fo:text-transform="none" fo:color="#000000" style:text-line-through-style="none" style:font-name="Times New Roman" fo:font-size="14pt" fo:letter-spacing="normal" fo:font-style="normal" style:text-underline-style="none" fo:font-weight="normal" fo:background-color="#ffffff" style:font-name-asian="ClassicEFN" style:font-size-asian="14pt" style:font-style-asian="normal" style:font-weight-asian="normal" style:font-name-complex="Times New Roman" style:font-size-complex="14pt" style:font-style-complex="normal" style:font-weight-complex="normal"/>
    </style:style>
    <style:style style:name="T53" style:family="text">
      <style:text-properties fo:font-variant="normal" fo:text-transform="none" fo:color="#000000" style:text-line-through-style="none" style:font-name="Times New Roman1" fo:font-size="14pt" fo:letter-spacing="normal" fo:font-style="normal" style:text-underline-style="none" fo:font-weight="normal" fo:background-color="#ffffff" style:font-name-asian="Times New Roman1" style:font-size-asian="14pt" style:font-style-asian="normal" style:font-weight-asian="normal" style:font-name-complex="Times New Roman1" style:font-size-complex="14pt" style:font-style-complex="normal" style:font-weight-complex="normal"/>
    </style:style>
    <style:style style:name="T54" style:family="text">
      <style:text-properties fo:font-variant="normal" fo:text-transform="none" fo:color="#000000" style:text-line-through-style="none" style:font-name="Times New Roman1" fo:font-size="14pt" fo:letter-spacing="normal" fo:font-style="normal" style:text-underline-style="none" fo:font-weight="normal" fo:background-color="#ffffff" style:font-name-asian="Courier" style:font-size-asian="14pt" style:font-style-asian="normal" style:font-weight-asian="normal" style:font-name-complex="Times New Roman1" style:font-size-complex="14pt" style:font-style-complex="normal" style:font-weight-complex="normal"/>
    </style:style>
    <style:style style:name="T55" style:family="text">
      <style:text-properties fo:font-variant="normal" fo:text-transform="none" style:font-name="Times New Roman" fo:font-size="14pt" fo:letter-spacing="normal" fo:font-style="normal" style:font-size-asian="14pt" style:font-size-complex="14pt"/>
    </style:style>
    <style:style style:name="T56" style:family="text">
      <style:text-properties fo:font-variant="normal" fo:text-transform="none" style:font-name="Times New Roman" fo:font-size="14pt" fo:letter-spacing="normal" fo:font-style="normal" fo:font-weight="normal" style:font-size-asian="14pt" style:font-style-asian="normal" style:font-weight-asian="normal" style:font-name-complex="Times New Roman" style:font-size-complex="14pt" style:font-weight-complex="normal"/>
    </style:style>
    <style:style style:name="T57" style:family="text">
      <style:text-properties fo:font-variant="normal" fo:text-transform="none" style:font-name="Times New Roman" fo:font-size="14pt" fo:letter-spacing="normal" fo:font-style="normal" fo:font-weight="normal" style:font-name-asian="Times New Roman1" style:font-size-asian="14pt" style:font-style-asian="normal" style:font-weight-asian="normal" style:font-name-complex="Times New Roman" style:font-size-complex="14pt" style:font-weight-complex="normal"/>
    </style:style>
    <style:style style:name="T58" style:family="text">
      <style:text-properties fo:font-variant="normal" fo:text-transform="none" style:font-name="Times New Roman" fo:font-size="14pt" fo:letter-spacing="normal" fo:font-style="normal" fo:font-weight="normal" style:font-name-asian="ClassicEFN" style:font-size-asian="14pt" style:font-weight-asian="normal" style:font-name-complex="ClassicEFN" style:font-size-complex="14pt" style:font-weight-complex="normal"/>
    </style:style>
    <style:style style:name="T59" style:family="text">
      <style:text-properties fo:font-variant="normal" fo:text-transform="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weight-complex="normal"/>
    </style:style>
    <style:style style:name="T60" style:family="text">
      <style:text-properties fo:font-variant="normal" fo:text-transform="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61" style:family="text">
      <style:text-properties fo:font-variant="normal" fo:text-transform="none"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weight-complex="normal"/>
    </style:style>
    <style:style style:name="T62" style:family="text">
      <style:text-properties fo:font-variant="normal" fo:text-transform="none"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63" style:family="text">
      <style:text-properties fo:font-variant="normal" fo:text-transform="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weight-complex="normal"/>
    </style:style>
    <style:style style:name="T64" style:family="text">
      <style:text-properties fo:font-variant="normal" fo:text-transform="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65" style:family="text">
      <style:text-properties fo:font-variant="normal" fo:text-transform="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italic" style:font-weight-complex="normal"/>
    </style:style>
    <style:style style:name="T66" style:family="text">
      <style:text-properties fo:font-variant="normal" fo:text-transform="none" style:font-name="Times New Roman" fo:font-size="14pt" fo:letter-spacing="normal" fo:font-style="normal" style:text-underline-style="none" fo:font-weight="normal" style:font-name-asian="BookAntiqua" style:font-size-asian="14pt" style:font-style-asian="normal" style:font-weight-asian="normal" style:font-name-complex="Times New Roman" style:font-size-complex="14pt" style:font-weight-complex="normal"/>
    </style:style>
    <style:style style:name="T67" style:family="text">
      <style:text-properties fo:font-variant="normal" fo:text-transform="none" style:font-name="Times New Roman" fo:font-size="14pt" fo:letter-spacing="normal" fo:language="pl" fo:country="PL" fo:font-style="normal" fo:font-weight="normal" style:font-size-asian="14pt" style:font-style-asian="normal" style:font-weight-asian="normal" style:font-name-complex="Times New Roman" style:font-size-complex="14pt" style:font-weight-complex="normal"/>
    </style:style>
    <style:style style:name="T68" style:family="text">
      <style:text-properties fo:font-variant="normal" fo:text-transform="none" style:font-name="Times New Roman" fo:font-size="14pt" fo:letter-spacing="normal" fo:language="pl" fo:country="PL" fo:font-style="normal" fo:font-weight="normal" style:font-name-asian="Calibri" style:font-size-asian="14pt" style:font-style-asian="normal" style:font-weight-asian="normal" style:font-name-complex="Times New Roman" style:font-size-complex="14pt" style:font-weight-complex="normal"/>
    </style:style>
    <style:style style:name="T69" style:family="text">
      <style:text-properties fo:font-variant="normal" fo:text-transform="none" style:font-name="Times New Roman" fo:font-size="15pt" fo:letter-spacing="normal" fo:font-style="normal" style:text-underline-style="none" fo:font-weight="normal" style:font-name-asian="ClassicEFN" style:font-size-asian="15pt" style:font-style-asian="normal" style:font-weight-asian="normal" style:font-name-complex="Times New Roman" style:font-size-complex="15pt" style:font-weight-complex="normal"/>
    </style:style>
    <style:style style:name="T70" style:family="text">
      <style:text-properties fo:font-variant="normal" fo:text-transform="none" fo:letter-spacing="normal" fo:font-style="normal" fo:font-weight="normal"/>
    </style:style>
    <style:style style:name="T71" style:family="text">
      <style:text-properties fo:font-variant="normal" fo:text-transform="none" fo:letter-spacing="normal" fo:font-style="normal" fo:font-weight="normal" style:font-style-asian="normal" style:font-weight-asian="normal"/>
    </style:style>
    <style:style style:name="T72" style:family="text">
      <style:text-properties fo:font-variant="normal" fo:text-transform="none" fo:letter-spacing="normal" fo:font-style="normal" fo:font-weight="normal" style:font-style-asian="normal" style:font-weight-asian="normal" style:font-name-complex="sans-serif"/>
    </style:style>
    <style:style style:name="T73" style:family="text">
      <style:text-properties fo:font-variant="normal" fo:text-transform="none" fo:letter-spacing="normal" fo:font-style="normal" fo:font-weight="normal" style:font-style-asian="normal" style:font-weight-asian="normal" style:font-name-complex="sans-serif" style:font-style-complex="normal"/>
    </style:style>
    <style:style style:name="T74" style:family="text">
      <style:text-properties fo:font-variant="normal" fo:text-transform="none" fo:letter-spacing="normal" fo:font-style="normal" fo:font-weight="normal" style:font-style-asian="normal" style:font-weight-asian="normal" style:font-style-complex="normal"/>
    </style:style>
    <style:style style:name="T75" style:family="text">
      <style:text-properties fo:font-variant="normal" fo:text-transform="none" fo:letter-spacing="normal" fo:font-style="normal" fo:font-weight="normal" style:font-style-asian="normal" style:font-weight-asian="normal" style:font-weight-complex="normal"/>
    </style:style>
    <style:style style:name="T76" style:family="text">
      <style:text-properties fo:font-variant="normal" fo:text-transform="none" fo:letter-spacing="normal" fo:font-style="normal" fo:font-weight="normal" style:font-style-asian="normal" style:font-style-complex="normal"/>
    </style:style>
    <style:style style:name="T77" style:family="text">
      <style:text-properties fo:font-variant="normal" fo:text-transform="none" fo:letter-spacing="normal" fo:font-style="normal" fo:font-weight="normal" loext:char-shading-value="0"/>
    </style:style>
    <style:style style:name="T78" style:family="text">
      <style:text-properties fo:font-variant="normal" fo:text-transform="none" fo:letter-spacing="normal" fo:font-style="normal" fo:font-weight="normal" style:font-name-asian="ClassicEFN" style:font-style-asian="normal" style:font-name-complex="ClassicEFN" style:font-style-complex="normal"/>
    </style:style>
    <style:style style:name="T79" style:family="text">
      <style:text-properties fo:font-variant="normal" fo:text-transform="none" fo:letter-spacing="normal" fo:font-style="normal" fo:font-weight="normal" loext:char-shading-value="0"/>
    </style:style>
    <style:style style:name="T80" style:family="text">
      <style:text-properties fo:font-variant="normal" fo:text-transform="none" fo:letter-spacing="normal" fo:font-style="italic" fo:font-weight="normal"/>
    </style:style>
    <style:style style:name="T81" style:family="text">
      <style:text-properties fo:font-variant="normal" fo:text-transform="none" fo:letter-spacing="normal" fo:font-style="italic" fo:font-weight="normal" style:font-name-asian="ClassicEFN" style:font-name-complex="ClassicEFN"/>
    </style:style>
    <style:style style:name="T82" style:family="text">
      <style:text-properties fo:font-variant="normal" fo:text-transform="none" fo:letter-spacing="normal" fo:font-style="italic" fo:font-weight="normal" style:font-name-asian="ClassicEFN" style:font-style-asian="italic" style:font-name-complex="ClassicEFN" style:font-style-complex="italic"/>
    </style:style>
    <style:style style:name="T83" style:family="text">
      <style:text-properties fo:font-variant="normal" fo:text-transform="none" fo:letter-spacing="normal" fo:font-style="italic" fo:font-weight="normal" style:font-style-asian="italic" style:font-style-complex="italic"/>
    </style:style>
    <style:style style:name="T84" style:family="text">
      <style:text-properties fo:font-variant="normal" fo:text-transform="none" fo:letter-spacing="normal" style:font-name-asian="ClassicEFN" style:font-name-complex="ClassicEFN"/>
    </style:style>
    <style:style style:name="T85" style:family="text">
      <style:text-properties fo:font-variant="normal" fo:text-transform="none" style:font-name="Times New Roman1" fo:font-size="13.5pt" fo:letter-spacing="normal" fo:font-style="normal" style:text-underline-style="none" fo:font-weight="normal" style:font-name-asian="Times New Roman1" style:font-size-asian="13.5pt" style:font-style-asian="normal" style:font-weight-asian="normal" style:font-name-complex="Times New Roman1" style:font-size-complex="11.5pt" style:font-weight-complex="normal"/>
    </style:style>
    <style:style style:name="T86" style:family="text">
      <style:text-properties fo:font-variant="normal" fo:text-transform="none" style:text-line-through-style="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87" style:family="text">
      <style:text-properties fo:font-variant="normal" fo:text-transform="none" style:text-line-through-style="none"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88" style:family="text">
      <style:text-properties fo:font-variant="normal" fo:text-transform="none" style:text-line-through-style="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89" style:family="text">
      <style:text-properties fo:font-variant="normal" fo:text-transform="none" style:text-line-through-style="none" style:font-name="Times New Roman" fo:font-size="14pt" fo:letter-spacing="normal" fo:font-style="normal" style:text-underline-style="none" fo:font-weight="normal" style:font-name-asian="BookAntiqua" style:font-size-asian="14pt" style:font-style-asian="normal" style:font-weight-asian="normal" style:font-name-complex="Times New Roman" style:font-size-complex="14pt" style:font-style-complex="normal" style:font-weight-complex="normal"/>
    </style:style>
    <style:style style:name="T90" style:family="text">
      <style:text-properties fo:font-variant="normal" fo:text-transform="none" style:text-line-through-style="none" style:font-name="Times New Roman" fo:font-size="14pt" fo:letter-spacing="normal" fo:language="en" fo:country="US"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91" style:family="text">
      <style:text-properties fo:font-variant="normal" fo:text-transform="none" style:text-line-through-style="none" style:font-name="Times New Roman" fo:font-size="15pt" fo:letter-spacing="normal" fo:font-style="normal" style:text-underline-style="none" fo:font-weight="normal" style:font-name-asian="ClassicEFN" style:font-size-asian="15pt" style:font-style-asian="normal" style:font-weight-asian="normal" style:font-name-complex="Times New Roman" style:font-size-complex="15pt" style:font-style-complex="normal" style:font-weight-complex="normal"/>
    </style:style>
    <style:style style:name="T92" style:family="text">
      <style:text-properties fo:font-variant="normal" fo:text-transform="none" style:text-line-through-style="none" style:font-name="Times New Roman1" fo:font-size="14pt" fo:letter-spacing="normal"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93" style:family="text">
      <style:text-properties fo:letter-spacing="normal"/>
    </style:style>
    <style:style style:name="T94" style:family="text">
      <style:text-properties fo:letter-spacing="normal" fo:font-style="italic" style:font-style-asian="italic" style:font-style-complex="italic"/>
    </style:style>
    <style:style style:name="T95" style:family="text">
      <style:text-properties fo:letter-spacing="normal" fo:font-style="normal" style:text-underline-style="none" style:font-style-asian="normal" style:font-style-complex="normal"/>
    </style:style>
    <style:style style:name="T96" style:family="text">
      <style:text-properties fo:letter-spacing="normal" style:font-name-asian="ClassicEFN" style:font-name-complex="ClassicEFN"/>
    </style:style>
    <style:style style:name="T97" style:family="text">
      <style:text-properties fo:letter-spacing="normal" style:font-name-asian="JunicodeWL-Regular" style:font-name-complex="Times New Roman"/>
    </style:style>
    <style:style style:name="T98" style:family="text">
      <style:text-properties fo:letter-spacing="normal" style:font-name-asian="Calibri" style:font-name-complex="Times New Roman" style:font-weight-complex="bold"/>
    </style:style>
    <style:style style:name="T99" style:family="text">
      <style:text-properties fo:letter-spacing="normal" style:font-name-asian="Courier" style:font-name-complex="Times New Roman"/>
    </style:style>
    <style:style style:name="T100" style:family="text">
      <style:text-properties fo:letter-spacing="normal" fo:language="pl" fo:country="PL" fo:font-weight="normal" style:font-name-asian="Calibri" style:language-asian="zh" style:country-asian="CN" style:font-weight-asian="normal" style:font-name-complex="Times New Roman" style:language-complex="hi" style:country-complex="IN" style:font-weight-complex="normal" loext:char-shading-value="0"/>
    </style:style>
    <style:style style:name="T101" style:family="text">
      <style:text-properties fo:letter-spacing="normal" fo:language="pl" fo:country="PL" fo:font-weight="normal" style:font-name-asian="Calibri" style:language-asian="zh" style:country-asian="CN" style:font-weight-asian="normal" style:font-name-complex="Times New Roman" style:language-complex="hi" style:country-complex="IN" style:font-weight-complex="normal" loext:char-shading-value="0"/>
    </style:style>
    <style:style style:name="T102" style:family="text">
      <style:text-properties fo:letter-spacing="normal" fo:font-weight="bold" style:font-weight-asian="bold" style:font-weight-complex="bold"/>
    </style:style>
    <style:style style:name="T103" style:family="text">
      <style:text-properties style:font-name-asian="Courier" style:font-name-complex="Courier"/>
    </style:style>
    <style:style style:name="T104" style:family="text">
      <style:text-properties style:font-name-asian="Courier" style:font-name-complex="Courier" loext:char-shading-value="0"/>
    </style:style>
    <style:style style:name="T105" style:family="text">
      <style:text-properties style:font-name-asian="Courier" style:font-name-complex="Courier" loext:char-shading-value="0"/>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loext:char-shading-value="0"/>
    </style:style>
    <style:style style:name="T108" style:family="text">
      <style:text-properties fo:font-style="italic" style:font-style-asian="italic" style:font-style-complex="italic" loext:char-shading-value="0"/>
    </style:style>
    <style:style style:name="T109" style:family="text">
      <style:text-properties fo:font-style="italic" style:font-style-asian="italic" style:font-name-complex="Times New Roman"/>
    </style:style>
    <style:style style:name="T110" style:family="text">
      <style:text-properties fo:font-style="italic" style:font-style-asian="italic" style:font-name-complex="Times New Roman" style:font-style-complex="italic"/>
    </style:style>
    <style:style style:name="T111" style:family="text">
      <style:text-properties fo:font-style="italic" style:font-name-asian="ClassicEFN" style:font-style-asian="italic" style:font-name-complex="ClassicEFN" style:font-style-complex="italic"/>
    </style:style>
    <style:style style:name="T112" style:family="text">
      <style:text-properties fo:font-style="italic" style:font-name-asian="ClassicEFN" style:font-style-asian="italic" style:font-name-complex="ClassicEFN" style:font-style-complex="italic" loext:char-shading-value="0"/>
    </style:style>
    <style:style style:name="T113" style:family="text">
      <style:text-properties fo:font-style="italic" style:font-name-asian="ClassicEFN" style:font-style-asian="italic" style:font-name-complex="ClassicEFN" style:font-style-complex="italic" loext:char-shading-value="0"/>
    </style:style>
    <style:style style:name="T114" style:family="text">
      <style:text-properties style:font-name-asian="ClassicEFN" style:font-name-complex="ClassicEFN"/>
    </style:style>
    <style:style style:name="T115" style:family="text">
      <style:text-properties style:font-name-asian="ClassicEFN" style:font-name-complex="ClassicEFN" loext:char-shading-value="0"/>
    </style:style>
    <style:style style:name="T116" style:family="text">
      <style:text-properties style:font-name-asian="ClassicEFN" style:font-name-complex="ClassicEFN" loext:char-shading-value="0"/>
    </style:style>
    <style:style style:name="T117" style:family="text">
      <style:text-properties style:font-name-asian="ClassicEFN" style:font-name-complex="Times New Roman"/>
    </style:style>
    <style:style style:name="T118" style:family="text">
      <style:text-properties style:font-name-asian="ClassicEFN" style:font-name-complex="Times New Roman" loext:char-shading-value="0"/>
    </style:style>
    <style:style style:name="T119" style:family="text">
      <style:text-properties style:font-name-asian="ClassicEFN" style:font-name-complex="Times New Roman" loext:char-shading-value="0"/>
    </style:style>
    <style:style style:name="T120" style:family="text">
      <style:text-properties style:font-name-asian="ClassicEFN" style:font-name-complex="TTE17B68E8t00"/>
    </style:style>
    <style:style style:name="T121" style:family="text">
      <style:text-properties fo:font-style="normal" style:font-style-asian="normal" style:font-style-complex="normal"/>
    </style:style>
    <style:style style:name="T122" style:family="text">
      <style:text-properties fo:font-style="normal" style:font-style-asian="normal" style:font-name-complex="Times New Roman" style:font-style-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fo:font-weight="normal" style:font-style-asian="normal" style:font-weight-asian="normal" style:font-style-complex="normal" style:font-weight-complex="normal"/>
    </style:style>
    <style:style style:name="T125" style:family="text">
      <style:text-properties fo:font-style="normal" fo:font-weight="normal" style:font-name-asian="Calibri" style:font-style-asian="normal" style:font-weight-asian="normal" style:font-name-complex="Times New Roman" style:font-style-complex="normal" style:font-weight-complex="normal"/>
    </style:style>
    <style:style style:name="T126" style:family="text">
      <style:text-properties fo:font-style="normal" style:font-name-asian="ClassicEFN" style:font-style-asian="normal" style:font-name-complex="ClassicEFN" style:font-style-complex="normal"/>
    </style:style>
    <style:style style:name="T127" style:family="text">
      <style:text-properties fo:font-style="normal" style:text-underline-style="none" fo:font-weight="normal" style:font-style-asian="normal" style:font-weight-asian="normal" style:font-style-complex="normal" style:font-weight-complex="normal"/>
    </style:style>
    <style:style style:name="T128" style:family="text">
      <style:text-properties fo:font-style="normal" style:text-underline-style="none" fo:font-weight="normal" style:font-name-asian="Courier" style:font-style-asian="normal" style:font-weight-asian="normal" style:font-name-complex="Times New Roman" style:font-style-complex="italic" style:font-weight-complex="normal"/>
    </style:style>
    <style:style style:name="T129" style:family="text">
      <style:text-properties fo:font-style="normal" style:font-name-asian="TimesNewRoman" style:font-style-asian="normal" style:font-name-complex="TimesNewRoman" style:font-style-complex="normal"/>
    </style:style>
    <style:style style:name="T130" style:family="text">
      <style:text-properties style:font-name="Times New Roman" fo:font-size="14pt" style:font-name-asian="ClassicEFN" style:font-size-asian="14pt" style:font-name-complex="ClassicEFN" style:font-size-complex="14pt"/>
    </style:style>
    <style:style style:name="T131" style:family="text">
      <style:text-properties style:font-name="Times New Roman" fo:font-size="14pt" style:font-name-asian="ClassicEFN" style:font-size-asian="14pt" style:font-name-complex="Times New Roman" style:font-size-complex="14pt"/>
    </style:style>
    <style:style style:name="T132" style:family="text">
      <style:text-properties style:font-name="Times New Roman" fo:font-size="14pt" fo:font-weight="normal" style:font-name-asian="ClassicEFN" style:font-size-asian="14pt" style:font-weight-asian="normal" style:font-name-complex="ClassicEFN" style:font-size-complex="14pt" style:font-weight-complex="normal"/>
    </style:style>
    <style:style style:name="T133" style:family="text">
      <style:text-properties style:font-name="Times New Roman" fo:font-size="14pt" fo:font-weight="normal" style:font-name-asian="ClassicEFN" style:font-size-asian="14pt" style:font-weight-asian="normal" style:font-name-complex="Times New Roman" style:font-size-complex="14pt" style:font-weight-complex="normal"/>
    </style:style>
    <style:style style:name="T134" style:family="text">
      <style:text-properties style:font-name="Times New Roman" fo:font-size="14pt" fo:font-weight="normal" style:font-size-asian="14pt" style:font-weight-asian="normal" style:font-name-complex="Times New Roman" style:font-size-complex="14pt" style:font-weight-complex="normal"/>
    </style:style>
    <style:style style:name="T135" style:family="text">
      <style:text-properties style:font-name="Times New Roman" fo:font-size="14pt" fo:font-weight="normal" style:font-name-asian="Courier" style:font-size-asian="14pt" style:font-weight-asian="normal" style:font-name-complex="Times New Roman" style:font-size-complex="14pt" style:font-weight-complex="normal"/>
    </style:style>
    <style:style style:name="T136" style:family="text">
      <style:text-properties style:font-name="Times New Roman" fo:font-size="14pt" fo:font-weight="normal" style:font-name-asian="Calibri" style:font-size-asian="14pt" style:font-weight-asian="normal" style:font-name-complex="Times New Roman" style:font-size-complex="14pt" style:font-weight-complex="normal"/>
    </style:style>
    <style:style style:name="T137"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138" style:family="text">
      <style:text-properties style:font-name="Times New Roman" fo:font-size="14pt" fo:font-weight="normal" style:font-name-asian="Times New Roman1" style:font-size-asian="14pt" style:font-weight-asian="normal" style:font-name-complex="Times New Roman" style:font-size-complex="14pt" style:font-weight-complex="normal"/>
    </style:style>
    <style:style style:name="T139" style:family="text">
      <style:text-properties style:font-name="Times New Roman" fo:font-size="14pt" fo:font-weight="bold" style:font-name-asian="Calibri" style:font-size-asian="14pt" style:font-weight-asian="bold" style:font-name-complex="Times New Roman" style:font-size-complex="14pt" style:font-weight-complex="bold"/>
    </style:style>
    <style:style style:name="T140" style:family="text">
      <style:text-properties style:font-name="Times New Roman" fo:font-size="14pt" fo:font-weight="bold" style:font-name-asian="Courier" style:font-size-asian="14pt" style:font-weight-asian="bold" style:font-name-complex="Times New Roman" style:font-size-complex="14pt" style:font-weight-complex="bold"/>
    </style:style>
    <style:style style:name="T141"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142" style:family="text">
      <style:text-properties style:font-name="Times New Roman" fo:font-size="14pt" fo:font-weight="bold" style:font-name-asian="ClassicEFN" style:font-size-asian="14pt" style:font-weight-asian="bold" style:font-name-complex="ClassicEFN" style:font-size-complex="14pt" style:font-weight-complex="bold"/>
    </style:style>
    <style:style style:name="T143" style:family="text">
      <style:text-properties style:font-name="Times New Roman" fo:font-size="14pt" style:font-size-asian="14pt" style:font-name-complex="Times New Roman" style:font-size-complex="14pt"/>
    </style:style>
    <style:style style:name="T144" style:family="text">
      <style:text-properties style:font-name="Times New Roman" fo:font-size="14pt" style:font-name-asian="Courier" style:font-size-asian="14pt" style:font-name-complex="Times New Roman" style:font-size-complex="14pt"/>
    </style:style>
    <style:style style:name="T145" style:family="text">
      <style:text-properties style:font-name="Times New Roman" fo:font-size="14pt" fo:letter-spacing="normal" fo:language="pl" fo:country="PL" fo:font-weight="normal" style:font-size-asian="14pt" style:language-asian="zh" style:country-asian="CN" style:font-weight-asian="normal" style:font-name-complex="Times New Roman" style:font-size-complex="14pt" style:language-complex="hi" style:country-complex="IN" style:font-weight-complex="normal"/>
    </style:style>
    <style:style style:name="T146" style:family="text">
      <style:text-properties style:font-name="Times New Roman" fo:font-size="14pt" fo:letter-spacing="normal" fo:font-weight="normal" style:font-name-asian="Calibri" style:font-size-asian="14pt" style:font-weight-asian="normal" style:font-name-complex="Times New Roman" style:font-size-complex="14pt" style:font-weight-complex="normal"/>
    </style:style>
    <style:style style:name="T147" style:family="text">
      <style:text-properties style:font-name="Times New Roman" fo:font-size="14pt" style:text-underline-style="none" fo:font-weight="normal" style:font-name-asian="Courier" style:font-size-asian="14pt" style:font-weight-asian="normal" style:font-name-complex="Times New Roman" style:font-size-complex="14pt" style:font-weight-complex="normal"/>
    </style:style>
    <style:style style:name="T148" style:family="text">
      <style:text-properties style:font-name="Times New Roman" fo:font-size="14pt" style:text-underline-style="none" fo:font-weight="normal" style:font-name-asian="Calibri" style:font-size-asian="14pt" style:font-weight-asian="normal" style:font-name-complex="Times New Roman" style:font-size-complex="14pt" style:font-weight-complex="normal"/>
    </style:style>
    <style:style style:name="T149" style:family="text">
      <style:text-properties style:font-name="Times New Roman" fo:font-size="14pt" style:text-underline-style="none" fo:font-weight="normal" style:font-name-asian="ClassicEFN" style:font-size-asian="14pt" style:font-weight-asian="normal" style:font-name-complex="Times New Roman" style:font-size-complex="14pt" style:font-weight-complex="normal"/>
    </style:style>
    <style:style style:name="T150" style:family="text">
      <style:text-properties style:font-name="Times New Roman" fo:font-size="14pt" style:text-underline-style="none" fo:font-weight="normal" style:font-name-asian="BookAntiqua" style:font-size-asian="14pt" style:font-weight-asian="normal" style:font-name-complex="Times New Roman" style:font-size-complex="14pt" style:font-weight-complex="normal"/>
    </style:style>
    <style:style style:name="T151" style:family="text">
      <style:text-properties style:font-name="Times New Roman" fo:font-size="14pt" style:text-underline-style="none" fo:font-weight="normal" style:font-name-asian="Times New Roman1" style:font-size-asian="14pt" style:font-weight-asian="normal" style:font-name-complex="Times New Roman" style:font-size-complex="14pt" style:font-weight-complex="normal"/>
    </style:style>
    <style:style style:name="T152" style:family="text">
      <style:text-properties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153" style:family="text">
      <style:text-properties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italic" style:font-weight-complex="normal"/>
    </style:style>
    <style:style style:name="T154" style:family="text">
      <style:text-properties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italic" style:font-weight-complex="normal"/>
    </style:style>
    <style:style style:name="T155" style:family="text">
      <style:text-properties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156" style:family="text">
      <style:text-properties style:font-name="Times New Roman" fo:font-size="14pt" fo:font-style="normal" style:text-underline-style="none" fo:font-weight="normal" style:font-name-asian="ClassicEFN" style:font-size-asian="14pt" style:font-style-asian="normal" style:font-weight-asian="normal" style:font-name-complex="Times New Roman" style:font-size-complex="14pt" style:font-style-complex="italic" style:font-weight-complex="normal"/>
    </style:style>
    <style:style style:name="T157" style:family="text">
      <style:text-properties style:font-name="Times New Roman" style:font-name-asian="Times New Roman" style:font-name-complex="Times New Roman"/>
    </style:style>
    <style:style style:name="T158" style:family="text">
      <style:text-properties style:font-name="Times New Roman" fo:font-weight="normal" style:font-weight-asian="normal" style:font-weight-complex="normal"/>
    </style:style>
    <style:style style:name="T159" style:family="text">
      <style:text-properties style:font-name="Times New Roman" fo:font-weight="normal" style:font-name-asian="ClassicEFN" style:font-weight-asian="normal" style:font-name-complex="ClassicEFN" style:font-weight-complex="normal" loext:char-shading-value="0"/>
    </style:style>
    <style:style style:name="T160" style:family="text">
      <style:text-properties style:font-name="Times New Roman" fo:font-weight="normal" style:font-name-asian="ClassicEFN" style:font-weight-asian="normal" style:font-name-complex="ClassicEFN" style:font-weight-complex="normal" loext:char-shading-value="0"/>
    </style:style>
    <style:style style:name="T161" style:family="text">
      <style:text-properties style:font-name="Times New Roman" style:font-name-asian="ClassicEFN" style:font-name-complex="ClassicEFN" loext:char-shading-value="0"/>
    </style:style>
    <style:style style:name="T162" style:family="text">
      <style:text-properties style:font-name="Times New Roman" style:font-name-asian="ClassicEFN" style:font-name-complex="ClassicEFN" loext:char-shading-value="0"/>
    </style:style>
    <style:style style:name="T163" style:family="text">
      <style:text-properties style:font-name="Times New Roman" style:font-name-asian="Courier" style:font-name-complex="Courier" loext:char-shading-value="0"/>
    </style:style>
    <style:style style:name="T164" style:family="text">
      <style:text-properties style:font-name="Times New Roman" style:font-name-asian="Courier" style:font-name-complex="Courier" loext:char-shading-value="0"/>
    </style:style>
    <style:style style:name="T165" style:family="text">
      <style:text-properties style:font-name="Times New Roman" fo:font-size="15pt" style:text-underline-style="none" fo:font-weight="normal" style:font-name-asian="ClassicEFN" style:font-size-asian="15pt" style:font-weight-asian="normal" style:font-name-complex="Times New Roman" style:font-size-complex="15pt" style:font-weight-complex="normal"/>
    </style:style>
    <style:style style:name="T166" style:family="text">
      <style:text-properties fo:font-weight="bold" style:font-weight-asian="bold" style:font-weight-complex="bold"/>
    </style:style>
    <style:style style:name="T167" style:family="text">
      <style:text-properties fo:font-weight="bold" style:font-weight-asian="bold" style:font-name-complex="Arial"/>
    </style:style>
    <style:style style:name="T168" style:family="text">
      <style:text-properties fo:font-weight="bold" style:font-weight-asian="bold" style:font-name-complex="Times New Roman" style:font-weight-complex="bold" loext:char-shading-value="0"/>
    </style:style>
    <style:style style:name="T169" style:family="text">
      <style:text-properties fo:font-weight="bold" style:font-weight-asian="bold" style:font-name-complex="Times New Roman" style:font-weight-complex="bold" loext:char-shading-value="0"/>
    </style:style>
    <style:style style:name="T170" style:family="text">
      <style:text-properties style:font-name-complex="Times New Roman"/>
    </style:style>
    <style:style style:name="T171" style:family="text">
      <style:text-properties style:font-name-complex="Times New Roman" loext:char-shading-value="0"/>
    </style:style>
    <style:style style:name="T172" style:family="text">
      <style:text-properties style:font-name-complex="Times New Roman" loext:char-shading-value="0"/>
    </style:style>
    <style:style style:name="T173" style:family="text">
      <style:text-properties style:text-underline-style="none" fo:font-weight="normal" style:font-weight-asian="normal" style:font-name-complex="Arial" style:font-weight-complex="normal"/>
    </style:style>
    <style:style style:name="T174" style:family="text">
      <style:text-properties style:text-underline-style="none" fo:font-weight="normal" style:font-weight-asian="normal" style:font-weight-complex="normal"/>
    </style:style>
    <style:style style:name="T175" style:family="text">
      <style:text-properties style:text-underline-style="none" fo:font-weight="normal" style:font-name-asian="ClassicEFN" style:font-weight-asian="normal" style:font-name-complex="ClassicEFN" style:font-weight-complex="normal"/>
    </style:style>
    <style:style style:name="T176" style:family="text">
      <style:text-properties style:text-underline-style="none" fo:font-weight="normal" style:font-name-asian="Calibri" style:font-weight-asian="normal" style:font-name-complex="Times New Roman" style:font-weight-complex="normal"/>
    </style:style>
    <style:style style:name="T177" style:family="text">
      <style:text-properties style:text-underline-style="none" fo:font-weight="normal" style:font-name-asian="Courier" style:font-weight-asian="normal" style:font-name-complex="Times New Roman" style:font-weight-complex="normal"/>
    </style:style>
    <style:style style:name="T178" style:family="text">
      <style:text-properties style:text-underline-style="none" fo:font-weight="bold" style:font-name-asian="ClassicEFN" style:font-weight-asian="bold" style:font-name-complex="ClassicEFN" style:font-weight-complex="bold"/>
    </style:style>
    <style:style style:name="T179" style:family="text">
      <style:text-properties style:text-underline-style="none" style:font-name-asian="Courier" style:font-name-complex="Times New Roman" loext:char-shading-value="0"/>
    </style:style>
    <style:style style:name="T180" style:family="text">
      <style:text-properties style:text-underline-style="none" style:font-name-asian="Courier" style:font-name-complex="Times New Roman" loext:char-shading-value="0"/>
    </style:style>
    <style:style style:name="T181" style:family="text">
      <style:text-properties fo:font-weight="normal" style:font-weight-asian="normal" style:font-weight-complex="normal"/>
    </style:style>
    <style:style style:name="T182" style:family="text">
      <style:text-properties fo:font-weight="normal" style:font-weight-asian="normal" style:font-weight-complex="normal" loext:char-shading-value="0"/>
    </style:style>
    <style:style style:name="T183" style:family="text">
      <style:text-properties fo:font-weight="normal" style:font-weight-asian="normal" style:font-weight-complex="normal" loext:char-shading-value="0"/>
    </style:style>
    <style:style style:name="T184" style:family="text">
      <style:text-properties fo:font-weight="normal" style:font-weight-asian="normal" style:font-name-complex="Times New Roman" style:font-weight-complex="normal"/>
    </style:style>
    <style:style style:name="T185" style:family="text">
      <style:text-properties fo:font-weight="normal" style:font-weight-asian="normal" style:font-name-complex="Times New Roman" style:font-weight-complex="normal" loext:char-shading-value="0"/>
    </style:style>
    <style:style style:name="T186" style:family="text">
      <style:text-properties fo:font-weight="normal" style:font-weight-asian="normal" style:font-name-complex="Times New Roman" style:font-weight-complex="normal" loext:char-shading-value="0"/>
    </style:style>
    <style:style style:name="T187" style:family="text">
      <style:text-properties fo:font-weight="normal" style:font-name-asian="Calibri" style:font-weight-asian="normal" style:font-name-complex="Times New Roman" style:font-weight-complex="normal"/>
    </style:style>
    <style:style style:name="T188" style:family="text">
      <style:text-properties fo:font-weight="normal" style:font-name-asian="Calibri" style:font-weight-asian="normal" style:font-name-complex="Times New Roman" style:font-weight-complex="normal" loext:char-shading-value="0"/>
    </style:style>
    <style:style style:name="T189" style:family="text">
      <style:text-properties fo:font-weight="normal" style:font-name-asian="Calibri" style:font-weight-asian="normal" style:font-name-complex="Times New Roman" style:font-weight-complex="normal" loext:char-shading-value="0"/>
    </style:style>
    <style:style style:name="T190" style:family="text">
      <style:text-properties fo:font-weight="normal" style:font-name-asian="Courier" style:font-weight-asian="normal" style:font-name-complex="Times New Roman" style:font-weight-complex="normal"/>
    </style:style>
    <style:style style:name="T191" style:family="text">
      <style:text-properties fo:font-weight="normal" style:font-name-asian="ClassicEFN" style:font-weight-asian="normal" style:font-weight-complex="normal" loext:char-shading-value="0"/>
    </style:style>
    <style:style style:name="T192" style:family="text">
      <style:text-properties fo:font-weight="normal" style:font-name-asian="ClassicEFN" style:font-weight-asian="normal" style:font-weight-complex="normal" loext:char-shading-value="0"/>
    </style:style>
    <style:style style:name="T193"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194" style:family="text">
      <style:text-properties style:text-position="0% 100%" fo:text-shadow="1pt 1pt" style:font-name-complex="Times New Roman"/>
    </style:style>
    <style:style style:name="T195" style:family="text">
      <style:text-properties style:font-name-complex="TTE17B68E8t00"/>
    </style:style>
    <style:style style:name="T196" style:family="text">
      <style:text-properties style:font-name-asian="Times New Roman" style:font-name-complex="Times New Roman"/>
    </style:style>
    <style:style style:name="T197" style:family="text">
      <style:text-properties style:font-name-asian="Times New Roman" style:font-name-complex="TTE17B68E8t00"/>
    </style:style>
    <style:style style:name="T198" style:family="text">
      <style:text-properties style:font-name-complex="Arial"/>
    </style:style>
    <style:style style:name="T199" style:family="text">
      <style:text-properties style:font-name-complex="TTE17B3C08t00"/>
    </style:style>
    <style:style style:name="T200" style:family="text">
      <style:text-properties style:font-name-complex="TTE17B7720t00"/>
    </style:style>
    <style:style style:name="T201" style:family="text">
      <style:text-properties loext:char-shading-value="0"/>
    </style:style>
    <style:style style:name="T202" style:family="text">
      <style:text-properties fo:font-size="14pt" fo:font-weight="bold" style:font-size-asian="14pt" style:font-weight-asian="bold" style:font-size-complex="14pt" style:font-weight-complex="bold"/>
    </style:style>
    <style:style style:name="T203" style:family="text">
      <style:text-properties fo:font-size="14pt" fo:font-weight="bold" style:font-name-asian="Times New Roman" style:font-size-asian="14pt" style:font-weight-asian="bold" style:font-name-complex="Times New Roman" style:font-size-complex="14pt" style:font-weight-complex="bold"/>
    </style:style>
    <style:style style:name="T204" style:family="text">
      <style:text-properties fo:font-size="14pt" style:text-underline-style="none" fo:font-weight="bold" style:font-size-asian="14pt" style:font-weight-asian="bold" style:font-name-complex="Arial" style:font-size-complex="14pt" style:font-weight-complex="bold"/>
    </style:style>
    <style:style style:name="T205" style:family="text">
      <style:text-properties fo:font-size="14pt" style:text-underline-style="none" fo:font-weight="bold" style:font-name-asian="ClassicEFN" style:font-size-asian="14pt" style:font-weight-asian="bold" style:font-name-complex="ClassicEFN" style:font-size-complex="14pt" style:font-weight-complex="bold"/>
    </style:style>
    <style:style style:name="T206" style:family="text">
      <style:text-properties fo:font-size="14pt" style:text-underline-style="none" fo:font-weight="bold" style:font-name-asian="Calibri" style:font-size-asian="14pt" style:font-weight-asian="bold" style:font-name-complex="Arial" style:font-size-complex="14pt" style:font-weight-complex="bold"/>
    </style:style>
    <style:style style:name="T207" style:family="text">
      <style:text-properties fo:font-size="14pt" style:text-underline-style="none" style:font-size-asian="14pt" style:font-size-complex="14pt"/>
    </style:style>
    <style:style style:name="T208" style:family="text">
      <style:text-properties fo:font-size="14pt" style:text-underline-style="none" fo:font-weight="normal" style:font-size-asian="14pt" style:font-weight-asian="normal" style:font-size-complex="14pt" style:font-weight-complex="normal"/>
    </style:style>
    <style:style style:name="T209" style:family="text">
      <style:text-properties fo:font-size="14pt" style:text-underline-style="none" fo:font-weight="normal" style:font-name-asian="ClassicEFN" style:font-size-asian="14pt" style:font-weight-asian="normal" style:font-name-complex="Times New Roman" style:font-size-complex="14pt" style:font-weight-complex="normal"/>
    </style:style>
    <style:style style:name="T210" style:family="text">
      <style:text-properties fo:font-size="14pt" style:text-underline-style="none" fo:font-weight="normal" style:font-name-asian="ClassicEFN" style:font-size-asian="14pt" style:font-weight-asian="normal" style:font-name-complex="ClassicEFN" style:font-size-complex="14pt" style:font-weight-complex="normal"/>
    </style:style>
    <style:style style:name="T211" style:family="text">
      <style:text-properties fo:font-size="14pt" style:text-underline-style="none" fo:font-weight="normal" style:font-name-asian="Calibri" style:font-size-asian="14pt" style:font-weight-asian="normal" style:font-name-complex="Arial" style:font-size-complex="14pt" style:font-weight-complex="normal"/>
    </style:style>
    <style:style style:name="T212" style:family="text">
      <style:text-properties fo:font-size="14pt" style:text-underline-style="none" fo:font-weight="normal" style:font-name-asian="Courier" style:font-size-asian="14pt" style:font-weight-asian="normal" style:font-name-complex="Courier" style:font-size-complex="14pt" style:font-weight-complex="normal"/>
    </style:style>
    <style:style style:name="T213" style:family="text">
      <style:text-properties fo:font-size="14pt" fo:font-weight="normal" style:font-size-asian="14pt" style:font-weight-asian="normal" style:font-size-complex="14pt" style:font-weight-complex="normal"/>
    </style:style>
    <style:style style:name="T214" style:family="text">
      <style:text-properties fo:font-size="14pt" fo:font-weight="normal" style:font-name-asian="ClassicEFN" style:font-size-asian="14pt" style:font-weight-asian="normal" style:font-name-complex="ClassicEFN" style:font-size-complex="14pt" style:font-weight-complex="normal"/>
    </style:style>
    <style:style style:name="T215" style:family="text">
      <style:text-properties fo:font-size="14pt" fo:font-weight="normal" style:font-name-asian="Courier" style:font-size-asian="14pt" style:font-weight-asian="normal" style:font-name-complex="Times New Roman" style:font-size-complex="14pt" style:font-weight-complex="normal"/>
    </style:style>
    <style:style style:name="T216" style:family="text">
      <style:text-properties fo:font-size="14pt" fo:font-weight="normal" style:font-name-asian="Courier" style:font-size-asian="14pt" style:font-weight-asian="normal" style:font-name-complex="Courier" style:font-size-complex="14pt" style:font-weight-complex="normal"/>
    </style:style>
    <style:style style:name="T217" style:family="text">
      <style:text-properties fo:font-size="14pt" fo:font-weight="normal" style:font-name-asian="Courier" style:font-size-asian="14pt" style:font-weight-asian="normal" style:font-name-complex="Courier" style:font-size-complex="14pt" style:font-style-complex="italic" style:font-weight-complex="normal"/>
    </style:style>
    <style:style style:name="T218" style:family="text">
      <style:text-properties fo:font-size="14pt" style:font-size-asian="14pt" style:font-size-complex="14pt"/>
    </style:style>
    <style:style style:name="T219" style:family="text">
      <style:text-properties fo:font-size="14pt" style:font-size-asian="14pt" style:font-size-complex="14pt" loext:char-shading-value="0"/>
    </style:style>
    <style:style style:name="T220" style:family="text">
      <style:text-properties fo:font-size="14pt" style:font-size-asian="14pt" style:font-size-complex="14pt" style:font-weight-complex="bold"/>
    </style:style>
    <style:style style:name="T221" style:family="text">
      <style:text-properties fo:font-size="14pt" style:font-size-asian="14pt" style:font-size-complex="14pt" loext:char-shading-value="0"/>
    </style:style>
    <style:style style:name="T222" style:family="text">
      <style:text-properties fo:font-size="14pt" style:font-name-asian="Courier" style:font-size-asian="14pt" style:font-name-complex="Courier" style:font-size-complex="14pt"/>
    </style:style>
    <style:style style:name="T223" style:family="text">
      <style:text-properties fo:font-size="14pt" style:font-name-asian="Courier" style:font-size-asian="14pt" style:font-name-complex="Courier" style:font-size-complex="14pt" style:font-style-complex="italic"/>
    </style:style>
    <style:style style:name="T224" style:family="text">
      <style:text-properties style:text-line-through-style="none" style:font-name="Times New Roman" fo:font-size="14pt" style:text-underline-style="none" fo:font-weight="normal" style:font-name-asian="Courier" style:font-size-asian="14pt" style:font-weight-asian="normal" style:font-name-complex="Times New Roman" style:font-size-complex="14pt" style:font-weight-complex="normal"/>
    </style:style>
    <style:style style:name="T225" style:family="text">
      <style:text-properties style:text-line-through-style="none" style:font-name="Times New Roman" fo:font-size="14pt"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226" style:family="text">
      <style:text-properties style:text-line-through-style="none"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227" style:family="text">
      <style:text-properties style:text-line-through-style="none"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228" style:family="text">
      <style:text-properties style:text-line-through-style="none" style:font-name="Times New Roman" fo:font-size="15pt" fo:font-style="normal" style:text-underline-style="none" fo:font-weight="normal" style:font-name-asian="ClassicEFN" style:font-size-asian="15pt" style:font-style-asian="normal" style:font-weight-asian="normal" style:font-name-complex="Times New Roman" style:font-size-complex="15pt" style:font-style-complex="normal" style:font-weight-complex="normal"/>
    </style:style>
    <style:style style:name="T229" style:family="text">
      <style:text-properties fo:font-size="15pt" style:text-underline-style="none" fo:font-weight="normal" style:font-name-asian="ClassicEFN" style:font-size-asian="15pt" style:font-weight-asian="normal" style:font-name-complex="ClassicEFN" style:font-size-complex="15pt" style:font-weight-complex="normal"/>
    </style:style>
    <style:style style:name="T230" style:family="text">
      <style:text-properties style:font-name-asian="Calibri" style:font-name-complex="Times New Roman" loext:char-shading-value="0"/>
    </style:style>
    <style:style style:name="T231" style:family="text">
      <style:text-properties style:font-name-asian="Calibri" style:font-name-complex="Times New Roman" loext:char-shading-value="0"/>
    </style:style>
    <style:style style:name="T232" style:family="text">
      <style:text-properties style:font-name-asian="TimesNewRoman" style:font-name-complex="TimesNewRoman"/>
    </style:style>
    <style:style style:name="T233" style:family="text">
      <style:text-properties loext:char-shading-value="0"/>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text:span text:style-name="T102">1. SYTUACJA MIĘDZYNARODOWA PRZED AGRESJĄ TURECKĄ NA EUROPĘ W 1683r. </text:span></text:p>
      <text:p text:style-name="P161"><text:s text:c="5"/></text:p>
      <text:p text:style-name="P161"><text:s text:c="7"/>Po zakończeniu okresów wojen i umocnieniu znaczenia całej Rzeczpospolitej jak i również nowego władcy w kraju, w obliczu sukcesów dyplomatycznych, pozycji Jana III, czego dowodem był sejm roku 1676, mimo odradzających się tendencji do krytyki poczynań monarszych, w niektórych środowiskach politycznych, kolejne lata upłynęły na dalszym kontynuowania utrwalania znaczenia monarchy. W tym kierunku kierowało się powolne, pełne trudności, ale mimo wszystko konsekwentne wdrażanie reform oraz starania o stworzenie i uczestniczenie w układzie dyplomatycznym, jaki umożliwiałby skuteczną rewindykację strat terytorialnych na Turcji i Rosji, na co opromieniony dotychczasowymi sukcesami Sobieski miał prawo liczyć. Rósł jego autorytet i ambicje, co spotykało się już w śladami jednoznacznej krytyki, w jakiej bardzo epizodyczne zdarzenia zaczynały mieć rosnące znaczenie i rezonować poważnymi konsekwencjami dla sformowania się politycznych konfliktów między obozem królewskim, a jego przeciwnikami. W tym czasie większe znaczenie dla Sobieskiego miały działania dotyczące spraw dyplomatycznych, sprawy wewnętrzne były dla niego wtórne i chętniej podejmowane gdy z nimi się wiązały. W innych przypadkach, monarcha przejawiał nie tyle mniej zainteresowania, co systematyczności i podejmował je z wyrywkowo, z konieczności, sądząc, iż pierwsze lata jego rządów wpłynęły na nie w wystarczający <text:soft-page-break/>sposób. Zabiegi skupiające się na zagadnieniach polityki zagranicznej miały zatem istotne przełożenie na sprawy wewnętrzne jeśli chodzi o kształt, zapatrywania i nastroje, oraz kierunki działań i rozwoju otoczenia monarchy, w tym jego odłamu coraz bardziej przeistaczającego albo sympatyzującego z opozycją, oraz środkiem na rozgrywanie personalnych intryg czy rozgrywek w obrębie dworu. Polityka zagraniczna służyła rozstrzyganiu nabrzmiałych konfliktów w elicie władzy i usuwaniu przez króla tych, do których się zraził oraz awansowaniu, tych jakie budzili w nim lepsze wrażenia. Przy czym w tym okresie zmysł i umiejętność doboru najbliższego grona współpracowników i kreowania najważniejszych osób w kraju nie zawsze były szczęśliwe i celne, ale ogromny i nigdy otwarcie nie krytykowany autorytet Sobieskiego, niwelowało ich bezpośrednie skutki.</text:p>
      <text:p text:style-name="P161">Dla rozluźnienia przejawiającej się po sejmie w 1676 roku atmosfery kondensowania się wokół grupy „starych malkontentów” jacy taktycznie, ale wiernie poparli Sobieskiego w trakcie jego pieszych lat rządów, chętnie wysyłał on w misje zagraniczne osoby, które ze względu na poglądy i powiązania, mogli do tej grupy zgłosić swój akces lub zorganizować inne ośrodki opozycji z innych, niezależnych własnych pozycji. Samych frondystów – z różnym skutkiem, jak pisała o tym przyszłość, należało izolować. Temu służyła odpowiednia polityka nominacyjna i motywacyjna, a więc dążenie do utworzenia stronnictwa dworskiego. Ze względu na charakter władcy prowadziło to do nie tyle wyemancypowanego i samodzielnego środowiska politycznego, co wychowaniu o oku króla szeregu oddanych i lojalnych wykonawców woli królewskiej, owszem ludzi ambitnych i utalentowanych, ale <text:soft-page-break/>związanych ze sobą autorytetem monarchy, a nie świadomością identyfikacji z jego poglądami i interesami, czy silnymi związkami ideowymi między sobą. <text:s/>Nie istniał wymóg identyfikacji się z poglądami królewskimi – a raczej uległości i pilności wypełnienia monarszych rozkazów. Jednorodność politycznego środowiska dworu rozsadzały, co zrozumiałe liczne osobiste ambicje i wzajemne animozję, które wplątywały króla do nich jako arbitra. Oczywiście takiego kalibru władca jak Jan III nie korzystał wymogu podporządkowania, aby budować swoją tyranie, ale nawykły do republikańskich wzorców było nie było, z daleko posuniętym wyczuciem i powściągliwością sięgał do tych środków i zawsze uznawał dialog za główną metodę pełnienia władzy. Był to środek też dobry na osłabianie opozycji, w takiej wyraźnej przewadze jego autorytetu, nie musiał dla jego wzmocnienia szukać poparcia w przesadnym eksponowaniu urzędów, licząc na względy jego posesjonatów - co zawsze w rzeczywistości Rzeczpospolitej, było błędnym założeniem, bo raczej rodziło nie wdzięczność a jawne manifestacje nieprzejednania, a dzielić i osłabiać, rozwadniać i multiplikować ich kompetencję, co powodowało, iż głosy niezadowolenia można było czymś zawsze zrównoważyć. Koniecznym było jednak – korzystając jeszcze z ogólnych nastrojów i utrwalonej pozycji, strącenia z piedestału tych, którzy w drodze do władzy i w pieszych latach jej sprawowania, urośli zbyt mocno i nie zawsze lojalnie popierali plany tronu, a występując z pozycji niezależnych domagali się jeszcze większych przywilejów i w poczucia bezkarności dopuszczali się czynów gorszących, w świadomości, iż charakter ich dotychczasowych relacji z Sobieskim, ich usprawiedliwia. Król nie mógł być na to <text:soft-page-break/>głuchy – tak tolerował potencjalną konkurencję, tak też zlekceważył sprawy, które obnażyć mogły jego słabość, wreszcie fatalnie mówiło o zasadach, jakimi kieruje się sprawując rządy, które przecież zdobyte w tak „szczególnych okolicznościach” wymagały nieustalonych przykładów ich legitymacji. W ten sposób Sobieski musiał się znów zwrócić w kierunku Litwy i próbom zdobycia tam hegemonii, które w pieszych latach po 1676roku weszły w decydujący etap. Pośrednio z tym zagadnieniem, wiąże się drugie, bardzo istotne, ale w świadomości ówczesnych słabo dostrzegalne – kwestia Gdańska i ograniczenia jego partykularyzmów, które w konsekwencji przyniosły miasto bardzo szybki renesans zachwianych w połowie wieku wpływów gospodarczych, wbrew początkowo zgłaszanym obawom. </text:p>
      <text:p text:style-name="P161">Kierunki działalności dyplomatycznej Jana III miały być różnorodne – kluczowe i bardziej egzotyczne, lecz rozciągnięte w czasie, bowiem stałą przeszkodą nadal kwestie finansowe. Powrót poselstwa Gnińskiego, które nie przyniosło strategicznych sukcesów, a jedynie groźną obietnicę kruchego pokój i brak zaspokojenia polskich żywotnych interesów dotyczących Podola, lecz wieści o nadal groźnych pomrukach nad Bosforem określiło też sposób postępowania wobec Rosji i dawało do zrozumienia, iż najpierw trzeba rozstrzygnąć problem turecki, jest ku temu więcej możliwości i okazji, a brak zabezpieczenia z tego kierunku, przy groźnych deklaracjach sułtana i chanów krymskich, ogranicza swobodę w podejmowaniu zbrojnych akcji przeciwko Rosji. Do rewindykacji utraconych terytoriów na rzecz wiodła przez wyparcie Turcji za Dniepr i znalezienie politycznego sposobu na wyłączenie i neutralizację Tatarów.</text:p>
      <text:p text:style-name="P161"><text:soft-page-break/>Misje dyplomatyczne prowadzono w podejmowanych równocześnie nieudanymi pertraktacjami z Rosją. Ich podstawą była zgoda sejmu na propozycje królewskie wyrażona na sejmie, jaki zebrał się na przełomie 1678 i 1679roku, gdy niegasnąca groźba wznowienia wojny z Turcją i poszukiwanie sposobów na odzyskanie zagrabionych przez nią ziem podsunęła Polakom ideę świętej ligi. </text:p>
      <text:p text:style-name="P161">W pierwszej kolejności skierowano się do Austrii, Rzymu oraz Francji, a na marginesie do Portugalii, Hiszpanii i Anglii oraz innych państw włoskich, bez jakiś namacalnych efektów, choć na wyspach zdołano pozyskać wtedy jeszcze mało znaczące umowy handlowe. Mało spektakularne, ale ważne i częste miały być wizyty w Wiedniu, robiono wiele w Warszawie, aby przekonać Cesarstwo, iż konflikt interesów między nimi był tylko epizodem, Turcja wspólnym wrogiem, a intrygi brandenburskie pozbawione są podstaw. W duchu ostrożnego, ale jednak aktualnego sojuszu zdecydowano się na obsadzenie stałej rezydentury w Sztokholmie, która miała wspomóc misje wysłaną do Kopenhagi, gdy rozwój wypadków w sprawie Gdańska zaczął niepokoić tamtejszego władcę - Chrystiana V. Wreszcie pod koniec omawianego okresu wyruszyło bogate i okazałe poselstwo do Rzymu, prowadzące przez Wenecję, które już bardzo afiszowało się misją budowy koalicji antytureckiej, na marginesie tej polityki prowadzone były też mniej lub bardziej poufne rozmowy z Krymem, czy władcami krajów naddunajskich, nawiązywano też stosunki z Persją, na co duży wpływ mieli pionierzy naszej obecności handlowej w Lewancie. Wreszcie odmienną specyfikę miały kontakty z Rosją i negocjację z Rosją w sprawie przedłużenia rozejmu, które organizowała Litwa, a potem sfinalizowano w bardzo <text:soft-page-break/>posępnym anturażu po podjęciu dyplomatów moskiewskich w Warszawie. </text:p>
      <text:p text:style-name="P161">Przedmiotem rzutujących szczególnie na obraz polityki zagranicznej, mającym też poważny wpływ na sytuację wewnętrzną były sprawy wewnętrzne. Stosunki wobec nich wśród osobistości politycznych wskazywały na ich sympatie i animozje wobec polityki Wiednia oraz Paryża, a oceny monarsze jego aktualną linie polityczną wobec obu z tych państw. </text:p>
      <text:p text:style-name="P135">Warszawa stała się miejscem ożywionych pertraktacji i krzyżowania się <text:s/>dyplomatycznych intryg. Jedno było przy tym pewne - czy to był Markiz Franciszek Gaston de Béthune (1638-1692), prywatnie królewski szwagier, czy Forbin Toussaint de Janson (1631-1713), czy też <text:s/><text:span text:style-name="T93">Nicolas-Louis de l'Hopsital, biskup Beauvais, znany jako markiz de Vitry (1629-1685)</text:span>, Francuzi opacznie pojmowali najlepsze i najgłębsze uczucia polskiego króla, nie dostrzegali zza intryg i subsydiów ani ważnych dla państwa politycznych pobudek, ani światopoglądowych przyczyn, które ciągnęły Sobieskiego do Ligi Świętej przeciwko Turkom. Następnie nie byli oni w stanie w ciasnych granicach swego rozumienia Polaków w ogóle i w duszy mało skomplikowanego Jana znaleźć, będąc w służbie Ludwika XIV, właściwej taktyki wobec Sarmatów i ich króla. </text:p>
      <text:p text:style-name="P135">Dwór wiedeński był równie nieufny jak francuski z początku, tym bardziej iż niedawne knowania francusko-polskie doprowadziły do otwartej wojny, lecz dużo powolniejszy w swych decyzjach niż Wersal, jednakże było możliwe rozproszenie uprzedzeń cesarskich ministrów poprzez uporczywe protesty, a przede wszystkim Austriaków nie dzielił od Polaków, Leopolda I zaś od Jana III ów nieprzenikniony <text:soft-page-break/>mur psychiczny, a sprawa podsycanego przez Turków wzburzenia wśród Węgrów zmuszał Wiedeń do szukania sprzymierzeńców, na jakich Polacy wydawali się szczególnie pasować. Jan Krzysztof Zierowski (zm. 1695) poseł cesarski, który pojawił się po misji hetmana litewskiego Michała Radziwiłła w Wiedniu (która co prawda nie przekonała do polskich racji cesarskich ministrów, ale przyczyniła się do nawiązania ściślejszych stosunków) <text:s/>na dworze Jana III, wyrósł na polskiej granicy, <text:s/>i znał język tego kraju, był obeznany z historią i z geografią państwa, w którym działał. Tak więc mógł on z powodzeniem budować mosty między Warszawą i Wiedniem. Przybył na początku lutego 1680roku do Polski i zajął miejsce stałego habsburskiego rezydenta u boku polskiego króla, czym zbudził francuskie niezadowolenie i pretensje samego Ludwika XIV do Jana III. Po prawdzie początkowo kalkulacje dotyczące realnego porozumienia między oboma państwami były oparte na skromnych podstawach, gdyż w Wiedniu wobec postawy Francji liczono na zobowiązania defensywne, polityczną solidarność Jana III w konfrontacji z Węgrami i możliwość rekrutowania żołnierzy w RON. Sobieski miał oczywiście plany rozleglejsze i intensywnie pracował na odzyskaniu utraconego Podola i akcji ofensywnej. </text:p>
      <text:p text:style-name="P135">Skoro tu upierano się przy obronie, tam zaś przy ataku jako podstawie przyszłego, oczekiwanego przymierza, Zierowski rozszerzył plan o wiele poza bezpośredni jego cel, którym była wojna z Turkami, aż do trwałego sojuszu Leopolda I z Sobieskim. W tym względzie należy oddać sprawiedliwość Bethume'owi, który przeczuł zamiary swego austriackiego kolegi. W tymże samym memorandum, które z tak jasnym, <text:soft-page-break/>ubocznym, zamiarem zachęcało do stworzenia francuskiej frakcji, znalazł się plan akcji, odrzucony niesłusznie przez Colberta, który lekceważył znaczenie stosunków z RON, przewidujący kontrposunięcie przeciw każdemu przyszłemu posunięciu Zierowskiego, jak i słabnące wpływy stronnictwa profrancuskiego, które topniało wraz z sympatiami Jana III.</text:p>
      <text:p text:style-name="P135">W swoim wstępnym raporcie z dnia 21 marca 1680 roku proponował poseł Leopolda I małżeństwo Jakuba Sobieskiego z arcyksiężniczką lub z palatynką, tytuł księcia Rzeszy i pensję roczną w wysokości 6000 talarów dla Henryka de La Grange d'Arquiena (1613-1707) oraz po 2000 talarów renty dla Marii Kazimiery i kilku magnatów. Znający świetnie miejscowe sprawy dyplomata radził potajemnie i szybko dojść do porozumienia z Marysieńką, zanim dowiedzą się o tym Bethume i Wielopolski, i nie grzeszyć fałszywą oszczędnością, albowiem - "<text:span text:style-name="T106">nudis verbis nihii efficitur</text:span>" (samymi słowami niczego się nie dokona). Odpowiedź z Wiednia przybyła z niespodziewaną szybkością. Cesarz był co prawda <text:s/>gotów w każdej chwili nie tylko do ofensywnego przymierza, jeżeli Rosjanie będą w nim współuczestniczyć, a Francja zagwarantuje pakt o nieagresji. Nie bardzo jednak Wiedeń widział możliwość swego wpływu na akces Moskwy do sojuszu, tutaj miała szukać porozumienia polska dyplomacja. O finansowych dotacjach można rozmawiać, ale cesarz nie był skłonny składać daleko idących i konkretnych deklaracji, a co dotyczy małżeństwa, to Zierowski ma ostrożnie lawirować, nie wypowiadać się wyraźnie, "aby nie odbierać całkiem nadziei, a jednocześnie nie dopuścić do przyrzeczeń na piśmie". Na podstawie tego polecenia rozpoczął Zierowski w połowie kwietnia pertraktacje z <text:soft-page-break/>polskimi delegatami, którym król powierzył załatwienie sprawy austriackiego sojuszu. Znajdziemy między nimi sam kwiat warszawskich mężów stanu: Jan Gniński, Stanisław Lubomirski, Szczęsny Potocki, a nawet dotąd chodzący własnymi drogami Władysław Rey, którego Jan III wysunął na komisarza oraz kanclerz wielki litewski Jan Karol Czartoryski, który miał przedstawiać litewskie punkt widzenia a zjednoczenie dotąd był oceniany jako przyjaciel Francji. Wiedeńskie kontrpropozycje skłoniły Sobieskiego, aby również bezpośrednio zwrócić się do Ludwika XIV w błagalnym niemal wprost liście o wymaganą przez cesarza gwarancję do niewykorzystywania przez Paryż okazji do agresji, jeśli Polska i Austria wystąpią przeciw Osmanom. Z tym pismem, datowanym 26 kwietnia 1680 roku, został wysłany do Wersalu dworzanin Villars. Przed jego powrotem ani Jan III, ani Leopold I nie chcieli podejmować decyzji. Tymczasem Zierowski pojechał do Austrii, aby tam na wszelki wypadek odebrać odpowiednią instrukcję.</text:p>
      <text:p text:style-name="P135">W dworskiej posiadłości cesarza w Linzu, gdzie ów poseł bawił w lecie prawie miesiąc, odnoszono się do sprawy sojuszu z całą powagą. Odbywały się liczne konferencje. W końcu, 9 sierpnia, ustalono, by starać się o sojusz ze wszystkich sił, gdyż na Węgrzech sytuacja rozwijała się niebezpieczny sposób a sułtan groził otwarcie wojna cesarzowi, ale wszelkie ofensywne obietnice miano uzależnić od zawarcia sojuszu przez Rzeczpospolitą z Rosją przeciw Turcji oraz zapewnienia neutralności Francji w przypadku konfliktu. Zaaprobowano tytuł książęcy dla d'Arquiena, brat królowej, kawaler de Maligny - którego tak mało ceniono w jego francuskiej ojczyźnie - ma przybyć do Wiednia, gdzie chcą mu dać odpowiednią <text:soft-page-break/>stanem narzeczoną, najznaczniejszym polskim magnatom, bez wdawania się we współzawodnictwo z Wersalem, mają być przyznane odpowiednie dary; co zaś dotyczy małżeństwa księcia Jakuba i jego następstwa tronu, należy "temporyzować" (zwlekać, czekając na sprzyjające okoliczności), gdyż cesarz uznał za zbyt daleko idące w tym momencie obietnice wydania swej córki za następce polskiego tronu. Za pierwsze posunięcie wynikające z owych postanowień należy uznać rozkaz do kamaryli, by litewskiemu hetmanowi Słuszce przesłać 3000 talarów i przepuścić bez cła 200 beczułek węgrzyna, a hetmanom Hieronimowi Lubomirskiemu oraz Stanisławowi Jabłonowskiemu, którzy byli wiązani z partią francuską wypłacić po 2000 talarów. W parę dni potem, 14 sierpnia, Zierowski został z powrotem wysłany do Warszawy, by przeciwdziałać posunięciom nowych francuskich ambasadorów i, w zależności od odpowiedzi z Wersalu, połączyć się z Polską sojuszem przeciwko Turkom obronnym lub ofensywnym.</text:p>
      <text:p text:style-name="P139"><text:span text:style-name="T93">Gra polityczna między poszczególnymi frakcjami nabierała kolorytu. Stronnictwo francuskie wiło się daremnie, aby nie tracić swych wpływów. W Warszawie nie było już de Bethume'a, jego familijne związki z Sobieskimi już nie dawały się politycznie dyskontować, koszty jego działalności bez efektywnie dla jego mocodawcy rosły, jego pozycja bardzo zaś słabła. Rzeczpospolita szukała wyraźnie zbliżenia z Cesarstwem.. Był on niechętny też współpracy z dyplomacją brandenburską, co teraz było obowiązującym kierunkiem polityki francuskiej względem Warszawy. Nie rokujący już nadziei na sukces końcem sierpnia 1680 wyjeżdża do Francji. Na jego miejsce zostaje naznaczony dotychczasowy ambasador wiedeński, wspomiany </text:span><text:soft-page-break/><text:span text:style-name="T93">powyżej, Nicolas-Louis de l'Hopsital, biskup Beauvais </text:span><text:span text:style-name="T96">występujący oficjalnie jako </text:span><text:span text:style-name="T93">markiz de Vitry (1629-1685). By jednak de Vitry'emu, nieznającemu ani stosunków, ani języka, ułatwić orientację w ciągu pierwszych, a ważnych bo sejmowych miesięcy jego urzędowania, został mu przydany do boku, jako ambasador nadzwyczajny, znany nam już biskup belowaceński Toussaint de Forbin Janson. Liczono w Paryżu, idąc zapewne za radą Morsztyna, iż posiada on ogromny wpływ na Jana III, co demonstrował przed laty, gdy związki Rzeczpospolitej z Francją były najściślejsze. Jego ambicja powrotu do boku Sobieskiego – jaka przyniosła mu uznania i namacalne korzyści musiała także przyczynić się do negatywnej oceny poczynań Bethume'a. Był on przez niego krytycznie recenzowany. Poważniejsze zarzuty brzmiały pod adresem Bethume'a z powodu jego nieradzeniem się z finansowaniem swej ambasady, trwonieniem pieniędzy na nieudane działania. Przez długi czas Bethume nie nadsyłał rachunków, kiedy je wreszcie wystawił wynosiły one 300 000 franków. „</text:span><text:span text:style-name="T94">Cela ne lui produisit pas un bon effet</text:span><text:span text:style-name="T93">", pisze minister Pomponne. Za zmianą osoby ambasadora miała pójść nowa oferta Ludwika XIV. Miał on zamiar pobudzić w pierwszej kolejności próżność królowej Marii Kazimiery i zadość uczynić uparcie od dłuższego czasu ponawianemu przez nią życzeniu uhonorowania jej ojca. <text:s/>Zgodził się wprawdzie zapomnieć o niedawnej aferze </text:span><text:span text:style-name="T97">Brisaciera i</text:span><text:span text:style-name="T93"> teraz zezwolić na nadanie margrabiemu </text:span><text:span text:style-name="T96">d'Arquiena </text:span><text:span text:style-name="T93"><text:s/>tytułu </text:span><text:span text:style-name="T94">duca</text:span><text:span text:style-name="T93">, lecz poddawał nadanie to zarejestrowaniu parlamentu, co przede wszystkim kwestionowało wynik sprawy, w każdym zaś razie wytwarzało sytuację, która istotne nadanie tytułu pozwalała odwlekać w nieskończoność za lada pozorem, a przez to </text:span><text:soft-page-break/><text:span text:style-name="T93">kierować uwagą królowej Marysieńki. Jednocześnie królową irytowały odmowy <text:s/>spełnienia jej próśb dotyczących jej brata kawalera de Maligny. <text:s/>Jan III miał z jednej strony zostać pod naciskiem zdolnej, choć małostkowej małżonki a z drugiej ustąpić za propozycją przyjęcia 50 000 talarów tytułem nie wywiązania się w pełni przez Francję z finansowych ustaleń traktatu jaworowskiego oraz obietnicę nieszczerego wycofania się Paryża w spieraniu intryg brandenburskich w Polsce. Pora nie była jednak odpowiednia dla tego rodzaju propozycji. Jednocześnie z wiadomościami o deklaracjach Wersalu przybył ów niefortunny list elektora, zawiadamiający o małżeństwie księcia Ludwika z Radziwiłłówną i polecenie Paryża, aby wesprzeć sprawę elektorską. Ambasadorowie narzekają na sprzeczne zadania dla siebie, to dając protekcję staraniom kurfirsta, to odcinając się od nich. </text:span></text:p>
      <text:p text:style-name="P139"><text:span text:style-name="T93">Markiz de Vitry kompletnie nie znał polskich realiów, a pomoc Fornin'a Jassona okazała się niewystarczająca. Raziło opinie publiczną jego histeryczne zachowanie, pogarda dla nierozumianych sarmackich obyczajów, nie znajomość łaciny, jaką szlachtą chętnie się posługiwała, wreszcie styl zupełnie inny niż uważanego za swojaka de Bethume'a. <text:s/>Paryż długo uspokajał i zwodził swymi depeszami, w jakich rozwodził się o pomyślnym odbudowywaniu stronnictwa francuskiego, choć robił nie wiele, lub robił to mało umiejętnie i nie efektywnie, aż pozostawało tylko wspierać mu działania destrukcyjne - jak się okazało ich promotorzy mieli się ukryć pod jego ambasadorską egidą i ściągnąć na siebie gniew Jana III oraz opinię szlacheckiej publiki. Najbardziej zagorzały frankofil – podskarbi Morsztyn domyślał się, że Król jeszcze go chroni tylko dla tego, aby w oczach szlachty do końca zdezawuować opcję </text:span><text:soft-page-break/><text:span text:style-name="T93">profrancuską i poświęcić go w najbardziej wygodnym dla niego momencie. Dlatego też Morsztyn intensywnie intrygował z dyplomacją francuską, sprawdzał na ile w Rzeczpospolitej możliwe jest przeprowadzenia antykrólewskiego spisku, szukał wszędzie sojuszników, ale robił to nieostrożnie, bowiem nerwowo, tracąc niezawodzące go dotąd rozeznanie i elastyczność, a do Sobieskiego szybko doszły wieści o zakulisowych zamiarach podskarbiego. Po sejmie 1681roku Morsztyn stał się obiektem ciągłego dozoru Króla i jego zaufanych, aby doprowadzić go do upadku. </text:span></text:p>
      <text:p text:style-name="P135"><text:span text:style-name="T93">Opcja procesarska nadal niepewna swej pozycji wolała rozgrywki na forum senatu, gdzie dostrzeżono rosnącą sympatię Jana III dla współpracy w Wiedniem. Tutaj też zaczęto pozyskiwać dla swej sprawy niektórych uczestników poufnego antykrólewskiego porozumienia jakie zawiązało się w gronie kilku możnowładców na przełomie 1680/81roku, przed zwołaniem sejmu. Na jego czele szedł podskarbi Jan Andrzej Morsztyn i jego koteria na usługach francuskich, w jakiej znaleźli się w tym czasie Rafał Leszczyński przewodzący Wielkopolanom, jak i biskup poznański Stefan Wierzbowski, do jakiej starano się pozyskać hetmanów Stanisława Jabłonowskiego, Hieronima Lubomirskiego oraz kanclerza koronnego Jana Wielopolskiego. Ich wejście w orbitę wpływów dyplomacji wiedeńskiej oznaczało złagodzenie ich pierwotnego kursu, gdy sprawy węgierskie nakazywały jednak cesarzowi głębsze zainteresowanie się ponawianymi przez Polaków ofert politycznej współpracy. Niektórzy czynili to kierowani prohabsburskimi poglądami, więc w trakcie sejmu weszli z jednej strony w skład tego odżywającego stronnictwa, ale też </text:span><text:soft-page-break/><text:span text:style-name="T93">zbliżyli się do dworu, czym osłabili możliwości działania frakcji, z jaką pierwotnie się związali. </text:span></text:p>
      <text:p text:style-name="P135">Czujna tym razem dyplomacja francuska przeprowadziła kontruderzenie na początku nowej misji dyplomatycznej, ale była to inicjatywa Forbin'a, który ostrzegał parę królewską przed związaniem się z cesarzem, któremu rzekomo brakło pieniędzy, potęgi, jak również ochoty do nawiązania uczciwej przyjaźni z Polską, a zamiast tego usiłują jedynie wmanewrować ją w wojnę z Turcją bez żadnych konkretnych obietnic i zaprzepaścić osiągnięty z wielkim trudem pokój. Królowa Marysieńka w tym momencie, chcąc skorzystać ze zmiany orientacji swego męża i gotowości związania się z cesarzem, usiłowała zapewnić sobie familijne korzyści, koszt ich niewielki, a spokrewniony z nią przez siostrę de Bethume dotąd usilnie stosował. Wkrótce jednak doszło do istotnych kwestii, na których nieobecny ( i zawsze nie mający racji w ostatnich latach) Bethume się potknął. Forbin i de Vitry nie przywieźli książęcej korony dla d'Arquiena, o co występowała królowa Marysieńka, za to przywieźli dla niego zakaz, aby starał się o tytuł księcia Rzeszy i niewymownie przypominali mu, iż to Ludwik XIV jest jego monarchą. W odpowiedzi na prośbę Sobieskiego o gwarancję dla Austrii nie mieli nic więcej do powiedzenia nad to, że Ludwika XIV obraża, jeżeli się oczekuje od niego takich rzeczy. Komentarz do owego "nie" można by było nakreślić tymi słowy: po pierwsze, król francuski nie zamierza wcale atakować cesarza; po drugie, nie pozwoli sobie narzucić zakazu zaatakowania go w każdej chwili. Marysieńka nie byłaby sobą, gdyby sprawy nadal nie odgrzebywała, co powodowało, iż z jednej strony akcje francuskie kompromitowały się <text:s/>i <text:soft-page-break/>roztrwaniały się w kwestiach mało istotnych, po drugie rosło zniecierpliwienie Jana III i sympatie wobec Austrii, z której rozmowy były znacznie bardziej konkretne. </text:p>
      <text:p text:style-name="P135">Nie było więc wcale zdumiewające to, że jeden z najzagorzalszych przyjaciół Francji, który - oczywiście otrzeźwiony nieco - wrócił ze swej prywatnej podróży do Francji, w dzień sylwestrowy roku 1680 opisał w tych słowach powszechną atmosferę: <text:span text:style-name="T106">"Tutaj crescit coraz bardziej inclination do Austrii.</text:span>" (Tutaj stale wzrasta sympatia do Austrii). Człowiek, który pisał te słowa, to <text:span text:style-name="T103">Rafał Leszczyński. W dniu </text:span>12 kwietnia 1681 roku na sejmie rozpoczętym w Warszawie został jednogłośnie wybrany na marszałka. Zdaniem Fornin'a i Vitry'ego, podstawy supremacji francuskiej w Polsce były jeszcze niezachwiane, co było kompletnym brakiem rozeznania sytuacji. Za pomocą książęcego tytułu dla <text:s/>starego <text:s/>d'Arquiena - na które to wywyższenie stanowe Ludwik XIV, stosując wiele klauzul i akceptując je w najbardziej upokarzającej formie, wreszcie przystał - za pomocą 50000 talarów dla polskiego monarchy i pensji dla najważniejszych osób: hetmana Jabłonowskiego i hetmana Hieronima Lubomirskiego, spodziewała się dyplomacja francuska pod koniec 1680 roku storpedować wysiłki cesarskiej, oraz zdominował nadchodzący sejm. <text:s/>Stanisław Jabłonowski, Hieronim Lubomirski, Rafał Leszczyński i Jan Andrzej Morsztyn <text:s/>uważani byli przez francuskich dyplomatów za najwierniejszych z wiernych. Intensywnie, ale bez specjalnych sukcesów trwały tez zabiegi o pozyskania opinii kanclerza wielkiego Wielopolskiego, co miało gwarantować zupełną dominację stronnictwa profrancuskiego. W połowie marca 1681roku Francuzi zaczęli mieć wątpliwości co do obranej taktyki - "Kanclerz wielki, na którego dotąd liczyliśmy z <text:soft-page-break/>pewnością.... pracuje nad tym, by rzucić podejrzenie na nasze zachowanie, i przypuszczamy, że nie będzie to jego zasługą, gdy Jego Królewskiej Mości zamiary nie spełzną na niczym." Jabłonowski zaś wahał się i od dawna był wysoce poważanym opłacanym stronnikiem przez cesarza, z rentą podwyższoną właśnie teraz do 3000 talarów, choć jego dawne sympatie ku Francji były powszechnie znane. Zaś Hieronim Lubomirski, który na sejmie miał prowadzić sprawy Francji, przedstawił Austrii - podług raportu Zierowskiego z 23 maja 1681 roku - przy końcu sesji obrachunek za swoją działalność na rzecz tego państwa w formie oferty swoich, odrzuconych przez Francję, usług politycznych.</text:p>
      <text:p text:style-name="P135">Ambasadorzy zachowywali się z rozpaczliwą niezręcznością. Nie poznajemy już tego sprytnego Forbin'a, który jeszcze na początku misji działał energicznie - widocznie u boku Vitry'ego uległ osłabieniu. Ten z kolei rozczarował <text:s/>wielce parę królewską swoją zbędną rolą pośrednika między Wielkim Elektorem i Sobieskim, który był zły na elektorskie intrygi, ostrzeżeniem przed wrogimi zamiarami króla Polski wobec Brandenburgii skierowanym do Hoverbecka i częstymi kontaktami z przeciwnikami dworu. Za inne przyczyny, które wywołały gniew Jana III na Francję, nie są oczywiście odpowiedzialni ani biskup, ani jego towarzysz Vitry. To Ludwik XIV polecił dać nieszczerą, wymijającą odpowiedź na pytanie o pomoc w wojnie z Turkami. Ambasadorzy wyjaśnili pewnej deputacji sejmowej, że Francja nie może nic obiecać w razie walki z Osmanami; przedtem jednak obaj dyplomaci przyrzekli poufnie Sobieskiemu, prymasowi i kanclerzowi wielkiemu daleko idącą pomoc, z zastrzeżeniem, że publicznie zaprzeczą tej -obietnicy, jeśli zostanie ona podana do <text:soft-page-break/>ogólnej wiadomości. W tak sprzyjających okolicznościach Opizio Pallavicini (1632-1700), nowy nuncjusz, który całym swym staraniem sprzyjał sojuszowi Austrii i RON pod papieskim przywództwem, jak i Zierowski mogli się spodziewać zwycięstwa nad francusko-brandenburskim stronnictwem. Tutaj jednak Morsztyn użył wszelkich wybiegów, aby zerwać obrady sejmu i nie pozwolić posłom na jednoznacznym zadeklarowaniem się za sojuszem z cesarzem. </text:p>
      <text:p text:style-name="P135">Tak zwana polityka „reunionów” - czyli zabory pogranicznych terytoriów Rzeczy opierające się na rożnych prawnych do nich pretensjach posługiwała się orzeczeniami trybunałów francuskich, których podstawy prawne można było łatwo zakwestionować, ale które były natychmiast egzekwowane przez armię francuską. Bezsilny początkowo i wynikający z zaskoczenia sprzeciw w większości Europy przekształcił się wkrótce w antyfrancuski sojusz między cesarzem, Holandią, Hiszpanią i Szwecją na podstawie zawartego w Hadze w 1682 roku porozumienia.</text:p>
      <text:p text:style-name="P135">Ludwik XIV odpowiedział na to, jeszcze w tym samym roku, przymierzem w Soest z Danią, Brandenburgią i elektorami – arcybiskupami Kolonii i Munster. Jednocześnie postarał się o zaszachowanie przeciwników przez akcję na ich tyłach: - już w czasie poprzedniej wojny pozyskał jako sprzymierzeńców Rzecząpospolitą po elekcji na króla polskiego Jana III Sobieskiego i Szwecję, teraz nie mogąc liczyć na ich pomoc. Musiał skupić się na udzieleniu wsparcia rebelii węgierskiej i pchnięciu Turcji w wojnę przeciwko Austrii. </text:p>
      <text:p text:style-name="P135">W wyniku tej polityki Francja opanowała m.in. prawie całą Alzację, wraz ze Strasburgiem, obsadzonym przez wojska francuskie w 1681rolu, Montbéliard, <text:soft-page-break/>częścią Luksemburga (bez stolicy) i należące do króla Szwecji Księstwo Dwóch Mostów w Palatynacie. Dodatkowo na mocy układu z księciem Mantui załoga francuska w 1681 obsadziła twierdzę Casale w północnych Włoszech, zagrażając kontrolowanemu przez Hiszpanów Księstwu Mediolanu. Wobec powyższego Hiszpania w dniu 25 października 1683roku wypowiedziała wojnę Ludwikowi XIV, jednak wojna szybko przybrała dla niej niekorzystny obrót. Wzmogły się zatem naciski hiszpańskiej koterii na silniejsze zaangażowanie w wojnę po jej stornie Leopolda I, cesarza niemieckiego, a więc zakończenia konfliktu z Turcją, co jednak nie pozwoliło by spacyfikować mu nadal palącego problemu węgierskiego. </text:p>
      <text:p text:style-name="P135">Jeszcze w tym samym roku wojska francuskie zajęły Courtrai - 6 listopada i Dixmunde - 10 listopada, oraz spustoszyły dużą część Niderlandów Hiszpańskich. W roku 1684 Francuzi zajęli miasto Luksemburg, po oblężeniu w okresie 28kwietnia - 3 czerwca, po tym jak w dniach 22-26 grudnia 1683r. francuski marszałek François de Créquy (1524-1687), dotkliwie je zbombardował. Z kolei flota francuska zbombardowała i częściowo spaliła Genuę w dniach 17-23 maja 1684roku, która budowała i zbroiła galery dla Hiszpanii. Wojnę zakończył w dniu 15 sierpnia 1684 rozejm w Ratyzbonie między Francją a Hiszpanią i cesarstwem, na mocy którego Ludwik na okres 20 lat uzyskiwał prawo do zatrzymania terenów anektowanych w ramach polityki reunionów, jak też części zdobyczy ostatniej wojny z Hiszpanią (m.in. miasta Luksemburga). Osobno Francja zawarła układ rozejmowy z Holandią w dniu 29 czerwca 1684r. w Hadze. <text:s/>Jednak Ludwik XIV nie porzucił myśli o dalszej ekspansji i powołując się na prawa Elżbiety Charlotty z Palatynatu (żony Filipa <text:soft-page-break/>Orleańskiego, młodszego brata Ludwika), wysuwał w jej imieniu roszczenia do części Palatynatu. Jego przeciwnicy w 1686 zawiązali Ligę Augsburską, w celu powstrzymania dalszej ekspansji Francji.</text:p>
      <text:p text:style-name="P135">Na marginesie rozgrywek francuskich ciekawa była tez sprawa krystalizowania się obozów politycznych w rejonie Bałtyku. Mimo pewnych zachwiań na przełomie lat 70/80 XVII wieku Rzeczpospolita utrzymywała przyjacielskie tym razem stosunki z koroną szwedzką. Co prawda wydawały się temu szkodzić inicjatywy podejmowane po pokoju w Nijmegen przez Brandenburgię popieraną nie do końca szczerze przez Ludwika XIV, co miało być sposobem potrzymania Sobieskiego od separacji z interesami francuskimi. Wersal z jednej strony usilnie dbał o stosunki z Danią, a z drugiej prowadził ożywiona dyplomacje z Szwecją, która na nic się zdała wobec okupacji ks. Dwóch Mostów, jakie było przecież ojcowizną Karola IX.</text:p>
      <text:p text:style-name="P135">Starali się jednak Francuzi wywołać oni rozgoryczenie u Szwedów wobec przejęcie przez Rzeczpospolitą Prus Książęcych i ujawniania planów kolonialnych, oraz starań <text:s/>o budowę, co mogło zmienić układ sił na Bałtyku. Z drugiej strony przyszło chwilowe ocieplenie relacji między Szwecja a Dania, co dawało Berlinowi poczucie siły i ośmieliło do podjęcia akcji dyplomatycznych przeciw Polsce i współuczestniczenia w <text:s/>zerwaniu sejmu w 1681roku włącznie. Antagonizm szwedzko-duński okazał się jednak trwały, a obawy w Stockholmie, iż intrygi Hohenzollernów służą po to, aby poróżnić ich z Rzeczpospolitą i odizolować, a potem poddać agresji, aby tym sposobem wyrwać jej ziemie, które już były przedmiotem napaści podczas poprzedniej wojny. Dla Szwecji liczyły się teraz <text:soft-page-break/>bezpieczeństwo ich posiadłości nad południowym Bałtykiem, a kryzys wewnętrzny i koszty ostatniej wojny otrzymywały od polityki agresywnej. Konkurencja Rzeczpospolitej na morzu w tym czasie nie mogła być znaczna, a możliwości bilansowania przez nią Danii i Brandenburgii a jednaj strony, jak i Rosji na wschodzie cenniejsze. Wydawało się, iż w nowych warunkach to zarysowane porozumienie między Rzeczpospolitą a Szwecją wyrasta na trwały zwornik, niwelujący antagonizmy i dający obopólnie wartościowe gwarancje. Koniec końców o postawie Szwecji tym razem przeważyły wpływy holenderskie i angielskie, a Karol IX przystał do ligi antyfrancuskiej, co musiało jego drogi z Dania i Brandenburgią rozdzielić. </text:p>
      <text:p text:style-name="P135">Mimo wyraźnego ciążenia ku sobie, za sprawą wspólnego podejścia do Szwecji i RON, władcy Danii i Brandenburgii pod protekcją Ludwika XIV długo jednak dochodzili do porozumienia. W Danii była bowiem przez jakiś czas trwałego spacyfikowania stosunków z Karolem IX, do czego Hohenzollernowie potrzebni nie byli, ci z kolei zmuszali Duńczyków do zajmowania jednoznacznego stanowiska wobec Rzeczpospolitej, a tego z rożnych względów ci nie chcieli. Król Danii Chrystian V znajdował się w końcu od 31 stycznia 1682 roku w sojuszu obronnym z elektorem brandenburskim Fryderykiem Wilhelmem. Był to układ, który pozwolił Berlinowi <text:s/>na drodze dyplomatycznej w roku 1683 odzyskać pełną kontrole nad Nową Marchią, a następnie wejść w orbitę wpływów <text:s/>cesarskich, co redukowało pierwotny profrancuski charakter tego porozumienia. Został on odnowiony w 21 czerwca 1692 roku na dalsze 10 lat z następcą „Wielkiego Elektora” Fryderykiem III, <text:soft-page-break/>co jednak dla obu krajów miało się jednym z powodów tragedii szwedzkiego najazdu na początku kolejnego stulecia.</text:p>
      <text:p text:style-name="P135"/>
      <text:p text:style-name="P135"/>
      <text:p text:style-name="P135"/>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text:soft-page-break/>2. RZECZPOSPOLITA A SPRAWY WĘGIERSKIE</text:p>
      <text:p text:style-name="P135"><text:s text:c="4"/>Za kulisami spraw w Polsce dyplomaci cesarscy i francuscy rozgrywali kwestie węgierskie. W Polsce zbiegały się wszystkie nici politycznych intryg, które decydowały o pacyfikacji Węgier. Cesarz Leopold I negocjował z Janem III, ale też intensywnie zabiegał o uspokojenie nastrojów na Węgrzech, gotowy na ustępstwa i prowadzenia wówczas polityki łagodnej. Ludwik XIV w tym czasie czynił wszystko, aby te wysiłki pokrzyżować. Jesienią 1680roku przez Warszawie podróżował wysłannik węgierskich rebeliantów, Absalon, który wracał z Paryża a miał go przeszmuglować francuski agent Du Vernay. Sprawa ta miała unaocznić aktualne preferencje polityczne Jana III, który sprzyjał węgierskiej rebelii i choć ostaniami czasy <text:s/>ścigał uczestników walk werbowników (których działalność była szkodliwa przede wszystkim dla siły armii Rzeczpospolitej ogałacając jej szeregi z żołnierzy), to nie czynił specjalnych trudności w działalności agentom francuskim, których tropiła z kolei cesarska agentura i jej polscy stronnicy. <text:s/>Polski monarcha miał natomiast dokładne rozeznanie co do działań po obu stronach barykady. </text:p>
      <text:p text:style-name="P107"><text:s/>Od Jana III zależało, czy zablokuje zupełnie kontakt między Francją i rebeliantami, czy przez wzmocnienie tej uzgodnionej, jawnej lub potajemnej, pomocy doda nowej siły powstaniu. Bisbup Forbin i markiz de Vitry osiągnęli u Sobieskiego tylko tyle, że, rzekomo w tajemnicy przed Marią Kazimierą, przepuścił on Du Vernaya do Siedmiogrodu - pod zapewnieniem, iż nie będzie używał terytorium Rzeczpospolitej do swych działań i że obiecał dać Thököly'emu polski indygenat, o który tamten prosił, oczywiście tylko wtedy, gdy madziarski przywódca podda się cesarzowi. <text:soft-page-break/>Zierowski sądził jednak, że król zawarł z buntownikami jakieś poufne układy. Posłowi austriackiemu wpadła bowiem w ręce przez przekupstwo cała korespondencja Absalona, którą ów węgierski emisariusz powierzył poczcie w Warszawie, i z niej dowiedziano się ofercie Thököly'ego przekazania węgierskiej korony Jakubowi Sobieskiemu. Sobieski jednak był tak przyzwoity, że nie rozpatrzył bliżej tej propozycji podczas pertraktacji z cesarzem o sojusz, i nie był tak naiwny, że sądził, iż później mogłoby wyjść coś z tej całej sprawy. <text:s/>Dla dobra wzajemnych stosunków oraz okazania dobrej woli, Jan III następnie ujawnił i odciął się od dwuznacznych propozycji, jakie ambasadorzy francuscy mu skandali odnośnie tronu węgierskiego. </text:p>
      <text:p text:style-name="P135"><text:span text:style-name="T72">Agenci Ludwika XIV – pod nieformalnym kierownictwem krzątającego od wielu lat w Rzeczpospolitej najpierw </text:span><text:span text:style-name="T73">Rogera Atarki, a potem – po 1679roku <text:s/>d</text:span><text:span text:style-name="T74">u Vernay'a </text:span><text:span text:style-name="T73">z</text:span><text:span text:style-name="T72"> Małopolski organizowali pomoc dla węgierskiej rebelii nieprzerwanie od roku 1674, szczególnie aktywni byli na nowo po roku 1681, przy czym ich działania nie miały stałego natężenia, byli uzależnieni od zmiennych nastrojów otoczenia monarszego w Wersalu. Napotykali opór tych kół politycznych, które Francji stawały się niechętnie – działały tutaj działania dyplomacji cesarskiej i przyzwolenie Sobieskiego, który odsuwał się od polityki jednoznacznie profrancuskiej, a jako gesty wobec Wiednia pozwalał sobie na napiętnowanie francuskich wysiłków na rzecz Węgrów. Przypieczętowaniem tych tendencji stało się zagrożenie tureckie, realne od roku 1682, kiedy to buntownicy węgierscy w nowym politycznym układzie, jako sojusznicy i lennicy osmańscy zaczęli być zwalczani. O tolerowaniu wszelkich form </text:span><text:soft-page-break/><text:span text:style-name="T72">pomocy dla nich nie było już dla nich mowy. Oczywiście początkowo, w trakcie i zaraz po zakończeniu wojny z Austrią, przywódcy powstania węgierskiego mogli liczyć na przychylne stanowisko w RON. Imre Thököly (1657-1705) początkowo przebywał w Polsce, a od 1675 roku otrzymywał pomoc z Francji. Liczył bardzo na wojnę Rzeczpospolitej z Cesarstwem, ale rozczarował się jej efektem. Sobieski zbyt zajęty własnymi problemami w kraju nie był skłonny korzystać z jego mało przekonujących propozycji objęcia tronu węgierskiego i kontynuowania wojny. Thököly nie wykorzystał też w tym czasie zaangażowania wojsk cesarskich na Śląsku, gdyż moment oddechu posłużył mu na zmagania z własną opozycją – jej aktywność rosła, bowiem dla Habsburgów zmagających się z Sobieskim z konieczności pozostawiały środki polityczne oraz dyplomatyczne dla obrony swej pozycji na Węgrzech, gdzie militarnie mogli jedynie prowadzić działania defensywne. W tym czasie Francja przesyłała dla powstańców przede wszystkim fundusze pieniężne za pośrednictwem Polski i organizowała zaciągi do wojsk powstańczych, prowadzone przez płk. Jana Szymona Feldemayera. Jej agenci p</text:span><text:span text:style-name="T75">rzebywali oni nieprzerwanie od roku 1674, szczególnie aktywni byli na nowo od roku 1681, co dało Sobieskiemu pretekst do ich usunięcia. </text:span><text:span text:style-name="T72">Brał w tym udział między innymi markiz de Bethume, a Sobieski był temu przyjazny początkowo, widząc w tym środek nacisku na Wiedeń, ale potem zaczął zmieniać swe stanowisko, używać tej sprawy jako środek nacisku z kolei wobec Paryża. Jeszcze w 1677 roku Michał Rzewuski, za cichym przyzwoleniem dworu zaciągnął 3 tysiące jazdy i dragonów, z demobilizowanych oddziałów polskich i przeprowadził na stronę węgierską. Potem </text:span><text:soft-page-break/><text:span text:style-name="T72">Sobieski powciągać zaczął swe poparcie dla Węgrów, im bardziej oddalał się od Francji i pragnął zbliżenia z Austrią. Ścigano węgierskich werbowników w oparciu o decyzje sejmu, rozstrzeliwano ochotników wybierających się na Węgry, do więzienia wtrącono pułkownika królewskiego Marka Butlera (zm. 1690), organizującego zaciągi, a Feldemayer uszedł na Węgry. W tym samym czasie hetman polny Hieronim Lubomirski obsadził przełęcze nie dopuszczając do przenikania ich za granicę. Sejm uchwalił zakaz pomocy dla Węgrów na sejmie w roku 1679. Szczególnie aktywni w tym dziele okazywali się Lubomirscy, w Starej Lubowli otrzymujący więżenie dla węgierskich najemników. Francuzi jednocześnie zabiegali o to, by Jan III nie zaatakował Węgrów jako sprzymierzeńców Turcji. </text:span></text:p>
      <text:p text:style-name="P135">Po 1679 roku, gdy podpisano pokój w Nijmegen, ustała na jakiś czas pomoc francuska, a wojska cesarskie weszły na Węgry. W tym czasie dyplomacja papieska broniła powstańców, zabiegając o to, aby surowa polityka cesarza nie popychała ich ku Turcji. Nuncjusz Francesco Buonvisi (1626-1700) został wówczas przeniesiony z Warszawy do Wiednia, miał nakłonić Leopolda I do ugody. W 1681 roku sejm węgierski zebrany w Sopronie zażądał odwołania dawnych zarządzeń, przestrzegania węgierskiej konstytucji i wolności religijnej. Cesarz zgodził się z tymi postanowieniami, dodatkowo wyznaczono też reprezentującego go palatyna. W ten sposób cesarz pozyskał część szlachty, ale podział Węgrów na dwie frakcję – ugodową i niepodległościowa nie został zatarty, a ambitny i nieugięty Imre Thököly chciał zbudować przede wszystkim własne państwo. Pozostawiony bez oparcia zwrócił się wówczas do paszy Budy Ibrahima, prosząc o opiekę i ofiarując 40 000 <text:soft-page-break/>talarów haraczu rocznie. Krok ten wraz z kolejną zmianą w francuskich dążeniach, znów uaktywniło ich zaangażowanie na rzecz Węgrów. Pomoc znów miała być prowadzono z terytorium Polski, ale próby podjęte jeszcze w roku 1681 okazały się nieśmiałe i nieudane, a Sobieski nie życzył ich sobie. <text:s/>Rok potem Thököly ośmielony francuskimi pieniędzmi znów rozpoczął walkę, w czym przed emisariuszy szukał bezskutecznie poparcia także u Jana III. Sułtan zaakceptował zwrot Thököly'ego na swoją stronę, którego jednak kosztowało to utratę popularności w kraju. W lipcu 1682r. stał się osmańskim lennikiem, gdy już od ponad połowy roku powstańcy prowadzili ofensywę wspierani przez osmańskie posiłki. Turcy otrzymali deklarację w dużym stopniu bez pokrycia, bowiem Thököly nie był tak powszechnie popularny jak wcześniej. Powstańcy prosili sułtana o przysłanie na pomoc Tatarów. Szykowano się do wielkiej ofensywy powstańczej. Miano opanować całe Węgry, kuruce operowali aż na Morawach, utrudniając Karolowi Lotaryńskiemu ruchy i zaopatrywanie armii cesarskiej. Do związku z Imperium Osmańskim skłoniła Węgrów w znacznej mierze sytuacja panująca w Siedmiogrodzie, gdzie za cenę haraczu i uznania zwierzchności tureckiej ludność miejscowa bez względu na narodowość i wyznania miała zagwarantowane <text:s/>swobody. Węgrzy pod tureckim panowaniem nie czuli się skrępowanie, ich religia, kultura i myśl polityczna nie doznawały prześladowań. Już w 1677 roku Węgrzy usiłowali przekupić Kara Mustafę sumą pięciu tysięcy talarów, ale poseł cesarski dał 30 000 i odsunął na pewien czas szersze zaangażowanie się Turcji w sprawy węgierskie. Nie mniej wezyrska chciwość w kolejnych latach umożliwiła Węgrom uzyskania u sułtana <text:soft-page-break/>poparcia. Polityka ta była też z sprzeczności z układem rozejmowym w z dnia 11 sierpnia 1664 roku w Vasvár obowiązującego Turcję i Austrię.</text:p>
      <text:p text:style-name="P108">Gdy Sobieski zaczął zdecydowanie zabiegać o przyjaźń cesarza, musiał stać się zdecydowanie przeciwnym wsparciu, jakiego Francja dotąd udzielała Thököly’emu, przywódcy powstańców węgierskich. Pojawiły się na tym tle wyraźne rozdźwięki i nieporozumienia. Agenci Ludwika XIV mieli pod przymusem opuścić Małopolskę, skąd organizowali dotychczas pomoc dla Węgrów, skonfiskowano ich pieniądze, surowo karano Polaków jaki im pomagali i organizowali werbunki. Wcześniej, gdy Jan III wstąpił na tron, te praktyki popierano na podstawie traktatu jaki łączył go z Francją, a po pokoju zaś z cesarzem przymykano oczy mimo stosownych zobowiązań w traktacie. Krok ten miał wykazać szczerość intencji żywionych przez Polaków do nowego sojusznika. Sami buntownicy węgierscy obawiali się, że Jan III w nowym politycznym układzie będzie ich zwalczał. </text:p>
      <text:p text:style-name="P108">Gdy Sobieski powciągać zaczął swe poparcie dla Węgrów, im bardziej oddalał się od Francji i pragnął zbliżenia z Austrią. Odwołał swych oficerów stopniowo na przełomie 1678/79 i przeszedł do polityki odmiennej. Ścigano węgierskich werbowników, rozstrzeliwano ochotników wybierających się na Węgry, hetman polny Lubomirski obsadził przełęcze nie dopuszczając do przenikania ich za granicę. Sejm uchwalił zakaz pomocy dla Węgrów. Zabiegali o to, by Jan III nie zaatakował Węgrów jako sprzymierzeńców Turcji. Pojawiły się sugestię, potem poparte konkretniejszymi próbami, zjednania sobie Sobieskiego do sprawy węgierskiej obietnicami obdarowania go lub jego synów koroną św. Stefana. Król był bardzo <text:soft-page-break/>sceptycznie do tego nastawiony, mimo pewnych nalegań Marii Kazimiery widzącej tutaj miejsce dla młodszego Aleksandra. Sobieski nie miał atutów, Aleksander był małym dzieckiem, aby podobne propozycje poważnie rozważać. Pragnął jedynie podjąć mediację między cesarzem a buntownikami węgierskimi. Na nie <text:s/>wiele się to zdało i obie strony mediacji szczerze podjąć nie chcieli. Węgrzy zaczęli reagować nerwowo i nawet doszło w konsekwencji ich ofensywy prowadzonej od 1682r. przy pomocy tureckiej. Na początku roku 1683 oraz po zwarcia przez Sobieskiego sojuszu z Austrią w maju tego roku do agresywnych działań wojsk Thököly'ego na Spiszu. Wojska powstańców oblegały Niedzicę i mogły zagrozić Krakowowi. W celu obrony tych terytoriów Jan III skierował swe wojska. Całe Węgry pozostawały wówczas pod kontrolą buntowników. Te bardzo prowokacyjne działania Węgrów, mające zastraszyć polską gotowość do kontynuowania sojuszu z Austrią, odniosły przeciwny skutek, bo bardzo przyczyniły się do usztywnienia stanowiska szlachty i wzrostu popularności jego idei. W działaniu Węgrów widziano forpocztę agresji tureckiej. Popularne było porównania według jakiego, Turcy na Ukrainie szczują Tatarami nim sami ruszą się, w Małopolsce zaś Madziarami. Węgrzy, mimo zimy podeszli w liczbie około 500 ludzi pod Poprad, plądrując też wsie spiskie wokół niego niespodziewanie w styczniu 1683roku, co groziło by odcięciem Rzeczypospolitej od dostępu do całego starostwa spiskiego. Miał to być odwet na prowadzenie przez Lubomirskich aktywnej polityki na Górnych Węgrzech, przejawianych przez nich ambicji politycznych i <text:s/>wreszcie intryg agentów króla polskiego, któremu zależało na pogrzaniu wojennych nastrojów u swych rodaków. Napaść była jednak incydentem, <text:soft-page-break/>gdyż szybko wojewoda krakowski Szczęsny Potocki zebrał zimujące w krakowskim chorągwie jazdy i wsparty przez oddziały nadworne Lubomirskich ruszył na Spisz. Sami Węgrzy potraktowali ów atak najwidoczniej jako napaść rabunkową i chcąc uniknąć konfrontacji, wycofali się po kilku dniach. Na Spisz dotarła wówczas rota piechoty Franciszka Dunina pozostająca na żołdzie marszałka Stanisława Herakliusza Lubomirskiego, a potem pojawiło się kilka chorągwi jazdy i zdołano wyłapać kilku maruderów, których obwieszono na początku marca w Starym Sączu.</text:p>
      <text:p text:style-name="P117">Wbrew francuskim intrygom, pojednawcze zabiegi cesarza Leopolda na Węgrzech przynosiły pewne realne skutki w okresie poprzedzającym wojnę z Turcją. Co prawda nie rozwiązywano problemów, zawieszano jedynie tlący się konflikt do czasu ostatecznego wybuchu, bo i nie było politycznych pomysłów na ich rozwiązanie, które pogodziłyby wszystkie strony bez decydującego starcia zbrojnego. </text:p>
      <text:p text:style-name="P117">W okresie przesilenia wojennego Thököly odnowił w grudniu 1681 roku, krótkotrwałe zawieszenie broni z cesarzem – wiedząc, iż Turcja na razie zbrojnie nie może poprzeć go a Jan III przestał być mu przychylmy, mimo iż zbojkotował sejm w Sopronie i posłał pod konie roku swych posłów i w jego imieniu Stefan Geczy, Andrzej Radics i Samuel Tunyogi błagali w Carogrodzie Mehmeda IV o pomoc przeciw cesarzowi. Chciał czas zawieszenia walk wykorzystać dla własnych przygotowań, podciągnięcia tureckich posiłków i uśpienia czujności Austriaków. Z kolei księże siedmiogrodzki Michał Apafi (1632-1690) szukał zbliżenia z Austrią, obawiając się dalszych związków z nieobliczalnymi Turkami. W obozie węgierskich powstańców pojawiła się różnica zdań, to sprzyjało rozejmowi i zawieszeniu <text:soft-page-break/>konfliktu w oczekiwaniu na dalsze decyzje nienagazowanych stron. Francja wpierała ruch powstańczy, Jan III od przychylnej neutralności przechodził na pozycje nieprzychylne szukając w ten sposób <text:s text:c="2"/>zbliżenia z cesarzem. Turcja coraz mocniej widziała w powstaniu węgierskich pretekst do wojny z Austrią, a sam Leopold I oraz głęboko podzieleni Madziarzy rozglądali się za opcja jakiegoś kompromisu. <text:s/></text:p>
      <text:p text:style-name="P117">Pojednanie węgierskiego narodu z Habsburgami o mało nie zostało przypieczętowane w końcu na sejmie w Sopronie, który zdołał zebrać się i trwał w okresie między 22 majem a 30 grudnia 1681roku. Podczas jego trwania w dniu 13 lipca <text:s/>Pula (Pal) Esterházy został wybrany na Palatyna w miejsce dotychczasowego gubernatora, zastępującego cesarza, który zgodził się ponadto na <text:s/>odwołanie dawnych zarządzeń, przestrzegania węgierskiej konstytucji i wolności religijnej, pozwalając miejscowym protestantom otrzymywać kościoły artykulacyjne. <text:s/>Dodatkowo potwierdzono niezależność miejscowego sądownictwa i znoszono wprowadzone w roku 1671 nadzwyczajne podatki. </text:p>
      <text:p text:style-name="P117"><text:s/>Wszystko to jednak spotkało się z oporem gabinetu ministrów cesarskich w Wiedniu, którzy przeciwny ustępstwom przekonywali Leopolda do trzymania twardego kursu wobec Węgrów i zwodzenia ich pustymi obietnicami. <text:s/>Znaczenie sejmu w Sopron umniejszał bojkot obrad ze strony zaproszonego nań Thököly'ego, który mógł liczyć na pomoc Turcji i Francji, jakim w nie smak był ewentualny trwałe porozumienie cesarza i jego węgierskimi poddanymi. </text:p>
      <text:p text:style-name="P117">Gabinet wersalski bez swych niezawodnych sojuszników, rozdawanych pieniędzy i ciemnych wiedeńskich biurokratów, popadłby w ciężkie tarapaty. Powszechna była <text:soft-page-break/>wśród europejskich dyplomatów opinia o cesarskich ministrach, podług którego niszczyli oni każdy słuszny kompromis między panującym a jego węgierskimi poddanym, mimo iż Leopold świadomy zagrożenia gotowy był na jakiś rodzaj porozumienia i ustępstw. </text:p>
      <text:p text:style-name="P117">Osłabienie węgierskiej gotowości do kontynuowania powstanie zmusiło Ludwika XIV po sięgniecie do niezastąpionego argumentu pieniężnego. Polecił de Vitry'emu, mimo iż w otoczeniu Jana III udzielana przez terytorium Rzeczpospolitej pomoc dla rebelii węgierskiej nie znajdowała już żadnego zrozumienia, aby zaoferował Thököly'emu 100000 talarów, jeżeli ożyje znowu walka z Leopoldem I. Tym sposobem osiągnięto upragniony skutek. Thököly. Pod koniec lutego 1682 roku Thököly wysłał swego pełnomocnika Nemescany'ego do Jaworowa i powiadomił króla Polski, że wznowi nieprzyjacielskie działania przeciwko Habsburgom zaraz po odwilży. Sobieski odprawił emisariusza przyjaźnie, ale żadnego oficjalnego poparcia nie udzielił, kazał natomiast baczyć na działalność francuskich agentów udzielających Węgrom pomocy. Podobnie potraktował misję kolejnego wysłannika Thököly'ego - Faigel'a, który przybył na jego dwór w połowie czerwca, chcąc uspokoić polskiego monarchę w związku z dochodzącymi wieściami o tureckim wsparciu militarnym dla węgierskiego powstania. W tym bowiem momencie Turcy w dniu 30 maja 1682 powiadomili Thököly'ego, iż czynnie poprą jego akcje zbrojne, po załamaniu się dyplomatycznych wysiłków cesarza w Stambule w negocjacjach z wielkim wezyrem, choć już pod koniec 1681 <text:s/>roku <text:s/>Turcy już udzielili mu dyskretnego militarnego wsparcia.</text:p>
      <text:p text:style-name="P117"><text:soft-page-break/>Zanim doszło do wielkiej wyprawy przeciw Austrii ogromnej armii sułtańskiej pod komendą wielkiego wezyra Kara Mustafy, żołnierze osmańscy i cesarscy starli się ze sobą podczas działań prowadzonych przez Thököly'ego wiosną 1682r. W marcu 1682roku, licząc na dalszą turecką pomoc i swoją gotowość do szybkiego oraz szczerego uznania jej protekcji, Thököly ruszył z osmańskiej części Węgier na czele wiernych mu wojsk i wkroczył na terytorium Węgier pod władzą Habsburską. Na miejscu miał zamiar wywołać ogólnonarodowe powstanie. Posiłkowali go Turcy pochodzący z garnizonów z ejaletów węgierskich, z Siedmiogrodu, Bośni, Rumelii, a nawet z Mołdawii i Wołoszczyzny. Dowodził nimi Hasan pasza, bejlerbej Wielkiego Waradynu. Armia ta opanowała Debreczyn i Kalio, ale nie utrzymała ich, niebawem wyparta z obu miast przez wojska cesarskie, które przeszły do kontrofensywy w maju tego roku. Wtedy Kara Mustafa postanowił eskalować konflikt i posłał na pomoc Thököly'emu liczniejsze siły, złożone z pospolitego ruszenia europejskiej części Turcji wraz z 18 dżematami janczarów i kilkoma oddziałami zawodowych sipahów pod ogólnym dowództwem paszy budzyńskiego, Ibrahima. Wojska te połączyły się pod Pesztem z oddziałami Thököly'ego latem 1682 roku. Następnie w dniu 8 września 1682 doszło do ofensywy węgierskiej, kiedy 8 000 żołnierzy Apafi'ego podeszła pod Presburg, armia 7000 <text:s/>żołnierzy Thököly'ego wspieranego przez 5 000 Turków z prowadzonych przez paszę Hasana zaatakowała Pocsaj i Böszörmény. Jesienią 1682roku wspierana przez Turków armia Thököly;go kroczyła od zwycięstwa do zwycięstwa, zajęła - Kassaj, a następnie <text:s/>Szádvár, Presov, Lewoczę, Tokaj i Putnok, doszło do walk na terenie polskiego Spiszu. Na <text:s/>południu zaś Węgier <text:soft-page-break/>działał władca Siedmiogrodu Apafii wspomagany przez <text:s/>Ibrahima Paszę Budy, posuwając się daleko na zachód poza kotlinę panońską, co pogarszało możliwości <text:s/>odpowiedzi <text:s/>wojska cesarskiego. Wpływy Thököly'ego miało również wzmocnić małżeństwo z Heleną Zrinyi (1643-1703), wdową po Franciszku <text:span text:style-name="T201">Rakoczym</text:span> (1645-1676) i przejecie jej posiadłości w ten sposób pod jednym berłem władcy węgierskiego, będącego lennikiem sułtańskim. </text:p>
      <text:p text:style-name="P117">W dniu 16 września 1682 roku, podczas z powodzeniem rozwijającej się wspólnej kampanii, <text:s text:c="2"/>Ibrahim Pasza Budy, <text:s/>w imieniu sułtana Mehmeda IV mianował Imre Thököly władcą podbitych ziem węgierskich, w zamian za co miał, jako turecki lennik, zgodnie ze wcześniejszymi układami wiernopoddańczymi z dnia 5 lipca 1682 roku miał płacić 40 000 talarów trybutu do Stambułu. W tym czasie jego władza królewska a tureckiego nadania objęła całe Górne Węgry i w dniu 19 listopada 1682 roku Austriacy skłonili go do zawarcia na okres zimowy rozejmu odstępując ziemie do rzeki Hron.. Powstańcy pozostawili swe garnizony w zdobytych, a Turcy powrócili niebawem do Pesztu. Kolejnego roku jednak miała ruszyć planowana przez sułtana ogromna ofensywa na Wiedeń, w czym jego węgierscy wasale mieli go posiłkować. </text:p>
      <text:p text:style-name="P108"/>
      <text:p text:style-name="P109"/>
      <text:p text:style-name="P145"/>
      <text:p text:style-name="P145"/>
      <text:p text:style-name="P145"><text:soft-page-break/>3. SEJM ROKU 1681 - NADZIEJE I ROZCZAROWANIA</text:p>
      <text:p text:style-name="P109"/>
      <text:p text:style-name="P109"><text:s text:c="4"/>Po kolejnym sejmie spodziewanym na rok 1681 spodziewano się podjąć decyzje ostateczne na temat o przyszłości kierunków dalszej polityki zagranicznej i perspektyw wznowienia wojny z Turcją i odzyskanie z jej rąk Kamieńca Podolskiego, którego strategiczne znaczenie było dobrze znane w Rzeczpospolitej. Wszystko to musiało to zaważyć na polaryzacji postaw oraz poglądów szlachty. Jawiły się na horyzoncie politycznym już jaskrawe zamiary króla dokonania zasadniczego zwrotu w polityce zagranicznej, zupełnego zerwania z Francją. Na jej miejsce miała wejść Austria i inni sojusznicy pozyskani przy pomocy jej wsparcia oraz autorytetu Watykanu, mimo bardzo ostrożnego traktowania tych propozycji ze strony potencjalnego cesarskiego alianta. Poszukiwania okazji wejścia ponownie na konfrontacyjnej polityki wobec Turcji i dobrania do niej pewnych sprzymierzeńców. Jednocześnie jednak marne owoce wielkiej ofensywy dyplomatycznej w krajach chrześcijańskich oraz nieprzejednana polityka Rosji powodowało, iż na popularności zyskiwały też poglądy zakładające ułożeniem pokojowych relacji z Turcją na gruncie ustalonego pokoju i zmiana stanowiska wobec Moskwy, która lawirując i zwodząc RON jedynie dba o umocnienie swego panowania nad zajętymi jej kosztem ziemiami. </text:p>
      <text:p text:style-name="P118"><text:span text:style-name="T93">Jesienią roku 1680 zaszły wypadki, które, choć może z zamierzeniami stworzenia ligi w słabym stojące związku, odbiły się jednak silnie na dziejach sejmu roku 1681, zaważyły na jego losach i były objawem bardziej złożonej intrygi, której tym razem </text:span><text:soft-page-break/><text:span text:style-name="T93">Jan III nie przewidział. Wypadki te, to sprawa małżeństwa elektorowicza brandenburskiego <text:s/>Ludwika Leopolda (1666-1687) <text:s/>z księżniczką Ludwiką Karoliną Radziwiłł (1667-1695), oraz zmiany, jakie zaszły w składzie nuncjatury i ambasady francuskiej. Sprawy pruskie wymagają cofnięcia się nieco wstecz. Położenie elektora po pokoju legnickim z 1676roku oraz nijmegenskim z roku 1679, do jakiego także go dopuszczono, było bardzo złe. Opuszczony przez cesarza, jaki w roku 1676 wyrzekł się udzielenie mu większej pomocy dla niego. Dodatkowo ów ostatni z traktatów zabraniał kurfirstowi dawania pomocy przeciwnikom Szwecji, co powodowało, iż z konieczności musiał wstąpić do niewdzięcznej roli sprzymierzeńca Francji, który nie wiele mu dawał a przyciśnięty tym układem wystawiony był na niechęć cesarza i wciąż wystawiony dywersją ze strony Rzeczypospolitej. Ta odjęła mu pruską część jego władztwa i kontrolowała Nową Marchię. Problem rewizji stosunków z Janem III i rewanżu za poniesioną klęskę dla Fryderyka Wilhelma był sprawą najważniejszej wagi. Wprost uderzyć jednak nie śmiał, postanowił jednak wypróbować sprawdzonej metody wspierania opozycji sejmowej i paraliżowania rządu w Polsce i aby było to skuteczniejsze, swe zamiary sprzęgnął z nowymi planami dyplomacji francuskiej. Zamiary brandenburskie zyskują moc na podstawie układu pomiędzy Ludwikiem XIV, a elektorem z października 1679r. Jednym z ważnych jego punktów jest polityka francusko-brandenburska na terenie Polski. Ludwik XIV czyni swego sprzymierzeńca narzędziem niweczenia wszelkich porozumień między Sobieskim a cesarzem Leopoldem, obiecuje wesprzeć jego plany wojenne odzyskania utraconych ziem, w przypadku zaistnienia tego sojuszu. Berlin miał prowadzić politykę </text:span><text:soft-page-break/><text:span text:style-name="T93">destrukcji i zmusić Sobieskiego do przyjęcia skoordynowanych z tym propozycji ze strony dyplomacji francuskiej, której ambasada w Warszawie miała zostać przejęta przez nowych ludzi. Do tego dochodziły punkty dotyczące wspierania opozycji przeciw Janowi III, jeśli prowadziłby on politykę przeciwną interesom Francji, wreszcie zgadzano się co do wpierania wszelkich ruchów zmierzających do podważenia następstwa Jakuba i proponowania na jego miejsce własnego kandydata. Mimo tych deklaracji warunki działania ambasady pruskiej były trudne, aby rzecz niemożliwe, gdyż jej znaczenie po wojnie zostało zmarginalizowane. Dopiero w roku 1680 mając podpisany układ z Francją i przygotowana intrygę związaną z planami matrymonialnymi wobec Karoliny Radziwiłłówny Fryderyk Wilhelm wysłał swego przedstawiciela do Warszawy w osobie Ezechiela Spanheima (1629-1710) Pojawił się on w Warszawie w dniu 30 marca. Dopiero w dniu 18 maja został dopuszczony do Jana III. Od razu przekonał się w ciężkim swym położeniu. Polacy niechętnie i nieufnie go traktowali, dobrze zdawano sobie powszechnie sprawę, jak dwór i sam król podejrzliwie patrzą na kurfirsta. Jedyną pomoc udzielił im Franciszek Bieliński, w imieniu podskarbiego Jana Andrzeja Morsztyna, który przebywał wówczas we Francji i w tym okresie wciągnął ambasadę brandenburską w realia miejscowe. Brandenburczycy skupili się zatem na udostępnianiu swej wiedzy i odbudowie kontaktów z dawnymi poplecznikami, aby mogli oni przyczynić się do udzielania pomocy francuskim działaniom. Choć trudno było obu stronom, tendencję zbliżenia obu, wrogo dotychczas względem siebie usposobionych dyplomacji, zmienić w obustronnie korzystne praktyki. W zamian Francuzi, mający w Warszawie silniejszy </text:span><text:soft-page-break/><text:span text:style-name="T93">głos i znaczenie, mieli wspierać interesy elektorskie, być ich adwokatami i powiernikami. Na pierwszym ich planie były sprawę małżeńskie brandenburskiego następcy tronu, jako wstęp do szerszej polityki, jej zwieńczeniem mogło być stworzenie sprawnego stronnictwa, a dalszym celem odzyskanie ziem utraconych w traktacie legnickim przez kurfirsta. Środkiem tym mógł być nacisk na Jana III przez organizację opozycji, lub pozyskanie go obietnicą jej powstrzymania. Snuto wizję mariażu, któregoś z synów królewskich z domem Hohenzollernów, który do niego wniósłby Prusy i i w dalszych negocjacjach na nowo połączył z marchii elektorskimi. Mówiono o wspólnej akcji zbrojnej, wspieranej przez Jana III, w jakiej Brandenburgia nabyła by stosowną rekompensatę za utracone ziemie pruskie, patrzono w tej mierze z nadzieją na Śląsk. Zbliżenie francusko-brandenburskie na terenie warszawskim jest też jedynym bodaj rezultatem tej dyplomacji. Właściwe cele – opisane powyżej nie miały jednak się ziścić, klimat polityczny to uniemożliwił, Brandenburgia zadowoliła się znacznie skromniejszymi sukcesami. <text:s/>W pierwszym okresie przyswajało im usankcjonowanie menażerstwo eletorowicza z Radziwiłłówną i przyjęcie majątków na Litwie, gdy <text:s/>zatem na sejmie 1681roku pojawiły się groźne widma zdecydowanej reakcji sejmu w Warszawie, wraz z dyplomatami francuskimi i za pośrednictwem podskarbiego Morsztyna doprowadzili do zerwania obrad. </text:span></text:p>
      <text:p text:style-name="P109">Sprawę Radziwiłłówny, wprowadzono na forum publiczne w mało zręczny sposób, domniemywano, że ta nieporadność miała mieć specjalnie prowokacyjne znaczenie. Dla Wielkiego Elektora małżeństwo syna jego z księżniczką Karoliną Ludwiką <text:soft-page-break/>Radziwiłłówną było faktem ze względów politycznych niezwykle pożądanym. Przede wszystkim stwarzało mu to ogromnie solidny punkt oparcia na Litwie i nacisku tym samym na króla Polski. Wiano Radziwiłłówny czyniło go posiadaczem olbrzymich dóbr rozsianych po całej Litwie, a nawet panem kilku twierdz, na jakie składały się na przykład: Księstwo Słuckie (miasta Słuck, Lubań, Piaseczno, Romanów, Starobin, oraz 40 wsi, włości i folwarków), Księstwo Kopylskie (miasto Kopył oraz 24 <text:s/>wsi, włości i folwarków), hrabstwo Kojdanowskie (miasto Kojdanów oraz 23 <text:s text:c="2"/>wsi, włości i folwarków), hrabstwo Kopyskie (miasta Kobyś i Barań oraz 8 <text:s/>wsi, włości i folwarków), włość Newelska (miasto Newel z przedmieściem, oraz 13 wójtostw), włość siebieżka (miasto Siebież oraz 6 wójtostw), Księstwo Birżanskie (miasto Birże, oraz 40 <text:s/>wsi, włości i folwarków), Hrabstwo Kiejdanskie (miasto Kiejdany i 5 wsi), Księstwo Dubinskie (miasto Dubinki oraz 13 <text:s/>wsi, włości i folwarków), Hrabstwo Bielickie (miasto Bielica oraz 9 wsi, włości i folwarków), Hrabstwo Bialskie (19 wsi, włości i folwarków), Hrabstwo Zabludowskie ( 9 wsi, włości i folwarków), włość sławatycka (13 wsi, włości i folwarków) oraz dalszych 9 pojedynczych wsi oraz ponadto dwa starostwa - Krzyczewskie i Przemyskie. </text:p>
      <text:p text:style-name="P118"><text:span text:style-name="T93">Umacniało to dotychczasowe jego wpływy litewskie, zbliżało do Moskwy, przede wszystkie zaś, po uzyskaniu indygenatu, pozwalałoby zabrać głos w sprawach wewnętrznych Rzeczypospolitej. Nie mogły te plany oczywiście nie wywołać opozycji ze strony społeczeństwa szlacheckiego i zdecydowanej akcji Jana III, który doskonale wiedział o grożącym z tego powodu niebezpieczeństwie. Echem tego jest anonimowe pismo ulotne z jesieni roku 1680 „</text:span><text:span text:style-name="T94">Przestroga o Ludwiku synu </text:span><text:soft-page-break/><text:span text:style-name="T94">Kurfirszta</text:span><text:span text:style-name="T93">", bardzo niedwuznacznie podkreślające niebezpieczeństwo, na jakie byłaby narażoną Rzeczpospolita w razie faktycznego przejścia dóbr radziwiłłowskich w elektorskie ręce. Memoriał ten radził wydanie przez sejm odpowiedniej uchwały, podkreślającej konieczność wydania królewskiego pozwolenia na ten ożenek, zabezpieczenia praw Rzeczpospolitej do radziwiłłowskich dóbr. Postulowano też wysłać niezwłocznie poselstwo do Elektora, w celu skłonienia go do zaniechania tego projektu. Kurfirst, nie czekając na decyzję króla i Rzeczpospolitej, uprzedzając wypadki i stawiając zainteresowanych przed faktem dokonanym, doprowadził po cichu małżeństwo to do skutku w dniu 6 stycznia 1681 roku Ambasadorowie francuscy wiedzieli o tym projekcie już dawniej, gdyż Elektor jeszcze w początkach grudnia zawiadomił ich o tym, polecając ich opiece zarazem całą tę sprawę. Jednocześnie został wówczas wyprawiony z Berlina list do Jana III z zawiadomieniem i uniżoną, pokorną prośbą o poparcie, list ten jednak został celowo wstrzymany i pod pretekstem burz morskich, — z datą 20 października, — wręczony królowi dopiero 6 stycznia, a więc w sam dzień zaślubin. Naiwny ten wybieg nie tylko oburzył króla, ale odniósł wręcz odwrotny zamierzonemu skutek, gdyż Sobieski oświadczył wręcz, że zarówno list, jak całe w ogóle postępowanie elektora podda wyrokowi sejmu i całe zdarzenie traktuje jako akt sobie nieprzyjacielski. Stwierdził, iż nie uznaje sankcji prawnej tego małżeństwa, gdyż jego poddana nie zyskała na nie królewskiej zgody. </text:span></text:p>
      <text:p text:style-name="P118"><text:span text:style-name="T93">W takiej to atmosferze rozpoczęły się przygotowania do sejmików szlacheckich. Miano podjąć na ich królewskie projekty nowej polityki zagranicznej, wszystko </text:span><text:soft-page-break/><text:span text:style-name="T93">jednak przyćmiły działania Hohenzollernów. Wszystko to podgrzało atmosferę, szlachta sarkała, jątrzyło się niezadowolenie. Sejmiki przypadły na okres 15 stycznia – 15 luty 1681 roku. Brak były na niej powszechnej zgody na nowe plany polityczne, upatrywano w nich nowych podatków i narażenia państwa na nową wojnę. Szlachta zażywając pokoju nie chciała z tego stanu zrezygnować. Trwało docieranie się efektów reform, stąd podnosiły się i szlacheckie głosy z tym związane, co czyniło atmosferę polityczną ostrą i gorącą, inną niż wcześnie, zdało by się bardziej niestabilnych czasach. Wiele już mówiące głosy szlachty wielkopolskiej i mazowieckiej ostrzegały monarchę, przed prowadzeniem polityki zagranicznej bez woli sejmu i rady senatorów, przestrzegając go, iż przywilej dany mu w roku 1674 wygasł i on obiecał z niego nie korzystać. Przewodzący Wielkopolanom Rafał Leszczyński, namówiony przez dyplomację francuską i brandenburską zyskiwał na popularności i wbrew nadziejom dworu wyniesiono go na marszałka sejmu. Szlachta Małopolska na zjeździe w Nowym Mieście Korczynie, dostrzegając zagrożenie tureckie postulowała jednak, aby szukać sojuszy obronnych, a nie szukać nowej zwady z sułtanem. Wzbudzenie intrygą brandenburską zyskało pewien oddźwięki na sejmikach pomorskim, liwskim, czerskim, łomżyńskim, dobrzyńskim i kujawskim, a przede wszystkim na generalnym sejmie wielkopolskim. Sejmik ruski i kijowski, oraz sejmiki litewskie, niemal wszystkie podniosły sprawy związane z Moskwą, ustanowienia z nią trwałego pokoju pod warunkiem jednak oddania zajętych przez nią ziem. Szlachta lubelska, halicka i sandomierska znów skarży się na sposób lustrowania i przejmowania przez dzierżawców królewszczyzn. Sejmik wileński </text:span><text:soft-page-break/><text:span text:style-name="T93">zgłasza projekt opieki Rzeczpospolitej nad dobrami Karoliny Radziwiłłówny, w podobnym tonie, ale mniej rzeczowym, bardziej emocjonalnym rezonowały inne litewskie sejmiki. Sejmiki pruskie podjęły temat swych swobód religijnych. Wysunięto zastrzeżenia wobec działań biskupa chełmińskiego Jana Małachowskiego, który rozpoczął akcję konsekrowania pogranicznych świątyń i wysyłania mnichów do Prus w celu prowadzenia akcji misyjnej. Doszło na tym tle do zamieszek. Zarzewiem sporów były też różne oskarżenia wobec wypędzonych w czasie Potopu w 1658roku Braci Polskich, którzy w Prusach osiedlili się, bowiem mimo elektorskiej protekcji miejscowi protestanci traktowali ich podejrzliwie, obawiali się konkurencji z ich strony. Akt inkorporacji Prus Książęcych do Rzeczpospolitej co prawda przewidywał pełną tolerancję religijną, <text:s/>a Bracia Polscy cieszyli się też sympatią Jana III, to aktualnie mieszkańcy Prus zaczęli swoiście interpretować te zapisy i domagać się rugowania katolików oraz szczególnie gorliwie właśnie arian. Inne, choć znaczące sprawy – sejmik bełski wzywa do wzmożenia walki z bandytyzmem, sejmik proszowicki uskarża się na starostów i poborców, szlachta czerska na pobór akcyzy, na Podolu o ekscesy wojska, na Wołyniu domagano się zmniejszenia obciążeń związanych z przekształceniem ordynacji ostrogockiej i dopuszczeniu miejscowej szlachty do jej spraw. </text:span></text:p>
      <text:p text:style-name="P114">Przybywająca na sejm szlachta utyskiwała na podatki, domagała się zniesienia niepopularnego pogłównego, dalszego zwiększenia fiskalnej samodzielności lokalnych sejmików – mając ku temu spisane przez własne sejmiki instrukcje. Wielce negatywnie oceniano zarząd na skarbem Morsztyna, mówiono iż pieniądze zabrał i <text:soft-page-break/>wyjechał z nimi do Francji, aby tam kupić dobra dla siebie, domagano się zbadania tej sprawy. Nie zadowolenie budziły nadal kwestie nowego sposobu zarządzenia królewszczyznami, które powoli, ale już dostrzegalnie zwiększyły obciążenia dzierżawców i narzuciły na nich obowiązki dotąd nieznane, ale i bardziej dokuczliwe. Posłowie mieli się skarżyć na podatkowe zdzierstwo, domagając się reformy tabel pogłównego i większej kontroli nad poczynaniami podskarbiego Jana Andrzeja Morsztyna. </text:p>
      <text:p text:style-name="P139"><text:span text:style-name="T93">W Warszawie przebywało poselstwo moskiewskie Iwana Czadajewa (zm.1696) z jakim wiązano określone oczekiwania. Był poseł cesarski</text:span><text:span text:style-name="T71"> </text:span><text:span text:style-name="T74">Altheima</text:span><text:span text:style-name="T93">, przyjmowany z wielką atencją. Liczono na pomyślny obrót ofensywy dyplomatycznej ostaniach lat, której obrady sejmu miały szczególnie się przyjrzeć i powziąć z tego tytułu określone decyzję. Mocno ten nastrój udzielił się senatowi, gdzie mimo konsolidacji poszczególnych stronnictw idea budowy sojuszy antytureckich zyskała aprobatę. Jak miało się sprawdzić wiele z tych kalkulacji miało okazać się zawodnymi. </text:span></text:p>
      <text:p text:style-name="P114">Jednym wyraźnym sukcesu działań sił przeciwnych królowi na początku obrad była nominacja Rafała Leszczyńskiego na marszałka poselskiego w dniu 12 kwietnia i silna fronda posłów wielkopolskich, jaka umiejętnie kierowana mogła doprowadzić, albo do rozbicia sejmu, albo do wymuszenia ustępstw na monarsze. Za wszystkim stało jednak porozumienia Morsztyna i jego francuskiego stronnictwa z intensywnymi poczynaniami brandenburskimi. Cele polityczne zainspirowanej przez obce intrygi szlachty, jednak nie były zdefiniowane, chodziło o prywatne interesy i doraźne sprawy. Rezonować poczęły z pobudzonymi nastrojami szlachty francusko-<text:soft-page-break/>brandenburskie działania. </text:p>
      <text:p text:style-name="P114">O szerokim antykrólewskim froncie politycznym nie mogło być <text:s/>jednak mowy, król nadal był wystarczająco mocny w senacie, udało mu się tam odbudować i zachować silną pozycję, poniekąd strasząc senatorów nastrojami szlachty. Po wydarzeniach elekcji w roku 1674 – na długie lata istniały głębokie urazy i nieufność między izbą poselską a senatem, które Jan III umiejętnie rozgrywał. Jak się okazało na jakiś czas, uległo zachwianiu stanowisko opozycjonistów, gdy wyrwani zostali z jej szeregów Szczęsny Feliks Potocki wyniesiony na województwo krakowskie, po Józefie Karolu Lubomirskim, któremu Sobieski oddał kasztelanię krakowską i piesze miejsce w senacie po Stanisławie Koniecpolskim. Potocki i Lubomirski zadowoleni z nominacji nie mieli interesu niweczenia obrad sejmu, mimo iż byli przez Morsztyna do tego nakłaniani. Frakcja jaką tworzyli naturalnie rozpadłą się, po wielkich deklaracjach zostało niemal nic, nie licząc tytułów jakimi zostali kupieni, niektórzy z ich członków. Inni zostali w niezręcznej sytuacji, bowiem przy okazji obnażone zostały mechanizmy i skład grupy spiskującej przeciwko królowi, czego konsekwencją była oczywista jego niechęć do tych osób. Ofiarą tego padł na przykład wojewoda ruski Stanisław Jabłonowski, bliski Morsztynowi, sympatyk Francji, któremu zamknęła się znów droga do buławy wielkiej, bowiem zbyt długo się wahał i został z niczym gdy jego towarzysze odeszli od niego przekupieni stanowiskami. Potencjalne zagrożenie zostało zażegane i odsunięte w czasie, chociaż wymagało kosztów i w dłuższej perspektywie mogło wzmóc siłę oddziaływania rozbitego stronnictwa w przypadku jego ponownego zintegrowania się, o co w istniejących warunkach nie było trudno. <text:soft-page-break/>Ja już wypomniano kasztelania krakowska została przekazana Józefowi Lubomirskiemu po Stanisławie Koniecpolskim. Był to za życia lojalny zwolennik Jana III, ale ceną tego było umożliwieniu mu zrobienie błyskotliwej kariery z pierwszym krzesłem w senacie włącznie. Zaszczyt ten sam Koniecpolski opłacił, wskutek odpowiednio zaaranżowanej przez Marię Kazimierę sytuacji – iż jej mąż Lubomirski przyrzekł wakans po Koniecpolskim na krakowskiej kasztelanii, przekazując na własność Brody i Podhorce królewiczowi Jakubowi w roku 1678. Była to dziwna nominacja, z powodu młodego wieku, braku większej praktyki i doświadczenia na poważnych urzędach nominata – być może chodziło o takie postawienie tej sprawy przez dwór, jaki nie chciał oddawać pieszego miejsca z senacie bardzie politycznie wyrobionej osobie i nagrodzić Koniecpolskiego za brak wsparcia dla Dymitra Wiśniowieckiego, którego był powinowatym. </text:p>
      <text:p text:style-name="P114">Kolejny z sejmów zebrał się w Warszawie pod laską Rafała Leszczyńskiego 9 kwietnia 1681 – 25 maja 1681 roku. Jego obrady zapowiadały się już bardziej burzliwie niż ostatnie sejmy. Nie bez pomocy brandenburskich pieniędzy i morszczynowych intryg do Warszawy naciągnęło sporo szlachty wielkopolskiej, niechętnej polityce króla, mocno doświadczonych przez rosnący fiskalizm. Monarcha usiłował nastroje uspokoić, stąd poparł kandydaturę Rafała Leszczyńskiego, któremu nie szczędził łaski i protekcji, aby dzięki swojemu mirowi opanował w chwili ważenia się sojuszu z cesarzem nastroje swych krajan. Ten zachował stanowisko chwiejne i niejednoznaczne, był wtajemniczony zw plany opozycji, ale nie chciał się w nie angażować, aby nie stracić swego znaczenia w oczach wyraźnie sprzyjającego <text:soft-page-break/>mu monarchy. Dlatego wyczekiwał, aby nie zamykać sobie okazji skorzystania z ofert obu stron konfliktu, na i na gruncie legalizmu pilnować spraw sejmowych, co podobało się także szlachcie. </text:p>
      <text:p text:style-name="P114">Na początku obrad, było jeszcze spokojnie, jako po myśli ogółu wysunięto marszałek przewodzącego obradom. Zaczęło się od mowy tronowej wygłoszonej 15 kwietnia. Wyglądający na bardzo niezdrowego monarcha, który zaledwie przed kilkoma dniami przeszedł chorobę, jaka powaliła go na tydzień do łóżka, ponownie wzywał do solidarnej polityki państw chrześcijańskich przeciwko tureckiemu zagrożeniu. Wzywał rodaków do podjęcia wysiłku na rzecz budowy szerokiego frontu przeciw Osmanom, chwalił się posłuchem dla swych racji wśród innych monarchów, oraz poparciem papieża, jaki nie skąpi pieniędzy oraz modlitwy i zachęcającymi słowami zwracał się do posłów cesarskich. Potem mówił o nieprzyjaznych gestach ze strony kurfirsta, jaki znów podnosi hardo głowę oraz sianiu niezgody przez podburzanie izb sejmowych. Senat przytaknął królowi. Wydawało się, iż sejm nabierze normalnego biegu. Poufnie konfederowano jeszcze z zagranicznymi posłami, przygotowując ich audiencję, gdy podczas kolejnych sesji 16 oraz 17 kwietnia wysłuchano relacji komisji powołanej do lustracji królewszczyzn i rozliczono ostatecznie ostatnie rachunki związane z konfiskatami majątków konfederatów, koronne rachunki związane z wypłatą pieniędzy moskiewskich (litewskie rozliczono dopiero kilka lat później, na tym sejmie nie weszły pod obrady). <text:s/>Planowano rozliczyć też kwoty pozyskane z dokonanych dotychczas dzierżaw królewszczyzn i konfiskat, a wrodzy podskarbiemu senatorowie za podszeptem królewskim, przez wybraną z posłów <text:soft-page-break/>komisję naciskali, aby informacje na ten temat złożył Jan Andrzej Morsztyn, motywując jego urzędem i znajomością materii. Służyć to miało jedynie obnażenia jego nadużyć, o czym przebiegły podskarbi dobrze wiedział, zatem nie bardzo chciał, ani mógł obawiając się o swój los zgodzić się na to. Pozostawało starać się przesunąć sprawę na kolejny sejm i dokonać i tak planowanego zerwania sejmu, gdyby stanąć miał sojusz z cesarzem.</text:p>
      <text:p text:style-name="P115">Sejmująca szlachta spodziewając się pomyślnego załatwienia sojuszu z cesarzem, wbrew jasnym deklaracjom z jego strony przed rozpoczęciem obrad oraz pokrzepiona obietnicami <text:s/>nuncjusza Pallaviciniego, który w imieniu papieża był skłonny wypłacić subsydium wojenne o wysokości 200 000 talarów ochoczo dyskutowała o wojnie z Turcją. W ciągu ostatnich lat sytuacja skarbowa kraju poprawiła się i mimo narzekań na podatki dysponowano funduszami na wojsko i nie rezygnowano podnieść gotowości poniesienia dalszych wydatków przeznaczonych na wyprawę przeciwko Turcji. Liczono iż Koronna wystawi <text:s/>36 000 żołnierzy a Litwa 18 000, w sumie aż 56 000 oraz liczna artyleria i osobno zwerbowane posiłki kozackie. Posłowie wybierali delegacje konferujące z Zierowskim i liczono na szybkie dopięcie umów sojuszniczych. <text:s/>Jednak intrygi Morsztyna, który przyjął pieniądze od kurfirsta, który początkowo chciał obłaskawić gniew samego Jana III, lecz spotkał się z jednoznaczną odmową przekazał kwotę 10 000 talarów podskarbiemu, aby ten zerwał sejm i uniemożliwił podjęcia na nim uchwał wymierzonych w interesy matrymonialne domu brandenburskiego. </text:p>
      <text:p text:style-name="P114">W odpowiedzi na próby nawiązania sojuszu między Rzeczpospolitą a cesarzem, <text:soft-page-break/>przed planowanym wystąpieniem posła cesarskiego 20 kwietnia oraz relacji poselstw wysłanych zagranicą, w dniu 19 kwietnia wpłynęło żądanie sformułowane zapewne z inspiracji Morsztyna w kole województwa łęczyckiego, a następie poparte przez posłów mazowieckich, wielkopolskich, podlaskich i pomorskich, w jakim domagano się odstawienia wszelkich straży od ksiąg grodzkich, aby móc do nich wnieść nieskrępowany protest i tym sposobem poprawność sejmowania mogła być zachowana. Ten charakterystyczny i wymowny głos poselski usiłowano stłumić wystąpieniem wojewody mazowieckiego Wojciecha Krasińskiego i marszałka Stanisława Lubomirskiego, którzy zagwarantowali wszelką w tej materii praworządność. Prawdą to było, gdyż tym razem, Jan III zdecydował się nie drażnić wybuchowych nastrojów szlachty i metod czasu wojny polecił nie stosować. Gwardie odsunięto od miejsca obrad, ustawiono poza Warszawą, część w Wilanowie, inne oddziały aż pod Wyszogrodem. Wojsk komputowych z miejsc służby też nie ruszono w kierunku stolicy. Ferment jednak związany z tą sprawą zmącił porządek obrad, posłowie wybrali komisję dla oglądu sprawy, jaka odbyła się pomyślnie w dniu 20 kwietnia. Zatem dyplomatów postanowiono wysłuchiwać od dnia następnego. Pierwszego wysłuchano z wielką nadzieją delegata cesarskiego, który był skłonny w imieniu swego monarchy obiecać wspólne przymierze przeciw Turcji, ale konkretne deklaracje miały być uzależnione od solidarności władców chrześcijańskich i postawy króla francuskiego i zjednania Rosji. Myśl posła cesarskiego pochwycił legat papieski, który także tego dnia wystąpił z oracją wzywająca do powołania Ligi Świętej. <text:s/>Nastroje szlachty ostudzili w dniu 23 kwietnia dyplomaci francuscy, de <text:soft-page-break/>Vitry opowiadał o ułudzie austriackich propozycji, które mają na celu wciągnąć Rzeczypospolitych do zgubnej wojny z Turcją, z jaką ledwo co doprowadzono do pokoju i ostrzegł przed intrygami posłów cesarskich oraz rosyjskich.</text:p>
      <text:p text:style-name="P114">Kolejnego dnia – to jest 24 kwietnia wysłuchano posła brandenburskiego, atmosfera na sali była drażliwa, wypominano posłom, iż elektor łamie pokój, a ci daremnie apelowali o jego rewizję w sprawie kontrybucji oraz okupacji twierdz w Nowej Marchii. Posłowie litewscy mocno podjudzeni przez Radziwiłłów gardłowali w sprawie Karoliny Radziłowskiej, wzywając za wniesieniem prawa zakazującego możliwość przejścia ich we władanie Hohenzollernów. <text:s/>Ezechiel Spanheima musiał energicznie uciekać przed wrogim mu pohukiwaniem i przystąpić do tajnych konfederacji mając na uwadze zerwanie sejmu. </text:p>
      <text:p text:style-name="P114">Król był ostrożny w sprawie nieprzejednanego stanowiska wobec Berlina, obawiał się jego dywersji na wypadek wojny z Turcją, tym bardziej iż elektorscy dyplomaci namawiali do tego króla szwedzkiego, ale uważał iż ewentualne uchwały sejmu wymierzone w prawa Hohenzollernów do posiadłości radziwiłłowskich na Litwie będą <text:s/>dobrym argumentem w przypadku przetargów o zachowanie neutralności Brandenburgii, dlatego nie włączając się do ostrej dyskusji i pojednawczo traktując <text:s/>Spanheima na prywatnej rozmowie w dniu 24 kwietnia dawał do zrozumienia ich kompromis jest możliwy. Co z tego skoro interes brandenburski był tez w tym czasie mocno związany z francuskim i Berlin musiał swoim imieniem firmować i intrygi Wersalu.</text:p>
      <text:p text:style-name="P114">Morsztyn w tym czasie energicznie intrygował i sam wystąpił przed sejmem w dniu <text:soft-page-break/>26 kwietnia zdając relacje ze swej misji we Francji przed posłami, zalecał ostrożność i trzymanie się sojuszu z Ludwikiem XIV, dzięki temu powstrzymano i Turków i poskromiono brandenburską pychę. W kuluarach <text:s/>przekonał do swych planów wojewodę ruskiego Stanisława Jabłonowskiego z którym dyskretnie konferował biskup poznański, który był wyraźnie przeciwny drażnieniu Turcji, kierującej swoje zainteresowanie w kierunku spraw węgierskich. Stronnictwo to, które wyłoniło na sejmie stało się zwolennikiem zdecydowanych działań przeciwko Moskwie, Jabłonowski był tym bardziej mu oddany, iż został solennie opłacony sumą 10 000 liwrów w kasy francuskiej ambasady. Wojewodę ruskiego wybrano też do w dniu 15 kwietnia do komisji konferującej z posłami moskiewskimi. Ci wystąpili dopiero w dniu 7 maja. Nie obyło się bez zgrzytu, aktywny w komisji Jabłonowski bardzo obcesowo traktował Rosjan, dając pozostałym komisarzom czytelny przykład, mimo królewskich napomnień. Obok wrogo nastawionego do Moskwy wojewody ruskiego w komisje weszło pięciu innych senatorów - kojarzony z królem wojewoda bełski <text:span text:style-name="T103">Marcin Zamoyski, kasztelan sieradzki Aleksander Zapolski oraz przedstawiciele Litwy znawca <text:s/>tematyki moskiewskie, wojewoda miśki Jerzy Karol Chodkiewicz, biskup żmudzki Kazimierz Pac, </text:span><text:s/>wojewoda brzesko-litewski <text:span text:style-name="T103">Gerard Denhoff, a takie po sześciu posłów reprezentujących Koronę i WXL. </text:span>Gdy Rosjanie na audiencji przed Janem III w dniu 3 maja stwierdzili, iż obrażają ich okazujące klęski moskiewskie z czasów Zygmunta Wazy obrazy wiszące na ścianach zamku królewskiego i zażądali ich zdjęcia, wojewoda ruski miał odpowiedzieć, iż zostanie to uczynione jedynie <text:s/>w przypadku zastąpienia ich obrazami pokazujących nowe polskie zwycięstwa nad <text:soft-page-break/>Rosją. Carscy dyplomaci <text:span text:style-name="T127">Wasilij Tjapkin oraz Nikita Zotow (1644-1717) <text:s/>z</text:span>jechali do Polski z początkiem kwietnia po zawarciu traktatu z Tatarami i byli w pełni świadomi rosyjskiej misji pokojowej na dwór sułtański, czego echa dotarły tez do uszu Jana III, zatem nie byli skłonni do żadnych obietnic w sprawie sojuszu przeciw Turcji, przed posłami sejmowymi wystąpili w dniu 28 kwietnia. <text:s/>O tym poprzez kontakty na Krymie i raporty Samuela Proskiego (1636-1710) <text:s/>z Istambułu wiedziano, ale wiedza ta <text:s/>w żaden sposób, nie pozwalała zmusić do niczego carskich posłów Ci mówili jedynie dużo o ostatecznym przezwaniu im ziem, które przypały im rozejm andruszowski, dowodząc tym razem, iż wypłacone Rzeczpospolitej subsydia powinny polskie roszczenia do nich uczynić niebyłymi. Po odniesionym sukcesie w Bakczysaraju czuli się pełnie i usztywnili swe stanowisko. Na taką interpretacje nikt w Polsce zgodzić się nie mógł. Drażniły też poufne, ale za sprawą rozmyślnych działań Morsztyna przeciekające do wiadomości publiczne rozmowy poselstw moskiewskiego z brandenburskiego w francuskiej ambasadzie, które pozwalała przypuszczać, iż wszelkie intencje rosyjskie nie są szczere. Dyplomaci carscy wymawiali się iż po zawarciu pokoju <text:s/>z Tatarami zmieniły się realia, wyczerpaniu uległy pełnomocnictwa, z którymi się udawali się w drogę i nie są zainteresowani na szwank pokoju, <text:s/>do którego z takim trudem doprowadzili. Wiedeński warunek ścisłej współpracy polsko-rosyjskiej, aby cesarz godził się wystąpić ofensywnie przeciw Turcji nie mógł być w takich warunkach <text:s/>spełniony. I tuż po zerwaniu sejmu, na jakim Rosjanie zakomunikowali w zasadzie swe stanowisko bez wschodzenia w negocjacje, nie czekając na obrady rady senatu, z listami od Jana III w dniu 7 lipca <text:soft-page-break/>udali się w drogę powrotną do Moskwy. </text:p>
      <text:p text:style-name="P114">Podskarbi koronny doprowadził w końcu imieniu francuskich interesów do zbliżenia swej partii i zwolennikami starcia z Moskwą. Był to sojusz co prawda skontrowany przypadkowo i okazjonalnie, ale wyraźnie wymierzony w Sobieskiego i jego plany antytureckie. Siły te miały uniemożliwić zawiązania bliższych sojuszy między Janem III a cesarzem Leopoldem. W izbie poselskiej, skaptowani przez Morsztyna posłowie, rozwodzili się na temat skutków sojuszu z Austrią, strasząc, iż dojdzie do brandenburskiej dywersji, przy poparciu Francji i Szwecji, a charakterystyczny dwugłos inspirowany przez elektorskich agentów w tych przemówieniach wskazywał, iż pojednanie się z kurfirstem, to jest ustąpienie z Nowej Marchii, nie robienie przeszkód majątkowych Ludwice Radziwiłłównie oraz rekompensaty dla Hohenzollernów za ich majątek utracony w Prusach – groźbę tą zlikwidują. <text:s/>Dla wzmocnienia efektu <text:s/>z Berlina do Sztokholmu płynęły z kolei ostrzeżenia, <text:s/>za intensywnymi kontaktami Polaków z Rosją kryje się plan zagarnięcia wspólnie Inflant, a wstępem do tego jest dążenie Rosji za polskim przykładem <text:s/>do pokoju z Turcją. Dyplomacja elektorska na wszelkie sposoby starała się wykorzystać fakt małżeństwa swego syna kurfirsta z Radziwiłłówną na sejmie. Sobieski był spętany swymi planami wojny z Turcją, z wrogą mu już wyraźnie Francją, ale bez jeszcze jasnych deklaracji cesarza. Głowa rodu Radziwiłłów i wówczas najważniejszą persona Litwie – Michał, zmarł we Włoszech, co komplikowało odtworzenie wspólnego frontu Sobieskich i Radziwiłłów na Litwie – tym razem przeciw Hohenzollernom i ich protencjom majątkowym. Posłowie brandenburscy podnosili <text:soft-page-break/>tez kwestie religijne, intrygowali w środowisko pruskich posłów wizją katolicyzacji prowincji, że i ta kwestia zaczęła być głośniej podnoszona niż sprawy ligi świętej i wydano konstytucje potwierdzającą swobody religijne. <text:s/></text:p>
      <text:p text:style-name="P114">W zerwaniu sejmu bezpośrednią i zarazem negatywną rolę miał odegrać Władysław Przyjemski (zm. 1699) obrany z ziemi kaliskiej. Gdy trwał krwawy spór miedzy jego rodziną a Opalińskimi, do roku 1681 <text:s/>przebywał we Francji jako muszkieter Ludwika XIV. Po powrocie do kraju należał zatem do gorliwych do zwolenników stronnictwa francuskiego, szczególnie blisko związany był ze szwagrem Marii Kazimiery Sobieskiej margrabią de Béthune i podskarbim koronnym, w orszaku jakiego do Rzeczpospolitej powrócił. <text:s/>Dusza w nim rogata i chęć za doznane rodzinne krzywdy była ogromna, z czym nie krył się specjalnie pojawiając się na sejmie w Warszawie. <text:s/>Z relacji dyplomatów francuskich wręcz wynikało, iż nosił się z przekonaniem szlachty do <text:s/>zerwania sejmu powołanego przez króla nim jeszcze rozpoczęły się obrady zwołania następnego, bez jego zgody, za to skierowanego przeciw monarsze. Żeby ostudzić poselskie warcholstwo <text:s/>kasztelan <text:s/>kijowski Stefan Niemirycz (1630-1684) zagroził publicznie Przyjemskiemu, iż ujawnieni na forum sejmu jego tajne powiązania z ambasadą francuską. Obrona możnych protektoratów, a szczególnie ambasady francuskiej, która starała się wykorzystać ekscesy Przyjemskiego dla własnych celów, <text:s/>jak i pismo przebywającego poza Rzeczpospolitą de Bethume'a, który brał go w obronę oraz waga, jaką przywiązywał dwór do dojścia sejmu i nie chcąc drugorzędną sprawą mącić obrad spowodowało, iż całą sprawę przemilczano bez większej reakcji. W obronie rzekomo niesłusznie pomówionego Przyjemskiego <text:soft-page-break/>wystąpiło wielu posłów i senatorów, zwłaszcza wielkopolskich. Niemirycz musiał wycofać się ze znacznej części zarzutów. Tymczasem obrady sejmu przedłużały się, iż po upłynięciu regulaminowych 6 tygodni, żadnych decyzji nie podjęto, deliberowano i ugadywano rożne projekty sojusznicze między dyplomatami, którzy zjawili się w Warszawie. Przedstawiciele cesarza gotowi byli na sojusz, który im wiele mógł okazać się pomocnym, ale obwarowali go rożnymi warunkami, jakie Rzeczypospolita przyjmowała niechętnie, to jest Wiedeń nie był skłonny wypłacać subsydiów, godził się raczej na sojusz obronny, ściślejsze porozumienie uzależniał od postawy Francji, która czyniła wszelkie zabiegi, aby do zbliżenia stanowisk między Janem III i Leopoldem nie doszło. Ambasada francuska szturmował wręcz królową rożnymi emocjonalnie na nią oddziaływającymi obietnicami, przestrogami i napomnieniami, iż <text:s/>nawet zdeterminowany i skory do daleko posuniętych ustępstw monarcha nie miał wówczas łatwego życia. Wiedeń koniecznie chciał w sojuszu widzieć Moskwę, a to zależało, był w swych planach i ich obrazie wpierany przez nuncjusza papieskiego. Przedłużające się obrady podgrzewały temperaturę dyskusji, pojawiał się problem przedłużenia obrad. O ile wcześniej siła polityczna Jana III pozwała mu nie przejmować się czasem trwania sejmu, które obradowały tak długo jak wymagały tego okoliczności, to aktualnie było inaczej. Marszałek sejmu, wsparty przez liczne grono posłów trzymał się litery prawa, stronnictwo francuskie też parło do tego zdecydowanie, aby sejm rozszedł się bez uchwal, nie było ono jak wcześniej niezachwianym filarem dworu. Już w dniu 22 maja przeciw wobec przedłużaniu sejmu, o co wniósł w imieniu Jana III kanclerz Wielopolski, wniósł najpierw <text:soft-page-break/>Dąbrowski, podstoli i poseł wileński. Choć był to głos nieuosobiony pośród litewskich posłów i bez manifestacyjnego opuszczenia sali, to poparł go szybko Przyjemski, pochwycił propozycje i wyszedł z izby z protestacją przeciw prolongacji. Szukano go cały dzień. Warszawę przetrząsali gwardziści ubrani dla niepoznaki w barwę marszałkowskie i prosta szlachta, która liczyła na monarszą nagrodę. Odnaleziony przypadkiem przez ludzi nuncjusza zażądał podobno tysiąca dukatów za odwołanie protestu. Przyciągnięto go niemal siłą przez ludzi marszałka koronnego i w dniu 23 maja przywrócono w izbie aktywność, lecz następnego dnia wieczorem znowu Przyjemski zabrał głos - prawdopodobnie ośmielony podskarbińską zachęta i pieniędzmi, które prze niego dam mu kurfirst, występując przeciw nadmiernym podatkom, wypominał, iż podejrzewano go o branie pieniędzy od cudzoziemców na przekupywanie innych, co bardzo ubodło jego honor i wystawiło na niesłuszną potwarz. Stwierdził, że nie widzi szans na dojście sejmu do pomyślnego końca bowiem depcze się na nim wolność i narzuca podstępem nowe podatki, a także wytchnął izbie bezczynność na krzywdę, jaką spotkała jego rodzinę. Nie pozwolił na prolongację i obrady przy świecach, zgodził się jednak na ukończenie sejmu tego samego dnia. Uskarżał się na rzekomo brutalne obejście się z nim gwardzistów królewskich i żołnierzy marszałkowskich. <text:span text:style-name="T114">Sam król upominał szlachcica przez wojewodę podolskiego Mikołaja Franciszka Daniłowicza (zm. 1688), by nie burzył dzieła, które kosztowało tak wiele tygodni pracy. Ale "</text:span><text:span text:style-name="T111">sembrava quesf huomo come un ossesso, tanto era agitato delie sue passioni</text:span><text:span text:style-name="T114">" (ów człowiek zdawał się opętany, tak bardzo miotały nim namiętności), pisał francuski korespondent i cz</text:span>ym prędzej <text:soft-page-break/>dyskretnie opuścił Warszawę końmi podskarbiego Morsztyna, choć on głośno zaprzeczał temu i począł uchodzić w stronę brandenburskiej granicy, gdzie obiecano mu gościnę. W ścisłości rzeczy należy jednak podać, iż owszem Przyjemski został podjęty w kraju kurfirsta, ale ten trzymał go u sobie, tylko po to, aby mieć dodatkowy atut i wydać go pod lada pretekstem Janowi III, gdyby ten tego zażądał jako jeden z warunków porozumienia z Wielkim Elektorem. Sam Przyjemski, jakby przeczuwając obrót sprawy uszedł latem 1682roku do Francji, ale i tam z usług jego nie skorzystano. Co prawda w Rzeczpospolitej go nie ścigano, ale obawiał się powrócić do kraju, dopiero w roku 1683, kiedy powszechna abolicja z rozkazu królewskiego, miała stać się dodatkowym źródłem rekrutów dla zwiększanej armii, pojawił się nasz Przyjemski jako jeden z towarzyszy chorągwi husarskiej biskupa krakowskiego, a następnie złożył swe życie podczas wojny z Rosją, do spraw publicznych więcej się nie wtrącając. </text:p>
      <text:p text:style-name="P114">Wobec powyższego marszałek sejmowy Rafał Leszczynki uznał jego obrady za nie byłe i zgodnie z tym żadnych uchwal na nim wiążących nie podjęto, jego zerwanie stało się faktem, mimo królewskiego rozżalenia i niezadowolenia senatu. Zachęcano Jana III aby sięgnął po środki brutalne, lecz monarcha uznał, iż nie trzeba teraz sięgać po środki gwałtowne. <text:span text:style-name="T114"><text:s text:c="2"/>"Vare, redde mini legiones! ("Warusie, oddaj mi legiony!" - słowa wypowiedziane przez Augusta po klęsce wodza rzymskiego Warusa w 9 r.n.e., który popełnił samobójstwo, gdy w zasadzce Cherusków rozgromiono 3 legiony rzymskie), zwróćcież mi tak bliską przecie sławę!" Tak skarżył się Jan III w swej mowie pożegnalnej na zerwanie sejmu, ale monarsze słowa okazały się daremne. Nie </text:span><text:soft-page-break/><text:span text:style-name="T114">porwał się też na sejmowe prawo i nie sięgnął po środki drastyczne, nie tym razem, dla zmuszenia posłów do kontynuowania obrad. Nie było wówczas, iż tak poważnego położenia Rzeczpospolitej, aby monarcha posunął się do środków nadzwyczajnych jak kilka lat wcześniej i pozwolił sejmowi rozejść się. Wówczas marszałek sejmu Hieronim Lubomirski, po napiętnowaniu czynu Przyjemskiego, przekazał "los królestwa w ojcowskie ręce Jego Królewskiej Mości".</text:span></text:p>
      <text:p text:style-name="P114">Rzecz najważniejsza, nad jaka na sejmie miano radzić i przyjąć to jest sojusz z cesarzem i stworzenie Ligii Świętej, mimo obiecujących rozmów i tak daleki był od ustanowienia wobec podstawy pozostałych aliantów, nie było wiec powodu działać gwałtowanie. Sobieski uznał, iż ten sukces opozycji uśpi ją i da mu okazję do jej rozbicia w przyszłości. </text:p>
      <text:p text:style-name="P114">Reasumując, dla oceny tego sejmu kluczowe <text:s/>jest stwierdzenie, iż jego obrady zakończyły się pierwszą tak wyraźną porażką polityczną monarchy od czasu jego wstąpienia na tron. Nie udało się Sobieskiemu otwarcie postawić sprawy zdecydowanego przystąpienia do budowy szerokiej ligi państw europejskich przeciwko Turcji i osiągnąć na tym polu sukcesu. Inne kwestie zdominowały poselskie głowy a udanie zorganizowana intryga rozsadziła królewskie zamierzenia. Choć hasło odzyskania utraconej na rzecz Porty ziem było popularne, to szlachta wojny nie chciała, nie była skłonna zgodzić się na nowe wydatki. Wiążące się z nowym kursem dyplomatycznym przejście polityki królewskiej na jednoznacznie antyfrancuskie tory oznaczałoby przystąpienie do ostrej walki ze popierającym Ludwika XIV stronnictwem, które miało jeszcze na tyle szerokie wpływy i wsparcie <text:soft-page-break/>dyplomatów francuskich dysponujących na tyle <text:s/>skutecznymi obietnicami finansowymi, aby sejm zerwać i na szwank wystawić reputację Jana III, jako monarchę w garści trzymającego dotąd sejm. Sobieski zrozumiał, iż dla uzyskania sukcesu potrzebna jest cierpliwa polityka nastawiona na rozbicie stronnictwa profrancuskiego, którego kondycja uzależniona była od pozycji i wpływów podskarbiego Morsztyna, który stał się nie tylko zwornikiem partii francuskiej, ale wyrósł na głównego agenta opozycji i poplecznika brandenburskich podstępów. Jan III był teraz zmuszony poszukiwać sposobów na stworzenie odpowiedniego klimatu propagandowego, jaki przekonałby szlachtę do szukania ujścia swych antytureckich nastrojów w walce zbrojnej i pozwolił mu poskromić głównego oponenta wewnętrznego. </text:p>
      <text:p text:style-name="P114">Na tym sejm w roku 1681 zakończył się i posłowie rozjechali się do domów. Sejmiki relacyjne przypadły na okres 25 czerwca – 15 lipca 1681roku, różne w poszczególnych częściach kraju budząc zainteresowanie i emocje. Szlachta z zachodnich części kraju traktowała zerwanie sejmu jako formę skutecznej walki z absolutystycznymi zapędami monarchy. Na Mazowszu i na Litwie pozytywnie odbierano przekreślenie planów wojennych. Na Rusi inaczej narzekano na nie rozwiązane po myśli władcy sprawy tureckie, na nie zażegnane zagrożenie tatarskie, w czym prym wiedli uchodźcy z ziem zajętych przez Osmanów. Spodziewając się, iż wraz z uspokojeniem na granicy tatarsko-rosyjskich oraz zacznie znów grasować po Rzeczypospolitej, wzywano o przysłanie dodatkowych wojsk z głębi kraju. Szlachta wołyńska skarżyła się na nakładające na nią dodatkowe obciążenia regulacje <text:soft-page-break/>dotyczące ordynacji ostroroskiej, które nie uległy na sejmie zniesieniu. Szlachta małopolska skarżyła się na dyskryminowanie drobnych ziemian przy licytowaniu królewszczyzn i faworyzowanie magnatów – miano nawet wysunąć wniosek, aby każdy, kto ma przynajmniej 100 łanów własnych, lub 50 łanów dzierżawionych, na czas 10 lat o nowe tenuty nie miał prawa się ubiegać. </text:p>
      <text:p text:style-name="P114"/>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46"><text:soft-page-break/>4. PO SEJMIE 1681ROKU – WALKA POLITYCZNA </text:p>
      <text:p text:style-name="P114"/>
      <text:p text:style-name="P114"><text:s text:c="6"/>Po zakończeniu obrad sejmu dwór przystąpił do szczegółowo zaplanowanej akcji. Chodziło o dyskredytowanie Morsztyna i jego najgorliwszych sojuszników o nastawieniu profrancuskim, odciągnięcia od niego wpływowych sympatyków oraz pozyskania dla monarszych planów opinii szlacheckiej. Plan ten miał pełne poparcie nuncjusza papieskiego, który wprowadzony w miejscowe realia gotów był ta sprawę poprzeć i przeznaczyć na nie miał spore sumy pieniężne. Linia wpływów dyplomatycznych biegła teraz między słabnącym stronnictwem profrancuskim, które zerwawszy sejm i co prawda uzyskało sukces taktyczny, ale kompletnie już straciło wartość w oczach Jana III i jego dworu oraz sprzymierzonymi z nim dyplomatami brandenburskimi, szczerze w RON pogardzanymi i słabymi, ale za to aktywnymi co tylko złe opinie o nich potęgowały, a wspólnymi działaniami dyplomacji cesarskiej i papieskiej, która zyskiwała zupełne poparcie ze strony polskiego władcy. <text:s/><text:span text:style-name="T124">Tempo, charakter i intensywność tych zabiegów dyktowała w dużym stopniu sytuacja międzynarodowa w bezpośredniej bliskości Rzeczypospolitej, a tą określały w dominującym stopniu tureckie palny ekspansji tym razem coraz wyraźniej dotyczące ziem Habsburgów. </text:span></text:p>
      <text:p text:style-name="P114"><text:span text:style-name="T124">Pierwszy krok do zniszczenia wpływów francuskich uczyniono na sejmikach relacyjnych, gdzie wiele gorzkich słów wypowiedziano o Morsztynie i jemu przypisywano winę na podatkową politykę kraju – choć wiele po prawdzie z nią wspólnego nie miał. Oskarżano go i wywołanie na sejmie nastroju napięcia, które </text:span><text:soft-page-break/><text:span text:style-name="T124">przywoływało pamięć „niegodnych i swarliwych” obrad przed laty, co nie było dobrze odbierane przez szlachtę, jaka mimo nowych obowiązków, z pewnym zadowoleniem przyjmowała większą sprawność funkcjonowania sejmu w pierwszych latach panowania Jana III </text:span><text:span text:style-name="T121">Szlachta. Szlachta kujawska i podlaska nie omieszkała przy tym przeciwko Morsztynowi wystosować na ręce króla specja</text:span>lnych suplik oskarżając go o najróżniejsze zbrodnie. Wytoczony został podskarbiemu też proces, w jakim wiedziono rękę osób z królewskiego dworu, dotyczącego gospodarowania prze niego starostwem kowalskim, którego był posesjonatem z oskarżeniem, iż bezwzględnie go niszczy i rozkrada, aby wywieźć pieniądze do Francji. Podobne praktyki nadmiernego, rabunkowego administrowania królewszczyznami nie były w tym okresie niczym nadzwyczajnym, ale proces o to - to inna sprawa, musiał wiązać się z istotnymi sporami politycznymi <text:s/>Dalej rozciągano sieć intrygi wokół samego Morsztyna, który zaczął nerwowo działać i denuncjować się nierozważnymi poczynaniami. Dwór kontrolował jego korespondencję z Paryżem, od lata 1681roku przechwalając ją przez swych agentów w Gdańsku, powoli pojmował zarysy spisku jaki usiłował on organizować, aby ocalić Rzeczpospolitą dla polityki francuskiej, choć opierał się on na wątłych podstawach. Zmiana ambasady Francuskiej w Warszawie pozwoliło na zainstalować na służbie u niej nowych, nie w pełni sprawdzonych ludzi, którzy w istocie byli królewskimi szpiegami, a i sam Morsztyn dokładnie lustrujący swoją służbę, nie mógł być teraz w skutek akcji dworskich pewien lojalności własnych pokojowców, którzy przekupieni lub zastraszani biegali z meldunkami do kierujących bezpośrednio inwigilacje Morsztyna osób, to jest przede <text:soft-page-break/><text:span text:style-name="T124">wszystkim Stanisława Szczuki (1654-1710) – któremu prywatnie chętnie podskarbi się zwierzał przeciągając go do swej partii, pułkownikowi Ludwikowi Antoniemu Lasockiemu (1655-1709), oraz specjaliście o łamania ówcześnie stosowanych w korespondencji szyfrów opatowi Michałowi Hackiemu (1630-1703). Nasilenie ataków na Morsztyna miało przypaść już u progu uformowania się antytureckiego porozumienia polsko-cesarskiego, podczas pierwszych rozmów wiosna 1682 roku, a potem po sfinalizowaniu układów w gabinetach obu zainteresowanych władców oraz podczas obrad sejmików przed sejmem nadzwyczajnym, który na tą okazję miał się zebrać, tworząc odpowiedni anturaż polityczny do usunięcia podskarbiego i jego politycznego zniszczenia.</text:span><text:span text:style-name="T123"> </text:span><text:span text:style-name="T121">Wiadomym było, iż brak zdecydowania umożliwi mu zerwanie pod byle pretekstem obrad. Już przed sejmem w roku 1681 mówił otwarcie, iż „zerwany będzie każdy sojusz uczyniony w gabinetach bez udziału sejmu”, ten argument bez odpowiedzi ze strony króla, mógł mieć na forum szlacheckim demagogiczną nośność i zniweczyć polityczne zamiary. Pewien triumfu Morsztyn odczuwał w tym, iż jednak sejm w roku 1681roku problematyki sojuszu z Austrią nie podjął, uznał to za objaw swej siły, co rodziło w nim przekonanie, iż mimo z pozoru słabej i coraz bardziej wyalienowanej pozycji politycznej, może on jednak nadal myśleć o skutecznym blokowaniu wszelkich antyfrancuskich działań Jana III, choćby przez sparaliżowanie sejmu, którego zgoda jednak była polskiemu monarsze niezbędna na rozpoczęcie wojny z Turcją. <text:s/></text:span></text:p>
      <text:p text:style-name="P139"><text:span text:style-name="T93">Pokonany monarcha zdynamizował w pierwszym odruchu swoją aktywność na forum senatu. Odizolował się od senatorów, których łączyły najmniejsze związki z </text:span><text:soft-page-break/><text:span text:style-name="T93">Morsztynem, ambasadami francuską i brandenburską. Polecił jeszcze ściślej śledzić poczynania obu poselstw. Usiłował też za pomocą senatu prowadzić politykę bieżącą i to w sposób wchodzący w zakres konieczności wydania zgody sejmu. Liczył, iż w bardziej napiętej sytuacji międzynarodowej, jakiej widoki w ciągu roku 1682 pojawiały się coraz mocniej uda się wymóc na sejmie akceptację faktów dokonanych przez współdziałający z królem senat. Nie był on jednolity, nie brakło w nim postaci przeciw planom władcy spiskujących, ale Sobieski kierować zaczął się racjami tych senatorów, którzy byli mu zgodni, tych tylko dopuszczał do siebie, a przecież łaskawe uchu królewskie było nieodzowne dla zyskiwania osobistych korzyści. Jakkolwiek więc za plecami króla formowały się opozycyjne kliki i czasami dyskretnie i ostrożnie usiłowały wpłynąć na oceny formułowane przez senat, nie mogły one zakłócić w jakiś przemożny sposób kursu królewskiej polityki, na to ówczesna pozycja Jana III im nie pozwalała. Żywioły szlacheckie i liberum veto te możliwości zwiększały, ale widać było kolejny przypływ politycznej werwy w Janie III i obroty na międzynarodowej scenie politycznej, jakie też wielu nakazywało popieranie monarszych inicjatyw i pomysłów, bowiem dotąd oceny Sobieskiego nie zawodziły. W Europie pojawiły się nowe tendencje, Ludwik XIV od polityki brutalnych podbojów przeszedł do nie mniej niepokojących zainteresowane kraje polityki bezkrwawych zaborów. <text:s text:c="2"/>Do <text:s/>wojny gotował się sułtan, sprawy węgierskie dla Wiednia stawały się coraz kłopotliwsze, brak było metody ich pacyfikacji, a napięta sytuacja tylko stymulowała apetyty wojenne Porty. </text:span></text:p>
      <text:p text:style-name="P139"><text:span text:style-name="T93">Jan III po zakończeniu sejmu wezwał do Warszawy senatorów na radę, która odbyła </text:span><text:soft-page-break/><text:span text:style-name="T93">się w dniach 15 sierpnia – 1 września. Był niepocieszony, oskarżał odpowiedzialnych za zerwanie sejmu, iż kierują się zgubnymi dla państwa poglądami. Próbował przekonać senat do dania mu zgody na prowadzenie dalszych negocjacji z cesarzem. Otrzymał ją, ujęli się za królewskim zdaniem wojewoda kijowski Andrzej Potocki, wileński, <text:s/>Dominik Potocki, krakowski Feliks Potocki, biskupi Jan Wyżdżga oraz Michał Radziejowski, ale jednocześnie podkreślono, iż jest to tylko zgoda warunkowa, wszelkie wiążące decyzje musi zaakceptować sejm. Doszło także z królewskiej inicjatywy do nadania kancelarii hetmańskiej <text:s/>szczegółowego statusu. Monarcha wydał dodatkowe polecenia hetmanom odnoszące się do dyscypliny wojskowej, mocno zaostrzając kary </text:span><text:span text:style-name="T95">za nieposłuszeństwo i grabieże. Powołano się przy tym na to, iż zakres tych regulacji nie wymaga decyzji sejmu, bowiem leży to w ustawowej gestii hetmańskiej. </text:span></text:p>
      <text:p text:style-name="P110">Monarcha sukcesywnie zaczął także powiększać zaciągi gwardii, jakby sugerując, iż być może odwoła się do nadzwyczajnych środków, pod osłona wiernych mu żołnierzy zwoła sejm konny i wymusi swoja wolę. Przeświadczenie o możliwości wezwania pospolitego ruszenia szlachty na sejm konny na przełomie 1681/82 było powszechne w obiegowej opinii. Mocny tego wyraz dała krótka, ale masowo kolportowana broszura - „<text:span text:style-name="T106">O konnym sejmie na bisurmański napad przy majestacie wezwanym”</text:span></text:p>
      <text:p text:style-name="P110">Zapał do tego typu rozwiązań okazał się propagandowym wybiegiem. Mogły przynieść bowiem również nieprzewidywalne skutki, a trzeba pamiętać, iż np. sprawa elekcji Jakuba była dla Jana III nadal sprawą delikatną, zatem nie zdobył się król do <text:soft-page-break/>odwołania się do masowej opinii szlacheckiej. Uspokajająco brzmiały depesze Proskiego z Istambułu, który pisał, iż Turcy przez sprawy węgierskie szykują się przede wszystkim do ataku na Austrię, a Polsce grozić może jedynie wyprawa tatarska, aby nie dopuścić do interwencji w obronie zagrożonego cesarza. <text:s/>Treść tą zdawały się potwierdzać coraz gorączkowe zabiegi dyplomacji cesarskiej, która zmieniała ton, od obarczonego wieloma warunkami przyzwolenia na sojusz w formie z roku 1681, który przepadł wraz z sejmem, na rzecz porozumienia już ich pozbawionego, byle polski oręż dołączył się do obrony ziem cesarskich przed Turkami. </text:p>
      <text:p text:style-name="P111"><text:span text:style-name="T181">Odgłosy dyplomacji cesarskiej dochodzące do uszu Jana III rezonowały w ambasadzie francuskiej. Dyplomaci Ludwika XIV sugerowali, iż Wiedeń chce wciągnąć do wojny Rzecząpospolitą i zostawić ją samotną na placu boju, gdyż cesarz zajęty jest przede wszystkim sprawami nieniemieckimi. Znów Jan III nic nie osiągnie prócz wyniszczającej wojny z Turcją, bez moskiewskiego sojusznika, który mając w zanadrzu pokój z Portą z nią przeciw niemu może łatwo się sprzymierzyć, aby zdobycze andruszowskie potwierdzić, a nawet je powiększyć. W zamian Paryż podsuwał obietnice, na razie wypowiadane dyskretnie między dworzanami, iż Sobieski lepiej zrobiłby wspierając rebelię węgierską i zadowolił posiadłościami na Śląsku wyrwanymi Habsburgom. I tym samym miałby też przyjaciela u Wielkiego Elektora, który teraz jest sojusznikiem Francji, bez obawy że jeśli ruszy przeciw Turcji, ten podstępnie go napadnie. Ale w bieżących rozmyślaniach politycznych Jana III to Francja była daleko, a agresywna Turcja blisko, a los Kamieńca </text:span><text:soft-page-break/><text:span text:style-name="T181">Podolskiego w rękach niewiernych, jak cierń tkwiący w boku Rzeczpospolitej na tyle istotny , aby mimo trudności z Austrią szukać współpracy przeciwko osmańskiemu zagrożeniu. </text:span></text:p>
      <text:p text:style-name="P135">Po zakończeniu nieudanego sejmu, pod koniec lipca 1681r. Polskę opuszcza Forbin, zostawiając na ambasadzie Vitry'ego, w poczuciu dobrze wypełnionej misji i silnego oparcia interesów Francji nad Wisłą. Wybryk Przyjemskiego, który szlachta przełknęła z odrazą i goryczą uznał za dowód siły partii francuskiej, która rzeczywistości wisiała tak naprawdę na jednym szczerym wyznawcy – podskarbim Janie Andrzeju Morsztynie i okazjonalnie pozyskiwanym pieniężnym przyjaciołom. <text:s/>Przed wyjazdem poza swoistą instrukcją na użytek wewnętrzny dla Vitry'ego, który obraził się urażony protekcją na te rady, pozostawił też parze monarszej ich dawny przyjaciel propozycje swego mocodawcy Ludwika XIV, odnowionego sojuszu. Były to warunki dla Rzeczpospolitej uwłaczające w gruncie rzeczy, wyrastały one z ducha układów w Jaworowie, ale nie brały one pod uwagę uzupełnienie innej niż przed laty pozycji RON i samego Jana III. Po pierwsze Ludwik XIV przypominał, iż największe korzyści Jan III zyskał kurczowo trzymając się interesu francuskiego i w zasadzie to Burbonowie sprezentowali mu tron. Innych buńczucznych słów też nie brakło, gdyż jak sugerował Forbin podając słowa swego władcy, próba samodzielnego prowadzenia przez Sobieskiego polityki zakończyła się fiaskiem i izolacją. W tym momencie osamotnienia Francja proponowała odnowienie sojuszu. W zamian Rzeczpospolita miała zbrojnie występować w każdym konflikcie z udziałem Francji, obronnym i zaczepnym niezwłocznie interweniować na Węgrzech, w zamian za <text:soft-page-break/>korzyści na Śląsku. Wszelkie układy polityczne Jan III miał uzgadniać i pozyskiwać na nie aprobatę od Ludwika XIV, a jego ambasador miał być dopuszczony do wszelkich narad z udziałem króla polskiego. W zamian król Francji obiecywał pieniądze i dyplomatyczną opiekę, ostrzegał jednocześnie ostrzegał przed habsburskimi intrygami które dążą do obrócenia osmańskiej agresji na Rzeczpospolita. Była to jednak propozycja nie do zaakceptowania dla Rzeczpospolitej z wielu względów. </text:p>
      <text:p text:style-name="P135">Zima 1681/82 jest dla Jana III bardzo ciężka – choruje i niepokoi się istniejącą sytuacją, jest zmuszony dużo wysiłku włożyć w uchronieniem przez zaprzepaszczeniem swoich nieśmiało realizowanych zabiegów kolonialnych. W Warszawie <text:span text:style-name="T170">w grudniu 1681roku </text:span>podejmuje <text:s/><text:span text:style-name="T170">Fryderyka Kazimierza Kettlera (1650-1698), który przybył w imieniu podupadłego na zdrowiu ojca księcia Jakuba (1616-1682) i zapadają wówczas decyzję o podjęciu próby kolonizacji Karaibów przy pomocy ariańskich uchodźców z Prus, po czym na początku stycznia nadchodzi wiadomość Mitawy, iż stary książę Kurlandii dokonał żywota. Już w połowie stycznia Jan III udaje się ponownie na Ruś, tym razem planuje przedyskutować kwestie zaciśnięcia współpracy z Wiedniem z cieszącym się coraz większym królewskim zaufaniem posłem austriackim – Zierowskim. I właśnie w Jaworowie dochodzi do spotkania z delegatami Thököly'ego, którzy opowiadają o jego oporze wobec cesarza i proszą o pomoc polskiego monarchę. Ze Stambułu nadchodzą raporty Proskiego informujące o węgierskim poselstwie poszukującym sułtańskiej protekcji, wszytko to niepokoi i zmusza Sobieskiego do pozostania na Rusi. </text:span></text:p>
      <text:p text:style-name="P135"><text:soft-page-break/>Po misji Nemesany'ego uprzedzony o węgierskich planach wznowienia walk przezornie przebywał poza stolicą, w towarzystwie rezydenta cesarskiego Zierowskiego. Nie kryje przed nim, choć nie wszystko opowiada, co usłyszał od węgierskiego posła, aby <text:s/>niedomówienia były przedmiotem także szczerości po austriackiej stronie. Przezornie nie pozwolił natrętnemu de Vitry'emu jechać ze sobą, odprawił też nuncjusza, o którym miał wrażenia, iż w tym czasie przez watykańskie komnaty do jego tajemnic ma dostęp francuski minister spraw zagranicznych. Brak nuncjusza miało i francuskiego ambasadora pozbawić podejrzeń co do celu tajnych konfederacji z habsburskim posłem w ruskiej głuszy. <text:s/>Jan III wyjechał pod koniec kwietnia 1682 roku z Jaworowa w długi objazd ziem ruskich. Udał się do miejsc i ludzi, gdzie najlepiej się czuł, odzyskać energie i spotykać swych najbardziej oddanych stronników. Król po wielu latach przerwy zjechał na zamek w Olesku, gdzie się urodził i gdzie były przechowywane relikwie jego przodka, przeciwnika Turków tragicznie poległego hetmana Stanisława Żółkiewskiego. Wizytował twierdze, które miały stawić opór najazdowi Osmanów i Tatarów, sprawdzał garnizony i prowadził inspekcje wojsk stojących nad granicą. Był na przełomie kwietnie i maja we Lwowie, gdzie spore wrażenie zrobił na nim arsenał z wielkim nakładem pracy i pieniędzy odnowiony przez generała Kątskiego. Podczas tej podróży omówił z Zierowskim raz jeszcze wszystkie szansę sojuszu z cesarzem. Czytał spływające raporty z Moskwy i Stambułu, i rozważał sumiennie korzyści i ryzyko tej trudnej decyzji, którą miał podjąć i rozstrzygnąć sprawę wojny z Turcją. Było wiadomo, iż sułtan zbiera się do wielkiej wojennej wyprawy, nie do końca <text:soft-page-break/>jeszcze było wiadomo, przeciw komu, choć kampania przeciw cesarzowi z najnowszych wieści wydawała się bardziej prawdopodobna, choć nie oznaczało, iż to cel prawdziwy i jedyny ottomańskiej agresji. Wątpliwości nastręczała postawa Tatarów, którzy zakończyli walki z Rosją i mogli urządzić dywersje przeciw Rzeczypospolitej, aby ta nie chciała pomóc atakowanej Austrii. Wówczas nadeszła wiadomość przekładająca się na jasność sytuacji Thököly, któremu dzięki jego zamierzonemu małżeństwu z Heleną Zriny (<text:span text:style-name="T124">1643-1703)</text:span>i, wdową po Franciszku <text:span text:style-name="T201">Rakoczym (1645-1676)</text:span>, wpadł w ręce cały obszar południowego Przedkarpacia, uznał się wasalem sułtana.</text:p>
      <text:p text:style-name="P135">Polityczne i militarne następstwa tego aktu dawały się odczytać z mapy, jakie zawsze Sobieski z dużym zainteresowaniem przeglądał w oczekiwaniu na dostarczeniu mu trafnych politycznych podpowiedzi. Polska wzdłuż całej swej południowej granicy otrzymała nowego sąsiada - osmańskie imperium. Kraków znalazł się w zasięgu tureckich wypraw rabunkowych i groził mu los Kamieńca. Nawet jeśli celem nadchodzącej kampanii tureckiej będą ziemie cesarskiej, to niebezpiecznie blisko groźna Porta przybliżyła się do granic Rzeczypospolitej z jeszcze jednego kierunku. Odtąd muzułmanie mogli z dwóch stron zalać wojskiem Polskę przez nieosłonięte Podole, po stracie Kamieńca i znad Karpat, aby wedrzeć się do samego serca królestwa, dokąd wcześniej nigdy nie docierali. Teraz ustały wszelkie względy dla Francji. Dostawy dla podopiecznych Ludwika XIV, którzy jednocześnie byli żołnierzami tureckiej sprawy, oznaczały tyle, co dostarczanie własnemu śmiertelnemu wrogowi ludzi i pomocy. Nie było mowy o przymykaniu oczu na <text:soft-page-break/>francuski szmugiel, czy sympatie dla Thököly'ego, która i dawała się przecież dyskontować na argumenty przed nieufnymi dyplomatami austriackimi. </text:p>
      <text:p text:style-name="P135">Na południowo-wschodnim pograniczu narastało oburzenie z powodu tego, że francuski agent Du Vernay krąży między Warszawą a Siedmiogrodem przewożąc rebeliantom francuską pocztę. Narastało ono tak bardzo, iż ów począł się obawiać o swoje życie. <text:s/>Duchowieństwo, powodowane przez nuncjusza i biskupów, popierało te działania, prowadząc po kościołach intensywną propagandę. Każda nowa wiadomość z Węgier wzmagała niepokój i zapał do walki.</text:p>
      <text:p text:style-name="P135">Na początku września <text:s/>1682 Thököly rozpoczął działania wojenne, zasilony wiosna przez francuskie pieniądze a przed kilkoma tygodniami turecką protekcje. Zdobył Koszyce, a następnie jago żołnierze, nie oglądając się na przynależność państwową urządziły odpartą napaść Spisz. Budziły grozę okrucieństwa Tatarów posiłkujących Thököly'ego. Kiedy na dodatek jeszcze został przez sułtana podniesiony do godności króla Węgier, resztki sympatii Sobieskiego dla niego i jego stronników, obecnie lenników padyszacha, przepadły, a poczucie poważnego zagrożenia wzrosły.</text:p>
      <text:p text:style-name="P135"/>
      <text:p text:style-name="P147"/>
      <text:p text:style-name="P147"/>
      <text:p text:style-name="P147"/>
      <text:p text:style-name="P147"/>
      <text:p text:style-name="P147"/>
      <text:p text:style-name="P147"><text:soft-page-break/>5. REPERKUSJE MIĘDZYNARODOWE SEJMU 1681r.</text:p>
      <text:p text:style-name="P135"><text:s text:c="4"/>Sobieski, niepocieszony z powodu nieudanego sejmu, pierwszego, który został zerwany za jego panowania, pohamował jednakże swój gniew na kurfirsta, mimo że wiedział z przechwyconych depesz, iż on jest sprawcą czynu Przyjemskiego, na spółkę <text:s/>z Morsztynem, któremu już przestał ufać mimo dawnych zasług i współpracy.</text:p>
      <text:p text:style-name="P135"><text:s/>Król nie uczynił tego, czego się obawiał sam Fryderyk Wilhelm, narzekający pośród swych ministrów, iż grzeczności czynione w Polsce dyplomacji francuskiej mogą go drogo kosztować, choć Berlinowi nad wyraz łatwo udało się zdestabilizować pracę sejmu swego niedawnego adwersarza. </text:p>
      <text:p text:style-name="P135">.Jan III zaniechał tego, by Hohenzollerna <text:span text:style-name="T106">"zalać pożogą wojenną, ażeby nie tylko, ale też Rzeczypospolitej sił nie osłabiła</text:span>", jak zwierzył nierzadkich chwilom szczerości z zaufanym towarzyszem generałem Kątskim, choć latem 1681 zły i podejrzliwy wobec kurfirsta zaniechał wszelkich kontaktów z jego rezydentami w Warszawie oddając ich pod ścisłą kuratelę. Do Berlina wy<text:span text:style-name="T181">słał swego</text:span><text:span text:style-name="T124"> posła w osobie Andrzeja Chryzostoma Załuskiego (1650-1711). Jego wizyta trwała od 1 sierpnia po 22 wrzesień. Miał on przekazać obok kurtuazyjnej mowy do uszu Fryderyka Wilhelma, do wiadomości jego doradców, przestrogę przed uwikłaniem się elektora w relacje otwarcie wobec Rzeczypospolitej wrogie i dawał przy tym nadzieję, iż o ile kolejny sejm odbędzie się bez przeszkód są możliwe korzystne dla Brandenburgii ustępstwa. W pierwszym rzędzie wskazywano na możliwość ustąpienia kurateli polskiej z Nowej Marchii. Natomiast sprawę objęcia przez Hohenzollernów dziedzictwa nad posiadłościami po Bogusławie Radziwille uważał za trudniejszą, bowiem mocno </text:span><text:soft-page-break/><text:span text:style-name="T124">temu nieprzychylna byłą opinia szlachecka w całym kraju, a opór Litwy nieprzejednany. </text:span></text:p>
      <text:p text:style-name="P117">Uwaga polskiego dworu skierowała się więc znowu na przymierze z Habsburgami i na przygotowania do wojny tureckiej, mimo nieudanej próby podjętej na sejmie w 1681roku. Francję i Brandenburgię starano się ułagodzić i zwodzić, moskiewskiego pokoju z Porta nie brał Sobieski tragicznie, gdyż sądził, iż - „<text:span text:style-name="T106">przyjaźń między sułtanem i carem nie dotrwała nawet do wyschnięcia inkaustu podpisów pod tym układem”</text:span>. Oczywiście sojusz z Austriakami i walka przeciw Osmanom zależały bardziej od ogólnej sytuacji światowej niż od dobrej woli Polski.</text:p>
      <text:p text:style-name="P135"><text:span text:style-name="T124">Leopold I, zdecydowany na wojnę z muzułmanami, ponieważ wied</text:span>ział, że jest nieunikniona przez sprawy węgierskie, na początku 1681 roku podjął próbę dojścia do bezpośredniego i szczerego porozumienia z Ludwikiem XIV i pogodzenia się zbuntowanymi Madziarami. Pojednanie z Ludwikiem XIV miało Węgrom odebrać ich niezawodnego sojusznika, który pieniędzmi podsycał ich bunt i ułatwić szanse pogodzenia się z nimi na sejmie zwołanym do Sopronu. Po fiasku zawiązania bliskiego sojuszu z Janem III utwierdzi się na tym uznał, uznał iż pozycja polskiego monarchy słabnie, a wpływy francuskie są tak mocne, iż nie jest on wymóc go na szlachcie. Droga, którą cesarz obrał chcąc osiągnąć zabezpieczenie się na wypadek agresji tureckiej, to nadaremnie upraszane przez Sobieskiego poręczenie francuskiej nieagresji. Jan III nie by wstanie tego wymóc na Ludwiku XIV, zatem był w oczach niewiarygodny. Nie poprawiało jego znaczenia brak sukcesów w dokooptowania do ewentualnego sojuszu Moskwy, co wykluczało sens akcji zaczepnej, jaka z <text:soft-page-break/>pomysłów Sobieskiego się wyłaniała z pierwotnych zamierzeń przeciw sułtanowi. O pośrednictwo w rozmowach z Ludwikiem XIV cesarz zwrócił się <text:s/>do elektora bawarskiego Maksymiliana Emanuela (1662-1726). Po spotkaniu w Altotting w <text:span text:style-name="T181">dniach 4-14 maja 1681roku</text:span> zawarł z nim wszechstronnego porozumienie, które odnosiło się też do przyszłego małżeństwa tego księcia z arcyksiężniczką <text:span text:style-name="T201">Marią Antoniną (1669-1692)</text:span>. Jan III <text:s/>uznał to za kolejna porażkę, gdyż spodziewał się otrzymać jej rękę dla Jakuba, jako potwierdzenie sojuszu i spełnić przy okazji próżność swej małżonki coraz bardziej intensywnie angażującej się w plany matrymonialne syna. Co prawda podobne porozumienia <text:s/>małżeńskie często nie wytrzymywały próby czasu i kolejnych, bieżących wymagań politycznych, ale fakt ten wzmagał tylko poczucie porażki. Ze swej strony elektor bawarski <text:s/>miał użyć, poza innymi punktami traktatu, swych wpływów w Wersalu, aby <text:s/>przekonać Francuzów do nie wyzyskiwania położenia cesarstwa w przypadku najazdu tureckiego. </text:p>
      <text:p text:style-name="P135">Cesarz starał się też i w inny sposób przemówić do Ludwika XIV i wysłał poważanego kapucyna świątobliwego ojca Marka d'Aviano (1631-1699) do Francji, aby przemówił Burbonom do sumienia. Jako pretekst do umówionej wizyty ojca Marka, posłużyło zaproszenie delfiny Mari Anny (1660-1690), z domu Witteisbach, aby świątobliwy kapucyn pobłogosławił ją przed połogiem. Gość delfiny został jednak, mimo swojego protestu, zatrzymany pod bramami Paryża przez tajnych policjantów, wsadzony na trzęsący wóz i bez żadnego postoju po drodze przewieziony do Mons, na granicę z austriackimi Niderlandami. </text:p>
      <text:p text:style-name="P135"><text:soft-page-break/>Mało eleganckie potraktowanie ojca Marka przez arcychrześcijańskiego króla zbiegły się z informacjami <text:s/>z korespondencji ambasadora francuskiego Gabriela Josepha de Guilleragues'a<text:note text:id="ftn1" text:note-class="footnote"><text:note-citation>1</text:note-citation><text:note-body><text:p text:style-name="Footnote">Gabriel Joseph La Vergne 1679-1686</text:p></text:note-body></text:note> (1628-1685), znad Bosforu, który nastąpił <text:s/>de Nointela<text:note text:id="ftn2" text:note-class="footnote"><text:note-citation>2</text:note-citation><text:note-body><text:p text:style-name="Footnote">Charles François Olier 1670-1679(1635-1685)</text:p><text:p text:style-name="Footnote"/></text:note-body></text:note> – przychylnego dotąd niezwykle Polakom, sprawom chrześcijaństwa i pokoju dla Europy, że francuskie zabiegi zachęty Porty do wszczęcia wojny z Austrią trafiają na podatny grunt. Sułtan Mehmed IV chcę podbić Węgry i pobić cesarza, czeka na zawarcie pokoju z Rosją, co nastąpi wkrótce, już car pojednał się z chanem, a posłowie moskiewscy w Warszawie przed sejmem nabrali wody w usta w sprawie ewentualnego sojuszu przeciwko Osmanom wraz z RON i Austrią. Sułtan czuł, iż jego pozycja wewnętrzna słabła, musiał sprostać też ambicjom swego wielkiego wezyra, wszystko to popychało go szukania wojny i sukcesów militarnych. </text:p>
      <text:p text:style-name="P135">Wraz z wieściami <text:s/>o zbliżającej się napaści sułtana na Węgry i od Renu oraz gór Sabaudii rozpoczęły się ruchy wojsk. Francuskie oddziały zajęły 30 września 1681 roku Strasburg nad Renem i Casale we Włoszech, lecz szanse na wspólne podpalenie Europy przez Burbonów i Osmanów zniweczył morski incydent pod Chios, który o mało co, a doprowadziłby do wojny między oboma krajami. <text:span text:style-name="T121"><text:s/>Zaczęło się od tego, iż w czerwcu 1681 piraci <text:s/>Trypolisu napadli na kilka francuskich miejscowości na wybrzeżu Prowansji. Francuzi, który od 1660 prowadzili aktywną walkę z piratami rejonie Morza Śródziemnego, doprowadzając do wypraw przeciw nim do Djidejelli w 1664r., <text:s/>Cherchell w 1665r. <text:s/>i Algierii w 1661 roku oraz <text:s/>1665 roku i tym razem postanowili odpowiedzieć zbrojnie. </text:span></text:p>
      <text:p text:style-name="P119"><text:soft-page-break/>W tym celu wysłany został admirał Abraham Duquesn'e (1610-1688), jeden z najlepszych dowódców morskich Ludwika XIV, który na czele eskadry dziewięciu okrętów przybył w pobliże wyspy Chios w lipcu 1681, gdzie statki pirackie szukały schronienia. Sama wyspa Chios niedawno została zajęta przez Turków.</text:p>
      <text:p text:style-name="P119">Duquesne wysłał najpierw swego posła, pana de Saint-Amand, aby turecki komendant wydał i to w zamian za okup przywódcę korsarzy, pod groźbą zniszczenia portu i warowni w przypadku odmowy. Turecki komendant odmówił jednak tej propozycji <text:s/>i w dniu 23 lipca 1681roku okręty Duquesne zaczęły bombardować miasto i port. Francuski ogień był tak silny, iż w mniej niż cztery godziny, korsarska flota, twierdza i port doznały poważnych zniszczeń. </text:p>
      <text:p text:style-name="P119">Pomimo ataku nie doszło do wydania piratów, co skłoniło Duquesne do ustanowienia blokady wyspy i do urządzenia patrolowania okolicznych wód, aż po Dardanele. Wszystko to spowodowało poważny kryzys dyplomatyczny między Imperium Osmańskim a Królestwem Francji. Wielki Wezyr - Kara Mustafa, protestuje energicznie i pyta ambasadora francuskiego Guilleragues'a o powody agresji, grożąc mu więzieniem.</text:p>
      <text:p text:style-name="P119">Wówczas Ludwik XIV, który nie chce wojny lecz jak najlepszych stosunków z Konstantynopolem i jest jak najdalszy z uczynienia z sułtana swego wroga, bowiem byłby to cios w żywotne interesy francuskiego handlu lewantyńskiego i prowadzonej polityki zagranicznej, godzi się przeprosić Portę i zapłacić 80 000 talarów odszkodowania. W zamian i Turcy zgodzili się wyłapywać piratów, wydajać niektórych z nich, oraz doprowadzając od uwolnienia osób, jakie wcześniej z Francji <text:soft-page-break/>uprowadzili pod koniec grudnia 1681roku. </text:p>
      <text:p text:style-name="P135">Ludwik XIV potrafił zdobyć się na pokorę, jeśli wymagała tego racja stanu i jego list przepraszający do sułtana z 12 lutego 1682 roku, odbudował jego wpływy w Turcji. Nie pewność jednak sytuacji opóźniła i zakłóciła tureckie przygotowania do wojny na Węgrzech, a co za tym idzie przeszkodziła francuskim planom podjęcia zdecydowanych akcji nad Renem. Austria nie wykorzystała tego poróżnienia między Stambułem a Paryżem, jej akcje były niskie a sułtańskie groźby nabierały realnych kształtów otwartej wojny. <text:s/>Zbrojenia Porty obróciły się przeciw Węgrom. <text:span text:style-name="T121">Efekt starcia pod Chios miał i ten zaskakujący skutek, iż uświadomił wielkiemu wezyrowi, jakie poważne zagrożenie może stanowić dla Konstantynopola flota francuska, która przez rok niepokojona samodzielnie operowała zdała od swej bazy w Tulonie. Widmo tego zagrożenia oraz zapewniania ambasadora francuskiego, iż Ludwik XIV zachowa neutralność na wypadek wojny sułtana z cesarzem przyczynia się do wojowniczego zapału Turków wobec Austrii</text:span></text:p>
      <text:p text:style-name="P135"/>
      <text:p text:style-name="P135"/>
      <text:p text:style-name="P135"/>
      <text:p text:style-name="P135"/>
      <text:p text:style-name="P135"/>
      <text:p text:style-name="P135"/>
      <text:p text:style-name="P128"/>
      <text:p text:style-name="P128"/>
      <text:p text:style-name="P128"><text:soft-page-break/>6. AUSTRIACKIE PRZYMIERZE</text:p>
      <text:p text:style-name="P135"/>
      <text:p text:style-name="P135"><text:s text:c="6"/>Podczas negocjacji na Rusi wiosną 1682 roku Jan III i hrabia Zierowski uzgodnili wstępny projekt współdziałania w razie agresji tureckiej, ale postanowili poczekać jeszcze z zawarciem układu i ograniczyć się tymczasem do faktycznej współpracy przeciwko zagrożeniu, gdyż przekaz płynący z Węgier i obraz tureckich zamiarów nie był jeszcze czytelny zupełnie. Sprawa rozbijała się oczywiście o szczegóły, ale to teraz Wiedeń był wobec działań Osmańskich postawiony w gorszej sytuacji. Teraz to Jan III mógł dyktować własne warunki, a dyplomacja cesarska urabiać jego wolę. W Wiedniu już wiedziano iż szeregi Thököly'ego uzupełniając tureccy żołnierze, co musiało bardzo niepokoić i skłaniać do konstatacji, iż jest to wstęp do wojny. Wobec osmańskiego nacisku na Austrię, Jana III stawał się coraz bardziej ostrożny, im sprawy wyjaśniały się coraz bardzkiej i było wiadomo, iż to ziemie austriackie będą obiektem ataku sułtana. Nie odżegnywał się od udzielenia pomocy, <text:s/>wiedząc, dobrze jak w złej sytuacji postawi Rzeczpospolitą, w przypadku trwałego przejęcia Węgier przez Turcję. ale polski monarcha ożywając podobnych argumentów co wcześniej dyplomacja cesarska, ostrożnie traktującej polskie propozycje wystąpienia przeciwko Turcji, proponował najpierw sojusz defensywny, a dalsze wspólne działania ofensywne dopiero po osunięciu innych przeszkód międzynarodowych, jak ułożenie się ze Rosją, zagwarantowanie neutralności Francji i państw z nią powiązanych, jak Brandenburgia i Dania. W kontekście rozwiązania nabrzmiewającego problemu węgierskiego, do czego była konieczna ciężka przeprawa zbrojna i zakrojona na <text:soft-page-break/>szeroką skalę ofensywa, warunki polskiego władcy miały zyskać w oczach dyplomacji cesarskiej poważnie na znaczeniu. </text:p>
      <text:p text:style-name="P135">Ponadto, początkowo na dworze cesarskim potężne stronnictwo hiszpańskie, kierowane przez ambasadora – Carlo Emanuele d'Este Marqués de Borgomanero (1622-1695), chciało wyczerpać najpierw wszelkie pokojowe środki wobec Turków, zanim się zgodziło na wojnę z Porta, i przez to ograniczyło swobodę poczynań przeciwko Francji. Zabiegi te polegały na przykład na pchnięciu agresji tureckiej na Rzeczpospolitą, choć w niczym nie rozwiązywało to kwestii węgierskiej, która była właśnie głównym problemem osmańskiej polityki w tym czasie. O tych zabiegach wiedziano też w Warszawie, to ambasador francuski w Stambule zbierał te mało pochlebne dla Austrii propozycje, jakie z Paryża posyłano de Vitry'emu , który niby to mało roztropnie opowiadał miedzy senatorami, to pozwalano docierać do Rzymu, aby nuncjusz mógł o tym także wspominać Janowi III. <text:s/>Dołączyło się do tego jeszcze i to, że w RON nie wygasły frankofilskie uczucia i możliwości wstrząśnięcia sejmem przez ich partię, na co lekcja z roku 1681wskazywały, były nadal poważne. </text:p>
      <text:p text:style-name="P135">Dopiero przebieg misji hrabiego Albert von Caprara (1627–1691) w Istambule skłonił cesarskich ministrów do decyzji szukania za wszelką cenę pomocy wojskowej od Sobieskiego. Cesarskiemu posłowi bowiem powiodło się u Porty podobnie jak kilka lat wcześniej Polakowi Gnińskiemu, o ile nie gorzej. Megalomański Kara Mustafa odrzucał grubiańsko i z uporem propozycję każdego ustępstwa. Do takiej postawy zachęcili go Francuzi. W swym pamiętnym piśmie z 8 kwietnia 1682 roku Ludwik XIV nakazywał swemu pełnomocnikowi Guilleragues'owi zapewnić <text:soft-page-break/>wielkiego wezyra o całkowitej neutralności Francji w czasie wojny turecko-austriackiej, a nawet nakłonić Osmanów do napaści na cesarza. Niepotrzebne więc już były wygłaszane z fałszywą prostodusznością ostrzeżenia tegoż Guilleragues'a, skierowane do Caprary, aby przekonać go o nieuchronności walki z sułtanem.</text:p>
      <text:p text:style-name="P135">Po odbyciu tej tajnej, ale szczerej konferencji i inspekcji Rusi 1 lipca 1682 roku Sobieski powrócił do Warszawy, ale na krótko i pod koniec sierpnia ruszono z powrotem na Ruś. W dniu 4 września Jan III stanął ponownie w Jaworowie, gdzie dołączył do niego incognito Zierowski, który wcześniej rozpowiadał, iż jedzie do Wiednia po instrukcje. Innych obcych posłów, a szczególnie de Vitry'ego król nie zabrał, a o kulisach misji wiedział jedynie nuncjusz papieski z całych sił błogosławiący idei projektowanego sojuszu przeciw Turcji. Ostrzeżona raportami z Konstantynopola Tajna Konferencja Wiedeńska poleciła Zierowskiemu przygotowanie do podpisu układu z Polską w połowie sierpnia 1682roku. I tak partnerzy doszli do porozumienia w ciągu zaledwie kilku dni. Pertraktacje w Jaworowie, w których uczestniczyli tylko: para królewska, Jabłonowski i Gniński, poza tym jedynie nuncjusz Pallavicini o nich wiedział, doprowadziły do sporządzenia tekstu paktu, który był gotowy już na początku września, wg redakcji z dnia 11 września. W połowie tego miesiąca wysłano ten tekst do Wiednia, gdzie wkrótce potem został zasadniczo zaaprobowany, formalne zatwierdzenie zaś nastąpiło w 4 października przez ministrów cesarskich, kontrowersji z jego powodu wielu nie było. W tym czasie Jan III już rozkręcał przygotowywana już wcześniej akcje przeciwko stronnikom francuskim w Rzeczypospolitej. Przymierze to musiało, oczywiście, by <text:soft-page-break/>nabrać formalnej mocy prawnej decyzją sejmu w Polsce, który miał się zebrać w roku 1683 roku. Jan III zobowiązał się tymczasem do użycia całego swego wpływu, aby osiągnąć aprobatę posłów, tym samym rozpoczął ostrą walkę ze stronnictwem francuskim, a jakiego wydało się wychodzić jedyne przeciwdziałanie zawartemu porozumieniu.</text:p>
      <text:p text:style-name="P123">Odpowiedź cesarską miał zawieść Sobieskiemu ambasador nadzwyczajny i dopilnować sprawnego przeprowadzenia układów przez sejm. Rolę ta miał odegrać hrabia Karl Ferdinand von Waldstein <text:s/>(1634-1702). Ze względu na wagę misji otrzymał o szerokie pełnomocnictwa, w tym prawo uwzględnienia żądań polskiego parlamentu dotyczących mało istotnych zmian w treści porozumienia zaaprobowanego przez cesarza Leopolda I. Już samo pojawienie się na sejmie nadzwyczajnego delegata osoby cesarskiej było nie lada wydarzeniem pozytywnie zmieniającym nastawienia dla idei sojuszu szlachtę, której sarmacka duma lubiła <text:s/>być kokietowana tak wymownymi gestami jak cesarska prośba o pomoc błogosławiona papieskim autorytetem</text:p>
      <text:p text:style-name="P135"><text:span text:style-name="T181">Jan III i jego dwór uaktywnili się politycznie mając gotowe przymierze z Austria. </text:span>Z jednej strony uderzano w polityczne wpływy de Vitry'ego w Rzeczpospolitej rozwijane przez koterię Morsztyna,. Z drugiej podżegano nastroje rozpowszechnianiem informacji o działaniach tajnego agenta francuskiego Du Vermay'a. Kierował on, mimo zakazów, z polskiej ziemi walką górnowęgierskich rebeliantów z cesarskimi oddziałami. Dostarczał pieniędzy, amunicji prowiantu, krótko mówiąc, robił to co mu zakazano przepuszczając go wcześniej do <text:soft-page-break/>Siedmiogrodu. Ponieważ nie można się było pozbyć inaczej tego <text:s/>człowieka, wobec opieki nad nim francuskiej partii, posunięto się do skandalu. W dniu 6 października 1682 roku polski król wezwał do Jaworowa wielmożów i dyplomatów. Przed nimi i w obecności zaproszonych na to widowisko francuskich dyplomatów, ambasadora de Vitry, postawiono pochwyconego kilka dni wcześniej Du Vernay'a, który przedzierał się z kontrabanda przez karpackie przełęcze. Spadł on w zasadzkę urządzoną przez pułkownika Lasockiego. Zierowski wygłosił gwałtowną mowę oskarżycielską przeciwko knowaniom de Vitry'ego i Du Vernay'a, a następnie zażądał ich wydalenia. Przywołał odczytany kilka tygodni wcześniej list, w jakim odsłonił przed królem i jego dworzanami sekrety intryg francuskich, a teraz w polskich rękach był ich namacalny dowód. Du Vemay ujęty przez Vitry'ego w obronę nie został ukarany za swe wiarołomstwo przez Jana III, który nie chciał na razie jeszcze bardziej zadrażniać stosunków z Ludwikiem XIV - na usługach, jakiego działała też cala perfidia brandenburskich dyplomów. <text:s text:c="2"/>Zaatakowany Du Vernay'a nie zaszczycił też nikogo z obecnych żadną odpowiedzą. Poufnie poinstruowany przez królewskich pośredników, udał się w połowie listopada do Gdańska i wyjechał do Francji. Tak więc kontakty między dworem w Wersalu i jego węgierskimi podopiecznymi w dużej mierze zostały zerwane. Najważniejsze i w tej chwili jedyna sprawa, z powodu której Ludwikowi XIV wciąż jeszcze zależało na dobrych stosunkach z Sobieskim, przestała tym samym istnieć.</text:p>
      <text:p text:style-name="P135">Dlatego próba polskiego króla utrzymania dobrych stosunków z Francją również po zawarciu przymierza z Wiedniem nie miała szans powodzenia i nie za wiele zdały się <text:soft-page-break/>łaskawe gesty wobec <text:s/>du Veymay'a. <text:s/>Po rozpaleniu skandalu z du Vemay'em w dniu 9 października 1682 roku Jan III wydał uniwersał wzywający na sejmiki przed sejmowe, jakie zaplanowano na okres między 15 listopada a 1 grudnia 1682. W dniu 2 grudnia monarcha powrócił do Warszawy, po drodze mitygując zbierająca się do sejmików szlachtę do swych poglądów - gdzie przebył 31 dnia tego miesiąca i w dniu 6 grudnia wydał uniwersał nakazujący zebranie sejmu na dzień 27 stycznia 1683 roku.</text:p>
      <text:p text:style-name="P135">Skandal z du Veymay'em Jan III ożywił dyplomacje wersalską i Ludwik XIV postanowił poraz ostatni posłużyć się sprawdzona metoda przekupstwa, sadząc iż tym sposobem odwiedzie Jana III od spełnienia obietnic złożonych cesarzowi <text:s/>Leopoldowi. Jednak polski monarcha w dniu 12 grudnia odrzucił przedłożoną mu przez Vitry'ego propozycję, by za rentę roczną w wysokości 100000 liwrów <text:s/>popierał Thököly'ego i ułatwiał mu kontakt z Francję przez polskie terytorium. Jednakże zaproponował w odpowiedzi swoje pośrednictwo między Leopoldom I i Ludwikiem XIV. Tym razem wprawdzie pomysł ten wyszedł od Zierowskiego na polecenie cesarskiego dworu, lecz odpowiadał poglądom jakie Sobieski sam wcześniej żywił. Widząc nieuchronność starcia z muzułmańską Turcją, wszyscy zainteresowali chcieli <text:s text:c="2"/>odwołać się do solidarności chrześcijańskiej, aby Ludwik XIV nie wykorzystał dogodnego momentu do agresji na ziemie cesarskie. Podobne zaproszenie do rozmów o rozejmie między Habsburgiem a Burbonem przedstawił kilka miesięcy wcześniej w Wiedniu kapucyn Marco d'Aviano (1631-1699) francuskiemu ambasadorowi Jacques'owi de Sébeville'owi (1617-1703). Jednocześnie w Rzymie papież <text:s/>Innocenty <text:soft-page-break/>XI wygłosił pouczające kazanie kardynałowi protektorowi Francji - Césare d'Estrées (1628-1714) na temat udziału Ludwika XIV w wojnie tureckiej, w którym zaznaczył, że Burbon mógłby nawet zdobyć dla siebie tron cesarza wschodniorzymskiego. Lecz nie były to propozycje jakie król francuski mógł pokładać swe szczere nadzieje i przez podobne zachęty kształtować własną politykę.</text:p>
      <text:p text:style-name="P135">Osobno de Vitry w instrukcji z 26 listopada 1682 roku otrzymał od wersalskich mocodawców polecenie udaremnienia wszelkimi sposobami powstanie ligi przeciw Turkom. W dziele tym miał współpracować ściśle z brandenburskim posłem i zapewnić sobie pomoc Morsztyna oraz nowych sprzymierzeńców pozyskanych za jego pośrednictwem. Upatrzył on sobie kilku wybranych najemników francuskiej sprawy, mimo iż pozycja podskarbiego słabła a on był przedmiotem ataku politycznego. Następne pismo Ludwika XIV, z 8 stycznia 1683 roku polecało zerwać nadchodzący sejm, gdyby rozpatrywać na niem miano sprawę sojuszu z Austrią przeciwko Turkom. </text:p>
      <text:p text:style-name="P135">Podczas panowania poprzednich królów tego rodzaju instrukcja, wydana ambasadorowi przez jedno z trzech mocarstw najbardziej aktywnych w Polsce - Austrię, Francję czy Brandenburgię, przypieczętowałaby los sejmu, a teraz czasy były już inne, a determinacja i autorytet Sobieskiego na tyle wysokie, iż miało stać się inaczej. W tym właśnie widać całą przemianę, która nastąpiła pod rządami Sobieskiego, że pieniądze utraciły swą niszczycielską wszechmoc. </text:p>
      <text:p text:style-name="P135">Ambasador francuski pomny na brak efektów swych starań o zrealizowanie wydanych mu dyspozycji, zaczął uprawiać względem swych mocodawców <text:soft-page-break/>mistyfikacje im bliżej było sejmu. Zapewniał nawet gołosłownie w przeddzień rozpoczęcia obrad, że Jan III nie poczynił jeszcze żadnych trwałych ustaleń z cesarzem i oświadczał, że senatorowie i posłowie ziemscy nie podejmą żadnej uchwały dotyczącej przymierza z Austrią, zanim Ludwik XIV nie zagwarantuje co najmniej swej neutralności w nadchodzącym konflikcie. <text:s/></text:p>
      <text:p text:style-name="P135">Wreszcie 30 stycznia 1683 roku stwierdził, że wraz ze swoimi przyjaciółmi: Morsztynem, Stanisławom Lubomirskim oraz biskupami Wierzbowskim i Małachowskim, jest na tyle silny, by przeszkodzić powstaniu sojuszowi obmyślonemu między Janem III a Leopoldem I. </text:p>
      <text:p text:style-name="P135">Jeśli chodzi o pogląd na postawę Wielkiego Elektora i kliki oddanych mu Wielkopolan, de Vitry miał rację. Francję i Brandenburgię łączył nowy układ sojuszniczy z 22 stycznia 1682 roku, wynikający z wyraźnego przechodzenia przez Jana III do obozu cesarskiego, wymierzony przeciwko niemu i dotyczący wspólnego, zgodnego postępowania w Polsce. Jeszcze bardziej niż ten pakt zobowiązywał Hohenzollerna i jego przyjaciół ich własny interes, który przeciwstawiał się <text:s/>wzrostowi potęgi rodu Sobieskich, jaki zażegnaniu tureckiego niebezpieczeństwa drogą zwycięskiej ofensywy zbrojnej na pewno uległ by zwiększeniu.</text:p>
      <text:p text:style-name="P135">Brandenburska dyplomacja i jej polscy pomocnicy byli to ludzie innego formatu umysłowego i dużo lepiej znali ten, kraj niż nieszczęsny de Vitry. Przewidywali, że w przypadku niepowodzenia Sobieski zaapeluje do pospolitego ruszenia szlachty i nie zawaha się rozpętać jego zawziętością pieklą jak w 1674r Wiedzieli dobrze, że król ten nie upatruje celu swych rządów w kołpaku książęcym <text:soft-page-break/>dla d'Arquienów na ten przykład, dla zapełnienie próżności lub w królewskim napiwku od obu politycznych rywali, króla francuskiego i cesarza niemieckiego. </text:p>
      <text:p text:style-name="P128"/>
      <text:p text:style-name="P128"/>
      <text:p text:style-name="P128"/>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47"><text:soft-page-break/>7. UPADEK <text:s/>PODKSRBIEGO ANDRZEJA MORSZTYNA</text:p>
      <text:p text:style-name="P163"/>
      <text:p text:style-name="P163"><text:s text:c="6"/>Nie można było odmówić podskarbiemu Andrzejowi Morsztynowi przebiegłości i sprytu w poruszania się po zakamarkach dyplomatycznych arkanów, a nie obca mu była sztuka politycznej przewrotności, ale zbyt wiele osobistych węzłów łączyło go z Francją, aby mógł obecnie swobodnie manewrować i wyzwolić się sideł lojalności wobec niej. Morsztyn był uzależniony finansowo od Francji, w postaci pieniędzy wyłożonych przezeń na rzecz księcia de Longueville w erze knowań przeciw królowi Michałowi, w postaci pokaźnych kwot pożyczonych dyplomatom francuskim na cele agitacyjne w rożnych okresach funkcjonowania ich ambasady w Warszawie, wreszcie w postaci indygenatu uzyskanego od Ludwika XIV z jakim wiązały się konkretne apanaże i w gruncie rzeczy były jedyną forma gwarancji wierzytelności jakie hojnie wypłacał Francuzom. Nosząc się z myślą zamieszkania na stałe wraz z żoną i dziećmi we Francji, chciał w nowym miejscu osiedlenia się nabyć znaczne dobra. Miał na oku najpierw rozległe klucze dzierżaw d'Aumalle, ale okazały się zbyt drogie. W ministerstwie spraw zagranicznych pochwalano podobny zamiar podskarbiego, jako bowiem poddany przyszły Ludwika i właściciel pokaźnych dóbr gwarantował szczerość swych usług na rzecz korony Burbonów. </text:p>
      <text:p text:style-name="P163">Pomimo tych okoliczności wahano się dość długo i nie kwapiono się zdecydowanie z udzieleniem mu inwestytury obywatelskiej, chodziło widocznie o przetrzymanie w Polsce poddanego, aby tam na wpływowe stanowisku wyświadczał Francji kolejne przysługi. Dopiero w czasie misji do Francji prowadzonej w imieniu Jana III, <text:soft-page-break/>służącej celowi pozyskania Ludwika XIV do idei Ligi Świętej przeciw Turcji, <text:s/>uzyskał Morsztyn poddaństwo francuskie i wtedy już bezwzględnie poszedł w służbę Ludwika. Podczas tego poselstwa Morsztyn zamiast zgodnie z celem podróży troszczyć się o pomoc, odwodził sam króla Ludwika od udzielenia poparcia zamierzonej lidze przez zwierzanie się, że Rzeczpospolita jest osłabioną, a więc trudno jej będzie dźwigać ciężar wojny, a na przymierze z Moskwą <text:s/>niewiele liczyć można, a jeszcze mniej na zwodnicze przyrzeczenia Habsburgów. Krytykował jako marzycielskie projekty Jana III i zalecał twardą politykę wobec niego, gdyż zdradził swe profrancuskie sympatie na rzecz zbliżenia się z Cesarzem. </text:p>
      <text:p text:style-name="P163">Morsztyn w czasie pobytu we Francji nabył olbrzymie dobra i kupił urząd sekretarza królewskiego, za pieniądze wywiezione z Polski, a jak go niebezpodstawnie posądzano także za przywłaszczony grosz publiczny. Z początkiem 1680 roku ostatecznie stał się właścicielem Chateau-Vilain, d'Arques en Bassigny, Monterouge po zmarłym księciu de Vitry, za cenę miliona liwrów i uiścił je, według informacji biskupa Jansona, która dyskretnie przez de Bethuma trafiła do uszu Sobieskiego, ośmiuset tysięcy zaraz gotówką, resztę zaś, więc dwieście tysięcy, miał spłacać w chwili wstąpienia w pełne prawa właściciela. Początkowo sam Ludwik dając w posagu naturalnej córce swojej Maryi Annie de Bourbon, mademoiselle de Blats, <text:s/>zamierzał nabyć schedę po Vitry'm, ale powiadomiony, że Morsztyn zaangażował się w ten zakup, odstąpił mu pierwszeństwa. Ściśle z kontraktem nabycia dóbr wiązało się kupno tytułu sekretarza królewskiego. Dostojnicy ci byli urzędnikami wielkiej kancelarii koronnej, podpisywali, opatrywali pieczęciami i wysyłali na miejsce <text:soft-page-break/>przeznaczenia listy i akta królewskie, a w zamian za te czysto formalne zatrudnienie wyposażeni byli pokaźnymi przywilejami, mianowicie prawem domagania się nobilitacji dla siebie i swego potomstwa, jeżeli lat dwadzieścia godność piastowali. Z reguły zasiadali przy stole królewskim w charakterze towarzyszy. W procedurze karnej ulegali sądownictwu kanclerza lub paryskiego parlamentu, w cywilnej referendarzom rady stanu. Wielu z nich oprócz pensji stałej pobierało pewną część dochodów pieczęci koronnej w postaci opląty znanej i w ówczesnej Polsce po nazwą workowego, mogli nadto nabywać i posiadać szlacheckie lenna, nie opłacając żadnych podatków od nich do skarbu państwa. Ostatni wzgląd skłaniał wielu francuskich magnatów do starania się o to honorowe dygnitarstwo.</text:p>
      <text:p text:style-name="P163">I Morsztyn oszczędnością prawdopodobnie wiedziony zakupił tytuł sekretarza i złożył Ludwikowi przysięgę na wierność. Po powrocie do Rzeczpospolitej, pomagał bez większego skrępowania nowym francuskim ambasadorom i z całych sił pracował dla Ludwika XIV. Mimo posiadanego obywatelstwa francuskiego wciąż Wersal liczył na jego aktywność w Polsce, była to cena uczynionego mu zaszczytu i nie razie nie dane mu było przenieść się na stałe do nowej ojczyzny. Skoro pozostał nadal w kraju rodzinnym zrodziła się w jego głowie dziwna kombinacja i mieszanina pojęć, uznawał się poddanym Ludwika XIV i Sobieskiego zarazem, równocześnie chciał pełnić rolę senatora i ministra w Warszawie i dygnitarza przy dworze wersalskim. Jak potrafił godzić podobne sprzeczności — to tajemnica jego umysłu. </text:p>
      <text:p text:style-name="P163">Kim był ZATEM podskarbi Morsztyn? - wielki pomocnik Jana Sobieskiego podczas gwałtownej elekcji roku 1674, akuszer przymierza między Janem III a Ludwikiem <text:soft-page-break/>XIV, potężny minister mający na oku interes Wersalu, który gorliwie niszczył każdego przeciwnika Sobieskich, tak długo jak byli oni przyjaciółmi Francji i przeciwnikami Habsburgów. Podskarbi zrobił znamienną karierę, dzięki mieszaninie swych zalet i charakterystycznych cech. Pochodząc z podrzędnego i szczupłej fortuny rodu, imię swoje otoczył świetnością, majątek milionami pomnożył. Wszędzie i zawsze postępował ostrożnie i nadzwyczaj przezornie, należał do rzędu ludzi, którzy słowami starają się dogodzić wszystkim, aby nikogo, nawet <text:s/>najpodrzędniejszych sobie nie narazić. Obawiano się jego skrytości, szanowano raczej z powodu zdolności niż rzeczywistej wartości moralnej, nie poskąpiono oceny osobowości jako wybitnej i wyjątkowej. Morsztyn celował wykwintnym ułożeniem, salonową galanterią i piękną swadą, okraszoną nierzadko ciętym i satyrycznym humorem. Umiał także zdobyć się na humor łagodny, pochlebny, głaskający mile próżność i ambicje. Jako wyrachowany finansista uważał interes za spekulację, darzącą większymi łaskami tego, kto się sprytniej zabrał do przedsięwzięcia i lepiej potrafił sobie radzić. W roku 1678 posiadał Morsztyn u rządu francuskiego już 600 000 franków wierzytelności miał na oku podwójny zysk, mianowicie przeniesienie z Polski do Paryża sumy potrzebnej do nabycia dóbr z oszczędzeniem znacznych kosztów transportu i zarobienie na zmianie pieniędzy. Oszczędny Colbert pokrzyżował te rachuby, policzył koszta transportu i zmiany po obowiązującej stopie. Lubił Morsztyn gromadzić kapitał, lubił sknerstwo, pomimo to umiał wyłożyć niebagatelne sumy na potrzeby Rzeczpospolitej, ale złośliwi i nie bez racji uważali, ze tylko oddawał on uprzednio sprzeniewierzone dla osobistego zysku i korzyści pieniądze publiczne. <text:soft-page-break/>Natura skojarzyła w Morsztynie dwa zwykle odpychające się pierwiastki: niepospolity talent poetycki i znakomite uzdolnienie na męża stanu. Liryczny ten śpiewak miłości w barokowych frazach, umiał szybko zmienić swoją orientację i bez zahamowania snuć gabinetowe intrygi.</text:p>
      <text:p text:style-name="P163">W Paryżu Morsztyn załatwiał swe sprawy osobiste, poza uzyskaniem obiecanych mu stanowisk i zakupu dóbr, pochłaniały go i inne zagadnienie majątkowe, dotyczące i jego prywatnych spraw i innych polskich osobistości, które zleciły mu je. Zabiegał o zlikwidowanie starego długu po nieboszczyku księciu de Longueville<text:note text:id="ftn3" text:note-class="footnote"><text:note-citation>3</text:note-citation><text:note-body><text:p text:style-name="Footnote">Chodzi o ks. Charles-Paris d'Orléans-Longueville (1649-1672), w którym widziano poważnego kandydata na polski tron przez malkontentów w czasach panowania króla Mchała</text:p></text:note-body></text:note> i starał się wydobyć z pożyczki udzielonej rezydentom francuskim pierwszą ratę w kwocie stu tysięcy franków. Morsztynowi polecono troszczyć się o windykacje różnych pieniężnych pretensyj i uzyskanie parowskich brewetów dla markiza d'Arquien – ojca królowej. Zabiegał o wydostania od spadkobierców księcia Contiego pretendenta do korony polskiej zaciągniętych u Sobieskiego i Morsztyna długów jeszcze w roku 1669. Ludwik XIV wyznaczył nawet osobną komisję ze względu na dostojeństwo strony spornej i przez poufna korespondencje obecnego w Paryżu biskupa Forbina Jansona obiecał sprawy te parze monarszej w <text:s/>Polsce doprowadzić do pomyślnego dla nich końca. Jednak w Wersalu wiedziano jak można użyć środków nacisku finansowego na oszczędnego Jana III i studzić jego polityczne ambicje bratania się w ten sposób z cesarzem. <text:s/>Rachunkowe pretensje Sobieskiego wobec starych długów nadal w pozostawały zawieszeniu i utknęły w instancjach sądowych. Ludwik igrał też z próżnością królowej Marysieńki powstrzymując się przed prezentowania kolejnych <text:soft-page-break/>zaszczytów rodzinie D'Auqien. Nie powiodły się starania o szybkie załatwianie spraw prywatnych pary monarszej, to znaczy wyciągania starych długów i innych należności, jakie mieli oni we Francji, jak i prowadzenia udanych zakupów. Było drogo a kupcy francuscy ociągali się z dawaniem kredytu Sobieskim, jakby przeczuwając rychłą zmianę politycznej koniunktury, a i dotąd sprawnie w materiach handlowych poruszający się Morsztyn zatracił gdzieś swoją obrotność, był rozkojarzony i opieszały, bowiem dla swych interesów osobistych wszelki wolny czas poświęcał przede wszystkim. <text:s/></text:p>
      <text:p text:style-name="P163">Przyjazd Morsztyna do Paryża otaczał <text:s/>liczny orszak i przepych znamienity, który świadomy własnego interesu nie wahał się wspomóc i prywatnymi pieniędzmi. Świetnością, bogactwem i malowniczością strojów zaćmił ceremonią wjazdu ambasadora hiszpańskiego Paolo Spinolę markiza <text:span text:style-name="T201">de los Balbsizes (1628-1699).</text:span> Na audiencji powitalnej w St Germain mówił dużo i wykwintnie o uczuciach sympatii Polaków dla Francji, następnie sprezentował królowi towarzyszącą mu szlachtę. Król Ludwik XIV wobec propozycji Jana III, nie chcąc go jednak ku sobie ostatecznie zrażać dawał wykrętne i wymijające odpowiedzi, nie przyjmując żadnego zobowiązania, nie szczędził pustych zapewnień o intencjach wsparcia Rzeczypospolitej. </text:p>
      <text:p text:style-name="P163">Morsztyn wracał do kraju gdzie szykowano mu przykre powitanie. Wymawiano mu fiasko swego poselstwa, jawnie oskarżano na podstawie przenikających pogłosek, iż we Francji dbał jedynie o własne sprawy. Para królewska nie była zadowolona ze sposobu w jaki załatwił ich prywatne polecenia. W społeczeństwie szlacheckim <text:soft-page-break/>mówiono, iż stał on za odwołaniem z Polski de Bethuma, który choć różnie oceniany, cieszył w części kraju sympatią jako przyjaciel <text:s/>Rzeczypospolitej i jej interesów. <text:s/>Plotki tego rodzaju rozsiewał kanclerz wielki koronny, który dotąd bliskie mając stosunki z Morsztynem stał się wobec niego mniej serdecznym.</text:p>
      <text:p text:style-name="P163">Mimo chęci nie mógł użyć teraz Morsztyn bronie tak zawsze niezawodnej przekupstwa. Własne środki zdeponował we Francji, gotowizny nie miał, a wekslami trudno było kogokolwiek przekonać, Paryż szczędził subsydiów, sami ambasadorowie nerwowo rozglądali się za kredytem w Rzeczpospolitej, aby wspomóc swe polityczne zamiary, ale nikt im go nie chciał dać, bojąc się królewskiego gniewu.</text:p>
      <text:p text:style-name="P163">Na sejmie w 1681 roku Morsztynowi przyszło składać przed niechętnymi mu posłami relacje z poselstwa we Francji. Zaprzysiągł ją, co miało stanowić dowód jego prawdomówności, na wyraźne żądanie szlachty wołyńskiej, jaka wroga mu była i nieprzyjednana. Powszechny był zarzut, iż zmarnował swą misję, co roztrwoniło już dopinany sojusz z Rosją i zniechęciło do wspólnej akcji cesarza, a skupił się jedynie na swych prywatnych sprawach. Morsztyn dowodził, iż to nie prawda, opowiadał o swych wysiłkach, ale wówczas zaczęto dopominać się o jego rachunki i rozliczenie funduszy podskarbińskich. Morsztyn wytykał niewdzięczność posłom, przedstawił rachunki za koszt jakie poniósł zagranicą i zwrócił się o ich pokrycie. Szum w izbie zrobił się ogromny. <text:s/>Pod niebo wynoszono nieboszczyka hetmana Michała Radziwiłła, że z własnej kieszeni pokrywał wydatki na swe poselstwo podczas jakiego zmarł i przez analogią chciano zmusić Morsztyna do podobnej <text:soft-page-break/>szczodrobliwości i nie wysunięcia prze niego żadnych roszczeń z tytułu rachunków, którym dodatków nie dowierzano, insynuując, iż umieścił na nich również ścisłe prywatne wydatki i uważano podaną kwotę 10 000 dukatów za zawyżoną. W odpowiedzi posłowie chcieli się przyjrzeć gospodarowaniem przez podskarbiego pieniędzmi publicznymi, gotowali w tej sprawie ostrą uchwalę. Nie jest wykluczone, iż umyślnie wywołał to poruszenie, aby zakłócić obrady i zdestabilizować sejm. Nic jednakże nie postanowiono w tej kwestii, gdyż podskarbi gotów był nie zaspokoić swych roszczeń, byle zerwać sejm dryfujący w niebezpieczne dla interesów Francji strony.</text:p>
      <text:p text:style-name="P163">Co prawda Morsztyn uratował skórę i zerwano sejm , na jakim grożono mu i w końcu z ław poselskich zdjęciem z urzędu, to jednak nie rozpłynęły się nad jego osobą czarne chmury. Pomimo wysłuchania zaprzysiężonego sprawozdania z ambasady, społeczeństwo nie wiedziało z jakiego stanowiska zapatrywać się należy na sprawę Morsztyna. Część uważała rzecz za załatwioną, część narzekała na bezład sejmowy, a część — opierając się na wykonywanym zwyczaju, że protest niweczy i znosi wszystkie zapadłe przed zerwaniem uchwały, rada była wskrzesić całe dochodzenie i dalej dochodzić swych pretensji. Szlachta z podejrzaną gorliwością postępowała, żeby rozliczyć i ukarać krnąbrnego dygnitarza. Widziano w tym poruszenie dworu, lub któregoś z senatorów, którzy z nim mieli specjalne związki, choć sam Jan III na inicjatywę szlachecką patrzył oficjalnie początkowo ze zdziwieniem. <text:s/>Województwo sandomierskie uczepiwszy się ostatniej zasady wyznaczyło z sejmiku relacyjnego dwóch delegatów Kazimierza Ligęzę <text:s/>i Benedykta Morawskiego, których <text:soft-page-break/>zaopatrzono w instrukcję i ci stanąwszy przed królem zażądali wydania z kancelarii koronnej rachunków podskarbiego. Jan, zasłaniając się prawem, które dozwalało wystosować pozew dopiero po zgodzie senatu, dziwił się gorliwości Sandomierzan, ale nie odmówił. Dał się jednak monarcha przekonać, aby tym sposobem posłać o zgodę do senatorów. Opatrzone datą 30 sierpnia 1681 roku rozbiegły się listy okólne do senatorów, których większość uważana była za ludzi bliskich i zaufanych. Król, nie narzucając nikomu własnych sądów, stanowiska nie zajął a jedynie zalecał jedynie sumienność i dojrzałość w rozważaniu całej kwestii, którą na wzgląd szlacheckiej supliki uważał za godną zbadania. </text:p>
      <text:p text:style-name="P163">Morsztyn dowiedziawszy się o szlacheckiej inicjatywie na czele referentów skarbu zaczął gorączkowo przeglądać rachunki, a następnie udał się na obchód komór celnych i ich lustracji, aby wytrącić argumenty swych adwersarzom i ewentualnie zatuszować błędy. Ulica szybko zareagowała na tą nadgorliwość podskarbiego, zaczęły krążyć artykuły pełne najróżniejszych domysłów wyjaśniających jego pilność jak i wyjazd ze stolicy w dniu 30 września 1681roku, czyżby nie po to, aby szukać z dala od niej popleczników zachwianej pozycji ostatnimi wypadkami królewskiej niełaski. <text:s/></text:p>
      <text:p text:style-name="P163">Zwierzając się przed Stanisławem Szczuką, który uszami i oczami królewskimi już wówczas Jana III będąc, na temat przykrych podejrzeń wobec siebie, Morsztyn już odwoływał się przewrotnie do wyrozumienia i rozsądku króla, zarzekając się, iż jego usługi zawsze Rzeczpospolitej pożyteczne będą. Równocześnie sam lub przez Szczukę prosił, listownie senatorów, aby korzystnie dla niego rozstrzygnęli, a za <text:soft-page-break/>pomocą wojewody ruskiego Jabłonowskiego, którego w bliską dla siebie wówczas wciągać począł orbitę, aby o wszystkim dokładnie co się dziej informował francuska ambasadę, którą musi ograniczyć kontakty, gdyż podejrzewa, iż szykuje się przeciw niemu akcja i kontakty z nią mogą jego wrogom dostarczyć dodatkowych argumentów. </text:p>
      <text:p text:style-name="P163">Wkrótce do Jana III zaczęły napływać odpowiedzi ze strony senatorów. Nowy biskup krakowski Jan Małachowski ostro zganił samozwańcze zachcianki Sandomierzan i radził w odpowiedzi z dnia 7 listopada 1681 nie zważać na igraszkę kilku krzywdzącą zasłużonego obywatela. Nie było jednak większą tajemnicą, iż przed napisaniem listy do króla Morsztyn osobiście był u biskupa, który go hucznie podjął i mawiano, iż to w istocie sam podskarbi list ten zredagował. Okazało się jednak, iż był to głos odosobniony. Nawet znajdujący się w kręgu partii francuskiej wojewoda ruski Stanisław Jabłonowski, zajął opinie stonowaną i zalecał, aby nie drażnić szlachty lekceważeniem ich żądań, ale wpierw należałoby zająć się zagrożeniem tureckim i zwołać ku temu sejm bez groźby zerwania go, a potem dopiero zająć się sprawą pozwu przeciwko podskarbiemu. </text:p>
      <text:p text:style-name="P163">Znalazła się i grupa zdecydowanych zwolenników pozwu, między innymi wojewoda podolski Mikołaj Franciszek Daniłowicz oraz Franciszek Koryciński kasztelan bracławski.</text:p>
      <text:p text:style-name="P163">Sprawę zawieszono i wydawało się iż zapominano na przełomie 1681/82. Potem Jan III wyjechał do Jaworowa i weszły w decydującą fazę rozmowy z Habsburgami. Jednak wiosną począł monarcha począł przypominać o tej sprawie i zwracał się o <text:soft-page-break/>radę do senatorów, <text:s text:c="2"/>aby mieć jasny jej ogląd, przed kolejną przedsejmową batalią. Głosy z senatu były podzielone, oczekiwano decyzji samego króla, co ze sprawą zrobić dalej. Oczekiwano, iż na sejmikach przedsejmowych kwestia ta wypłynie ponownie. Na razie dano zajęcie ciekawości Morsztyna, w chwili gdy poza Warszawą ważyły się gabinetowe negocjacje o przymierzu z Austria. Jesienią, wobec braku jasnego stanowiska, wydawało się, iż monarcha siłą swego autorytetu żądania szlachty sandomierskiej trzyma w zanadrzu, lecz rzucić je może, gdy uzna to za stosowne. W każdym razie dał zadość szlacheckim żądaniom i poddał je pod opinie senatorów. </text:p>
      <text:p text:style-name="P163">Morsztyn nie był jednak spokojny. Szukał sprzymierzeńców, ścieżek i protektorów do królewskiego ucha. Wszedł w konfederacje ze Szczukami – Antonim i Stanisławem, którzy zyskiwali na znaczeniu w królewskim gabinecie, rozpytywał ich i prosił o kopie dokumentów z kancelarii, nie wiedział lub nie chciał tego dostrzegać, iż za tym wszystkim kryją się zastawione na niego sidła, a udzielona mu pomoc ma osłabić jego czujność. Podskarbi spodziewając się trudnego dla siebie czasu, <text:s text:c="2"/>zabrał się do agitacji w szerokim zakresie, jakby nie miał już nic w Polsce do stracenia. Po objeździe kraju, gdy okazało się, iż przynajmniej na razie lustrowanie jego rachunków nie nastąpi, urządził w pałacu <text:s/>swym w Warszawie w połowie listopada przytulisko dla bankrutującej partii francuskiej i kuźnię, w której depesze wersalskie w miarę możności przyoblekały się w rzeczywistość. </text:p>
      <text:p text:style-name="P163">Jan III po fiasku sejmu 1681roku, postanowił zdobyć się na cierpliwa politykę urzeczywistnienia swych planów wojennych wobec Turcji, tym bardziej i ostrze <text:soft-page-break/>osmańskiej agresji wyraźnie nabierało rozpędu skierowanego jednak ku państwo Habsburgów austriackich. <text:s/>Zostawiając sobie możliwościowi manewru, spokojnie szykował sobie przyczółki do ostatecznej akcji. Uśpione sukcesem na sejmie stronnictwo francuskie straciło ostrożność, a w lipcu roku 1681 opuścił biskup belowaceński Janson Warszawę, gdzie wspierał znajomością kraju francuską ambasadę i prowadzenie dalszych spraw pozostawił, jak się okazało nieuzdolnionemu markizowi de Vitry i działającego na jego konto stronnictwo pod przewodem Morsztyna. Król wyzyskał ten moment i rozpoczął natychmiast działalność energiczną. Jan III zmieniał swój ton, zaczął twardo rozpytywać senatorów o kulisy zerwania sejmu, a ci co wielką i tak tajemnicą nie było, aby od siebie odsuwać podejrzenia poczęli mniej lub bardziej wprost wskazywać na rolę Morsztyna w tym wypadkach oraz ambasady francuskiej. Opinie te posłużyły Sobieskiemu na zrekonstruowaniu w sensownym przybliżeniu skali wpływów stronnictwa francuskiego w Polsce. Okazało się, iż nie jest ono specjalnie mocne, nie na tyle, aby w bezpośrednim starciu poza oczywistym hałasem przysporzy rzeczywistych problemów. </text:p>
      <text:p text:style-name="P163">Królewska gra była z początku zaskakującą. Wrócił się on do Morsztyna w rozmowie z 13 lipca 1681 o pośrednictwo w rozmowach z Paryżem, dotyczących udziału dyplomacji francuskiej w inspirowaniu zerwaniu sejmu. Podskarbi poczuł, ze znów może być ważny, król badał jego orientacje i faktyczne nastawienie. Zbyt wiele obu łączyło, zbyt wiele cenił z postawie wielkiego męża stanu w osobowości Morsztyna Jan III, aby jeszcze pozyskać go do swych sprawy, mimo straconego doń zaufania. <text:soft-page-break/>Może jeszcze uważał, iż pokona stronnictwo francuskie rękoma, jego największego w Polsce sprzymierzeńca, który zdradzi koniec końców Ludwika XIV i pozwoli przeforsować Janowi III jego dyplomatyczne plany. Polski monarcha badał tą możliwość zwracając się do zdolności podskarbiego, który znów zyskał rezon. Ale próby miały okazać się ciężkie. Jan III gorzkie zawodził przed nim żale na wiarołomstwo Ludwika, pragnąc aby skarga doszła do Wersalu i wywołała tak określone wrażenia. Ostrożny Morsztyn, starał się, aby najpierw ta treść dotarła do Forbin Jansona, a ten z kolei zabiegający o poparcie Sobieskiego w sprawie uzyskania kapelusza kardynalskiego, czym prędzej wyprawił na ręce podskarbiego list, aby bronił go przed polskim monarchą, całą winę zrzucał na nieokrzesanego i nieodpowiedzialnego de Vitrego, który dał się wciągnąć w brandenburskie intrygi. Otoczenie Ludwika XIV miało przekonywać, <text:s/>autorami zerwania sejmu są w rzeczywistości austriaccy dyplomaci, szukający pretekstu do nieprzystępowania drażniących Stambuł planów ligi świętej, w taki sposób, aby nie zdyskredytować się w oczach Polaków. Przy okazji de Vitry miał zapewnić, iż Austriacy uczynili tak też, pod to, aby kompromitować i zniszczyć polityczny kredyt francuski wobec opinii szlacheckiej rzucając na Paryż fałszywe oskarżenie.</text:p>
      <text:p text:style-name="P163">Morsztyn sądził słusznie, iż fakty jasno wskazują, na udział ambasady francuskiej w zerwaniu sejmu, tłumaczenia de Vitry były naiwne. Mógł starać się ugrać tyle, iż wskazując na intrygi de Vitry'ego wskazać na ich berlińskie w rzeczywistości źródło i usunąć go z Polski, wskazując przy okazji jednak, iż dalsze rozpatrywanie na kolejnym sejmie spraw polityki zagranicznej będzie wymagało uwzględnienia <text:soft-page-break/>stanowiska partii francuskiej. </text:p>
      <text:p text:style-name="P163">Ale de Vitry usunąć się nie chciał, porażki nie uznawał, z Morsztynem wobec jego nowego podejścia nie mógł współpracować pomyślnie. Różnica zapatrywań stworzyła nieufność wzajemną między tymi dwoma ludźmi, stworzyła w końcu zawiść, wkradającą się zawsze tam, gdzie z rzeczywistą zdolnością z nieudolnością walczą o swej racje. W podskarbim kojarzyła się doskonała bystrość z politycznym zmysłem i praktyką, w markizie zespalała się cudaczna łatwowierność i optymizm z rażąco małą przenikliwością. Obaj zaczęli różnić się w ocenie położenia spraw francuskich w Rzeczpospolitej. De Vitry nie słuszny optymista, wraz ze wzrostem swych niepowodzeń coraz bardziej uprzedzony do pary monarszej zarzucała im płytkość charakterów i twierdził, iż kolejne osobiste dla nich korzyści odwrócą kurs Jana III w stronę cesarskiego obozu. Morsztyn był trzeźwiejszy w ocenach i uważał, iż bez oddanych zwolenników stronnictwa pośród dygnitarzy i senatorów, na nic się jego wysiłki się nie zdadzą, a to jest zaniedbywane przez francuskiego ambasadora, który nie szuka sojuszników swej sprawy, a możliwym to jest tylko w polskich realiach poprzez przekupstwo. Poza plecami ambasadora własne redagował krytyczne depesze i chociaż nie wyprawiał ich bezpośrednio do ministerstwa spraw zagranicznych tylko na ręce biskupa Jansona lub pana de Callićres mógł być pewny, że natychmiast znajdą się w tece Colberta markiza de Croissy. Kawaler Franciszek Callieres pan de Rochelay (1645-1717) i Gigny, szlachcic normandzki, sekretarz gabinetu Ludwika XIV, od lat kilku załatwiający różne komisy podskarbiego, wraz z Forbin Jansonem pośredniczył między prywatną ambasadą Morsztyna a władzami <text:soft-page-break/>urzędującymi w Wersalu, wskutek czego zdziwiony i przerażony de Vitry wyczytywał od czasu do czasu w instrukcjach swego monarchy ostrzeżenia, tchnące podejrzliwością i prostujące pomyłki jego dobrodusznych sprawozdań.</text:p>
      <text:p text:style-name="P163">Na korespondencji nie kończył się zakres czynności Morsztyna, wciągnął on zarazem w sferę działania swej nieoficjalnej prywatnej ambasady zwolenników Francji, bądź za pomocą podkupywania – na co jednak nie wiele było środków, bądź za pomocą obietnic, które nie tak jak dawniej motywująco działały. Na Litwie żadnego poważniejszego rodu do pozyskania nie było, Pacowie i Sapiehowie, zostali i rękoma samego Morsztyna rozbici. Radziwiłowie po śmierci hetmana Michała Radziwiłła kluczyli jak wcześniej w kręgu przychylnym Janowi III, a robili kariery ludzie nowi oddani bez wątpliwości monarsze. Morsztyn mógł próbować jedynie szukać głosu, u tych których przed laty i sam ukrzywdził popierając politykę Sobieskiego, ale nie wiele mu mogli oni przysług uczynić dzisiaj z okrojoną fortuną i przegranymi nazwiskami. </text:p>
      <text:p text:style-name="P163">W Koronie nie łatwiej było agitować. <text:s/>Tu wojewoda ruski Jabłonowski wciąż w oczekiwaniu wielkiej buławy dwulicowo się zachowywał, to zniechęcony lekceważeniem monarchy jego praw obrażał się, to podchlebiał obawą, iż <text:s/>uraziwszy Jana III ten w końcu mianuje Hieronima Lubomirskiego lub Mikołaja Sieniawskiego. Wielopolski kręcił się koło dworu, robił już czynnie pracę na rzecz Wiednia. Leszczyński grymasił, brał i od dworu, lawirant uważnie stąpający między publicznymi sprawami. Jan Małachowski, biskup krakowski dawał się wciągać Morsztynowi do swych planów, ale zostawił go jako pierwszy, szybko zmieniając się <text:soft-page-break/>w gorliwego zwolennika Habsburgów. Najwierniej przy sztandarze francuskim stali: biskup poznański Wierzbowski <text:s/>a w <text:s/>Prusach udało się pozyskać Morsztynowi wpływowy ród wojewody malborskiego Franciszka Bielińskiego, odkąd jego córka Ludwika poślubiła syna wojewody, Kazimierza. Kręcił się też podskarbi przy marszałku koronnym Lubomirskim, którego widział w roli głównego adwokata swego interesu, lecz ten poza słowami, żądał pieniędzy i gwarancji. Nie był Lubomirski królewskim ulubieńcem, a z biegiem lat rosły jego animozje z dworem. Skłonny był przewodzić rodzimej opozycji, ale wiedział dobrze, iż podżyrowanie francuskiej partii otwartym poparciem i prowadzenie polityki jedynie według paryskich wskazówek popularności wśród szlachty mu nie przysporzy. Swe nazwisko i popularność budował na obawach na dyskretnie ponawianych próbach absolutyzowania przez Jana III swej władzy. Godził się czynić przeszkody Sobieskiemu, ale otwarcie z nim się konfrontować uznawał za szaleństwo, a łatwo było odczytać z monarszych zachowań, iż jest zdeterminowany swe zamiary zrealizować. </text:p>
      <text:p text:style-name="P163"/>
      <text:p text:style-name="P163"/>
      <text:p text:style-name="P164"/>
      <text:p text:style-name="P164"/>
      <text:p text:style-name="P164"/>
      <text:p text:style-name="P164"/>
      <text:p text:style-name="P164"><text:soft-page-break/>8. SEJMIKI PRZED SEJMEM 1683ROKU</text:p>
      <text:p text:style-name="P163"/>
      <text:p text:style-name="P163"><text:s text:c="5"/>Monarcha chciał najpierw sprawdzić rzeczywistą siłę i intencję partii francuskiej. Śledził, aby zyskiwać wiedzę poczynania Morsztyna, ale jeszcze otwarcie przeciw nim nie występował. Dla rozeznania się w sytuacji, pozwolił aby starym obyczajem toczyły się obrady sejmików, na których wiele jak się okazało by mącenia, przy czym rej wiedli w nim po równo poprzez swych ludzi dyplomaci francuscy i austriaccy. Na Mazowszu, w Wyszogrodzie szlachta poszła za stanowiskiem bliskim Morsztynowi, a próby zerwania obrad z cesarskiej inspiracji nie powiodła się. W Wielkopolsce obrady były rwane i limitowane. W Sandomierzu, gdzie podskarbi był znienawidzony, wielki protest przeciw niemu w instrukcjach opracowano, zatem przez przekupionego szlachcica, który ledwo uszedł z życiem obrady zerwano. Gdzie indziej bywało mniej dramatycznie, lecz nie bez problemów. Morsztyn jak tylko mógł, a jeszcze dwór pracy mu nie specjalnie utrudniał, na sejmikach forsował przez popleczników korzystne dla swej sprawy instrukcje zalecające pokój i powstrzymywanie się od sojuszu z Wiedniem i mianowanie przychylnych mu osób na posłów. Gdy to się nie udawało zakładano protest. Zerwane sejmiki ponownie miały zebrać się, monarsza wola na nich brała górę. Czas szumów i zaburzeń wzniecanych przez podskarbiego kończył się. <text:s/></text:p>
      <text:p text:style-name="P163">Dwór przystąpił późną jesienią 1682roku do zdecydowanych działań. Król był w lepszym niż wcześniej zdrowiu, więc mógł działać aktywnie. Postanowiono zmóc poufną inwigilacje francuskich stronników, z drugiej przeprowadzić ofensywę <text:soft-page-break/>propagandową. <text:s/></text:p>
      <text:p text:style-name="P163">Polowano także na jakąś sensację, która pozbawiła by sympatii żywionych dla króla francuskiego w oczach szlachty. Zainscenizował zatem Sobieski na spółkę z cesarskim rezydentem - Krzysztofem von Zierowa baronem Zierowskim wielką polityczną manifestację. Król opuścił niespodziewanie <text:s/>Warszawę dopiero co powróciwszy z Rusi i razem z rodziną Warszawę na czele licznego orszaku, w skład jakiego weszła większa część gwardii, odświeżonej i pięknie się prezentującej i w towarzystwie senatorskiej świty, legata papieskiego i posła austriackiego udał się <text:s text:c="2"/>w dniu 20 sierpnia do Jaworowa, gdzie mieli dołączyć do niego inni panowie. Przed wyjazdem doszło do niemałego incydentu w dniu 18 sierpnia. Posłowie francuscy z trudem dostali się na pożegnalne posłuchanie do komnat królewskich, czując na sobie niechętne spojrzenia obecnych na miejscu osób, których śmiało można zaliczyć do najwierniejszych sług monarszych. Gdy pojawili się w otoczeniu władcy, przed jego dworzanami Zierowski zrobił mu przykrą niespodziankę wręczył królowi przejęty list od du Vernay'a – specjalnego agenta francuskiego w francuskiej ambasadzie do Tokoly'ego, w jakim zalecał mu składanie polskiemu monarsze bez pokrycia propozycje korony węgierskiej, aby tym samym skłócić go z cesarzem. Z jego treści wynikało, iż du Vernay z terenu RON kieruje akcje wsparcia dla powstańców, czym złamał dane Janowi III słowo, gdy zgodzono go przepościć na Węgry. Odtąd pobyt da Vernay'a w Rzeczypospolitej stawał się niemożliwym. Ludwik XIV chciał uratować sytuację, odwołując go, zanim jeszcze miał wiadomość o scenie w Warszawie, ale nim nadeszły do niego stosowne rozkazy pochwycono go i użyto w <text:soft-page-break/>kolejnego przykrego dla Vitry'ego skandalu w Jaworowie w dniu 6 października 1682, o czym już napisano. Starał się jeszcze król francuski załagodzić sprawę i proponował pieniądze za uspokojenie gniewu polskiego króla, ale Sobieski nie chciał przyjąć ofiarowane mu 20 000 franków, ani zgodzić się na grudniowe proozycje nowego układu politycznego. Wówczas i Ludwik XIV pod wpływem doznanego odrzucenia nakazał w każdym kierunku krzyżować zabiegi dworu markizowi de Vitry i wspólnie rozpocząć akcją z świeżo wyprawionym do Warszawy posłem brandenburskim <text:span text:style-name="T161">Ernst Bogusław von </text:span><text:span text:style-name="T159">Crockow</text:span><text:span text:style-name="T161"> (1643-1704)</text:span><text:span text:style-name="T201">,</text:span> jakiego opłacić kazał i polecił posłać kurfirstowi, aby agitować za zwrotem Nowej Marchii i uznaniu praw Hohenzollernów do spuścizny po Bogusławie Radziwille. </text:p>
      <text:p text:style-name="P163">Król odbył podróż triumfalną do Jaworowa, gdzie miał układać szczegóły traktatu z cesarzem, często zatrzymując się po drodze dla politycznych manifestacji. Sobieski był nadal popularny, witano go serdecznie, działał <text:s/>pozytywnie na nastroje szlachtę, udawał się też w rejonu kraju, gdzie cieszył się największym poparciem i nastroje stamtąd rezonowały na resztę Rzeczpospolitej. Zaszczycił swoją obecnością sejmik lubelski 25 listopada, na jakim bezpośrednio zwracał się do szlachty z osobistymi refleksjami, a wydarzenie to odnalazło duży wydźwięk w licznej ulotnej publicystyce, jaka się w związku z tym pojawiła. <text:s/>Potem miał w węższym gronie przedstawić swe rację przed senatem, mając już urobione szlacheckie nastroje po swojej stronie. </text:p>
      <text:p text:style-name="P163">Z końcem roku 1682 oba walczące stronnictwa przysposabiały się do sejmowej walki, różnych chwytano się podstępów w pogoni za zwycięstwem. U Morsztyna, <text:soft-page-break/>który pozostał przezornie w Warszawie, znajdowało się główne biuro, z którego lotem błyskawicy rozchodziły się wiadomostki o Austriakach. Stamtąd rozbiegła się bałamutna pogłoska po stolicy, że Jan popierany przez cesarza czatuje na okazuję poniesienia zagłady w kraj Fryderyka Wilhelma, aby udowodnić, iż sojusz z Austrią nie ma na celu zagrożenia tureckiego. Nie chodziło tu o to, iż Hohenzollernowie mieli w Polsce dobrą opinię, bowiem mieli jak najgorszą, ale morsztynowy tok myślenia miał zarzucić słowu królewskiemu fałszywość i nieszczerość jego intencji. Do tego Rzeczpospolitą zalała fala brandenburskiego utyskiwania na swój los, która brzmieć mogła groźnie, gdyż wskazywała, iż mimo formalnych traktatów istniały poważne zadrażnienia i elektor po kilu latach oddechu mógł przy wparciu Francji, namówić do sojuszu Szwecję przeciw Polsce. Szwecja zachowująca poprawne stosunki z Janem III odżegnywała się na razie od konfliktów, była skupiona na sprawach wewnętrznych i układaniu się z Danią dla zlikwidowania źródeł waśni z nią i zupełnie poróżniona z Francją, nie była zainteresowania wojną z Polską co komunikowała w odpowiedzi na brandenburskie sondaże, ale nazbyt napastliwa polityka bałtycka Sobieskiego mogła ją zanadto zaniepokoić. </text:p>
      <text:p text:style-name="P163">Morsztyn imał się różnych argumentów jeszcze, to wskazywał na sobkostwo dworu, przymierze austriackie nazywał kupczeniem interesami najżywotniejszymi Rzeczypospolitej, za małżeństwo królewicza Jakuba z arcyksiężniczką Marią Antoniną, podnosił też szlacheckie straszydło absolutum dominium, które w otoczeniu Jana III uchodziło za nietykalne tabu ze wzgląd na okoliczności, ale i styl panowania, które starano się kamuflować ostentacyjnym republikanizmem króla. <text:s/>Dla <text:soft-page-break/>wsławienia i spopularyzowania sympatii wobec króla francuskiego Ludwika względem Polski szeroko chwalebnie podnosił treść deklaracji Guilleragues'a w Stambule. Do pocztu fantastycznych środków używanych w celu obopólnego dokuczenia sobie i skłócenia najwybitniejszych aktorów ówczesnych wypadków propozycja wysunięta wobec Sobieskiego, aby w roli pośrednika obok królów <text:s/>angielskiego i hiszpańskiego wystąpił w załatwieniu zatargów <text:s/>między Wiedniem a Wersalem. Miało to w niczym namacalnym rozwodnic całe nabrzmiałe ciśnienie polityczne, uwikłać polskiego monarchę w idee pośrednictwa, w skuteczność którego nikt obeznany choć w niewielkim stopniu wierzyć nie mógł. </text:p>
      <text:p text:style-name="P163">Sejmiki tymczasem gwarno się odbywały, gdzieniegdzie Morsztyn zdołał zdobyć mandaty dla swych ludzi. Co prawda na tle sukcesów dworu w zdobywaniu na innych sejmikach poparcia dla ligi nie było to wiele, ale Morsztyn zarzekał się w depeszach słanych do Paryża, iż <text:s/>co prawda - „Ligę zawarto w gabinecie, lecz zerwaną będzie w sejmie.” Wyciągał rękę po pieniądze dla wsparcia agitacji sejmowe, lecz czynił to i de Vitry, mający inne spojrzenie i pomysły, ale <text:s/>oszczędny Colbert niechętnie otwierał szkatułę, doradzał w Polsce szukać kredytu, ale nikt nie odważył się go dawać francuskiej sprawie. Morsztyn znał i odczuwał doskonale słabość francuskiej partii, lecz i tą słabość umiał pokrywać tak świetnie łudzącymi pozorami, że w obliczu Austriaków uchodziła ona za siłę. Chociaż dyplomaci Ludwika zawsze więcej obiecywali niż w rzeczywistości dawali, Zierowski przed spodziewanym sejmem pod wpływem zewnętrznych złudzeń był przeświadczony, że olbrzymie sumy spływają z Wersalu do kieszeń szlachty i wydatki cesarskie na tajne <text:soft-page-break/>cele <text:s/>w porównaniu z wydatkami francuskimi są nazbyt skromne. Więcej rozeznania miał Jan III, ale i on starał się grać wedle swej partytury, drogo Austrii sprzedać już teraz planował swe poparcie, widział iż Turcji chcą iść na cesarza, więc jakkolwiek przychylny i dla swej korzyści poprzeć go w nadchodzącej wojnie, nie chciał tego czynić bez zdobycia maksymalnych dla siebie korzyści. Mącący Morsztyn, był mu teraz mimowolnym i nieświadomym sprzymierzeńcem. To Austriacy mający przesadne wyobrażenia o możliwościach partii francuskiej musieli teraz coraz to nowymi zachętami przekonywać Sobieskiego, teraz bardzo chcieli ligi, a Sobieski już mniej, wszystko to współbrzmiało obiecać mógł pomoc doraźną, wypływająca z solidarności władców chrześcijańskich pomoc w odparciu najazdu, lecz nie sojusz po ostateczne zwycięstwo nad Osmanami. Z tymi kalkulacjami na względzie miał zwołać sejm. Co prawda tajemnicą osłaniał plany przyszłej wyprawy, dlatego drżała o losy swoje Austria, drżała Wenecja, zbroiła się z pośpiechem niewielka Raguza, nie mogła czuć się bezpieczna i Rzeczpospolita, ale wszelkie przychodzące znad Bosforu pogłoski wykluczały, iż ona może stać się celem spodziewanego ataku w pierwszej kolejności.</text:p>
      <text:p text:style-name="P163">Nie oznaczało, to i tego, iż przy tej okazji zaniechał zniszczenia morsztynowskiej pychy. Poznał się na podskarbim, była okazja go uciszyć, zniszczyć partię francuską i rosnącą u jej boku opozycję. <text:s/></text:p>
      <text:p text:style-name="P163">Dwór rożnymi sposobami, wykupując listy, grabiąc pocztę przez gwardzistów przebranych za bandytów, to kopiując ją po wykradzeniu przez przekupioną służbę, nie mało <text:s/>podejrzanych dokumentów dostarczył do królewskiej kasetki. Gromadzono <text:soft-page-break/>je przez lata, ale najintensywniej po sejmie z 1681roku, teraz nadchodziła pora ich wykorzystania, aby zniszczyć podskarbiego. Dużo też pism i ambasadora de Vitry'ego spoczywało w kasetce króla Jana, w którego otoczeniu dużo umieszczono służby powolnej dworskim rozkazom. Dlatego przezorny Morsztyn, który wielką czujność zachowywał w doborze obecnych przy nim osób, gdy tylko we wrześniu 1682 pogłoski podobne usłyszał, spalił czym prędzej do nich klucz i prosił ambasadora francuskiego w Berlinie pana de Rebenac<text:note text:id="ftn4" text:note-class="footnote"><text:note-citation>4</text:note-citation><text:note-body><text:p text:style-name="Footnote">François de Pas Feuquières, hr Rebenac (1649-1694)</text:p></text:note-body></text:note>, aby o nim w korespondencji z markizem wstrzemięźliwie się wyrażał. Król znał niewątpliwie w ostatniej ćwierci 1682 roku intencje Morsztyna, znał różne sekrety zamknięte między czterema ścianami gabinetu ambasadora, mimo to zachował milczenie i klasyczną obojętność, czekał na dogodniejszą chwilę, aby zniszczyć konspiratora.</text:p>
      <text:p text:style-name="P163">Marsz wojsk sułtańskich wywarł w Polsce poważne wrażenia. Zbyt wiele krwi przelano w wojnach z Osmanami, aby ich poruszenie traktować bez obaw. Szlachta niepokoiła się, wszyscy nawet ci żarliwi i ci bardziej połowiczni zwolennicy francuskiej polityki, podnosili słuszność żądań odnoszących się za <text:s/>obwarowaniem Krakowa i na równi domagali się przecięcia zawiłych stosunków z Wysoką Portą za pomocą miecza. </text:p>
      <text:p text:style-name="P163">Obie strony wysilały się na różne demonstracje, aby pozyskać sobie opinią społeczeństwa. Sobieski w oczekiwaniu zapewne odmownej odpowiedzi, która by wystawiała jak najgorszą opinie o intencjach króla francuskiego jako wroga sprawy chrześcijaństwa, dla osłabienia możliwości partii francuskiej <text:span text:style-name="T201">wysłał w dniu 30 </text:span><text:soft-page-break/><text:span text:style-name="T201">stycznia 1683 do markiza de Vitry – g</text:span><text:span text:style-name="T161">dy sejm był toku, się poufnie czterech senatorów - </text:span><text:span text:style-name="T163">Michała Radziejowskiego biskupa warmińskiego, Jana Zbąskiego biskupa przemyskiego, Mikołaja Franciszeka Daniłowicza wojewodę podolskiego, Marcina Zamoyskiego wojewodę bełski oraz o dziwo również podskarbiego Andrzeja Morsztyna</text:span><text:span text:style-name="T161">, aby mu przedłożyć kłopotliwe pytanie: czy Francja, która do tej pory protestowała tylko przeciwko defensywnemu przymierzu z cesarzem, zaaprobuje przymierze ofensywne i będzie stara się zepsuć tworzony sojusz? Ambasador wielce zmieszanym, choć już od kilku miesięcy zaopatrzony w instrukcję nakazującą mu nie sprzeciwiać się jawnie przymierzu austriacko-polskiemu, gołosłownie zapewniał o życzliwości wersalskiego dworu dla Rzeczypospolitej nawet w razie związania się Sobieskiego z domem Habsburskim, przez ślub jego syna z arcyksiężniczką. Dawał dalsze wyjaśnienia oczywiste wykrętne i zawiłe, chcąc wybrnąć z zaskakującej go sytuacji, gdy <text:s/>jego uszy i oczy ambasadorskiej misji w osobie podskarbiego Morsztyna właśnie wpadały w otchłań politycznego nie bytu. De Vitry zmieszany konkludował, iż Ludwik XIV nie ma nic przeciwko ofensywnemu przymierzu, jednakże musi je, ze względu na swój konflikt z cesarzem, odczuć jako przykre. Chciałby wprawdzie udzielić Polsce jak największego poparcia, gdyby zaatakowali ją Turcy, lecz nie może tego uczynić, ponieważ przeszkadza mu w tym możliwość wojny z Cesarstwem. Vitry poinformował wprawdzie swego władcę, że senatorów zadowolił bardzo ten galimatias, my jednakże mamy podstawę, by sądzić, że tylko Sobieski ucieszył się naprawdę z takiego przebiegu rozmowy. Równocześnie nie zaniechał pochwalić się markiz przed de Callieresem z powodzenia tej publicznej </text:span><text:soft-page-break/><text:span text:style-name="T161">manifestacji, która miała uderzyć w niego, ale przechytrzył polskie zamiary, gdyż zdołał sprytnie się odwinąć. Ile szczerości tkwiło w różnych ówczesnych dyplomatycznych łamigłówkach przekonało się wkrótce, gdy Ludwik XIV chcąc umyślnie wyrządzić afront Sobieskiemu wycofał się nagle z początkiem stycznia 1683 roku komunikując to faktem ujawnianej jego stronniczości na korzyść Habsburgów, co ujawnia okazując niezwykłą zażyłość w stosunkach z nimi w ostatnich czasach. </text:span></text:p>
      <text:p text:style-name="P135">Posługując się tłumaczeniami Vitry'ego mógł Jan III zmiażdżyć tych wszystkich, którzy wobec ich zdaniem zawodnej pomocy austriackiej wskazywali jeszcze na poparcie Francji. Wydaje się przy tym, iż zlękniony przebiegiem rozmowy nasłanymi senatorami, szczerze nie zaraportował o tym, co od Wacława Szczuki na początku <text:s/>lutego usłyszał, iż wielki parol gniewu został wzięty na <text:s/>podskarbiego Morsztyna i grozi mu proces, bowiem była by to wieść dla niego i jego misji w Paryżu kompromitacja. Obawa przed jej przykrymi konsekwencjami trzymała jednak długo w niewiedzy Ludwika XIV, <text:s/>gdy de Vitry łudził się jednak już zgoła bezpodstawnie, iż wyratuje polityczny interes Francji z całej sytuacji. Sejm jednak toczył się swoich szczególnym nastoju, doszły sprawy procesu podskarbiego Morsztyna, a francuski ambasador nie miał możliwości wykonania jakikolwiek skutecznego ruchu, który odwikłałby sytuację na jego korzyść.</text:p>
      <text:p text:style-name="P163">De Vitry za jakąkolwiek cenę pragnął zjednać jakiegoś potężnego aktora polskie polityki dla swej sprawy i swą uwagę skupił na osobie ambitnego wojewody ruskiego Stanisława Jabłonowskiego, który daremnie wyglądał na buławę hetmana wielkiego, <text:soft-page-break/>którą nadal trzymał u siebie przezornie monarcha i roztropnie rozgrywał ten fakt między gronem pretendentów do tego zaszczytu. Wojewoda był przyjacielem Francji i za starych czasów, chętnie brał pieniądze, był też i druhem i towarzyszem politycznego losu Jana III od wielu lat. Rozgoryczony, ale wierny królewskiej sprawie nie szukał jawnie sposobu wpłynięcia na szerokie wody opozycji, ale posiadał w sobie cechy, które mogły przy francuskiej pomocy to sprawić. Pozyskanie tego człowieka stało się zatem pokusą bardzo determinująca rachuby francuskiej ambasady. Dlatego na zwiady wyprawił się najpierw Morsztyn, ufny w moc starej przyjaźni, aby wojewodę wtajemniczyć w mroczne swe oraz własnych protektorów zamysły, a kiedy tenże wstępne przeprowadził badania, ostrożnie wedle swego zwyczaju prowadząc rozmowy, wybrał się 1 lutego osobiście w odwiedziny do wojewody ruskiego a zarazem hetmana polnego i przedstawił mu zyski, jakie by mógł osiągnąć z orędownictwa Ludwika. Tak jak niegdyś polityczne wpływy jeszcze hetmana Sobieskiego złowiona dla politycznych interesów Francji obietnicą korony, tak teraz przed Jabłonowskim de Vitry roztoczył wizję nie tylko w pierwszej kolejności uzyskania urzędu wielkiego hetmana, lecz także tronu Rzeczpospolitej. Dla sprawy francuskiej chciano też pozyskać i Hieronima Lubomirskiego, aby mocniej oprzeć się na wojsku oddanemu monarsze, jak i mającego posłuch pośród szlachty Rafała Leszczyńskiego. Obu obiecano po 10 000 franków.</text:p>
      <text:p text:style-name="P163"/>
      <text:p text:style-name="P163">Król wiedział doskonale jednak o przechwałkach de Vitrego w listach do de Callieresa z przechwyconej korespondencji, o świeżych pertraktacjach ambasadora i <text:soft-page-break/>podskarbiego z Jabłonowskim i innymi panami, o czym sami uczestniczy zmów, nie dokończa szczerze i dokładnie jednak Sobieskiemu opowiadali. Podejrzewano tez, iż to samego środka partii francuskiej wypłynął ohydny <text:span text:style-name="T201">pamflet pod tytułem - „Nowe względy o wypadkach koronę hańbiących.” </text:span>W jakim zaatakowano króla jako uzurpatora i pomyleńca, królową jako rozwiązłą intrygantkę, sugerując jej <text:span text:style-name="T201">też romans z Ferdynandem Kettlerem (1655-1737), </text:span>a Jakuba jako nieszczetnego młodzieńca z nieprawego łoża. </text:p>
      <text:p text:style-name="P163">W drugiej połowie lutego 1683 na sejmie wyznaczono komisje specjalną <text:s/>dla wysłuchania propozycyj hrabiego Karla Ferdinanda von Waldstein (1634-1702), pełnomocnika cesarskiego, który pojawił się prędko nie szczędząc mitręgi i dodatkowych zabiegów w Warszawie, jak tylko stało się pewnym i że cala potęga osmańska ruszyła na Austrię. <text:s/>Jeszcze przed kilkoma miesiącami Sobieski bez zbędnej zwłoki zarządził by i swym autorytetem wsparł układy, a potem uzyskał lub nie pozwolenie na nie sejmu. Teraz jednak to cesarz zabiegał o pomoc, zatem choć gotowy je udzielić nie chciał sprzedać swe woli politycznej tanio, a jednocześnie nie tracić okazji do wyrwania Turcji zagrabionych Rzeczpospolitej ziem. Poddał, co musiało spowodować się samej szlachcie sprawę pod osąd normalnego trybu sejmowego, nie działać samowolnie w tej sprawie. Sejmowa legitymacja dawała i Janowi III dodatkowych argumentów wzmacniających wolę jego politycznego wyboru zorientowania się na Austrię przeciw Turcji. Należało koniecznie przysposobić grunt w sejmie dla zapewnienia układom powodzenia. </text:p>
      <text:p text:style-name="P163">Jan Sobieski przebiegle udawał nieświadomość o intrygach podskarbiego, <text:soft-page-break/>Morsztynowi powierzył nawet śmieszną rolę, wyprawiając go w towarzystwie wspomnianej deputacji do markiza de Vitry. Od dłuższego czasu <text:s/>zbierał król dowody kompromitujące Francję, <text:s/>w skutek specjalnego rozkazu, w jaki zostali wtajemniczeni -<text:span text:style-name="T201"> Antoni Szczuka i płk Lasocki</text:span>, szczególniej od września 1682 do wybuchu skandalu z udziałem podskarbiego przed obradami sejmu <text:s/>przejęto wiele relacyj ido Paryża wysłanych, przez de Vitry'ego jak i Morsztyna.</text:p>
      <text:p text:style-name="P163">Dawniej listy z Polski do Francji i odwrotnie szły stosownie do przepisów traktatu oliwskiego drogą z Gdańska na Szczecin, a stąd dalej na Hamburg, ale odkąd dyplomacja francuska i brandenburska szły jednakowym kursem przeciw Rzeczpospolitej, posyłano ją z Gdańska przez Berlin, gdzie pan Rebenac ekspediował je na miejsce przeznaczenia. W podobny sposób przez Rebenac'a odbierali paryską korespondencją Morsztyn i de Vitry. <text:s/>Cała poczta opierała się zatem i tak o Gdańsk, na mocy przywilejów i starych traktatów. <text:s/>W mieście tym piastował urząd generalnego poczmistrza, ziem pruskich <text:span text:style-name="T201">Paweł Gratta (zm. 1712)</text:span>, syn zmarłego w 1676 roku Franciszka, sekretarza królewskiego. Gratta wraz z pomocnikiem swoim Richterem zatrzymywał od czasu do czasu listy francuskiej ambasady i podskarbiego koronnego, autografy kopiował i po skopiowaniu pod właściwym odsyłał adresem. Oprócz gdańskich odpisów posiadał Jan kilka oryginałów ambasadora i Morsztyna, gdyż po bocznych gąszczach leśnych na Mazowszu porozstawiał jeźdźców wybranych z najwierniejszych gwardzistów, która zaczajała się na gońców francuskich, gdy o ważnej przesyłce meldowali królewscy szpiedzy ulokowani przy francuskiej ambasadzie i obdzierała ich z dokumentów, nie rzadko życia przy tym <text:soft-page-break/>gwałcie pozbawiając. </text:p>
      <text:p text:style-name="P163">Obfite żniwo przyniosła czujność ludzi królewskich w lutym 1683 roku. W ciągu niespełna tygodnia od dnia 3 lutego do 8 lutego wyłowiono dwie przesyłki markiza, dwukrotnie zrabowano i kuriera brandenburskiego, który poufnie przewoził francuskie dokumenty. Kurierów ambasadorskich śledzono napadano, kupowano… , wywożono do opuszczonego <text:span text:style-name="T201">zamku w Inowłodzu, </text:span>gdzie poddawano brutalnej interrogacji. <text:s/>Zrozpaczony de Vitry nie wiedział, czy korespondencja dziś jego ręką nakreślona, jutro nie będzie leżeć na dnie kasetki Jana Sobieskiego. Za pomocą tych sposobów poznał król prawie wszystkie listy Morsztyna, zapowiadające zerwanie sejmu, rozejrzał się dokładnie w tajemnicach polityki markiza de Vitry. </text:p>
      <text:p text:style-name="P163">Gońców brandenburskich ograbiono pod Pokrzywnicą 20 lutego i wówczas przejęto pakunki między którymi znaleziono cyfrowany list wielkiego podskarbiego koronnego do pana de Callieres. Król uważając, że już dojrzała już pora zdecydowane działania zdecydował użyć zdobytego listu do dostarczenia sobie pretekstu do wywołania skandalu, jaki już bezpośrednio uderzyłby w Morsztyna i partię francuską. Wezwał wpierw kuzyna podskarbiego Władysława Morsztyna w dniu 24 lutego 1683, który jakkolwiek utrzymywał zażyłe związki familijne z nim, to jednak uchodził za przyjaciela dworu. </text:p>
      <text:p text:style-name="P163">Król Jan III wyznał przed nim, że krewny jego, Andrzej Morsztyn knuł zamach mający na celu detronizację monarchy, ale zaproponował polubowne zganienie tego postępku winowajcy poprzez oddanie jej pod rozważenie opinii czterech senatorów i kilku przyjaciół królewskich pod warunkiem wyjawienia przez sądzonego wszelkich <text:soft-page-break/>okoliczności sprawy. Po odebraniu przykrej wieści od kuzyna jeszcze tego samego prosił podskarbi Jana przez usta wojewody malborskiego, który był jego zaufanym <text:s/>o posłuchanie przed królewskim majestatem. </text:p>
      <text:p text:style-name="P163">W dniu 26 lutego udał się król w towarzystwie żony i dwunastu senatorów incognito gankami do komnaty wielkiego kanclerza koronnego, który leżał chory na podagrę w dziekanii, choć należy słabość tą uważać za udawaną. </text:p>
      <text:p text:style-name="P163">Jan III nastąpił gniewnie na podskarbiego, a lista zarzutów była długa i obejmowała spisek detronizacyjny, zamiar zerwania sejmu z francuskiej inspiracji, zdradę na rzecz Ludwika XIV przysięgi wierności koronie polskiej, trwonienie grosza publicznego i wpieranie finansowe wrogów Rzeczpospolitej, podejrzane konszachty z Hohenzollernami i pomaganie im w bezprawnym sięganiu po dobra litewskie Radziwiłłów. </text:p>
      <text:p text:style-name="P163">Podskarbi niezmieszany zaprzeczył całości, dodał iż padł ofiarą pomówień, podziękował królowi za doznane dobrodziejstwa, przyrzekał mu wierność od jakiej nigdy nie odstąpił i ofiarował się dać gardło, jeżeliby mu czegoś dowiedziono. Na ten czas wydobył król Jan z kieszeni list świeżo właśnie przejęty i rzekł oburzony: ''<text:span text:style-name="T106">oto ma waszmość potępienie! — chcę by waszmość słał natychmiast szukać klucza dla odczytania pisma w obliczu wszystkich tu obecnych</text:span>!'' - Morsztyn odparł, że w liście nie ma nic występnego i gotów był podzielić się jego treścią z samym tylko królem, w końcu, i z biskupami krakowskim i warmińskim, jako świadkami jego prawych intencji. Król upierając się przy swym zdaniu odrzucił obie kombinacje, użył nawet nacisku wręczając z krzesła podkanclerzemu jako ministrowi stanu<text:span text:style-name="T106"> corpus delicti</text:span> i <text:soft-page-break/>grożąc oddaniem sprawy sejmowi. Morsztyn okazał się nieugiętym, zabrał się do wyjścia, lecz zanim drzwi rozwarł usłyszał jak Jan skarżył się donośnym głosem, że myślał go zdetronizować wraz z Jakubem i osadzić na tronie wojewodę ruskiego, że Vitry był powiernikiem projektu i miał według własnego uznania w imieniu Francji zrobić prezent z korony polskiej Jabłonowskiemu, albo wielkiemu marszałkowi koronnemu. Kiedy w kilka godzin po scenie w dziekanii Jan szedł do senatu przedyskutować ostatnią sytuację z udziałem podskarbiego, zabiegł mu drogę Morsztyn, który przemyślał swoje położenie i już wiele strapiony i błagał, aby mógł przed nim zaszyfrowany list odczytać. Król żadną miarą nie zgadzał się na to, ale o tyle ustąpił, że w zastępstwie do tej czynności wyznaczył biskupa warmińskiego, podkanclerzego i marszałka nadwornego koronnego. Gdy ci na próżno czekali, wysłał król Jan do Morsztyna tego samego dnia w nocy biskupa Radziejowskiego i wojewodę Bielińskiego, ale i oni nie doczekali się odczytania listu, gdyż, podskarbi prosił o zwłokę, rzekomo dla zestawienia posiadanego szyfru z tekstem listu. Nazajutrz pani podskarbina Katarzyna Morsztynowa (zm. 1691) przybywszy do biskupa Małachowskiego zalała się łzami i wśród łkania zeznała, że bez wiedzy męża przed trzema niedzielami szyfr do listu znajdujący wśród szpargałów męża w ogień przypadkowo wrzuciła. Małachowski pospieszył z nowiną na dwór, a równocześnie nachodzili Jana umyślnie wysłani przyjaciele Morsztyna, aby pochlebnymi słowami złagodzić jego dwór. </text:p>
      <text:p text:style-name="P163">Monarcha jednak nie ustępował i tylko irytował się coraz bardziej na wieść o kolejnych wymówkach Morsztyna wyszukującego powody, aby nie dać okazji do <text:soft-page-break/>wyjawienia treści listu. Znów niezwłocznie przywołał obwinionego na prywatne posłuchanie i znowu wytykał mu zdradę, nastawanie na życie i honor pomazańca bożego. Gdy Morsztyn uroczyście wypierał się zbrodni i wił fantastycznych deklaracjach zdezorientowany o do skali wiedzy monarszej, król wyznał niespodziewanie, że zarzuty obciążają przeważnie markiza de Vitry i zaczerpnięte zostały z dokumentów ambasadora to on otrzymał polecenie wyniesienia na tron, któregoś z magnatów, tutaj pojawiło się nazwisko wojewody ruskiego - Jabłonowskiego. Jan III w tej sposób pragnął się dowiedzieć, czy i Morsztyn przykładał rękę do planów markiza i jest zdecydowany opuścić szeregi partii francuskiej, narażając się na utratę łask i korzyści jakie udzielił mu Ludwik XIV. Monarcha jednocześnie oświadczył, <text:s/>aby postawione zarzuty powtórzyć trzem biskupom, aby oni zakomunikowali ich treść osobiście de Vitry'emu, aby następnie skonfrontowali wojewodę ruskiego z ambasadorem francuskim oraz podskarbim. </text:p>
      <text:p text:style-name="P163">De Vitry nie mógł otrzymać podówczas audiencji, jedynie co mógł zrobić do zaprzeczać zarzutom i zgodził się chętnie dobrowolnie na propozycji. Wzywał najgłośniej za wykryciem autora tej potwarzy, nie omieszkają przymawiać posłów cesarskich o udział w całej tej sprawie. Jan III wyznaczył w dniu 28 lutego biskupów warmińskiego Radziejowskiego, łuckiego Stanisława Dąbskiego, kamienieckiego Wodzińskiego i mnichu kapucyna ojca Franciszka, rodowitego Francuza, do rewizji aktów i odczytania o ile trudności zezwolą miejsc liczbami zastąpionych. Komisarze ci sumienność i tajemnicę zaprzysięgli. Chociaż prolog sprawy Morsztyna rozgrywał się w zamku królewskim, licznych miał świadków, a samemu Sobieskiemu, zależało, <text:soft-page-break/>aby powstały skandal dotarł do opinii publicznej i skompromitował całkowicie podskarbiego i jego stronnictwo.</text:p>
      <text:p text:style-name="P163"><text:s/>Chwiejność Morsztyna, który zaczął od obietnicy niezwłocznego odczytania listu, a skończył na zasłonięciu się łzami żony, budziła podejrzenia, któż zresztą miał wierzyć, że cyfrę ogień pochłonął na trzy tygodnie przed sceną u kanclerza, więc gdzieś koło połowy pierwszej dekady lutego, skoro list do de Callieres'a przejęto przed kilkoma dniami, niezawodnie zatem napisał go Morsztyn znacznie później po terminie całopalenia podanym przez jego małżonkę. Czyż zresztą można było za prawdę uważać, aby w dniu krytycznym Morsztyn nic nie wiedział o zniszczeniu szyfru do odczytania pisma? Zapewne pani podskarbina, po wizycie krewnego Władysława Morsztyna z imieniu monarchy, w kominku spaliła klucz, a mąż mając na razie utorowany odwrót zwlekał, spodziewając się po upływie pierwszego wrażenia złagodzić <text:s/>przez znajomych wzburzenie królewskie. Oczywiście list do de Callieres'a podrzędne miał znaczenie. Jan użył go jako pozoru , jako bezpośredniego powodu do działania przeciw partii francuskiej, ale gdyby otrzymał klucz do niego, cała zarazem korespondencja paryska Morsztyna byłaby czytelną. Trzeba też mieć na względzie, iż Sobieski dysponował utajonymi na inne chwili znacznie mocniejszymi listami francuskiej ambasady i podskarbiego, co ujawnić mógł w dowolnej chwili, o czym można było się już od początku domyśleć, po rozciągłości zarzutów jakie do Morsztyna wystosował. </text:p>
      <text:p text:style-name="P163">Być może list do de Callieres'a najmniej był ważnym, ale skutek odniósł znaczący, gdy wobec ogromnego królewskiego wzburzenia odsuwać poczęli się wszyscy od <text:soft-page-break/>podskarbiego i sprawy francuskiej, a pozycja ambasadora de Vitry, w którego w konsekwencji cały pierwszy impet uderzył uległa kompromitacji. Sprawa dla opinii szlacheckiej, która właśnie myślała udawać się na sejm była moralnie wstrętna a postępek podskarbiego godny najwyższego potępienia. Historia pani podskarbiny nie spodobała się nikomu, upatrywano w niej chęć zagrzebania występku w fałszywym świadectwie.</text:p>
      <text:p text:style-name="P163">Morsztyn po otrząśnięciu się z pierwszego zaskoczenia sam pesymistycznie w przyszłość spoglądał, a czując, że przyjaciele życzliwi w chwilach powodzenia, opuszczą go w niedoli i od razu prosił przez de Vitry'ego króla Ludwika o opiekę, o pozwolenie schronienia się do Francji, lecz i ta wiadomość przez informatorów i kopistów w gdańskiej poczcie trafiła do wiedzy Sobieskiego. Monarcha tymczasem niestepujący kazał Morsztynowi sprowadzić kopią szyfru, spoczywającą w rękach Callieres'a. Morsztyn zobowiązał się to uczynić, pisał w istocie kilka razy do Paryża w tym przedmiocie, licząc widocznie na rozsądek swego korespondenta <text:s/>i na to, iż Wersal nie zgodzi się nigdy na odsłonięcie tajemnicy. Ambasador de Vitry napominał Jansona, aby zakazano Callióresowi klucza wydawać i aby pozbyto się natarczywości dworu warszawskiego oświadczeniem, iż już go wysłano lecz pod drodze zaginął, lub go jako bezużyteczny spalono. I te listy skopiowano w Gdańsku i przekazano monarsze. </text:p>
      <text:p text:style-name="P163">Jakie nagłe było zaskoczenie dla ambasadora francuskiego, gdy w dniu<text:span text:style-name="T201"> 16 marca 1683 roku</text:span> przybył królewski posłaniec i wezwaniem na natychmiastową audiencję przez Janem III. Wcześniej sumiennie jej mu odmawiano wskazując na skandal z <text:soft-page-break/>udziałem Morsztyna i dwuznaczność roli francuskiej ambasady w całej sprawy. I nie na zamek królewski wzywano de Vitry'ego, ale do klasztoru OO. Franciszkanów. Udał się on niezwłocznie do wskazanego miejsca. Zastał tam markiz w refektarzu biskupów: warmińskiego, łuckiego, kamienieckiego zgiętych nad paczką papierów, a obok nich siedziało dwunastu senatorów, między innymi Morsztyn - wyraźnie roztrzęsiony, którego wyrwano ledwie kilka chwil wcześniej z komnat i doprowadzono na miejsce, jak i Jabłonowski, który również swe zakłopotanie ledwo kamuflował pod marsową miną żołnierza. Biskup Radziejowski powstawszy z miejsca oświadczył, że jak z przejętej korespondencji ambasadora się okazuje, markiz starał się niewątpliwie u Ludwika o wyniesienie na tron wojewody ruskiego i przed panem swoim robił uwagi uwłaczające honorowi króla Jana. Miał też na względzie wszczynanie niepokojów w Rzeczpospolitej, zabiegać o tajna konfederacje wymierzoną w sejm z posłem brandenburskim. Spisek ten mieli weprzeć pozyskani Polacy, świadomie lub nie intencji ambasadorskich, a niektórzy z nich zasiadali na znaczących urzędach. Po czym padło nazwisko podskarbiego Morsztyna. De Vitry nie czekając dalszego ciągu przerwał biskupowi odpierając, że nie przybył przed żaden trybunał usprawiedliwiać się ze swoich czynów, że odpowiedzialnym jest wyłącznie przed swym władcą Ludwikiem XIV. Nie mniej przedstawione mu zarzuty nazwał bezpodstawną brednią, dziełem wrogów wspólnych króla Jana III i Ludwika XIV. A jeśli czymś uchybił majestatowi Króla Polskiego, prosił aby wystąpić ze skargą do Wersalu, jeżeli go razi to postępowanie przedstawiciela Francji. Po tych słowach oddalił szybko z refektarza, gdzie przeprowadzono przed senatorami <text:soft-page-break/>postawiono teraz podskarbiego. Ten stanowczo wypierał się porozumienia z de Vitry'm, aż jeden z biskupów, to jest Radziejowski, podrażniony bałamutnym zaprzeczeniem czasach piastowania referendarii u Jana Kazimierza dla partii francuskiej otwierał listy rezydenta cesarskiego de Lisoli...<text:note text:id="ftn5" text:note-class="footnote"><text:note-citation>5</text:note-citation><text:note-body><text:p text:style-name="Footnote">Chodzi o dyplomatę w służbie austriackiej, Franz Paul de Lisola, ( 1613 -1674 ) </text:p></text:note-body></text:note> </text:p>
      <text:p text:style-name="P163">Przesłuchanie w murach klasztornych nic zmieniło niczego, bowiem pokonani ambasador i podskarbi nie na krok nie chcieli ujawnić swych sekretów i wyjaśnić szczerze choćby ułamka przypisywanych im win. <text:s/>Bronili się to słowami pychy, to lekceważenie sprawy w jakiej ich przesłuchiwano. Brak konkretnych wyjaśnień spowodowała, iż idąc za królewskim zdarzeń, które oznajmił zebranym biskup kamieniecki, aby sprawa przeszła pod rozważenie sądu publicznego i ze wgląd na trwający sejm <text:s/>rozpatrzyły ją stany. </text:p>
      <text:p text:style-name="P163">Od epizodu w konwencie franciszkańskim zawrzała opinia publiczna przeciwko Morsztynowi dnia następnego, bowiem skandal był ogromny, a szlachta wynosiła już zbierając się w wojewódzkich kołach, aby Morsztyna wpierw urzędu pozbawić w przewidzianym na elekcji trybie, co dworskiego sprzeciwu teraz żadnego już by nie spotkało. Nikt kto kiedyś szedł wraz z myślą podskarbiego w politycznych opiniach teraz mocno się lękach, aby nie znaleźć się na proskrybowanych listach, które wśród szlachty krążyły i tym gorliwiej zbliżał się do króla i na wyścigi potępiał dawnego przyjaciela. </text:p>
      <text:p text:style-name="P163">Mając już oczyszczone przedpole, monarcha wzmógł nacisk i zrywając z obrazem swej dobrotliwości, jaka w swym apogeum w roku 1681 doprowadziła do rozejścia <text:soft-page-break/>się w szwach sejmu, w jakim tak wiele pokładano nadziei powrócił do dawnych metod, kiedy walczył o tron. </text:p>
      <text:p text:style-name="P163">Sobieski zatem znów obsadził stolicę gwardzistami, strasząc spiskiem, który rzekomo ujawniono, w czym nikt mu się przeciw nie mógł, a ponadto dla zagwarantowania niechybności skutecznego sądu nad winnymi zdrady gotów był na wypadek zerwania sejmu stanąć na czele pospolitego ruszenia szlachty i osadzić winnych protestu oraz przeforsować uchwały niezbędne dla ratowania kraju. Budziło to zrozumiały popłoch i rozbrajało gotowość oporu pośród cichych oponentów króla, tym bardziej, iż nie mogli oni liczyć na żadną zewnętrzną pomoc - partia francuska była rozbijana, a Austria w tym czasie całym wysiłkiem popierała Sobieskiego. <text:s/></text:p>
      <text:p text:style-name="P163">W tym czasie wszyscy odsunęli się od Morsztyna, nikt nawet krewni nie chwili z nim rozmawiać, poza Rafałem Leszczyńskim oraz Stanisławem Lubomirskim, którzy jednak nie wchodzili żadną z nim zażyłość, a jedynie obiecali podjąć się w razie czego mediacji przed monarchą i spełnić rolę adwokatów podskarbiego. </text:p>
      <text:p text:style-name="P163">W dniu 18 marca o godzinie wpół do drugiej po południu czytano wobec połączonych obu izb list Proskicgo, rezydenta polskiego w Stambule, który donosił o olbrzymim zbrojeniu się Turcji, o przysposabianiu wyprawy w stylu Attyli lub Bajazeta, wymierzonej przeciw Austrii w pierwszej kolejności, ale i Rzeczypospolitej, gdyby pułki sułtańskie szybko pobiły cesarza. Po odczytaniu przestróg Proskiego podniósł się <text:s/>podkanclerzy Gniński i nawiązując do listu przemówienie przedstawił od krzesła królewskiego skargę, iż wszystkie pożyteczne narady nad stawieniem czoła zewnętrznym wrogom nie uwieńczy pomyślny wynik <text:soft-page-break/>dopóki nie zgaśnie wewnętrzna niewiara nasiana przez francuskiego ambasadora i obywateli przej jego do szkodliwych usług najętych i w tym momencie przed zebranymi zaczął potrząsać plikiem prasowych w paczkę papierów. </text:p>
      <text:p text:style-name="P163">Następnie biskup warmiński Radziejowski czytał rotę przysięgi odebranej od trzech dostojników kościelnych i kapucyna O. Franciszka oraz objaśnił, że przez półtora roku przejmowano i przepisywano korespondencję, a w ostatnim czasie przywłaszczono sobie kilka oryginałów, przeważnie posła francuskiego, ale i podskarbiego Morsztyna. Przystąpił następnie biskup do wygłoszenia szeregu inkryminowanych zdań naprzód z listów de Vitry'ego, potem z listów podskarbiego. Osobno odczytano list hrabiego Mansfelda rezydenta cesarskiego w Paryżu do hrabiego Waldsteina, oskarżający Morsztyna o niewolnicze wysługiwanie się Ludwikowi i przechwałki przed dworem wersalskim, iż pieniądzmi odwiedzie Sobieskiego od przymierza z Austrią. Kiedy Radziejowski skończył, w imieniu króla Jana oznajmił podkanclerzy, przestawione zarzuty boleśnie godzą w honor monarchy i są dowodem, iż planowano nastawiać na jego zdrowie i życie. <text:s/>Podniósł się Morsztyn, nie zmieszany przed zebranymi sytuacja w jaką się plątał, z zamiarem mówienia, ale zanim cokolwiek rzekł to zakotłowało w sejmie. Kazano mu wyjść z ław senatorskich, jako winowajcy na środek izby, nim coś odpowiedział na te żądania, zagłuszono go i usiadł wówczas z godnością. Lecz wtedy nagle zerwał wymieniony w oskarżycielskiej mowie Jabłonowski i zaczął zaklinać się oraz dowodzić, że nikt nie udowodni, jakoby targnął się na dobro ojczyzny lub króla. Szarpał przy tym ostentacyjnie karabelą i oświadczał, iż przypiął ją do <text:s/>boku aby <text:soft-page-break/>służyć w potrzebie swemu monarsze, jak już w przeszłości służył Rzeczypospolitej i aby bronić <text:s/>nieskazitelności imienia, które nosi. Przyrzekał rozprawić się orężem z markizem de Vłtry za doznany dyshonor i posłużenie się w niecnych okolicznościach bezprawnie jego nazwiskiem, a podskarbiego polecił opiece stanów, bo nie chciał szabli jego, jako szabli zdrajcy i niegodziwca swoją dotykać. Powstał i marszałek Stanisław Lubomirski, też w listach nieznacznie napomknięty, który jedynie przyznał się do napisania prośby do Ludwika, aby skłonił Turków i Thököly'ego do oszczędzania dóbr jego na Spiżu , a poza tym wypierał się innych stosunków z dworem wersalskim i podobnie potępił działanie ambasady i podskarbiego, ale apelował o osąd sprawiedliwy i baczący na dawne zasługi Morsztyna. Buńczucznie i junacko odgrażał się jeszcze ambasadorowi wielki hetman litewski Słuszka, wielce oddany Sobieskiemu, obiecywał porąbać go w pojedynku i wnieść skargę do Paryża. Po każdej obronie, mówców z manifestacyjną radością oklaskiwał król i posłowie, aż końca zadowoleniu nie było, tyle iż z Morsztyna ulatywała coraz szybciej pewność i zdoła się ocalić. </text:p>
      <text:p text:style-name="P163">Teraz jego upadek był całkowity. Wzburzona szlachta nie bała się teraz przeciw niemu wytoczyć najgorszych oskarżeń, a atmosfera przed sejmowa tylko te nastroje podgrzewał. Zarzucano Morsztynowi w kolportowanych pismach ulotnych defraudacje, ograbienie skarbu koronnego za króla Michała i gdy w pierwszych latach panowania Jana III przechodziły przez niego pieniądze skarbowe, nagromadzenie olbrzymich kapitałów w bankach hamburskich i weneckich, zdzierstwa przy wypłacie żołdu, domagano się zgotowania mu podobnego losu, jak <text:soft-page-break/>we Francji zgotowano generalnemu intendentowi finansów Nicolasowi Fouquet'owi (1615-1680), który za nadużycia oraz przez natrętną pychę został pozbawiony urzędów przez Ludwika XIV i zmarł w wiezieniu. Wszystko to brzmiało bardzo groźnie. Utrzymywano, że zmarnował ambasadę paryską ośmieszając przedsięwzięcia króla Jana i odradzając posiłków, że kupił sekretariat dla mieszania się do zakulisowych intryg w monarchii Ludwika. Nie tak dawno — twierdzono — za sekrety wynoszone z gabinetu królewskiego pobierał od francuskiego rządu 5000 talarów, a od znienawidzonego elektora tysiąc. Kupiwszy dobra w okolicach Paryża zmienił nazwisko i wyparł się swej ojczyzny, która dawała mu szczodrze zaszczyty i nie szczędziła fortuny. Niezadowolenie przeniosło się z ulicy do sejmu. </text:p>
      <text:p text:style-name="P163">Sam Morsztyn trwożył się <text:s/>i bał bardzo o swój los, obiecywał kwotę 100 000 talarów za uśmierzenie skandalu i wyratowanie się z opresji. Nawet zwykle dosyć opanowana szlachta pomorska i pruska zanosili się od gniewu, tym bardziej, iż na sejmiku generalnym w Grudziądzu nakazano żądać swoim deputatom, aby Morsztyn przedstawił dokładny rachunek z ambasady, a w przypadku wykrytych malwersacji złożył urząd i poddał się pod sąd. </text:p>
      <text:p text:style-name="P163">Zawrzało w kole tego dnia. Pierwsi Wołyniacy domagali się wydobywszy dawne konstytucje sprawozdania ze sprawowania urzędu przez podskarbiego za wszystkie lata i osunięcia go z urzędu na mocy posiadanych uprawnień przez sejm. Już łaska królewska podskarbiego nie broniła, był on zdany na własne niewielkie siły. Jako zagranicznemu poddanemu wniosła szlachta mazowiecka protestacje, aby odebrano Morsztynowi prawo głosu wszelkiego przed sejmem, więc w istocie miano mu <text:soft-page-break/>zakazać bronić się przed sądem, jaki miał się odbyć. Były też sporadyczne głosy, iż skoro podskarbi przyjął francuskie obywatelstwo i tym samym zrzekł się polskiego poddaństwa, to już nie sejm winien go sadzić, ale bezpośrednio król sprawę miał podjąć w osobnym trybie. Zwyciężyła jednak opinia senatu, aby Morsztyn był sądzony w związku z pełnieniem swego urzędu i za zdradę stanu, w zarzucie której znalazł się też akapit, iż aby dla prowadzeni wrogiej Rzeczpospolitej działalności przyjął obce poddaństwo i przyrzekł wierność francuskiemu monarsze. <text:s/></text:p>
      <text:p text:style-name="P163">Zarzuty wobec Morsztyna były poważne, a sojuszników późno było mu szukać. Jego wspólnicy wyparli się związków z nim zdecydowani, a teraz chcąc i od siebie wszelkie odsunąć podejrzenie stali się najbardziej zapiekłymi jego wrogami. </text:p>
      <text:p text:style-name="P163">Ubłagał, tyle został wolnym, tyle że z Warszawy bez glejtu królewskiego wyjechać nie mógł. Zrobiono to specjalnie, aby wybadać jak i do kogo w tym nieszczęsnym położeniu dla siebie zwróci się Morsztyn. Zaczęto go szczelnie śledzić i pilnować, także zamysłu o uciecze urzeczywistnić nie mógł. <text:s/></text:p>
      <text:p text:style-name="P163">Nastrój był ponury, nigdzie Morsztyn nie miał żadnych popleczników, nawet tych utajonych. Nie aresztowano, go ale tropiono, siedział w domu, pod strażą gwardia ulokowanej wokół, znikąd nie miał pomocy, ani możliwości zorganizowania ucieczki. Listy jego przesyłane wychwytywano, kilka ledwie przeszło, ale wszędzie w nich alarmował o swym dramatycznym położeniu. Pilnował go osobiście generał Jan Groeben. <text:s/>któremu za przerzedzenie straży obiecał dać 30 000 złotych bezskutecznie, podobnie jak generałowi Kątskiemu 10 000 talarów za pomoc, obaj lojalnie donieśli o tych propozycjach Janowi III.</text:p>
      <text:p text:style-name="P163"><text:soft-page-break/>Załamanego Morsztyna na sąd sejmowy przywiedli ludzie marszałka wielkiego koronnego w dniu<text:span text:style-name="T201"> 23 marca</text:span>, którego jeszcze nie tak dawno wplątywał w swe intrygi. <text:s/>Podskarbi wiedział, iż tylko kunsztowna gra cynika przed posłami może go uratować. Miał zamiar zaprezentować się jednocześnie pokornie i przewrotnie, nie stracić rezonu i dowcipu, ale zarazem schlebiać szlachcie i nie zamykać sobie drogi do królewskiej łaski. </text:p>
      <text:p text:style-name="P163">W tym momencie wystąpił wojewoda bełski <text:span text:style-name="T103">Marcin Zamoyski</text:span>, z propozycją, aby izba nim proces się zacznie, bo wiadomo, iż ogrom przypisywanych win wymaga badaniu i oceny izby, dać dymisję podskarbiego i urząd ten złożyć na ręce monarchy aby oddał je w godne ręce. Podkanclerzy Jan Gliński od tronu prośbę tą zaakceptował, wzięto zatem i świeżą uchwałę posłów województwa wołyńskiego w tej sprawie jak i dawną manifestację sandomierzan, którą zawczasu z kancelarii przygotowano. Co prawda Morsztyn wstał, aby złożyć sprzeciw i szukał po sali odważnego, który do protestu przyłączył się <text:s/>i <text:s/>zerwał obrady, ale nikogo takiego znaleźć nie mógł i znów zagłuszony aklamowaniem posłów zdejmujących go z urzędu podskarbiego usiadł blady i bez słowa. </text:p>
      <text:p text:style-name="P163">Obrano pod marszałkiem wielkim koronnym senatorów oraz ośmiu posłów szlacheckich do sadu sejmowego, a instygator Sebastian Gilbaszewski (zm. 1698) wraz z reprezentujący tron podkanclerzym Glińskim mieli przedstawić akt oskarżenia. Było wiadomo, iż na wgląd na to sprawę sądu nad Morsztynem należy przyłożyć na dalszy termin. Prawo bowiem nakazywało doręczyć senatorowi na sześć tygodni przed stawieniem się w sądzie pozew i powstrzymać w ciągu tego czasu <text:soft-page-break/>wszelkie dochodzenie. W izbie na tym tle pojawił się ferment, bowiem nagłości sprawy i ciężaru zarzutów postulowano szybkie jej rozpatrzenie. Nie wiele opinii temu oponowało, marszałek wielki koronny dowodził konieczność zachowania ustawowego trybu, ale przyznawał decydującą rolę sejmowi. W podobnym tonie wypowiadał się i Rafał Leszczyński, a z izby poselskiej wystąpił Adrian Lasocki, poseł mazowiecki, w oględnej mowie potępiał nagłość i nie poruszając przedmiotu występku uderzał na stronę prawniczą zagadnienia, apelował do stanów o rozstrzygnięcie pytania, czy senator może poddać się wyrokowi w sumarycznym procesie zapadłemu, czy godzi się zastosować podobną normę procesową z pominięciem obowiązujących przepisów. Głosy te jednak przepadły w ogólnym wzburzeniu a i dworowi się spieszyło, zatem w jego imieniu monarchy podkanclerzy Gliński zaproponował sprawę zbadać niezwłocznie ze względu na czas wojenny. Pozwolono jedynie na to, aby wysłuchać przed otwarciem przewodu Morsztyna. Uznano, iż wybrani na sędziów poznali materię sprawy <text:s/>i niezwłocznie po rozpoznaniu aktu oskarżenia mają go rozpatrzyć, chyba iż wobec wątpliwości w jego treści dadzą powód do wotowania sądu głosami większej części sędziów i przesunięcia terminu jego rozpoczęcia, aby dać dodatkowy im do namysłu. </text:p>
      <text:p text:style-name="P163">Rozważano następnie jak należy postąpić z markizem de Vitry. Humor rubaszny i szlachecka werwa szukały przy okazji areny dla popisania się swojskim dowcipem. Jedni radzili ambasadora wygnać, drudzy wziąć pod kuratelę straży w kordegardzie, aby się nie mógł porozumiewać z swoimi stronnikami, wśród różnych konceptów najwięcej jednak śmiechu wzbudził pewien poseł, który wspominając swoja wizytę <text:soft-page-break/>przed laty w Stambule odparł, iż z nakazu wielkiego wezyra rezydentom francuskim panu de la Haye i margrabiemu de Nointel za mniejsze daleko wykroczenie przeciw sułtańskiemu imieniu wymierzono razy kijami w piętach, więc przez analogią domagał się dla de Vitry'ego trzysta w razów i — dodał — aby to zdanie w protokole zapisane zostało. <text:s/>Uchwalono w końcu żądać od dworu wersalskiego odwołania ambasadora. </text:p>
      <text:p text:style-name="P163">Sceny dnia tego prześcignęły oczekiwanie Morsztyna, sąd doraźny zawisł nad nim i to pośpiesznie planowany. Pragnął jeszcze wykorzystać dane mu prawo głosu przez rozpoczęciem przewodu i dnia następnego – 24 marca, gdy daremno szukał pośród senatorów ratunku a i żadnych wieści od ambasadora otrzymać nie zdołał. Posłał nawet nocą do królewskich komnat zięcia swego Bielińskiego, aby w imieniu Morsztyna błagać monarchę o łaskę, ten przez podkanclerza przekazał, iż nie szuka on zemsty <text:s/>i dlatego sprawę oddaję pod sprawiedliwy wyrok sejmu, który respektować będzie. Sędziom też dał sygnał, że ich decyzje zaakceptuję, byle ze względu na sytuację polityczną nie doszło do zwłoki niweczącej starania o odparcie tureckiej agresji. Wystąpił przy to pośród muczącej grozy przed całym sejmem 25 marca. Przyjął z pakorą zdjęcie z urzędu, ale nie chciał drażnić zebranych ostentacyjnym dowodzeniem swej niewinności, co było już sprawą sądu, ale <text:s/>skupił się na precedensie, jaki uderzał w jego prawa i innowacją ubliżającą wolności. Próbował też odwołać się do królewskiej wspaniałomyślności i oddać się pod prywatny osąd monarchy na koniec, ale ten przez podkanclerzego rzekł, iż król sam jako strona w sprawie pokrzywdzona siedzią być nie może. Lecz jednocześnie <text:soft-page-break/>ostrzeżono Morsztyna, aby z sytuacji w jakiej się znalazł się forsował się ucieczką i będąc na wolności stanął przed sejmem. </text:p>
      <text:p text:style-name="P163">Wobec powyższego obrotu spraw, przez laskę marszałkowską przeszedł już w dniu <text:span text:style-name="T201">3 kwietnia </text:span>akt oskarżenia, było to w chwili gdy sojusz z Austrią był już zawarty, którego treść wygłosił przed izbami instygator koronny Sebastian Gilbaczewski. Akt oskarżenia obejmował wybór treści z korespondencji paryskiej de Vitry'ego i Morsztyna. A Morsztyn stał samotny przed wzburzonym szlacheckim tłumem jak tylko mogąc kamuflując strach przed posłami i wysłuchiwał zarzutów. Przerywano ich odczytanie wielokrotnie okrzykami: - ''<text:span text:style-name="T106">infamisl periurusi</text:span> zdrajca!''</text:p>
      <text:p text:style-name="P163">Gdy emocje pierwszych wrażeń opadły, stało się jasnym iż zaszczuty Morsztyn doprowadzony do rozpaczy, może po prawdzie i konfabulacji zacząć sypać nazwiskami różnych Panów przed posłami, z którymi w okresie świetności francuskiej partii prowadził różne interesy i świadczył usługi. Zdawali sobie o tym sprawę sędziowie, zatem ugadywano, iż jakkolwiek wina Morsztyna będzie oczywista, to kara łagodna, ze wzgląd na łaskę królewska, byle ten żadnym awanturnictwem skóry swej ratować nie chciał, bowiem w przeciwnym razie i przez ręce kata mógłby przejść. Tym poufnym słowem związany z dworem starostwa wiski Wacław Szczuka pod odczytaniu aktu oskarżenia pouczył Bielińskiego, który jedynym został przyjacielem w tym trudnym momencie Morsztyna. </text:p>
      <text:p text:style-name="P163">Sądzony Morsztyn bronił się jeszcze kolejnego dnia <text:span text:style-name="T201">– 4 kwietnia</text:span>, gdy oddano mu głos dla odniesienia się do zarzutów, o pobłażliwość błagając w oracji przed stanami i królem, w jakiej jedno już najbardziej uderzające było, iż nie tyle skupił swój wysiłek <text:soft-page-break/>na zaprzeczaniu przypisywanych mu zarzutów, a na bagatelizowaniu swej winy i błaganiu o wymierzeniu łagodnej kary. Zapominał przy tym o swych związkach z de Vitry'm i przedstawiał go jako nikczemnika, kłamce i wiarołomnego oszusta. </text:p>
      <text:p text:style-name="P163">Pewne obawy pojawiły się w związku z <text:s/>procesem wśród stronników austriackich, którzy zaczęli podejrzewać, iż proces odciąga uwagę od kwestii traktatu przeciw Turcji i nieoczekiwanie starali się sojusznikiem Morsztyna, gdyż zaczęli uważać, iż dla dobra pilniejszych praw należałoby na kolejny sejm przesunąć sąd nad Morsztynem, a proces zabezpieczyć jedynie pewnymi zobowiązaniami narzuconemu na niego. Żywiono niepokój, iż jednak jakimś zakulisowym podstępem jeszcze Morsztyn zerwie sejm, na jakim już sprawę sojuszu przesądzono, a i słowa Jana III w rozmowach z nuncjuszem sugerowały, iż potrzebuje on ustępstw oraz czasu od cesarskiej dyplomacji, aby mieć większą motywacje i więcej argumentów dla ostatecznego rozstrzygnięcia przyszłości dawnego podskarbiego i zajęcia się sprawą sojuszu przeciw sułtanowi. Ważąc ostrożnie te wszystkie zależności, dochodząc do granic ustępstw austriackich w równolegle prowadzonych negocjacji z posłami cesarskimi, zdecydował w końcu jednak sprawę Sobieski zakończyć definitywnie na obecnym sejmie i oskarżeniem sprzyjania zdrajcy skompromitować każdą próbę zerwania obrad. Wyrok zapał zatem dopiero po zawarciu porozumienia z cesarzem, w dniu 12 kwietnia, odczytany przez <text:span text:style-name="T103">Michał Działyńskiego, wojewodę chełmińskiego. N</text:span>a fali sukcesu łatwiej było potraktować łagodną, niż by wpierw można było przypuszczać, sentencje wyroku sądu sejmowego, na co i przystał monarcha nie zgłaszając obiekcji, ani dodatkowej łaski, poza mało znaczącymi szczegółami do <text:soft-page-break/>wyroku, który był dosyć szczegółowy, to świadczyło o targach jakie go poprzedził miedzy zainteresowanymi. <text:s/></text:p>
      <text:p text:style-name="P163">Morsztyna skazano na banicje i konfiskatę majątku jaki pozostawiał w kraju, poza 10 000zlotych, jakie mógł zabrać ze sobą. Uniknął on groźby infamii, na co dużą część sędziów pierwotnie nastawiała, zamian wydał pod przysięgą ostre oświadczenie wymierzone w ambasadora francuskiego, co stało się namacalnym dowodem uzasadniającym jego wydalenie. Miało to też być swoistym zabezpieczeniem, naiwnym prawdę mówiąc, gdyż uważano iż po takim wyznaniu nie będzie miał Morsztyn już możliwości udzielania swych usług Wersalowi po wyjeździe - bezużyteczny i skompromitowany demaskacją ambasadora de Vitry. <text:s/>Dano mu sześć tygodni na opuszczenie kraju, do granicy miała go odprowadzić eskorta wojskowa. </text:p>
      <text:p text:style-name="P163">Miał prze wyjazdem uregulować, narażając się na wszelkie konsekwencje związane z dalszym pobytem poza ten okres w Rzeczpospolitej, zwrotu skarbowi koronnemu klejnotów, które przed kilku laty biskup krakowski Andrzej Trzebicki uwolnił z zastawu, a on własnowolnie znowu zastawił i traktował jako własne, na co już wcześniej szlachta uwagę zwracała. Co prawda już tłumaczył, iż uczynił to obracając klejnoty na koszta poselstwa do Paryża, ale teraz zbyło to bez znaczenia i tym sposobem skarb chciał odzyskać 2300 czerwonych złotych za nie. Ludzie marszałka, korzy mieli pieczę nad wykonaniem wyroku uzyskali prawo przejrzenia bagaży wyjeżdżającego Morsztyna i osób, które mu towarzyszyły, a także opieczętowania po wydaniu wyroku całości jego majątku. Do czasu wyjazdu Morsztyn miał być zamknięty w areszcie domowym dekretem marszałkowskim. </text:p>
      <text:p text:style-name="P163"><text:soft-page-break/>Sprawa Morsztyna wywołała zainteresowanie się niezmierne na dworze wersalskim i ożywioną wymianę dyplomatycznej korespondencji. Król Jan prosił Ludwika, aby nie zostawiał w charakterze swego przedstawiciela człowieka, który przez przyrzekanie korony wojewodzie ruskiemu starał się zamącić spokój społeczeństwa. Równocześnie w imieniu senatu domagał się Konstantyn Lipski (1622-1698), arcybiskup lwowski, odebrania markizowi de Vitry akredytacji, gdyż knuł zamachy przeciw królowi i Rzeczypospolitej. Kiedy oba listy z życzeniami wysyłano do Wersalu, wierzono tam jeszcze skutkiem chwiejnych, niedokładnych depesz ambasadora, iż jest to element gry wobec dyplomacji cesarskiej i Sobieski jest skłonny powrócić do francuskiego obozu. </text:p>
      <text:p text:style-name="P163">Z początkiem kwietnia zawrzała w sejmie burza, albowiem zjawił się wniosek, ostatni oddech francuskich zabiegów, gdy sądzono Morsztyna, o poddanie artykułów traktatowych pod badanie, którego inicjatorowie, zasileni resztkami ambasadorskich pieniędzy, na jakie złożył się de Vitry zastawiając własne srebra, pragnęli w ten sposób zaczepić ważność sojuszu i zerwać obrady. Ale na ten zgoła niewinny postulat rozpowszechniono <text:s/>pogróżkę o zwołaniu pospolitego ruszenia, a Jan 5 kwietnia tuż przed wieczornymi godzinami, wezwał do siebie wielkiego podkanclerzego koronnego, kazał mu podobno ułożyć uniwersały i trzymać takowe w pogotowiu, gdyby jakiś sprzeciw śmiał przekreślić sejm. </text:p>
      <text:p text:style-name="P163">W nocy między drugą a trzecią z 17 na 18 kwietnia sejm szczęśliwie się zakończył. Daremnie usiłował de Vitry oddalić ten fakt, daremno ofiarował sumę 1000 dukatów za złożenie protestu, nikt nie śmiał tego uczynić i narazić się na królewski gniew, w <text:soft-page-break/>starciu jakim poległa właśnie gwiazda pierwszej wielkości podskarbiego Morsztyna. Ponadto jeszcze przed sejmem krążyła szczerze i jawnie opowiadana przestroga z otoczenia monarchy, iż jeśli znajdzie się mąciciel, który sejm zerwie to zapłaci za to gardłem, znajdą się rozkazy i chętni, aby podobny rozkaz wykonać i zuchwalca ukarać. Bez skutecznie szukał też de Vitry pomocy u posłów brandenburskich, bowiem ci zyskawszy trwale ustępstwa w sprawie Nowej Marchii za pośrednictwem cesarskich dyplomatów nie mieli już po drodze z Francją. </text:p>
      <text:p text:style-name="P163">Czas jego misji kończył się niechybnie w aurze skandalu, ale na koniec Ludwik XIV polecał mu obieganie się po pożegnalna audiencję, a gdyby jej nie uzyskał stało to by się poręcznym pretekstem dla Wersalu dla odwołania swego przedstawiciela. I jeszcze w Paryżu łudzono się, iż wgląd na pochodzenie i lojalność Maria Kazimiera ożyje swych mocy i odwróci złą karta, stąd słano do niej listy to od samego Ludwika XIV pełne zachęt, obietnic, ale ostrzeżeń, słała też łzawe listy jej <text:span text:style-name="T201">siostra Ludwika Maria (1638-1728), </text:span>która skarżyła się na szykany jakie ją spotkają we Francji, jeśli Marysieńka nie nic nie zrobi dla obalenia porumienienia jej męża z Leopoldem I i błagała o pomoc ze wzgląd na pamięć i zasługi jej męża markiza de Béthune. Ale żadne słowa szantażu nie miały mocy wywrócenia ustanowionego porozumienia, szła za tym wola monarchy i narodu, a próżność królowej, po rozczarowaniu wiarołomnymi obietnicami króla Ludwika XIV, które dotąd składał z ostentacyjna wyniosłością wobec niej, miały osłodzić wizje mariażu jej syna z rodziną cesarską o czym ja dyplomaci austriaccy nieoficjalnie, ale ochoczo zapewniali. </text:p>
      <text:p text:style-name="P163">Król Francji miał obrazić się przy tym na Sobieskiego za dawanie wiary <text:soft-page-break/>wiarołomnym plotkom głoszącym, iż jego ambasador wraz z wielkim podskarbim i stronnikami Francji planowali zamachy i knowania, zmierzające do pozbawienia Sobieskiego korony i wygania jego syna Jakuba. Ludwik nakazał de Vitry'emu oświadczyć w obliczu króla polskiego, że pomysł detronizacji był falsyfikatem sporządzonym przez austriackich mącicieli stanu dla spotwarzenia wrogów habsburskiej polityki i przypomnieć ile to łask oraz wielkich przysług Król Polski od Francji dotąd pozyskał. <text:s/></text:p>
      <text:p text:style-name="P163">Ambasador nie spełnił swej ostatniej instrukcji, bowiem zasłaniając się rożnymi pretekstami, przygotowaniem do wojny i urazami królowej, odmówiono mu królewskiej łaski. Musiał wówczas, po wymówieniu mu akredytacji odczuwać i lęk o swe bezpieczeństwo, bowiem ze stolicy do domów rozjechała się po sejmie szlachta i szerzyła po zaściankach wieść o okropnym spisku wyrosłego z intryg de Vitry. Nie brakło wówczas groźnych deklaracji i obietnic rozsiekania francuskiego posła. Aby uspokoić gotowe do zwady z markizem sejmiki relacyjne wydał nawet<text:span text:style-name="T201"> w dniu 6 maja Jan </text:span>III uniwersał wzywający do umiaru i poszanowania dobrego obyczaju, a opisując sedno sprawy dotyczące pośpiesznego procesu nad Morsztynem monarcha miał rozprawiać, iż w wojennym czasie jeśli ma to służyć pomyślnemu zwycięstwu podjęto kroki nadzwyczajne za zgoda stanów, mając winę jasną i namacalna, a wyrok wydano sprawiedliwy i nieuchybiający winowajcy. </text:p>
      <text:p text:style-name="P163">Kiedy sejmiki zebrały się, choć to sprawa wojny była w centrum dyskusji, to gdzieniegdzie, nie schodziły z ust szlachty nazwiska Morsztyna i ambasadora francuskiego. W Sandomierzu gardłowano ostro gwałtownie przeciw zdrajcom i <text:soft-page-break/>schlebiano sobie, iż to ta prowincja pierwsza przejrzała i wystąpiła przeciwko knowaniom podskarbiego. W Opatowie <text:s/>w dosyć nietrzeźwej gadaninie <text:s/>zahaczono też o wojewodę Jabłonowskiego i dziwiono się, iż i jego nie spotkała jakąś kara za zbytnią uległość w konfederowaniu się z francuskimi partyzantami na szkodę monarchy. </text:p>
      <text:p text:style-name="P163">Najradykalniej postąpiono sobie w Środzie. Ze Środy wyprawiono do Warszawy z instrukcją Wojciecha Chrząstowskiego i Grabskiego, aby żądali zwołania dwu niedzielnego sejmu nadzwyczajnego w celu rozstrzygnięcia natychmiastowego sprawy Morsztyna w apelacji i zażaleń o defraudacje przezeń popełnione. Posyłająca ich szlachta uznawała wyrok za zbyt łagodny, domagano się przetrzymania Morsztyna w kraju do czasu sprzedaży jego dóbr we Francji i obrócenia tych sum na skarb Rzeczpospolitej. Narzekano, iż pobieżnie zajęto się skarbowymi nadużyciami podskarbiego i nie uchwalono sposobu, w jaki miałby wszystkim poszkodowanym wrócił zagarnięte pieniądze. Dodawano, iż spraw spisku tez należycie i dokładnie zbadana nie została, nie przestawiono bowiem nazwiska wszystkich jego uczestników a trudno przypuszczać, iż jeden tylko Morsztyn w nim brał udział z ambasadorskiego podjudzenia. </text:p>
      <text:p text:style-name="P163">Posłowie ci mieli nalegać ponadto, iż dla pilnej konieczności zlustrowania dotychczasowej gospodarki podskarbiego Morsztyna na urzędzie trzeba szybko wyznaczyć jego następcę i zlecić mu kontrolę rachunków, aby poznać rzeczywistą skalę nadużyć. </text:p>
      <text:p text:style-name="P163">Należy też wspomnieć i o generale pruskim, który zebrał się pod laską biskupa <text:soft-page-break/>warmińskiego. Tutaj oczy wszystkich zwracały się pytająco na Bielińskiego, którego stosunki polityczne i familijne z Morsztynem łączyły. Wojewoda jednak wymawiał się od zabrania głosu, na sejmie spokojnie przysłuchiwał się oskarżeniom, aby nie drażnić wrażliwości króla i wszystkich dbających o dobro Rzeczypospolitej. Stany pruskie wybrały rzecznikiem swoim biskupa Radziejowskiego i poleciły wyrazić królowi przez jego usta żywe współczucie i zapewnienie niezachwianej wierności. Ogółem bardzo korzystnie wypadły dla Jana sejmiki relacyjne, prawie wszędzie potępiono wichrzycieli i poparto wydany przeciw Morsztynowi wyrok. </text:p>
      <text:p text:style-name="P163">W końcu audiencja de Vitry'ego przed Janem III o skutku nie doszła. Jedynie kanclerz tylko Wielopolski odrzekł w dniu 25 maja przybywając do ambasadora, że Vitry postąpił haniebnie i majestat królewski nie ma ochoty go widzieć a następnie wręczył mi królewskie pismo, a w jakim zwalniano go ze wszelkich związków łączących go z Polską, co oznaczało polecenie wydalenia dyplomaty z granic Rzeczpospolitej.</text:p>
      <text:p text:style-name="P163">Nie był to jednak koniec skandali ze skompromitowanych de Vitry. Już wydrukował już pamflet, w jakich wybielał swą rolę w sprawie, wymyślne zarzuty niesłowności i niewdzięczności zarzucając przy tym Polakom i nakazał pismo to rozrzucić między szlachtą. Na ostatku, możliwe iż w skutek odczytania oczerniającego pisma, gdy domyślono się, kto mógł być jego autorem, przykrej doznał przygody. Ówczesny podstoli koronny i rotmistrz królewski, kawaler szalonego usposobienia, <text:s/>Stefan Grudziński (1655-?) <text:s/>wtargnął z garścią ludzi dnia 31 maja nad ranem do klasztoru Braci Miłosierdzia, gdzie de Vitry najmował mieszkanie chcąc osunąć się w <text:soft-page-break/>niespokojnych oczu z szerszego widoku i strzelał do ambasadora z poza furtki stajennej w chwili, kiedy zażywał po ogrodzie konwentowym przechadzki. Do Vitry umknął czym prędzej do izby, ale kanonada nie ustała, celowano do szyb, ledwie udało się służbie markiza po krótkim starciu rozpędzić najezdników. Niebawem schwytano i wybadano pachołka z oddziału Grudzińskiego, który wrócił do stajni, aby szukać zaginionego bandoletu. Żart pana krajczego tragiczny miał epilog, bowiem ze względu na charakter urzędowy de Vitry'cgo obrażono Francją i dlatego skazano Grudzińskiego <text:span text:style-name="T106">in contumaciam</text:span> na rok i dzień więzienia w wieży, a pachołka na śmierć. Potem jednak Grudziński zaciągnął się na austriacką służbę i pod koniec 1683r. powrócił do kraju, objęty królewską amnestią potykał się pod Kamieńcem Podolskim. Wypadek ten wypędził de Vitry'ego ze stolicy, który opuścił ją nazajutrz po <text:s/>tym przykrym zdarzeniu i w dniu 12 czerwca bawił już w Gdańsku. </text:p>
      <text:p text:style-name="P163">Pozbawiony majątku Morsztyn starał się ile się jeszcze dało uchronić przed sekwensem i przez Gdańsk wyprowadzić zagranicę przed wyjazdem, ale umyślnie dwór krzyżował mu te zamiary, zatem nic więcej ponadto wywieść nie był wstanie co pozostawiał mu wyrok sejmu. Trochę gotowizny uchronił w depozycie o Kazimierza Bielińskiego, aby mu potem okrężną drogą odesłał. Gdy przysposobił się do drogi, zgodnie z innym warunkiem wysłano do Francji list przez <text:s/>Jana Glińskiego (młodszego zm. 1715), który krążył w rożnych pilnych sprawach miedzy Wiedniem i Paryżem z królewskiego nakazu, <text:s/>aby na rachunek Morsztyna dokonano wykupu zastawionych klejnotów koronnych i przywieziono je do Polski. Dodano wówczas przeprosiny za eksces Grudzińskiego, co jednak złych relacji między oboma dworami <text:soft-page-break/>nie poprawiło. </text:p>
      <text:p text:style-name="P163">Tymczasem, gdy kraj ogarniała gorączka zbrojeń na wyprawę przeciw Turkom dnia 9 maja pod strażą płk. Andrzeja Strachana, Morsztyn oddalił się w kierunku Gdańska. Tam jeszcze zbawił kilka dni, sprawy różne dopinając do końca, ale na jego los już mało kto uwagę zwracał, gdyż uwagę wszystkich przykuwały zdarzenia wojenne. Wtedy też w dniu 23 maja Morsztyn wsiadł na statek, jako bankrut polityczny, ale i ekonomiczny. </text:p>
      <text:p text:style-name="P123">Po wyjeździe we Francji, gdzie dotarł w połowie czerwca nie czekały Morsztyna żadne laury, przyjęto go chłodno. Co prawda na intencję odbytego sejmu i doznanej kompromitacji referenci z ministerstwa spraw zagraniczny przesłuchali go po dwóch dniach od zawitania do Paryża, czyli już 28 czerwca, ale szybko o nim zapominano. Był pożyteczny, gdy coś jego nazwisko w Rzeczpospolitej znaczyło. Teraz musiał osunąć się na prowincję, latami cierpliwie wychodzić z finansowych tarapatów, to z powodu ciężącego na im u paryskich bankierów zadłużenia z tytułu wykupionych klejnotów koronnych, które w końcu wyrwano i przewieziono do Polski, to innych długów, jakie pozaciągał, gdy niemal bez majątku dotarł do Francji. Z konieczności musiał spieniężyć cześć swych włości, jakie niedawno z taka dumą zakupywał we Francji i zadowolić się rentą z sprawowanego dygnitarstwa oraz posiadłości w hrabstwie Chalteauvillain w Szampanii. Żył dalej na marginesie spraw publicznych na francuskiej prowincji. Marzył o tym, ale teraz wydawało się, iż z trudem wpasowuje się w tak inną niż ojczysta codzienność miejscowego życia, które piękne było w opowieściach, ale inne w bezpośrednim kontakcie. I choć czasami dyplomaci <text:soft-page-break/>wersalscy prosili go o radę w sprawach polskich, nie miał on większego wywrzeć piętna na sprawach publicznych. W dniu <text:s/>8 stycznia 1693 w Paryżu dokonał swego żywota. W ten sposób zakończyła się kariera jednego z tytanów politycznych tych czasów w Rzeczpospolitej, dołączył on do grona wygnańców, który naraziwszy się na gniew króla Jana III i otwarcie przeciw niemu wystąpili w spór i zapłacili cenę upadku. </text:p>
      <text:p text:style-name="P135"><text:span text:style-name="T174">Osiągnięcia dyplomatycznego kontrwywiadu tworzą w</text:span><text:span text:style-name="T181"> historii aust</text:span>riacko-polskiego przymierza najistotniejszy i najbardziej fascynujący rozdział. Sobieski kontrolę korespondencji swych zagranicznych i krajowych opozycjonistów doprowadził do wirtuozerii. Poczmistrze, przede wszystkim w Warszawie, w Gdańsku, w Krakowie i w nadgranicznych miastach, mieli polecenie, żeby zatrzymywać i odsyłać wszystkie podejrzane pakiety. Wobec kurierów obcych dworów, chronionych przed każdym wglądem do ich poczty prawem międzynarodowym, i wobec akredytowanych w Polsce posłów stosowano znakomity środek uzyskiwania informacji: kazano "rabusiom" napadać na posłańców. Przy najmniejszej próbie oporu lub jeśli obawiano się późniejszych zeznań pobitego, zabijano go. Ten system, który był zasadniczo stosowany w owym czasie przez wszystkie państwa, wymagałby doskonałej organizacji, opierającej się na szeroko rozgałęzionej sieci szpicli. Jan III nie miał w swojej służbie człowieka, którego w rozszyfrowywaniu tajnych pism nie prześcignął żaden jego współczesny. Był to opat oliwski Michał Hacki (1630-1703), syn mieszczanina z Bydgoszczy, dyplomata i ścisły konfident królewski, a przy nim umiejętnie wsłuchujący się echa intryg partii francuskiej – Wacław Sztuka i oficer <text:soft-page-break/>Lasocki ścigający francuskich kurierów podczas tej dyskretnej walki. Oprócz tego dwór warszawski był w sojuszu z wiedeńskim gabinetem, a cenzura pocztowa uchodziła zawsze za jedno z najświetniejszych dokonań dyplomatycznego rzemiosła Austriaków. Jeżeli to lustrowanie politycznej korespondencji dla cesarskich ministrów było bardzo użyteczne, to dla Sobieskiego oznaczało ono najpilniejszą konieczność polityczną. Każdy polski król, który chciał faktycznie sprawować swoją władzę, musiał nieprzerwanie mieć się na baczności i kontrolować knowania swych przeciwników, ich nigdy nie ustające sprzysiężenia, mogły bowiem pozbawić go władzy.</text:p>
      <text:p text:style-name="P135">Wiedeń od rozpoczęcia poważnych pertraktacji nad sojuszem polecił przechwytywać korespondencję Morsztyna z Francją. Dwa tuziny listów do francuskich mężów stanu zostały zatrzymane między wrześniem 1682 a marcem 1683 roku przez specjalny, zwany czarnym gabinet dworu cesarskiego. Dalsze obciążające dokumenty dostały się na polskiej ziemi w ręce Zierowskiego, który nie szczędził na to grosza, tak więc korespondencja Du Vernaya, której treść spowodowała opisany już wyżej incydent w Jaworowie, następnie kopie wszystkich polskich listów Morsztyna, wreszcie również cała korespondencja Vitry'ego z jego zleceniodawcami i z polskimi magnatami. Sekretarz podskarbiego wielkiego od końca stycznia 1681 roku dostarczał odpisy austriackiemu posłowi. Wiemy o tym z raportów Zierowskiego z 4 lutego i 2 marca tego samego roku. "Przechwytywanie francuskich i węgierskich listów" rozpoczęło się dopiero w sierpniu 1682 roku, kosztowało według rachunku Zierowskiego, do połowy września 499 guldenów 36 krajcarów i wkrótce stało się zbędne, ponieważ <text:soft-page-break/>Du Vernay oddalił się do Gdańska. Dużo kosztowniejszy był wgląd we wszystkie akta Vitry'ego. Austria zapłaciła za to "francuskim służącym królowej" i "jednemu znamienitemu konfidentowi" 8251 guldenów - tylko za rok 1682. Kiedy do nieświadomego ambasadora nadeszła wiadomość z Wersalu, że go zdradza jeden z jego sekretarzy, de Vitry nie stracił jednak wiary w moc czarodziejską nowego "nieznanego" szyfru. Później, podczas sejmu, aby uniknąć napaści polskiego dworu, posługiwał się on kurierami brandenburskimi, a kiedy również ci byli obrabowywani przez "włóczęgów", którzy dziwnym sposobem właśnie upatrzyli sobie dyplomatyczne depesze, nie miało już znaczenia, czy ktoś czytał raporty Vitry'ego.</text:p>
      <text:p text:style-name="P135">Obok intryg francuskich, były też intrygi kurfirsta. Brandenburgia oprowadziła <text:s/>działania we własnym zakresie, także wedle od lat sprawdzonych metod. <text:s/>W Wielkopolsce pojawił się intrygant Joachim Scultetus (1638-1705) starał się siać antykrólewską propagandę i skutecznie rwać sejmiki w Wielkopolsce. Pierwszy sejmik w Szadku został jeszcze 16 grudnia 1682roku zerwany w skutek urządzonej burdy między dwoma skonfliktowanym grupami szlachty. Na wieść o tym Jan III posłał na miejsce zaufanego podkomorzego lubelskiego Jana Bogusław Zbąskiego, który urabiał wytrwale miejscową szlachtę. Zjechał ona ponownie do Szadku z początkiem lutego i szczeliwie zakończyła obrady swe w dniu 10 lutego. Z kolei sejmik w Wieluniu w swej instrukcji z 18 grudnia polecał obranym posłom: - "Starać się, żeby nie doszło do zwiększenia armii" i "nie zgadzać się na żadną wojnę". Nie jednak całą Wielkopolska opiera się myśli królewskiej, brandenburskie intrygi, tylko odwlekały decyzje, lecz ich nie umożliwiały. Limitowano co prawda obrady sejmiku <text:soft-page-break/>w Środzie, <text:s/>po tym jak odbyty w dniach 20-30 listopada generał rozszedł się bez decyzji, ale <text:s/>po świętach szlachta zjechała ponownie zachęcona przez przywieziony przez kasztelana radomskiego Andrzeja Modrzewskiego z Warszawy królewski uniwersał i obrady zakończono po kilku dniach wydajać 10 stycznia instrukcje utrzymana w umiarkowanym oraz ustępliwym tonie. Kolejne uniwersały nakazywały ponownie zbierać się sejmików, a buńczuczne zapędy hamowały i wędrujące po Wielkopolsce chorągwie wojska koronnego, przypominające swoją obecnością wypadki przed bez mała 10 lat wstecz. </text:p>
      <text:p text:style-name="P135">Najbardziej nieprzejednane stanowisko przyjął sejmik wyszogrodzki i stanął za Morsztynem. Ponadto zdobył mandat poselski, zięć podskarbiego starosta Bieliński, którego obrano za pomocą szlachty pruskiej mającej pokątne związki z elektorem oraz osobisty przyjaciel Bonawentura Krasiński od szlachty wyszogrodzkiej. </text:p>
      <text:p text:style-name="P135">Sejmik ziemi wyszogrodzkiej z góry poniekąd sankcjonował protest i nakazał zerwanie planowanego sejmu, wpisując swoim deputatom w instrukcji artykuł, aby nie zezwolili na robienie nie pozwalał czynienia gwałtu dobrego imienia podskarbiego Morsztyna i na przedłużanie obrad poza termin legalny sześciu niedziel i uznał naprzód za nieważne i niebyłe wszystko, co by po upływie tego czas okresu postanowiono. Głos ten jednak uległ przewadze pozostałym deklaracjom jakie do warszawy przywiozła szlachta mazowieckie i w przyszłych zdarzeniach żadnej roli nie odegrał.</text:p>
      <text:p text:style-name="P135">Inauguracja sejmu z 27 stycznia 1683 roku zastała cały kraj politycznym wzburzeniu i oczekiwaniu wielkich decyzji. Sobieski, z właściwą sobie niezrównaną znajomością <text:soft-page-break/>polskiej duszy, pokierował propagandą na rzecz przymierza. Co prawda sejm powinien być zwołany do Grodna, ale zagrożenie południowej granicy tłumaczyło decyzję Jana III, iż musi on odbyć się w Warszawie, podkreślał w ten sposób wagę sytuacji. </text:p>
      <text:p text:style-name="P135">W instrukcji dla sejmików, które wybrały w grudniu posłów, jasno wyłożył szlachcie wpływ górnowęgierskich wydarzeń na sprawy Polski. Te jego wyjaśnienia spotkały się z większym zrozumieniem u szlachty niż u Vitry'ego, któremu przedstawiono je wcześniej. Sobieski mówił o napadzie kuruców na Śląsk, na polskie Karpaty i Spisz, przedstawiał grozę turecką i wreszcie żądał środków na opłacenie i wzmocnienie armii, ze względu na nieuniknioną walkę z odwiecznym wrogiem chrześcijaństwa. Ten urzędowy dokument uzupełniały liczne polemiki, z których szczególnie "<text:span text:style-name="T106">Lettre de M. L. ou l'on voit les pratiques des Francois avec les Hongrois et les Turcs"</text:span> (List pana L., w którym widać, akie są metody postępowania Francuzów z Węgrami i Turkami) była przeznaczona dla oświecenia zagranicy. Masy szlacheckiej nie trzeba było oświecać dyplomatycznymi książkami z obrazkami. Tym zwykłym nieskomplikowanym patriotom z instynktu i zdrowego rozsądku wystarczył następujący, ustawicznie powtarzany dowód: Polska nie może żyć spokojnie, gdy jej granice dostały się pod tureckie panowanie. Wystarczy spojrzeć na Wenecję i Kretę, na teren naddnieprzański należący do Moskwy, na własne tereny Podola. Teraz jest łatwiej odeprzeć Portę niż później, kiedy trzeba będzie walczyć samemu z jej przewagą. Turcy nie dotrzymują przecież żadnych układów pokojowych. Dlatego też należy zawrzeć przymierze z Austrią, a poza tym cesarzowi należy się wdzięczność <text:soft-page-break/>za pomoc w wydarzeniach sprzed dwudziestu pięciu lat.</text:p>
      <text:p text:style-name="P135">Przeciwnicy ligi odpowiedzieli na to licznymi ulotkami, między innymi zatytułowaną - "<text:span text:style-name="T106">Considerationes ob ąuas colligatio cum Caesare videtur non necessaria, imo damnosa Reipublicae</text:span>" (Uwagi, z których widoczne jest, że liga z cesarzem nie jest niezbędna, a nawet szkodliwa dla Rzeczypospolitej). Austria – jak wykładał autor nie chce ani nie może prowadzić wojny z Turkami. Przymierze z kimś skazanym na zagładę, jak cesarz, to samobójstwo, stwierdzał dalej i kwitował, że wałki z Osmanami wciągną wroga aż do serca Polski. Habsburgowie mają mnóstwo problemów z Francją i dlatego cały ciężar wyprawy przeciw niewiernym spadnie na Polskę, a zatem Rzeczpospolita weźmie na siebie tylko grozę wojny i nie powinna się spodziewać po Leopoldzie I ani wsparcia, ani przychylności. Dla uważnego obserwatora atoli jeszcze przed rozpoczęciem sejmu sprawa była jasna, że argumenty przeciwników wojny wywołały wrażenie, słabe przy tym jedynie na ich terenach, w wielkopolskich prowincjach, gdzie niechęć do jakiekolwiek wojny była największa i tak bez sympatii dla brandenburskich spraw, podczas gdy gdzie indziej dwór miał za sobą opinię publiczną.</text:p>
      <text:p text:style-name="P135">Sejmik w Haliczu, okolicy, która pierwsza musiałaby ucierpieć pod każdym najazdem Turków, mógł uchodzić za głos reprezentatywny całego narodu szlacheckiego. Jan III mógł być zatem dobrej myśli, skoro miejscowi posłowie w imieniu swych wyborców oznajmili, iż ich ziemia ofiarowuje królowi - <text:s/>"<text:span text:style-name="T106">pectora</text:span>" (serca) i "<text:span text:style-name="T106">siły</text:span>" oraz z niezwykłym wprost zapałem godził się ofiarować nie tylko krew, lecz i majątek, nie tylko służyć orężem, lecz zaaprobował również nowe <text:soft-page-break/>podatki. </text:p>
      <text:p text:style-name="P135">Ambasadorskie intrygi de Vitry'ego miał teraz neutralizował, zgodnie z wcześniejszymi porozumieniami, wyznaczony z końcem listopada 1682roku hrabia Karl Ferdynand <text:span text:style-name="T181">Waldstein</text:span> - poseł nadzwyczajny cesarza Leopolda I.</text:p>
      <text:p text:style-name="P135">Jan III realizował swój świetnie opracowany plan z mistrzowską konsekwencją. Począwszy od kazania biskupa inflanckiego Mikołaja Popławskiego (1636-1711), <text:s/>wygłoszonego w pierwszym dniu obrad, w jakim zawarto gorliwy apel do obrony ojczyzny i chrześcijaństwa przed groza osmańskiego najazdu. Następnie od mianowania zięcia Jabłonowskiego, Rafała Leszczyńskiego, ponownie marszałkiem sejmu - w ten sposób odebrano Wielkopolanom jednego z ich przywódców - każdy krok był przemyślany i przebiegał pomyślnie. </text:p>
      <text:p text:style-name="P135">Ewentualny sojusznik Ludwika XIV, czyli Brandenburgia, szybko zrejterowała z francuskiego żołdu, jak zwietrzyła okazję sukcesu, po ostatnich latach wikłania się w czynienie brudnej roboty Franzom, za co w końcu zniecierpliwiony Jan III <text:s/>mógł odpowiedzieć zbrojnie. <text:span text:style-name="T201">Ernst Bogusław von </text:span><text:span text:style-name="T182">Crockow</text:span> najpierw zaproponował kurfirstowi, w obliczu przewagi Sobieskiego, aby się zbliżyć do polskiego króla, z konieczności uczynić cnotę i już nie walczyć przeciwko lidze, a nawet próbował zręcznymi manewrami pochlebiać planom Jana III. Szybko zmiana tonu okazała się opłacalna, bowiem Polacy złożyli propozycje, iż wycofają swe garnizony z Nowej Marchii i zrezygnują z reszty kontrybucji należnych im po pokoju legnickim. Widząc jak tanim kosztem można zjednać Hohenzollernów i ich cichą, wąską, ale dobrze dobraną klikę. Na zmianę warunków pokoju musiał zgodzić się sejm, był więc <text:soft-page-break/>sposób, aby zapewnić spokój jego obrad ze strony Wielkiego Elektora, a i osłabić możliwości francuskie, dotąd przecież ścisłe z nimi powiązane. W tym najpierw, dosyć niepodziewane, dosyć przyjacielsko na sejmie witano von Crokowa, który zjechał do Warszawy po krótkich przedsejmowych konsultacjach w Berlinie, na początku stycznia i już 9 dnia miesiąca został przyjacielsko podjęty przez podkanclerza Glińskiego. Jak przystało na dobrego dyplomatę tanim poklaskiem zwieść się nie dał, ale go <text:s/>intrygował powód nagłej atencji</text:p>
      <text:p text:style-name="P135">Potem <text:s/>w dniu 30 stycznia, gdy de Vitry'ego wypytywali senatorzy, do niego zgłosił się Jan Tuchołka (zm. 1691) kasztelan gdański. Pojawił się z zaproszeniem na królewską audiencje z czego skorzystał oczywiście skwapliwe, ale na razie odwlekano ją pod rożnymi powodami, badając zachowanie <text:s/>von <text:span text:style-name="T181">Crockowa</text:span>, to sondując go i wypytując, na stałe to właśnie Tucholka stał się jego dyskutantem. Po latach milczenia wreszcie dyplomata brandenburski dostał szerszy dostęp do informacji z pierwszej ręki do dworu, co już poczyniła sobie za sukces. Gdy zaś nastąpił moment przesilenia obrad i nadeszła chwila rozstrzygnięć, wówczas poseł brandenburki w dniu 22 marca, tuż przed sądem nad Morsztynem, otrzymał <text:s/>od Jana II audiencje z propozycjami wycofania polskich wojsk z Nowej Marchii i zrzeczenia się odszkodowań wojennych, za cenę nie mącenia obrad sejmu, neutralności w nachodzącej wojnie, prawa do werbowania na obszarze elektoratu, <text:s/>utrzymania swobód handlowych, <text:s/>oraz możliwości subsydiowanej pomocy wojskowej w przyszłości. Król Jan III nic o pomocy osobistej dla przyznania Hohenzollernom majętności litewskich nie mówił, aby nie drażnić swych krewnych Radziwiłów i <text:soft-page-break/>litewskich posłów, ale dawał nadzieję, iż elektorowicz może uzyskać polski klejnot, przeciwny temu nie będzie, ale wszystko w gestii sejmu. <text:s/>Propozycje te potwierdzał w imieniu cesarza jego poseł nadzwyczajny Waldstein <text:s/>i dodawał, iż cesarz skłonny jest wydać kurfirstowi i jego potomkom w lenno w postaci Świebodzina na Śląsku z zmian za pomoc wojskową w nadchodzącej wojnie. Po czym okazał przygotowany <text:s/>cyrograf opieczętowany i podpisany przez cesarza Leopolda. Złożona propozycje miał potwierdzić legat papieski Pallavicini oraz polscy senatorowie - Wojewoda krakowski Szczęsny Potocki, poznański Franciszek Małachowski i pomorski Władysław Denhoff, oraz biskup warmiński Michał Radziejowski. </text:p>
      <text:p text:style-name="P135">Królowa spodziewała się po wiedeńskim dworze, że ukoronuje on przyjaźń z Polską małżeństwem arcyksiężniczki Marii Antoniny, jedynej córki Leopolda I, z jej korowanym polską koroną <text:s/>Jakubem Sobieski<text:span text:style-name="T201">m. Gdy pojawiły sie ku temu widoki malowane ponętnymi opowieściami Zierowskiego, Marysieńska nie omieszkała <text:s/>posłać na przeszpiegi stolnikową wyszogrodzką Małgorzatę Kotowską (1637-1690), osobę zaufaną i wykorzystywaną w delikatnych misjach przez Marysieńkę. Lecz wieści z tego rekonesansu były rozczarowujące, nikt nie był wstanie potwierdził, na jakich to podstawach Zierowski rozgłasza swe rewelacje.</text:span></text:p>
      <text:p text:style-name="P135">Już w roku 1678, gdy poprawiały się relacje z Austrią, pojawiły się aluzje Zierowskiego o możliwości małżeństwa księcia Jakuba z Habsburżanką, które uczynił w rozmowie z polską królową. Bardzo to na nią wpłynęło, miało istotne znaczenie dla osłabnięcia jej uczuć dla francuskich obietnic i francuskiej polityki. Od tamtej pory cesarski poseł posługiwał się tą świetną propozycją małżeńską jako <text:soft-page-break/>jednym z silnych wabików. Nie należy szczędzić wyrzutów austriackiemu gabinetowi, że świadomie umacniał próżną Marysieńkę w jej macierzyńskich iluzjach, chociaż nikt nie myślał wysyłać arcyksiężniczki do Polski, skąd Eleonora przywiozła tak złe doświadczenia i z którym to krajem obecna księżna Lotaryngii wiązała wciąż jeszcze tak piękne, choć równie naiwne, nadzieje. Maria Antonina była przeznaczona elektorowi bawarskiemu, Maksymilianowi Emanuelowi. Mimo to cesarscy ministrowie i Zierowski według otrzymanych instrukcji, pilnowali się, by za wcześnie nie dać odmowy, która mogłaby zaszkodzić powstającemu przymierzu. A polską królową pochłaniały dumne plany małżeńskie dla jej Kubusia, nawet jeśli dokoła niej wszyscy, nie wyłączając ojca rodziny, Jana III, wątpili w gotowość Leopolda I na wyrażenie zgody na to tak upragnione małżeństwo.</text:p>
      <text:p text:style-name="P135">Sobieski nie brał w rachubę synowej-arcyksiężniczki i dlatego też nie przejął się bardzo, kiedy go z całą ostrożnością poinformowano, że Maria Antonina jest już przyrzeczona komu innemu. Również chybiły celu francuskie zarzuty. Jeśli de Vitry sądził, że uda mu się wystraszyć króla, kiedy ujawni niemożność zawarcia którego małżeństwa, to jego ostrzeżenie okazało się mało istotne. Inaczej jednak myślała Maria Kazimiera i jej najbliższe otoczenie.</text:p>
      <text:p text:style-name="P135">Biskup <text:span text:style-name="T103">warmiński Michał Stefan Radziejowski</text:span>, którego królowa darzyła specjalnym zaufaniem, jako piwoniowatego rodziny panującej, wypytywał na jej polecenie wiedeńskiego nuncjusza Butonysiego przed zakończeniem pertraktacji dotyczących sojuszu, już w lipcu 1682 roku, jak się mą rzecz z księżniczką. Zamiary Marii Kazimiery natychmiast stały się znane w kręgach wiedeńskiego dworu <text:s/>i stąd <text:soft-page-break/>wypływały do innych stolic. Leopold I jednak, nie chcąc łudzić fałszywymi nadziejami swego obecnego sprzymierzeńca, nawet jeśli ta szczerość miałaby zagrozić na razie uzgadnianemu w tajemnicy gabinetów przymierzu, polecił biskupowi Emerichowi Sinelliemu (1622-1685), papieskiemu dyplomacie, aby dał odpowiedź, że projekt małżeński przedłożony przez polskiego biskupa jest niemożliwy, że cesarz go nie aprobuje, i zaszkodzi to tylko autorytetowi Sobieskiego, jeżeli ten plan nie do zrealizowania nadal się będzie rozważać.</text:p>
      <text:p text:style-name="P135">Morsztyn, do którego również doszły wieści o planowanym małżeństwie, pisał do François Callieres'a (1645-1717), że ręka arcyksiężniczki jest nagrodą dla Sobieskiego za jego sojusz z Austrią i postanowił bić w te tony głosząc pomiędzy szlachtą, iż osobiste ambicje małżeńskie syna przekłada nad bezpieczeństwo Rzeczypospolitej. </text:p>
      <text:p text:style-name="P135">Chwilowo tematy matrymonialne osunęły się na boczne tor, skoro sprawa sojuszu weszła w fazę decydująca. Gdy jednak zebrał się sejm w roku 1683 i przybył wysokiej ragi dyplomata cesarski parafować układy, jeszcze raz królowa pragnęła temat ożenku Jakuba z arcyksiężniczką pochwycić. Tak więc na początku marca Waldstein <text:s/>został na ponowne zapytany przez podkanclerzego Gnińskiego o tą sprawę, ale przekazał mu odpowiedź, że arcyksiężniczka jest zaręczona z innym księciem. Maria Kazimiera spodziewając się osobnej nagrody za porzucenie sprawy francuskiej, z jaka przecież osobiście była mocno związana, a zatem utraty możliwości uzyskania od Ludwika XIV wszelkich korzyści dla swej rodziny, oczekiwała teraz, iż cesarz odda swoja córkę za żonę Jakubowi i sprawę tą podnosiła <text:soft-page-break/>z rosnącym uporem, tym mocniej jak zwycięski oręż jej męża dostarczał jej argumentów do negocjacji. Kanclerz Gniński i oraz jej osobisty kanclerz <text:s/>Załuski zupełnie sekundowali jej w tym wytrwale, mimo iż przekazanej przez warszawskiego nuncjusza Pallaviciniego ponownej odpowiedzi odmownej z cesarskiego dworu. Król sprawy na razie nie podejmował, raczej starł się temperować żądania małżonki, ale jak miało okazać przyszłość i ten argument użył, gdy okoliczności polityczne mocno wskazywały na potrzebę wycofania się z wojny. </text:p>
      <text:p text:style-name="P135">W ustalonej przez sejm komisji, składającej się z 10 senatorów i 28 delegatów, która negocjowała z hrabią Waldsteinem na temat ligi, działało wprawdzie tylko kilku jawnych przeciwników, jednak praca nie posuwała się ani o krok naprzód. Pięć posiedzeń do 17 marca przeszło na zbędnym gadaniu o drugorzędnych kwestiach i na drażliwych rozważaniach, dotyczących dwóch punktów, które mogłyby się wydawać nieważne, a które jednakże dotykały istotnych problemów. Nieufni Polacy żądali od cesarza zaprzysiężenia układu. <text:s/>Waldstein odparł, że to bluźnierstwo, jeśli się wątpi w słowo i podpis jego monarchy. Następnie pojawiło się na porządku dziennym obrad przypomnienie poprzedniego przymierza obu tych państw. </text:p>
      <text:p text:style-name="P135">Większość trudności została usunięta dzięki austriackim ustępstwom. Cesarz za pośrednictwem swego ambasadora przyrzekł znaczne subsydia na zbliżającą się wojnę z Turkami, a Pallavicini wymyślił nawet rozwiązanie, które nie naruszało godności cesarza, a jednocześnie nie budziło nieufności Sarmatów. Leopold I miał złożyć przysięgę za pośrednictwem pełnomocnika na ręce papieża, który miał odebrać również podobne przyrzeczenie od pełnomocnika polskiego i w ten sposób <text:soft-page-break/>pełnić wygodną rolę powiernika i opiekuna traktatu. <text:s/></text:p>
      <text:p text:style-name="P135"><text:span text:style-name="T181">Afera Morsztyna skręciła kark </text:span>opozycji i ostatnie odruchy sprzeciwu ustały, kiedy król polecił ogłosić groźbę zwołanie pospolitego ruszenia oraz wyprowadzenia wojska w pole, gdyby <text:s/>ktoś usiłował potrzymać jego plany. Przy jednogłośnym entuzjazmie szlachty dla ligi i dla Jana III zwołanie pospolitego ruszenia było równoznaczne ze spustoszeniem dóbr wszystkich wrogów przymierza i przynajmniej kilkoma aktami linczu, czego krwawy smak dostarczyła już przecież elekcja w 1674roku. Dlatego Przyjemski, którego de Vitry i Morsztyn obrali na kata sejmu kupując za 1000 dukatów i wielkie obietnice jeszcze przed jego zwołaniem, zadowolił się ostrzeżeniem w przemówieniu sejmowym i zachował swoje veto dla siebie. Liga została zaaprobowana "<text:span text:style-name="T106">nemine contradicente</text:span>" (bez żadnego sprzeciwu) 31marca na otwartym posiedzeniu. Parę wątpliwości, które wypłynęły w ostatnim momencie, Waldstein usunął swoją ustępliwością. Tak więc pakt można było podpisać 1 kwietnia, jednak z powodu przesądu datowano przymierze dzień wcześniej.</text:p>
      <text:p text:style-name="P135">Jan III deklarował pomoc militarną, ale politycznie nie chciał wiązać się z Wiedniem, teraz to cesarz był w śmiertelnej <text:s/>potrzebie i oczekiwał na więcej, ale i tak musiał z zadowoleniem i wdzięcznością przyjąć to co mu Rzeczpospolita oferowała. Sobieski nie chciał składać większych zobowiązań, nie mając rozwiązanych kilku innych problemów przede wszystkim z Moskwą, gdzie kryzys wewnętrzny mocno sprawy pomyślnego ułożenia się z nią komplikował. </text:p>
      <text:p text:style-name="P135">Polski monarcha starał się zachować dla siebie furtkę i obawiał się, iż szerszy sojusz <text:soft-page-break/>może w konsekwencji na RON złożyć ciężar wojny z Turcją, gdyż cesarz będzie zajęty wojną z Francją, która pod przywództwem Ludwika XIV nie złożywszy jasnej deklaracji co do swej postawy może niezaangażowanie Habsburgów wykorzystać do rozpoczęcia nowego konfliktu nad Renem. A wiele dowodów jasno wskazywało, iż Wersal szykuje nową wojnę. Dlatego wszelkie szersze porozumienie polityczne Jan III uzależniał od poszerzenia sojuszu o dalsze kraje i powstania ligi świętej o bardzo licznej reprezentacji państw chrześcijańskich walczących z Turcją. Na to na razie się nie zanosiło, dlatego Sobieski był wstrzemięźliwy, mógł odpowiedzialność za to zwalić na ostrożny sejm oraz urażone własne ambicje matrymonialne dotyczące Jakuba, na co prywatnie nie zwracał uwagi, ale co mocno leżało na dumie jego małżonki. Sobieski wystrzegał się zaciągnąć zobowiązań, które trwale wmieszały go bez szans manewru w sprawy węgierskie a nie służyłyby osłabieniu militarnym Turcji, stały z sprzeczności z zamiarem odzyskania Kamieńca wraz z Podolem i zabezpieczenia południowej granicy państwa. </text:p>
      <text:p text:style-name="P135">W rezultacie Rzeczpospolita i Cesarstwo weszło w alians o bardzo wąskim charakterze, węższym niż w innych okolicznościach planował Sobieski, węższym nim chciał tego teraz Wiedeń. Zawarty przez Leopolda I, jako cesarza, króla Węgier i Czech oraz <text:s/>pana swoich krajów dziedzicznych, oraz przez Jana III w imieniu - jego i Królestwa Polskiego oraz Wielkiego Księstwa Litewskiego przymierze miało charakter defensywny <text:s/>na czas wojny z Turkami, ważne było tylko przeciw niewiernym z możliwością przeistoczenia o w ofensywny w przypadku powołania do życia Ligi świętej i dodatkowym warunkom, w tym miejscu Polska wskazywała <text:soft-page-break/>otrzymania sprawiedliwego pokoju od Moskwy. Porozumienie oznaczało, iż strony są zobowiązane interweniować, nie później niż w ciągu 6 tygodni na rzecz siebie, w przypadku najazdu i zagrożenia - Wiednia, Krakowa lub Lwowa, ze wszystkimi swoimi siłami. Cesarz Leopold cesarz wystawi do tej walki 60000 żołnierzy, podczas gdy Polska ma powołać pod broń armię liczącą 40000 ludzi. Operacje militarne odbywają się po obustronnym ustaleniu, jednakże cesarz planuje przede wszystkim dywersję na Węgrzech, król Polski zaś wypady na Podole i Ukrainę. Zdobyte obszary przypadają temu, do kogo należały przed turecką okupacją. Polacy uznali prawa cesarza do ziem węgierskich, a Sobieski zobowiązywał się nie forsować innej kandydatury do korony św. Stefana. Innym państwom również wolno przystąpić do sojuszu, zwłaszcza carowie moskiewscy są mile widziani, po uzgodnieniu między stronami nowego traktatu sojuszniczego. Naczelne dowództwo nad połączonymi armiami sprawuje władca, który się znajduje w obozie na polu bitwy. Leopold I wypłaci Polsce wojenne subsydium w wysokości 350 000 guldenów (1 200 000 złotych) i odstępuje jej dziesięciny kościelne z włoskich prowincji Habsburgów w Lombardii na jeden rok. Polacy otrzymali prawo do zawierania rozejmu z Turcją, spraw jednak pokoju z Turcją wymagała uzgodnień z Austrią. Złożone zobowiązania będą respektowane przez następów cesarza, jak i Jana III, tekst wprost wymienia w tym miejscu Jakuba Sobieskiego. </text:p>
      <text:p text:style-name="P135">Wreszcie obaj sprzymierzeńcy złożą za pośrednictwem swoich głównych protektorów przysięgę przed papieżem, jako gwarantem porozumienia. <text:s/>Ojciec święty dla wzmocnienia sojuszu i zachęcenia obu państw do szerszej akcji krucjatowej <text:soft-page-break/>zobowiązał się komunikując to przez swego nuncjusza Opiviciego do wypłacenia zasiłków pieniężnych pochodzących z świętopietrza płaconego przez hiszpański Neapol.</text:p>
      <text:p text:style-name="P135">W "zapisie ad archiwum" sejm przed rozejściem się ustalił polskie zbrojenia i zmieniany w obowiązujących kompucie, wydając dodatkowo wskazówki hetmanowi wielkiemu co do jego podziału miedzy poszczególne ziemie. Od 1 maja do dotychczasowych sił zbrojnych, od ziemi już sukcesywnie powiększanymi, które <text:s/>wynosiły już ok. 24000 żołnierzy wojska, miała dołączyć trzydziestosześcioletnia armia nowo zaciężnych. Nowy komput miał liczyć w sumie 40000 ludzi, nie licząc gwardii, kontyngentu z Gdańska, Prus, Kurlandii oraz kozaków, co podnosiło stan wojska Rzeczypospolitej do sumy niemal 60000. Było to znaczenie więcej niż zakładał układ sojuszniczy, ale słusznie spodziewano się, iż Polska będzie zmuszona działać jednocześnie na ziemiach cesarskich oraz na Podolu. Sejm obiecał powiększony komput otrzymywać przez rok, oraz dwa dodatkowe kwartały wybierać na nie podatki gdyby nadal toczyły się walki i potrzeba było używać wojska w polu. W przeciwnym razie ustalono do kolejnego sejmu wybierać podatki dla 36 000 żołnierzy, 27 000 w Koronie i 9 000 na Litwie do chwili ewentualnych dalszych zmian kompucie ustanowionym przez sejm lub do zawarcia pokoju. </text:p>
      <text:p text:style-name="P123">Na wieść o sojuszu polsko-autriackim, Węgrzy postanowili dokonać manifestacji zbrojnej wymierzonej w jego trwałość i dokonać napadu na dobra Lubomirskich i Jana Wielopolskiego, których uważano za osoby, jakie do porozumienia walnie się przyczyniły. <text:s/>Wstępem do tych działań miała być napaść na pograniczny zamek w <text:soft-page-break/>Niedzicy. Stanowił on cześć zastawu spiskiego, ale o pokoleń pozostawał w rękach panów węgierskich, znajdował się on orbicie walk rebeliantów Thökölyego oraz wojsk cesarskich oraz interwencji Lubomirskich. Około 1670 roku przeszedł zamek niedzicki do rąk barona Sylwestra Giovanelli (zm. 1685). Giovanelli był wpływowym zwolennikiem kontrreformacji i zagorzałym wrogiem rebeliantów,. Dlatego też węgierska licząca ok. 500 ludzi ekspedycja pod komendą Jan Gorgey'a, która wyszła z Lewoczy, pod drodze pustosząc rejon Twarożnego i Białej Spiskiej, a następnie otoczyła zamek w Niedzicy w dniu 30 kwietnia 1683 roku. Nie był przygotowany do dłuższej obrony zatem szybko, w dniu 4 maja poddała się, a Giovanelli wykupił się <text:s/>kwotą 2 000 guldenów i uciekł do Krakowa, gdzie zmarł dwa lata później, mimo iż wróciły do niego ruiny jego siedziby. Powyższy napad zaalarmował hetmana Hieronima Lubomirskiego do śpiesznych działań, jak tylko dotarły do niego wieści na ten temat. Udał się pod Nowy Sącz 9 maja. Miał u swego boku 4 kompanii piechoty swego regimentu, 7 chorągwi jazdy: <text:s/>Jana Mężyńskiego, por. Macieja Radzimińskiego, por. Stanisława Świeżawskego, por. Kaspra Teodora Siemianowskiego, por. Dawida Talkowskiego, Władysława Mroczka oraz swoją prywatną <text:s/>pod komendą Spasowskiego. <text:s/>W tym czasie w Nowym Targu stała jeszcze chorągiew jazdy <text:s/>pancernej <text:span text:style-name="T98">Wojciecha Ścibora Chełmskiego, a na Spiszu c</text:span><text:span text:style-name="T99">horągiew prywatna piechoty węgierskiej Stanisława Hieronima Lubomirskiego pod Franciszkiem Duninem</text:span><text:span text:style-name="T98"> </text:span><text:s/>oraz jednak kompania świeżo zaciągnięta regimentu pod komendą <text:span text:style-name="T170">ppłk Stanisława Madeyjskiego. Szybko też wzmocniono załogę pobliskiego Czorsztyna w dniu 10 maja posyłając 30 ludzi na żołdzie biskupa krakowskiego z </text:span><text:soft-page-break/><text:span text:style-name="T170">Muszyny. Energiczne działania w rejonie Niedzicy spowodowały, iż Węgrzy wycofali się w kierunku Kieżmarku rezygnując z marszu w kierunku Nowego Targu 20 maja, pozostawiając na zamku w Niedzicy skąpy garnizon. Pod zamek Polacy podeszli w dniu 22 maja i po krótkich negocjacjach, godząc się, aby załoga odeszła pod bronią i łupami w kierunku 24 maja został on wydany Lubomirskiemu. Po odzyskaniu zamku nie obsadzono nim załogi, dano tylko pod dozór prywatnym wojskom Lubomirskich. Żołnierze oddalili się stąd już 26 maja i odeszli na północ, pod Suchą i Żywiec. Zamek przez kolejne miesiąca był pusty, co spowodowało iż na jesieni 1683 urządzili sobie w nim swoja siedzibę,</text:span> rozbójnicy Salantsyego. Dopiero pod koniec 1684 <text:s/>Giovanelli na krótko przed śmiercią powrócił do zrujnowanej Niedzicy. </text:p>
      <text:p text:style-name="P123"/>
      <text:p text:style-name="P147"/>
      <text:p text:style-name="P147"/>
      <text:p text:style-name="P147"/>
      <text:p text:style-name="P147"/>
      <text:p text:style-name="P147"/>
      <text:p text:style-name="P147"/>
      <text:p text:style-name="P147"/>
      <text:p text:style-name="P147"/>
      <text:p text:style-name="P147"/>
      <text:p text:style-name="P147"><text:soft-page-break/>9. OSMAŃSKA AGRESJA. WYBUCH WOJNY. </text:p>
      <text:p text:style-name="P135">Poseł cesarski, pełniący od początku 1682 roku swoją misję w Stambule - Albrecht Caprara (1627-1691) starał się utrzymać pokój, im bardziej Turcy dawali posłuch wysłannikom Thököly'ego usilnie wspieranych w rozmowach przez ambasadora francuskiego, który dzięki udanym przeprosinom w udzielonych w imieniu Ludwika XIV za incydent zbrojny na wyspie Chios uzyskał duże wpływy pośród osmańskich dygnitarzy. Caprara ratując pokój rozmawiał w tym celu 9 kwietnia 1682 roku na audiencji z sułtanem Mehmedem IV, a 22 kwietnia konferował z Kara Mustafą, ale rokowania te nie dały rezultatu. Natrafił na opór Turków czujących się panami Węgier. W ostatniej chwili Caprara starał się jeszcze odwrócić niebezpieczeństwo od samej Austrii i skierować agresję osmańską w inną stronę. Myślał o przekupieniu tureckich dygnitarzy i przekonania ich do wojny z Polską. Ale dla Stambułu podobne kroki, ze względu na zaangażowanie w kwestię węgierską nie miały sensu, były poza zainteresowaniem aktualnie prowadzonej polityki, dlatego tureckie plany wojny przeciwko Austrii stawały się powoli faktem. Latem 1682r. w stambulskich kręgach władzy już poważnie rozprawiano o perspektywie otwartej wojny z Austrią, na razie zbrojnie wpierano powstanie za pośrednictwem nadgranicznych wojsk. </text:p>
      <text:p text:style-name="P135">Decyzja o wyprawie przeciw cesarzowi podjęto na wielkiej radzie w Topkapi Sarayu 6 sierpnia 1682 roku Rozpoczęły się przygotowania do zakrojonej na szeroką skalę kampanii. Miano ją organizować wg tureckiej sztuki wojennej i przeprowadzić w roku następnym. W dniu 21 grudnia 1682 roku Caprara został przyprowadzony przed oblicze janczaragi, gdzie prowokacyjnie zakomunikowano mu, że jeśli nie zostanie <text:soft-page-break/>wydana Turkom twierdza Jawaryn (Györ) na Węgrzech, to dojdzie do wojny. Opuszczanie tej strategicznie ważnej pozycji w sposób dobrowolny stało w sprzeczności w interesem Wiednia, choć jasnym wydawało się, iż sprawa ta jest dla Turków jedynie pretekstem do zerwania pokoju. Nie było miejsca tutaj na rokowania i dyplomata odpowiedział, że żądania tureckie oznaczają wojnę. W dniu 2 stycznia 1683 roku jeszcze raz wystawiono buńczuki przed pałacem sułtana w Stambule, co miało symbolizować rozpoczęcie wojny i informować o przygotowaniach do wielkiej wyprawy wojennej. Ze strony tureckiej wojnę miał prowadzić nie osobiście sułtan, lecz Wieki Wezyr Kara Mustafa, bardzo zaangażowany w inspirowaniu tła dla niej. Zrzucenie winy za jej wywołaniem wyłącznie na samego Kara Mustafę byłaby jednak uproszczeniem sprawy. Za jego poczynaniami kryły się zainteresowane polityką ekspansji koła dworskie i wielcy feudałowie. Witalność i dobrostan państwa tureckiego, zorganizowanego i zarządzanego w określony sposób, w poważnym stopniu zależał od polityki prowadzenia ekspansji w różnych kierunkach. Było to państwo militarystyczne, zasilane i utrzymywane przez politykę odpowiednio planowanych oraz prowadzonych konfliktów. Ideą przewodnia w tym czasie w świadomości Kara Mustafy była bez wątpienia myśl o zdobyciu samego Rzymu. Podzielało ją wielu spośród rządzących w Stambule. W Europie zdawano sobie dobrze sprawę <text:s/>sprawę z tureckich zamiarów, obserwowano te poczynania, w bardzo zainteresowanej nimi Rzeczpospolitej odżywały pomysły rewanżu za niepomyślny rezultat wojny zakończonej nie całe 10 lat wstecz, wreszcie rosły obawy o bezpieczeństwo państwa w przypadku klęski Austrii pozostawionej samej sobie. <text:soft-page-break/>Sobieski mimo żywionych antypatii do Leopolda I Habsburga, zdawał sobie doskonale sprawę z geopolitycznej gry jaką rozpoczyna turecka dyplomacja i okazji jakie przed Rzeczpospolitą ona otwiera. Sam sułtan był przeciwny wielkiej wojnie, chciał rękami Węgrów pozyskać dla Turcji terytorialne zyski, początkowo wahał się i nie był skłonny w ciągu 1682r. podjąć ostatecznej decyzji. Kara Mustafa uciekł się do podstępów i mistyfikacji, aby pozyskać go dla swoich planów. Pogranicznym dostojnikom rozkazał pisać do monarchy <text:s/>rzekomych gwałtach ze strony Niemców i szarpania przez nich granic, oraz przysłać świadków do Stambułu, by potwierdzili wiarygodność tych relacji.</text:p>
      <text:p text:style-name="P135">Po pomyślnym przebiegu budzącym nadzieję dalszych łatwych sukcesów, walk w roku 1682r. w całym Imperium Osmańskim rozpoczęły się przygotowania do wielkiej wyprawy na Węgry i wypowiedzenia otwartej wojny Habsburgom. W całym ogromnym imperium nakazano mobilizacji wojska jakie na przełomie kwietnia i maja postanowiono zebrać pod Belgradem. Sam sułtan miał zatrzymać się w Belgradzie, a dalej na czele wyprawy stanąć powinien Kara Mustafa. Sułtan 10 października 1682 roku opuścił swój płac i przeniósł się, do namiotów rozbitych pod Stambułem, a dwa dni potem wyjechał do Adrianopola, nadzorować przygotowania wojenne, choć podano oficjalnie, że udał się do Brusy zażywać leczniczych kąpieli. Była jednak już jesień, obfite opady i zła pogoda utrudniały sprawne przygotowanie armii. Wielki obóz turecki był podtopiony, z powodu nieszczęśliwej lokalizacji i zaniedbań przy jego pośpiesznej budowie, ale nie zmieniono miejsca obozowania, aby nie zmieniać ustalonego harmonogramu przygotowań.</text:p>
      <text:p text:style-name="P135"><text:soft-page-break/>Wielki wezyr początkowo zalecał jedynie prowizoryczne metody radzenia się z podchodzącą namiotów wodą, Dopiero gdy wezbrane wody dosięgły już samych sułtańskich namiotów, zdecydowano o przeniesieniu obozu w inne, wyżej położone miejsce. Nie obyło się jednak bez poważnych strat i śmierci wielu ludzi, wskutek poczynionych przez Turków błędów. Taki obrót sprawy zaczęto odbierać jako pesymistyczną wróżbę dla całej wyprawy. Wielki wezyr po przybyciu Mehmeda IV do Adrianopola powrócił do Stambułu, skąd rozesłał rozkazy mobilizacyjne. Do Rumelii i Anatolii zostali wysłani urzędnicy mający na miejscu wszystko pieczołowicie nadzorować – zgromadzić ludzi i odpowiednią ilość pieniędzy. Tymczasem, przed wyruszeniem głównej armii, na trasie jej przewidywalnego marszu przerzucono oddziały inżynieryjne, których zadaniem miało być przygotowanie tras przemarszu, udrożnienie traktów, naprawienie dróg i mostów, zakładanie etapowych magazynów. Przygotowano też nadgraniczne twierdze, gdzie gromadzono odpowiednie zapasy, a ich komendantom polecono wzmóc akcje szpiegowskie na terenie Austrii. Jednocześnie wezyr szantażował też wojną Wenecjan i w zamian za pokój kazał sobie płacić wysokie sumy. Przystąpiono też do modernizacji i wzmocnienia własnej floty, zlecono budowę nowych okrętów, na co przeznaczono wpływy z Siedmiogrodu.</text:p>
      <text:p text:style-name="P135">Wczesną wiosną 1683 roku w obozie wielkiej armii tureckiej pod Adrianopolem zebrały się już znaczne siły tureckie. Przed wymarszem tureccy dostojnicy spędzali czas na wystawnych ucztach i efektownych paradach. Całą wyprawę otaczały wymyślne ceremoniały. Sułtan, żeby zapewnić sobie wierność, wytrwałość i <text:soft-page-break/>dzielność swych podkomendnych rytualnie nagradzał dostojników bogatymi prezentami. Ceremoniom nie było końca, aż po pomyślnym w oczach sułtana przeglądzie zgromadzonych wojsk, w dniu 30 marca wyruszył – jako straż przednia, jeden z korpusów janczarskich. Następnego dnia wyruszyła reszta armii prowadzona przez samego sułtana, obok którego znajdował się Wielki Wezyr. Pierwszego dnia armia turecka przeszła ok. 30 km i dotarła do miasteczka Dżisr-i Mustafa pasza <text:s/>(Svilengrad) nad Maricą. Ten stosunkowo krótki marsza dla tak licznych wojsk okazał się wielkim wyzwaniem. Po krótkim postoju oraz przeglądzie wojsk, oddziały osmańskie ruszyły wzdłuż brzegów Maricy na Filipopol (Płowdiw). Znów zdały o sobie znać uciążliwości marszu, wojskom przeszkadzały uciążliwe deszcze. Przyniosły one dotkliwe straty, szczególnie z zwierzętach pociągowych. Za miejscowością Papasły (Popowica) aura się poprawiła, wojskom tureckim maszerowało się odtąd lepiej. W dniu 8 kwietnia armia sułtańska osiągnęła Filipopol. Kolejne problemy i okropny nieład zapanował w czasie przeciągniętej do trzech dni przeprawy przez rzeczkę Czaję, prawy dopływ Maricy. Na miejscu też przyjęto posłów węgierskich od Emeryka Thököly'ego. Podobne problemy nastąpiły w czasie przeprawy rzek Ellisu, następny prawy dopływ Maricy. Okazało się, iż służby inżynieryjne zaniedbały przygotowań, a środki na nie roztrwoniono. Sułtan ukarał surowo winnych. W dniu 17 kwietnia wojsko osmańskie zatrzymało się pod Sofią, gdzie zarządzono krótki odpoczynek i przegląd oddziałów. Po dwóch kolejnych dniach wojska wyszły w kierunku Niszu. Tym razem pogoda sprzyjała. 24 kwietnia wojska tureckie rozłożyły obóz w pobliżu Niszu, a pogoda zepsuła się, znów podały <text:soft-page-break/>obfite deszcze. Przez rzekę Niszawę przeprawiono się sprawnie. Tym razem wybudowano dwa szerokie mosty, uzupełniono je licznymi kładkami na innych okolicznych potokach. Po sforsowaniu rzeki armia turecka doszła do Aleksinacu, serbskiego miasta nad Morawą Południową. W dalszym ciągu jednak pogoda była uciążliwa, padały zwierzęta, tracono wiele wysiłku w posuwaniu się na przód po rozmiękczonych wodą drogach. W dniu 28 kwietnia oddziały tureckie przeszły przez rzekę Morawę po wielkim moście w pobliżu Čupriji. Dalej skierowały się wzdłuż lewego jej brzegu do Belgradu. Dopiero 3 maja, po 34 dniach uciążliwego i trudnego marszu armia osmańska stanęła w nim. Po paradnym wjechaniu zza jego mury sułtana na czele wojsk, przystąpiono pośpiesznie do budowy mostu łyżwowego na Sawie, po jakim od 8 maja zaczęto przeprawiać żołnierzy. Przy pomocy statków zacumowanych u brzegów przerzucano zabrane zapasy, proch i sprzęt artyleryjski, jakie miano spławić do Budy. W dniu 4 maja sułtan przyjął uroczyście kolejnych posłów węgierskich przybyłych od Emeryka Thökölyego, z wiernopoddańczymi deklaracjami i darem pieniężnym. Z podobną pompą przyjęto następnie poselstwo republiki kupieckiej - Dubrownika.</text:p>
      <text:p text:style-name="P135">Na początku maja do obozu wojsk sułtana pod Belgradem dołączyli kolejni bejlerbejowie, którzy przyprowadzili z sobą swych żołnierzy. Przybyły posiłki z Damaszku, Aleppu, Diarberkiru, Bośni, Siwasu, Marasu, Karamanu i Anatolii, oraz dostojnicy z wielu sandżaków na czele pospolitego ruszenia swych prowincji. W Belgradzie miał pozostać sułtan i tam oczekiwać rezultatów poczynań Wielkiego Wezyra, który miał osobiście poprowadzić armie osmańską przeciwko Austrii. Przez <text:soft-page-break/>Sawę przeprawiono najpierw oddziały przedniej straży, a za nimi ruszyło 58 kompanii janczarów (ok. 8000 ludzi) z janczaragą Bekri Mustafą paszą na czele. W dniu 13 maja doszło do kolejnego przeglądu wojsk tureckich na polach Zemunu koło Belgradu, odbyły się ponownie imponujące parady i ceremoniały przy tej okazji opiewane przez tureckich kronikarzy. <text:s/>Przypatrywał się temu zabrany ze Stambułu poseł cesarski Caprara, jaki w dniu 11 maja otrzymał również wiadomość o zawarciu sojuszu między Leopoldem I i Janem III. Ujawnił ją niezwłocznie przez Turkami łudząc się, iż tym argumentem przekona ich do powstrzymania się od rozpoczęcia wojny. Przeliczył się, bowiem jego deklaracje nie robiły wrażenia. Cześć Turków nie wierzyła w niej, inni lekceważyli wartość przymierza między Rzecząpospolitą a Austrią, a na prośbę audiencji Wielki Wezyr zareagował rozkazem umieszczenia pod strażą Caprary. </text:p>
      <text:p text:style-name="P135">Najważniejszym wydarzeniem tego dnia było wręczenie Wielkiemu Wezyrowi przez sułtana chorągwi Proroka. Była to jedna trzech chorągwi skompletowanych z trzech części zdobytej w roku 1517 przez Turków w Egipcie świętej chorągwi Mahometa. Jedna była zawsze przy sułtanie, a <text:s/>dwie dalsze zdeponowane były w Stambule i wyruszały z wojskiem udającym się na wojnę z niewiernymi. Dwa dni później Kara Mustafa przeprawił się przed Sawę, przyjął jeszcze 17 maja sułtana, który odwiedził zgromadzone po drugiej stronie rzeki oddziały. Podobne inspekcje sułtańskie odbyły się 20 i 22 maja. W dniu 24 maja armia turecka wyruszyła w dalszą drogę stronę Węgier, już pod bezpośrednią komendą Kara Mustafy. W Belgradzie z liczną świtą i wojskiem przybocznym pozostał sułtan. Po drodze oczekiwano jeszcze na dodatkowe <text:soft-page-break/>oddziały, jakie miały nadciągnąć <text:s/>z Albanii, Epiru i Tessalii. Spodziewano się również samych Węgrów Thókólyego, oraz wojsk lenników - Tatarów Krymskich, Wołochów i Mołdawian. Po dwóch dniach marszu armia turecka dotarła do Mitrovicy nad Driną. W mieście zatrzymano się na dwa dni postoju, a potem ruszono wzdłuż Dunaju na Osijek. Pod koniec maja ponownie zepsuła się pogoda, rozszalały się burze i ulewy, które stały się nie lada udręką dla Turków. Na chwilę wytchnienia nadszedł czas w w Vukovarze, gdzie wojsko odpoczęło. W dniu 2 czerwca armia dotarła do Osijeku. Tu miała nastąpić przeprawa przez most na Drawie. Był on jednak zniszczony, a naprawa przeciągała się, Turcy zdecydowali się na dłuższy postój jaki trwał prawie dwa tygodnie. W dniu 10 czerwca dołączyły wojska węgierskie Thököly'ego oraz inne spóźnione oddziały, przeważnie miejscowego pospolitego ruszenia. Kara Mustafa przyjął w związku z tym na uroczystej audiencji Thököly'ego i oznajmił mu, iż jego celem jest Wiedeń. Przerwę wykorzystano na wydanie żywności i wypłatę żołdu. <text:s/>Węgrzy jednak dosyć szybko opuścili obóz turecki i ruszyli w kierunku Pozsony – Presburga, gdzie gromadziły się liczne oddziały cesarskie z zdaniem zdobycia miasta. W Osijeku (Esseg) Turcy wypuścili z złowróżbnym przesłaniem gońca od austriackiego posła Caprary, aby mógł udać się do Leopolda I z osmańskimi żądaniami. W tym samym czasie do Kara Mustafy dotarły informacje o ofensywnych ruchach wojsk Karola Lotaryńskiego, co ponagliło Turków do bardziej energicznych działań. Polecił on bejlerbejowi Budy Ibrahimowi Paszy na czele wydzielonych wojsk przesunąć się nad samą granice.</text:p>
      <text:p text:style-name="P135">Tymczasem zaczęła się przeprawa wojsk tureckich przez Drawę. Pierwsi już <text:s/>4 <text:soft-page-break/>czerwca sforsowali ją na łodziach sipahowie z pospolitego ruszenia Rumelii, za nimi 12 czerwca przeszli już po naprawionym moście żołnierze z Anatolii i część oddziałów janczarskich. W dniu 15 czerwca przebył rzekę sam wielki wezyr. Tego dnia dołączyło też do reszty armii 3000 sipahów egipskich, którzy przypłynęli statkami, prawdopodobnie wynajętymi od Wenecjan z Aleksandrii do Salonik, następnie szli za armią Kara Mustafy. Przeprawa przez Drawę trwała razem przez 5 dni. Zaczęto narzekać na dyscyplinę wojsk, nawet wcześniej na to obojętny Wielki Wezyr polecił przywrócenie większego porządku w szeregach, oczywiście za pomocą przykładnie surowych kar. Podczas przeprawy przez podmokłe i trudne do pokonania rejony koło Baranyavaru, na równinie między Drawą a Dunajem, 17 czerwca doszło do ogromnych trudności w zapewnieniu sprawnego przemarszu, powstał ścisk i wielkie zamieszanie, które kosztowało setki zabitych oraz poważne straty w mieniu. Podobne przeszkody natrafiono po przejściu Mohacza, gdzie teren był bardzo pofałdowany, drogi ciężkie do pokonania, nie brakowało też wielu uciążliwych do przejścia mokradeł i cieków wodnych. Posuwano się jednak metodycznie w głąb Węgier i w dniu 25 czerwca osiągnięto miasto Székesfehérvár (Stuhlweißenburg). Zaczęto już zważać na możliwość działania w okolicy austriackich podjazdów, zatem zastosowano zatem określone środki zapobiegawcze na ten wypadek. Na czele długiej kolumny wojsk tureckich ustanowiono awangardę, jaka składała się z 3500 janczarów i 20 000 sipahów pospolitego ruszenia pod wodzą bejlerbeja diarberkirskiego Mehmeda paszy. Tylną strażą dowodził bejlerbej Damaszku Sara Husejn pasza, któremu przydzielono także jazdę i janczarów. Pod Szekesfehervdrem <text:soft-page-break/>Kara Mustafa zarządził postój. Oczekiwał na ordę tatarską, która już co najmniej od dwóch tygodni grasowała na Węgrzech. Przybyli oni do tureckiego obozu w dniu 27 czerwca, swych ludzi prowadził chan krymski Murad Gerej (1627-1696). Podjęto go bardzo uroczyście. Finałem była bogata uczta, która stała się też okazją do gruntownej narady na temat <text:s/>dalszych planów wojennych wobec Austrii. Pierwotnym zamiarem Turków było jedynie zdobycie Jawaryna (Györ) i opanowanie podległej Habsburgom części Węgier, aby oddać je pod władzę Thököly'emu, w ten sposób zjednoczyć pod jego berłem ziemie węgierskie, oczywiście jako lenno tureckie. Obie części Korony św. Stefana, turecka i cesarska, miały by jednego władcę, podległego sułtanowi. Początkowo nie myślano o marszu na Wiedeń, jako celu głównym kampanii, a raczej dopuszczano myśl o takiej konieczności w przypadku stawienia długotrwałego oporu i przedłużaniu się walk. Jednak Kara Mustafa w Székesfehérvárem niespodziewanie zaskoczył pozostałych dostojników i oświadczył, iż po zdobyciu Jawaryna i zamku Komarom będzie chciał pomaszerować dalej i stanąć u murów Wiednia. Mówił to będąc pod wrażeniem siły i liczebności armii jaką mu przekazano. Być może obawiał się, iż w swej karierze nie będzie miał okazji tego powtórzyć, a sława zdobywcy stolicy cesarstwa i upokorzenia jej chrześcijańskiego władcy, czy wreszcie grabież jego bogatych ziem, mocno oddziaływała na jego ambicję. Dostrzegał mocne strony swe armii i warunki w jakich przyszło mu prowadzić wojnę, ale kompletnie nie liczył się z możliwymi trudnościami, lekceważył zagrożenia i komplikacji dla planu, jaki przestawił, ale nikt prawie z innych dygnitarzy nie oponował jego propozycją, krytyka jego pomysłów była zgoła <text:soft-page-break/>milcząca i bardzo ostrożna. Jedynie pasza budziński - Ibrahim pozwolił sobie na zgłoszenie poważniejszych zastrzeżeń, a chan tatarski Murad Gerej również wyraził podobny sąd, wskazując na konieczność zdobycia w pierwszej kolejności Jawaryna i Komaromna, inne ziemie cesarskie w tym czasie <text:s/>spustoszyć, aby po przezimowaniu na pograniczu pomyśleć w roku kolejnym o dalszej ofensywie. Przestrzegał wielkiego wezyra przed politycznymi wpływami Habsburgów, jacy mają możliwość zjednoczenia wokół siebie państw chrześcijańskich, gdyby ich los był poważnie zagrożony. Jednak przedstawiane zastrzeżenia nie zyskały szerszego poparcia. Inni dygnitarze tureccy przystali na propozycję Kara Mustafy. Ten natomiast urażony krytyką znów z kolei plany zemsty na chanie krymskim. W trakcie dalszej kampanii ujawniona nieufność w łonie dowództwa wojsk osmańskich miała negatywnie odbyć się na jakości podejmowanych działań. W tym jednak czasie Kara Mustafa był przede wszystkim pod wrażeniem swej armii, liczby ją opisujące mogły napawać optymizmem, gdyż miano zgromadzić wojska jakich dotąd imperium nie widziało. W ich skład wchodziły następujące oddziały:</text:p>
      <text:p text:style-name="P135">1.) 20 000-30 000 janczarów pod dowództwem janczaragi wezyra Bekri Mustafy paszy – poplecznika Wielkiego Wezyra,</text:p>
      <text:p text:style-name="P135">2.) 10 000-15 000 sipahów zaciężnych,</text:p>
      <text:p text:style-name="P135">3.) 15 000-20 000 Tatarów krymskich chana Murad Gereja,</text:p>
      <text:p text:style-name="P135">4.) 15 000-20 000 Węgrów Emeryka Thökölyego,</text:p>
      <text:p text:style-name="P135">5.) 5000-6000 Mołdawian hospodara Jerzego Duci,</text:p>
      <text:p text:style-name="P135">6.) 5000 <text:s/>Wołochów hospodara Serbana Cantacuzino.</text:p>
      <text:p text:style-name="P135"><text:soft-page-break/>7.). 3000 ludzi <text:s/>z Egiptu pod dowództwem bejlerbeja Ibrahima beja,</text:p>
      <text:p text:style-name="P135">8.) 33 000 ludzi <text:s/>z Rumelii pod dowództwem bejlerbeja Kiczik Hasana paszy,</text:p>
      <text:p text:style-name="P135">9.) 1500 ludzi z <text:s/>Diarberkiru ok. pod dowództwem wezyra Mehmeda paszy,</text:p>
      <text:p text:style-name="P135">10.) 2550 ludzi z Aleppo pod dowództwem Bekir paszy,</text:p>
      <text:p text:style-name="P135">11.) 16000 ludzi z Anatolii pod dowództwem Ahmed paszy</text:p>
      <text:p text:style-name="P135">12.) 10 000 ludzi z Temesvaru pod dowództwem namiestnika Ahmeda, </text:p>
      <text:p text:style-name="P135">13.) 6500 ludzi z Siwasu pod dowództwem bejlerbeja Binamaza Chalila paszy,</text:p>
      <text:p text:style-name="P135">14.) <text:s/>4900 z Karamanu <text:s/>ludzi pod dowództwem bejlerbeja Sziszmana Mehmed paszy,</text:p>
      <text:p text:style-name="P135">15.) 2250 ludzi z Damaszku pod dowództwem bejlerbeja Sary Husejna paszy,</text:p>
      <text:p text:style-name="P135">16. ) 1130 ludzi z Marasu pod dowództwem bejlerbeja Sarchosa Ahmeda paszy,</text:p>
      <text:p text:style-name="P135">17.) 4000-5000 ludzi z Bośni ok. pod dowództwem bejlerbeja Chyzyra paszy,</text:p>
      <text:p text:style-name="P135">18.) 11580 ludzi z Erzerumu <text:s/>pod dowództwem bejlerbeja Ibrahima paszy,</text:p>
      <text:p text:style-name="P135">19.) 2000-3000 z Egeru pod dowództwem bejlerbeja Husejna paszy,</text:p>
      <text:p text:style-name="P135">20.) <text:s/>1000 ludzi z Kanizsy (Węgry) pod dowództwem bejlerbeja Sejdioglu Mehmeda paszy,</text:p>
      <text:p text:style-name="P135">21.) 3000 <text:s/>z Oczakowa pod dowództwem bejlerbeja Mustafy paszy</text:p>
      <text:p text:style-name="P135">22.) 2000-3000 ludzi z Janowanu w Siedmiogrodzie <text:s text:c="2"/>pod dowództwem Czelebiego Husejna paszy,</text:p>
      <text:p text:style-name="P135">23.) <text:s/>1000 ludzi Adany i Alaije z ejaletu cypryjskiego pod dowództwem bejlerbeja Sejjid Mehmed paszy</text:p>
      <text:p text:style-name="P135">24.) 3000-4000 z Belgradu pod <text:s/>dowództwem Rara Mehemet paszy</text:p>
      <text:p text:style-name="P135">25.) 10000 ludzi z Budy pod dowództwem bejlerbeja Kodży Arnawuda Ibrahima <text:soft-page-break/>paszy (dołączyły już w toku oblężenia Wiednia) </text:p>
      <text:p text:style-name="P135">Razem dawało to ok. 200 000, z czego część była przeznaczona do służby garnizonowej oraz osłony miejsc koncentracji i szlaków komunikacyjnych, lub pełniła służbę obozową, zatem ocenia się, iż bezpośrednia siłę uderzeniową stawił komponent zbrojny liczący ok. 110 000-120 000 ludzi. Stan faktyczny wojska tureckiego dodatkowo jednak im dłużej trwała kompania, daleko jednak odbiegał od zakładanego, gdyż Turcy ponieśli przecież w drodze poważne straty, nieuniknione podczas pokonywania tak wielkich odległości w trudnych warunkach, a także z powodu licznych dezercji przeważnie z szeregów pospolitego ruszenia i oddziałów sojuszników. </text:p>
      <text:p text:style-name="P135">Zapewne też wszyscy lennicy nie stawili się na wyprawę lub przyprowadzili wymaganą ilość żołnierzy. Można więc przyjąć, że nad granicą austriacką stanęło w rzeczywistości około 100 000 żołnierzy z pospolitego ruszenia i oddziałów nadwornych, a cała armia niezaangażowana w szturmowanie murów Wiednia mogła osiągnąć liczebność ok. 160 000 ludzi. Towarzyszyło im ok. 50 000 wozów oraz dalsze, trudne do dokładnego obliczenia, kilkadziesiąt tysięcy czeladzi oraz rzemieślników. Pod samym Wiedniem jeszcze przybyło Turkom na pomoc dalsze ponad 10 000 wojsk siedmiogrodzkich. W sumie Imperium Osmańskie zmobilizowało w 1683roku największą w swej dotychczasowej historii armię w Europie, znacznie większą niż podczas walk pod Chocimiem w 1621 roku oraz nad Rabą w 1664 roku, gdzie udało im się zgromadzić siły rzędu 100 000 ludzi. Uzupełnieniem głównego elementu armii tureckiej, była potężna artyleria. Turcy <text:soft-page-break/>wystawili - 19 kolubryn, 5 moździerzy oraz 120 dział lżejszych kalibrów. Powiększono ją później, zabierając działa z pogranicznych zamków i arsenałów, ale ich jak się okazało ilość i kaliber nie odpowiadały potrzebom związanych z szybkim sforsowaniem umocnień takich, jakie posiadał Wiedeń. Po krótkiej pauzie kolumny tureckie w dniu 28 czerwca wyruszyły w stronę granicy austriackiej. Pierwszy postój nastąpił koło miejscowości Mór, 25 km na północny zachód od Székesfehérváru. W dniu 30 czerwca pod Kis-Bér (20 km za Morem) Turcy przekroczyli granicę z Austrią.</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47"><text:soft-page-break/>10. POLSKIE PRZYGOTOWANIA DO WOJNY</text:p>
      <text:p text:style-name="P135"><text:s text:c="4"/></text:p>
      <text:p text:style-name="P135"><text:s text:c="3"/>Ochoczo uchwalone nastrojem chwili przez sejm zbrojenia nie były jednak łatwe do przeprowadzenia. Już wcześniej, mimo doskonalenia aparatu fiskalnego występowały problemy z zbieraniem podatków, a prowadzenie dodatkowych obciążeń podatkowych natrafiało poważne przeszkody w ich egzekucji. Szlachta postarała się większość obciążeń przerzucić na poddanych, ci się opierali, w kraju było niewiele wolnych środków, które mogły szybkich strumieniem popłynąć do sfinansowania aukcji wojska. Sprawę ratowały subwencje austriackie i papieskie, ale jedynie częściowo, oraz <text:s/>doraźne zasiłki królewskie i gotowość magnatów do kredytowania werbunków. Tempo samej mobilizacji było jednak bardzo sprawne, choć zgranie i dozbrojenie oddziałów napawało pewnych trudności. Po pierwsze w społeczeństwie był duży zapał do gromienia znienawidzonych Turków i ich tatarskich sprzymierzeńców, silna wiara w talenty wojskowe Sobieskiego, sporo kadr wykształconych w rzemiośle wojskowych w takcie ostaniach dziesięcioleci niemal nieprzerwanych wojen, <text:s/>jak i rwące się do wojaczki młode pokolenie. Trzeba przy tym pamiętać, iż młodzież szlachecka była zobowiązania do służby wojskowej w następstwie skasowania pospolitego ruszenia. Sporo uczyniła dla efektów mobilizacji również propaganda religijna wzywająca szerokie warstwy społeczeństwa państwa polsko-litewskiego do ofiarnego włączenia się do wojny przeciwko tureckiemu zagrożeniu. Po drugie sposób zorganizowania armii sprzyjał szybkiemu rozwinięciu skadrowanych oddziałów, skala jednak mobilizacji powodowała konieczność <text:soft-page-break/>werbunku wielu jednostek od podstaw, gdzie często ich dowódcom wypłacano tylko zaliczki na poczet dalszej służby i pomagano przy zakupach rzeczowych dla skompletowania szeregów. Obok jednak oddziałów komputowych istniały inne formacje – gwardia królewska, kontyngenty pruski i gdański, oddziały ordynackie i kozackie, pojawiły się też formacje ochotnicze, a wyjednanie przez cesarza korpusu posiłkowego, który został włączony do walk przed przybyciem głównych wojsk Jana III powodowało, iż ogólny wysiłek zbrojny przewyższył zakładany uchwałami sejmu. </text:p>
      <text:p text:style-name="P135">Nowo zaciągnięte poczty i chorągwie w autoramencie narodowym oraz oddziały w autoramencie cudzoziemskim w zależności od rodzaju formacji w myśl decyzji sejmu miały otrzymać dodatkowe, jednorazowe zasiłki przeznaczone na zaciąg, do jakich miał dojść zwykły żołd wypłacony po pierwszej ćwierci służby. Z uwagi na fakt, iż brakowało wolnych środków do jednorazowego i natychmiastowego pokrycia tego wydatku sejmiki ratowały się wypłacając jedynie zaliczki z sum podatkowych zbieranych dotąd w trybie normalnym, resztę mieli kredytować oficerowie dokonujący werbunku na zlecenie samorządu szlacheckiego, co powodowało, <text:s/>iż to magnaci dysponujący największymi wolnymi środkami byli zmuszeni bezpośrednio angażować się w mobilizację nowych oddziałów. <text:s/></text:p>
      <text:p text:style-name="P135">Sejm uchwalając powiększony komput, przypominał, iż wszelkie wolne środki <text:s/>pobrane przez sejmiki, to jest zebrane na oddziały, które nie zdołano mimo tego wystawić, lub pochodzące z ponadnormatywnego wpływu podatkowego przekraczającego ponad limit wynikający z wysokości ustalonych stawek podatkowych, miały trafiać do kasy podskarbiego i być w przyszłości obracane na <text:soft-page-break/>ewentualne <text:s/>długi skarbu. Szlachta spodziewała się przy tym, na podstawie dotychczasowych doświadczeń, iż zadłużenie Rzeczypospolitej spowodowane wojną i tak poważnie wzrośnie. </text:p>
      <text:p text:style-name="P135">Posiadane fundusze król Jan III obrócił, łącznie na sumę ok. 730 000 zł - na uzupełnienie i powiększenie stanów swej gwardii i zakupy niezbędnego wyposażenia na potrzeby husarii, werbunki kozaków. Na wzmocnienie fortyfikacji Lwowa i Krakowa oraz pomniejszych zamków ruskich gotów był dopłacić jeszcze 200 000zł. Utrzymanie gwardii podczas pokoju pochłaniało 670 000 - 750 000 złotych rocznie, a wraz z gwardia królewicza Jakuba było to ok. 950 000złotych. Nowe zaciągi gwardii królewskiej, to 260 husarzy, na jakich przeznaczono po 600 złotych od konia, koszt łączny zamknął się zatem sumą 156 000złotych. Z kolei 700 nowych dragonów, wraz z legacjami dla werbowników zamknął się kosztem 165 000złotych, 1100 piechurów natomiast 195 000 złotych. Dodatkowe zakupy na rzecz gwardii kosztowały jeszcze dalsze ok. 60 000 złotych. Monarcha sfinansował zakup kopii dla swej jazdy (husaria i pancerni), koszt łączny 5000 złotych, oraz całej husarii koronnej - dodatkowo 13 000złotych. Do tego wszedł zakupu prochu – 24 000, apteka polowa i osobny chirurg obsługujący oddziały gwardii w <text:span text:style-name="T201">osobie niejakiego Pecoriniego jakiemu wypłacono</text:span> 16 000złotych. (Dołączył d wyprawy w Ołomuńcu)</text:p>
      <text:p text:style-name="P135">Dodatkowo monarcha, ze względu na stosunkowo niski żołd piechurów i dragonów wparł nadzwyczajną jednorazową dotacją, z osobistej kiesy przeznaczając po 6zł na każdą nowo zaciągnięta porcję w piechocie oraz 8 zł na konia dragońskiego w kompucie koronnym. Razem kosztowało to go 86 400zł oraz dalsze 12000 - na zakup <text:soft-page-break/>sukna dla części najgorzej wyglądających regimentów komputowych. Łącznie koszty z tym związane wynosiły 98400zł. Na Kozaków przeznaczył monarcha 95 550 złotych (z tego 5500zł na koszt werbunku, 3000 dla komisarza Druszkiewicza i 2000 dla płk. Mężyńskiego) Koszt powyższych wydatków wyniósł zatem wedle rachunków: 777900 złotych.</text:p>
      <text:p text:style-name="P135">Tak poważne wydatki, które należy powiększyć o dalsze 100 000złotych przeznaczonych na koszty wyeksponowania monarchy i jego dworu, oraz oprawę związaną z marszem pod Wiedeń, wydrenowały oszczędności władcy i królowej, obliczane wówczas na ok. 350 000złotych. W trybie nadzwyczajnym musiał dodatkowo ściągnąć z dóbr żółkiewskich 100 000złotych, z Jarosławia 50 000 złotych, a dodatkowo obciążyć dobra pomorzańskie zastawem - 120 000złotych <text:s/>u kupców lwowskim obiecując im zwrot długu w ciągu 6 lat. W Gdańsku pod zastaw na 3 lata Lęborka i Bytowa uzyskał - 100 000złotych. Do tego zastawił biżuterie i osobiste klejnoty u kupców w Lipsku, za co otrzymał 50 000 talarów, oraz z swych posiadłości pruskich uzyskał dodatkowe 20 000 talarów nadzwyczajnego poboru. </text:p>
      <text:p text:style-name="P135">Na zaciągi kozackie spore pieniądze wydał też nuncjusz papieski, nie żałując i prywatnych środków, razem było tego wedle rachunków 216 567 zł. <text:s/>Przez cały rok 1683 na rożne pilne i nagłe cele wyegzekwował dalsze 92 905 zł. Subwencje austriackie, jak się okazało, wobec <text:s/>pustki cesarskiego skarbu, były kredytowane za pośrednictwem Rzymu oraz bankierów śląskich, napływały stopniowo, po pierwszej szybko wypłaconej racie, zostały dopiero przed samym wyruszeniem odsieczy uregulowane, a rozliczono je wraz z dodatkowymi funduszami w całości już po <text:soft-page-break/>wyprawie wiedeńskiej. Początkowo jednak, znając powagę sytuacji cesarz już 14 maja polecił śląskiej izbie poselskiej przygotowanie 100 000 talarów, które w dniu 27 maja posłano do Warszawy. Cesarscy ministrowie liczyli się w przypadku nie zebrania do końca czerwca reszty brakującej sumy <text:s/>oddać Polakom administracje śląskich podatków, ostatecznie do tego nie doszło i 18 czerwca wypłacono Rzeczypospolitej jeszcze 80 000 talarów, a brakująca resztę miano obrodzić na koszt prowiantu dla polskich wojsk idących pod Wiedeń. <text:s/>Trzecią część subwencji przyznano Litwie, reszta przypadło Koronie. Użyto ich do zaprowiantowania armii, co uchroniło w dużym stopniu od rabunków na trasach przemarszach i w miejscach koncentracji mas żołnierskich, przez służby zorganizowane przez istniejącego w armii generała prowiantmajstra. Ze środków tych dokonywano również różnych zakupów rzeczowych, to jest w pierwszej kolejności broni, amunicji, sukna mundurowego oraz koni dla artylerii. </text:p>
      <text:p text:style-name="P135">W przypadku innych zasiłków, to. jeszcze w kwietniu nuncjusz w imieniu papieża wypłacił 300 000 złotych, 25 maja doszło kolejne 300 000zł, a do połowy czerwca rozliczono całą kwotę – 1 200 000 złotych. Sporo z tych pieniędzy obrócono zaliczki dla werbowników i zaciągi kozackie, na jakie wydano 80 000 złotych z tego funduszu, resztę jak wspomniano pokrył sam <text:s/>nuncjusz Pallavicini, oraz kilkadziesiąt tysięcy na budowę umocnień. </text:p>
      <text:p text:style-name="P135">Zgodnie z opracowanym przez hetmana wielkiego koronnego za radą królewska planu mobilizacyjnego, który był szkicowany przynajmniej od jesieni roku poprzedniego, przewidywano, iż w pierwszej kolejności zostaną podniesione stany <text:soft-page-break/>liczebne oddziałów istniejących. Następnie <text:s/>ziemie dokonają nowych werbunków, co wiązało się z koniecznością wypłacenia dodatkowych sum na werbunek, przy czym przewidywano, iż w takich przypadku żołd zostanie im w pełni rozliczono za dwie ćwierci, po odbyciu i wykazaniu się w kompanii. <text:s/>Obawiając się nadużyć unikano wypłaty większych kwot nowym oddziałom, niż wymagało to zorganizowanie i wyekwipowanie oddziału do stanu bojowej użyteczności. Przewidywano ponadto, iż dobrze zorganizowane chorągwie <text:s/>ochotnicze, znajdujące się poza etatem zostaną do niego włączone, lub przejdą na żołd królewski. Co charakterystyczny, to główny ciężar mobilizacji przypał <text:s/>na ziemie zachodnie i północne. Ziemie kresowe, ale i Lubelszczyzna, Podlasie i Mazowsze swój wysiłek mobilizacyjne, szczególnie w jeździe ograniczyły do powiększenia liczebności istniejących oddziałów, a tworzenia nowych związków było tam rzadkością. Motywowano to brakiem odpowiednich wolnych środków i możliwości fiskalnych tych regonów, które z trudem już realizowały przyznany im komput pokojowy. <text:s/>Natomiast wywodzący się z tych obszarów, dosyć licznie reprezentowani żołnierze zasilali nowe jednostki tworzone w zachodniej części kraju. Ich tworzenie uzależniano od bazy rekrutów i <text:s/>miejscowej tradycji. Dla werbunki zezwolił w myśl <text:s/>porozumienia na swych ziemiach Wielki Elektor, tolerowała też Szwecja na swych ziemiach pomorskich. <text:s/>Ze względu na umowy, jakie przewidywały, iż Gdańsk podczas pokoju wystawiał osobny regiment, nie wystawił on na czas wojny dodatkowych żołnierzy poza 100 zaciągniętymi na niewykorzystane fundusze przeznaczone na dotąd z trudem organizowaną flotę, ale wypłacił należne podatki i <text:s/>nie czynił z werbowaniem rekrutów na swoim terytorium. <text:s/><text:soft-page-break/>Podobnie uczynił Toruń, jaki dotąd z trudem rok rocznie trzymał na swym żołdzie przecież 300 piechurów. Rada Miasta Gdańska natomiast, zgodnie z obowiązującym prawem, w odpowiedzi na list królewski z dnia 16 kwietnia, wydała w dniu 8 maja zgodę na udział w wojnie z Turkami i po jego uzupełnieniu dołączył on do wojsk udających się pod Wiedeń. Dodatkowe werbunki przeprowadziła szlachta pruska, na swym generale, w dniu 10 maja wydając stosowne uchwały ustanawiające dodatkowe podatki na nowe oddziały i oddające je pod komendę hetmańską. </text:p>
      <text:p text:style-name="P135">W myśl hetmańskich rozporządzeń, chorągwie jazdy miały być popisywanie, starego zaciągu do dnia 1 czerwca, nowego na dzień 1 lipca. Oddziały starego zaciągu miały być do wyznaczonego terminu uzupełnione i powieszane do zwiększonego poziomu. W przeważającym wypadkach szlachta nie godziła się przyznawać dodatkowych funduszy dla powiększenia stanu istniejących oddziałów, poza wypłaceniem kwot zwyczajowo należnych <text:s/>tytułu obowiązujących stawek żołdu. Dowódcy mieli powiększyć liczebność i uzupełnić szeregi za pieniądze przekazane im na utrzymanie oddziału <text:s/>wedle podziału obowiązującego w starym kompucie. <text:s/>Zdarzało się co prawda, iż szlachta jednak płaciła pewne zaliczki na dodatkowe zaciągi, ale w przypadku gdy stan oddziału miał relatywnie, w stosunku do pierwotnego poziomu ulec powiększeniu i pod warunkiem potrącenia tych sum z przyszłych wypłat. Werbunek i uzupełnienie oddziałów zaistniałych miało być prowadzone za pieniądze oszczędzane i gromadzone tytułem istniejących wakatów w okresie wcześniejszym. <text:s text:c="2"/>Inaczej było w przypadku oddziałów tworzonych od podstaw. Po pierwsze sejm przyznawał, ale tylko husarii dodatek w wysokości 200zł od konia dla nowo <text:soft-page-break/>zaciągniętych. W innych formacjach szlachta gotował była wypłacać dodatkowe fundusze lub korzystać z kredytu magnackiego, dla sfinansowania nowych zaciągów i zgadzała się, aby choć w jakiejś mierze ta pomoc miała być bezzwrotna. Z funduszy centralnych oraz z dodatkowych środków wygospodarowanych przez sejmiki i dotacji królewskiej miano dokonać zakupów broni drzewcowej dla jazdy. <text:s/></text:p>
      <text:p text:style-name="P135">Na dzień 15 czerwca gotowe miały być piechota i dragonia. Sposób ich werbunku był podobny jak w powyżej naszkicowanym modelu dotyczącym jazdy, z <text:s/>tym zastrzeżeniem, iż w autoramencie cudzoziemskich szlachta częściej stosowała zaliczki i kredyt, zawierając z pułkownikami umowy <text:s/>przewidujące odległe terminy uregulowania wobec nich płatności za otrzymanie oddziału, w zamian z obietnice wypłacenia dodatkowych pieniędzy, niż by to wynikało z bezpośredniego rachunku i przemnożenia porcji. <text:s/></text:p>
      <text:p text:style-name="P135">Na utrzymanie armii <text:s/>w pierwszej kolejności przeznaczono pieniądze wypłacone zaliczkami, które zebrano uprzednio na armie pokojowego etatu, a ponadto wypróżniono porzucone kasy <text:s/>podskarbiego Morsztyna, jakie liczono na 300 000złotych. <text:s/>Wysiłek finansowy zbrojeń miały podźwignąć, obok dodatkowych drobniejszych podatków, dwa główne to jest pogłówne i cło z akcyzą. Pogłówne policzono trzykrotnie, ale i tak gdzie brakowało to pokrycia wydatków potrzebnych pieniędzy rozpisywano go o potrzebna większą jeszcze wartość. Cło podwojono, ale z uwagi na umowy z Gdańskiem nie wszędzie można było go w takim wymiarze wybierać, jednocześnie podwojono lub potrojono akcyzę zależnie od rodzaju towaru, oraz zakazano wywozu broni i amunicji z kraju. Na starostwa zarządzanych wedle <text:soft-page-break/>dawnego prawa nałożono podwójną kwartę na okres dwóch lat i obowiązek wystawienia jednego pieszego z 30 dymów, nowo zarządzane miały co prawda płacić wedle kontaktu, ale dawać również 1 pieszego na 30 dymów. <text:s/>Podobne żołnierzy pieszych, jednego z każdego 30 dymu, miały wystawić dobra kościelne. W przeciwieństwie jednak do wcześniej powoływanych w ten sposób wypraw, nie wymagano, aby w obozie pojawili się pod bronią i w barwie, jedynie mieli zabrać ze sobą prowiant. Uczyniono tak z powodu spodziewanych trudności w znalezieniu w tak licznym kompucie piechoty odpowiedniej ilości rekrutów prowadząc jedynie wolny zaciąg. Umordowanie i uzbrojenie natomiast, tak jak w wolnym zaciągu miało zostać sfinansowane przez regimenty z sum wypłacanych im przez sejmiki dokonujące poboru podatków. <text:s/>W praktyce udało się w ten sposób zebrać ok. 5000 – 6000 rekrutów, uzupełniono nimi poszczególne oddziały piesze, a osobno powołano trzy regimenty jedynie składające się z żołnierza dymowego i ordynanse hetmańskie wyznaczyły ziemie do ich utrzymania. </text:p>
      <text:p text:style-name="P135">Wybrańcy mieli wnieść podwójny jednorazowy podatek, lub na dwie ćwierci zgłosić się pod bronią do obozu. Wyznaczono, iż <text:s/>stawki celne i akcyzowe będą obowiązywały od dnia 15 kwietnia i do tej daty wstecz będą mogły być naliczane, kwarta miała wpłynąć tego roku do dnia 1 lipca, a pogłówne być wybrane wyjątkowo do dnia 1 września. Poza podatkami kościół wniósł podwójne <text:span text:style-name="T106">subsydium chalitativum </text:span><text:span text:style-name="T124">i wypłacił razem 720 000złotych, nie licząc także sporego udziału w finansowaniu wpływów z innych podatków</text:span>, ale wymówił się od zaciągania wojsk na własny rachunek w ramach komputu. Natomiast prywatnie duchowieństwo składało <text:soft-page-break/>dobrowolnie dodatkowe środki na konkretne cele związane z mobilizacją, w czym szczególnie przysłużyć się biskup krakowski wypłaciwszy ze swej szkatuły 100 000złotych na zaciąg husarii oraz umacniania Krakowa, aby zmyć w dużej mierze złe wrażenie, jakie dostarczały powszechne pogłoski o jego zażyłości z podskarbim Janem Andrzejem Morsztynem w latach poprzedzających jego polityczny upadek.</text:p>
      <text:p text:style-name="P135">Przyszły również zasiłki zagraniczne, poza cesarzem i papieżem co prawda drobne, ale wyjęto ze szkatuł dawniejsze datki wypłacone na ręce Jana III na ligę przeciw Turcji, czego uzbierało się ok. 200 000złotcyh. </text:p>
      <text:p text:style-name="P135">W dniu 8 maja hetman Jabłonowski cofnął wszelkie urlopy żołnierzom, nakazał armii koronnej, poza kilkoma wyłączonemu spod rozkazu jednostkami stawiać się w obozie pod Trembowlą i na ich czele postawił Mikołaja Sieniawskiego, gdyż istniała obawa co najmniej dywersji tatarskiej na Podolu. Sieniawski dołączył do zbierających się oddziałów25 maja. W tym samym czasie duża cześć chańskiej ordy przed <text:s/>skierowaniem się przez Siedmiogród pod stolice Austrii zbierało się pod Kamieńcem Podolskim i w północnej Mołdawii, co budziło podejrzenia, iż mogą zostać naruszone granice Rzeczypospolitej. Pod koniec maja zasugerowano wówczas w polskim dowództwie, iż na wypadek wybuchu wojny, skoncentrowane na miejscu oddziały wejdą na Podole i Ukrainę będące w tureckich rękach, a pod Wiedeń w przypadku jego zagrożenia wysłanie zostanie jedynie liczący 4000 – 5000 korpus kawalerii, głównie wojsk <text:s/>świeżo zwerbowanych, pod jednym z hetmanów polnych. Wypadku kilku najbliższych dni, miały jednak te plany zupełnie zmienić. Odeszła orda, a Turcy zdecydowanie parli pod Wiedeń. <text:s/></text:p>
      <text:p text:style-name="P135"><text:soft-page-break/>Dokonano przesunięć organizacyjnych w utrzymywanych garnizonach. Niepróbowani żołnierze z garnizonu w Okopach św. Trójcy posłużyli do stworzenia regimentu pieszego pod dowództwem Jana <text:span text:style-name="T184"><text:s/>Fryderyka Koszkiela, oraz chorągwi husarskiej wojewody pomorskiego Władysława Denhoffa i chorągwi pancernych</text:span><text:span text:style-name="T190"> pod komendą</text:span><text:span text:style-name="T184"> Mikołaja <text:s/>Poniatowskiego <text:s/>oraz </text:span><text:span text:style-name="T190">Jana Franciszka Stadnickiego (1656-1713). Na ich miejsce posłano świeżego rekruta i oddziały z innych części kraju. Z kolei załoganci z Szańców NMP, gdzie komendantem był <text:s/>Jakub Kurtz, zasilili szeregi regimentu <text:s/>Atanazego Miączyńskiego. Podobnie było z innymi twierdzami, w czasach pokoju przypisywanych do konkretnych regimentów, których kompanie pełniły w nich rotacyjnie służbę garnizonowa. W ich miejsce miały zostać skierowane nowo zaciągnięte jednostki. I tak, żołnierze z regimentów dowodzonych przez: - Jakuba Berensa stali na załodze Międzybożu, Wacława Wilhelma Dobrzyca w Barze, Zygmunta Fryderyka de Stremema, Aswerusa Wrzospolskiego w Białej Cerkwi, Jana Przebendowskiego w Jazłowcu i Trembowli. Poza istniejącymi umocnieniami, dla lepszego strzeżenia granicy obsadzono też wojskiem Niemirów, Berdyczów, </text:span><text:span text:style-name="T125">Pałołoczę, Śniatyń, oraz Dubno wojskiem ordynackim. </text:span><text:span text:style-name="T190"><text:s/></text:span></text:p>
      <text:p text:style-name="P135">W dniu 10 maja 1683r. rozkazem hetmańskim, który posiadał też podpis monarchy przeorganizowano podział na jazdy narodowej na pułki. Ujednolicono i uporządkowano ich wcześniejszy przydział, uwzględniając ich aktualną lokację, stan organizacyjny i poziom bojowy. Prowadzono intensywne obrady rady senatu nad sprawami obrony. Generał Kącki przygotowywał artylerię, wyliczał kosztorysy zakupu nowej broni, głównie w Holandii i w Szwecji, której w Polsce nie <text:soft-page-break/>produkowano w wystarczającej ilości, choć krajowe kuźnie, zwłaszcza samsonowskie pracowały z dwojoną mocą.</text:p>
      <text:p text:style-name="P125">Poza pułkami jazdy pozostawały działające osobno oddziały jazdy lekkiej, które przeznaczono do wykonywania dalekich rekonesansów, aprowizacji i służby kurierskiej. Samodzielnie działały też jednostki rajtarskie i piechota, którą bezpośrednio pod Wiedniem wraz z regimentami dragońskimi powiązano w brygady podzielone na bataliony i rzucono do walki. Wydzielono też osobne garnizony, szczególnie silne na Podolu, przy granicy z Turcją. Obok armii koronnej, miała wystąpić też powiększane wojska litewskie, częściowo podążyć pod Wiedeń, głównie stary żołnierz komputowy, a częściowo wzmocnić siły pilnujące granicy podolskiej. Ustanowiony w maju 1683roku podział na pułki kawalerii narodowego autoramentu, z mało istotnymi zmianami dotrwał do sierpnia. W momencie wyruszania armii Rzeczypospolitej na odsiecz Wiedniem jej skład i organizacja wyglądała następująco:</text:p>
      <text:p text:style-name="P125"/>
      <text:p text:style-name="P157"/>
      <text:p text:style-name="P157"/>
      <text:p text:style-name="P157"/>
      <text:p text:style-name="P157"/>
      <text:p text:style-name="P157"/>
      <text:p text:style-name="P157"/>
      <text:p text:style-name="P157"/>
      <text:p text:style-name="P157"/>
      <text:p text:style-name="P157"><text:soft-page-break/>HUSARIA KORONNA</text:p>
      <text:p text:style-name="P30"><text:span text:style-name="T202">Jednostki Gwardii królewskiej</text:span><text:span text:style-name="T204">:</text:span></text:p>
      <text:p text:style-name="P61"><text:span text:style-name="T22">1. Chorągiew husarska JKM Jana III pod dowództwem Aleksandra Polanowskiego</text:span><text:span text:style-name="Footnote_20_anchor"><text:span text:style-name="T22"><text:note text:id="ftn6" text:note-class="footnote"><text:note-citation>6</text:note-citation><text:note-body><text:p text:style-name="P1"><text:span text:style-name="Footnote_20_Symbol"><text:span text:style-name="T157"><text:s text:c="4"/></text:span></text:span>Ciężko ranny w bitwie pod Wiedniem, zastępował go por. Jan Samuel Głogowski (1630-1696)</text:p></text:note-body></text:note></text:span></text:span><text:span text:style-name="T22"> (zm. 1687) - 200 koni (aukcja 100 koni)</text:span></text:p>
      <text:p text:style-name="P36">2. <text:s/>Chorągiew husarska Hetmana Wielkiego Koronnego pod dowództwem Hieronima Kuropatnickiego (zm. 1696r.)<text:note text:id="ftn7" text:note-class="footnote"><text:note-citation>7</text:note-citation><text:note-body><text:p text:style-name="Footnote">I namiestnikiem Damianem Szumlanskim (zm. 1699)</text:p></text:note-body></text:note> - 100 koni</text:p>
      <text:p text:style-name="P61"><text:span text:style-name="T22">3. Chorągiew husarska JKM Marii Kazimiery pod dowództwem Michała Floriana <text:s/>Rzewuskiego (zm. 1687r.)</text:span><text:span text:style-name="Footnote_20_anchor"><text:span text:style-name="T22"><text:note text:id="ftn8" text:note-class="footnote"><text:note-citation>8</text:note-citation><text:note-body><text:p text:style-name="Footnote">Faktycznie prowadził ja namiestnik Franciszek Brzuchowski (1645-1712) </text:p></text:note-body></text:note></text:span></text:span><text:span text:style-name="T22"> - 120 koni (aukcja 20 koni)</text:span></text:p>
      <text:p text:style-name="P36">4. Chorągiew husarska Królewicza Aleksandra pod komendą Marcina Cieńskiego (1640-1719) – 100 koni</text:p>
      <text:p text:style-name="P36">5. Chorągiew husarska JKM Króla Jakuba <text:s/>pod dowództwem Mikołaja Złotnickiego (zm. 1694r) – 120 koni (aukcja 40 koni)</text:p>
      <text:p text:style-name="P34">W sumie: - <text:s/>640 koni</text:p>
      <text:p text:style-name="P34"/>
      <text:p text:style-name="P34">Jednostki komputowe:</text:p>
      <text:p text:style-name="P50">1. Chorągiew Husarska Rafała Leszczyńskiego (1750-1703) pod namiestnikiem por. <text:s text:c="2"/>Stanisławem Małachowskim <text:s/>(zm. 1699) – 150 koni </text:p>
      <text:p text:style-name="P50">2. Chorągiew Husarska Szczęsnego Potockiego (1630-1702) pod namiestnikiem por. <text:s/>Janem Strzałkowskim (1640-1695) - 150 koni (aukcja 40 koni). </text:p>
      <text:p text:style-name="P61"><text:span text:style-name="T1">3. Chorągiew Husarska Józefa Karola Lubomirskiego (1638-1702) pod </text:span><text:soft-page-break/><text:span text:style-name="T1">namiestnikiem por. <text:s/>Władysławem Wilczkowskim</text:span><text:span text:style-name="Footnote_20_anchor"><text:span text:style-name="T1"><text:note text:id="ftn9" text:note-class="footnote"><text:note-citation>9</text:note-citation><text:note-body><text:p text:style-name="Footnote">Zginął w bitwie pod Wiedniem</text:p></text:note-body></text:note></text:span></text:span><text:span text:style-name="T1"> (zm. 1683) - 200 koni</text:span></text:p>
      <text:p text:style-name="P50">4. Chorągiew Husarska Atanazego Miączyńskiego (1639-1723) pod namiestnikiem por. <text:s/>Mikołajem Żaboklickim (zm. 1706). – 200 koni </text:p>
      <text:p text:style-name="P50">5. Chorągiew Husarska Marcina Zamoyskiego(zm. 1689) pod namiestnikiem por. <text:s text:c="2"/>Janem Wielhorskim (zm. 1695) - 150 koni </text:p>
      <text:p text:style-name="P50">6. Chorągiew Husarska hetmana Stanisława Jana Jabłonowskiego (1632-1704) pod namiestnikiem por. <text:s text:c="2"/>Zygmuntem Zbierzkowskim (zm. 1690) - 200 koni </text:p>
      <text:p text:style-name="P61"><text:span text:style-name="T1">7. Chorągiew Husarska hetmana Hieronima Augustyna Lubomirskiego (1647-1706) pod namiestnikiem por. <text:s/>Janem Strzałką</text:span><text:span text:style-name="Footnote_20_anchor"><text:span text:style-name="T1"><text:note text:id="ftn10" text:note-class="footnote"><text:note-citation>10</text:note-citation><text:note-body><text:p text:style-name="Footnote">Zginął w bitwie pod Wiedniem, chorągiew przejął por. Maciej Radzimirski zm. 1695</text:p></text:note-body></text:note></text:span></text:span><text:span text:style-name="T1"> (zm. 1683) - 200 koni </text:span></text:p>
      <text:p text:style-name="P61"><text:span text:style-name="T1">8. Chorągiew Husarska Andrzeja Potockiego (zm. 1692) pod namiestnikiem por. <text:s/>Stanisławem Potockim (1659-1723)</text:span><text:span text:style-name="Footnote_20_anchor"><text:span text:style-name="T1"><text:note text:id="ftn11" text:note-class="footnote"><text:note-citation>11</text:note-citation><text:note-body><text:p text:style-name="Footnote">W realu zginął pod Wiedniem, w wersji alternatywnej przeżył</text:p></text:note-body></text:note></text:span></text:span><text:span text:style-name="T1"> - 150 koni </text:span></text:p>
      <text:p text:style-name="P50">9. Chorągiew Husarska hetmana Mikołaja Hieronima Sieniawskiego (1645-1683) pod namiestnikiem por. <text:s/>Janem Prokopem Granowskim (zm. 1695) - 200 koni</text:p>
      <text:p text:style-name="P54">Razem stary zaciąg liczył: - 1450 koni</text:p>
      <text:p text:style-name="P50">10. Chorągiew Husarska Jana Wielopolskiego (1630-1688) <text:s/>pod <text:s/>namiestnikiem por. Mikołajem Radeckiem (zm. 1699) – <text:s/>150 koni </text:p>
      <text:p text:style-name="P50">11. Chorągiew Husarska Aleksandra Cetnera (zm. 1709) pod namiestnikiem por. <text:s/>Jerzym Konstantym Kamińskim (zm. 1710) – 150 koni </text:p>
      <text:p text:style-name="P61"><text:span text:style-name="T1">12. <text:s/>Chorągiew Husarska Dominika Potockiego (</text:span><text:span text:style-name="T2">1646-1683)</text:span><text:span text:style-name="Footnote_20_anchor"><text:span text:style-name="T2"><text:note text:id="ftn12" text:note-class="footnote"><text:note-citation>12</text:note-citation><text:note-body><text:p text:style-name="Footnote">Umarł z ran wyniesionych spod Wiednia</text:p></text:note-body></text:note></text:span></text:span><text:span text:style-name="T1"> pod namiestnikiem por. <text:s/>Stanisławem Grocholskim (1642-1704) <text:s/>– 150 koni </text:span></text:p>
      <text:p text:style-name="P50"><text:soft-page-break/>13. Chorągiew husarska Władysława Denhoffa (zm. 1684) pod namiestnikiem por. <text:s/>Władysławem Iskrą (zm. 1691) <text:s/>- <text:s/>150 koni</text:p>
      <text:p text:style-name="P50">14. Chorągiew husarska Stanisława Herakliusza Lubomirskiego (1642-1702) pod namiestnikiem por. <text:s/>Stefanem Aleksandrem Potockim (1651-1726) <text:s/>– 200 koni</text:p>
      <text:p text:style-name="P50">15. Chorągiew husarska biskupa Jana Małachowskiego (1623-1699) pod <text:s/>namiestnikiem por. <text:s text:c="2"/>Krzysztofem Skarbkiem <text:s/>(1640-1706) - 200 koni</text:p>
      <text:p text:style-name="P50">16. Chorągiew husarska Stanisława Myszkowskiego (zm. 1685) pod <text:s/>namiestnikiem por. <text:s/>Stanisławem Ligenzą <text:s/>(zm. 1709) <text:s/>- 150 koni</text:p>
      <text:p text:style-name="P61"><text:span text:style-name="T1">17. Chorągiew husarska Józefa Stanisława Potockiego (ok. 1662-1722) pod namiestnikiem por. <text:s/>Samuelem Gurowskim (1630-1689)</text:span><text:span text:style-name="Footnote_20_anchor"><text:span text:style-name="T1"><text:note text:id="ftn13" text:note-class="footnote"><text:note-citation>13</text:note-citation><text:note-body><text:p text:style-name="Footnote">Przeszedł z chorągwi Andrzeja Potockiego</text:p></text:note-body></text:note></text:span></text:span><text:span text:style-name="T1">– 150 koni</text:span></text:p>
      <text:p text:style-name="P50">18. Chorągiew husarska Stefana Branickiego (1640-1709) pod namiestnikiem por. <text:s/>Franciszkiem Poniatowskim (1651 – 1691) - 100 koni</text:p>
      <text:p text:style-name="P72">19 Chorągiew husarska złota Ordynacji Ostrogskiej pod dowództwem Wojciecha Urbańskiego (zm. 1692) – 100 konni</text:p>
      <text:p text:style-name="P44">25. Chorągiew husarska srebrna Ordynacji Ostrogskiej pod dowództwem Jana Baranowskiego (zm. 1699)– 100 koni</text:p>
      <text:p text:style-name="P60"><text:span text:style-name="T205">Razem komput koronny: <text:s/>- </text:span><text:span text:style-name="T202">3200</text:span></text:p>
      <text:p text:style-name="P39">Razem całość jazdy husarskiej (gwardia i komput koronny): - <text:s/>3840 koni</text:p>
      <text:p text:style-name="P15"/>
      <text:p text:style-name="P15"/>
      <text:p text:style-name="P15"/>
      <text:p text:style-name="P15"><text:soft-page-break/>RAJTARIA I ARKEBUZERIA</text:p>
      <text:p text:style-name="P15">Stary zaciąg</text:p>
      <text:p text:style-name="P19">1. Regiment Rajtarii Koronnej płk. Jana Górzyńskiego (zm. 1695) – 600 koni</text:p>
      <text:p text:style-name="P30"><text:span text:style-name="T213">2. Regiment arkebuzerii koronnej ziem pruskich płk Marcjana Chełmskiego (zm. 1699) i komendą ppłk </text:span><text:span text:style-name="T214">Andrzeja Strachana (zm. 1693) </text:span><text:span text:style-name="T213"><text:s/>– 300 koni</text:span></text:p>
      <text:p text:style-name="P15">W sumie: - 900 koni</text:p>
      <text:p text:style-name="P30"><text:span text:style-name="T213">3. Regiment arkebuzerii koronnej </text:span><text:span text:style-name="T134">Hieronima Augustyna Lubomirskiego (1647-1706)</text:span><text:span text:style-name="T213"> i komendą ppłk Jana von Rostocka <text:s/>(zm. 1697) – 300 koni</text:span></text:p>
      <text:p text:style-name="P60"><text:span text:style-name="T213">4. Regiment arkebuzerii koronnej Mikołaja </text:span><text:span text:style-name="T134">Hieronima </text:span><text:span text:style-name="T213">Sieniawskiego (1645-1683) pod komendą ppłk <text:s/>Jerzego Guzenappa (zm.1705) <text:s/>- 300 koni</text:span></text:p>
      <text:p text:style-name="P42">5. Pruski regiment rajtarski <text:s/>pod dowództwem płk Henryka Bulowa (zm. 1713) – 600 koni</text:p>
      <text:p text:style-name="P39">Razem: - 2100 koni</text:p>
      <text:p text:style-name="P39">JAZDA PANCERNA</text:p>
      <text:p text:style-name="P15">Jednostki Gwardii Królewskiej:</text:p>
      <text:p text:style-name="P19">1. Chorągiew nadworna <text:s/>JKM Jana III pod dowództwem Michała Zbrożka (1630-1697) <text:s/>i por. <text:s/>Janem Daniłowiczem (1643-1701) – 100 koni</text:p>
      <text:p text:style-name="P19">2. Chorągiew Hetmana Wlk. Koronnego, zwana kozacką mniejszą, <text:s/>pod dowództwem Aleksandra Woyny-Jasienieckiego (1650-1698) – 100 koni</text:p>
      <text:p text:style-name="P19">3. Chorągiew nadworna <text:s/>Królowej Marii Kazimiery pod dowództwem Krzysztofa Łasko (zm. 1700) – 100 koni</text:p>
      <text:p text:style-name="P30"><text:span text:style-name="T213">4. Chorągiew koronna JKM Jakuba pod dowództwem </text:span><text:span text:style-name="T215">Macieja Góreckiego (zm. </text:span><text:soft-page-break/><text:span text:style-name="T215">1689)</text:span><text:span text:style-name="T213"> – 100 koni</text:span></text:p>
      <text:p text:style-name="P19">5. Chorągiew litewska <text:s/>JKM Jakuba pod dowództwem Wojciecha Czaplickiego (zm. 1702r.) - 100 koni</text:p>
      <text:p text:style-name="P15">Razem: - <text:s/>500 koni</text:p>
      <text:p text:style-name="P15"/>
      <text:p text:style-name="P15">Jednostki komputowe:</text:p>
      <text:p text:style-name="P21">1. Chorągiew pancerna pod komendą Aleksandra Gałeckiego (zm. 1702) -150 koni</text:p>
      <text:p text:style-name="P21">2. Chorągiew pancerna pod komendą Aleksandra Tarnowskiego (zm. 1685) - 120 koni</text:p>
      <text:p text:style-name="P30"><text:span text:style-name="T207">3.</text:span><text:span text:style-name="T208"> </text:span><text:span text:style-name="T209">Chorągiew <text:s/>pancerna pod komendą Władysława Gnińskiego (zm. 1698) </text:span><text:span text:style-name="T208">- 120 koni</text:span></text:p>
      <text:p text:style-name="P19">4. Chorągiew pancerna pod komendą <text:s/>Jana Pajęckiego (zm. 1706) - 120 koni</text:p>
      <text:p text:style-name="P19">5. Chorągiew pancerna pod komendą Andrzeja Miączyńskiego (zm. 1713) - 150 koni</text:p>
      <text:p text:style-name="P30"><text:span text:style-name="T213">6. Chorągiew pancerna pod komendą <text:s/></text:span><text:span text:style-name="T216">Kazimierza Ubysza - zm. 1703</text:span><text:span text:style-name="T213"> - 150</text:span><text:span text:style-name="T218"> koni</text:span></text:p>
      <text:p text:style-name="P21">7. Chorągiew pancerna pod komendą Bogusława Łepkowskiego (zm. 1698) - 120 koni</text:p>
      <text:p text:style-name="P21">8. Chorągiew pancerna Stefana Bidzińskiego i namiestnikiem por. <text:s/>porucznikiem Stanisławem Łazińskim (zm. 1695) - 180 koni</text:p>
      <text:p text:style-name="P31"><text:span text:style-name="T31">9. Chorągiew pancerna pod komendą Andrzeja Modrzewskiego</text:span><text:span text:style-name="Footnote_20_anchor"><text:span text:style-name="T31"><text:note text:id="ftn14" text:note-class="footnote"><text:note-citation>14</text:note-citation><text:note-body><text:p text:style-name="Footnote">Zginął w bitwie pod Wiedniem</text:p></text:note-body></text:note></text:span></text:span><text:span text:style-name="T31"> (zm. 1683) <text:s text:c="2"/>i namiestnikiem por. Andrzejem Kamińskim (zm. 1688) - 150 koni</text:span></text:p>
      <text:p text:style-name="P21">10. Chorągiew pancerna pod komendą Jarosza Lipińskiego (zm. 1684) - 120 <text:s/>koni</text:p>
      <text:p text:style-name="P30"><text:span text:style-name="T218">12. Chorągiew pancerna pod komendą Pawła Lige</text:span><text:span text:style-name="T213">nzy (zm. 1693) - 12</text:span><text:span text:style-name="T218">0 koni</text:span></text:p>
      <text:p text:style-name="P30"><text:soft-page-break/><text:span text:style-name="T218">13. Chorągiew pancerna </text:span><text:span text:style-name="T135">Stanisława Antoniego Szczuki (1654-1710)</text:span><text:span text:style-name="T218"> i namiestnikiem por. <text:s text:c="2"/>Konstantym Koźmińskim (zm. 1686) - 120 koni</text:span></text:p>
      <text:p text:style-name="P21">14. Chorągiew pancerna pod komendą <text:s/>Jana Kosa (zm. 1702) - 180 koni</text:p>
      <text:p text:style-name="P21">15. Chorągiew pancerna pod komendą Stefana Garbowskiego (zm. 1696) - 120 koni</text:p>
      <text:p text:style-name="P21">16. Chorągiew pancerna pod komendą Jerzego Mniszka (zm. 1698) - 150 koni</text:p>
      <text:p text:style-name="P21">17. Chorągiew pancerna pod komendą Marcina Dobrzańskiego (zm. 1690) - 120 koni</text:p>
      <text:p text:style-name="P21">18. Chorągiew pancerna <text:s/>Tomasza Karczewskiego (zm. 1691) i namiestnikiem por. <text:s/>Janem Maszyckim (zm. 1693) – 150 koni</text:p>
      <text:p text:style-name="P31"><text:span text:style-name="T31">19. Chorągiew pancerna pod komendą Stanisława Bielickiego</text:span><text:span text:style-name="Footnote_20_anchor"><text:span text:style-name="T31"><text:note text:id="ftn15" text:note-class="footnote"><text:note-citation>15</text:note-citation><text:note-body><text:p text:style-name="Footnote">Umiera podczas walk na Górnych Węgrzech</text:p></text:note-body></text:note></text:span></text:span><text:span text:style-name="T31"> (zm. 1683) - 150 koni</text:span></text:p>
      <text:p text:style-name="P21">20. Chorągiew pancerna pod komendą Wojciecha Mąkolskiego <text:s/>(zm. 1720) - 120 koni</text:p>
      <text:p text:style-name="P21">21. Chorągiew pancerna pod komendą Stanisława Miączyńskiego (zm. 1699) - 150 koni</text:p>
      <text:p text:style-name="P30"><text:span text:style-name="T218">22. Chorągiew pancerna pod komendą <text:s/>Stanisława Rozwadowskiego</text:span><text:span text:style-name="T219"> (zm. <text:s/>1712) -</text:span><text:span text:style-name="T218"> 120 koni</text:span></text:p>
      <text:p text:style-name="P21">23. Chorągiew pancerna pod komendą Wacława Zalewskiego (zm. 1689) - 120 koni</text:p>
      <text:p text:style-name="P22">24. Chorągiew pancerna pod komendą Stanisława Fredry (zm. 1724) - 150 koni</text:p>
      <text:p text:style-name="P22">25. Chorągiew pancerna pod komendą Zbigniewa Zbierzchowskiego (zm 1690) i namiestnikiem por. <text:s/>Tobiaszem Rojewskim (zm. 1706) - 150 koni</text:p>
      <text:p text:style-name="P22">26. Chorągiew pancerna pod komendą pod komendą Jana Ulatowskiego (zm. 1702) - <text:soft-page-break/>120 koni</text:p>
      <text:p text:style-name="P22">27. Chorągiew pancerna pod komendą Stefana Bratkowskiego (zm. 1697) – 120 koni</text:p>
      <text:p text:style-name="P22">28. Chorągiew pancerna pod komendą <text:s/>Stanisława Kobielskiego (zm. 1691) - 120 koni</text:p>
      <text:p text:style-name="P22">29. Chorągiew pancerna pod komendą Stefana Branickiego (zm. 1709) - 150 koni</text:p>
      <text:p text:style-name="P22">30. <text:s/>Chorągiew pancerna pod komendą Samuela Bugwita (zm. 1703) <text:s/>- 120 koni</text:p>
      <text:p text:style-name="P22">31. Chorągiew pancerna pod komendą Wojciecha Ścibora Chełmskiego <text:s/>(zm. 1692) - 150 koni</text:p>
      <text:p text:style-name="P22">32. Chorągiew pancerna pod komendą Andrzeja Potockiego (zm. 1692) i namiestnikiem por. <text:s/>Janem Kaczkowskim (zm. 1688) - 150 koni</text:p>
      <text:p text:style-name="P22">33. Chorągiew pancerna pod komendą Stefana Aleksandra Potockiego (1652-1727) i namiestnikiem por. <text:s/>Janem Krosnowskim (zm. 1702) - 150 koni</text:p>
      <text:p text:style-name="P22">34. Chorągiew pancerna pod komendą Stanisława Ossolińskiego (1650-1700) i <text:s/>namiestnikiem por. <text:s/>Jerzym Franciszkiem Proszczyńskim (zm. 1706) - 150 koni</text:p>
      <text:p text:style-name="P22">35. Chorągiew pancerna pod komendą Mikołaja Zbrożka (zm. 1697) - 150 koni</text:p>
      <text:p text:style-name="P30"><text:span text:style-name="T220">36. Chorągiew pancerna pod komendą </text:span><text:span text:style-name="T213">Piotra Franciszka Daniłowicza </text:span><text:span text:style-name="T220">(zm. 1685) i namiestnikiem por. <text:s/>Konstantym Szybińskim (zm. 1689) - 180 koni</text:span></text:p>
      <text:p text:style-name="P22">37. Chorągiew pancerna pod komendą <text:s/>Jana Romiszewskiego (zm. 1691) - 120 koni</text:p>
      <text:p text:style-name="P22">38. Chorągiew pancerna pod komendą <text:s text:c="2"/>Adama Trzecieskiego (zm. 1691) - 120 koni</text:p>
      <text:p text:style-name="P22">39. Chorągiew pancerna pod komendą Filipa Pilichowskiego (1692) - 120 koni</text:p>
      <text:p text:style-name="P22">40. Chorągiew pancerna pod komendą Hieronima Augustyna Lubomirskiego (1647-1706) pod namiestnikiem por. Maciejem Radzimińskim (zm. 1691) - 180 koni</text:p>
      <text:p text:style-name="P30"><text:soft-page-break/><text:span text:style-name="T220">41 Chorągiew pancerna pod komendą Mikołaja </text:span><text:span text:style-name="T134">Hieronima</text:span><text:span text:style-name="T220"> Sieniawskiego </text:span><text:span text:style-name="T213">(1645-1683) </text:span><text:span text:style-name="T220">i namiestnikiem por. <text:s/>Andrzejem Nurzyńskim (zm. 1691) - 180 koni</text:span></text:p>
      <text:p text:style-name="P22">42. Chorągiew pancerna pod komendą Marcina Bogusza i namiestnikiem por. <text:s/>Tomaszem Boguszem (zm. 1697) - 150 koni</text:p>
      <text:p text:style-name="P22">43. Chorągiew pancerna pod komendą Tomasza Głuskiego (zm. 1713) - 120 koni</text:p>
      <text:p text:style-name="P22">44. Chorągiew pancerna pod komendą Rafała Janickiego (zm. 1702) - 150 koni</text:p>
      <text:p text:style-name="P22">45. Chorągiew pancerna pod komendą Jana Mężyńskiego (zm. 1709) - 120 koni </text:p>
      <text:p text:style-name="P22">46. Chorągiew pancerna pod komendą <text:s/>Jana Malskiego (zm. 1789) - 120 koni</text:p>
      <text:p text:style-name="P30"><text:span text:style-name="T218">47. Chorągiew pancerna </text:span><text:span text:style-name="T220">pod komendą</text:span><text:span text:style-name="T218"> Remigiana Strzałkowskiego (zm. 1683) i namiestnikiem por. <text:s/>Stefanem Horodyczanem (zm. 1693) – 180 koni</text:span></text:p>
      <text:p text:style-name="P30"><text:span text:style-name="T218">48. Chorągiew pancerna pod komendą Szczęsnego Potockiego (1630-1702) i namiestnikiem por. <text:s/>Janem Skulskim</text:span><text:span text:style-name="T134"> (zm. 1695)</text:span><text:span text:style-name="T218"> - 180 koni</text:span></text:p>
      <text:p text:style-name="P31"><text:span text:style-name="T31">49. Chorągiew pancerna pod komendą Stanisława Herakliusza Lubomirskiego </text:span><text:span text:style-name="T1"><text:s/>(1642-1702) </text:span><text:span text:style-name="T31">i namiestnikiem por. <text:s/>Mikołajem Ślubowskim</text:span><text:span text:style-name="Footnote_20_anchor"><text:span text:style-name="T31"><text:note text:id="ftn16" text:note-class="footnote"><text:note-citation>16</text:note-citation><text:note-body><text:p text:style-name="Footnote">Ginie w bitwie pod Wiedniem, w realu umiera w 1685r.</text:p></text:note-body></text:note></text:span></text:span><text:span text:style-name="T31"> (zm. 1683) - 180 koni</text:span></text:p>
      <text:p text:style-name="P21">50. Chorągiew pancerna pod komendą Jana Aleksandra Wronowskiego (zm. 1697) - 120 koni</text:p>
      <text:p text:style-name="P21">51. Chorągiew pancerna pod komendą Mikołaja Pukaczewskiego (zm. 1693) - 120 koni</text:p>
      <text:p text:style-name="P21">52. Chorągiew pancerna pod komendą Jana Wojciecha Rosnowskiego (zm. 1708) - 120 koni</text:p>
      <text:p text:style-name="P21">53. Chorągiew pancerna <text:s/>Jana Gnińskiego młodszego (1650-1703) i namiestnikiem <text:soft-page-break/>por. <text:s/>Leonem Eysmontem (zm. 1689) - 150 koni</text:p>
      <text:p text:style-name="P31"><text:span text:style-name="T32">54. Chorągiew pancerna Jana Wielopolskiego (1630-1688) <text:s/>i namiestnikiem por. <text:s/>Krzysztofem Dybowskim</text:span><text:span text:style-name="Footnote_20_anchor"><text:span text:style-name="T32"><text:note text:id="ftn17" text:note-class="footnote"><text:note-citation>17</text:note-citation><text:note-body><text:p text:style-name="Footnote">Ginie w bitwie pod Wiedniem, w realu umiera w 1689r.</text:p></text:note-body></text:note></text:span></text:span><text:span text:style-name="T32"> (zm. 1683) - 120 koni</text:span></text:p>
      <text:p text:style-name="P22">55. Chorągiew pancerna pod komendą Jana Samuela Głogowskiego (zm. 1690)<text:note text:id="ftn18" text:note-class="footnote"><text:note-citation>18</text:note-citation><text:note-body><text:p text:style-name="Footnote">W kampanii wiedeńskiej zastępował go w charakterze namiestnika Tomasz Małuja (zm. 1708)</text:p></text:note-body></text:note> - 120 koni</text:p>
      <text:p text:style-name="P165"/>
      <text:p text:style-name="P156">Razem chorągwie pancerne starego zaciągu po mobilizacji: - 7530 koni</text:p>
      <text:p text:style-name="P156"/>
      <text:p text:style-name="P165"><text:span text:style-name="T134">56. Chorągiew pancerna </text:span><text:span text:style-name="T135"><text:s/>pod komendą</text:span><text:span text:style-name="T134"> Mikołaja <text:s/>Poniatowskiego <text:s/>(1658-1703) - 120 <text:s/>koni</text:span></text:p>
      <text:p text:style-name="P166"><text:span text:style-name="T134">57.Chorągiew pancerna koronna </text:span><text:span text:style-name="T135">Jana Dobrogosta Krasińskiego</text:span><text:span text:style-name="T134">, i namiestnikiem por. <text:s/>Michałem Liniewskim (zm. 1714) <text:s/>- 120 <text:s/>koni</text:span></text:p>
      <text:p text:style-name="P126">58. Chorągiew pancerna Stanisława Druszkiewicza (1621-1697) i namiestnikiem por. <text:s text:c="2"/>Stefanem Ledóchowskim (zm. 1696) – 150 koni</text:p>
      <text:p text:style-name="P126">59. <text:s/>Chorągiew pancerna pod dowództwem Andrzeja Rzeczyckiego (zm. 1716) – 100 koni</text:p>
      <text:p text:style-name="P126">60. Chorągiew pancerna <text:s/>pod dowództwem Jana Koniecpolskiego (1635-1719) - 100 koni</text:p>
      <text:p text:style-name="P186"><text:span text:style-name="T1">61. Chorągiew pancerna </text:span><text:span text:style-name="T2">Wojciecha Prażmowskiego (zm. 1685) <text:s/>i namiestnikiem por. <text:s text:c="2"/></text:span><text:span text:style-name="T1">Wiktorynem Bykowskim</text:span><text:span text:style-name="Footnote_20_anchor"><text:span text:style-name="T1"><text:note text:id="ftn19" text:note-class="footnote"><text:note-citation>19</text:note-citation><text:note-body><text:p text:style-name="Footnote">Ciężko ranny w bitwie pod Wiedniem</text:p></text:note-body></text:note></text:span></text:span><text:span text:style-name="T1"> (zm. 1684) – 120 koni</text:span></text:p>
      <text:p text:style-name="P185"><text:span text:style-name="T2">62. <text:s/>Chorągiew pancerna Jana Kazimierza Zamoyskiego (zm. 1692) i namiestnikiem </text:span><text:soft-page-break/><text:span text:style-name="T2">por. <text:s text:c="2"/>Stefanem Ważyńskim</text:span><text:span text:style-name="Footnote_20_anchor"><text:span text:style-name="T2"><text:note text:id="ftn20" text:note-class="footnote"><text:note-citation>20</text:note-citation><text:note-body><text:p text:style-name="Footnote">Ginie w odsieczy wiedeńskiej, w realu umiera w 1685r. </text:p></text:note-body></text:note></text:span></text:span><text:span text:style-name="T2"> (zm. 1683)– 150 koni</text:span></text:p>
      <text:p text:style-name="P127">62. <text:s/>Chorągiew pancerna pod dowództwem Jana Franciszka Stadnickiego (1656-1713) – 120 koni</text:p>
      <text:p text:style-name="P127">63. Chorągiew pancerna <text:s/>Atanazego Miączyńskiego, pod dowództwem Andrzeja Gęsickiego <text:s/>(zm. 1701) - 150 koni</text:p>
      <text:p text:style-name="P127">64. <text:s/>Chorągiew pancerna Stanisława Antoniego Szczuki (1654-1710) i namiestnikiem por. Stanisławem Nagórskim <text:s/>(zm. 1706) - 120 koni</text:p>
      <text:p text:style-name="P127">65. Chorągiew pancerna pod komendą Józefa Michała Wasilkowskiego (zm 1699) - 100 koni</text:p>
      <text:p text:style-name="P127">66. Chorągiew pancerna pod komendą <text:s/>Jana Giżyckiego (zm. 1712) - 100 koni</text:p>
      <text:p text:style-name="P127">67. Chorągiew pancerna Franciszka Małachowskiego (1627-1690) i namiestnikiem por. Stefanem Górskim (zm. 1701) - 120 koni</text:p>
      <text:p text:style-name="P186"><text:span text:style-name="T2">68. Chorągiew pancerna pod komendą Wojciecha Łubieńskiego</text:span><text:span text:style-name="Footnote_20_anchor"><text:span text:style-name="T2"><text:note text:id="ftn21" text:note-class="footnote"><text:note-citation>21</text:note-citation><text:note-body><text:p text:style-name="Footnote">Ginie w odsieczy wiedeńskiej, w realu umiera w 1688r. </text:p></text:note-body></text:note></text:span></text:span><text:span text:style-name="T2"> (zm. 1683) – 100 koni</text:span></text:p>
      <text:p text:style-name="P166"><text:span text:style-name="T135">69. Chorągiew pancerna pod komendą Hieronima Augustyna Lubomirskiego (1647-1706) i namiestnikiem por.</text:span><text:span text:style-name="T224"> Stanisławem Świeżawskim</text:span><text:span text:style-name="T135"> (zm. 1715) – 180 koni</text:span></text:p>
      <text:p text:style-name="P127">70. Chorągiew pancerna <text:s/>pod komendą Mikołaja Hieronima Sieniawskiego (1645-1683) i namiestnikiem por. Szymonem Baworowskim (zm. 1713) <text:s/>– 180 koni</text:p>
      <text:p text:style-name="P127">71. <text:s/>Chorągiew pancerna Józefa Karola Lubomirskiego (1638-1702) i namiestnikiem por. Kasprem Teodorem Siemianowskim (zm. 1704) – 150 koni</text:p>
      <text:p text:style-name="P127">72. Chorągiew pancerna pod komendą Jana Franciszka Dzieduszyckiego (1640-1704) <text:soft-page-break/>– 100 koni</text:p>
      <text:p text:style-name="P166"><text:span text:style-name="T135">73. Chorągiew pancerna biskupa Michała Radziejowskiego, pod komendą </text:span><text:bookmark text:name="firstHeading"/><text:span text:style-name="T67">Jana Chryzostoma <text:s/>Czapskiego (1656-1716) </text:span><text:span text:style-name="T135">– 100 koni</text:span></text:p>
      <text:p text:style-name="P185"><text:span text:style-name="T1">74. </text:span><text:span text:style-name="T2">Chorągiew pancerna pod komendą</text:span><text:span text:style-name="T1"> Jana Franciszka</text:span><text:span text:style-name="T2"> <text:s/>Bielińskiego <text:s/>(zm. 1685) i namiestnikiem por. Wojciechem Stępkowskim</text:span><text:span text:style-name="Footnote_20_anchor"><text:span text:style-name="T2"><text:note text:id="ftn22" text:note-class="footnote"><text:note-citation>22</text:note-citation><text:note-body><text:p text:style-name="Footnote">Ginie w odsieczy wiedeńskiej</text:p></text:note-body></text:note></text:span></text:span><text:span text:style-name="T2"> (zm. 1683) – 100 koni</text:span></text:p>
      <text:p text:style-name="P127">75. Chorągiew pancerna pod komendą Karola Tarły (1639-1702) i namiestnikiem por. Franciszkiem Załuskim (1660-1735) - 100 koni</text:p>
      <text:p text:style-name="P127">76. Chorągiew pancerna pod komendą Dominika Potockiego (1646-1683) i namiestnikiem por. Janem Chomentowskim (zm. 1692) <text:s/>– 150 koni</text:p>
      <text:p text:style-name="P127">77. Chorągiew pancerna pod komendą <text:s/>Floriana Zdziechowskiego (zm. 1695) – 100 koni</text:p>
      <text:p text:style-name="P127">78. <text:s/>Chorągiew pancerna pod komendą Krzysztofa Złotnickiego (zm. 1690) – 100 koni</text:p>
      <text:p text:style-name="P127">79. <text:s/>Chorągiew pancerna Stanisława Cetnera (zm. 1692) i namiestnikiem por. Przecławem Stefanem Szembekiem (1652-1702) - 120 koni</text:p>
      <text:p text:style-name="P127">80. <text:s/>Chorągiew pancerna <text:s/>pod komendą Wojciecha Krasińskiego <text:s/>(zm. 1699) i namiestnikiem por. Michałem Mogielnickim (zm. 1714) – 100 koni</text:p>
      <text:p text:style-name="P127">81. <text:s/>Chorągiew pancerna biskupa Jana Małachowskiego (1623-1699) pod komendą Stanisława Pakosławskiego (zm. 1696) – 150 koni</text:p>
      <text:p text:style-name="P127">82. Chorągiew pancerna ordynacji ostroroskiej pod Tomaszem Majkowskim (zm. 1698) – 120 koni</text:p>
      <text:p text:style-name="P127"><text:soft-page-break/>83. <text:s/>Chorągiew pancerna ordynacji ostroroskiej pod Aleksandrem Łaszczem (1650-1720) – 120 koni</text:p>
      <text:p text:style-name="P186"><text:span text:style-name="T2">84. Chorągiew pancerna ordynacji ostroroskiej pod Dymitrem Żabokrzyckim</text:span><text:span text:style-name="Footnote_20_anchor"><text:span text:style-name="T2"><text:note text:id="ftn23" text:note-class="footnote"><text:note-citation>23</text:note-citation><text:note-body><text:p text:style-name="Footnote">Ginie podczas walk na Podolu w 1684, w realu umiera w 1685</text:p></text:note-body></text:note></text:span></text:span><text:span text:style-name="T2"> (zm. 1684) – 120 koni</text:span></text:p>
      <text:p text:style-name="P127">85. Chorągiew pancerna ordynacji ostroroskiej pod Krzysztofem Szachmancerem (zm. 1696) – 120 konie</text:p>
      <text:p text:style-name="P130">Nowy zaciąg: - 3300 koni</text:p>
      <text:p text:style-name="P130">Komput jazdy pancernej liczył: - 10830 koni</text:p>
      <text:p text:style-name="P160">Razem cały jazda pancerna (gwardia i komput koronny) wyniósł: - 11810 <text:s/>koni</text:p>
      <text:p text:style-name="P160"/>
      <text:p text:style-name="P15">CHORĄGWIE JAZDY LEKKIEJ</text:p>
      <text:p text:style-name="P15">Jednostki gwardii królewskiej:</text:p>
      <text:p text:style-name="P19">1. Nadworna chorągiew lekkiej jazdy litewskiej pod dowództwem Dominika Wołowicza (zm. 1712r.) - 60 koni</text:p>
      <text:p text:style-name="P19">2. Nadworna chorągiew jazdy wołowskiej pod dowództwem Jerzego Frąckiewicza (zm. 1699) - 60 koni</text:p>
      <text:p text:style-name="P19">3. Nadworna chorągiew lekkiej jazdy tatarskiej Samuela Krzeczowskiego (zm. 1723) - 60 koni</text:p>
      <text:p text:style-name="P19">4. Nadworna chorągiew lekkiej jazdy czerkieskiej Romana Ruszczyca (zm. 1702) – 60 koni </text:p>
      <text:p text:style-name="P19">5. Nadworna chorągiew lekkiej jazdy tatarskiej JKM Jakuba pod komendą Damiana <text:soft-page-break/>Ruszczyca (zm. 1702) - 60 koni</text:p>
      <text:p text:style-name="P15">Razem było to: - 300 koni</text:p>
      <text:p text:style-name="P15"/>
      <text:p text:style-name="P15">Jednostki komputowe:</text:p>
      <text:p text:style-name="P23">1. Chorągiew jazdy lekkiej pod komendą Stefana Zahorowskiego (zm. 1696)– 120 koni</text:p>
      <text:p text:style-name="P23">2. Chorągiew jazdy lekkiej pod komendą Felicjana Białogłowskiego (zm. 1693)– 120 koni</text:p>
      <text:p text:style-name="P23">3. Chorągiew jazdy lekkiej pod komendą <text:s/>Pawła Drozdowskiego (zm. 1693) - 120 koni</text:p>
      <text:p text:style-name="P31"><text:span text:style-name="T1">4. Chorągiew jazdy lekkiej pod komendą Stefana Nickiego</text:span><text:span text:style-name="Footnote_20_anchor"><text:span text:style-name="T1"><text:note text:id="ftn24" text:note-class="footnote"><text:note-citation>24</text:note-citation><text:note-body><text:p text:style-name="Footnote">Ginie podczas walk na Podolu w 1684r. </text:p></text:note-body></text:note></text:span></text:span><text:span text:style-name="T1"> (zm. 1684) - 100 koni</text:span></text:p>
      <text:p text:style-name="P23">5. Chorągiew jazdy lekkiej pod komendą Andrzeja Jeżowskiego (zm. 1687) - 120 koni</text:p>
      <text:p text:style-name="P23">6. Chorągiew jazdy lekkiej pod komendą <text:s/>Andrzeja Stefana Dymideckiego (zm. 1688) i namiestnikiem por. Aleksandrem Chomentowskim (zm. 1702) - 70 koni</text:p>
      <text:p text:style-name="P31"><text:span text:style-name="T1">7. Chorągiew jazdy lekkiej pod komendą Jana Gałęzowskiego</text:span><text:span text:style-name="Footnote_20_anchor"><text:span text:style-name="T1"><text:note text:id="ftn25" text:note-class="footnote"><text:note-citation>25</text:note-citation><text:note-body><text:p text:style-name="Footnote">Ginie w odsieczy wiedeńskiej</text:p></text:note-body></text:note></text:span></text:span><text:span text:style-name="T1"> (zm. 1683) - 100 koni </text:span></text:p>
      <text:p text:style-name="P23">8. Chorągiew jazdy lekkiej pod komendą Marcjana Gostkowskiego (zm. 1689) <text:s/>- 100 koni </text:p>
      <text:p text:style-name="P23">9. Chorągiew jazdy lekkiej Stefana Bidzińskiego (1630-1704) i namiestnikiem por. <text:s text:c="2"/>Janem Bruckim (zm. 1686) - 120 koni</text:p>
      <text:p text:style-name="P23"><text:soft-page-break/>10. Chorągiew jazdy lekkiej pod komendą Wojciecha Niklewiecza (zm. 1696) - 100 koni</text:p>
      <text:p text:style-name="P23">11. Chorągiew jazdy lekkiej pod komendą <text:s/>Samuela Romanowskiego (zm. 1691) - 120 koni</text:p>
      <text:p text:style-name="P23">12. Chorągiew jazdy lekkiej pod komendą Szymona Zawiszy (zm. 1692) - 120 koni</text:p>
      <text:p text:style-name="P23">13. Chorągiew jazdy lekkiej pod komendą Andrzeja Dobrowskiego (zm. 1699) - 100 koni</text:p>
      <text:p text:style-name="P23">14. Chorągiew jazdy lekkiej pod komendą Hieronima Augustyna Lubomirskiego (1647-1706) i namiestnikiem por. Dawidem Talkowskim (zm. 1694) - 100 koni</text:p>
      <text:p text:style-name="P23">15. Chorągiew jazdy lekkiej pod komendą <text:s/>Władysława Mroczka (zm. 1685) - 120 koni</text:p>
      <text:p text:style-name="P23">16. Chorągiew jazdy lekkiej pod komendą Jana Papary (zm. 1697) - 120 koni</text:p>
      <text:p text:style-name="P24">17. Chorągiew jazdy lekkiej pod komendą Gabriela Temruka Czerkasa (zm. 1692) - 120 koni</text:p>
      <text:p text:style-name="P26">Razem stary zaciąg: - 1750 koni</text:p>
      <text:p text:style-name="P24">18. <text:s/>Chorągiew jazdy lekkiej pod komendą Atanazego Miączyńskiego (1639-1723) i namiestnikiem por. Janem Pęskim (zm. 1689) – 60 koni</text:p>
      <text:p text:style-name="P165"><text:span text:style-name="T134">19. Chorągiew lekkiej jazdy <text:s/></text:span><text:span text:style-name="T133">pod komendą </text:span><text:span text:style-name="T134">Andrzeja Dobraczyńskiego (zm. 1687) – 60 koni</text:span></text:p>
      <text:p text:style-name="P165"><text:span text:style-name="T134">20. Chorągiew lekkiej jazdy <text:s/></text:span><text:span text:style-name="T133">pod komendą </text:span><text:span text:style-name="T134">Aleksandra Zaborowskiego (zm. 1700) – 60 koni</text:span></text:p>
      <text:p text:style-name="P185"><text:soft-page-break/><text:span text:style-name="T1">21. <text:s/>Chorągiew lekkiej jazdy </text:span><text:span text:style-name="T3"><text:s/>pod komendą Michała Komara</text:span><text:span text:style-name="Footnote_20_anchor"><text:span text:style-name="T3"><text:note text:id="ftn26" text:note-class="footnote"><text:note-citation>26</text:note-citation><text:note-body><text:p text:style-name="Footnote">Ginie w odsieczy wiedeńskiej</text:p></text:note-body></text:note></text:span></text:span><text:span text:style-name="T3"> (zm. 1683) – 60 koni</text:span></text:p>
      <text:p text:style-name="P124">22. <text:s/>Chorągiew lekkiej jazdy pod komendą Mikołaja Hieronima Sieniawskiego (1645-1683) i namiestnikiem por. Stefanem Ruszczycem (zm. 1688) – 80 koni</text:p>
      <text:p text:style-name="P124">23. <text:s/>Chorągiew lekkiej jazdy pod komendą Bazylego Sinicy (zm. 1696) <text:s/>– 60 koni</text:p>
      <text:p text:style-name="P124">24. Chorągiew lekkiej jazdy pod komendą Andrzeja Jana Sierakowskiego (zm. 1698) <text:s/>i namiestnikiem por. Bohdanem Akcentym (zm. 1703) – 80 koni</text:p>
      <text:p text:style-name="P124">25. <text:s/>Chorągiew lekkiej pod komendą azdy Tomasza Gdeszyńskiego (zm. 1697) – 60 koni</text:p>
      <text:p text:style-name="P165"><text:span text:style-name="T134">26. <text:s/>Chorągiew lekkiej jazdy </text:span><text:span text:style-name="T133">pod komendą </text:span><text:span text:style-name="T134">Stanisława Jana Jabłonowskiego (1632-1702)</text:span><text:span text:style-name="T133"> i namiestnikiem por.</text:span><text:span text:style-name="T134"> Aleksandrem Dawidenko - 80 <text:s/>koni</text:span></text:p>
      <text:p text:style-name="P127">27. Chorągiew lekkiej jazdy pod komendą Balcera Wilgi (zm. 1709)- 100 koni</text:p>
      <text:p text:style-name="P131">Razem cały komput koronny jazdy lekkiej stanowił: - 2670 koni</text:p>
      <text:p text:style-name="P131">Cała jazda lekka (gwardia i komput koronnych) liczyła: - 2980 koni</text:p>
      <text:p text:style-name="P165"/>
      <text:p text:style-name="P159">DRAGONIA KORONNA</text:p>
      <text:p text:style-name="P159"/>
      <text:p text:style-name="P15">Jednostki Gwardii Królewskiej:</text:p>
      <text:p text:style-name="P19">1. Regiment dragonów Gwardii Konnej JKM Jana III pod dowództwem płk Franciszka Gałeckiego (1645-1711) i ppłk. Michała Brandta (1640-1710) – 900 koni</text:p>
      <text:p text:style-name="P19">2. Regiment gwardii konnej JKM Jana III pod dowództwem <text:s/>generała-adiutanta Jana Fryderyk Groebena (1645-1712) i ppłk Gerharda von Fittinghoff'a (zm. 1717) <text:s/>– 600 koni</text:p>
      <text:p text:style-name="P19"><text:soft-page-break/>3. Regimentu dragonów JKM królewicza Jakuba pod dowództwem płk. Henryka Henrykowskiego <text:s/>(zm. 1698) - 300 koni</text:p>
      <text:p text:style-name="P15">Razem: <text:s/>- 1800 koni</text:p>
      <text:p text:style-name="P15"/>
      <text:p text:style-name="P15">Jednostki komputowe:</text:p>
      <text:p text:style-name="P30"><text:span text:style-name="T143">1. Regiment dragonii koronnej Stanisława Jana Jabłonowskiego </text:span><text:span text:style-name="T134">(1632-1702) </text:span><text:span text:style-name="T143">i ppłk. Jana Samuela Chrzanowskiego (zm. 1688) - 900 koni</text:span></text:p>
      <text:p text:style-name="P31"><text:span text:style-name="T18">2. Regiment dragonii koronnej pod dowództwem generała Jana Wojciecha Dennemarka</text:span><text:span text:style-name="Footnote_20_anchor"><text:span text:style-name="T18"><text:note text:id="ftn27" text:note-class="footnote"><text:note-citation>27</text:note-citation><text:note-body><text:p text:style-name="Footnote">Ginie podczas walk na Podolu w 1684r. </text:p></text:note-body></text:note></text:span></text:span><text:span text:style-name="T18"> (zm. 1684r) i ppłk. Wojciecha Jaskólskiego (zm. 1696) - 900 koni</text:span></text:p>
      <text:p text:style-name="P29">3. Regiment dragonii koronnej Ludwika de Maligny (zm. 1703), i ppłk. Jana Kożuchowskiego (zm. 1693) - 900 koni</text:p>
      <text:p text:style-name="P27">Razem stary zaciąg: - 3600 koni</text:p>
      <text:p text:style-name="P142">4. Regiment dragonii koronnej koronny generała Jerzego Taube (zm. 1696) – 600 koni</text:p>
      <text:p text:style-name="P142">5. Regiment dragonii koronnej płk Jana Piotra Postela (zm. 1702) – 600 koni</text:p>
      <text:p text:style-name="P142">6. Regiment dragonii koronnej płk Marcina Kazimierza Borowskiego (1640-1709) - 600 koni</text:p>
      <text:p text:style-name="P165"><text:span text:style-name="T143">7. Regiment dragoni koronnej </text:span><text:span text:style-name="T144">Michała Działyńskiego (zm. 1687) <text:s/>i p</text:span><text:span text:style-name="T143">płk Jana Brandenburgcha (zm. 1692) - 600 koni</text:span></text:p>
      <text:p text:style-name="P165"><text:span text:style-name="T143">8. </text:span><text:span text:style-name="T131">Chorągiew dragońska ordynacji ostrogskiej pod komendą <text:s/>kpt. Fryderyka Janowicza (zm. 1697) <text:s/>- 200 koni</text:span></text:p>
      <text:p text:style-name="P136"><text:soft-page-break/>9. Pruski regiment dragoński pod dowództwem płk. Kaspra de Bernefoura (zm. 1697) - 600 koni</text:p>
      <text:p text:style-name="P116">10. Chorągiew dragońska <text:s/>Ahasvera von Lehndorffa (1637-1688) i ppłk. Ulricha Feliksa von Pircha (1654-1723) - 100 koni</text:p>
      <text:p text:style-name="P156">Razem komput koronny, wraz z dragonią pruską, liczył: - 6000 koni</text:p>
      <text:p text:style-name="P159">Dragonia (gwardia i komput koronny) liczyły w sumie: - 7800 koni</text:p>
      <text:p text:style-name="P156"/>
      <text:p text:style-name="P15">PIECHOTA KORONNA</text:p>
      <text:p text:style-name="P15">Jednostki gwardii królewskiej:</text:p>
      <text:p text:style-name="P19">1/ Regiment gwardii pieszej JKM Jana III generała gwardii <text:s/>Ernesta Denhoffa (zm. 1693), pod dowództwem <text:s/>płk Otto Ernesta Rappe (zm. 1701) – 900 porcji</text:p>
      <text:p text:style-name="P19">2/ Regiment JKM <text:s/>królewicza Jakuba pod dowództwem płk Jana Jakuba Butlera (zm. 1710) <text:s/>– 500 porcji</text:p>
      <text:p text:style-name="P30"><text:span text:style-name="T213">3/ Regiment gwardii pieszej JKM Królowej Marii Kazimiery pod dowództwem Stanisława Morsztyna (zm. 1725) i <text:s/>ppłk. </text:span><text:span text:style-name="T216">ppłk </text:span><text:span text:style-name="T213">Eliaszem Krauze <text:s text:c="2"/>(zm. 1691) – 500 porcji</text:span></text:p>
      <text:p text:style-name="P19">4/ Regiment gwardii pieszej JKM <text:s/>królewicza Jakuba <text:s/>pod dowództwem płk. Fryderyka Seswegena (zm. 1689) – 600 porcji</text:p>
      <text:p text:style-name="P15">Razem: 2500 porcji</text:p>
      <text:p text:style-name="P15"/>
      <text:p text:style-name="P15">Jednostki komputowe:</text:p>
      <text:p text:style-name="P31"><text:span text:style-name="T1">1. Regiment piechoty koronnej autoramentu cudzoziemskiego pod komendą generała </text:span><text:soft-page-break/><text:span text:style-name="T1">Władysława Denhoffa</text:span><text:span text:style-name="Footnote_20_anchor"><text:span text:style-name="T1"><text:note text:id="ftn28" text:note-class="footnote"><text:note-citation>28</text:note-citation><text:note-body><text:p text:style-name="Footnote">Ginie podczas walk na Podolu w 1684r., w realu zabity w bitwie pod Parkanami w 1683r. </text:p></text:note-body></text:note></text:span></text:span><text:span text:style-name="T1"> (zm. 1684) i <text:s/>ppłk. Aleksandra Domaradzkiego (zm. 1710) - 1200 porcji (powiększona o 500 porcji)</text:span></text:p>
      <text:p text:style-name="P23">2. Regiment piechoty koronnej autoramentu cudzoziemskiego województwa pomorskiego pod komendą generała Eliasza Łąckiego (zm. 1685roku) i ppłk. Jerzego Guttry (1635-1699) <text:s/>- 1200 porcji (powiększona o 600 porcji)</text:p>
      <text:p text:style-name="P23">3. Regiment piechoty koronnej autoramentu cudzoziemskiego pod komendą generała <text:s/>Jerzego Krzysztofa von Rosena (zm. 1700) i ppłk. Jakuba Berensa (1640-1703) <text:s/>- 900 porcji (powiększona o 400 porcji)</text:p>
      <text:p text:style-name="P23">4. Regiment piechoty koronnej autoramentu cudzoziemskiego pod komendą płk. Wacława Wilhelma Dobrzyca (zm. 1698roku) - 900 porcji (powiększona o 300 porcji)</text:p>
      <text:p text:style-name="P23">5. Regiment piechoty koronnej autoramentu cudzoziemskiego pod komendą płk. Aswerusa Wrzospolskiego (zm. 1683)<text:note text:id="ftn29" text:note-class="footnote"><text:note-citation>29</text:note-citation><text:note-body><text:p text:style-name="Footnote">Ginie w bitwie pod Wiedniem</text:p></text:note-body></text:note> - 900 porcji (powiększona o 200 porcji)</text:p>
      <text:p text:style-name="P23">6. Regiment piechoty koronnej autoramentu cudzoziemskiego Hieronima Augustyna Lubomirskiego (1647-1706) i ppłk. Teodora Franka (zm. 1687) – 900 porcji (powiększona o 200 porcji)</text:p>
      <text:p text:style-name="P31"><text:span text:style-name="T1">7. Regiment piechoty koronnej autoramentu cudzoziemskiego Mikołaja Hieronima Sieniawskiego (1645-1683) i <text:s/>ppłk. Jana Przebendowskiego</text:span><text:span text:style-name="Footnote_20_anchor"><text:span text:style-name="T1"><text:note text:id="ftn30" text:note-class="footnote"><text:note-citation>30</text:note-citation><text:note-body><text:p text:style-name="Footnote">W armii koronnej do 1685r., potem służba dworska</text:p></text:note-body></text:note></text:span></text:span><text:span text:style-name="T1"> <text:s/>(1738-1728) <text:s/>- 900 porcji (powiększona o 400 porcji)</text:span></text:p>
      <text:p text:style-name="P23">8. Regiment piechoty koronnej autoramentu cudzoziemskiego Andrzeja Potockiego (zm. 1692) i ppłk. Zygmunta Fryderyka de Stremema (zm. 1717) - 900 porcji <text:soft-page-break/>(powiększona o 500 porcji)</text:p>
      <text:p text:style-name="P23">9. Regiment piechoty koronnej autoramentu cudzoziemskiego generała artylerii koronnej Marcina Kazimierza Kątskiego (1635-1710) i ppłk. Wilhelma Finka (zm. 1749) 1200 porcji, w tym z freikompania dragonów mjr. Kaspram Leya (zm. 1691) - 300 porcji (powiększona o 300 piechurów oraz 100 dragonów)</text:p>
      <text:p text:style-name="P23">10. Regiment piechoty koronnej autoramentu cudzoziemskiego Jana Gnińskiego (1625-1685) i ppłk. Jana Barensa (zm. 1711) - 900 porcji (powiększona o 200 porcji)</text:p>
      <text:p text:style-name="P27">Razem stary zaciąg: - 9600 porcji</text:p>
      <text:p text:style-name="P30"/>
      <text:p text:style-name="P30"><text:span text:style-name="T134">11. Regiment piechoty koronnej autoramentu cudzoziemskiego płk. </text:span><text:span text:style-name="T135">Jana Kazimierza Zamoyskiego</text:span><text:span text:style-name="T134"> (zm. 1692) i ppłk. Johana Banera zm. 1696) – 900 porcji</text:span></text:p>
      <text:p text:style-name="P23">12. Regiment piechoty koronnej autoramentu cudzoziemskiego pod dowództwem płk Tyburycego Żurawskiego zm. 1696 (łanowy wyprawy: - wielkopolska, pomorska i kujawska) – 600 porcji</text:p>
      <text:p text:style-name="P23">13. Regiment piechoty koronnej autoramentu cudzoziemskiego pod dowództwem płk Jana Weretycza (zm 1689), (łanowy wyprawa: krakowska, sandomierska, podlaska i mazowiecka) – 600 porcji</text:p>
      <text:p text:style-name="P23">14. Regiment piechoty pod dowództwem Marcina Sosnowskiego (zm. 1697) , (łanowy: wyprawa <text:s/>lubelska, bełska i ruska) – 300 porcji</text:p>
      <text:p text:style-name="P126">15. Regiment piechoty koronnej autoramentu cudzoziemskiego Atanazego Miączyńskiego (1639-1723) i ppłk Jakuba Kutza (zm. 1698) <text:s text:c="2"/>– 600 porcji</text:p>
      <text:p text:style-name="P126">16. Regiment piechoty koronnej autoramentu cudzoziemskiego Stanisława <text:soft-page-break/>Herakliusza Lubomirskiego <text:s/>(1642-1702) i ppłk Stanisława Madeyjskiego (zm. 1689) – 300 porcji</text:p>
      <text:p text:style-name="P126">17. <text:s/>Regiment piechoty koronnej autoramentu cudzoziemskiego płk. Jana Fryderyka Koszkiela (zm. 1711) – 600 porcji</text:p>
      <text:p text:style-name="P166"><text:span text:style-name="T134">18. <text:s/>Regiment piechoty koronnej autoramentu cudzoziemskiego Jana Wielopolskiego (1630-1688) i <text:s/>ppłk </text:span><text:span text:style-name="T56">Jana Wiganda</text:span><text:span text:style-name="T134"> <text:s/>von Sackena (1650-1730) – 600 porcji</text:span></text:p>
      <text:p text:style-name="P166"><text:span text:style-name="T134">19. Regiment piechoty koronnej autoramentu cudzoziemskiego </text:span><text:span text:style-name="T135">Józefa Karola Lubomirskiego <text:s/>(1638-1702) i </text:span><text:span text:style-name="T134">ppłk Jana Kazimierza Nenchy (1640-1713) – 300 porcji</text:span></text:p>
      <text:p text:style-name="P126">20. Regiment piechoty koronnej autoramentu cudzoziemskiego płk Franciszka Lanckorońskiego (1655-1716) – 600 porcji</text:p>
      <text:p text:style-name="P166"><text:span text:style-name="T134">21. Regiment piechoty koronnej autoramentu cudzoziemskiego </text:span><text:span text:style-name="T135">Jana Teodora Schliebena</text:span><text:span text:style-name="T134"> (1638-1695) i ppłk. </text:span><text:span text:style-name="T136">Joachima <text:s/>von Wreech'a (1650-1724)</text:span><text:span text:style-name="T134"> – 300 porcji</text:span></text:p>
      <text:p text:style-name="P132">Razem w kompucie piechoty koronnej znajdowało się: - 15 400 porcji</text:p>
      <text:p text:style-name="P30"><text:span text:style-name="T134">22. Regiment piechoty koronnej autoramentu cudzoziemskiego miasta Gdańska</text:span><text:span text:style-name="T145"> pod dowództwem płk Kristiana von Schweinitz'a</text:span><text:span text:style-name="T134"> (zm. 1685) - 500 porcji <text:s/>(powiększony o 100 porcji)</text:span></text:p>
      <text:p text:style-name="P186"><text:span text:style-name="T1">23. Regiment piechoty ordynacji ostrogockiej pod dowództwem płk. Dawida </text:span><text:span text:style-name="T4">Kammerera</text:span><text:span text:style-name="Footnote_20_anchor"><text:span text:style-name="T4"><text:note text:id="ftn31" text:note-class="footnote"><text:note-citation>31</text:note-citation><text:note-body><text:p text:style-name="Footnote">Ginie podczas walk na Podolu, w realu umiera po 1683r. </text:p></text:note-body></text:note></text:span></text:span><text:span text:style-name="Footnote_20_anchor"><text:span text:style-name="T1"> </text:span></text:span><text:span text:style-name="T1">(zm. 1684) – 1000 porcji</text:span></text:p>
      <text:p text:style-name="P126">23. Regiment piechoty pruskiej płk Fryderyka von Denhoffa (zm. 1696) – 1200 porcji</text:p>
      <text:p text:style-name="P166"><text:span text:style-name="T134">24. <text:s/>Regiment piechoty pruskiej plk </text:span><text:span text:style-name="T133">Wolfganga Christopha (Krzysztofa) Stewarda </text:span><text:soft-page-break/><text:span text:style-name="T133">von Waldburg'a (1643-1688) – 1200 porcji</text:span></text:p>
      <text:p text:style-name="P134">W sumie kontyngenty : <text:s/>- 3900 porcji</text:p>
      <text:p text:style-name="P97">Razem, po zsumowaniu wszystkim kontyngentów, piechota <text:s/>autoramentu cudzoziemskiego w Koronie liczyła: - 21 800 porcji</text:p>
      <text:p text:style-name="P97"/>
      <text:p text:style-name="P97">JEDNOSTKI PIECHOTY POLSKIEJ I WĘGIERSKIEJ:</text:p>
      <text:p text:style-name="P97">Jednostki gwardii królewskiej:</text:p>
      <text:p text:style-name="P100">1. Nadworna chorągiew serdyńska JKM pod komendą Samuela Motowidło (zm. 1683) – 120 porcji </text:p>
      <text:p text:style-name="P100">2. Nadworna chorągiew semeńska, (kozaków nadwornych) JKM pod komendą <text:s/>Krzysztofa Buluk Baszy (zm. 1685) - 150 porcji </text:p>
      <text:p text:style-name="P100">3. <text:s/>Chorągiew hetmańska piechoty polskiej JKM Królowej (halabardnicy, hajducy) pod komendą Marka Siekierzyńskiego (zm. 1686) - 100 porcji</text:p>
      <text:p text:style-name="P105"><text:span text:style-name="T139">Razem było to: - 370 porcji</text:span><text:span text:style-name="T136"> </text:span></text:p>
      <text:p text:style-name="P97">W kompucie koronnym: </text:p>
      <text:p text:style-name="P100">1. Chorągiew hetmańska piechoty Węgierskiej na załodze w Częstochowie rotm. Jana Franciszka Głatkowskiego (zm. 1690) - 100 porcji </text:p>
      <text:p text:style-name="P100">2. <text:s/>Chorągiew hetmańska piechoty Węgierskiej rotm. Jana Wojciecha Rajeckiego (zm. 1699) - 100 porcji</text:p>
      <text:p text:style-name="P100"><text:soft-page-break/>3. Chorągiew piechoty węgierskiej Marszałka Wielkiego Koronnego rotm. Kaspra Trembińskiego (zm. 1712) na załodze w Krakowie – 120 porcji </text:p>
      <text:p text:style-name="P100">4. Chorągiew piechoty węgierskiej Trybunału Skarbowego rotm. Marka Sokołowskiego (zm. 1702) na załodze we Lwowie – 100 porcji </text:p>
      <text:p text:style-name="P97">Kontyngenty Lubomirskich: </text:p>
      <text:p text:style-name="P105"><text:span text:style-name="T136">1. Załoga Lubomirskich w </text:span><text:span text:style-name="T146">Starej Lubowli Franciszka Rudnickiego (zm. 1712) – 90 porcji</text:span></text:p>
      <text:p text:style-name="P105"><text:span text:style-name="T136">2. Załoga Lubomirskich w </text:span><text:span text:style-name="T146">Czorsztynie Wojciecha Świecickiego (zm. 1690) – 60 porcji </text:span></text:p>
      <text:p text:style-name="P105"><text:span text:style-name="T136">3. <text:s/>Załoga Lubomirskich na Wawelu Stanisława Apolinarego Ożarowskiego (zm. 1725) – 100 porcji</text:span><text:span text:style-name="T139"> </text:span></text:p>
      <text:p text:style-name="P97">Razem było to: - 670 porcji</text:p>
      <text:p text:style-name="P97">Razem jednostki piechoty węgierskiej i polskiej liczyły: - 1040 porcji</text:p>
      <text:p text:style-name="P97"/>
      <text:p text:style-name="P97">JEDNOSTKI POZAKOMPUTOWE</text:p>
      <text:p text:style-name="P97">Jednostki kawalerii:</text:p>
      <text:p text:style-name="P100">Jednostki ochotnicze:</text:p>
      <text:p text:style-name="P105"><text:span text:style-name="T133">1. </text:span><text:span text:style-name="T135">Chorągiew ochotnicza Bogusława Potockiego (1647-1694) pod Adamem </text:span><text:soft-page-break/><text:span text:style-name="T135">Golejewskim (zam. 1696) - 100 koni </text:span></text:p>
      <text:p text:style-name="P101">2. Chorągiew ochotnicza Jana Zbąskiego (zm. 1683)<text:note text:id="ftn32" text:note-class="footnote"><text:note-citation>32</text:note-citation><text:note-body><text:p text:style-name="Footnote">poległ w bitwie pod Wiedniem</text:p></text:note-body></text:note> – 100 koni</text:p>
      <text:p text:style-name="P101">3. Chorągiew ochotnicza egzulatów Michała Iskry (zm. 1705) - 100 koni</text:p>
      <text:p text:style-name="P101">4. Chorągiew ochotnicza egzulatów Dymitra Jełowieckiego <text:s/>(zm. 1719) – 50 koni</text:p>
      <text:p text:style-name="P101">6. Chorągiew ochotnicza Jakub Olewiński (zm. 1698) <text:s/>– 100 koni</text:p>
      <text:p text:style-name="P101">8. Chorągiew ochotnicza Macieja Dobrosołowskiego (zm. 1709) – 100 koni</text:p>
      <text:p text:style-name="P101">9. Chorągiew ochotnicza <text:s/>Konstantego Kuszela (zm. 1742) – 50 koni</text:p>
      <text:p text:style-name="P98">Razem: - 600 koni</text:p>
      <text:p text:style-name="P98">Oodziały prywatne: </text:p>
      <text:p text:style-name="P101">1. Chorągiew jazdy Stanisława Jana Jabłonowskiego pod por. Tyburycym Zlotnickim (zm. 1691) – 50 koni</text:p>
      <text:p text:style-name="P101">2. Chorągiew jazdy Mikołaja Sieniawskiego pod Nikodemem Silickim (zm. 1691) – 50 koni </text:p>
      <text:p text:style-name="P101">3. Chorągiew dragońska Andrzeja Potockiego pod Andrzejem Dąbrowskim (zm. 1700) – 100 koni</text:p>
      <text:p text:style-name="P101">4. Chorągiew lekka Hieronima Lubomirskiego pod por. Marcinem Spasowskim (zm. 1684) – 100 koni</text:p>
      <text:p text:style-name="P101"><text:soft-page-break/>5. Chorągiew lekkiej jazdy Mikołaja Sieniawskiego pod Antonim Bekierskim (zm. 1726) – 50 porcji</text:p>
      <text:p text:style-name="P101">6. Chorągiew lekkiej jazdy Mikołaja Sieniawskiego pod Michałem Gawryłyszem (zm. 1688) – 50 koni</text:p>
      <text:p text:style-name="P101">7. Chorągiew jazdy lekkiej Józefa Karola Lubomirskiego pd Józef Modzelewskim (zm. 1687) – 100 koni</text:p>
      <text:p text:style-name="P101">8. Chorągiew dragońska Szczęsnego Potockiego pod kpt. Jakubem Wittkopem (zm. 1701) – 100 porcji</text:p>
      <text:p text:style-name="P101">9. Szwadron rajtarii Hieronima Lubomirskiego pod Janem Duninem Borkowskim (zm. 1719) – 100 koni</text:p>
      <text:p text:style-name="P101">10. Szwadron rajtarii Franciszka <text:s/>Jana Bielińskiego pod Janem Graffem (zm. 1695) – 100 koni</text:p>
      <text:p text:style-name="P98">Razem: - 800 koni</text:p>
      <text:p text:style-name="P105"><text:span text:style-name="T140">Razem wszystkie formacje jazdy pozakomputowej</text:span><text:span text:style-name="T139">: - 1400 koni</text:span></text:p>
      <text:p text:style-name="P97">Oddziały piechoty:</text:p>
      <text:p text:style-name="P97">Prywatne i poza komputowe zaciągi:</text:p>
      <text:p text:style-name="P100">1. Chorągiew piechoty węgierskiej województwa ruskiego rotm. Franciszka Okolski 1691– 50 porcji </text:p>
      <text:p text:style-name="P100"><text:soft-page-break/>2. Chorągiew piechoty węgierskiej biskupa krakowskiego rotm. Władysława Bronikowskiego (zm. 1718) – 200 porcji</text:p>
      <text:p text:style-name="P100">3. Chorągiew piechoty węgierskiej województwa krakowskiego rotm. Jana Drużbicza (zm. 1713) – 100 porcji</text:p>
      <text:p text:style-name="P101">4. Regiment piechoty niemieckiej biskupa Stanisława Małachowskiego pod płk. Janem Śliwiczem (zm. 1697) – 300 porcji </text:p>
      <text:p text:style-name="P101">5. Kompania piesza niemiecka Marcina Zamoyskiego pod pt. Karolem Wapowskim (zm. 1697) – 150 porcji</text:p>
      <text:p text:style-name="P101">6. Kompania piechoty niemieckiej Stanisława Jana Jabłonowskiego na załodze w Śniatyniu pod kpt. Maurycym Saurbrey'em (zm. 1704) – 150 porcji</text:p>
      <text:p text:style-name="P101">7. Chorągiew piechoty węgierskiej Andrzeja Potockiego na załodze w Stanisławowie pod Jakubem Czarockim (zm. 1702) – 150 porcji</text:p>
      <text:p text:style-name="P101">8. Chorągiew piechoty węgierskiej Stanisława Hieronima Lubomirskiego pod Franciszkiem Duninem (zm. 1697) – 200 porcji</text:p>
      <text:p text:style-name="P101">9. Chorągiew piechoty węgierskiej Andrzeja Potockiego pod Marcinem Grzymałą (zm. 1735) – 100 porcji</text:p>
      <text:p text:style-name="P101">10. Chorągiew piechoty węgierskiej Andrzeja Potockiego pod Janem Wojakowskim (zm. 1684) – 100 porcji</text:p>
      <text:p text:style-name="P101">11. Chorągiew piesza kozacka Stanisława Jana Jabłonowskiego pod Kazimierzem <text:soft-page-break/>Skranosielskim (zm. 1712) – 200 ludzi</text:p>
      <text:p text:style-name="P97">Razem wszystkie jednostki piechoty zaciągu prywatnego liczyły: - 1550 porcji/ludzi</text:p>
      <text:p text:style-name="P97"/>
      <text:p text:style-name="P105"><text:span text:style-name="T139">Pułki kozackie: </text:span><text:span text:style-name="T136">płk. Jakub Mężyński (zm. 1700), komisarz Stanisław Druszkiewicz (1621-1697)</text:span></text:p>
      <text:p text:style-name="P100">1. Pułk Bazylego Iskrzyckiego - 300</text:p>
      <text:p text:style-name="P100">2. Pułk Semena Korsuńca - 500</text:p>
      <text:p text:style-name="P100">3. Pułk Stefana Kunickiego (1640-1684) - 600</text:p>
      <text:p text:style-name="P100">4. Pułk Jakuba Worony - 300</text:p>
      <text:p text:style-name="P100">6. Pułk Pawła Apostoła Szczurowskiego zm. 1691 y - 200</text:p>
      <text:p text:style-name="P100">7. Pułk <text:s/>Aleksandra Barabasza - 300</text:p>
      <text:p text:style-name="P100">8. Pułk Jana Michała Myśłiszewskiego zm. 1697 - 300</text:p>
      <text:p text:style-name="P100">9. Pułk Jana Dunina Rojewskiego - 500</text:p>
      <text:p text:style-name="P100">10. <text:s/>Pułk <text:s/>Zachariasza Iskry (zm. 1708) - 500</text:p>
      <text:p text:style-name="P100">11. Pułk konny (Samuela) Samusia (zm. 1711) - 500</text:p>
      <text:p text:style-name="P100">12. Pułk konny Semena Palija (1640-1710) - 500</text:p>
      <text:p text:style-name="P100"><text:soft-page-break/>13. Pułk konny Abazyna <text:s/>(zm. 1703) - 300</text:p>
      <text:p text:style-name="P97">GARNIZONY</text:p>
      <text:p text:style-name="P105"><text:span text:style-name="T139">Szańce</text:span><text:span text:style-name="T136"> </text:span><text:span text:style-name="T139">NMP - </text:span><text:span text:style-name="T136">płk. Krzysztof Wilchelm von Rappe (zm. 1721)</text:span></text:p>
      <text:p text:style-name="P84">1. Chorągiew pancerna pod komendą pod komendą Jana Ulatowskiego (zm. 1702) - 120 koni</text:p>
      <text:p text:style-name="P101">2. Chorągiew pancerna pod komendą <text:s/>Floriana Zdziechowskiego (zm. 1695) – 100 koni</text:p>
      <text:p text:style-name="P23">3. Chorągiew jazdy lekkiej pod komendą Stefana Zahorowskiego (zm. 1696) – 120 koni</text:p>
      <text:p text:style-name="P103">4. Chorągiew dragońska <text:s/>Ahasvera von Lehndorffa (1637-1688) i ppłk. Ulricha Feliksa von Pircha (1654-1723) - 100 koni</text:p>
      <text:p text:style-name="P100">5. Regiment piechoty ordynacji ostrogockiej pod dowództwem płk. Dawida Kammerera (zm. 1684) – 2 kompanie/ 200 porcji</text:p>
      <text:p text:style-name="P100">6. Pułk Bazylego Iskrzyckiego – 300</text:p>
      <text:p text:style-name="P100">razem: - 340 jazdy, 100 dragonii, 200 piechoty, 300 kozaków</text:p>
      <text:p text:style-name="P105"><text:span text:style-name="T139">Okopy św. Trójcy - </text:span><text:span text:style-name="T136">płk Tyburycy Żurawski</text:span></text:p>
      <text:p text:style-name="P88">1. Chorągiew jazdy lekkiej Stefana Bidzińskiego (1630-1704) i namiestnikiem por. Janem Bruckim (zm. 1686) - 120 koni</text:p>
      <text:p text:style-name="P102"><text:soft-page-break/>2. <text:s/>Chorągiew lekkiej pod komendą jazdy Tomasza Gdeszyńskiego (zm. 1697) – 60 koni</text:p>
      <text:p text:style-name="P88">3. Chorągiew jazdy lekkiej pod komendą Felicjana Białogłowskiego (zm. 1693)– 120 koni</text:p>
      <text:p text:style-name="P88">4. Regiment piechoty koronnej autoramentu cudzoziemskiego pod dowództwem płk Tyburycego Żurawskiego (zm. 1696), – 600 porcji</text:p>
      <text:p text:style-name="P102">5. Regiment piechoty koronnej autoramentu cudzoziemskiego Stanisława Herakliusza Lubomirskiego <text:s/>(1642-1702) i ppłk Stanisława Madeyjskiego (zm. 1689) – 300 porcji</text:p>
      <text:p text:style-name="P88">razem: 300 jazdy i 900 piechoty</text:p>
      <text:p text:style-name="P105"><text:span text:style-name="T139">Berdyczów</text:span><text:span text:style-name="T136"> - mjr. Daniel Winiarski (zm.1693)</text:span></text:p>
      <text:p text:style-name="P100">1. Regiment piechoty ordynacji ostrogockiej pod dowództwem płk. Dawida Kammerera (zm. 1684) – 2kompanie/ 200 porcji</text:p>
      <text:p text:style-name="P100">razem: 200 piechoty</text:p>
      <text:p text:style-name="P100"/>
      <text:p text:style-name="P105"><text:span text:style-name="T139">Bar</text:span><text:span text:style-name="T136"> – płk. Jan Weretycz</text:span></text:p>
      <text:p text:style-name="P105"><text:span text:style-name="T136">1. Chorągiew lekkiej jazdy <text:s/></text:span><text:span text:style-name="T133">pod komendą </text:span><text:span text:style-name="T136">Aleksandra Zaborowskiego (zm. 1700) – 60 koni</text:span></text:p>
      <text:p text:style-name="P23"><text:soft-page-break/>2. Chorągiew jazdy lekkiej pod komendą <text:s/>Samuela Romanowskiego (zm. 1691) - 120 koni</text:p>
      <text:p text:style-name="P88">3. Chorągiew jazdy lekkiej pod komendą Szymona Zawiszy (zm. 1692) - 120 koni</text:p>
      <text:p text:style-name="P101">4. Chorągiew ochotnicza <text:s/>Konstantego Kuszela (zm. 1742) – 50 koni</text:p>
      <text:p text:style-name="P105"><text:span text:style-name="T136">5. </text:span><text:span text:style-name="T133">Chorągiew dragońska ordynacji ostrogskiej pod komendą <text:s/>kpt. Fryderyka Janowicza (zm. 1697) <text:s/>- 200 koni</text:span></text:p>
      <text:p text:style-name="P89">6. Regiment piechoty koronnej autoramentu cudzoziemskiego pod dowództwem płk Jana Weretycza (zm 1689) – 200 porcji</text:p>
      <text:p text:style-name="P84">7. Pułk Pawła Apostoła Szczurowskiego zm. 1691 <text:s/>- 200</text:p>
      <text:p text:style-name="P100">razem: 350 jazdy, 200 dragonów, 200 piechoty, 200 kozaków</text:p>
      <text:p text:style-name="P105"><text:span text:style-name="T139">Pałołocza</text:span><text:span text:style-name="T137"> - Baltazar Lochert (zm. 1698)</text:span></text:p>
      <text:p text:style-name="P90">1. Regiment piechoty koronnej autoramentu cudzoziemskiego pod dowództwem płk Jana Weretycza (zm 1689), – 200 porcji</text:p>
      <text:p text:style-name="P90">razem: - 200 porcji</text:p>
      <text:p text:style-name="P105"><text:span text:style-name="T141"><text:s/></text:span><text:span text:style-name="T139">Międzybórz</text:span><text:span text:style-name="T136"> - kpt. Jan Fryderyk Gerken (zm. 1702)</text:span></text:p>
      <text:p text:style-name="P88">1. Regiment piechoty koronnej autoramentu cudzoziemskiego pod dowództwem płk Jana Weretycza (zm 1689) – 200 porcji</text:p>
      <text:p text:style-name="P84">razem: - 200 piechoty</text:p>
      <text:p text:style-name="P105"><text:soft-page-break/><text:span text:style-name="T139">Jazłowiec</text:span><text:span text:style-name="T133"> - mjr. Samuel Dobrzański (zm. 1690)</text:span></text:p>
      <text:p text:style-name="P102">1. Chorągiew lekkiej jazdy pod komendą Andrzeja Jana Sierakowskiego (zm. 1698) <text:s/>i namiestnikiem por. Bohdanem Akcentym (zm. 1703) – 80 koni</text:p>
      <text:p text:style-name="P100">2. Regiment piechoty ordynacji ostrogockiej pod dowództwem płk. Dawida Kammerera (zm. 1684) – 200 porcji</text:p>
      <text:p text:style-name="P100">razem: - 80 jazdy i 200 piechoty</text:p>
      <text:p text:style-name="P105"><text:span text:style-name="T139">Trembowla</text:span><text:span text:style-name="T136"> – płk. Marcin Sosnowski</text:span></text:p>
      <text:p text:style-name="P88">Regiment piechoty pod dowództwem płk. Marcina Sosnowskiego (zm. 1697) , (łanowy: wyprawa <text:s/>lubelska, bełska i ruska) – 300 porcji</text:p>
      <text:p text:style-name="P84">razem: - 300 piechoty </text:p>
      <text:p text:style-name="P105"><text:span text:style-name="T139">Niemirów</text:span><text:span text:style-name="T136"> - <text:s/>ppłk. Joachim <text:s/>von Wreech</text:span></text:p>
      <text:p text:style-name="P105"><text:span text:style-name="T136">1. Regiment piechoty koronnej autoramentu cudzoziemskiego </text:span><text:span text:style-name="T135">Jana Teodora Schliebena</text:span><text:span text:style-name="T136"> (1638-1695) i ppłk. Joachima <text:s/>von Wreech'a (1650-1724) – 2 kompania/150 porcji</text:span></text:p>
      <text:p text:style-name="P101">2 Chorągiew jazdy lekkiej Józefa Karola Lubomirskiego pd Józef Modzelewskim (zm. 1687) – 100 koni</text:p>
      <text:p text:style-name="P101">razem: 150 piechoty i 100 jazdy</text:p>
      <text:p text:style-name="P105"><text:span text:style-name="T139">Dubno</text:span><text:span text:style-name="T136"> - płk. Dawid Kammerer</text:span></text:p>
      <text:p text:style-name="P106"><text:soft-page-break/><text:span text:style-name="T4">1. Regiment piechoty ordynacji ostrogockiej pod dowództwem płk. Dawida Kammerera</text:span><text:span text:style-name="Footnote_20_anchor"><text:span text:style-name="T4"> </text:span></text:span><text:span text:style-name="T4">(zm. 1684) – <text:s/>2 kompanie/ 200 porcji</text:span></text:p>
      <text:p text:style-name="P100">razem: 200 piechoty</text:p>
      <text:p text:style-name="P105"><text:span text:style-name="T139">Biała Cerkiew</text:span><text:span text:style-name="T135"> - mjr. Krzysztof Ebreisch (zm. 1696)</text:span></text:p>
      <text:p text:style-name="P105"><text:span text:style-name="T135">1. Regiment piechoty koronnej autoramentu cudzoziemskiego Jana Teodora Schliebena (1638-1695) i ppłk. </text:span><text:span text:style-name="T136">Joachima <text:s/>von Wreech'a (1650-1724)</text:span><text:span text:style-name="T135"> – 2 kompania/150 porcji</text:span></text:p>
      <text:p text:style-name="P100">razem: 150 piechoty</text:p>
      <text:p text:style-name="P105"><text:span text:style-name="T140">Śniatyń –</text:span><text:span text:style-name="T139"> </text:span><text:span text:style-name="T136">mjr Andrzej Dąbrowski</text:span></text:p>
      <text:p text:style-name="P84">1. Chorągiew jazdy lekkiej pod komendą Jana Papary (zm. 1697) - 120 koni</text:p>
      <text:p text:style-name="P100">2. Chorągiew dragońska Andrzeja Potockiego pod mjr. Andrzejem Dąbrowskim (zm. 1700) – 100 koni</text:p>
      <text:p text:style-name="P100">2. Regiment piechoty ordynacji ostrogockiej pod dowództwem płk. Dawida Kammerera (zm. 1684) – 200 porcji</text:p>
      <text:p text:style-name="P100">6. Kompania piechoty niemieckiej Stanisława Jana Jabłonowskiego na załodze w Śniatyniu pod kpt. Maurycym Saurbrey'em (zm. 1704) – 150 porcji</text:p>
      <text:p text:style-name="P100">razem: - 120 jazdy, 100 dragoni, 350 piechoty</text:p>
      <text:p text:style-name="P105"><text:span text:style-name="T139">Stanisławów –</text:span><text:span text:style-name="T136"> Jan Wojakowski</text:span></text:p>
      <text:p text:style-name="P100"><text:soft-page-break/>1. Chorągiew piechoty węgierskiej Andrzeja Potockiego na załodze w Stanisławowie pod Jakubem Czarockim (zm. 1702) – 150 porcji</text:p>
      <text:p text:style-name="P101">2. Chorągiew piechoty węgierskiej Andrzeja Potockiego pod Marcinem Grzymałą (zm. 1735) – 100 porcji</text:p>
      <text:p text:style-name="P100">3. Chorągiew piechoty węgierskiej Andrzeja Potockiego pod Janem Wojakowskim (zm. 1684) – 100 porcji</text:p>
      <text:p text:style-name="P100">razem: 350 piechoty</text:p>
      <text:p text:style-name="P105"><text:span text:style-name="T139">Częstochowa</text:span><text:span text:style-name="T136"> - Jan Głatkowski</text:span></text:p>
      <text:p text:style-name="P100">1. Chorągiew dragońska Szczęsnego Potockiego pod kpt. Jakubem Wittkopem (zm. 1701) – 100 porcji</text:p>
      <text:p text:style-name="P100">2. Chorągiew hetmańska piechoty Węgierskiej na załodze w Częstochowie rotm. Jana Franciszka Głatkowskiego (zm. 1690) - 100 porcji</text:p>
      <text:p text:style-name="P100">razem: 100 dragonów i 100 piechoty</text:p>
      <text:p text:style-name="P105"><text:span text:style-name="T139">Lwów</text:span><text:span text:style-name="T136"> - Franciszek Okolski</text:span></text:p>
      <text:p text:style-name="P100">1. Chorągiew piechoty węgierskiej województwa ruskiego rotm. Franciszka Okolskiego 1691– 50 porcji</text:p>
      <text:p text:style-name="P100">2. Chorągiew piechoty węgierskiej Trybunału Skarbowego rotm. Marka Sokołowskiego (zm. 1702) na załodze we Lwowie – 100 porcji</text:p>
      <text:p text:style-name="P100"><text:soft-page-break/>razem: 150 piechoty</text:p>
      <text:p text:style-name="P105"><text:span text:style-name="T139">Kraków</text:span><text:span text:style-name="T136"> - płk. Jerzy von Hahn (zm. 1712)</text:span></text:p>
      <text:p text:style-name="P100">1. Chorągiew piechoty węgierskiej Marszałka Wielkiego Koronnego rotm. Kaspra Trembińskiego (zm. 1712) na załodze w Krakowie – 120 porcji</text:p>
      <text:p text:style-name="P105"><text:span text:style-name="T136">2. Chorągiew piechoty węgierskiej biskupa krakowskiego </text:span><text:span text:style-name="T135">Stanisława Małachowskiego (1623-1699) </text:span><text:span text:style-name="T136">rotm. Władysława Bronikowskiego (zm. 1718) – 200 porcji</text:span></text:p>
      <text:p text:style-name="P100">3. Chorągiew piechoty węgierskiej województwa krakowskiego rotm. Jana Drużbicza (zm. 1713) – 100 porcji</text:p>
      <text:p text:style-name="P101">4. Regiment piechoty niemieckiej biskupa Stanisława Małachowskiego (1623-1699) pod płk. Janem Śliwiczem (zm. 1697) – 300 porcji</text:p>
      <text:p text:style-name="P100">5. <text:s/>Załoga Lubomirskich na Wawelu Stanisława Apolinarego Ożarowskiego (zm. 1725) – 100 porcji</text:p>
      <text:p text:style-name="P100">razem: 820 piechoty</text:p>
      <text:p text:style-name="P105"><text:span text:style-name="T139">Zamość</text:span><text:span text:style-name="T136"> – mjr. Karol Wapowski </text:span></text:p>
      <text:p text:style-name="P100">1. Kompania piesza niemiecka Marcina Zamoyskiego pod por. Karolem Wapowskim (zm. 1697) – 150 porcji</text:p>
      <text:p text:style-name="P101">razem. 150 piechoty</text:p>
      <text:p text:style-name="P86"><text:soft-page-break/>1. Pułk JKM Jana pod Atanazym Miączyńskim<text:span text:style-name="T173"><text:note text:id="ftn33" text:note-class="footnote"><text:note-citation>33</text:note-citation><text:note-body><text:p text:style-name="Footnote">Zastępowany był przez Andrzeja Modrzewskiego podczas bezpośrednio prowadzonych przez Jana III dalekich rekonesansów przed czołem głównej kolumny wojsk</text:p></text:note-body></text:note></text:span></text:p>
      <text:p text:style-name="P36">1. Chorągiew husarska JKM Jana III pod dowództwem Aleksandra Polanowskiego (zm. 1687) - 200 koni </text:p>
      <text:p text:style-name="P36">2. <text:s/>Chorągiew husarska Hetmana Wielkiego Koronnego pod dowództwem Hieronima Kuropatnickiego (zm. 1696r.) - 100 koni</text:p>
      <text:p text:style-name="P61"><text:span text:style-name="T23">3. Chorągiew husarska JKM Marii Kazimiery pod dowództwem Michała Floriana Rzewuskiego (zm. 1687r.)</text:span><text:span text:style-name="Footnote_20_anchor"><text:span text:style-name="T23"> </text:span></text:span><text:span text:style-name="T23">- 120 koni </text:span></text:p>
      <text:p text:style-name="P61"><text:span text:style-name="T1">3. Chorągiew Husarska Józefa Karola Lubomirskiego (1638-1702) pod namiestnikiem por. <text:s/>Władysławem Wilczkowskim</text:span><text:span text:style-name="Footnote_20_anchor"><text:span text:style-name="T1"> </text:span></text:span><text:span text:style-name="T1">(zm. 1683) - 200 koni</text:span></text:p>
      <text:p text:style-name="P46">4. Chorągiew Husarska Atanazego Miączyńskiego (1639-1723) pod namiestnikiem por. <text:s/>Mikołajem Żaboklickim (zm. 1706). – 200 koni </text:p>
      <text:p text:style-name="P50">10. Chorągiew Husarska Jana Wielopolskiego (1630-1688) <text:s/>pod <text:s/>namiestnikiem por. Mikołajem Radeckiem (zm. 1699) – <text:s/>150 koni</text:p>
      <text:p text:style-name="P30"/>
      <text:p text:style-name="P19">5. Chorągiew nadworna <text:s/>JKM Jana III pod dowództwem Michała Zbrożka (1630-1697) <text:s/>i por. <text:s/>Janem Daniłowiczem (1643-1701) – 100 koni</text:p>
      <text:p text:style-name="P46">6. Chorągiew Hetmana Wlk. Koronnego, zwana kozacką mniejszą, <text:s/>pod dowództwem Aleksandra Woyny-Jasienieckiego (1650-1698) – 100 koni</text:p>
      <text:p text:style-name="P37">7. Chorągiew nadworna <text:s/>Królowej Marii Kazimiery pod dowództwem Krzysztofa Łasko (zm. 1700) – 100 koni</text:p>
      <text:p text:style-name="P37">8. Chorągiew pancerna pod komendą Andrzeja Miączyńskiego (zm. 1713) - 150 koni</text:p>
      <text:p text:style-name="P60"><text:soft-page-break/><text:span text:style-name="T211">9. Chorągiew pancerna pod komendą <text:s/></text:span><text:span text:style-name="T212">Kazimierza Ubysza - zm. 1703</text:span><text:span text:style-name="T211"> - 150</text:span><text:span text:style-name="T206"> </text:span><text:span text:style-name="T211">koni</text:span></text:p>
      <text:p text:style-name="P60"><text:span text:style-name="T211">10. Chorągiew pancerna </text:span><text:span text:style-name="T147">Stanisława Antoniego Szczuki (1654-1710)</text:span><text:span text:style-name="T211"> i namiestnikiem por. <text:s text:c="2"/>Konstantym Koźmińskim (zm. 1686) - 120 koni</text:span></text:p>
      <text:p text:style-name="P37">11. Chorągiew pancerna pod komendą Jana Samuela Głogowskiego (zm. 1690) - 120 koni</text:p>
      <text:p text:style-name="P73">12. Chorągiew pancerna Stanisława Druszkiewicza (1621-1697) i namiestnikiem por. Stefanem Ledóchowskim (zm. 1696) – 150 koni</text:p>
      <text:p text:style-name="P80"><text:span text:style-name="T147">13. Chorągiew pancerna <text:s/>Atanazego Miączyńskiego, </text:span><text:span text:style-name="T148">i namiestnikiem por. </text:span><text:span text:style-name="T147">Andrzejem Gęsickim (zm. 1701) - 150 koni</text:span></text:p>
      <text:p text:style-name="P127">14. <text:s/>Chorągiew pancerna pod komendą Krzysztofa Złotnickiego (zm. 1690) – 100 koni</text:p>
      <text:p text:style-name="P74">15. <text:s/>Chorągiew pancerna Stanisława Cetnera (zm. 1692) i namiestnikiem por. Przecławem Stefanem Szembekiem (1652-1702) - 120 koni</text:p>
      <text:p text:style-name="P30"/>
      <text:p text:style-name="P19">16. Nadworna chorągiew jazdy wołowskiej pod dowództwem Jerzego Frąckiewicza (zm. 1699) - 60 koni</text:p>
      <text:p text:style-name="P46">17. Nadworna chorągiew lekkiej jazdy tatarskiej Samuela Krzeczowskiego (zm. 1723) - 60 koni</text:p>
      <text:p text:style-name="P46"/>
      <text:p text:style-name="P47">Razem: – 970 husarii, 1260 jazdy pancernej, 120 jazdy lekkiej</text:p>
      <text:p text:style-name="P46"/>
      <text:p text:style-name="P86"/>
      <text:p text:style-name="P86"><text:soft-page-break/>2. Pułk JKM Jakuba pod Janem Kazimierzem Zamoyskim</text:p>
      <text:p text:style-name="P36">1. Chorągiew husarska Królewicza Aleksandra pod komendą Marcina Cieńskiego (1640-1719) – 100 koni</text:p>
      <text:p text:style-name="P37">2. Chorągiew husarska JKM Króla Jakuba <text:s/>pod dowództwem Mikołaja Złotnickiego (zm. 1694r) – 120 koni (aukcja 40 koni)</text:p>
      <text:p text:style-name="P46">3. Chorągiew Husarska Marcina Zamoyskiego (zm. 1689) pod namiestnikiem por. Janem Wielhorskim (zm. 1695) - 150 koni</text:p>
      <text:p text:style-name="P46">4. Chorągiew Husarska Andrzeja Potockiego (zm. 1692) pod namiestnikiem por. Stanisławem Potockim (1659-1723) - 150 koni</text:p>
      <text:p text:style-name="P60"><text:span text:style-name="T148">5. <text:s/>Chorągiew Husarska Dominika Potockiego (</text:span><text:span text:style-name="T147">1646-1683)</text:span><text:span text:style-name="T148"> pod namiestnikiem por. <text:s/>Stanisławem Grocholskim (1642-1704) <text:s/>– 150 koni </text:span></text:p>
      <text:p text:style-name="P30"><text:span text:style-name="T213">6. Chorągiew koronna JKM Jakuba pod dowództwem </text:span><text:span text:style-name="T215">Macieja Góreckiego (zm. 1689)</text:span><text:span text:style-name="T213"> – 100 koni</text:span></text:p>
      <text:p text:style-name="P84">7. Chorągiew litewska <text:s/>JKM Jakuba pod dowództwem Wojciecha Czaplickiego (zm. 1702r.) - 100 koni</text:p>
      <text:p text:style-name="P87">8. Chorągiew pancerna pod komendą Bogusława Łepkowskiego (zm. 1698) - 120 koni</text:p>
      <text:p text:style-name="P30"><text:span text:style-name="T218">9. Chorągiew pancerna Stefana Bidzińskiego i namiestnikiem por. <text:s/>porucznikiem </text:span><text:span text:style-name="T213">Stanisławem Łazińskim (zm. 1695) - 180 koni</text:span></text:p>
      <text:p text:style-name="P31"><text:span text:style-name="T25">10. Chorągiew pancerna pod komendą Andrzeja Modrzewskiego</text:span><text:span text:style-name="Footnote_20_anchor"><text:span text:style-name="T25"> </text:span></text:span><text:span text:style-name="T25">(zm. 1683) <text:s text:c="2"/>i namiestnikiem por. Andrzejem Kamińskim (zm. 1688) - 150 koni</text:span></text:p>
      <text:p text:style-name="P20"><text:soft-page-break/>11. Chorągiew pancerna pod komendą Stefana Garbowskiego (zm. 1696) - 120 koni</text:p>
      <text:p text:style-name="P186"><text:span text:style-name="T2">12. <text:s/>Chorągiew pancerna Jana Kazimierza Zamoyskiego (zm. 1692) i namiestnikiem por. <text:s text:c="2"/>Stefanem Ważyńskim</text:span><text:span text:style-name="Footnote_20_anchor"><text:span text:style-name="T2"> </text:span></text:span><text:span text:style-name="T2">(zm. 1683)– 150 koni</text:span></text:p>
      <text:p text:style-name="P127">13. <text:s/>Chorągiew pancerna Stanisława Antoniego Szczuki (1654-1710) i namiestnikiem por. Stanisławem Nagórskim <text:s/>(zm. 1706) - 120 koni</text:p>
      <text:p text:style-name="P19">14. Nadworna chorągiew lekkiej jazdy czerkieskiej Romana Ruszczyca (zm. 1702) – 60 koni </text:p>
      <text:p text:style-name="P20">15. Nadworna chorągiew lekkiej jazdy tatarskiej JKM Jakuba pod komendą Damiana Ruszczyca (zm. 1702) - 60 koni</text:p>
      <text:p text:style-name="P16">Razem: - 720 husarii, 1040 jazdy pancernej, 120 jazdy lekkiej</text:p>
      <text:p text:style-name="P86"/>
      <text:p text:style-name="P86">3. Pułk hetmana wielkiego koronnego Stanisława Jana Jabłonowskiego</text:p>
      <text:p text:style-name="P51">1. Chorągiew Husarska hetmana Stanisława Jana Jabłonowskiego (1632-1704) pod namiestnikiem por. <text:s text:c="2"/>Zygmuntem Zbierzkowskim (zm. 1690) - 200 koni</text:p>
      <text:p text:style-name="P50">2. Chorągiew Husarska Rafała Leszczyńskiego (1750-1703) pod namiestnikiem por. <text:s text:c="2"/>Stanisławem Małachowskim <text:s/>(zm. 1699) – 150 koni </text:p>
      <text:p text:style-name="P50">3. Chorągiew Husarska Szczęsnego Potockiego (1630-1702) pod namiestnikiem por. <text:s/>Janem Strzałkowskim (1640-1695) - 150 koni (aukcja 40 koni). </text:p>
      <text:p text:style-name="P51">4. Chorągiew husarska Władysława Denhoffa (zm. 1684) pod namiestnikiem por. <text:s/>Władysławem Iskrą (zm. 1691) <text:s/>- <text:s/>150 koni</text:p>
      <text:p text:style-name="P51">5. Chorągiew pancerna pod komendą Aleksandra Gałeckiego (zm. 1702) -150 koni</text:p>
      <text:p text:style-name="P21"><text:soft-page-break/>6. Chorągiew pancerna pod komendą Stanisława Miączyńskiego (zm. 1699) - 150 koni</text:p>
      <text:p text:style-name="P30"><text:span text:style-name="T218">7. Chorągiew pancerna pod komendą <text:s/>Stanisława Rozwadowskiego</text:span><text:span text:style-name="T219"> (zm. <text:s/>1712) -</text:span><text:span text:style-name="T218"> 120 koni</text:span></text:p>
      <text:p text:style-name="P21">8. Chorągiew pancerna pod komendą Wacława Zalewskiego (zm. 1689) - 120 koni</text:p>
      <text:p text:style-name="P22">9. Chorągiew pancerna pod komendą Stanisława Fredry (zm. 1724) - 150 koni</text:p>
      <text:p text:style-name="P52">10. Chorągiew pancerna pod komendą Zbigniewa Zbierzchowskiego (zm 1690) i namiestnikiem por. <text:s/>Tobiaszem Rojewskim (zm. 1706) - 150 koni</text:p>
      <text:p text:style-name="P21">11. Chorągiew pancerna pod komendą Aleksandra Tarnowskiego (zm. 1685) - 120 koni</text:p>
      <text:p text:style-name="P60"><text:span text:style-name="T148">12. </text:span><text:span text:style-name="T149">Chorągiew <text:s/>pancerna pod komendą Władysława Gnińskiego (zm. 1698) </text:span><text:span text:style-name="T148">- 120 koni</text:span></text:p>
      <text:p text:style-name="P126">13. <text:s/>Chorągiew pancerna pod dowództwem Andrzeja Rzeczyckiego (zm. 1716) – 100 koni</text:p>
      <text:p text:style-name="P126">14. Chorągiew pancerna <text:s/>pod dowództwem Jana Koniecpolskiego (1635-1719) - 100 koni</text:p>
      <text:p text:style-name="P81"><text:span text:style-name="T4">15. Chorągiew pancerna </text:span><text:span text:style-name="T2">Wojciecha Prażmowskiego (zm. 1685) <text:s/>i namiestnikiem por. </text:span><text:span text:style-name="T4">Wiktorynem Bykowskim</text:span><text:span text:style-name="Footnote_20_anchor"><text:span text:style-name="T4"> </text:span></text:span><text:span text:style-name="T4">(zm. 1684) – 120 koni</text:span></text:p>
      <text:p text:style-name="P76">16. Chorągiew pancerna pod komendą Dominika Potockiego (1646-1683) i namiestnikiem por. Janem Chomentowskim (zm. 1692) <text:s/>– 150 koni</text:p>
      <text:p text:style-name="P76"/>
      <text:p text:style-name="P165"><text:span text:style-name="T134">17. <text:s/>Chorągiew lekkiej jazdy </text:span><text:span text:style-name="T133">pod komendą </text:span><text:span text:style-name="T134">Stanisława Jana Jabłonowskiego (1632-</text:span><text:soft-page-break/><text:span text:style-name="T134">1702)</text:span><text:span text:style-name="T133"> i namiestnikiem por.</text:span><text:span text:style-name="T134"> Aleksandrem Dawidenko - 80 <text:s/>koni</text:span></text:p>
      <text:p text:style-name="P76">8. Chorągiew lekkiej jazdy pod komendą Balcera Wilgi (zm. 1709)- 100 koni</text:p>
      <text:p text:style-name="P78">Razem: - 650 husarii, 1850 jazdy pancernej, 180 jazdy lekkiej</text:p>
      <text:p text:style-name="P86"/>
      <text:p text:style-name="P86">4. Pułk hetmana polnego koronnego Hieronima Augusta <text:s/>Lubomirskiego</text:p>
      <text:p text:style-name="P61"><text:span text:style-name="T4">1. Chorągiew Husarska hetmana Hieronima Augustyna Lubomirskiego (1647-1706) pod namiestnikiem por. <text:s/>Janem Strzałką</text:span><text:span text:style-name="Footnote_20_anchor"><text:span text:style-name="T4"> </text:span></text:span><text:span text:style-name="T4">(zm. 1683) - 200 koni</text:span></text:p>
      <text:p text:style-name="P50">2. Chorągiew husarska Stanisława Herakliusza Lubomirskiego (1642-1702) pod namiestnikiem por. <text:s/>Stefanem Aleksandrem Potockim (1651-1726) <text:s/>– 200 koni</text:p>
      <text:p text:style-name="P51">3. Chorągiew husarska biskupa Jana Małachowskiego (1623-1699) pod namiestnikiem por. <text:s text:c="2"/>Krzysztofem Skarbkiem <text:s/>(1640-1706) - 200 koni</text:p>
      <text:p text:style-name="P22">4. Chorągiew pancerna pod komendą Rafała Janickiego (zm. 1702) - 150 koni</text:p>
      <text:p text:style-name="P22">5. Chorągiew pancerna pod komendą Jana Mężyńskiego (zm. 1709) - 120 koni </text:p>
      <text:p text:style-name="P52">6. Chorągiew pancerna pod komendą <text:s/>Jana Malskiego (zm. 1789) - 120 koni</text:p>
      <text:p text:style-name="P52">7. Chorągiew pancerna pod komendą Hieronima Augustyna Lubomirskiego (1647-1706) pod namiestnikiem por. Maciejem Radzimińskim (zm. 1691) - 180 koni</text:p>
      <text:p text:style-name="P52">8. Chorągiew pancerna pod komendą Stefana Aleksandra Potockiego (1652-1727) i namiestnikiem por. <text:s/>Janem Krosnowskim (zm. 1702) - 150 koni</text:p>
      <text:p text:style-name="P61"><text:span text:style-name="T5">9. Chorągiew pancerna pod komendą Stanisława Herakliusza Lubomirskiego </text:span><text:span text:style-name="T4"><text:s/>(1642-1702) </text:span><text:span text:style-name="T5">i namiestnikiem por. <text:s/>Mikołajem Ślubowskim</text:span><text:span text:style-name="Footnote_20_anchor"><text:span text:style-name="T5"> </text:span></text:span><text:span text:style-name="T5">(zm. 1683) - 180 koni</text:span></text:p>
      <text:p text:style-name="P80"><text:span text:style-name="T135">69. Chorągiew pancerna pod komendą Hieronima Augustyna Lubomirskiego (1647-</text:span><text:soft-page-break/><text:span text:style-name="T135">1706) i namiestnikiem por.</text:span><text:span text:style-name="T224"> Stanisławem Świeżawskim</text:span><text:span text:style-name="T135"> (zm. 1715) – 180 koni</text:span></text:p>
      <text:p text:style-name="P127">10. <text:s/>Chorągiew pancerna Józefa Karola Lubomirskiego (1638-1702) i namiestnikiem por. Kasprem Teodorem Siemianowskim (zm. 1704) – 150 koni</text:p>
      <text:p text:style-name="P127">11. Chorągiew pancerna pod komendą Jana Franciszka Dzieduszyckiego (1640-1704) – 100 koni</text:p>
      <text:p text:style-name="P101">12. <text:s/>Chorągiew pancerna biskupa Jana Małachowskiego (1623-1699) pod komendą Stanisława Pakosławskiego (zm. 1696) – 150 koni</text:p>
      <text:p text:style-name="P105"><text:span text:style-name="T135">13. Chorągiew pancerna biskupa Michała Radziejowskiego (1645-1705), pod komendą </text:span><text:bookmark text:name="firstHeading2"/><text:span text:style-name="T68">Jana Chryzostoma <text:s/>Czapskiego (1656-1716) </text:span><text:span text:style-name="T135">– 100 koni</text:span></text:p>
      <text:p text:style-name="P23">14. Chorągiew jazdy lekkiej pod komendą Hieronima Augustyna Lubomirskiego (1647-1706) i namiestnikiem por. Dawidem Talkowskim (zm. 1694) - 100 koni</text:p>
      <text:p text:style-name="P53">15. Chorągiew jazdy lekkiej pod komendą <text:s/>Władysława Mroczka (zm. 1685) - 120 koni</text:p>
      <text:p text:style-name="P55">Razem: - 600 husarii, 1580 jazdy pancernej, 220 lekkiej</text:p>
      <text:p text:style-name="P86"/>
      <text:p text:style-name="P86">5. Pułk hetmana polnego koronnego Mikołaja Hieronima Sieniawskiego</text:p>
      <text:p text:style-name="P51">1. Chorągiew Husarska hetmana Mikołaja Hieronima Sieniawskiego (1645-1683) pod namiestnikiem por. <text:s/>Janem Prokopem Granowskim (zm. 1695) - 200 koni</text:p>
      <text:p text:style-name="P50">2. Chorągiew husarska Stanisława Myszkowskiego (zm. 1685) pod <text:s/>namiestnikiem por. <text:s/>Stanisławem Ligenzą <text:s/>(zm. 1709) <text:s/>- 150 koni</text:p>
      <text:p text:style-name="P61"><text:soft-page-break/><text:span text:style-name="T1">3. Chorągiew husarska Józefa Stanisława Potockiego (ok. 1662-1722) pod namiestnikiem por. <text:s/>Samuelem Gurowskim (1630-1689)</text:span><text:span text:style-name="Footnote_20_anchor"><text:span text:style-name="T1"> </text:span></text:span><text:span text:style-name="T1">– 150 koni</text:span></text:p>
      <text:p text:style-name="P51">4. Chorągiew husarska Stefana Branickiego (1640-1709) pod namiestnikiem por. Franciszkiem Poniatowskim (1651 – 1691) - 100 koni</text:p>
      <text:p text:style-name="P30"><text:span text:style-name="T220">5. Chorągiew pancerna pod komendą Mikołaja </text:span><text:span text:style-name="T134">Hieronima</text:span><text:span text:style-name="T220"> Sieniawskiego </text:span><text:span text:style-name="T213">(1645-1683) </text:span><text:span text:style-name="T220">i namiestnikiem por. <text:s/>Andrzejem Nurzyńskim (zm. 1691) - 180 koni</text:span></text:p>
      <text:p text:style-name="P127">6. <text:s/>Chorągiew pancerna pod dowództwem Jana Franciszka Stadnickiego (1656-1713) – 120 koni</text:p>
      <text:p text:style-name="P127">7. Chorągiew pancerna pod komendą Józefa Michała Wasilkowskiego (zm 1699) - 100 koni</text:p>
      <text:p text:style-name="P127">8. Chorągiew pancerna pod komendą <text:s/>Jana Giżyckiego (zm. 1712) - 100 koni</text:p>
      <text:p text:style-name="P127">9. Chorągiew pancerna Franciszka Małachowskiego (1627-1690) i namiestnikiem por. Stefanem Górskim (zm. 1701) - 120 koni</text:p>
      <text:p text:style-name="P52">10. Chorągiew pancerna pod komendą Tomasza Głuskiego (zm. 1713) - 120 koni</text:p>
      <text:p text:style-name="P21">11. Chorągiew pancerna pod komendą Jana Aleksandra Wronowskiego (zm. 1697) - 120 koni</text:p>
      <text:p text:style-name="P51">12. Chorągiew pancerna pod komendą Mikołaja Pukaczewskiego (zm. 1693) - 120 koni</text:p>
      <text:p text:style-name="P21">13. Chorągiew pancerna pod komendą Marcina Dobrzańskiego (zm. 1690) - 120 koni</text:p>
      <text:p text:style-name="P84">14. Chorągiew pancerna pod komendą Wojciecha Mąkolskiego <text:s/>(zm. 1720) - 120 koni</text:p>
      <text:p text:style-name="P95"><text:soft-page-break/><text:span text:style-name="T136">15</text:span><text:span text:style-name="T135">. Chorągiew pancerna <text:s/>pod komendą Mikołaja Hieronima Sieniawskiego (1645-1683) i namiestnikiem por. Szymonem Baworowskim (zm. 1713) <text:s/>– 180 koni</text:span></text:p>
      <text:p text:style-name="P96"><text:span text:style-name="T2">16</text:span><text:span text:style-name="T1">. </text:span><text:span text:style-name="T2">Chorągiew pancerna pod komendą</text:span><text:span text:style-name="T1"> Jana Franciszka</text:span><text:span text:style-name="T2"> <text:s/>Bielińskiego <text:s/>(zm. 1685) i namiestnikiem por. Wojciechem Stępkowskim</text:span><text:span text:style-name="Footnote_20_anchor"><text:span text:style-name="T2"> </text:span></text:span><text:span text:style-name="T2">(zm. 1683) – 100 koni</text:span></text:p>
      <text:p text:style-name="P101">17. Chorągiew pancerna pod komendą Karola Tarły (1639-1702) i namiestnikiem por. Franciszkiem Załuskim (1660-1735) - 100 koni</text:p>
      <text:p text:style-name="P106"><text:span text:style-name="T1">18. <text:s/>Chorągiew lekkiej jazdy </text:span><text:span text:style-name="T3"><text:s/>pod komendą Michała Komara</text:span><text:span text:style-name="Footnote_20_anchor"><text:span text:style-name="T3"> </text:span></text:span><text:span text:style-name="T3">(zm. 1683) – 60 koni</text:span></text:p>
      <text:p text:style-name="P102">19. <text:s/>Chorągiew lekkiej jazdy pod komendą Mikołaja Hieronima Sieniawskiego (1645-1683) i namiestnikiem por. Stefanem Ruszczycem (zm. 1688) – 80 koni</text:p>
      <text:p text:style-name="P99">Razem: - 600 husarii, 1600 jazdy pancernej, 140 jazdy lekkiej</text:p>
      <text:p text:style-name="P86"/>
      <text:p text:style-name="P86">6. Pułk wojewody kijowskiego Andrzeja Potockiego</text:p>
      <text:p text:style-name="P46">1. Chorągiew Husarska Aleksandra Cetnera (zm. 1709) pod namiestnikiem por. Jerzym Konstantym Kamińskim (zm. 1710) – 150 koni</text:p>
      <text:p text:style-name="P72">2. Chorągiew husarska złota Ordynacji Ostrogskiej pod dowództwem Wojciecha Urbańskiego (zm. 1692) – 100 konni</text:p>
      <text:p text:style-name="P44">3. Chorągiew husarska srebrna Ordynacji Ostrogskiej pod dowództwem Jana Baranowskiego (zm. 1699)– 100 koni</text:p>
      <text:p text:style-name="P45">4. Chorągiew pancerna pod komendą Andrzeja Potockiego (zm. 1692) i <text:soft-page-break/>namiestnikiem por. <text:s/>Janem Kaczkowskim (zm. 1688) - 150 koni</text:p>
      <text:p text:style-name="P45">5. Chorągiew pancerna pod komendą Stanisława Ossolińskiego (1650-1700) i <text:s/>namiestnikiem por. <text:s/>Jerzym Franciszkiem Proszczyńskim (zm. 1706) - 150 koni</text:p>
      <text:p text:style-name="P19">6. Chorągiew pancerna pod komendą <text:s/>Jana Pajęckiego (zm. 1706) - 120 koni</text:p>
      <text:p text:style-name="P22">7. Chorągiew pancerna pod komendą <text:s/>Jana Romiszewskiego (zm. 1691) - 120 koni</text:p>
      <text:p text:style-name="P22">8. Chorągiew pancerna pod komendą <text:s text:c="2"/>Adama Trzecieskiego (zm. 1691) - 120 koni</text:p>
      <text:p text:style-name="P22">9. Chorągiew pancerna pod komendą Filipa Pilichowskiego (1692) - 120 koni</text:p>
      <text:p text:style-name="P44">10. Chorągiew pancerna pod komendą Jarosza Lipińskiego (zm. 1684) - 120 <text:s/>koni</text:p>
      <text:p text:style-name="P22">11. Chorągiew pancerna pod komendą Stefana Bratkowskiego (zm. 1697) – 120 koni</text:p>
      <text:p text:style-name="P45">12. Chorągiew pancerna pod komendą <text:s/>Stanisława Kobielskiego (zm. 1691) - 120 koni</text:p>
      <text:p text:style-name="P74">13. Chorągiew pancerna pod komendą Wojciecha Łubieńskiego (zm. 1683) – 100 koni</text:p>
      <text:p text:style-name="P127">14. Chorągiew pancerna ordynacji ostroroskiej pod Tomaszem Majkowskim (zm. 1698) – 120 koni</text:p>
      <text:p text:style-name="P127">15. <text:s/>Chorągiew pancerna ordynacji ostroroskiej pod Aleksandrem Łaszczem (1650-1720) – 120 koni</text:p>
      <text:p text:style-name="P186"><text:span text:style-name="T2">16. Chorągiew pancerna ordynacji ostroroskiej pod Dymitrem Żabokrzyckim</text:span><text:span text:style-name="Footnote_20_anchor"><text:span text:style-name="T2"> </text:span></text:span><text:span text:style-name="T2">(zm. 1684) – 120 koni</text:span></text:p>
      <text:p text:style-name="P74">17. Chorągiew pancerna ordynacji ostroroskiej pod Krzysztofem Szachmancerem (zm. 1696) – 120 konie</text:p>
      <text:p text:style-name="P72">18. <text:s/>Chorągiew lekkiej jazdy pod komendą Bazylego Sinicy (zm. 1696) <text:s/>– 60 koni</text:p>
      <text:p text:style-name="P30"><text:soft-page-break/></text:p>
      <text:p text:style-name="P23">19. Chorągiew jazdy lekkiej pod komendą Stefana Nickiego (zm. 1684) - 100 koni</text:p>
      <text:p text:style-name="P44">20. Chorągiew jazdy lekkiej pod komendą Andrzeja Jeżowskiego (zm. 1687) - 120 koni</text:p>
      <text:p text:style-name="P75">Razem: - 350 husarii, 1720 jazdy pancernej, 280 lekkiej</text:p>
      <text:p text:style-name="P72"/>
      <text:p text:style-name="P86">7. Pułk pisarza koronnego Marcina Bogusza</text:p>
      <text:p text:style-name="P84">1. Chorągiew pancerna pod komendą Marcina Bogusza (zm. 1705) i namiestnikiem por. <text:s/>Tomaszem Boguszem (zm. 1697) - 150 koni</text:p>
      <text:p text:style-name="P30"><text:span text:style-name="T218">2. Chorągiew pancerna <text:s/>Tomasza Karczewskiego (zm. 1691) i namiestnikiem por. <text:s/></text:span><text:span text:style-name="T213">Janem Maszyckim (zm. 1693) – 150 koni</text:span></text:p>
      <text:p text:style-name="P84">3. Chorągiew pancerna pod komendą Stanisława Bielickiego (zm. 1683) - 150 koni</text:p>
      <text:p text:style-name="P84">4. Chorągiew pancerna pod komendą Jerzego Mniszka (zm. 1698) - 150 koni</text:p>
      <text:p text:style-name="P101">5. Chorągiew pancerna <text:s/>pod komendą Wojciecha Krasińskiego <text:s/>(zm. 1699) i namiestnikiem por. Michałem Mogielnickim (zm. 1714) – 100 koni</text:p>
      <text:p text:style-name="P98">Razem: - 700 jazdy pancernej</text:p>
      <text:p text:style-name="P86"/>
      <text:p text:style-name="P86">8. Pułk strażnika wielkiego koronnego Michała Zbrożka</text:p>
      <text:p text:style-name="P22">1. Chorągiew pancerna pod komendą Mikołaja Zbrożka (zm. 1697) - 150 koni</text:p>
      <text:p text:style-name="P85"><text:soft-page-break/>2. Chorągiew pancerna pod komendą Piotra Franciszka Daniłowicza (zm. 1685) i namiestnikiem por. <text:s/>Konstantym Szybińskim (zm. 1689) - 180 koni</text:p>
      <text:p text:style-name="P95"><text:span text:style-name="T218">3. Chorągiew pancerna pod komendą Jana Wojciecha Rosnowskiego (zm. 1708) - </text:span><text:span text:style-name="T213">120 koni</text:span></text:p>
      <text:p text:style-name="P85">4. Chorągiew pancerna <text:s/>Jana Gnińskiego młodszego (1650-1703) i namiestnikiem por. <text:s/>Leonem Eysmontem (zm. 1689) - 150 koni</text:p>
      <text:p text:style-name="P23">5. Chorągiew jazdy lekkiej pod komendą <text:s/>Pawła Drozdowskiego (zm. 1693) - 120 koni</text:p>
      <text:p text:style-name="P23"/>
      <text:p text:style-name="P23">6. Chorągiew jazdy lekkiej pod komendą <text:s/>Andrzeja Stefana Dymideckiego (zm. 1688) i namiestnikiem por. Aleksandrem Chomentowskim (zm. 1702) - 70 koni</text:p>
      <text:p text:style-name="P23">7. Chorągiew jazdy lekkiej pod komendą Jana Gałęzowskiego (zm. 1683) - 100 koni </text:p>
      <text:p text:style-name="P91">8. Chorągiew jazdy lekkiej pod komendą Marcjana Gostkowskiego (zm. 1689) <text:s/>- 100</text:p>
      <text:p text:style-name="P92">Razem: - 600jazdy pancernej, 390 lekkiej</text:p>
      <text:p text:style-name="P98"/>
      <text:p text:style-name="P98">9. Pułk Oboźnego koronnego Remigiana Strzałkowskiego</text:p>
      <text:p text:style-name="P31"><text:span text:style-name="T31">1. Chorągiew pancerna </text:span><text:span text:style-name="T32">pod komendą</text:span><text:span text:style-name="T31"> Remigiana Strzałkowskiego (zm. 1683)</text:span><text:span text:style-name="Footnote_20_anchor"><text:span text:style-name="T31"><text:note text:id="ftn34" text:note-class="footnote"><text:note-citation>34</text:note-citation><text:note-body><text:p text:style-name="Footnote">Zmarł na skutek dezynterii po bitwie pod Wiedniem</text:p></text:note-body></text:note></text:span></text:span><text:span text:style-name="T31"> i </text:span><text:span text:style-name="T27">namiestnikiem por. <text:s/>Stefanem Horodyczanem (zm. 1693) – 180 koni</text:span></text:p>
      <text:p text:style-name="P95"><text:span text:style-name="T215">2. Chorągiew pancerna pod komendą Szczęsnego Potockiego (1630-1702) i </text:span><text:soft-page-break/><text:span text:style-name="T215">namiestnikiem por. <text:s/>Janem Skulskim</text:span><text:span text:style-name="T135"> (zm. 1695)</text:span><text:span text:style-name="T215"> - 180 koni</text:span></text:p>
      <text:p text:style-name="P95"><text:span text:style-name="T218">3. Chorągiew pancerna pod komendą Pawła Lige</text:span><text:span text:style-name="T213">nzy (zm. 1693) - 12</text:span><text:span text:style-name="T218">0 koni</text:span></text:p>
      <text:p text:style-name="P85">4. Chorągiew pancerna pod komendą <text:s/>Jana Kosa (zm. 1702) - 180 koni</text:p>
      <text:p text:style-name="P85">Razem: - 660 jazdy pancernej</text:p>
      <text:p text:style-name="P98">10. Pułk Marszałka Nadwornego Marcjana Chełmskiego</text:p>
      <text:p text:style-name="P95"><text:span text:style-name="T215">1. Regiment arkebuzerii koronnej ziem pruskich płk Marcjana Chełmskiego (zm. 1699) i komendą ppłk </text:span><text:span text:style-name="T214">Andrzeja Strachana (zm. 1693) </text:span><text:span text:style-name="T215"><text:s/>– 300 koni</text:span></text:p>
      <text:p text:style-name="P22">2. Chorągiew pancerna pod komendą Stefana Branickiego (zm. 1709) - 150 koni</text:p>
      <text:p text:style-name="P19">3. <text:s/>Chorągiew pancerna pod komendą Samuela Bugwita (zm. 1703) <text:s/>- 120 koni</text:p>
      <text:p text:style-name="P85">4. Chorągiew pancerna pod komendą Wojciecha Ścibora Chełmskiego <text:s/>(zm. 1692) - 150 koni</text:p>
      <text:p text:style-name="P96"><text:span text:style-name="T26">5. Chorągiew pancerna Jana Wielopolskiego (1630-1688) <text:s/>i namiestnikiem por. <text:s/>Krzysztofem Dybowskim</text:span><text:span text:style-name="Footnote_20_anchor"><text:span text:style-name="T26"><text:note text:id="ftn35" text:note-class="footnote"><text:note-citation>35</text:note-citation><text:note-body><text:p text:style-name="Footnote">Ginie w bitwie pod Wiedniem, w realu umiera w 1689r.</text:p></text:note-body></text:note></text:span></text:span><text:span text:style-name="T26"> (zm. 1683) - 120 koni</text:span></text:p>
      <text:p text:style-name="P165"><text:span text:style-name="T134">6. Chorągiew pancerna </text:span><text:span text:style-name="T135"><text:s/>pod komendą</text:span><text:span text:style-name="T134"> Mikołaja <text:s/>Poniatowskiego <text:s/>(1658-1703) - 120 <text:s/>koni</text:span></text:p>
      <text:p text:style-name="P105"><text:span text:style-name="T136">7. Chorągiew pancerna koronna </text:span><text:span text:style-name="T135">Jana Dobrogosta Krasińskiego</text:span><text:span text:style-name="T136"> (1639-1717) i namiestnikiem por. <text:s/>Michałem Liniewskim (zm. 1714) <text:s/>- 120 <text:s/>koni</text:span></text:p>
      <text:p text:style-name="P86">Razem: - 790 jazdy pancernej i 300 rajtarów</text:p>
      <text:p text:style-name="P97"><text:soft-page-break/>Chorągwie lekkie</text:p>
      <text:p text:style-name="P23">1. Chorągiew jazdy lekkiej pod komendą Wojciecha Niklewiecza (zm. 1696) - 100 koni</text:p>
      <text:p text:style-name="P23">2. Chorągiew jazdy lekkiej pod komendą Andrzeja Dobrowskiego (zm. 1699) - 100 koni</text:p>
      <text:p text:style-name="P24">3. Chorągiew jazdy lekkiej pod komendą Gabriela Temruka Czerkasa (zm. 1692) - 120 koni</text:p>
      <text:p text:style-name="P24">4. <text:s/>Chorągiew jazdy lekkiej pod komendą Atanazego Miączyńskiego (1639-1723) i namiestnikiem por. Janem Pęskim (zm. 1689) – 60 koni</text:p>
      <text:p text:style-name="P105"><text:span text:style-name="T136">5. Chorągiew lekkiej jazdy <text:s/></text:span><text:span text:style-name="T133">pod komendą </text:span><text:span text:style-name="T136">Andrzeja Dobraczyńskiego (zm. 1687) – 60 koni</text:span></text:p>
      <text:p text:style-name="P97">Razem: 440 koni</text:p>
      <text:p text:style-name="P15">RAJTARIA I ARKEBUZERIA</text:p>
      <text:p text:style-name="P19">1. Regiment Rajtarii Koronnej płk. Jana Górzyńskiego (zm. 1695) – 600 koni</text:p>
      <text:p text:style-name="P30"><text:span text:style-name="T213">2. Regiment arkebuzerii koronnej </text:span><text:span text:style-name="T134">Hieronima Augustyna Lubomirskiego (1647-1706)</text:span><text:span text:style-name="T213"> i komendą ppłk Jana von Rostocka <text:s/>(zm. 1697) – 300 koni</text:span></text:p>
      <text:p text:style-name="P60"><text:span text:style-name="T213">3. Regiment arkebuzerii koronnej Mikołaja </text:span><text:span text:style-name="T134">Hieronima </text:span><text:span text:style-name="T213">Sieniawskiego (1645-1683) pod komendą ppłk <text:s/>Jerzego Guzenappa (zm.1705) <text:s/>- 300 koni</text:span></text:p>
      <text:p text:style-name="P42">4. Pruski regiment rajtarski <text:s/>pod dowództwem płk Henryka Bulowa (zm. 1713) – 600 koni</text:p>
      <text:p text:style-name="P51">razem 1800 koni</text:p>
      <text:p text:style-name="P15"><text:soft-page-break/>Gwardia Królewska</text:p>
      <text:p text:style-name="P19">1. Regiment dragonów Gwardii Konnej JKM Jana III pod dowództwem płk Franciszka Gałeckiego (1645-1711) i ppłk. Michała Brandta (1640-1710) – 900 koni</text:p>
      <text:p text:style-name="P19">2. Regiment gwardii konnej JKM Jana III pod dowództwem <text:s/>generała-adiutanta Jana Fryderyk Groebena (1645-1712) i ppłk Gerharda von Fittinghoff'a (zm. 1717) <text:s/>– 600 koni</text:p>
      <text:p text:style-name="P19">3. Regiment gwardii pieszej JKM Jana III generała gwardii <text:s/>Ernesta Denhoffa (zm. 1693), pod dowództwem <text:s/>płk Otto Ernesta Rappe (zm. 1701) – 900 porcji</text:p>
      <text:p text:style-name="P19">4. Regiment JKM <text:s/>królewicza Jakuba pod dowództwem płk Jana Jakuba Butlera (zm. 1710) <text:s/>– 500 porcji</text:p>
      <text:p text:style-name="P30"><text:span text:style-name="T213">5. Regiment gwardii pieszej JKM Królowej Marii Kazimiery pod dowództwem Stanisława Morsztyna (zm. 1725) i <text:s/>ppłk. </text:span><text:span text:style-name="T216">ppłk </text:span><text:span text:style-name="T213">Eliaszem Krauze <text:s text:c="2"/>(zm. 1691) – 500 porcji</text:span></text:p>
      <text:p text:style-name="P19">6. Regiment gwardii pieszej JKM <text:s/>królewicza Jakuba <text:s/>pod dowództwem płk. Fryderyka Seswegena (zm. 1689) – 600 porcji</text:p>
      <text:p text:style-name="P20">1. Nadworna chorągiew serdyńska JKM pod komendą Samuela Motowidło (zm. 1683) – 120 porcji</text:p>
      <text:p text:style-name="P15">Razem: 1500 dragonów, 2720 piechoty</text:p>
      <text:p text:style-name="P97"/>
      <text:p text:style-name="P97">Piechota węgierska</text:p>
      <text:p text:style-name="P100">1. <text:s/>Chorągiew hetmańska piechoty Węgierskiej rotm. Jana Wojciecha Rajeckiego <text:soft-page-break/>(zm. 1699) - 100 porcji</text:p>
      <text:p text:style-name="P97">Razem: - 100 żołnierzy</text:p>
      <text:p text:style-name="P15">Dragonia </text:p>
      <text:p text:style-name="P30"><text:span text:style-name="T143">1. Regiment dragonii koronnej Stanisława Jana Jabłonowskiego </text:span><text:span text:style-name="T134">(1632-1702) </text:span><text:span text:style-name="T143">i ppłk. Jana Samuela Chrzanowskiego (zm. 1688) - 900 koni</text:span></text:p>
      <text:p text:style-name="P29">2. Regiment dragonii koronnej pod dowództwem generała Jana Wojciecha Dennemarka (zm. 1684r) i ppłk. Wojciecha Jaskólskiego (zm. 1696) - 900 koni</text:p>
      <text:p text:style-name="P29">3. Regiment dragonii koronnej Ludwika de Maligny (zm. 1703), i ppłk. Jana Kożuchowskiego (zm. 1693) - 900 koni</text:p>
      <text:p text:style-name="P142">4. Regiment dragonii koronnej koronny generała Jerzego Taube (zm. 1696) – 600 koni</text:p>
      <text:p text:style-name="P142">5. Regiment dragonii koronnej płk Jana Piotra Postela (zm. 1702) – 600 koni</text:p>
      <text:p text:style-name="P142">6. Regiment dragonii koronnej płk Marcina Kazimierza Borowskiego (1640-1709) - 600 koni</text:p>
      <text:p text:style-name="P165"><text:span text:style-name="T143">7.</text:span><text:span text:style-name="T136">Regiment dragoni koronnej </text:span><text:span text:style-name="T135">Michała Działyńskiego (zm. 1687) <text:s/>i p</text:span><text:span text:style-name="T136">płk Jana Brandenburgcha (zm. 1692) - 600 koni</text:span></text:p>
      <text:p text:style-name="P136">8. Pruski regiment dragoński pod dowództwem płk. Kaspra de Bernefoura (zm. 1697) - 600 koni</text:p>
      <text:p text:style-name="P113">Razem: 5700 dragonów</text:p>
      <text:p text:style-name="P166"/>
      <text:p text:style-name="P166"/>
      <text:p text:style-name="P156"><text:soft-page-break/>PIECHOTA KORONNA</text:p>
      <text:p text:style-name="P23">1. Regiment piechoty koronnej autoramentu cudzoziemskiego pod komendą generała Władysława Denhoffa (zm. 1684) i <text:s/>ppłk. Aleksandra Domaradzkiego (zm. 1710) - 1200 porcji </text:p>
      <text:p text:style-name="P23">2. Regiment piechoty koronnej autoramentu cudzoziemskiego województwa pomorskiego pod komendą generała Eliasza Łąckiego (zm. 1685roku) i ppłk. Jerzego Guttry (1635-1699) <text:s/>- 1200 porcji </text:p>
      <text:p text:style-name="P23">3. Regiment piechoty koronnej autoramentu cudzoziemskiego pod komendą generała <text:s/>Jerzego Krzysztofa von Rosena (zm. 1700) i ppłk. Jakuba Berensa (1640-1703) <text:s/>- 900 porcji </text:p>
      <text:p text:style-name="P23">4. Regiment piechoty koronnej autoramentu cudzoziemskiego pod komendą płk. Wacława Wilhelma Dobrzyca (zm. 1698roku) - 900 porcji </text:p>
      <text:p text:style-name="P23">5. Regiment piechoty koronnej autoramentu cudzoziemskiego pod komendą płk. Aswerusa Wrzospolskiego (zm. 1683) - 900 porcji </text:p>
      <text:p text:style-name="P23">6. Regiment piechoty koronnej autoramentu cudzoziemskiego Hieronima Augustyna Lubomirskiego (1647-1706) i ppłk. Teodora Franka (zm. 1687) – 900 porcji </text:p>
      <text:p text:style-name="P23">7. Regiment piechoty koronnej autoramentu cudzoziemskiego Mikołaja Hieronima Sieniawskiego (1645-1683) i <text:s/>ppłk. Jana Przebendowskiego <text:s/>(1738-1728) <text:s/>- 900 porcji </text:p>
      <text:p text:style-name="P23">8. Regiment piechoty koronnej autoramentu cudzoziemskiego Andrzeja Potockiego (zm. 1692) i ppłk. Zygmunta Fryderyka de Stremema (zm. 1717) - 900 porcji </text:p>
      <text:p text:style-name="P23">9. Regiment piechoty koronnej autoramentu cudzoziemskiego generała artylerii <text:soft-page-break/>koronnej Marcina Kazimierza Kątskiego (1635-1710) i ppłk. Wilhelma Finka (zm. 1749) 1200 porcji</text:p>
      <text:p text:style-name="P23">10. Regiment piechoty koronnej autoramentu cudzoziemskiego Jana Gnińskiego (1625-1685) i ppłk. Jana Barensa (zm. 1711) - 900 porcji </text:p>
      <text:p text:style-name="P30"><text:span text:style-name="T134">11. Regiment piechoty koronnej autoramentu cudzoziemskiego płk. </text:span><text:span text:style-name="T135">Jana Kazimierza Zamoyskiego</text:span><text:span text:style-name="T134"> (zm. 1692) i ppłk. Johana Banera zm. 1696) – 900 porcji</text:span></text:p>
      <text:p text:style-name="P126">12. Regiment piechoty koronnej autoramentu cudzoziemskiego Atanazego Miączyńskiego (1639-1723) i ppłk Jakuba Kutza (zm. 1698) <text:s text:c="2"/>– 600 porcji</text:p>
      <text:p text:style-name="P126">13. <text:s/>Regiment piechoty koronnej autoramentu cudzoziemskiego płk. Jana Fryderyka Koszkiela (zm. 1711) – 600 porcji</text:p>
      <text:p text:style-name="P166"><text:span text:style-name="T134">14, <text:s/>Regiment piechoty koronnej autoramentu cudzoziemskiego Jana Wielopolskiego (1630-1688) i <text:s/>ppłk </text:span><text:span text:style-name="T56">Jana Wiganda</text:span><text:span text:style-name="T134"> <text:s/>von Sackena (1650-1730) – 600 porcji</text:span></text:p>
      <text:p text:style-name="P166"><text:span text:style-name="T134">15. Regiment piechoty koronnej autoramentu cudzoziemskiego </text:span><text:span text:style-name="T135">Józefa Karola Lubomirskiego <text:s/>(1638-1702) i </text:span><text:span text:style-name="T134">ppłk Jana Kazimierza Nenchy (1640-1713) – 300 porcji</text:span></text:p>
      <text:p text:style-name="P30"><text:span text:style-name="T134">16. Regiment piechoty koronnej autoramentu cudzoziemskiego miasta Gdańska</text:span><text:span text:style-name="T145"> pod dowództwem płk Kristiana von Schweinitz'a</text:span><text:span text:style-name="T134"> (zm. 1685) - 500 porcji <text:s/>(powiększony o 100 porcji)</text:span></text:p>
      <text:p text:style-name="P126">17. Regiment piechoty pruskiej płk Fryderyka von Denhoffa (zm. 1696) – 1200 porcji</text:p>
      <text:p text:style-name="P166"><text:span text:style-name="T134">18. <text:s/>Regiment piechoty pruskiej plk </text:span><text:span text:style-name="T133">Wolfganga Christopha (Krzysztofa) Stewarda von Waldburg'a (1643-1688) – 1200 porcji</text:span></text:p>
      <text:p text:style-name="P102">Regiment piechoty koronnej autoramentu cudzoziemskiego płk Franciszka <text:soft-page-break/>Lanckorońskiego (1655-1716) – 600 porcji</text:p>
      <text:p text:style-name="P134">razem. 16400</text:p>
      <text:p text:style-name="P97"/>
      <text:p text:style-name="P97">Pułki Kozackie pod Wiedniem</text:p>
      <text:p text:style-name="P100">1. <text:s/>Pułk <text:s/>Zachariasza Iskry (zm. 1708) – 500</text:p>
      <text:p text:style-name="P100">2. Pułk Jana Michała Myśliszewskiego (zm. 1697) - 300</text:p>
      <text:p text:style-name="P97">Razem: - <text:s/>800 mołojców</text:p>
      <text:p text:style-name="P97"/>
      <text:p text:style-name="P105"><text:span text:style-name="T203">Oddziały pozostawione w kraju </text:span><text:span text:style-name="T202">przy JKM Królowej i Jakubie</text:span></text:p>
      <text:p text:style-name="P19">1. Nadworna chorągiew lekkiej jazdy litewskiej pod dowództwem Dominika Wołowicza (zm. 1712r.) - 60 koni </text:p>
      <text:p text:style-name="P19">2. Regimentu dragonów JKM królewicza Jakuba pod dowództwem płk. Henryka Henrykowskiego <text:s/>(zm. 1698) - 300 koni</text:p>
      <text:p text:style-name="P100">3. Nadworna chorągiew semeńska, (kozaków nadwornych) JKM pod komendą Krzysztofa Buluk Baszy (zm. 1685) - 150 porcji</text:p>
      <text:p text:style-name="P100">4. <text:s/>Chorągiew hetmańska piechoty polskiej JKM Królowej (halabardnicy, hajducy) pod komendą Marka Siekierzyńskiego (zm. 1686) - 100 porcji</text:p>
      <text:p text:style-name="P86">Razem: - ok. 600 ludzi</text:p>
      <text:p text:style-name="P97"><text:soft-page-break/></text:p>
      <text:p text:style-name="P97">Odziały kozackie pozostawione na Ukrainie</text:p>
      <text:p text:style-name="P97">Grupa: <text:span text:style-name="T181">Stefana Kunickiego (zm. 1684)</text:span></text:p>
      <text:p text:style-name="P100">1. Pułk Semena Korsuńca – 500</text:p>
      <text:p text:style-name="P100">2. Pułk Stefana Kunickiego (1640-1684) - 600</text:p>
      <text:p text:style-name="P100">3. Pułk Jakuba Worony - 300</text:p>
      <text:p text:style-name="P100">4. Pułk <text:s/>Aleksandra Barabasza - 300</text:p>
      <text:p text:style-name="P100">5. Pułk Jana Dunina Rojewskiego – 500</text:p>
      <text:p text:style-name="P97">Grupa: <text:span text:style-name="T181">(Samuela) Samusia (zm. 1711)</text:span></text:p>
      <text:p text:style-name="P100">1. Pułk konny Samusia (zm. 1711) - 500</text:p>
      <text:p text:style-name="P100">2. Pułk konny Semena Palija (1640-1710) - 500</text:p>
      <text:p text:style-name="P100">3. Pułk konny Abazyna <text:s/>(zm. 1703) - 300</text:p>
      <text:p text:style-name="P104"/>
      <text:p text:style-name="P104"/>
      <text:p text:style-name="P104"/>
      <text:p text:style-name="P104"/>
      <text:p text:style-name="P104"><text:soft-page-break/>ARMIA LITEWSKA</text:p>
      <text:list xml:id="list1137049780811769504" text:style-name="WW8Num2">
        <text:list-item>
          <text:p text:style-name="P305">HUSARIA:</text:p>
        </text:list-item>
        <text:list-item>
          <text:p text:style-name="P305">Stary zaciąg:</text:p>
        </text:list-item>
        <text:list-item>
          <text:p text:style-name="P324">1. Chorągiew husarska WXL pod komendą Józefa Bogusława Słuszki (1652-1701) i por. <text:s/>Leona Kazimierza Połubińskiego (zm. 1726) – 200 koni (aukcja 50 koni) </text:p>
        </text:list-item>
        <text:list-item>
          <text:p text:style-name="P330"><text:span text:style-name="T229">2. Chorągiew husarska WXL pod komendą Samuela Kmicica </text:span><text:span text:style-name="T212">(zm. 1692) </text:span><text:span text:style-name="T229">i por. <text:s/>Kazimierza Kmicica (zm. 1703) – 200 koni (aukcja o 100 koni)</text:span></text:p>
        </text:list-item>
        <text:list-item>
          <text:p text:style-name="P324">3. Chorągiew husarska WXL pod komendą Stanisława Kazimierza Radziwiłła (1648-1690) i por. Jana Szukszty (1640-1696) – 150 koni (aukcja o 90 koni)</text:p>
        </text:list-item>
        <text:list-item>
          <text:p text:style-name="P330"><text:span text:style-name="T229">4. Chorągiew husarska ordynacji Radziwiłłów WXL pod komendą </text:span><text:span text:style-name="T212">Dominika Mikołaja Radziwiłła </text:span><text:span text:style-name="T152">(1643-1697) </text:span><text:span text:style-name="T212">i por. Stanisława Jana Młockiego (1640-1717) – 100 koni (aukcja o 40 koni)</text:span></text:p>
        </text:list-item>
        <text:list-item>
          <text:p text:style-name="P327">Razem w starym zaciągu: - 650 koni</text:p>
        </text:list-item>
        <text:list-item>
          <text:p text:style-name="P327">Nowy zaciąg: </text:p>
        </text:list-item>
        <text:list-item>
          <text:p text:style-name="P330"><text:span text:style-name="T229">5. <text:s text:c="2"/>Chorągiew husarska WXL </text:span><text:span text:style-name="T212">Mikołaja Franciszka Ogińskiego (zm. 1715) – 100 koni i por. Władysława Komajewskiego (zm. 1692) </text:span><text:span text:style-name="T229">– 100 koni (aukcja 40 koni)</text:span></text:p>
        </text:list-item>
        <text:list-item>
          <text:p text:style-name="P330"><text:span text:style-name="T229">6. <text:s/>Ch</text:span><text:span text:style-name="T149">orągiew husarska WXL </text:span><text:span text:style-name="T147">Jerzego Karola Chodkiewicza (1646-1691) – 150 koni i por. </text:span><text:span text:style-name="T154">Andrzeja Scipio (zm. 1708)</text:span></text:p>
        </text:list-item>
        <text:list-item>
          <text:p text:style-name="P330"><text:span text:style-name="T229">7. <text:s/>Chorągiew husarska WXL </text:span><text:span text:style-name="T212">Grzegorza Antoniego Ogińskiego – 100 koni</text:span></text:p>
        </text:list-item>
        <text:list-item>
          <text:p text:style-name="P367"><text:soft-page-break/><text:span text:style-name="T37">8. <text:s/></text:span><text:span text:style-name="T7">Chorągiew husarska WXL Emanuela Władysława Tyszkiewicza (1645-1704)</text:span><text:span text:style-name="T11"> i </text:span><text:span text:style-name="T8">por.</text:span><text:span text:style-name="T12"> Jerzym</text:span><text:span text:style-name="T8"> Hordziejewskim</text:span><text:span text:style-name="Footnote_20_anchor"><text:span text:style-name="T20"><text:note text:id="ftn36" text:note-class="footnote"><text:note-citation>36</text:note-citation><text:note-body><text:p text:style-name="P1"><text:span text:style-name="Footnote_20_Symbol"><text:s/></text:span>Postać wykreowana na podstawie autentycznej osoby</text:p></text:note-body></text:note></text:span></text:span><text:span text:style-name="T8"> (zm. 1715) </text:span><text:span text:style-name="T9">– 100 koni </text:span></text:p>
        </text:list-item>
        <text:list-item>
          <text:p text:style-name="P330"><text:span text:style-name="T212">9. </text:span><text:span text:style-name="T229">Chorągiew husarska WXL Kazimierza Jana Sapiehy i por. </text:span><text:span text:style-name="T212">Michała Karola Haraburdy (zm. 1709) – 100 koni</text:span></text:p>
        </text:list-item>
        <text:list-item>
          <text:p text:style-name="P330"><text:span text:style-name="T212">10. </text:span><text:span text:style-name="T229">Chorągiew husarska WXL</text:span><text:span text:style-name="T212"> </text:span><text:span text:style-name="T229"><text:s/>Andrzej Kazimierza Giełguda (zm. 1711) i por. <text:s/>Dominika Michał <text:s/>Słuszki (1655-1713) </text:span><text:span text:style-name="T212">– 150 koni </text:span></text:p>
        </text:list-item>
        <text:list-item>
          <text:p text:style-name="P333">Razem w nowym zaciągu: - 600 koni</text:p>
        </text:list-item>
        <text:list-item>
          <text:p text:style-name="P327">Razem husaria zmobilizowana przez WXL: - 1250 koni</text:p>
        </text:list-item>
      </text:list>
      <text:p text:style-name="P33">Jazda pancerna, kozacka i petyhorcy</text:p>
      <text:p text:style-name="P33">Stary zaciąg:</text:p>
      <text:p text:style-name="P32">1. Chorągiew petyhorska WXL JKM Jana (w kompucie litewskim) pod por. Janem <text:s/>Wołczyńskim (zm. 1703) – 150 koni</text:p>
      <text:p text:style-name="P61"><text:span text:style-name="T37">2. Chorągiew petyhorska WXL JKM Jakuba (w kompucie litewskim) </text:span><text:span text:style-name="T24">pod por. Stanisławem Dziulim (zm. 1710) – 150 koni</text:span><text:span text:style-name="Footnote_20_anchor"><text:span text:style-name="T24"><text:note text:id="ftn37" text:note-class="footnote"><text:note-citation>37</text:note-citation><text:note-body><text:p text:style-name="Footnote">Dawna chorągiew hetmana wielkiego litewskiego Michała Radziwiłła</text:p></text:note-body></text:note></text:span></text:span></text:p>
      <text:p text:style-name="P60"><text:span text:style-name="T59">3. </text:span><text:span text:style-name="T61">Chorągiew petyhorska WXL </text:span><text:span text:style-name="T59">Józefa Bogusława Słuszki pierwsza </text:span><text:span text:style-name="T69">(1652-1701) </text:span><text:span text:style-name="T59"><text:s/>pod por. </text:span><text:span text:style-name="T63">Aleksandrem Gierdzyńskim (zm.1715) – 180 koni</text:span></text:p>
      <text:p text:style-name="P32">4. Chorągiew petyhorska WXL Samuela Kmicica (zm. 1692) pod por. Kazimierzem Stanisławem Dąbrowskim (1647-1700) – 160 koni</text:p>
      <text:p text:style-name="P60"><text:span text:style-name="T229">5. <text:s/>Chorągiew petyhorska WXL Jana Karola Dolskiego (1637-1695) pod por. Mikołajem</text:span><text:span text:style-name="T85"> Dowgirdem (zm. 1726) – 120 koni</text:span></text:p>
      <text:p text:style-name="P60"><text:soft-page-break/><text:span text:style-name="T61">6. Chorągiew petyhorska WXL Franciszka Stefana Sapiehy (zm. 1686) pod por. </text:span><text:span text:style-name="T63">Jonaszem Froneckim <text:s/>(zm. 1694) – 100 koni</text:span></text:p>
      <text:p text:style-name="P60"><text:span text:style-name="T149">7. Chorągiew petyhorska WXL Kazimierza Jana Sapiehy (zm. 1720) pod por. </text:span><text:span text:style-name="T63">Michałem Oskierką (zm. 1711) – 100 koni</text:span></text:p>
      <text:p text:style-name="P60"><text:span text:style-name="T61">8. Chorągiew petyhorska WXL Jerzego Karola Chodkiewicza (1646–1691) pod por. </text:span><text:span text:style-name="T66">Teodorem Karpiem (zm. 1704)</text:span><text:span text:style-name="T61"> – 120 koni</text:span></text:p>
      <text:p text:style-name="P60"><text:span text:style-name="T61">9. </text:span><text:span text:style-name="T59"><text:s/></text:span><text:span text:style-name="T61">Chorągiew petyhorska WXL Emanuela Władysława Tyszkiewicza (1645-1704) pod por. Michałem Janem Tyszkiewiczem (zm. 1703) – 100 koni</text:span></text:p>
      <text:p text:style-name="P62">10. Chorągiew petyhorska WXL Michała Kazimierza Kociełła (1644-1716) pod Władysławem Stanisławem Sokołowskim zm. (1701) – 100 koni</text:p>
      <text:p text:style-name="P60"><text:span text:style-name="T61">11. Chorągiew petyhorska WXL <text:s/></text:span><text:span text:style-name="T59">Krzysztofa Komorowskiego (1640-1708) – 100 koni</text:span></text:p>
      <text:p text:style-name="P60"><text:span text:style-name="T59">12. </text:span><text:span text:style-name="T61">Chorągiew petyhorska WXL </text:span><text:span text:style-name="T59">Leonarda Gabriela Pocieja (1632-1695) pod por. </text:span><text:span text:style-name="T63">Samuelem Sołtanem (1654-1734) – 100 koni</text:span></text:p>
      <text:p text:style-name="P71"><text:span text:style-name="T60">13. </text:span><text:span text:style-name="T62">Chorągiew petyhorska WXL</text:span><text:span text:style-name="T60"> </text:span><text:span text:style-name="T64">Stefana Jana Ślizienia (zm. 1707) pod por. Florianem Leonem Kotowskim (zm. 1704) – 100 koni</text:span></text:p>
      <text:p text:style-name="P61"><text:span text:style-name="T41">14. </text:span><text:span text:style-name="T43">Chorągiew petyhorska WXL Krzysztofa Konstantego Połubińskiego (zm. 1683) Andrzeju Konstantym Godebskim (zm. 1690) – 100 koni</text:span><text:span text:style-name="Footnote_20_anchor"><text:span text:style-name="T43"><text:note text:id="ftn38" text:note-class="footnote"><text:note-citation>38</text:note-citation><text:note-body><text:p text:style-name="Footnote">Po A. H. Połubińskim, marszałku wielkim litewskim, od 1679roku</text:p></text:note-body></text:note></text:span></text:span></text:p>
      <text:p text:style-name="P80"><text:span text:style-name="T152">15. </text:span><text:span text:style-name="T62">Chorągiew petyhorska WXL </text:span><text:span text:style-name="T152">Dominika Mikołaja Radziwiłła (1643-1697) pod por. </text:span><text:span text:style-name="T155">Józefem Snopkowskim (zm. 1699) – 150 koni</text:span></text:p>
      <text:p text:style-name="P80"><text:span text:style-name="T60">16. </text:span><text:span text:style-name="T62">Chorągiew petyhorska WXL <text:s/></text:span><text:span text:style-name="T60">Fabiana Platera (1628-1709) pod por. </text:span><text:span text:style-name="T64">Stanisławem </text:span><text:soft-page-break/><text:span text:style-name="T64">Malkowskim (zm. 1690) – 100 koni</text:span></text:p>
      <text:p text:style-name="P81"><text:span text:style-name="T14">17. </text:span><text:span text:style-name="T43">Chorągiew petyhorska WXL </text:span><text:span text:style-name="T41">Andrzeja </text:span><text:a xlink:type="simple" xlink:href="http://www.sejm-wielki.pl/s/?m=N;v=ks.+puzyna+h.+oginiec" text:style-name="Internet_20_link"><text:span text:style-name="Internet_20_link"><text:span text:style-name="T41">Puzyny</text:span></text:span></text:a><text:span text:style-name="T41"> (1640-1696) – 100 koni</text:span></text:p>
      <text:p text:style-name="P80"><text:span text:style-name="T64">18. </text:span><text:span text:style-name="T62">Chorągiew petyhorska WXL </text:span><text:span text:style-name="T64">Jerzego Wojciecha Rudominy-Dusiackiego (zm. 1688) – 120 koni</text:span></text:p>
      <text:p text:style-name="P82">19. Chorągiew kozacka WXL Samuela Jurewicza (zm. 1720) – 120 koni</text:p>
      <text:p text:style-name="P60"><text:span text:style-name="T64">20. </text:span><text:span text:style-name="T62">Chorągiew kozacka WXL </text:span><text:span text:style-name="T64">Stefana Czerniawskiego (zm. 1698) – 120 koni</text:span></text:p>
      <text:p text:style-name="P69">Razem: - 2270 koni</text:p>
      <text:p text:style-name="P70">Nowy zaciąg</text:p>
      <text:p text:style-name="P60"><text:span text:style-name="T149">1. <text:s/>Chorągiew petyhorska WXL </text:span><text:span text:style-name="T147">Gerarda Denhoffa</text:span><text:span text:style-name="T149"> (1632-1685) pod por. </text:span><text:span text:style-name="T147">Piotrem Michałem Pacem (1654-96</text:span><text:span text:style-name="T149">) – 150 koni</text:span></text:p>
      <text:p text:style-name="P44">2. Chorągiew petyhorska WXL Kazimierza Władysława Siesickiego (zm. 1699) pod por. Marcinem Kalinowskim <text:s/>(1660-1732) – 100 koni</text:p>
      <text:p text:style-name="P44">3. Chorągiew petyhorska WXL Jana Michała Zawiszy (1658-1685)- 100 koni</text:p>
      <text:p text:style-name="P60"><text:span text:style-name="T149">4. Chorągiew petyhorska WXL Krzysztofa Stetkiewicza (zm. 1684) pod por. </text:span><text:span text:style-name="T147">Hieronimem Kierdejem (zm. 1698) – 120 koni</text:span></text:p>
      <text:p text:style-name="P60"><text:span text:style-name="T149">5. Chorągiew petyhorska WXL Michał Kazimierz Siesicki (zm. 1713) pod por. <text:s/></text:span><text:span text:style-name="T59">Andrzejem Berensem (zm. 1703)- 100</text:span></text:p>
      <text:p text:style-name="P44">6. Chorągiew petyhorska WXL Kazimierza Władysława Sapiehy (1650-1703) – 100 koni</text:p>
      <text:p text:style-name="P60"><text:span text:style-name="T149">7</text:span><text:span text:style-name="T147">. </text:span><text:span text:style-name="T149">Chorągiew petyhorska WXL </text:span><text:span text:style-name="T147">Wojciecha Stanisława Czackiego (zm. 1700) – 100 koni</text:span></text:p>
      <text:p text:style-name="P60"><text:soft-page-break/><text:span text:style-name="T147">8. </text:span><text:span text:style-name="T149">Chorągiew petyhorska WXL </text:span><text:span text:style-name="T147">Michał Karol Drucki Sokoliński (zm. 1691) pod </text:span><text:span text:style-name="T149">por. Władysławem Eliaszem Surynem (zm. 1687) – 120 koni</text:span></text:p>
      <text:p text:style-name="P60"><text:span text:style-name="T147">9. </text:span><text:span text:style-name="T149">Chorągiew petyhorska WXL </text:span><text:span text:style-name="T147">Szymona Karola Ogińskiego (1619-1699) pod por. </text:span><text:span text:style-name="T149">Konstantym Janem Szujskim (1652-1695) – 100 koni</text:span></text:p>
      <text:p text:style-name="P61"><text:span text:style-name="T45">10. </text:span><text:span text:style-name="T44">Chorągiew petyhorska WXL </text:span><text:span text:style-name="T45">Jóżefa Słuszki druga pod por. </text:span><text:span text:style-name="T42">Mikołajem Wilkońskim (zm. 1715)</text:span><text:span text:style-name="Footnote_20_anchor"><text:span text:style-name="T42"><text:note text:id="ftn39" text:note-class="footnote"><text:note-citation>39</text:note-citation><text:note-body><text:p text:style-name="Footnote">Dawna chorągiew lekka</text:p></text:note-body></text:note></text:span></text:span><text:span text:style-name="T42"> - 150 koni</text:span></text:p>
      <text:p text:style-name="P60"><text:span text:style-name="T59">11. </text:span><text:bookmark text:name="HcT_ctl0_MC_C_ctl0_Name_C"/><text:span text:style-name="T61">Chorągiew petyhorska WXL </text:span><text:span text:style-name="T59">Wilhelma Eustach</text:span><text:bookmark text:name="HcT_ctl0_MC_C_ctl0_Surname_C"/><text:span text:style-name="T59">ego Grothusa (zm. 1706) – 100 koni</text:span></text:p>
      <text:p text:style-name="P60"><text:span text:style-name="T59">12. </text:span><text:span text:style-name="T61">Chorągiew petyhorska WXL </text:span><text:span text:style-name="T59">Jerzego Konstantego Hyzena (1660-1737) – 100 koni</text:span></text:p>
      <text:p text:style-name="P61"><text:span text:style-name="T7">13. Chorągiew petyhorska WXL </text:span><text:span text:style-name="T10">Mateusza Karpia (zm. 1684)</text:span><text:span text:style-name="Footnote_20_anchor"><text:span text:style-name="T10"><text:note text:id="ftn40" text:note-class="footnote"><text:note-citation>40</text:note-citation><text:note-body><text:p text:style-name="Footnote">Dawna chorągiew lekka</text:p></text:note-body></text:note></text:span></text:span><text:span text:style-name="T10"> - 100 koni</text:span></text:p>
      <text:p text:style-name="P60"><text:span text:style-name="T150">14. </text:span><text:span text:style-name="T149">Chorągiew petyhorska WXL Władysława Juzefrata Sapiehy (1652-1733) – 100 koni</text:span></text:p>
      <text:p text:style-name="P60"><text:span text:style-name="T149">15. Chorągiew petyhorska WXL </text:span><text:span text:style-name="T147">Grzegorza Antoniego Ogińskiego (1654-1709) pod por. Kazimierzem Domaradzkim (zm. 1690)</text:span><text:span text:style-name="T59"> – 120 koni</text:span></text:p>
      <text:p text:style-name="P60"><text:span text:style-name="T147">16. </text:span><text:span text:style-name="T149">Chorągiew pancerna WXL </text:span><text:span text:style-name="T147">Stefana Tyzenhauza (zm 1708r) pod por. </text:span><text:span text:style-name="T150">Kazimierzem Zawiszą (zm. 1684)</text:span><text:span text:style-name="T147"> – 100 koni</text:span></text:p>
      <text:p text:style-name="P60"><text:span text:style-name="T147">17. </text:span><text:span text:style-name="T149">Chorągiew pancerna WXL </text:span><text:span text:style-name="T147">Stefana Konstantego Piaseczyńskiego 1633-1691) pod por. </text:span><text:span text:style-name="T63">Janem Michałem Zawiszą <text:s/>(1658-83) – 100 koni</text:span></text:p>
      <text:p text:style-name="P80"><text:span text:style-name="T147">18. </text:span><text:span text:style-name="T149">Chorągiew petyhorska WXL </text:span><text:span text:style-name="T147">Andrzej Kazimierza Kryszpina-Kirszenszteina (zm. 1705) pod por. </text:span><text:span text:style-name="T59">Janem Kazimierzem Pacem (zm. 1697) – 120 koni</text:span></text:p>
      <text:p text:style-name="P80"><text:soft-page-break/><text:span text:style-name="T147">19. </text:span><text:span text:style-name="T149">Chorągiew kozacka WXL </text:span><text:span text:style-name="T147">Stanisława Rusieckiego (zm. 1691) – 100 koni</text:span></text:p>
      <text:p text:style-name="P81"><text:span text:style-name="T9">20. </text:span><text:span text:style-name="T7">Chorągiew petyhorska WXL </text:span><text:span text:style-name="T45">Marcjana Aleksandra Ogińskiego (1632</text:span><text:span text:style-name="Internet_20_link"><text:span text:style-name="T48"> </text:span></text:span><text:span text:style-name="T47">– </text:span><text:span text:style-name="Internet_20_link"><text:span text:style-name="T48">1690</text:span></text:span><text:span text:style-name="T45">)</text:span><text:span text:style-name="T9"> pod por. </text:span><text:span text:style-name="T45">Leonem Kazimierzem Ogińskim (1658-1699) – 150 koni</text:span></text:p>
      <text:p text:style-name="P83">Nowy zaciąg: - 2230 koni</text:p>
      <text:p text:style-name="P83">Razem: - 4500 koni</text:p>
      <text:p text:style-name="P79"/>
      <text:p text:style-name="P33">RAJTARIA I ARKEBUZERIA</text:p>
      <text:p text:style-name="P43"><text:span text:style-name="T178">1.) Regiment rajtarski <text:s/></text:span><text:span text:style-name="T175">komendą Stanisława Kazimierza Radziwiłła (1648-1690) i ppłk Joachima Wilhelma Venedigera <text:s/>(zm. 1707), aukcja o 200 koni - 300 koni</text:span></text:p>
      <text:p text:style-name="P43"><text:span text:style-name="T178">2.) Regiment rajtarski <text:s/>płk. </text:span><text:span text:style-name="T175">Krystiana Albrechta Kalkstein-Stolińskiego (zm. po 1703) – 300 koni (nowy)</text:span></text:p>
      <text:p text:style-name="P35">Razem rajtaria i arkebuzeria: - 600 koni</text:p>
      <text:p text:style-name="P33"/>
      <text:list xml:id="list35609555" text:continue-numbering="true" text:style-name="WW8Num2">
        <text:list-item>
          <text:p text:style-name="P335">Stary zaciąg:</text:p>
        </text:list-item>
        <text:list-item>
          <text:p text:style-name="P315"><text:span text:style-name="T218">1. Regiment pieszy WXL <text:s/>autoramentu cudzoziemskiego pod komendą </text:span><text:span text:style-name="T222">Samuela Kmicica (zm. 1692) i ppłk. Jana Krzysztofa von Hundorffa (zm. 1705) – 600 porcji </text:span></text:p>
        </text:list-item>
        <text:list-item>
          <text:p text:style-name="P315"><text:span text:style-name="T222">2. Regiment pieszy WXL Józefa Bogusława Słuszki </text:span><text:span text:style-name="T229">(1652-1701) </text:span><text:span text:style-name="T222">i ppłk Janem Henrykiem ab Alten Bokumem (zm. 1685r.) - 600 porcji </text:span></text:p>
        </text:list-item>
        <text:list-item>
          <text:p text:style-name="P315"><text:span text:style-name="T222">3. Regiment pieszy WXL Krzysztofa Zbigniewa Volbeck-Lettowa <text:s/>(1621-1691) </text:span><text:span text:style-name="T223">ppłk Jana Magnusa Ochappa (1630-1697) – 600 porcji (powięks</text:span><text:span text:style-name="T217">zony o 100 porcji) </text:span></text:p>
        </text:list-item>
        <text:list-item>
          <text:p text:style-name="P306">W sumie w starym zaciągu: - 1800 porcji</text:p>
        </text:list-item>
        <text:list-item>
          <text:p text:style-name="P306"><text:soft-page-break/>Nowy zaciąg:</text:p>
        </text:list-item>
      </text:list>
      <text:p text:style-name="P21">4. Regiment pieszy WXL pod komendą ks. kurlandzkiego Ferdynanda Kettlera (1655-1737) i ppłk Pawła Lipinga (Lipinka, zm. 1716) - 600 porcji</text:p>
      <text:p text:style-name="P31"><text:span text:style-name="T31">5. Regiment pieszy WXL autoramentu cudzoziemskiego pod komendą </text:span><text:span text:style-name="T7">WXL </text:span><text:span text:style-name="T45">Marcjana Aleksandra Ogińskiego (1632</text:span><text:span text:style-name="Internet_20_link"><text:span text:style-name="T48"> </text:span></text:span><text:span text:style-name="T47">– </text:span><text:span text:style-name="Internet_20_link"><text:span text:style-name="T48">1690</text:span></text:span><text:span text:style-name="T45">)</text:span><text:span text:style-name="T9"> </text:span><text:span text:style-name="T31">i ppłk <text:s/>Dominika Łastowieckiego (zm. 1699) - 300 porcji </text:span></text:p>
      <text:p text:style-name="P21">6. Regiment pieszy WXL płk Leona Bazylego Sapiehy (1652-1686) – 300 porcji</text:p>
      <text:p text:style-name="P30"><text:span text:style-name="T218">7. Regiment pieszy WXL Jana Karola Dolskiego pod ppłk </text:span><text:span text:style-name="T222">Fryderykiem Mirbachem (zm. 1702r.) – 300 porji</text:span></text:p>
      <text:p text:style-name="P30"><text:span text:style-name="T134">8. Regiment pieszy WXL <text:s/>płk </text:span><text:span text:style-name="T135">Aleksandra Jerzego Vorbek-Lettowa (1642-1708) - 300 <text:s/>porcji</text:span></text:p>
      <text:p text:style-name="P30"><text:span text:style-name="T134">9. Freikompania ordynacji słuckiej mjr </text:span><text:span text:style-name="T57">Abraham de Adlerszleida </text:span><text:span text:style-name="T134">(zm. 1698) – 200 porcji<text:line-break/>10. Freikompania Gedeona Szymona von der Borcha (zm. 1708) – 100 porcji</text:span></text:p>
      <text:p text:style-name="P15">W sumie: - 2400 porcji</text:p>
      <text:p text:style-name="P15">Razem oba zaciągi: - 4500 porcji</text:p>
      <text:p text:style-name="P15"/>
      <text:p text:style-name="P15">PIECHOTA POLSKA I LITEWSKA</text:p>
      <text:p text:style-name="P21">Stary zaciąg:</text:p>
      <text:p text:style-name="P30"><text:span text:style-name="T218">1. Chorągiew hetmańska piechoty węgierskiej Józefa Bogusława Słuszki </text:span><text:span text:style-name="T229">(1652-1701) </text:span><text:span text:style-name="T218"><text:s/>pod Zygmuntem Mayerem (zm. 1690) - 100 porcji</text:span></text:p>
      <text:p text:style-name="P31"><text:span text:style-name="T31">2. <text:s/>Chorągiew hetmańska piechoty węgierskiej Samuela Kmicica </text:span><text:span text:style-name="T33">(zm. 1692)</text:span><text:span text:style-name="T31"> pod </text:span><text:soft-page-break/><text:span text:style-name="T31">Mikołajem Kossakowskim (zm. 1719)</text:span><text:span text:style-name="Footnote_20_anchor"><text:span text:style-name="T31"><text:note text:id="ftn41" text:note-class="footnote"><text:note-citation>41</text:note-citation><text:note-body><text:p text:style-name="Footnote">Postać fikcyjna</text:p></text:note-body></text:note></text:span></text:span><text:span text:style-name="T31"> - 100 porcji</text:span></text:p>
      <text:p text:style-name="P15">Razem: - 200 porcji</text:p>
      <text:p text:style-name="P21">Nowy Zaciąg:</text:p>
      <text:p text:style-name="P31"><text:span text:style-name="T31">3. <text:s/>Chorągiew hetmańska piechoty węgierskiej Józefa Bogusława Słuszki </text:span><text:span text:style-name="T37">(1652-1701) <text:s/></text:span><text:span text:style-name="T31">pod Eliaszem Szemiotem (zm. 1713)</text:span><text:span text:style-name="Footnote_20_anchor"><text:span text:style-name="T31"><text:note text:id="ftn42" text:note-class="footnote"><text:note-citation>42</text:note-citation><text:note-body><text:p text:style-name="Footnote">Postać fikcyjna</text:p></text:note-body></text:note></text:span></text:span><text:span text:style-name="T31">- 100 porcji</text:span></text:p>
      <text:p text:style-name="P31"><text:span text:style-name="T31">4. <text:s/>Chorągiew piesza </text:span><text:span text:style-name="T33">Stanisława Skarszewskiego (1602-1685) pod Michałem Sękowskim (zm. 1718)</text:span><text:span text:style-name="Footnote_20_anchor"><text:span text:style-name="T33"><text:note text:id="ftn43" text:note-class="footnote"><text:note-citation>43</text:note-citation><text:note-body><text:p text:style-name="Footnote">Postać fikcyjna </text:p></text:note-body></text:note></text:span></text:span><text:span text:style-name="T31">- 100 porcji</text:span></text:p>
      <text:p text:style-name="P30"><text:span text:style-name="T134">5. <text:s/>Chorągiew piesza marszałka Stanisława Kazimierz Radziwiłła </text:span><text:span text:style-name="T165">(1648-1690) </text:span><text:span text:style-name="T134">pod kpt. </text:span><text:span text:style-name="T138">Janem Krystianem Wejrowskim (zm. 1695) – 100 porcji</text:span></text:p>
      <text:p text:style-name="P31"><text:span text:style-name="T31">6. <text:s/>Chorągiew piesza Emanuela Władysława Tyszkiewicza (zm. 1704) pod Jerzym Harstallem (zm. 1701)</text:span><text:span text:style-name="Footnote_20_anchor"><text:span text:style-name="T31"><text:note text:id="ftn44" text:note-class="footnote"><text:note-citation>44</text:note-citation><text:note-body><text:p text:style-name="Footnote">Postać fikcyjna, wzorowana na rzeczywistej</text:p></text:note-body></text:note></text:span></text:span><text:span text:style-name="T31"> - 100 porcji</text:span></text:p>
      <text:p text:style-name="P15">Razem: - 400 porcji</text:p>
      <text:p text:style-name="P15">Razem, w obu zaciągach: - 600 porcji</text:p>
      <text:p text:style-name="P21"/>
      <text:p text:style-name="P15">DRAGONIA</text:p>
      <text:p text:style-name="P17">Stary zaciąg:</text:p>
      <text:p text:style-name="P25">1. Regiment Dragonii WXL Otto Fielkierżamba (1641-1705) pod dowództwem Ferdynanda Wolffa (do 1703r.) - 600 (powiększony o 200 koni)</text:p>
      <text:p text:style-name="P28">Nowy zaciąg:</text:p>
      <text:p text:style-name="P25">2. Regiment Dragonii WXL płk. Jerzego Grothusa (1645-1699) – 300 koni</text:p>
      <text:p text:style-name="P25"><text:soft-page-break/>3. Regiment Dragonii WXL Dominika Mikołaja Radziwiłła (1643-1697) i ppłk <text:s/>Jakuba Czambersa (zm. 1700) – 300 koni</text:p>
      <text:p text:style-name="P30"><text:span text:style-name="T135">4. Chorągiew dragońska generała artylerii Mateusza Romera pod kpt. </text:span><text:span text:style-name="T153">Jeanem Gabrielem Plessis-Bellevilem du Guenegaud'em (1638-1708) </text:span><text:span text:style-name="T135">– 100 koni</text:span></text:p>
      <text:p text:style-name="P31"><text:span text:style-name="T2">5. Chorągiew dragońska </text:span><text:span text:style-name="T6">Wilhelma Lebella (zm. 1698)</text:span><text:span text:style-name="Footnote_20_anchor"><text:span text:style-name="T6"><text:note text:id="ftn45" text:note-class="footnote"><text:note-citation>45</text:note-citation><text:note-body><text:p text:style-name="Footnote">Postać fikcyjna wzorowana na prawdziwej </text:p></text:note-body></text:note></text:span></text:span><text:span text:style-name="T6"> </text:span><text:span text:style-name="T2">– 100 koni</text:span></text:p>
      <text:p text:style-name="P30"><text:span text:style-name="T135">6. Chorągiew dragońska Aleksandra Kazimierza</text:span><text:span text:style-name="T138"> Bułharyna (zm. 1698) </text:span><text:span text:style-name="T135"><text:s/>– 100 koni</text:span></text:p>
      <text:p text:style-name="P30"><text:span text:style-name="T135">7. Chorągiew</text:span><text:span text:style-name="T133"> dragońska na załodze w Birżach mjr </text:span><text:span text:style-name="T138">Ignacego Glaussa (zm. 1692) </text:span><text:span text:style-name="T133">– 100 koni</text:span></text:p>
      <text:p text:style-name="P18">W sumie cała dragonia litewska liczyła: - 2200 koni</text:p>
      <text:p text:style-name="P166"/>
      <text:p text:style-name="P33">Jazda lekka i tatarska </text:p>
      <text:p text:style-name="P60"><text:span text:style-name="T225">1. Chorągiew jazdy lekkiej WXL Józefa Bogusława Słuszki </text:span><text:span text:style-name="T228">(1652-1701) </text:span><text:span text:style-name="T225">pod por. </text:span><text:span text:style-name="T228">Bogdanem Koryckim (zm. 1702) – 100 koni</text:span></text:p>
      <text:p text:style-name="P60"><text:span text:style-name="T225">2. <text:s/>Chorągiew jazdy lekkiej WXL Samuela Kmicica (zm. 1692)</text:span><text:span text:style-name="T228"> – 100 koni</text:span></text:p>
      <text:p text:style-name="P60"><text:span text:style-name="T225">3. Chorągiew jazdy lekkiej WXL </text:span><text:span text:style-name="T226">Krzysztofa Zbigniewa Volbeck-Lettowa <text:s/>(1621-1691)</text:span><text:span text:style-name="T225"> pod por. </text:span><text:span text:style-name="T227">Józefem Sienkiewiczem (zm. 1707) – 100 koni</text:span></text:p>
      <text:p text:style-name="P61"><text:span text:style-name="T34">4. Chorągiew jazdy lekkiej WXL </text:span><text:span text:style-name="T35">Krzysztofa Konstantego Połubińskiego (zm. 1683) <text:s/>pod por. Mikołajem Onikiewiczem (zm. 1711) – 100 koni</text:span><text:span text:style-name="Footnote_20_anchor"><text:span text:style-name="T35"><text:note text:id="ftn46" text:note-class="footnote"><text:note-citation>46</text:note-citation><text:note-body><text:p text:style-name="Footnote">Po A. H. Połubińskim, marszałku wielkim litewskim, od 1679roku</text:p></text:note-body></text:note></text:span></text:span></text:p>
      <text:p text:style-name="P57">5. Chorągiew jazdy tatarskiej <text:s/>WXL Mustafy Baranowskiego (zm. 1694) – 100 koni</text:p>
      <text:p text:style-name="P57">6. Chorągiew jazdy lekkiej WXL Andrzeja Turkuła (zm. 1710) – 100 koni</text:p>
      <text:p text:style-name="P60"><text:span text:style-name="T225">7. Chorągiew jazdy lekkiej WXL <text:s/></text:span><text:span text:style-name="T227">Samuela Korsaka (zm. 1713) – 80 koni (aukcja z </text:span><text:soft-page-break/><text:span text:style-name="T227">50 koni)</text:span></text:p>
      <text:p text:style-name="P60"><text:span text:style-name="T225">8. Chorągiew jazdy tatarskiej WXL </text:span><text:span text:style-name="T227">Daniela Ułana Łochojskiego (zm. 1721) - 80 koni (aukcja z 50 koni)</text:span></text:p>
      <text:p text:style-name="P61"><text:span text:style-name="T34">9. Chorągiew jazdy lekkiej WXL Dominika Mikołaja Radziwiłła</text:span><text:span text:style-name="T36">(1643-1697)</text:span><text:span text:style-name="T34"> pod por. </text:span><text:span text:style-name="T50">Eliaszem </text:span><text:span text:style-name="Internet_20_link"><text:span text:style-name="T50">Rymwidem</text:span></text:span><text:span text:style-name="T50"> (zm. 1696) – 100 koni</text:span></text:p>
      <text:p text:style-name="P60"><text:span text:style-name="T225">10. Chorągiew jazdy lekkiej WXL Stanisława Kazimierza Radziwiłła </text:span><text:span text:style-name="T228">(1648-1690) </text:span><text:span text:style-name="T225">pod por. </text:span><text:span text:style-name="T86"><text:s/>Murzą Cymbajem (zm. 1698) - 120 koni (aukcja z 100 koni)</text:span></text:p>
      <text:p text:style-name="P61"><text:span text:style-name="T34">11. Chorągiew jazdy lekkiej WXL </text:span><text:span text:style-name="T49">Marcjana Aleksandra Ogińskiego (1632</text:span><text:span text:style-name="Internet_20_link"><text:span text:style-name="T49"> </text:span></text:span><text:span text:style-name="T49">– </text:span><text:span text:style-name="Internet_20_link"><text:span text:style-name="T49">1690</text:span></text:span><text:span text:style-name="T49">) pod por. Dawidem Tuhan Baranowskim (zm. 1699) – 100 koni</text:span></text:p>
      <text:p text:style-name="P60"><text:span text:style-name="T225">12. Chorągiew jazdy tatarskiej <text:s/>WXL </text:span><text:span text:style-name="T227">Aleksandra kniazia Kryczyńskego (zm. 1704) – 100 koni</text:span></text:p>
      <text:p text:style-name="P57">13. Chorągiew jazdy tatarskiej <text:s/>WXL Samula Dzisiajewicza (zm. 1698) – 100 koni</text:p>
      <text:p text:style-name="P60"><text:span text:style-name="T225">14. Chorągiew jazdy lekkiej WXL </text:span><text:span text:style-name="T87">Franciszka Stefana Sapiehy (zm. 1686) pod por. </text:span><text:span text:style-name="T227">Marcinem Melechem (zm. 1693) – 100 koni</text:span></text:p>
      <text:p text:style-name="P59">Razem: - 1380 koni</text:p>
      <text:p text:style-name="P57">Nowy zaciąg. </text:p>
      <text:p text:style-name="P60"><text:span text:style-name="T225">15. Chorągiew jazdy tatarskiej <text:s/>WXL </text:span><text:span text:style-name="T227">Biłja Kryczyńskiego (1650-1738) – 60 koni</text:span></text:p>
      <text:p text:style-name="P60"><text:span text:style-name="T225">16.Chorągiew jazdy lekkiej WXL </text:span><text:span text:style-name="T90">Władysława Antoniego Radziwanowicza-Kierdeja (zm. 1695) – 60 koni</text:span></text:p>
      <text:p text:style-name="P60"><text:span text:style-name="T225">17. Chorągiew jazdy tatarskiej <text:s/>WXL </text:span><text:span text:style-name="T227">Aleksandra Bohdanowicza Dowgiałły (zm. <text:s/>1697) – 50 koni</text:span></text:p>
      <text:p text:style-name="P60"><text:soft-page-break/><text:span text:style-name="T225">18. Chorągiew jazdy tatarskiej <text:s/>WXL </text:span><text:span text:style-name="T226">Jana Karola Dolskiego pod por. </text:span><text:span text:style-name="T227">Adamem Tarasowskim (zm. 1697) – 50 koni</text:span></text:p>
      <text:p text:style-name="P33">Razem: - 220 koni</text:p>
      <text:p text:style-name="P33">Cały komput jazdy lekkiej i tatarskiej: - 1600 koni</text:p>
      <text:p text:style-name="P33"/>
      <text:p text:style-name="P129">KORPUS KURLANDZKI</text:p>
      <text:p text:style-name="P31"><text:span text:style-name="T21">1. </text:span><text:span text:style-name="T28">Regiment pieszy ks. kurlandzkiego pod komenda płk. </text:span><text:span text:style-name="T29">Moritza Friedricha von Schwerin'a (1652-1739)</text:span><text:span text:style-name="Footnote_20_anchor"><text:span text:style-name="T29"><text:note text:id="ftn47" text:note-class="footnote"><text:note-citation>47</text:note-citation><text:note-body><text:p text:style-name="Footnote">W rzeczywistości zmarł w czasie walk w Mołdawii w 1686r. </text:p></text:note-body></text:note></text:span></text:span><text:span text:style-name="T29"> - </text:span><text:span text:style-name="T28">3 kompanie piechoty i 1 kompania dragoni – 400 porcji</text:span></text:p>
      <text:p text:style-name="P18"/>
      <text:p text:style-name="P18"/>
      <text:p text:style-name="P18">Jednostki prywatne:</text:p>
      <text:p text:style-name="P31"><text:span text:style-name="T28">1. Chorągiew piesza biskupa wileńskiego Eustachego Kotowicza pod Adamem Burczkiem (zm. 1685)</text:span><text:span text:style-name="Footnote_20_anchor"><text:span text:style-name="T28"><text:note text:id="ftn48" text:note-class="footnote"><text:note-citation>48</text:note-citation><text:note-body><text:p text:style-name="Footnote">Postać wykreowana, na podstawie osoby istniejącej w rzeczywistości </text:p></text:note-body></text:note></text:span></text:span><text:span text:style-name="T28">– 200 porcji</text:span></text:p>
      <text:p text:style-name="P31"><text:span text:style-name="T28">2. Chorągiew prywatna </text:span><text:span text:style-name="T30">Krzysztofa Jesmana (zm. 1687) pod por. Antonim</text:span><text:span text:style-name="T38"> Godebskim (zm. 1693)</text:span><text:span text:style-name="Footnote_20_anchor"><text:span text:style-name="T38"><text:note text:id="ftn49" text:note-class="footnote"><text:note-citation>49</text:note-citation><text:note-body><text:p text:style-name="Footnote">Postać wykreowana, na podstawie osoby istniejącej w rzeczywistości </text:p></text:note-body></text:note></text:span></text:span><text:span text:style-name="T38"> - 50 koni</text:span></text:p>
      <text:p text:style-name="P61"><text:span text:style-name="T39">3. Chorągiew prywatna </text:span><text:span text:style-name="T40">Kazimierza Frąckiewicza Radzimińskiego (1638-1695) pod </text:span><text:span text:style-name="T50"><text:s/>por. Stanisławem Mirskim (zm. 1708)</text:span><text:span text:style-name="Footnote_20_anchor"><text:span text:style-name="T50"><text:note text:id="ftn50" text:note-class="footnote"><text:note-citation>50</text:note-citation><text:note-body><text:p text:style-name="Footnote">Postać wykreowana, na podstawie osoby istniejącej w rzeczywistości </text:p></text:note-body></text:note></text:span></text:span><text:span text:style-name="T50"> - 100 koni</text:span></text:p>
      <text:p text:style-name="P60"><text:span text:style-name="T86">5. </text:span><text:span text:style-name="T92">Chorągiew prywatna biskupa żmudzkiego </text:span><text:span text:style-name="T88">Kazimierza Paca (zm. 1695) pod por. Kazimierzem Michałem Pacem (zm. 1719) – 100 koni</text:span></text:p>
      <text:p text:style-name="P67">Razem: - 100 piechoty, 250 jazdy </text:p>
      <text:p text:style-name="P67"><text:soft-page-break/>Jednostki ochotnicze:</text:p>
      <text:p text:style-name="P60"><text:span text:style-name="T88">1. Chorągiew jazdy </text:span><text:span text:style-name="T86">Aleksandra Puzyny (zm. 1709) – 50 koni</text:span></text:p>
      <text:p text:style-name="P60"><text:span text:style-name="T86">2. </text:span><text:span text:style-name="T88">Chorągiew jazdy Jerzego Huzdewena (zm. 1684) – 50 koni</text:span></text:p>
      <text:p text:style-name="P60"><text:span text:style-name="T88">3. Chorągiew jazdy </text:span><text:span text:style-name="T86">Remigiana Stanisława Połubińskiego (zm. 1705) – 50 koni</text:span></text:p>
      <text:p text:style-name="P60"><text:span text:style-name="T86">4. </text:span><text:span text:style-name="T88">Chorągiew jazdy</text:span><text:span text:style-name="T86"> </text:span><text:span text:style-name="T89">Tomasza Zawiszy (zm. 1718) – 100 koni</text:span></text:p>
      <text:p text:style-name="P61"><text:span text:style-name="T51">5. </text:span><text:span text:style-name="T49">Chorągiew jazdy </text:span><text:span text:style-name="Strong_20_Emphasis"><text:span text:style-name="T49">Jana Krzysztofa </text:span></text:span><text:span text:style-name="T49">Paca <text:s/>(zm. 1720) – 50 koni</text:span></text:p>
      <text:p text:style-name="P67">Razem: - 300 koni</text:p>
      <text:p text:style-name="P48">RAZEM ARMIA WXL LITEWSKIEGO – 14700 koni i porcji</text:p>
      <text:p text:style-name="P33">Garnizony:</text:p>
      <text:p text:style-name="P33">Wilno</text:p>
      <text:p text:style-name="P60"><text:span text:style-name="T210">1. <text:s/>Chorągiew hetmańska piechoty węgierskiej Józefa Bogusława Słuszki </text:span><text:span text:style-name="T229">(1652-1701) <text:s/></text:span><text:span text:style-name="T210">pod Eliaszem Szemiotem (zm. 1713) - 100 porcji</text:span></text:p>
      <text:p text:style-name="P60"><text:span text:style-name="T149">2. <text:s/>Chorągiew piesza marszałka Stanisława Kazimierz Radziwiłła </text:span><text:span text:style-name="T165">(1648-1690) </text:span><text:span text:style-name="T149">pod kpt. </text:span><text:span text:style-name="T151">Janem Krystianem Wejrowskim (zm. 1695) – 100 porcji</text:span></text:p>
      <text:p text:style-name="P48">Razem: 200 piechoty</text:p>
      <text:p text:style-name="P33"/>
      <text:p text:style-name="P33">Lachowicze</text:p>
      <text:p text:style-name="P38">1. Chorągiew piesza Emanuela Władysława Tyszkiewicza (zm. 1704) pod Jerzym Harstallem (zm. 1701) - 100 porcji</text:p>
      <text:p text:style-name="P44">2. Freikompania Gedeona Szymona von der Borcha (zm. 1708) – 100 porcji</text:p>
      <text:p text:style-name="P49">Razem: - 200 piechoty</text:p>
      <text:p text:style-name="P33"><text:soft-page-break/>Birże </text:p>
      <text:p text:style-name="P95"><text:span text:style-name="T147">1. Chorągiew</text:span><text:span text:style-name="T149"> dragońska na załodze w Birżach mjr </text:span><text:span text:style-name="T151">Ignacego Glaussa (zm. 1692) </text:span><text:span text:style-name="T149">– 100 koni</text:span></text:p>
      <text:p text:style-name="P94">Razem: - 100 dragonów</text:p>
      <text:p text:style-name="P33">Mohylew</text:p>
      <text:p text:style-name="P30"><text:span text:style-name="T135">1. Chorągiew dragońska </text:span><text:span text:style-name="T138">Wilhelma Lebella (zm. 1698) </text:span><text:span text:style-name="T135">– 100 koni</text:span></text:p>
      <text:p text:style-name="P30"><text:span text:style-name="T135">2. Chorągiew dragońska Aleksandra Kazimierza</text:span><text:span text:style-name="T138"> Bułharyna (zm. 1698) </text:span><text:span text:style-name="T135"><text:s/>– 100 koni</text:span></text:p>
      <text:p text:style-name="P93">Razem: - 200 dragonów</text:p>
      <text:p text:style-name="P97"/>
      <text:p text:style-name="P97">1. Pułk Hetmana Wielkiego Litewskiego Józefa Bogusława Słuszki</text:p>
      <text:list xml:id="list35621184" text:continue-numbering="true" text:style-name="WW8Num2">
        <text:list-item>
          <text:p text:style-name="P324">1. Chorągiew husarska WXL pod komendą Józefa Bogusława Słuszki (1652-1701) i por. <text:s/>Leona Kazimierza Połubińskiego (zm. 1726) – 200 koni (aukcja 50 koni) </text:p>
        </text:list-item>
        <text:list-item>
          <text:p text:style-name="P324">2. Chorągiew husarska WXL pod komendą Stanisława Kazimierza Radziwiłła (1648-1690) i por. Jana Szukszty (1640-1696) – 150 koni (aukcja 90 koni)</text:p>
        </text:list-item>
        <text:list-item>
          <text:p text:style-name="P330"><text:span text:style-name="T229">3. Chorągiew husarska ordynacji Radziwiłłów WXL pod komendą </text:span><text:span text:style-name="T212">Dominika Mikołaja Radziwiłła </text:span><text:span text:style-name="T152">(1643-1697) </text:span><text:span text:style-name="T212">i por. Stanisława Jana Młockiego (1640-1717)</text:span></text:p>
        </text:list-item>
        <text:list-item>
          <text:p text:style-name="P330"><text:span text:style-name="T229">4. Chorągiew husarska WXL pod komendą Samuela Kmicica </text:span><text:span text:style-name="T212">(zm. 1692) </text:span><text:span text:style-name="T229">i por. Kazimierza Kmicica (zm. 1703) – 200 koni (aukcja 100 koni)</text:span></text:p>
        </text:list-item>
        <text:list-item>
          <text:p text:style-name="P330"><text:soft-page-break/><text:span text:style-name="T212">5. </text:span><text:span text:style-name="T229">Chorągiew husarska WXL Kazimierza Jana Sapiehy i por. </text:span><text:span text:style-name="T212">Michała Karola Haraburdy (zm. 1709) – 100 koni</text:span></text:p>
        </text:list-item>
        <text:list-item>
          <text:p text:style-name="P330"><text:span text:style-name="T212">6. </text:span><text:span text:style-name="T229">Chorągiew husarska WXL</text:span><text:span text:style-name="T212"> </text:span><text:span text:style-name="T229"><text:s/>Andrzej Kazimierza Giełguda (zm. 1711) i por. <text:s/>Dominika Michał <text:s/>Słuszki (1655-1713) </text:span><text:span text:style-name="T212">– 150 koni </text:span></text:p>
        </text:list-item>
        <text:list-item>
          <text:p text:style-name="P324">7. Chorągiew petyhorska WXL JKM Jana (w kompucie litewskim) pod por. Janem <text:s/>Wołczyńskim (zm. 1703) – 150 koni</text:p>
        </text:list-item>
        <text:list-item>
          <text:p text:style-name="P330"><text:span text:style-name="T229">8. Chorągiew petyhorska WXL JKM Jakuba (w kompucie litewskim) </text:span><text:span text:style-name="T212">pod por. Stanisławem Dziulim (zm. 1710) – 150 koni</text:span></text:p>
        </text:list-item>
        <text:list-item>
          <text:p text:style-name="P330"><text:span text:style-name="T59">9. </text:span><text:span text:style-name="T61">Chorągiew petyhorska WXL </text:span><text:span text:style-name="T59">Józefa Bogusława Słuszki pierwsza </text:span><text:span text:style-name="T69">(1652-1701)</text:span><text:span text:style-name="T59"> pod por. </text:span><text:span text:style-name="T63">Aleksandrem Gierdzyńskim (zm.1715) – 180 koni</text:span></text:p>
        </text:list-item>
        <text:list-item>
          <text:p text:style-name="P367"><text:span text:style-name="T41">10. </text:span><text:span text:style-name="T43">Chorągiew petyhorska WXL Krzysztofa Konstantego Połubińskiego (zm. 1683) Andrzeju Konstantym Godebskim (zm. 1690) – 100 koni</text:span><text:span text:style-name="Footnote_20_anchor"><text:span text:style-name="T43"><text:note text:id="ftn51" text:note-class="footnote"><text:note-citation>51</text:note-citation><text:note-body><text:p text:style-name="Footnote">Po A. H. Połubińskim, marszałku wielkim litewskim, od 1679roku</text:p></text:note-body></text:note></text:span></text:span></text:p>
        </text:list-item>
        <text:list-item>
          <text:p text:style-name="P274"><text:span text:style-name="T60">11. </text:span><text:span text:style-name="T62">Chorągiew petyhorska WXL </text:span><text:span text:style-name="T60">Dominika Mikołaja Radziwiłła (1643-1697) pod por. </text:span><text:span text:style-name="T64">Józefem Snopkowskim (zm. 1699) – 150 koni</text:span></text:p>
        </text:list-item>
        <text:list-item>
          <text:p text:style-name="P330"><text:span text:style-name="T149">12. Chorągiew petyhorska WXL Michał Kazimierz Siesicki (zm. 1713) pod por. <text:s/></text:span><text:span text:style-name="T59">Andrzejem Berensem (zm. 1703) - 100</text:span></text:p>
        </text:list-item>
        <text:list-item>
          <text:p text:style-name="P347">13. Chorągiew petyhorska WXL Kazimierza Władysława Sapiehy (1650-1703) – 100 koni</text:p>
        </text:list-item>
        <text:list-item>
          <text:p text:style-name="P330"><text:span text:style-name="T149">14</text:span><text:span text:style-name="T147">. </text:span><text:span text:style-name="T149">Chorągiew petyhorska WXL </text:span><text:span text:style-name="T147">Wojciecha Stanisława Czackiego (zm. 1700) – 100 koni</text:span></text:p>
        </text:list-item>
        <text:list-item>
          <text:p text:style-name="P367"><text:span text:style-name="T46">15. </text:span><text:span text:style-name="T43">Chorągiew petyhorska WXL </text:span><text:span text:style-name="T46">Jóżefa Słuszki druga pod por. </text:span><text:span text:style-name="T41">Mikołajem </text:span><text:soft-page-break/><text:span text:style-name="T41">Wilkońskim (zm. 1715)</text:span><text:span text:style-name="Footnote_20_anchor"><text:span text:style-name="T41"><text:note text:id="ftn52" text:note-class="footnote"><text:note-citation>52</text:note-citation><text:note-body><text:p text:style-name="Footnote">Dawna chorągiew lekka</text:p></text:note-body></text:note></text:span></text:span><text:span text:style-name="T41"> - 150 koni</text:span></text:p>
        </text:list-item>
      </text:list>
      <text:p text:style-name="P44">16. Chorągiew petyhorska WXL Jana Michała Zawiszy (1658-1685)- 100 koni</text:p>
      <text:p text:style-name="P60"><text:span text:style-name="T62">17. Chorągiew petyhorska WXL Krzysztofa Stetkiewicza (zm. 1684) pod por. </text:span><text:span text:style-name="T60">Hieronimem Kierdejem (zm. 1698) – 120 koni</text:span></text:p>
      <text:p text:style-name="P80"><text:span text:style-name="T147">18. </text:span><text:span text:style-name="T149">Chorągiew kozacka WXL </text:span><text:span text:style-name="T147">Stanisława Rusieckiego (zm. 1691) – 100 koni</text:span></text:p>
      <text:p text:style-name="P81"><text:span text:style-name="T46">19. </text:span><text:span text:style-name="T43">Chorągiew petyhorska WXL </text:span><text:span text:style-name="T46">Marcjana Aleksandra Ogińskiego (</text:span><text:span text:style-name="Internet_20_link"><text:span text:style-name="T49">1632</text:span></text:span><text:span text:style-name="T46">– </text:span><text:span text:style-name="Internet_20_link"><text:span text:style-name="T49">1690</text:span></text:span><text:span text:style-name="T46">) pod por. Leonem Kazimierzem Ogińskim (1658-1699) – 150 koni</text:span></text:p>
      <text:p text:style-name="P68"/>
      <text:p text:style-name="P60"><text:span text:style-name="T87">20. Chorągiew jazdy lekkiej WXL Józefa Bogusława Słuszki </text:span><text:span text:style-name="T91">(1652-1701) </text:span><text:span text:style-name="T87">pod por. </text:span><text:span text:style-name="T91">Bogdanem Koryckim (zm. 1702) – 100 koni</text:span></text:p>
      <text:p text:style-name="P60"><text:span text:style-name="T225">21. Chorągiew jazdy tatarskiej WXL </text:span><text:span text:style-name="T227">Daniela Ułana Łochojskiego (zm. 1721) - 80 koni (aukcja z 50 koni)</text:span></text:p>
      <text:p text:style-name="P61"><text:span text:style-name="T52">22. Chorągiew jazdy lekkiej WXL Dominika Mikołaja Radziwiłła</text:span><text:span text:style-name="T49">(1643-1697)</text:span><text:span text:style-name="T52"> pod por. </text:span><text:span text:style-name="T50">Eliaszem </text:span><text:span text:style-name="Internet_20_link"><text:span text:style-name="T50">Rymwidem</text:span></text:span><text:span text:style-name="T50"> (zm. 1696) – 100 koni</text:span></text:p>
      <text:p text:style-name="P40">Razem: - 800 husarii, 1650 jazdy pancernej (petyhorskiej), 280 jazdy lekkiej</text:p>
      <text:p text:style-name="P40"/>
      <text:p text:style-name="P97">2. Pułk Hetmana Polnego Litewskiego Samuela Kmicica</text:p>
      <text:list xml:id="list35622205" text:continue-numbering="true" text:style-name="WW8Num2">
        <text:list-item>
          <text:p text:style-name="P330"><text:span text:style-name="T229">1. <text:s text:c="2"/>Chorągiew husarska WXL </text:span><text:span text:style-name="T212">Mikołaja Franciszka Ogińskiego (zm. 1715) – 100 koni i por. Władysława Komajewskiego (zm. 1692) </text:span><text:span text:style-name="T229">– 100 koni (aukcja 40 koni)</text:span></text:p>
        </text:list-item>
        <text:list-item>
          <text:p text:style-name="P330"><text:span text:style-name="T229">2. <text:s/>Ch</text:span><text:span text:style-name="T149">orągiew husarska WXL </text:span><text:span text:style-name="T147">Jerzego Karola Chodkiewicza (1646-1691) – 150 koni </text:span><text:soft-page-break/><text:span text:style-name="T147">i por. </text:span><text:span text:style-name="T154">Andrzeja Scipio (zm. 1708)</text:span></text:p>
        </text:list-item>
        <text:list-item>
          <text:p text:style-name="P367"><text:span text:style-name="T19">3. <text:s/></text:span><text:span text:style-name="T16">Chorągiew husarska WXL Emanuela Władysława Tyszkiewicza (1645-1704)</text:span><text:span text:style-name="T17"> i </text:span><text:span text:style-name="T13">por.</text:span><text:span text:style-name="T12"> Jerzym</text:span><text:span text:style-name="T13"> Hordziejewskim</text:span><text:span text:style-name="Footnote_20_anchor"><text:span text:style-name="T13"><text:note text:id="ftn53" text:note-class="footnote"><text:note-citation>53</text:note-citation><text:note-body><text:p text:style-name="Footnote">Postać wykreowana na podstawie autentycznej osoby</text:p></text:note-body></text:note></text:span></text:span><text:span text:style-name="T13"> (zm. 1715) </text:span><text:span text:style-name="T15">– 100 koni </text:span></text:p>
        </text:list-item>
        <text:list-item>
          <text:p text:style-name="P362">4. Chorągiew petyhorska WXL Samuela Kmicica (zm. 1692) pod por. Kazimierzem Stanisławem Dąbrowskim (1647-1700) – 160 koni</text:p>
        </text:list-item>
        <text:list-item>
          <text:p text:style-name="P330"><text:span text:style-name="T229">5. <text:s/>Chorągiew petyhorska WXL Jana Karola Dolskiego (1637-1695) pod por. Mikołajem</text:span><text:span text:style-name="T85"> Dowgirdem (zm. 1726) – 120 koni</text:span></text:p>
        </text:list-item>
        <text:list-item>
          <text:p text:style-name="P330"><text:span text:style-name="T61">6. Chorągiew petyhorska WXL Franciszka Stefana Sapiehy (zm. 1686) pod por. </text:span><text:span text:style-name="T63">Jonaszem Froneckim <text:s/>(zm. 1694) – 100 koni</text:span></text:p>
        </text:list-item>
        <text:list-item>
          <text:p text:style-name="P330"><text:span text:style-name="T156">7. Chorągiew petyhorska WXL Kazimierza Jana Sapiehy (zm. 1720) pod por. </text:span><text:span text:style-name="T65">Michałem Oskierką (zm. 1711) – 100 koni</text:span></text:p>
        </text:list-item>
      </text:list>
      <text:p text:style-name="P60"><text:span text:style-name="T59">8. </text:span><text:span text:style-name="T61">Chorągiew petyhorska WXL </text:span><text:span text:style-name="T59">Leonarda Gabriela Pocieja (1632-1695) pod por. </text:span><text:span text:style-name="T63">Samuelem Sołtanem (1654-1734) – 100 koni</text:span></text:p>
      <text:p text:style-name="P71"><text:span text:style-name="T60">9. </text:span><text:span text:style-name="T62">Chorągiew petyhorska WXL</text:span><text:span text:style-name="T60"> </text:span><text:span text:style-name="T64">Stefana Jana Ślizienia (zm. 1707) pod por. Florianem Leonem Kotowskim (zm. 1704) – 100 koni</text:span></text:p>
      <text:p text:style-name="P61"><text:span text:style-name="T7">10. Chorągiew petyhorska WXL </text:span><text:span text:style-name="T10">Mateusza Karpia (zm. 1684)</text:span><text:span text:style-name="Footnote_20_anchor"><text:span text:style-name="T10"><text:note text:id="ftn54" text:note-class="footnote"><text:note-citation>54</text:note-citation><text:note-body><text:p text:style-name="Footnote">Dawna chorągiew lekka</text:p></text:note-body></text:note></text:span></text:span><text:span text:style-name="T10"> - 100 koni</text:span></text:p>
      <text:p text:style-name="P60"><text:span text:style-name="T150">11. </text:span><text:span text:style-name="T149">Chorągiew petyhorska WXL Władysława Juzefrata Sapiehy (1652-1733) – 100 koni</text:span></text:p>
      <text:p text:style-name="P60"><text:span text:style-name="T64">12. </text:span><text:span text:style-name="T62">Chorągiew kozacka WXL </text:span><text:span text:style-name="T64">Stefana Czerniawskiego (zm. 1698) – 120 koni</text:span></text:p>
      <text:p text:style-name="P60"><text:span text:style-name="T59">13. </text:span><text:bookmark text:name="HcT_ctl0_MC_C_ctl0_Name_C5"/><text:span text:style-name="T61">Chorągiew petyhorska WXL </text:span><text:span text:style-name="T59">Wilhelma Eustach</text:span><text:bookmark text:name="HcT_ctl0_MC_C_ctl0_Surname_C6"/><text:span text:style-name="T59">ego Grothusa (zm. 1706) – 100 </text:span><text:soft-page-break/><text:span text:style-name="T59">koni</text:span></text:p>
      <text:p text:style-name="P60"><text:span text:style-name="T59">14. </text:span><text:span text:style-name="T61">Chorągiew petyhorska WXL </text:span><text:span text:style-name="T59">Jerzego Konstantego Hyzena (1660-1737) – 100 koni</text:span></text:p>
      <text:p text:style-name="P60"/>
      <text:p text:style-name="P60"><text:span text:style-name="T225">15. <text:s/>Chorągiew jazdy lekkiej WXL Samuela Kmicica (zm. 1692)</text:span><text:span text:style-name="T228"> – 100 koni</text:span></text:p>
      <text:p text:style-name="P60"><text:span text:style-name="T225">16. Chorągiew jazdy lekkiej WXL </text:span><text:span text:style-name="T226">Krzysztofa Zbigniewa Volbeck-Lettowa <text:s/>(1621-1691)</text:span><text:span text:style-name="T225"> pod por. </text:span><text:span text:style-name="T227">Józefem Sienkiewiczem (zm. 1707) – 100 koni</text:span></text:p>
      <text:p text:style-name="P61"><text:span text:style-name="T34">17. Chorągiew jazdy lekkiej WXL </text:span><text:span text:style-name="T49">Marcjana Aleksandra Ogińskiego (1632</text:span><text:span text:style-name="Internet_20_link"><text:span text:style-name="T49"> </text:span></text:span><text:span text:style-name="T49">– </text:span><text:span text:style-name="Internet_20_link"><text:span text:style-name="T49">1690</text:span></text:span><text:span text:style-name="T49">) pod por. Dawidem Tuhan Baranowskim (zm. 1699) – 100 koni</text:span></text:p>
      <text:p text:style-name="P60"><text:span text:style-name="T225">18. Chorągiew jazdy tatarskiej <text:s/>WXL </text:span><text:span text:style-name="T227">Aleksandra kniazia Kryczyńskego (zm. 1704) – 100 koni</text:span></text:p>
      <text:p text:style-name="P57">19. Chorągiew jazdy tatarskiej <text:s/>WXL Samuela Dzisiajewicza (zm. 1698) – 100 koni</text:p>
      <text:p text:style-name="P60"><text:span text:style-name="T225">20. Chorągiew jazdy lekkiej WXL </text:span><text:span text:style-name="T87">Franciszka Stefana Sapiehy (zm. 1686) pod por. </text:span><text:span text:style-name="T227">Marcinem Melechem (zm. 1693) – 100 koni</text:span></text:p>
      <text:p text:style-name="P40">Razem: - 350 husarii, 1200 jazdy pancernej (petyhorskiej), 600 jazdy lekkiej</text:p>
      <text:p text:style-name="P105"/>
      <text:p text:style-name="P105"><text:span text:style-name="T139">3. Pułk Oboźnego Wielkiego Litewskiego </text:span><text:span text:style-name="T140">Grzegorza Antoniego Ogińskiego</text:span></text:p>
      <text:list xml:id="list35611495" text:continue-numbering="true" text:style-name="WW8Num2">
        <text:list-item>
          <text:p text:style-name="P330"><text:span text:style-name="T229">1. <text:s/>Chorągiew husarska WXL </text:span><text:span text:style-name="T212">Grzegorza Antoniego Ogińskiego – 100 koni</text:span></text:p>
        </text:list-item>
      </text:list>
      <text:p text:style-name="P60"><text:span text:style-name="T61">2. </text:span><text:span text:style-name="T59"><text:s/></text:span><text:span text:style-name="T61">Chorągiew petyhorska WXL Emanuela Władysława Tyszkiewicza (1645-1704) pod por. Michałem Janem Tyszkiewiczem (zm. 1703) – 100 koni</text:span></text:p>
      <text:p text:style-name="P80"><text:span text:style-name="T60">3. </text:span><text:span text:style-name="T62">Chorągiew petyhorska WXL <text:s/></text:span><text:span text:style-name="T60">Fabiana Platera (1628-1709) pod por. </text:span><text:span text:style-name="T64">Stanisławem </text:span><text:soft-page-break/><text:span text:style-name="T64">Malkowskim (zm. 1690) – 100 koni</text:span></text:p>
      <text:p text:style-name="P81"><text:span text:style-name="T14">4. </text:span><text:span text:style-name="T43">Chorągiew petyhorska WXL </text:span><text:span text:style-name="T41">Andrzeja </text:span><text:a xlink:type="simple" xlink:href="http://www.sejm-wielki.pl/s/?m=N;v=ks.+puzyna+h.+oginiec" text:style-name="Internet_20_link"><text:span text:style-name="Internet_20_link"><text:span text:style-name="T41">Puzyny</text:span></text:span></text:a><text:span text:style-name="T41"> (1640-1696) – 100 koni</text:span></text:p>
      <text:p text:style-name="P80"><text:span text:style-name="T64">5. </text:span><text:span text:style-name="T62">Chorągiew petyhorska WXL </text:span><text:span text:style-name="T64">Jerzego Wojciecha Rudominy-Dusiackiego (zm. 1688) – 120 koni</text:span></text:p>
      <text:p text:style-name="P82">6. Chorągiew kozacka WXL Samuela Jurewicza (zm. 1720) – 120 koni</text:p>
      <text:p text:style-name="P60"><text:span text:style-name="T147">7. </text:span><text:span text:style-name="T149">Chorągiew petyhorska WXL </text:span><text:span text:style-name="T147">Michała Karola Druckiego Sokolińskiego (zm. 1691) pod </text:span><text:span text:style-name="T149">por. Władysławem Eliaszem Surynem (zm. 1687) – 120 koni</text:span></text:p>
      <text:p text:style-name="P60"><text:span text:style-name="T147">8. </text:span><text:span text:style-name="T149">Chorągiew petyhorska WXL </text:span><text:span text:style-name="T147">Szymona Karola Ogińskiego (1619-1699) pod por. </text:span><text:span text:style-name="T149">Konstantym Janem Szujskim (1652-1695) – 100 koni</text:span></text:p>
      <text:p text:style-name="P60"><text:span text:style-name="T149">9. Chorągiew petyhorska WXL </text:span><text:span text:style-name="T147">Grzegorza Antoniego Ogińskiego (1654-1709) pod por. Kazimierzem Domaradzkim (zm. 1690)</text:span><text:span text:style-name="T59"> – 120 koni</text:span></text:p>
      <text:p text:style-name="P60"><text:span text:style-name="T147">10. </text:span><text:span text:style-name="T149">Chorągiew pancerna WXL </text:span><text:span text:style-name="T147">Stefana Tyzenhauza (zm 1708r) pod por. </text:span><text:span text:style-name="T150">Kazimierzem Zawiszą (zm. 1684)</text:span><text:span text:style-name="T147"> – 100 koni</text:span></text:p>
      <text:p text:style-name="P60"/>
      <text:p text:style-name="P60"><text:span text:style-name="T225">11. Chorągiew jazdy lekkiej WXL </text:span><text:span text:style-name="T227">Krzysztofa Konstantego Połubińskiego (zm. 1683) <text:s/>pod por. Mikołajem Onikiewiczem (zm. 1711) – 100 koni</text:span></text:p>
      <text:p text:style-name="P58">12. Chorągiew jazdy tatarskiej <text:s/>WXL Mustafy Baranowskiego (zm. 1694) – 100 koni</text:p>
      <text:p text:style-name="P60"><text:span text:style-name="T225">13. Chorągiew jazdy tatarskiej <text:s/>WXL </text:span><text:span text:style-name="T227">Biłja Kryczyńskiego (1650-1738) – 60 koni</text:span></text:p>
      <text:p text:style-name="P60"><text:span text:style-name="T225">14.Chorągiew jazdy lekkiej WXL </text:span><text:span text:style-name="T90">Władysława Antoniego Radziwanowicza-Kierdeja (zm. 1695) – 60 koni</text:span></text:p>
      <text:p text:style-name="P40">Razem: - 100 husarii, 980 jazdy pancernej (petyhorskiej), 320 jazdy lekkiej</text:p>
      <text:p text:style-name="P105"><text:soft-page-break/></text:p>
      <text:p text:style-name="P105"><text:span text:style-name="T139">4. Pułk Strażnika Wielkiego Litewskiego </text:span><text:span text:style-name="T140">Jerzego Karola Chodkiewicza</text:span></text:p>
      <text:p text:style-name="P60"><text:span text:style-name="T61">1. Chorągiew petyhorska WXL Jerzego Karola Chodkiewicza (1646–1691) pod por. </text:span><text:span text:style-name="T66">Teodorem Karpiem (zm. 1704)</text:span><text:span text:style-name="T61"> – 120 koni</text:span></text:p>
      <text:p text:style-name="P62">2. Chorągiew petyhorska WXL Michała Kazimierza Kociełła (1644-1716) pod Władysławem Stanisławem Sokołowskim zm. (1701) – 100 koni</text:p>
      <text:p text:style-name="P60"><text:span text:style-name="T61">3. Chorągiew petyhorska WXL <text:s/></text:span><text:span text:style-name="T59">Krzysztofa Komorowskiego (1640-1708) – 100 koni</text:span></text:p>
      <text:p text:style-name="P60"><text:span text:style-name="T149">4. <text:s/>Chorągiew petyhorska WXL </text:span><text:span text:style-name="T147">Gerarda Denhoffa</text:span><text:span text:style-name="T149"> (1632-1685) pod por. </text:span><text:span text:style-name="T147">Piotrem Michałem Pacem (1654-96</text:span><text:span text:style-name="T149">) – 150 koni</text:span></text:p>
      <text:p text:style-name="P62">5. Chorągiew petyhorska WXL Kazimierza Władysława Siesickiego (zm. 1699) pod por. Marcinem Kalinowskim <text:s/>(1660-1732) – 100 koni</text:p>
      <text:p text:style-name="P60"><text:span text:style-name="T147">6. </text:span><text:span text:style-name="T149">Chorągiew pancerna WXL </text:span><text:span text:style-name="T147">Stefana Konstantego Piaseczyńskiego 1633-1691) pod por. </text:span><text:span text:style-name="T63">Janem Michałem Zawiszą <text:s/>(1658-83) – 100 koni</text:span></text:p>
      <text:p text:style-name="P80"><text:span text:style-name="T59">7. </text:span><text:span text:style-name="T61">Chorągiew petyhorska WXL </text:span><text:span text:style-name="T59">Andrzej Kazimierza Kryszpina-Kirszenszteina (zm. 1705) pod por. Janem Kazimierzem Pacem (zm. 1697) – 120 koni</text:span></text:p>
      <text:p text:style-name="P57"/>
      <text:p text:style-name="P57">8. Chorągiew jazdy lekkiej WXL Andrzeja Turkuła (zm. 1710) – 100 koni</text:p>
      <text:p text:style-name="P60"><text:span text:style-name="T87">9. Chorągiew jazdy lekkiej WXL <text:s/></text:span><text:span text:style-name="T86">Samuela Korsaka (zm. 1713) – 80 koni (aukcja z 50 koni)</text:span></text:p>
      <text:p text:style-name="P60"><text:span text:style-name="T225">10. Chorągiew jazdy tatarskiej <text:s/>WXL </text:span><text:span text:style-name="T227">Aleksandra Bohdanowicza Dowgiałły (zm. <text:s/>1697) – 50 koni</text:span></text:p>
      <text:p text:style-name="P60"><text:soft-page-break/><text:span text:style-name="T87">11. Chorągiew jazdy tatarskiej <text:s/>WXL </text:span><text:span text:style-name="T88">Jana Karola Dolskiego pod por. </text:span><text:span text:style-name="T86">Adamem Tarasowskim (zm. 1697) – 50 koni</text:span></text:p>
      <text:p text:style-name="P60"><text:span text:style-name="T87">12. Chorągiew jazdy lekkiej WXL Stanisława Kazimierza Radziwiłła </text:span><text:span text:style-name="T91">(1648-1690) </text:span><text:span text:style-name="T87">pod por. </text:span><text:span text:style-name="T86"><text:s/>Murzą Cymbajem (zm. 1698) - 120 koni (aukcja z 100 koni)</text:span></text:p>
      <text:p text:style-name="P40">Razem: - 790 jazdy pancernej (petyhorskiej), 400 jazdy lekkiej</text:p>
      <text:p text:style-name="P62"/>
      <text:p text:style-name="P64">WOJSKA WIELKIEGO KSIĘSTWA LITEWSKIEGO, JAKIE DOŁĄCZYŁY <text:s/>DO ARMII KORONNEJ ZMIERZAJĄCEJ POD WIEDEŃ</text:p>
      <text:p text:style-name="P40"/>
      <text:p text:style-name="P40"/>
      <text:p text:style-name="P60"><text:span text:style-name="T229">1. Regiment rajtarski <text:s/>komendą Stanisława Kazimierza Radziwiłła (1648-1690) i ppłk </text:span><text:span text:style-name="T210">Joachima Wilhelma Venedigera <text:s/>(zm. 1707) - 300 koni</text:span></text:p>
      <text:p text:style-name="P65">2. Regiment rajtarski <text:s/>płk. Krystiana Albrechta Kalkstein-Stolińskiego (zm. po 1703) – 300 koni</text:p>
      <text:p text:style-name="P63">3. Regiment Dragonii WXL Otto Fielkierżamba (1641-1705) pod dowództwem Ferdynanda Wolffa (do 1703r.) - 600 koni</text:p>
      <text:p text:style-name="P25">4. Regiment Dragonii WXL Dominika Mikołaja Radziwiłła (1643-1697) i ppłk <text:s/>Jakuba Czambersa (zm. 1700) – 300 koni</text:p>
      <text:p text:style-name="P30"><text:span text:style-name="T135">5. Chorągiew dragońska generała artylerii Mateusza Romera pod kpt. </text:span><text:span text:style-name="T153">Jeanem Gabrielem Plessis-Bellevilem du Guenegaud'em (1638-1708) </text:span><text:span text:style-name="T135">– 100 koni</text:span></text:p>
      <text:list xml:id="list35612302" text:continue-numbering="true" text:style-name="WW8Num2">
        <text:list-item>
          <text:p text:style-name="P315"><text:span text:style-name="T218">6. Regiment pieszy WXL <text:s/>autoramentu cudzoziemskiego pod komendą </text:span><text:span text:style-name="T222">Samuela </text:span><text:soft-page-break/><text:span text:style-name="T222">Kmicica (zm. 1692) i ppłk. Jana Krzysztofa von Hundorffa (zm. 1705) – 600 porcji </text:span></text:p>
        </text:list-item>
      </text:list>
      <text:p text:style-name="P21">7. Regiment pieszy WXL płk Leona Bazylego Sapiehy (1652-1686) – 300 porcji</text:p>
      <text:p text:style-name="P63">8. Regiment pieszy WXL Jana Karola Dolskiego pod ppłk Fryderykiem Mirbachem (zm. 1702r.) – 300 porcji</text:p>
      <text:p text:style-name="P30"><text:span text:style-name="T134">9. Regiment pieszy WXL <text:s/>płk </text:span><text:span text:style-name="T135">Aleksandra Jerzego Vorbek-Lettowa (1642-1708) - 300 <text:s/>porcji</text:span></text:p>
      <text:p text:style-name="P30"><text:span text:style-name="T218">10. Chorągiew hetmańska piechoty węgierskiej Józefa Bogusława Słuszki </text:span><text:span text:style-name="T229">(1652-1701) </text:span><text:span text:style-name="T218"><text:s/>pod Zygmuntem Mayerem (zm. 1690) - 100 porcji</text:span></text:p>
      <text:p text:style-name="P41">Razem: - 600 rajtarii, 1000 dragonii, 1600 piechoty</text:p>
      <text:p text:style-name="P40"/>
      <text:p text:style-name="P40"/>
      <text:p text:style-name="P66">ODDZIAŁY WYSŁANE NA PODOLE</text:p>
      <text:list xml:id="list35620972" text:continue-numbering="true" text:style-name="WW8Num2">
        <text:list-item>
          <text:p text:style-name="P315"><text:span text:style-name="T222">1. Regiment pieszy WXL Józefa Bogusława Słuszki </text:span><text:span text:style-name="T229">(1652-1701) </text:span><text:span text:style-name="T222">i ppłk Janem Henrykiem ab Alten Bokumem (zm. 1685r.) - 600 porcji </text:span></text:p>
        </text:list-item>
        <text:list-item>
          <text:p text:style-name="P315"><text:span text:style-name="T222">2. Regiment pieszy WXL Krzysztofa Zbigniewa Volbeck-Lettowa <text:s/>(1621-1691) </text:span><text:span text:style-name="T223">ppłk Jana Magnusa Ochappa (1630-1697) – 600 porcji </text:span></text:p>
        </text:list-item>
      </text:list>
      <text:p text:style-name="P62">3. Regiment pieszy WXL pod komendą ks. kurlandzkiego Ferdynanda Kettlera (1655-1737) i ppłk Pawła Lipinga (Lipinka, zm. 1716) - 600 porcji</text:p>
      <text:p text:style-name="P61"><text:span text:style-name="T44">4. Regiment pieszy WXL autoramentu cudzoziemskiego pod komendą WXL </text:span><text:span text:style-name="T45">Marcjana Aleksandra Ogińskiego (1632</text:span><text:span text:style-name="Internet_20_link"><text:span text:style-name="T48"> </text:span></text:span><text:span text:style-name="T45">– </text:span><text:span text:style-name="Internet_20_link"><text:span text:style-name="T48">1690</text:span></text:span><text:span text:style-name="T45">) </text:span><text:span text:style-name="T44"><text:s/>i ppłk <text:s/>Dominika Łastowieckiego (zm. 1699) - 300 porcji</text:span></text:p>
      <text:p text:style-name="P25"><text:soft-page-break/>5. Regiment Dragonii WXL płk. Jerzego Grothusa (1645-1699) – 300 koni</text:p>
      <text:p text:style-name="P31"><text:span text:style-name="T31">6. <text:s/>Chorągiew hetmańska piechoty węgierskiej Samuela Kmicica </text:span><text:span text:style-name="T33">(zm. 1692)</text:span><text:span text:style-name="T31"> pod Mikołajem Kossakowskim (zm. 1719)</text:span><text:span text:style-name="Footnote_20_Symbol"><text:span text:style-name="T31"><text:note text:id="ftn55" text:note-class="footnote"><text:note-citation>55</text:note-citation><text:note-body><text:p text:style-name="Footnote">Postać fikcyjna</text:p></text:note-body></text:note></text:span></text:span><text:span text:style-name="T31"> - 100 porcji</text:span></text:p>
      <text:p text:style-name="P31"><text:span text:style-name="T31">7. <text:s/>Chorągiew piesza </text:span><text:span text:style-name="T33">Stanisława Skarszewskiego pod Michałem Sękowskim (zm. 1718)</text:span><text:span text:style-name="Footnote_20_Symbol"><text:span text:style-name="T33">- 100 porcji</text:span></text:span></text:p>
      <text:p text:style-name="P60"><text:span text:style-name="T59">8. Freikompania piesza ordynacji słuckiej mjr </text:span><text:span text:style-name="T63">Abraham de Adlerszleida </text:span><text:span text:style-name="T59">(zm. 1698) – 200 porcji</text:span></text:p>
      <text:p text:style-name="P40"/>
      <text:p text:style-name="P40"/>
      <text:p text:style-name="P40"/>
      <text:p text:style-name="P60"><text:span text:style-name="T88">1. Chorągiew ochotnicza jazdy </text:span><text:span text:style-name="T86">Aleksandra Puzyny (zm. 1709) – 50 koni</text:span></text:p>
      <text:p text:style-name="P60"><text:span text:style-name="T86">2. </text:span><text:span text:style-name="T88">Chorągiew ochotnicza jazdy Jerzego Huzdewena (zm. 1684) – 50 koni</text:span></text:p>
      <text:p text:style-name="P60"><text:span text:style-name="T88">3. Chorągiew ochotnicza jazdy </text:span><text:span text:style-name="T86">Remigiana Stanisława Połubińskiego (zm. 1705) – 50 koni</text:span></text:p>
      <text:p text:style-name="P60"><text:span text:style-name="T86">4. </text:span><text:span text:style-name="T88">Chorągiew ochotnicza jazdy</text:span><text:span text:style-name="T86"> </text:span><text:span text:style-name="T89">Tomasza Zawiszy (zm. 1718) – 100 koni</text:span></text:p>
      <text:p text:style-name="P61"><text:span text:style-name="T51">5. </text:span><text:span text:style-name="T49">Chorągiew ochotnicza jazdy </text:span><text:span text:style-name="Strong_20_Emphasis"><text:span text:style-name="T49">Jana Krzysztofa </text:span></text:span><text:span text:style-name="T49">Paca <text:s/>(zm. 1720) – 50 koni</text:span></text:p>
      <text:p text:style-name="P31"><text:span text:style-name="T28">6. Chorągiew prywatna </text:span><text:span text:style-name="T30">Krzysztofa Jesmana pod por. Antonim</text:span><text:span text:style-name="T38"> Godebskim (zm. 1693)</text:span><text:span text:style-name="Footnote_20_Symbol"><text:span text:style-name="T38"><text:note text:id="ftn56" text:note-class="footnote"><text:note-citation>56</text:note-citation><text:note-body><text:p text:style-name="Footnote">Postać wykreowana, na podstawie osoby istniejącej w rzeczywistości </text:p></text:note-body></text:note></text:span></text:span><text:span text:style-name="T38"> - 50 koni</text:span></text:p>
      <text:p text:style-name="P61"><text:span text:style-name="T53">7. Chorągiew prywatna </text:span><text:span text:style-name="T54">Kazimierza Frąckiewicza Radzimińskiego (1638-1693) pod </text:span><text:span text:style-name="T50"><text:s/>por. Stanisławem Mirskim (zm. 1708)</text:span><text:span text:style-name="Footnote_20_Symbol"><text:span text:style-name="T50"><text:note text:id="ftn57" text:note-class="footnote"><text:note-citation>57</text:note-citation><text:note-body><text:p text:style-name="Footnote">Postać wykreowana, na podstawie osoby istniejącej w rzeczywistości </text:p></text:note-body></text:note></text:span></text:span><text:span text:style-name="T50"> - 100 koni</text:span></text:p>
      <text:p text:style-name="P129"><text:soft-page-break/>KORPUS KURLANDZKI</text:p>
      <text:p text:style-name="P31"><text:span text:style-name="T21">1. </text:span><text:span text:style-name="T28">Regiment pieszy ks. kurlandzkiego pod komenda płk. </text:span><text:span text:style-name="T29">Moritza Friedricha von Schwerin'a (1652-1739)</text:span><text:span text:style-name="Footnote_20_Symbol"><text:span text:style-name="T29"><text:note text:id="ftn58" text:note-class="footnote"><text:note-citation>58</text:note-citation><text:note-body><text:p text:style-name="P14">W rzeczywistości zmarł w czasie walk w Mołdawii w 1686r. </text:p></text:note-body></text:note></text:span></text:span><text:span text:style-name="T29"> - </text:span><text:span text:style-name="T28">3 kompanie piechoty i 1 kompania dragoni – 400 porcji</text:span></text:p>
      <text:p text:style-name="P56">Razem: - 2800 piechoty, 400 dragonów, 450 jazdy wolontariuszy</text:p>
      <text:p text:style-name="P128"/>
      <text:p text:style-name="P128">Tab. Mobilizacja armii koronnej w roku 1683</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I"/>
        <table:table-row>
          <table:table-cell table:style-name="Tabela1.A1" office:value-type="string">
            <text:p text:style-name="P6"/>
          </table:table-cell>
          <table:table-cell table:style-name="Tabela1.A1" office:value-type="string">
            <text:p text:style-name="P7">Jednostki gwardii<text:note text:id="ftn59" text:note-class="footnote"><text:note-citation>59</text:note-citation><text:note-body><text:p text:style-name="P4">Liczebność gwardii królewskiej po powiększeniu jej stanów</text:p></text:note-body></text:note></text:p>
          </table:table-cell>
          <table:table-cell table:style-name="Tabela1.A1" office:value-type="string">
            <text:p text:style-name="P7">Jednostki Komputowe<text:note text:id="ftn60" text:note-class="footnote"><text:note-citation>60</text:note-citation><text:note-body><text:p text:style-name="P4">Łącznie cała armia koronna wg komputu</text:p></text:note-body></text:note></text:p>
          </table:table-cell>
          <table:table-cell table:style-name="Tabela1.A1" office:value-type="string">
            <text:p text:style-name="P7">Etat pokojowy<text:note text:id="ftn61" text:note-class="footnote"><text:note-citation>61</text:note-citation><text:note-body><text:p text:style-name="Footnote">Armia koronna czasu pokoju</text:p></text:note-body></text:note> </text:p>
          </table:table-cell>
          <table:table-cell table:style-name="Tabela1.A1" office:value-type="string">
            <text:p text:style-name="P7">Etat wojenny<text:note text:id="ftn62" text:note-class="footnote"><text:note-citation>62</text:note-citation><text:note-body><text:p text:style-name="P5">Etat wojenny jednostek starego zaciągu</text:p></text:note-body></text:note></text:p>
          </table:table-cell>
          <table:table-cell table:style-name="Tabela1.A1" office:value-type="string">
            <text:p text:style-name="P7">Nowy zaciąg<text:note text:id="ftn63" text:note-class="footnote"><text:note-citation>63</text:note-citation><text:note-body><text:p text:style-name="P4">Nowy zaciąg, liczebność nowych oddziałów</text:p></text:note-body></text:note></text:p>
          </table:table-cell>
          <table:table-cell table:style-name="Tabela1.A1" office:value-type="string">
            <text:p text:style-name="P7">Jednostki koronne razem<text:note text:id="ftn64" text:note-class="footnote"><text:note-citation>64</text:note-citation><text:note-body><text:p text:style-name="Footnote">Armia komputowa oraz gwardia królewska łącznie </text:p></text:note-body></text:note></text:p>
          </table:table-cell>
          <table:table-cell table:style-name="Tabela1.A1" office:value-type="string">
            <text:p text:style-name="P7">Kontyngenty poza komputem<text:note text:id="ftn65" text:note-class="footnote"><text:note-citation>65</text:note-citation><text:note-body><text:p text:style-name="P4">Oddziały przysłane w ramach zobowiązań przez Gdańsk, Prusy, wystawione przez ordynacje ostrogską, Lubomirskich </text:p></text:note-body></text:note></text:p>
          </table:table-cell>
          <table:table-cell table:style-name="Tabela1.I1" office:value-type="string">
            <text:p text:style-name="P7">Razem</text:p>
          </table:table-cell>
        </table:table-row>
        <table:table-row>
          <table:table-cell table:style-name="Tabela1.A2" office:value-type="string">
            <text:p text:style-name="P8">Husaria</text:p>
          </table:table-cell>
          <table:table-cell table:style-name="Tabela1.A2" office:value-type="string">
            <text:p text:style-name="P10">640</text:p>
          </table:table-cell>
          <table:table-cell table:style-name="Tabela1.A2" office:value-type="string">
            <text:p text:style-name="P10">3200</text:p>
          </table:table-cell>
          <table:table-cell table:style-name="Tabela1.A2" office:value-type="string">
            <text:p text:style-name="P10">1350</text:p>
          </table:table-cell>
          <table:table-cell table:style-name="Tabela1.A2" office:value-type="string">
            <text:p text:style-name="P10">1600</text:p>
          </table:table-cell>
          <table:table-cell table:style-name="Tabela1.A2" office:value-type="string">
            <text:p text:style-name="P10">1600</text:p>
          </table:table-cell>
          <table:table-cell table:style-name="Tabela1.A2" office:value-type="string">
            <text:p text:style-name="P10">3840</text:p>
          </table:table-cell>
          <table:table-cell table:style-name="Tabela1.A2" office:value-type="string">
            <text:p text:style-name="P10">200</text:p>
          </table:table-cell>
          <table:table-cell table:style-name="Tabela1.I2" office:value-type="string">
            <text:p text:style-name="P10">3840</text:p>
          </table:table-cell>
        </table:table-row>
        <table:table-row>
          <table:table-cell table:style-name="Tabela1.A2" office:value-type="string">
            <text:p text:style-name="P8">Arkebuzeria i rajtaria</text:p>
          </table:table-cell>
          <table:table-cell table:style-name="Tabela1.A2" office:value-type="string">
            <text:p text:style-name="P10">---</text:p>
          </table:table-cell>
          <table:table-cell table:style-name="Tabela1.A2" office:value-type="string">
            <text:p text:style-name="P10">1500</text:p>
          </table:table-cell>
          <table:table-cell table:style-name="Tabela1.A2" office:value-type="string">
            <text:p text:style-name="P10">300</text:p>
          </table:table-cell>
          <table:table-cell table:style-name="Tabela1.A2" office:value-type="string">
            <text:p text:style-name="P10">900</text:p>
          </table:table-cell>
          <table:table-cell table:style-name="Tabela1.A2" office:value-type="string">
            <text:p text:style-name="P10">600</text:p>
          </table:table-cell>
          <table:table-cell table:style-name="Tabela1.A2" office:value-type="string">
            <text:p text:style-name="P10">1500</text:p>
          </table:table-cell>
          <table:table-cell table:style-name="Tabela1.A2" office:value-type="string">
            <text:p text:style-name="P10">600</text:p>
          </table:table-cell>
          <table:table-cell table:style-name="Tabela1.I2" office:value-type="string">
            <text:p text:style-name="P10">2100</text:p>
          </table:table-cell>
        </table:table-row>
        <table:table-row>
          <table:table-cell table:style-name="Tabela1.A2" office:value-type="string">
            <text:p text:style-name="P8">Jazda pancerna</text:p>
          </table:table-cell>
          <table:table-cell table:style-name="Tabela1.A2" office:value-type="string">
            <text:p text:style-name="P10">500</text:p>
          </table:table-cell>
          <table:table-cell table:style-name="Tabela1.A2" office:value-type="string">
            <text:p text:style-name="P10">10830</text:p>
          </table:table-cell>
          <table:table-cell table:style-name="Tabela1.A2" office:value-type="string">
            <text:p text:style-name="P10">5650</text:p>
          </table:table-cell>
          <table:table-cell table:style-name="Tabela1.A2" office:value-type="string">
            <text:p text:style-name="P10">7530</text:p>
          </table:table-cell>
          <table:table-cell table:style-name="Tabela1.A2" office:value-type="string">
            <text:p text:style-name="P10">3300</text:p>
          </table:table-cell>
          <table:table-cell table:style-name="Tabela1.A2" office:value-type="string">
            <text:p text:style-name="P10">11330</text:p>
          </table:table-cell>
          <table:table-cell table:style-name="Tabela1.A2" office:value-type="string">
            <text:p text:style-name="P10">480</text:p>
          </table:table-cell>
          <table:table-cell table:style-name="Tabela1.I2" office:value-type="string">
            <text:p text:style-name="P10">11810</text:p>
          </table:table-cell>
        </table:table-row>
        <table:table-row>
          <table:table-cell table:style-name="Tabela1.A2" office:value-type="string">
            <text:p text:style-name="P8">Jazda lekka</text:p>
          </table:table-cell>
          <table:table-cell table:style-name="Tabela1.A2" office:value-type="string">
            <text:p text:style-name="P10">300</text:p>
          </table:table-cell>
          <table:table-cell table:style-name="Tabela1.A2" office:value-type="string">
            <text:p text:style-name="P10">2670</text:p>
          </table:table-cell>
          <table:table-cell table:style-name="Tabela1.A2" office:value-type="string">
            <text:p text:style-name="P10">1650</text:p>
          </table:table-cell>
          <table:table-cell table:style-name="Tabela1.A2" office:value-type="string">
            <text:p text:style-name="P10">1750</text:p>
          </table:table-cell>
          <table:table-cell table:style-name="Tabela1.A2" office:value-type="string">
            <text:p text:style-name="P10">920</text:p>
          </table:table-cell>
          <table:table-cell table:style-name="Tabela1.A2" office:value-type="string">
            <text:p text:style-name="P10">2980</text:p>
          </table:table-cell>
          <table:table-cell table:style-name="Tabela1.A2" office:value-type="string">
            <text:p text:style-name="P12"/>
          </table:table-cell>
          <table:table-cell table:style-name="Tabela1.I2" office:value-type="string">
            <text:p text:style-name="P10">2980</text:p>
          </table:table-cell>
        </table:table-row>
        <table:table-row>
          <table:table-cell table:style-name="Tabela1.A2" office:value-type="string">
            <text:p text:style-name="P8">Dragonia</text:p>
          </table:table-cell>
          <table:table-cell table:style-name="Tabela1.A2" office:value-type="string">
            <text:p text:style-name="P10">1800</text:p>
          </table:table-cell>
          <table:table-cell table:style-name="Tabela1.A2" office:value-type="string">
            <text:p text:style-name="P10">5400</text:p>
          </table:table-cell>
          <table:table-cell table:style-name="Tabela1.A2" office:value-type="string">
            <text:p text:style-name="P10">1800</text:p>
          </table:table-cell>
          <table:table-cell table:style-name="Tabela1.A2" office:value-type="string">
            <text:p text:style-name="P10">3600</text:p>
          </table:table-cell>
          <table:table-cell table:style-name="Tabela1.A2" office:value-type="string">
            <text:p text:style-name="P10">1800</text:p>
          </table:table-cell>
          <table:table-cell table:style-name="Tabela1.A2" office:value-type="string">
            <text:p text:style-name="P10">7200</text:p>
          </table:table-cell>
          <table:table-cell table:style-name="Tabela1.A2" office:value-type="string">
            <text:p text:style-name="P10">600</text:p>
          </table:table-cell>
          <table:table-cell table:style-name="Tabela1.I2" office:value-type="string">
            <text:p text:style-name="P10">7800</text:p>
          </table:table-cell>
        </table:table-row>
        <table:table-row>
          <table:table-cell table:style-name="Tabela1.A2" office:value-type="string">
            <text:p text:style-name="P8">Piechota cudzoziemska</text:p>
          </table:table-cell>
          <table:table-cell table:style-name="Tabela1.A2" office:value-type="string">
            <text:p text:style-name="P10">2500</text:p>
          </table:table-cell>
          <table:table-cell table:style-name="Tabela1.A2" office:value-type="string">
            <text:p text:style-name="P10">15400</text:p>
          </table:table-cell>
          <table:table-cell table:style-name="Tabela1.A2" office:value-type="string">
            <text:p text:style-name="P10">5800</text:p>
          </table:table-cell>
          <table:table-cell table:style-name="Tabela1.A2" office:value-type="string">
            <text:p text:style-name="P10">9600</text:p>
          </table:table-cell>
          <table:table-cell table:style-name="Tabela1.A2" office:value-type="string">
            <text:p text:style-name="P10">5800</text:p>
          </table:table-cell>
          <table:table-cell table:style-name="Tabela1.A2" office:value-type="string">
            <text:p text:style-name="P10">17900</text:p>
          </table:table-cell>
          <table:table-cell table:style-name="Tabela1.A2" office:value-type="string">
            <text:p text:style-name="P10">3900</text:p>
          </table:table-cell>
          <table:table-cell table:style-name="Tabela1.I2" office:value-type="string">
            <text:p text:style-name="P10">21800</text:p>
          </table:table-cell>
        </table:table-row>
        <table:table-row>
          <table:table-cell table:style-name="Tabela1.A2" office:value-type="string">
            <text:p text:style-name="P8">Piechota <text:soft-page-break/>polska i węgierska</text:p>
          </table:table-cell>
          <table:table-cell table:style-name="Tabela1.A2" office:value-type="string">
            <text:p text:style-name="P10">370</text:p>
          </table:table-cell>
          <table:table-cell table:style-name="Tabela1.A2" office:value-type="string">
            <text:p text:style-name="P10">420</text:p>
          </table:table-cell>
          <table:table-cell table:style-name="Tabela1.A2" office:value-type="string">
            <text:p text:style-name="P10">420</text:p>
          </table:table-cell>
          <table:table-cell table:style-name="Tabela1.A2" office:value-type="string">
            <text:p text:style-name="P10">420</text:p>
          </table:table-cell>
          <table:table-cell table:style-name="Tabela1.A2" office:value-type="string">
            <text:p text:style-name="P10">---</text:p>
          </table:table-cell>
          <table:table-cell table:style-name="Tabela1.A2" office:value-type="string">
            <text:p text:style-name="P10">790</text:p>
          </table:table-cell>
          <table:table-cell table:style-name="Tabela1.A2" office:value-type="string">
            <text:p text:style-name="P10">250</text:p>
          </table:table-cell>
          <table:table-cell table:style-name="Tabela1.I2" office:value-type="string">
            <text:p text:style-name="P10">1040<text:soft-page-break/></text:p>
          </table:table-cell>
        </table:table-row>
        <table:table-row>
          <table:table-cell table:style-name="Tabela1.A2" office:value-type="string">
            <text:p text:style-name="P8">Razem jednostki regularne</text:p>
          </table:table-cell>
          <table:table-cell table:style-name="Tabela1.A2" office:value-type="string">
            <text:p text:style-name="P11">6110</text:p>
          </table:table-cell>
          <table:table-cell table:style-name="Tabela1.A2" office:value-type="string">
            <text:p text:style-name="P11">39420</text:p>
          </table:table-cell>
          <table:table-cell table:style-name="Tabela1.D9" office:value-type="float" office:value="16970">
            <text:p text:style-name="P11">16970</text:p>
          </table:table-cell>
          <table:table-cell table:style-name="Tabela1.A2" office:value-type="string">
            <text:p text:style-name="P11">25400</text:p>
          </table:table-cell>
          <table:table-cell table:style-name="Tabela1.A2" office:value-type="string">
            <text:p text:style-name="P11">14020</text:p>
          </table:table-cell>
          <table:table-cell table:style-name="Tabela1.A2" office:value-type="string">
            <text:p text:style-name="P11">45540</text:p>
          </table:table-cell>
          <table:table-cell table:style-name="Tabela1.A2" office:value-type="string">
            <text:p text:style-name="P11">6030</text:p>
          </table:table-cell>
          <table:table-cell table:style-name="Tabela1.I2" office:value-type="string">
            <text:p text:style-name="P11">51370</text:p>
          </table:table-cell>
        </table:table-row>
        <table:table-row>
          <table:table-cell table:style-name="Tabela1.A2" office:value-type="string">
            <text:p text:style-name="P8">Jednostki ochotnicze konn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600</text:p>
          </table:table-cell>
          <table:table-cell table:style-name="Tabela1.I2" office:value-type="string">
            <text:p text:style-name="P10">---</text:p>
          </table:table-cell>
        </table:table-row>
        <table:table-row>
          <table:table-cell table:style-name="Tabela1.A2" office:value-type="string">
            <text:p text:style-name="P8">Jednostki prywatne konn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800</text:p>
          </table:table-cell>
          <table:table-cell table:style-name="Tabela1.I2" office:value-type="string">
            <text:p text:style-name="P10">---</text:p>
          </table:table-cell>
        </table:table-row>
        <table:table-row>
          <table:table-cell table:style-name="Tabela1.A2" office:value-type="string">
            <text:p text:style-name="P8">Jednostki prywatne piesz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1550</text:p>
          </table:table-cell>
          <table:table-cell table:style-name="Tabela1.I2" office:value-type="string">
            <text:p text:style-name="P10">---</text:p>
          </table:table-cell>
        </table:table-row>
        <table:table-row>
          <table:table-cell table:style-name="Tabela1.A2" office:value-type="string">
            <text:p text:style-name="P8">Odziały prywatne razem</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2950</text:p>
          </table:table-cell>
          <table:table-cell table:style-name="Tabela1.I2" office:value-type="string">
            <text:p text:style-name="P10">----</text:p>
          </table:table-cell>
        </table:table-row>
        <table:table-row>
          <table:table-cell table:style-name="Tabela1.A2" office:value-type="string">
            <text:p text:style-name="P8">Razem</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I14" office:value-type="float" office:value="54320">
            <text:p text:style-name="P10">54320</text:p>
          </table:table-cell>
        </table:table-row>
        <table:table-row>
          <table:table-cell table:style-name="Tabela1.A2" office:value-type="string">
            <text:p text:style-name="P8">Pułki kozackie</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A2" office:value-type="string">
            <text:p text:style-name="P10">---</text:p>
          </table:table-cell>
          <table:table-cell table:style-name="Tabela1.D9" office:value-type="float" office:value="4300">
            <text:p text:style-name="P10">4300</text:p>
          </table:table-cell>
          <table:table-cell table:style-name="Tabela1.I2" office:value-type="string">
            <text:p text:style-name="P10">---</text:p>
          </table:table-cell>
        </table:table-row>
        <table:table-row>
          <table:table-cell table:style-name="Tabela1.A2" office:value-type="string">
            <text:p text:style-name="P9">RAZEM</text:p>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A2" office:value-type="string">
            <text:p text:style-name="P12"/>
          </table:table-cell>
          <table:table-cell table:style-name="Tabela1.D9" office:value-type="float" office:value="13280">
            <text:p text:style-name="P12">13280</text:p>
          </table:table-cell>
          <table:table-cell table:style-name="Tabela1.I14" office:value-type="float" office:value="58620">
            <text:p text:style-name="P13">58620</text:p>
          </table:table-cell>
        </table:table-row>
      </table:table>
      <text:p text:style-name="P135"/>
      <text:p text:style-name="P135"/>
      <text:p text:style-name="P135">Do powyższej tabeli należy dołączyć zastrzeżenia dwojga rodzaju. Po pierwsze wyliczenia te podane są w porcjach oraz koniach, co oznacza iż realny etat był co najmniej o 10% mniejszy. A ponadto, po drugie - rzadko zdarzał się, iż jednostki osiągały maksymalny stan, były najczęściej mniejsze niż powinny. </text:p>
      <text:p text:style-name="P135"><text:soft-page-break/>Koszt utrzymania wystawionej w takiej rozmiarze armii koronnej według komputu przestawiał się w następujący sposób:</text:p>
      <text:p text:style-name="P128">Tab. Koszt wystawienia armii komputowej wedle uchwal sejmu 1683roku</text:p>
      <table:table table:name="Tabela2" table:style-name="Tabela2">
        <table:table-column table:style-name="Tabela2.A"/>
        <table:table-column table:style-name="Tabela2.B" table:number-columns-repeated="5"/>
        <table:table-row table:style-name="Tabela2.1">
          <table:table-cell table:style-name="Tabela2.A1" office:value-type="string">
            <text:p text:style-name="P167"/>
          </table:table-cell>
          <table:table-cell table:style-name="Tabela2.A1" office:value-type="string">
            <text:p text:style-name="P170">Koszt utrzymania oddziałów komputowych</text:p>
          </table:table-cell>
          <table:table-cell table:style-name="Tabela2.A1" office:value-type="string">
            <text:p text:style-name="P170">Żołd roczny razem<text:note text:id="ftn66" text:note-class="footnote"><text:note-citation>66</text:note-citation><text:note-body><text:p text:style-name="Footnote">Husaria starego zaciągu brała 440zł, nowego dodatkowo 200 zł na koszty wystawienia </text:p></text:note-body></text:note></text:p>
          </table:table-cell>
          <table:table-cell table:style-name="Tabela2.A1" office:value-type="string">
            <text:p text:style-name="P170">Etat pokojowy</text:p>
          </table:table-cell>
          <table:table-cell table:style-name="Tabela2.A1" office:value-type="string">
            <text:p text:style-name="P170">W tym stary zaciąg po mobilizacji</text:p>
          </table:table-cell>
          <table:table-cell table:style-name="Tabela2.A1" office:value-type="string">
            <text:p text:style-name="P170">W tym nowy zaciąg zmobilizowany</text:p>
          </table:table-cell>
        </table:table-row>
        <table:table-row table:style-name="Tabela2.2">
          <table:table-cell table:style-name="Tabela2.A1" office:value-type="string">
            <text:p text:style-name="P172">Husaria</text:p>
          </table:table-cell>
          <table:table-cell table:style-name="Tabela2.A1" office:value-type="string">
            <text:p text:style-name="P175">1728000</text:p>
          </table:table-cell>
          <table:table-cell table:style-name="Tabela2.A1" office:value-type="string">
            <text:p text:style-name="P175">440/640</text:p>
          </table:table-cell>
          <table:table-cell table:style-name="Tabela2.A1" office:value-type="string">
            <text:p text:style-name="P175">594000</text:p>
          </table:table-cell>
          <table:table-cell table:style-name="Tabela2.A1" office:value-type="string">
            <text:p text:style-name="P175">704000</text:p>
          </table:table-cell>
          <table:table-cell table:style-name="Tabela2.A1" office:value-type="string">
            <text:p text:style-name="P175">1024000</text:p>
          </table:table-cell>
        </table:table-row>
        <table:table-row table:style-name="Tabela2.3">
          <table:table-cell table:style-name="Tabela2.A1" office:value-type="string">
            <text:p text:style-name="P172">Arkebuzeria i rajtaria</text:p>
          </table:table-cell>
          <table:table-cell table:style-name="Tabela2.A1" office:value-type="string">
            <text:p text:style-name="P175">540000</text:p>
          </table:table-cell>
          <table:table-cell table:style-name="Tabela2.A1" office:value-type="string">
            <text:p text:style-name="P175">360</text:p>
          </table:table-cell>
          <table:table-cell table:style-name="Tabela2.A1" office:value-type="string">
            <text:p text:style-name="P175">108000</text:p>
          </table:table-cell>
          <table:table-cell table:style-name="Tabela2.A1" office:value-type="string">
            <text:p text:style-name="P175">324000</text:p>
          </table:table-cell>
          <table:table-cell table:style-name="Tabela2.A1" office:value-type="string">
            <text:p text:style-name="P175">216000</text:p>
          </table:table-cell>
        </table:table-row>
        <table:table-row table:style-name="Tabela2.3">
          <table:table-cell table:style-name="Tabela2.A1" office:value-type="string">
            <text:p text:style-name="P172">Jazda pancerna</text:p>
          </table:table-cell>
          <table:table-cell table:style-name="Tabela2.A1" office:value-type="string">
            <text:p text:style-name="P175">3682200</text:p>
          </table:table-cell>
          <table:table-cell table:style-name="Tabela2.A1" office:value-type="string">
            <text:p text:style-name="P175">240</text:p>
          </table:table-cell>
          <table:table-cell table:style-name="Tabela2.A1" office:value-type="string">
            <text:p text:style-name="P175">1356000</text:p>
          </table:table-cell>
          <table:table-cell table:style-name="Tabela2.A1" office:value-type="string">
            <text:p text:style-name="P175">1807200</text:p>
          </table:table-cell>
          <table:table-cell table:style-name="Tabela2.A1" office:value-type="string">
            <text:p text:style-name="P175">792000</text:p>
          </table:table-cell>
        </table:table-row>
        <table:table-row table:style-name="Tabela2.2">
          <table:table-cell table:style-name="Tabela2.A1" office:value-type="string">
            <text:p text:style-name="P172">Jazda lekka</text:p>
          </table:table-cell>
          <table:table-cell table:style-name="Tabela2.A1" office:value-type="string">
            <text:p text:style-name="P175">429120</text:p>
          </table:table-cell>
          <table:table-cell table:style-name="Tabela2.A1" office:value-type="string">
            <text:p text:style-name="P175">218</text:p>
          </table:table-cell>
          <table:table-cell table:style-name="Tabela2.A1" office:value-type="string">
            <text:p text:style-name="P175">359700</text:p>
          </table:table-cell>
          <table:table-cell table:style-name="Tabela2.A1" office:value-type="string">
            <text:p text:style-name="P175">381500</text:p>
          </table:table-cell>
          <table:table-cell table:style-name="Tabela2.A1" office:value-type="string">
            <text:p text:style-name="P175">200560</text:p>
          </table:table-cell>
        </table:table-row>
        <table:table-row table:style-name="Tabela2.2">
          <table:table-cell table:style-name="Tabela2.A1" office:value-type="string">
            <text:p text:style-name="P172">Dragonia</text:p>
          </table:table-cell>
          <table:table-cell table:style-name="Tabela2.A1" office:value-type="string">
            <text:p text:style-name="P175">972000</text:p>
          </table:table-cell>
          <table:table-cell table:style-name="Tabela2.A1" office:value-type="string">
            <text:p text:style-name="P175">180</text:p>
          </table:table-cell>
          <table:table-cell table:style-name="Tabela2.A1" office:value-type="string">
            <text:p text:style-name="P175">324000</text:p>
          </table:table-cell>
          <table:table-cell table:style-name="Tabela2.A1" office:value-type="string">
            <text:p text:style-name="P175">648000</text:p>
          </table:table-cell>
          <table:table-cell table:style-name="Tabela2.A1" office:value-type="string">
            <text:p text:style-name="P175">324000</text:p>
          </table:table-cell>
        </table:table-row>
        <table:table-row table:style-name="Tabela2.7">
          <table:table-cell table:style-name="Tabela2.A1" office:value-type="string">
            <text:p text:style-name="P172">Piechota cudzoziemska</text:p>
          </table:table-cell>
          <table:table-cell table:style-name="Tabela2.A1" office:value-type="string">
            <text:p text:style-name="P175">2217600</text:p>
          </table:table-cell>
          <table:table-cell table:style-name="Tabela2.A1" office:value-type="string">
            <text:p text:style-name="P175">144</text:p>
          </table:table-cell>
          <table:table-cell table:style-name="Tabela2.A1" office:value-type="string">
            <text:p text:style-name="P175">835000</text:p>
          </table:table-cell>
          <table:table-cell table:style-name="Tabela2.A1" office:value-type="string">
            <text:p text:style-name="P175">1382400</text:p>
          </table:table-cell>
          <table:table-cell table:style-name="Tabela2.A1" office:value-type="string">
            <text:p text:style-name="P175">835000</text:p>
          </table:table-cell>
        </table:table-row>
        <table:table-row table:style-name="Tabela2.7">
          <table:table-cell table:style-name="Tabela2.A1" office:value-type="string">
            <text:p text:style-name="P172">Piechota polska i węgierska</text:p>
          </table:table-cell>
          <table:table-cell table:style-name="Tabela2.A1" office:value-type="string">
            <text:p text:style-name="P175">60480</text:p>
          </table:table-cell>
          <table:table-cell table:style-name="Tabela2.A1" office:value-type="string">
            <text:p text:style-name="P175">144</text:p>
          </table:table-cell>
          <table:table-cell table:style-name="Tabela2.A1" office:value-type="string">
            <text:p text:style-name="P175">60480</text:p>
          </table:table-cell>
          <table:table-cell table:style-name="Tabela2.A1" office:value-type="string">
            <text:p text:style-name="P175">60480</text:p>
          </table:table-cell>
          <table:table-cell table:style-name="Tabela2.A1" office:value-type="string">
            <text:p text:style-name="P175">---</text:p>
          </table:table-cell>
        </table:table-row>
        <table:table-row table:style-name="Tabela2.2">
          <table:table-cell table:style-name="Tabela2.A1" office:value-type="string">
            <text:p text:style-name="P177">Razem</text:p>
          </table:table-cell>
          <table:table-cell table:style-name="Tabela2.A1" office:value-type="string">
            <text:p text:style-name="P177">9629400</text:p>
          </table:table-cell>
          <table:table-cell table:style-name="Tabela2.A1" office:value-type="string">
            <text:p text:style-name="P177"/>
          </table:table-cell>
          <table:table-cell table:style-name="Tabela2.A1" office:value-type="string">
            <text:p text:style-name="P177">3637180</text:p>
          </table:table-cell>
          <table:table-cell table:style-name="Tabela2.A1" office:value-type="string">
            <text:p text:style-name="P177">5307580</text:p>
          </table:table-cell>
          <table:table-cell table:style-name="Tabela2.A1" office:value-type="string">
            <text:p text:style-name="P177">3391560</text:p>
          </table:table-cell>
        </table:table-row>
      </table:table>
      <text:p text:style-name="P128"/>
      <text:p text:style-name="P128">Tab. Koszt mobilizacji gwardii królewskiej </text:p>
      <table:table table:name="Tabela3" table:style-name="Tabela3">
        <table:table-column table:style-name="Tabela3.A"/>
        <table:table-column table:style-name="Tabela3.B" table:number-columns-repeated="2"/>
        <table:table-row table:style-name="Tabela3.1">
          <table:table-cell table:style-name="Tabela3.A1" office:value-type="string">
            <text:p text:style-name="P152">Gwardia Królewska </text:p>
          </table:table-cell>
          <table:table-cell table:style-name="Tabela3.A1" office:value-type="string">
            <text:p text:style-name="P152">Stawka żołdu rocznego</text:p>
          </table:table-cell>
          <table:table-cell table:style-name="Tabela3.A1" office:value-type="string">
            <text:p text:style-name="P152">Kosz całkowity </text:p>
          </table:table-cell>
        </table:table-row>
        <table:table-row table:style-name="Tabela3.2">
          <table:table-cell table:style-name="Tabela3.A1" office:value-type="string">
            <text:p text:style-name="P153">Husaria</text:p>
          </table:table-cell>
          <table:table-cell table:style-name="Tabela3.A1" office:value-type="string">
            <text:p text:style-name="P152">420</text:p>
          </table:table-cell>
          <table:table-cell table:style-name="Tabela3.A1" office:value-type="string">
            <text:p text:style-name="P152">300800</text:p>
          </table:table-cell>
        </table:table-row>
        <table:table-row table:style-name="Tabela3.2">
          <table:table-cell table:style-name="Tabela3.A1" office:value-type="string">
            <text:p text:style-name="P153">Jazda pancerna</text:p>
          </table:table-cell>
          <table:table-cell table:style-name="Tabela3.A1" office:value-type="string">
            <text:p text:style-name="P152">280</text:p>
          </table:table-cell>
          <table:table-cell table:style-name="Tabela3.A1" office:value-type="string">
            <text:p text:style-name="P152">140000</text:p>
          </table:table-cell>
        </table:table-row>
        <table:table-row table:style-name="Tabela3.4">
          <table:table-cell table:style-name="Tabela3.A1" office:value-type="string">
            <text:p text:style-name="P153">Jazda lekka</text:p>
          </table:table-cell>
          <table:table-cell table:style-name="Tabela3.A1" office:value-type="string">
            <text:p text:style-name="P152">200</text:p>
          </table:table-cell>
          <table:table-cell table:style-name="Tabela3.A1" office:value-type="string">
            <text:p text:style-name="P152">60000</text:p>
          </table:table-cell>
        </table:table-row>
        <table:table-row table:style-name="Tabela3.5">
          <table:table-cell table:style-name="Tabela3.A1" office:value-type="string">
            <text:p text:style-name="P153">Dragonia</text:p>
          </table:table-cell>
          <table:table-cell table:style-name="Tabela3.A1" office:value-type="string">
            <text:p text:style-name="P152">228</text:p>
          </table:table-cell>
          <table:table-cell table:style-name="Tabela3.A1" office:value-type="string">
            <text:p text:style-name="P152">410400</text:p>
          </table:table-cell>
        </table:table-row>
        <table:table-row table:style-name="Tabela3.6">
          <table:table-cell table:style-name="Tabela3.A1" office:value-type="string">
            <text:p text:style-name="P153">Piechota cudzoziemska</text:p>
          </table:table-cell>
          <table:table-cell table:style-name="Tabela3.A1" office:value-type="string">
            <text:p text:style-name="P152">168</text:p>
          </table:table-cell>
          <table:table-cell table:style-name="Tabela3.A1" office:value-type="string">
            <text:p text:style-name="P152">420000</text:p>
          </table:table-cell>
        </table:table-row>
        <text:soft-page-break/>
        <table:table-row table:style-name="Tabela3.6">
          <table:table-cell table:style-name="Tabela3.A1" office:value-type="string">
            <text:p text:style-name="P153">Piechota polska i węgierska</text:p>
          </table:table-cell>
          <table:table-cell table:style-name="Tabela3.A1" office:value-type="string">
            <text:p text:style-name="P152">144</text:p>
          </table:table-cell>
          <table:table-cell table:style-name="Tabela3.A1" office:value-type="string">
            <text:p text:style-name="P152">47040</text:p>
          </table:table-cell>
        </table:table-row>
        <table:table-row table:style-name="Tabela3.6">
          <table:table-cell table:style-name="Tabela3.A1" office:value-type="string">
            <text:p text:style-name="P153">Razem</text:p>
          </table:table-cell>
          <table:table-cell table:style-name="Tabela3.A1" office:value-type="string">
            <text:p text:style-name="P152"/>
          </table:table-cell>
          <table:table-cell table:style-name="Tabela3.A1" office:value-type="string">
            <text:p text:style-name="P178">1378240</text:p>
            <text:p text:style-name="P152"/>
          </table:table-cell>
        </table:table-row>
      </table:table>
      <text:p text:style-name="P128"/>
      <text:p text:style-name="P123">Do podanej sumy należy jednak doliczyć dodatkowe środki jakie przeznaczono na zakupy. Warto przy tym odnotować sumę 24 000 złotych na zakup 160 cetnarów prochu, z zapasu jakiego korzystały i inne jednostki armii koronnej. Do tego dochodziły spore zakupy sukna na mundury, brakującej broni (w tym głównie broni drzewcowej), koni, prowiantu, urządzenie dobrze zaopatrywanej apteki i wynajęcie dodatkowego personelu medycznego, co spowodowało iż łącznie dodatkowe koszty wyniosły 60 000zł. Do tego dochodziło ok. 100 000 złotów kosztów bezpośrednich podróży monarchy pod Wiedeń z towarzyszącą mu świtą dygnitarzy i dodatkowych oficerów oraz kwota 98 400złotych jakie wsparł oddziały komputowe i 95 550złotych jakie wypłacił Kozakom. Koszt zamknął się w kwocie<text:span text:style-name="T193"> ponad 1,7mln złotych. </text:span></text:p>
      <text:p text:style-name="P128">Tab. Koszty mobilizacji kontynentów posiłkujących armię koronną</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office:value-type="string">
            <text:p text:style-name="P167"/>
          </table:table-cell>
          <table:table-cell table:style-name="Tabela4.A1" office:value-type="string">
            <text:p text:style-name="P177">Ordynacja Ostrogska</text:p>
          </table:table-cell>
          <table:table-cell table:style-name="Tabela4.A1" office:value-type="string">
            <text:p text:style-name="P177">Województwa pruskie</text:p>
          </table:table-cell>
          <table:table-cell table:style-name="Tabela4.A1" office:value-type="string">
            <text:p text:style-name="P177">Gdańsk</text:p>
          </table:table-cell>
          <table:table-cell table:style-name="Tabela4.A1" office:value-type="string">
            <text:p text:style-name="P177">Lubomirscy</text:p>
          </table:table-cell>
          <table:table-cell table:style-name="Tabela4.A1" office:value-type="string">
            <text:p text:style-name="P177">Razem </text:p>
          </table:table-cell>
        </table:table-row>
        <table:table-row table:style-name="Tabela4.2">
          <table:table-cell table:style-name="Tabela4.A1" office:value-type="string">
            <text:p text:style-name="P177">Husaria</text:p>
          </table:table-cell>
          <table:table-cell table:style-name="Tabela4.A1" office:value-type="string">
            <text:p text:style-name="P167">80000</text:p>
          </table:table-cell>
          <table:table-cell table:style-name="Tabela4.A1" office:value-type="string">
            <text:p text:style-name="P167">---</text:p>
          </table:table-cell>
          <table:table-cell table:style-name="Tabela4.A1" office:value-type="string">
            <text:p text:style-name="P167">---</text:p>
          </table:table-cell>
          <table:table-cell table:style-name="Tabela4.A1" office:value-type="string">
            <text:p text:style-name="P167">---</text:p>
          </table:table-cell>
          <table:table-cell table:style-name="Tabela4.A1" office:value-type="string">
            <text:p text:style-name="P167">80000</text:p>
          </table:table-cell>
        </table:table-row>
        <table:table-row table:style-name="Tabela4.2">
          <table:table-cell table:style-name="Tabela4.A1" office:value-type="string">
            <text:p text:style-name="P177">Jazda pancerna</text:p>
          </table:table-cell>
          <table:table-cell table:style-name="Tabela4.A1" office:value-type="string">
            <text:p text:style-name="P167">86400</text:p>
          </table:table-cell>
          <table:table-cell table:style-name="Tabela4.A1" office:value-type="string">
            <text:p text:style-name="P167">---</text:p>
          </table:table-cell>
          <table:table-cell table:style-name="Tabela4.A1" office:value-type="string">
            <text:p text:style-name="P167">---</text:p>
          </table:table-cell>
          <table:table-cell table:style-name="Tabela4.A1" office:value-type="string">
            <text:p text:style-name="P167">---</text:p>
          </table:table-cell>
          <table:table-cell table:style-name="Tabela4.A1" office:value-type="string">
            <text:p text:style-name="P167">86400</text:p>
          </table:table-cell>
        </table:table-row>
        <table:table-row table:style-name="Tabela4.4">
          <table:table-cell table:style-name="Tabela4.A1" office:value-type="string">
            <text:p text:style-name="P177">Dragonia</text:p>
          </table:table-cell>
          <table:table-cell table:style-name="Tabela4.A1" office:value-type="string">
            <text:p text:style-name="P167">30000</text:p>
          </table:table-cell>
          <table:table-cell table:style-name="Tabela4.A1" office:value-type="string">
            <text:p text:style-name="P167">136000</text:p>
          </table:table-cell>
          <table:table-cell table:style-name="Tabela4.A1" office:value-type="string">
            <text:p text:style-name="P167">---</text:p>
          </table:table-cell>
          <table:table-cell table:style-name="Tabela4.A1" office:value-type="string">
            <text:p text:style-name="P167">---</text:p>
          </table:table-cell>
          <table:table-cell table:style-name="Tabela4.A1" office:value-type="string">
            <text:p text:style-name="P167">166000</text:p>
          </table:table-cell>
        </table:table-row>
        <table:table-row table:style-name="Tabela4.5">
          <table:table-cell table:style-name="Tabela4.A1" office:value-type="string">
            <text:p text:style-name="P177">Piechota cudzoziemska</text:p>
          </table:table-cell>
          <table:table-cell table:style-name="Tabela4.A1" office:value-type="string">
            <text:p text:style-name="P167">100000</text:p>
          </table:table-cell>
          <table:table-cell table:style-name="Tabela4.A1" office:value-type="string">
            <text:p text:style-name="P167">360000</text:p>
          </table:table-cell>
          <table:table-cell table:style-name="Tabela4.A1" office:value-type="string">
            <text:p text:style-name="P167">80000</text:p>
          </table:table-cell>
          <table:table-cell table:style-name="Tabela4.A1" office:value-type="string">
            <text:p text:style-name="P167">---</text:p>
          </table:table-cell>
          <table:table-cell table:style-name="Tabela4.A1" office:value-type="string">
            <text:p text:style-name="P167">540000</text:p>
          </table:table-cell>
        </table:table-row>
        <text:soft-page-break/>
        <table:table-row table:style-name="Tabela4.5">
          <table:table-cell table:style-name="Tabela4.A1" office:value-type="string">
            <text:p text:style-name="P177">Piechota polska i węgierska</text:p>
          </table:table-cell>
          <table:table-cell table:style-name="Tabela4.A1" office:value-type="string">
            <text:p text:style-name="P167">---</text:p>
          </table:table-cell>
          <table:table-cell table:style-name="Tabela4.A1" office:value-type="string">
            <text:p text:style-name="P167">---</text:p>
          </table:table-cell>
          <table:table-cell table:style-name="Tabela4.A1" office:value-type="string">
            <text:p text:style-name="P167">---</text:p>
          </table:table-cell>
          <table:table-cell table:style-name="Tabela4.A1" office:value-type="string">
            <text:p text:style-name="P167">30000</text:p>
          </table:table-cell>
          <table:table-cell table:style-name="Tabela4.A1" office:value-type="string">
            <text:p text:style-name="P167">30000</text:p>
          </table:table-cell>
        </table:table-row>
        <table:table-row table:style-name="Tabela4.5">
          <table:table-cell table:style-name="Tabela4.A1" office:value-type="string">
            <text:p text:style-name="P177">Rajtaria</text:p>
          </table:table-cell>
          <table:table-cell table:style-name="Tabela4.A1" office:value-type="string">
            <text:p text:style-name="P167">---</text:p>
          </table:table-cell>
          <table:table-cell table:style-name="Tabela4.A1" office:value-type="string">
            <text:p text:style-name="P167">250000</text:p>
          </table:table-cell>
          <table:table-cell table:style-name="Tabela4.A1" office:value-type="string">
            <text:p text:style-name="P167">---</text:p>
          </table:table-cell>
          <table:table-cell table:style-name="Tabela4.A1" office:value-type="string">
            <text:p text:style-name="P167">---</text:p>
          </table:table-cell>
          <table:table-cell table:style-name="Tabela4.A1" office:value-type="string">
            <text:p text:style-name="P167">250000</text:p>
          </table:table-cell>
        </table:table-row>
        <table:table-row table:style-name="Tabela4.5">
          <table:table-cell table:style-name="Tabela4.A1" office:value-type="string">
            <text:p text:style-name="P177">Inne wydatki</text:p>
          </table:table-cell>
          <table:table-cell table:style-name="Tabela4.A1" office:value-type="string">
            <text:p text:style-name="P167">3600</text:p>
          </table:table-cell>
          <table:table-cell table:style-name="Tabela4.A1" office:value-type="string">
            <text:p text:style-name="P167">15700</text:p>
          </table:table-cell>
          <table:table-cell table:style-name="Tabela4.A1" office:value-type="string">
            <text:p text:style-name="P167">4600</text:p>
          </table:table-cell>
          <table:table-cell table:style-name="Tabela4.A1" office:value-type="string">
            <text:p text:style-name="P167">---</text:p>
          </table:table-cell>
          <table:table-cell table:style-name="Tabela4.A1" office:value-type="string">
            <text:p text:style-name="P167">23900</text:p>
          </table:table-cell>
        </table:table-row>
        <table:table-row table:style-name="Tabela4.5">
          <table:table-cell table:style-name="Tabela4.A1" office:value-type="string">
            <text:p text:style-name="P177">Razem</text:p>
          </table:table-cell>
          <table:table-cell table:style-name="Tabela4.A1" office:value-type="string">
            <text:p text:style-name="P167">300000</text:p>
          </table:table-cell>
          <table:table-cell table:style-name="Tabela4.A1" office:value-type="string">
            <text:p text:style-name="P167">761700</text:p>
          </table:table-cell>
          <table:table-cell table:style-name="Tabela4.A1" office:value-type="string">
            <text:p text:style-name="P167">84600</text:p>
          </table:table-cell>
          <table:table-cell table:style-name="Tabela4.A1" office:value-type="string">
            <text:p text:style-name="P167">30000</text:p>
          </table:table-cell>
          <table:table-cell table:style-name="Tabela4.A1" office:value-type="string">
            <text:p text:style-name="P177">1176300</text:p>
          </table:table-cell>
        </table:table-row>
      </table:table>
      <text:p text:style-name="P128"/>
      <text:p text:style-name="P128">Tab. Mobilizacja Armii Litewskiej w 1683 roku</text:p>
      <table:table table:name="Tabela5" table:style-name="Tabela5">
        <table:table-column table:style-name="Tabela5.A"/>
        <table:table-column table:style-name="Tabela5.B" table:number-columns-repeated="4"/>
        <table:table-column table:style-name="Tabela5.F"/>
        <table:table-column table:style-name="Tabela5.B"/>
        <table:table-row table:style-name="Tabela5.1">
          <table:table-cell table:style-name="Tabela5.A1" office:value-type="string">
            <text:p text:style-name="P169"/>
          </table:table-cell>
          <table:table-cell table:style-name="Tabela5.A1" office:value-type="string">
            <text:p text:style-name="P173">Etat pokojowy </text:p>
          </table:table-cell>
          <table:table-cell table:style-name="Tabela5.A1" office:value-type="string">
            <text:p text:style-name="P173">Stary zaciąg</text:p>
          </table:table-cell>
          <table:table-cell table:style-name="Tabela5.A1" office:value-type="string">
            <text:p text:style-name="P173">Nowy zaciąg</text:p>
          </table:table-cell>
          <table:table-cell table:style-name="Tabela5.A1" office:value-type="string">
            <text:p text:style-name="P173">Jednostki litewskie razem</text:p>
          </table:table-cell>
          <table:table-cell table:style-name="Tabela5.A1" office:value-type="string">
            <text:p text:style-name="P173">Kontyngenty poza komputem</text:p>
          </table:table-cell>
          <table:table-cell table:style-name="Tabela5.A1" office:value-type="string">
            <text:p text:style-name="P173">Razem</text:p>
          </table:table-cell>
        </table:table-row>
        <table:table-row table:style-name="Tabela5.2">
          <table:table-cell table:style-name="Tabela5.A1" office:value-type="string">
            <text:p text:style-name="P173">Husaria</text:p>
          </table:table-cell>
          <table:table-cell table:style-name="Tabela5.A1" office:value-type="string">
            <text:p text:style-name="P169">370</text:p>
          </table:table-cell>
          <table:table-cell table:style-name="Tabela5.A1" office:value-type="string">
            <text:p text:style-name="P169">650</text:p>
          </table:table-cell>
          <table:table-cell table:style-name="Tabela5.A1" office:value-type="string">
            <text:p text:style-name="P169">600</text:p>
          </table:table-cell>
          <table:table-cell table:style-name="Tabela5.A1" office:value-type="string">
            <text:p text:style-name="P169">1250</text:p>
          </table:table-cell>
          <table:table-cell table:style-name="Tabela5.A1" office:value-type="string">
            <text:p text:style-name="P169">---</text:p>
          </table:table-cell>
          <table:table-cell table:style-name="Tabela5.A1" office:value-type="string">
            <text:p text:style-name="P169">1250</text:p>
          </table:table-cell>
        </table:table-row>
        <table:table-row table:style-name="Tabela5.3">
          <table:table-cell table:style-name="Tabela5.A1" office:value-type="string">
            <text:p text:style-name="P173">Arkebuzeria i rajtaria</text:p>
          </table:table-cell>
          <table:table-cell table:style-name="Tabela5.A1" office:value-type="string">
            <text:p text:style-name="P169">100</text:p>
          </table:table-cell>
          <table:table-cell table:style-name="Tabela5.A1" office:value-type="string">
            <text:p text:style-name="P169">300</text:p>
          </table:table-cell>
          <table:table-cell table:style-name="Tabela5.A1" office:value-type="string">
            <text:p text:style-name="P169">300</text:p>
          </table:table-cell>
          <table:table-cell table:style-name="Tabela5.A1" office:value-type="string">
            <text:p text:style-name="P169">600</text:p>
          </table:table-cell>
          <table:table-cell table:style-name="Tabela5.A1" office:value-type="string">
            <text:p text:style-name="P169">---</text:p>
          </table:table-cell>
          <table:table-cell table:style-name="Tabela5.A1" office:value-type="string">
            <text:p text:style-name="P169">600</text:p>
          </table:table-cell>
        </table:table-row>
        <table:table-row table:style-name="Tabela5.3">
          <table:table-cell table:style-name="Tabela5.A1" office:value-type="string">
            <text:p text:style-name="P173">Jazda pancerna</text:p>
          </table:table-cell>
          <table:table-cell table:style-name="Tabela5.A1" office:value-type="string">
            <text:p text:style-name="P169">1800</text:p>
          </table:table-cell>
          <table:table-cell table:style-name="Tabela5.A1" office:value-type="string">
            <text:p text:style-name="P169">2270</text:p>
          </table:table-cell>
          <table:table-cell table:style-name="Tabela5.A1" office:value-type="string">
            <text:p text:style-name="P169">2230</text:p>
          </table:table-cell>
          <table:table-cell table:style-name="Tabela5.A1" office:value-type="string">
            <text:p text:style-name="P169">4500</text:p>
          </table:table-cell>
          <table:table-cell table:style-name="Tabela5.A1" office:value-type="string">
            <text:p text:style-name="P169">---</text:p>
          </table:table-cell>
          <table:table-cell table:style-name="Tabela5.A1" office:value-type="string">
            <text:p text:style-name="P169">4500</text:p>
          </table:table-cell>
        </table:table-row>
        <table:table-row table:style-name="Tabela5.2">
          <table:table-cell table:style-name="Tabela5.A1" office:value-type="string">
            <text:p text:style-name="P173">Jazda lekka</text:p>
          </table:table-cell>
          <table:table-cell table:style-name="Tabela5.A1" office:value-type="string">
            <text:p text:style-name="P169">1300</text:p>
          </table:table-cell>
          <table:table-cell table:style-name="Tabela5.A1" office:value-type="string">
            <text:p text:style-name="P169">1380</text:p>
          </table:table-cell>
          <table:table-cell table:style-name="Tabela5.A1" office:value-type="string">
            <text:p text:style-name="P169">220</text:p>
          </table:table-cell>
          <table:table-cell table:style-name="Tabela5.A1" office:value-type="string">
            <text:p text:style-name="P169">1600</text:p>
          </table:table-cell>
          <table:table-cell table:style-name="Tabela5.A1" office:value-type="string">
            <text:p text:style-name="P169"/>
          </table:table-cell>
          <table:table-cell table:style-name="Tabela5.A1" office:value-type="string">
            <text:p text:style-name="P169">1600</text:p>
          </table:table-cell>
        </table:table-row>
        <table:table-row table:style-name="Tabela5.2">
          <table:table-cell table:style-name="Tabela5.A1" office:value-type="string">
            <text:p text:style-name="P173">Dragonia</text:p>
          </table:table-cell>
          <table:table-cell table:style-name="Tabela5.A1" office:value-type="string">
            <text:p text:style-name="P169">400</text:p>
          </table:table-cell>
          <table:table-cell table:style-name="Tabela5.A1" office:value-type="string">
            <text:p text:style-name="P169">600</text:p>
          </table:table-cell>
          <table:table-cell table:style-name="Tabela5.A1" office:value-type="string">
            <text:p text:style-name="P169">1000</text:p>
          </table:table-cell>
          <table:table-cell table:style-name="Tabela5.A1" office:value-type="string">
            <text:p text:style-name="P169">1600</text:p>
          </table:table-cell>
          <table:table-cell table:style-name="Tabela5.A1" office:value-type="string">
            <text:p text:style-name="P169">100</text:p>
          </table:table-cell>
          <table:table-cell table:style-name="Tabela5.A1" office:value-type="string">
            <text:p text:style-name="P169">1700</text:p>
          </table:table-cell>
        </table:table-row>
        <table:table-row table:style-name="Tabela5.1">
          <table:table-cell table:style-name="Tabela5.A1" office:value-type="string">
            <text:p text:style-name="P173">Piechota cudzoziemska</text:p>
          </table:table-cell>
          <table:table-cell table:style-name="Tabela5.A1" office:value-type="string">
            <text:p text:style-name="P169">1700</text:p>
          </table:table-cell>
          <table:table-cell table:style-name="Tabela5.A1" office:value-type="string">
            <text:p text:style-name="P169">1800</text:p>
          </table:table-cell>
          <table:table-cell table:style-name="Tabela5.A1" office:value-type="string">
            <text:p text:style-name="P169">2400</text:p>
          </table:table-cell>
          <table:table-cell table:style-name="Tabela5.A1" office:value-type="string">
            <text:p text:style-name="P169">4200</text:p>
          </table:table-cell>
          <table:table-cell table:style-name="Tabela5.A1" office:value-type="string">
            <text:p text:style-name="P169">300</text:p>
          </table:table-cell>
          <table:table-cell table:style-name="Tabela5.A1" office:value-type="string">
            <text:p text:style-name="P169">4500</text:p>
          </table:table-cell>
        </table:table-row>
        <table:table-row table:style-name="Tabela5.1">
          <table:table-cell table:style-name="Tabela5.A1" office:value-type="string">
            <text:p text:style-name="P173">Piechota polska i węgierska</text:p>
          </table:table-cell>
          <table:table-cell table:style-name="Tabela5.A1" office:value-type="string">
            <text:p text:style-name="P169">200</text:p>
          </table:table-cell>
          <table:table-cell table:style-name="Tabela5.A1" office:value-type="string">
            <text:p text:style-name="P169">200</text:p>
          </table:table-cell>
          <table:table-cell table:style-name="Tabela5.A1" office:value-type="string">
            <text:p text:style-name="P169">400</text:p>
          </table:table-cell>
          <table:table-cell table:style-name="Tabela5.A1" office:value-type="string">
            <text:p text:style-name="P169">600</text:p>
          </table:table-cell>
          <table:table-cell table:style-name="Tabela5.A1" office:value-type="string">
            <text:p text:style-name="P169">---</text:p>
          </table:table-cell>
          <table:table-cell table:style-name="Tabela5.A1" office:value-type="string">
            <text:p text:style-name="P169">600</text:p>
          </table:table-cell>
        </table:table-row>
        <table:table-row table:style-name="Tabela5.1">
          <table:table-cell table:style-name="Tabela5.A1" office:value-type="string">
            <text:p text:style-name="P173">Razem jednostki regularne</text:p>
          </table:table-cell>
          <table:table-cell table:style-name="Tabela5.A1" office:value-type="string">
            <text:p text:style-name="P169">5870</text:p>
          </table:table-cell>
          <table:table-cell table:style-name="Tabela5.A1" office:value-type="string">
            <text:p text:style-name="P169">7200</text:p>
          </table:table-cell>
          <table:table-cell table:style-name="Tabela5.A1" office:value-type="string">
            <text:p text:style-name="P169">7150</text:p>
          </table:table-cell>
          <table:table-cell table:style-name="Tabela5.A1" office:value-type="string">
            <text:p text:style-name="P169">14350</text:p>
          </table:table-cell>
          <table:table-cell table:style-name="Tabela5.A1" office:value-type="string">
            <text:p text:style-name="P169">400</text:p>
          </table:table-cell>
          <table:table-cell table:style-name="Tabela5.A1" office:value-type="string">
            <text:p text:style-name="P173">14750</text:p>
          </table:table-cell>
        </table:table-row>
        <table:table-row table:style-name="Tabela5.1">
          <table:table-cell table:style-name="Tabela5.A1" office:value-type="string">
            <text:p text:style-name="P173">Jednostki ochotnicze litewskie</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300</text:p>
          </table:table-cell>
        </table:table-row>
        <table:table-row table:style-name="Tabela5.1">
          <table:table-cell table:style-name="Tabela5.A1" office:value-type="string">
            <text:p text:style-name="P173">Jednostki prywatne piesze</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100</text:p>
          </table:table-cell>
        </table:table-row>
        <table:table-row table:style-name="Tabela5.1">
          <table:table-cell table:style-name="Tabela5.A1" office:value-type="string">
            <text:p text:style-name="P173">Jednostki prywatne konne</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text:p>
          </table:table-cell>
          <table:table-cell table:style-name="Tabela5.A1" office:value-type="string">
            <text:p text:style-name="P169">250</text:p>
          </table:table-cell>
        </table:table-row>
        <table:table-row table:style-name="Tabela5.13">
          <table:table-cell table:style-name="Tabela5.A1" office:value-type="string">
            <text:p text:style-name="P179">RAZEM</text:p>
          </table:table-cell>
          <table:table-cell table:style-name="Tabela5.A1" office:value-type="string">
            <text:p text:style-name="P169"/>
          </table:table-cell>
          <table:table-cell table:style-name="Tabela5.A1" office:value-type="string">
            <text:p text:style-name="P169"/>
          </table:table-cell>
          <table:table-cell table:style-name="Tabela5.A1" office:value-type="string">
            <text:p text:style-name="P169"/>
          </table:table-cell>
          <table:table-cell table:style-name="Tabela5.A1" office:value-type="string">
            <text:p text:style-name="P169"/>
          </table:table-cell>
          <table:table-cell table:style-name="Tabela5.A1" office:value-type="string">
            <text:p text:style-name="P169"/>
          </table:table-cell>
          <table:table-cell table:style-name="Tabela5.A1" office:value-type="string">
            <text:p text:style-name="P180">15400</text:p>
          </table:table-cell>
        </table:table-row>
      </table:table>
      <text:p text:style-name="P123"/>
      <text:p text:style-name="P123"/>
      <text:p text:style-name="P123"><text:soft-page-break/></text:p>
      <text:p text:style-name="P166"><text:span text:style-name="T132"><text:s/></text:span><text:span text:style-name="T142">Tab. Koszty finansowe mobilizacji armii WXL w 1683roku</text:span></text:p>
      <text:p text:style-name="P166"/>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column table:style-name="Tabela6.B"/>
        <table:table-column table:style-name="Tabela6.I"/>
        <table:table-row table:style-name="Tabela6.1">
          <table:table-cell table:style-name="Tabela6.A1" office:value-type="string">
            <text:p text:style-name="P171"/>
          </table:table-cell>
          <table:table-cell table:style-name="Tabela6.A1" office:value-type="string">
            <text:p text:style-name="P171">koszt całkowity</text:p>
          </table:table-cell>
          <table:table-cell table:style-name="Tabela6.A1" office:value-type="string">
            <text:p text:style-name="P171">Koszt nowego zaciągu</text:p>
          </table:table-cell>
          <table:table-cell table:style-name="Tabela6.A1" office:value-type="string">
            <text:p text:style-name="P171">Koszt starego zaciągu</text:p>
          </table:table-cell>
          <table:table-cell table:style-name="Tabela6.A1" office:value-type="string">
            <text:p text:style-name="P171">Stawki żołdu</text:p>
          </table:table-cell>
          <table:table-cell table:style-name="Tabela6.A1" office:value-type="string">
            <text:p text:style-name="P171">Inne wydatki </text:p>
          </table:table-cell>
          <table:table-cell table:style-name="Tabela6.A1" office:value-type="string">
            <text:p text:style-name="P171">Zakup kopii i dzid</text:p>
          </table:table-cell>
          <table:table-cell table:style-name="Tabela6.A1" office:value-type="string">
            <text:p text:style-name="P171">Koszt etatu pokojowego</text:p>
          </table:table-cell>
          <table:table-cell table:style-name="Tabela6.A1" office:value-type="string">
            <text:p text:style-name="P171">Koszty łączne</text:p>
          </table:table-cell>
        </table:table-row>
        <table:table-row table:style-name="Tabela6.1">
          <table:table-cell table:style-name="Tabela6.A1" office:value-type="string">
            <text:p text:style-name="P173">Jazda pancerna</text:p>
          </table:table-cell>
          <table:table-cell table:style-name="Tabela6.A1" office:value-type="string">
            <text:p text:style-name="P174">735000</text:p>
          </table:table-cell>
          <table:table-cell table:style-name="Tabela6.A1" office:value-type="string">
            <text:p text:style-name="P169">384000</text:p>
          </table:table-cell>
          <table:table-cell table:style-name="Tabela6.A1" office:value-type="string">
            <text:p text:style-name="P169">351000</text:p>
          </table:table-cell>
          <table:table-cell table:style-name="Tabela6.A1" office:value-type="string">
            <text:p text:style-name="P169">540/640</text:p>
          </table:table-cell>
          <table:table-cell table:style-name="Tabela6.A1" office:value-type="string">
            <text:p text:style-name="P169">---</text:p>
          </table:table-cell>
          <table:table-cell table:style-name="Tabela6.A1" office:value-type="string">
            <text:p text:style-name="P169">7500</text:p>
          </table:table-cell>
          <table:table-cell table:style-name="Tabela6.A1" office:value-type="string">
            <text:p text:style-name="P169">199800</text:p>
          </table:table-cell>
          <table:table-cell table:style-name="Tabela6.A1" office:value-type="string">
            <text:p text:style-name="P169">---</text:p>
          </table:table-cell>
        </table:table-row>
        <table:table-row table:style-name="Tabela6.1">
          <table:table-cell table:style-name="Tabela6.A1" office:value-type="string">
            <text:p text:style-name="P173"/>
          </table:table-cell>
          <table:table-cell table:style-name="Tabela6.A1" office:value-type="string">
            <text:p text:style-name="P174">216000</text:p>
          </table:table-cell>
          <table:table-cell table:style-name="Tabela6.A1" office:value-type="string">
            <text:p text:style-name="P169">108000</text:p>
          </table:table-cell>
          <table:table-cell table:style-name="Tabela6.A1" office:value-type="string">
            <text:p text:style-name="P169">108000</text:p>
          </table:table-cell>
          <table:table-cell table:style-name="Tabela6.A1" office:value-type="string">
            <text:p text:style-name="P169">360</text:p>
          </table:table-cell>
          <table:table-cell table:style-name="Tabela6.A1" office:value-type="string">
            <text:p text:style-name="P169">---</text:p>
          </table:table-cell>
          <table:table-cell table:style-name="Tabela6.A1" office:value-type="string">
            <text:p text:style-name="P169">18000</text:p>
          </table:table-cell>
          <table:table-cell table:style-name="Tabela6.A1" office:value-type="string">
            <text:p text:style-name="P169">36000</text:p>
          </table:table-cell>
          <table:table-cell table:style-name="Tabela6.A1" office:value-type="string">
            <text:p text:style-name="P169">---</text:p>
          </table:table-cell>
        </table:table-row>
        <table:table-row table:style-name="Tabela6.1">
          <table:table-cell table:style-name="Tabela6.A1" office:value-type="string">
            <text:p text:style-name="P173">Jazda lekka</text:p>
          </table:table-cell>
          <table:table-cell table:style-name="Tabela6.A1" office:value-type="string">
            <text:p text:style-name="P174">1530000</text:p>
          </table:table-cell>
          <table:table-cell table:style-name="Tabela6.A1" office:value-type="string">
            <text:p text:style-name="P169">758200</text:p>
          </table:table-cell>
          <table:table-cell table:style-name="Tabela6.A1" office:value-type="string">
            <text:p text:style-name="P169">771800</text:p>
          </table:table-cell>
          <table:table-cell table:style-name="Tabela6.A1" office:value-type="string">
            <text:p text:style-name="P169">340</text:p>
          </table:table-cell>
          <table:table-cell table:style-name="Tabela6.A1" office:value-type="string">
            <text:p text:style-name="P169">---</text:p>
          </table:table-cell>
          <table:table-cell table:style-name="Tabela6.A1" office:value-type="string">
            <text:p text:style-name="P169">4800</text:p>
          </table:table-cell>
          <table:table-cell table:style-name="Tabela6.A1" office:value-type="string">
            <text:p text:style-name="P169">612000</text:p>
          </table:table-cell>
          <table:table-cell table:style-name="Tabela6.A1" office:value-type="string">
            <text:p text:style-name="P169">---</text:p>
          </table:table-cell>
        </table:table-row>
        <table:table-row table:style-name="Tabela6.1">
          <table:table-cell table:style-name="Tabela6.A1" office:value-type="string">
            <text:p text:style-name="P173">Dragonia</text:p>
          </table:table-cell>
          <table:table-cell table:style-name="Tabela6.A1" office:value-type="string">
            <text:p text:style-name="P174">368000</text:p>
          </table:table-cell>
          <table:table-cell table:style-name="Tabela6.A1" office:value-type="string">
            <text:p text:style-name="P169">50600</text:p>
          </table:table-cell>
          <table:table-cell table:style-name="Tabela6.A1" office:value-type="string">
            <text:p text:style-name="P169">317400</text:p>
          </table:table-cell>
          <table:table-cell table:style-name="Tabela6.A1" office:value-type="string">
            <text:p text:style-name="P169">230</text:p>
          </table:table-cell>
          <table:table-cell table:style-name="Tabela6.A1" office:value-type="string">
            <text:p text:style-name="P169">---</text:p>
          </table:table-cell>
          <table:table-cell table:style-name="Tabela6.A1" office:value-type="string">
            <text:p text:style-name="P169"/>
          </table:table-cell>
          <table:table-cell table:style-name="Tabela6.A1" office:value-type="string">
            <text:p text:style-name="P169">299000</text:p>
          </table:table-cell>
          <table:table-cell table:style-name="Tabela6.A1" office:value-type="string">
            <text:p text:style-name="P169">---</text:p>
          </table:table-cell>
        </table:table-row>
        <table:table-row table:style-name="Tabela6.6">
          <table:table-cell table:style-name="Tabela6.A1" office:value-type="string">
            <text:p text:style-name="P173">Piechota cudzoziemska</text:p>
          </table:table-cell>
          <table:table-cell table:style-name="Tabela6.A1" office:value-type="string">
            <text:p text:style-name="P174">308000</text:p>
          </table:table-cell>
          <table:table-cell table:style-name="Tabela6.A1" office:value-type="string">
            <text:p text:style-name="P169">200000</text:p>
          </table:table-cell>
          <table:table-cell table:style-name="Tabela6.A1" office:value-type="string">
            <text:p text:style-name="P169">108000</text:p>
          </table:table-cell>
          <table:table-cell table:style-name="Tabela6.A1" office:value-type="string">
            <text:p text:style-name="P169">180/200</text:p>
          </table:table-cell>
          <table:table-cell table:style-name="Tabela6.A1" office:value-type="string">
            <text:p text:style-name="P169">---</text:p>
          </table:table-cell>
          <table:table-cell table:style-name="Tabela6.A1" office:value-type="string">
            <text:p text:style-name="P169">---</text:p>
          </table:table-cell>
          <table:table-cell table:style-name="Tabela6.A1" office:value-type="string">
            <text:p text:style-name="P169">72000</text:p>
          </table:table-cell>
          <table:table-cell table:style-name="Tabela6.A1" office:value-type="string">
            <text:p text:style-name="P169">---</text:p>
          </table:table-cell>
        </table:table-row>
        <table:table-row table:style-name="Tabela6.6">
          <table:table-cell table:style-name="Tabela6.A1" office:value-type="string">
            <text:p text:style-name="P173">Piechota polska i węgierska</text:p>
          </table:table-cell>
          <table:table-cell table:style-name="Tabela6.A1" office:value-type="string">
            <text:p text:style-name="P174">619200</text:p>
          </table:table-cell>
          <table:table-cell table:style-name="Tabela6.A1" office:value-type="string">
            <text:p text:style-name="P169">360000</text:p>
          </table:table-cell>
          <table:table-cell table:style-name="Tabela6.A1" office:value-type="string">
            <text:p text:style-name="P169">259200</text:p>
          </table:table-cell>
          <table:table-cell table:style-name="Tabela6.A1" office:value-type="string">
            <text:p text:style-name="P169">144/150</text:p>
          </table:table-cell>
          <table:table-cell table:style-name="Tabela6.A1" office:value-type="string">
            <text:p text:style-name="P169">---</text:p>
          </table:table-cell>
          <table:table-cell table:style-name="Tabela6.A1" office:value-type="string">
            <text:p text:style-name="P169">---</text:p>
          </table:table-cell>
          <table:table-cell table:style-name="Tabela6.A1" office:value-type="string">
            <text:p text:style-name="P169">244800</text:p>
          </table:table-cell>
          <table:table-cell table:style-name="Tabela6.A1" office:value-type="string">
            <text:p text:style-name="P169">---</text:p>
          </table:table-cell>
        </table:table-row>
        <table:table-row table:style-name="Tabela6.6">
          <table:table-cell table:style-name="Tabela6.A1" office:value-type="string">
            <text:p text:style-name="P173">Razem jednostki regularne</text:p>
          </table:table-cell>
          <table:table-cell table:style-name="Tabela6.A1" office:value-type="string">
            <text:p text:style-name="P174">86400</text:p>
          </table:table-cell>
          <table:table-cell table:style-name="Tabela6.A1" office:value-type="string">
            <text:p text:style-name="P169">57600</text:p>
          </table:table-cell>
          <table:table-cell table:style-name="Tabela6.A1" office:value-type="string">
            <text:p text:style-name="P169">28800</text:p>
          </table:table-cell>
          <table:table-cell table:style-name="Tabela6.A1" office:value-type="string">
            <text:p text:style-name="P169">144/150</text:p>
          </table:table-cell>
          <table:table-cell table:style-name="Tabela6.A1" office:value-type="string">
            <text:p text:style-name="P169">---</text:p>
          </table:table-cell>
          <table:table-cell table:style-name="Tabela6.A1" office:value-type="string">
            <text:p text:style-name="P169">---</text:p>
          </table:table-cell>
          <table:table-cell table:style-name="Tabela6.A1" office:value-type="string">
            <text:p text:style-name="P169">28800</text:p>
          </table:table-cell>
          <table:table-cell table:style-name="Tabela6.A1" office:value-type="string">
            <text:p text:style-name="P169">---</text:p>
          </table:table-cell>
        </table:table-row>
        <table:table-row table:style-name="Tabela6.1">
          <table:table-cell table:style-name="Tabela6.A1" office:value-type="string">
            <text:p text:style-name="P179">Razem </text:p>
          </table:table-cell>
          <table:table-cell table:style-name="Tabela6.A1" office:value-type="string">
            <text:p text:style-name="P179">3862600</text:p>
          </table:table-cell>
          <table:table-cell table:style-name="Tabela6.C9">
            <text:p text:style-name="P169"/>
          </table:table-cell>
          <table:table-cell table:style-name="Tabela6.A1" office:value-type="string">
            <text:p text:style-name="P169"/>
          </table:table-cell>
          <table:table-cell table:style-name="Tabela6.A1" office:value-type="string">
            <text:p text:style-name="P169"/>
          </table:table-cell>
          <table:table-cell table:style-name="Tabela6.A1" office:value-type="string">
            <text:p text:style-name="P169">18000</text:p>
          </table:table-cell>
          <table:table-cell table:style-name="Tabela6.A1" office:value-type="string">
            <text:p text:style-name="P169">30300</text:p>
          </table:table-cell>
          <table:table-cell table:style-name="Tabela6.A1" office:value-type="string">
            <text:p text:style-name="P169">1492400</text:p>
          </table:table-cell>
          <table:table-cell table:style-name="Tabela6.A1" office:value-type="string">
            <text:p text:style-name="P179">3910900</text:p>
          </table:table-cell>
        </table:table-row>
      </table:table>
      <text:p text:style-name="P165"/>
      <text:p text:style-name="P123">Na potrzeby kampanii zakupiono też 50 cetnarów prochu za kwotę 9 000 złotych, prowiant za sumę 90 000 złotych, ale sumę tą odtrącano proporcjonalnie od żołdu, jaki miał zostać wypłacony. Na Podole wysłano też nieliczną artylerię polową, razem 8 dział regimentowych, co kosztowało dalsze 6000 złotych. </text:p>
      <text:p text:style-name="P128">Tab. Łączne koszty związane z kampanią 1683roku</text:p>
      <table:table table:name="Tabela7" table:style-name="Tabela7">
        <table:table-column table:style-name="Tabela7.A"/>
        <table:table-column table:style-name="Tabela7.B"/>
        <table:table-row table:style-name="Tabela7.1">
          <table:table-cell table:style-name="Tabela7.A1" office:value-type="string">
            <text:p text:style-name="P158">Rodzaj wydatku</text:p>
          </table:table-cell>
          <table:table-cell table:style-name="Tabela7.A1" office:value-type="string">
            <text:p text:style-name="P158">Wartość</text:p>
          </table:table-cell>
        </table:table-row>
        <table:table-row table:style-name="Tabela7.2">
          <table:table-cell table:style-name="Tabela7.A1" office:value-type="string">
            <text:p text:style-name="P176">Wojska komputowe w Koronie</text:p>
          </table:table-cell>
          <table:table-cell table:style-name="Tabela7.A1" office:value-type="string">
            <text:p text:style-name="P181">9629400</text:p>
          </table:table-cell>
        </table:table-row>
        <table:table-row table:style-name="Tabela7.2">
          <table:table-cell table:style-name="Tabela7.A1" office:value-type="string">
            <text:p text:style-name="P176">Wojska komputowe na Litwie</text:p>
          </table:table-cell>
          <table:table-cell table:style-name="Tabela7.A1" office:value-type="string">
            <text:p text:style-name="P181">3910900</text:p>
          </table:table-cell>
        </table:table-row>
        <table:table-row table:style-name="Tabela7.1">
          <table:table-cell table:style-name="Tabela7.A1" office:value-type="string">
            <text:p text:style-name="P176">Dotacja królewska dla wojska koronnego</text:p>
          </table:table-cell>
          <table:table-cell table:style-name="Tabela7.A1" office:value-type="string">
            <text:p text:style-name="P181">111400</text:p>
          </table:table-cell>
        </table:table-row>
        <table:table-row table:style-name="Tabela7.2">
          <table:table-cell table:style-name="Tabela7.A1" office:value-type="string">
            <text:p text:style-name="P176">Gwardia Królewska</text:p>
          </table:table-cell>
          <table:table-cell table:style-name="Tabela7.A1" office:value-type="string">
            <text:p text:style-name="P181">1438240</text:p>
          </table:table-cell>
        </table:table-row>
        <table:table-row table:style-name="Tabela7.2">
          <table:table-cell table:style-name="Tabela7.A1" office:value-type="string">
            <text:p text:style-name="P176">Kontyngenty posiłkowe</text:p>
          </table:table-cell>
          <table:table-cell table:style-name="Tabela7.A1" office:value-type="string">
            <text:p text:style-name="P181">1176300</text:p>
          </table:table-cell>
        </table:table-row>
        <table:table-row table:style-name="Tabela7.1">
          <table:table-cell table:style-name="Tabela7.A1" office:value-type="string">
            <text:p text:style-name="P176">Artyleria</text:p>
          </table:table-cell>
          <table:table-cell table:style-name="Tabela7.A1" office:value-type="string">
            <text:p text:style-name="P181">110000</text:p>
          </table:table-cell>
        </table:table-row>
        <table:table-row table:style-name="Tabela7.1">
          <table:table-cell table:style-name="Tabela7.A1" office:value-type="string">
            <text:p text:style-name="P176">Posłano kozakom</text:p>
          </table:table-cell>
          <table:table-cell table:style-name="Tabela7.A1" office:value-type="string">
            <text:p text:style-name="P181">392067</text:p>
          </table:table-cell>
        </table:table-row>
        <table:table-row table:style-name="Tabela7.1">
          <table:table-cell table:style-name="Tabela7.A1" office:value-type="string">
            <text:p text:style-name="P176">Pensje i urzędy wojskowe w Koronie</text:p>
          </table:table-cell>
          <table:table-cell table:style-name="Tabela7.A1" office:value-type="string">
            <text:p text:style-name="P181">176000</text:p>
          </table:table-cell>
        </table:table-row>
        <table:table-row table:style-name="Tabela7.1">
          <table:table-cell table:style-name="Tabela7.A1" office:value-type="string">
            <text:p text:style-name="P176">Pensje i urzędy wojskowe na Litwie </text:p>
          </table:table-cell>
          <table:table-cell table:style-name="Tabela7.A1" office:value-type="string">
            <text:p text:style-name="P181">109000</text:p>
          </table:table-cell>
        </table:table-row>
        <text:soft-page-break/>
        <table:table-row table:style-name="Tabela7.1">
          <table:table-cell table:style-name="Tabela7.A1" office:value-type="string">
            <text:p text:style-name="P182">Łączna suma</text:p>
          </table:table-cell>
          <table:table-cell table:style-name="Tabela7.A1" office:value-type="string">
            <text:p text:style-name="P182">17053307</text:p>
          </table:table-cell>
        </table:table-row>
      </table:table>
      <text:p text:style-name="P165"/>
      <text:p text:style-name="P162">I podana suma nie wyczerpuje wszystkich kosztów. Bowiem na fortyfikacje przeznaczono jeszcze ok. 500 000złotych, w tym monarcha dał 200 000. Były to jednak pieniądze prywatne magnatów, którzy spodziewając się wojny gotowi byli inwestować w fortece do nich należące. </text:p>
      <text:p text:style-name="P128">Tab. Struktura źródeł finansowania mobilizacji do kampanii 1683 roku</text:p>
      <text:p text:style-name="P128"/>
      <table:table table:name="Tabela8" table:style-name="Tabela8">
        <table:table-column table:style-name="Tabela8.A"/>
        <table:table-column table:style-name="Tabela8.B"/>
        <table:table-row table:style-name="Tabela8.1">
          <table:table-cell table:style-name="Tabela8.A1" office:value-type="string">
            <text:p text:style-name="P168">Rodzaj finansowania</text:p>
          </table:table-cell>
          <table:table-cell table:style-name="Tabela8.A1" office:value-type="string">
            <text:p text:style-name="P168">Suma </text:p>
          </table:table-cell>
        </table:table-row>
        <table:table-row table:style-name="Tabela8.2">
          <table:table-cell table:style-name="Tabela8.A1" office:value-type="string">
            <text:p text:style-name="P168">Podatki zebrane przez sejmiki</text:p>
          </table:table-cell>
          <table:table-cell table:style-name="Tabela8.A1" office:value-type="string">
            <text:p text:style-name="P183">6413700</text:p>
          </table:table-cell>
        </table:table-row>
        <table:table-row table:style-name="Tabela8.2">
          <table:table-cell table:style-name="Tabela8.A1" office:value-type="string">
            <text:p text:style-name="P168">Skarb nadworny i prywatny monarchy</text:p>
          </table:table-cell>
          <table:table-cell table:style-name="Tabela8.A1" office:value-type="string">
            <text:p text:style-name="P183">1549640</text:p>
          </table:table-cell>
        </table:table-row>
        <table:table-row table:style-name="Tabela8.2">
          <table:table-cell table:style-name="Tabela8.A1" office:value-type="string">
            <text:p text:style-name="P168">Nadzwyczajne wpłaty kościoła </text:p>
          </table:table-cell>
          <table:table-cell table:style-name="Tabela8.A1" office:value-type="string">
            <text:p text:style-name="P183">420000</text:p>
          </table:table-cell>
        </table:table-row>
        <table:table-row table:style-name="Tabela8.5">
          <table:table-cell table:style-name="Tabela8.A1" office:value-type="string">
            <text:p text:style-name="P168">Od podskarbiego koronnego</text:p>
          </table:table-cell>
          <table:table-cell table:style-name="Tabela8.A1" office:value-type="string">
            <text:p text:style-name="P183">2850000</text:p>
          </table:table-cell>
        </table:table-row>
        <table:table-row table:style-name="Tabela8.5">
          <table:table-cell table:style-name="Tabela8.A1" office:value-type="string">
            <text:p text:style-name="P168">Od podskarbiego litewskiego</text:p>
          </table:table-cell>
          <table:table-cell table:style-name="Tabela8.A1" office:value-type="string">
            <text:p text:style-name="P183">950700</text:p>
          </table:table-cell>
        </table:table-row>
        <table:table-row table:style-name="Tabela8.5">
          <table:table-cell table:style-name="Tabela8.A1" office:value-type="string">
            <text:p text:style-name="P168">Ze skarbu rawskiego </text:p>
          </table:table-cell>
          <table:table-cell table:style-name="Tabela8.A1" office:value-type="string">
            <text:p text:style-name="P183">2460000</text:p>
          </table:table-cell>
        </table:table-row>
        <table:table-row table:style-name="Tabela8.2">
          <table:table-cell table:style-name="Tabela8.A1" office:value-type="string">
            <text:p text:style-name="P168">Subwencja Papieska</text:p>
          </table:table-cell>
          <table:table-cell table:style-name="Tabela8.A1" office:value-type="string">
            <text:p text:style-name="P183">1200000</text:p>
          </table:table-cell>
        </table:table-row>
        <table:table-row table:style-name="Tabela8.2">
          <table:table-cell table:style-name="Tabela8.A1" office:value-type="string">
            <text:p text:style-name="P168">Subwencja Cesarska</text:p>
          </table:table-cell>
          <table:table-cell table:style-name="Tabela8.A1" office:value-type="string">
            <text:p text:style-name="P183">1200000</text:p>
          </table:table-cell>
        </table:table-row>
        <table:table-row table:style-name="Tabela8.2">
          <table:table-cell table:style-name="Tabela8.A1" office:value-type="string">
            <text:p text:style-name="P168">Od nuncjusza papieskiego</text:p>
          </table:table-cell>
          <table:table-cell table:style-name="Tabela8.A1" office:value-type="string">
            <text:p text:style-name="P183">309472</text:p>
          </table:table-cell>
        </table:table-row>
        <table:table-row table:style-name="Tabela8.2">
          <table:table-cell table:style-name="Tabela8.A1" office:value-type="string">
            <text:p text:style-name="P168">Dotacja cesarska nowa</text:p>
          </table:table-cell>
          <table:table-cell table:style-name="Tabela8.A1" office:value-type="string">
            <text:p text:style-name="P183">160000</text:p>
          </table:table-cell>
        </table:table-row>
        <table:table-row table:style-name="Tabela8.2">
          <table:table-cell table:style-name="Tabela8.A1" office:value-type="string">
            <text:p text:style-name="P168">Nowa subwencja papieska</text:p>
          </table:table-cell>
          <table:table-cell table:style-name="Tabela8.A1" office:value-type="string">
            <text:p text:style-name="P183">300000</text:p>
          </table:table-cell>
        </table:table-row>
        <table:table-row table:style-name="Tabela8.2">
          <table:table-cell table:style-name="Tabela8.A1" office:value-type="string">
            <text:p text:style-name="P168">Ofiary prywatne i dary zagraniczne razem</text:p>
          </table:table-cell>
          <table:table-cell table:style-name="Tabela8.A1" office:value-type="string">
            <text:p text:style-name="P183">220000</text:p>
          </table:table-cell>
        </table:table-row>
        <table:table-row table:style-name="Tabela8.2">
          <table:table-cell table:style-name="Tabela8.A1" office:value-type="string">
            <text:p text:style-name="P168">Razem </text:p>
          </table:table-cell>
          <table:table-cell table:style-name="Tabela8.A1" office:value-type="string">
            <text:p text:style-name="P184">18033512</text:p>
          </table:table-cell>
        </table:table-row>
      </table:table>
      <text:p text:style-name="P165"/>
      <text:p text:style-name="P128"/>
      <text:p text:style-name="P135"><text:s text:c="2"/>Z ogólne obliczenia wynikało, co nigdy nie zdarzyło się wcześniej, iż aparat Rzeczypospolitej zdołał zgromadzić nadwyżkę z zebranych podatków na kwotę ok. 1mln, przy czym, co trzeba jednak zaznaczyć zebranie całej tej sumy trwało bardzo długo i ostatecznie rozliczono zebrane na potrzeby wojny podatki w roku 1684, kiedy doszły także ogromne koszty związane z kontynuowaniem wojny, przy wyczerpaniu się części rezerw, wydrenowaniu skarbu i ustaniu większych subsydiów. Zapewniono <text:soft-page-break/>jednak stałe finansowanie walczących wojsk. Z uwagi na fakt, iż komput nie osiągnął spodziewanego rozmiaru a wojsko poniosło straty rzutujące na zmniejszenie się zobowiązań, mimo zwyczajowego wypłacania należności spadkobiercom. Wojsko kontentowało się także sporą zdobyczą, którą pozyskano podczas oblężenia Wiednia, pewne zyski przyniósł żołnierzom niszczycielki marsz powrotny do kraju ziemiami Górnych Węgier po zwycięskiej odsieczy. </text:p>
      <text:p text:style-name="P135">Ogólnie tempo i rozmiar mobilizacji przestawiały się imponująco na tle wielu doświadczeń z poprzednich kampanii. Zmobilizowane jednostki, poza kilkoma wyjątkami reprezentowały co najmniej przyzwoity poziom karności, zdyscyplinowawszy i woli walki. Przeważały oddziały, w obu zaciągach, przejawiające solidną motywację i gotowość bojową. </text:p>
      <text:p text:style-name="P135">Negatywnie, na tle pozostałych wojsk, oceniono stan jednostek wystawionych przez Ordynacje Ostrogocką. Ordynat – Józef Lubomirski tłumaczył to zniszczeniami dóbr. Osobiście nie ociągał się z wypłacaniem podatków należnych z innych jego posiadłości i udzielaniem pożyczek na zaciągi, samemu je też prowadził i organizował. Co prawda, wrogi mu Atanazy Mączyński miał proponować, aby dla pełnego <text:s/>usatysfakcjonowania roszczeń Rzeczypospolitej zakwaterować w ordynacji znaczny korpus wojska, ale na sugestiach tylko się zakończyło. Ordynacja nie zdołała zmobilizować 1000 piechurów, a tylko 800-850 i to tylko za cenę zdekompletowania garnizonu Dubna do ledwie 80 ludzi. Byli to przy tym żołnierze słabo uzbrojeni i zdyscyplinowani, jako jeden oddział niezdolni do działań bojowych, szczególnie od miejsca swego formowania dlatego decyzja hetmana wielkiego Jabłonowskiego z <text:soft-page-break/>dnia 19 lipca 1683 przyporządkowano ich wojewodzie Andrzejowi Potockiemu. Miano ich niewielkimi grupami odesłać do twierdz, do prac saperskich i budowlanych, służby obozowej, garnizonowej i konwojowej. Dragonia ordynacka z kolei nie została zaopatrzona w odpowiednie nawet dla tej mało wymagającej formacji konie, także wystawiona nie w pełnej liczebności została odesłana pod koniec lipca do obsadzenia Baru. Wszystkie cztery chorągwie pancerne, w jakich powinna byłą służyć szlachta zamieszkała na ziemiach ordynacji, <text:s/>nie osiągnęły swej zakładanej liczebności, nie przekraczały też po 100 koni i prezentowały się jako jazda lekka z powodu swego stanu i rodzaju uzbrojenia. Z chorągwi husarskich jedynie dowodzona przez - Wojciecha Urbańskiego prezentowała się przyswoicie. Druga, w zasadzie była jedynie podhusarzoną chorągiew pancerną, liczebnie mniejsza niż powinna. Obie chorągwie miały spierać działania wojewody kijowskiego <text:s/>Andrzeja Potockiego.</text:p>
      <text:p text:style-name="P135">W autoramencie narodowym dobrze prezentowały się stare chorągwie husarskie, szczególnie te wchodzące w skład gwardii. Nowe zaciągi były nierówne, brakowało dobrych koni, równego uzbrojenia, dla ich wzmocnienia kierowano najlepszych sposób ochotników, którzy na wyprawę wiedeńska się zgłosili. Bardzo nierówno prezentowała się również jazda pancerna. Były w kompucie jednostki, szczególnie królewskie i hetmańskie nie ustępujące świeżym chorągwią husarskim, ale były też chorągwie zwerbowane przez niektóre ziemie szczupłe liczebnie i gorzej uzbrojone, co upodobniało jej do lekkich jazdy, na co monarcha i inni oficerowie zwracali uwagę. </text:p>
      <text:p text:style-name="P135"><text:soft-page-break/>W autoramencie cudzoziemskim podobnie – jednostki gwardii, nawet nowego zaciągu, co było zasługą oficerskich rezerw kadrowych jaki monarcha utrzymywał przy sobie, stare regimenty piesze i dragonia prezentowały się okazale. Nowe kompanie tworzono scalając i mieszając strych żołnierzy i rekrutami. Nie czyniono to w przypadku pierwszej kompanii, jako wyborowa nie była wypełniana rekrutami, a uzupełniona starymi żołnierzami z innych kompanii. Gorzej było z świeżo zwerbowanymi regimentami, a szczególnie zasilanymi rekrutem dymowym z dóbr duchownych i wybrańcami. Były one szczuplejsze niż zakładano, gorzej uzbrojone, umundurowane i dowodzone, chociaż jak w całej armii morale żołnierza było wysokie. </text:p>
      <text:p text:style-name="P135">W trakcie mobilizacji powołano dwa zgrupowania. W dużej mierze stare i zgrane oddziały pod komendą Sieniawskiego znalazły się na Ukrainie stopniowo koncentrując na przełomie kwietnia/maja 1683r. Znajdujące się tam garnizony wzmocniono też dodatkową piechotą, która wobec klarowania się sytuacji wojennej, zaczęła opuszczać wyznaczone jej początkowo miejsca swej dyslokacji, od <text:s/>początków czerwca i <text:s/>przesuwać się w kierunku Małopolski. W ich miejsce umieszczano piechotę kozacką i oddziały werbowane na miejscu, które uzupełniały pozostawione na miejscu regimenty piesze, przy czym służbę pełniły tam głównie świeżo rekrutowane kompanie. <text:s/>Sieniawski większość swej jazdy, poza pułkiem Andrzeja Potockiego trzymał w utworzonym 20 maja obozie pod Trembowlą, skąd organizował patrole złożone z 1-3 chorągwi w wzdłuż granicy w wypatrywaniu czambułów, osobno pułk Michała Zbrożka cały czas <text:s/>pilnował Kamieńca <text:soft-page-break/>Podolskiego od początków maja, a pułk Marcina Bogusza już w kwietniu przeorganizowany z wzmocnionych chorągwi stojących w Okopach św. Trójcy strzegł granicy z Mołdawia od strony Pokucia. Pułk Andrzeja Potockiego stał dalej na wschodzie, w obozie pod Niemirowem od <text:s/>dnia 25 maja.</text:p>
      <text:p text:style-name="P166"><text:span text:style-name="T130">Granice karpacką dozorowała w tym czasie Hieronim Lubomirski posiadający </text:span><text:span text:style-name="T132">głównie oddziały jazdy, od Pokucia po Spisz. Pojedyncze chorągwie stały Drohobyczu, Sanoku, Starym Sączu i Suchej a większe grupy po 2-3 chorągiew przy ważniejszych przełęczach</text:span><text:span text:style-name="T58"> - Łupkowskiej, Użorskiej, Dukielskiej, a reszta czekała na dalsze dyspozycje nad Dunajcem w okolicach Czchowa i Limanowej. <text:s/>W tym samym czasie natomiast</text:span><text:span text:style-name="T132"> Stanisław Jabłonowski koordynował i organizował mobilizację w głębi kraju i koncentrował je w wielkim obozie pod Kołem nad Wartą. </text:span></text:p>
      <text:p text:style-name="P135">Wysłano też korpus posiłkowy cesarzowi na Górne Węgry. Był on na żołdzie cesarskim, ale Jan III wedle umowy mógł go odwołać w każdej chwili zgodnie z umową, natomiast rejon jego początkowych działania pozwalał osłaniać Spisz od ewentualnych węgierskich ataków. </text:p>
      <text:p text:style-name="P135">Na czele korpusu posiłkowego stanął - <text:s/>wojewoda sandomierski Stefan Bidziński. Zgodnie z umową podpisaną 1 lutego 1683 korpus był na żołdzie cesarza Austrii Leopolda I Habsburga. Chętnych do zaciągu nie brakowało, ponieważ werbownicy cesarscy oferowali korzystne warunki, zarówno żołd wyższy niż w Rzeczypospolitej jak i zaliczki.</text:p>
      <text:p text:style-name="P135">Regimenty rajtarskie i dragońskie były wówczas tworzone według etatu austriackiego, identycznego dla kirasjerów i dragonów. Etat obejmował 11-osobowy <text:soft-page-break/>sztab oraz 10 kompanii po 80 żołnierzy, razem 811 osób. W skład korpusu weszły następujące oddziały:</text:p>
      <text:p text:style-name="P135"><text:span text:style-name="T166">1</text:span>. Regiment rajtarski Stefana Bidzińskiego – pod faktycznym dowództwem <text:s text:c="2"/>Hieronima Bidzińskiego (zm. 1691) <text:s/>werbowany w Prusach i na Litwie</text:p>
      <text:p text:style-name="P135"><text:span text:style-name="T166">2</text:span>. Regiment rajtarski Jana Kazimierza Tedtwina (zm. 1703) – werbowany na Pomorzu i w Wielkopolsce</text:p>
      <text:p text:style-name="P135"><text:span text:style-name="T166">3.</text:span> Regiment dragoński Kazimierza Königsegga (zm. 1683)<text:note text:id="ftn67" text:note-class="footnote"><text:note-citation>67</text:note-citation><text:note-body><text:p text:style-name="Footnote">Ginie w bitwie pod Wiedniem</text:p></text:note-body></text:note>, <text:s/>- werbowany w województwach Mazowieckich i Wielkopolskich</text:p>
      <text:p text:style-name="P135"><text:span text:style-name="T166">4.</text:span> chorągwie pancerne (po 150 koni każda)</text:p>
      <text:p text:style-name="P135">chorągiew pancerna Adama Lubowickiego (zm. 1726) zwerbowana w województwie krakowskim</text:p>
      <text:p text:style-name="P135">chorągiew pancerna <text:s/>Antoniego Trembińskiego (zm. 1694) zwerbowana na Mazowszu</text:p>
      <text:p text:style-name="P135">chorągiew pancerna Jana Kreuza (zm 1683)<text:note text:id="ftn68" text:note-class="footnote"><text:note-citation>68</text:note-citation><text:note-body><text:p text:style-name="Footnote">Ginie w bitwie pod Wiedniem</text:p></text:note-body></text:note> zwerbowana w Wielkopolsce</text:p>
      <text:p text:style-name="P135">chorągiew pancerna Samuela Ruszczyca (zm. 1702) zwerbowana na Litwie i Podlasiu </text:p>
      <text:p text:style-name="P128">Razem było to ok. 3000 żołnierzy.</text:p>
      <text:p text:style-name="P135">Myślano o powierzeniu dowództwa na tym korpusem jednemu z hetmanów polnych, wskazywano na Hieronima Lubomirskiego, od niedawna wiernego stronnika cesarskich interesów, z powodów osobistych zainteresowane bezpieczeństwa ziem Spiszu i południowej Małopolski, gdzie Lubomirscy mieli wiele posiadłości, ale Jan <text:soft-page-break/>III wolał go mieć przy sobie i powierzyć mu kierowanie straży przedniej jego wojsk. Podobnie miało się ze sprawa obrony Podola, od ewentualnej tureckiej napaści i tatarskiej dywersji. Gdy okazało się, iż Tatarzy groźni nie będą, gdyż wbrew chanowi otrzymał on rozkaz sułtana podążyć z ordą pod Wiedeń, Sobieski nakazał hetmanowi polnemu Mikołajowi Sieniawskiemu ściągnąć niektóre pilnujące granice wojska pod koniec czerwca nad granicę południową, gdzie rosło zagrożenie zbrojnych ekspedycji kuruców, a potem po alarmujących wieściach spod Wiednia nakazał mu podążyć pod Kraków rozkazem z dnia 11 lipca . Obronę tych terenów, w tym akcje ofensywne miał poprowadzić wojewoda kijowski Andrzej Potocki, przy dużym udziale zaciągniętych kozaków na niżu oraz dużej części armii litewskiej, której Jan III pod Wiedeń nie zdecydował się wziąć. </text:p>
      <text:p text:style-name="P135">Sama armia litewska, zaskoczyła w przeciwieństwie do wielu wypraw z lata poprzednich równie sprawna mobilizacją jak wojska koronne. Wpływ na to miało brak większej opozycji magnackiej w wielkim księstwem zdolnej do kontestowania monarszych poleceń oraz duża lojalność hetmana wielkiego litewskiego Józefa Bogusława Słuszki wobec Jana III. Mimo trudności finansowych, podobnie jak w <text:s/>Koronie w pierwszej kolejności uzupełniono szeregi oddziałów komputowych. W oczekiwaniu na rozwój wypadków, armia litewska już pod koniec maja zaczęła się zbierać pod Wilnem i Nowogródkiem, a w czerwcu 1683roku rozłożyła się w rejonie Brześcia Litewskiego, <text:s text:c="2"/>a mniejszymi grupami pod Prużaną i Włodawą, a z powodu trudności z zaopatrzeniem, za królewską zgodą w dniu 20 czerwca wybrane chorągiew litewskie stanęły w województwie podlaskim. Przed wyruszeniem w <text:soft-page-break/>drogę pod Wiedeń rejonem litewskiej koncentracji wojsk był jednak Brześć Litewski. Pułk Samuela Kmicica zbierał się w tym czasie wokół Borysowa, a Chodkiewicza <text:s/>w okolicach Słucka i na początku sierpnia przemieścił się w rejon Berdyczowa. </text:p>
      <text:p text:style-name="P123">Jan III starał się również maskować swoje wojskowe i dyplomatyczne zamiary, mimo zawartego traktatu z Austrią i jak utrzymywać ten fakt jak najdłużej w tajemnicy. Co prawda Caprara, chcąc ratować swój kraj oznajmił przed Turkami, iż cesarza Leopolda i króla Jan III wiąże sojusz, ale Wielki Wezyr nie dowierzał temu, uważał to za blef zdesperowanego dyplomaty. Turcy uważali bowiem, iż Austria wobec potęgi z jaką maszerują zostanie osamotniona, nie spodziewano się, iż sprzymierzone z nią państwa zaryzykują swój los, dla jej ratunku. Kara Mustafa i jego poplecznicy uważali, iż po srogiej lekcji jaką zafundowali w roku 1672 Rzeczpospolita, będzie ona za wszelka cenę ratować mimo wszystko korzystny dla niej pokój, który uzyskała po odwróceniu się wojennej karty po sukcesach jej oręża w roku 1675. <text:s/>Natomiast ambasador francuski, nie mając żadnych pewnych wieści z Warszawy, a jedynie przekonaniu i sile profrancuskiego stronnictwa rozpowiadał, iż w żadnym wypadku nie pozwoli ono na włączenie się do wojny po stornie cesarza Rzeczypospolitej, a obecne działania Jana III można uznać za wybiegi, aby utwierdzić Austrię w oporze i od swych granic oddalić widmo tureckiej agresji. Tym sposobem Guilleragues wbrew sobie przysłużył się Sobieskiemu.</text:p>
      <text:p text:style-name="P123">Wysoka Porta i Chanat starały się jednak na miejscu w Warszawie wypadać polskie nastroje, a przy okazji dokonać penetracji wywiadowczej. Polacy swoja mobilizację starli utrzymywać przed wrogami tajemnicy, ale nie była to łatwa sprawa. </text:p>
      <text:p text:style-name="P123"><text:soft-page-break/>Turecki czausz przybył do Warszawy jeszcze w połowie marca podczas obrad sejmu, wysłany <text:s/>aby się wywiedzieć o stanowisku Sobieskiego wobec wojennych planów Turcji, która miała stanąć w obronie węgierskich praw i żądać swobodnego przemarszu dla Tatarów, którym wyznaczono rajd na Śląsk. Zwlekano z odpowiedzią na życzenie posła tureckiego, jak tylko się dało i jednocześnie izolować od dostępu do jakichkolwiek informacji. Trzymano go także na wypadek polskiego ambasadora Proskiego, o którego los po wybuchu wojny słusznie się obawiano. Jego ambasada cały czas dostarczał cennych informacji, a i likwidował on wysprzedając w greckie ręce aktywa kompanii handlowej i kapitały pchał prze banki weneckie i genueńskie do kraju, jak wojna stała się pewna. Zazdrośni o kompanijne, choć nieśmiałe jeszcze działania Grecy chętnie odkupili w niej udziały, licząc iż wojna przyniesie zwyżkę cen i jednocześnie zablokuje dostawy towarów Ukrainy, którym handlowali Polacy, co jeszcze te zyski zwiększy. Dotyczyło to zwłaszcza ziarna polskiego, jakie pojawiło się na rynku w Stambule, co prawda w niewielkim rozmiarze, ale przyczyniło się do zmniejszenia się popytu na zboża egipskie. Była to odmiana przejściowa i skromna jeszcze, przerwana wojną, ale zwiastująca większe w tej mierze handlowe zmiany w przyszłości.</text:p>
      <text:p text:style-name="P123">Swego posłańca wysłał i w pod koniec kwietnia również Chan tatarski. Pytał, czy Polska rzeczywiście postawiła do dyspozycji cesarza 20000 swoich żołnierzy. Także w tym przypadku ociągano się z odpowiedzią tłumaczono się wykrętnie. Wszystkie te zabiegi, nie przeszkodziły temu, aby w połowie maja Turcy dowiedzieli się o porozumieniu Jana III i Leopolda I. Swoją decyzją o sojuszu Jan III złamał ustalenia <text:soft-page-break/>pokoju z Portą. </text:p>
      <text:p text:style-name="P123">Szukał jeszcze sprzed turecką inwazją Sobieski jakiegoś <text:span text:style-name="T106">modus vivendi</text:span> z Węgrami, liczył, iż będzie mógł skutecznie pośredniczyć w pojednaniu między cesarzem, z jakim wiązała go teraz sojusznicza przyjaźń a przywódcami rebelii, którym w przeszłości także pomagał, aby zerwali haniebne układy z Turkami i stanęli w spólnym chrześcijańskim frontem przeciw nim. Popierali go papiescy dyplomaci. To w ich otoczeniu, podczas sejmu przebywali w tajemnicy i nieoficjalnie posłowie Thököly'ego - Gorgey i Sebestyeny. Ze strony Jana III poufnie, aby nie drażnić Austriaków rozmowy z nimi prowadził podstoli owrucki <text:span text:style-name="T170">Jan Kazimierz Giza (zm. 1690).</text:span> Miał on ich zapewniać, iż w przypadku wojny, Polacy będą walczyć jedynie z tymi Węgrami, którzy bisurmanili się i wstąpili w szeregi osmańskie. Jan III obiecał, iż wstawi się u cesarza za <text:s/>Thököly'm, jeśli on będzie chciał się z nim pojednać. Potem Sobieski nie krył przed cesarzem swych kontaktów z Węgrami, wręcz stały się one pożądane, gdy źle układająca się sytuacja wojenna zmuszała go do szukania wszelkich dróg do porozumienia ze zbuntowanym magnatem. <text:s/>Wysiłki te na nic się nie zdały a Thököly wyraźnie dążył także do wojny z Sobieskim. </text:p>
      <text:p text:style-name="P123">Próbował także przez swych wysłanników Jan III sondować zwykle chwiejnych i skłonnych do zmiany frontów dla ochrony swej słabej władzy książąt lenników tureckich, władców Siedmiogród, Mołdawii i Wołoszczyzny. Kontakty, aż po moment konfrontacji pod Wiedniem i upadku Kara Mustafy niczego istotnego dla sprawy wojny nie przyniosły.</text:p>
      <text:p text:style-name="P154"/>
      <text:p text:style-name="P147"><text:soft-page-break/>11. TURCY POD WIEDNIEM</text:p>
      <text:p text:style-name="P147"/>
      <text:p text:style-name="P123"><text:s text:c="3"/>Zatrwożony rozwojem wypadków cesarz Leopold I po sukcesie jakim było uzyskanie przymierza ze strony króla polskiego zdobył się na gest i w dniu 26 kwietnia wypowiedział wojnę sułtanowi, pogranicze jęczało już od walk. Mimo pierwotnych planów wojennych dotyczących podboju ziem pogranicznych już w kwietniu 1683roku dyplomacja francuska raportowała do uszu Ludwika XIV, iż Wielki Wezyr planuje zdobyć Wiedeń, aby przewyższyć dzieło Sulejmana Wspaniałego, który u szczytu powodzenia osmańskiego imperium w roku 1529 musiał zarzucić swój zamiar zdobycia stolicy państwa Habsburgów, przy murach której wówczas stanął. W przywiązaniu do tego postanowienia ambasador francuski nad Bosforem <text:s/>Guilleragues'a starał się Karę Mustafę umacniać. W głowie zaś Ludwika XIV roiła się intryga, iż to on po trupie zdeptanego państwa Leopolda poprowadzić hufce chrześcijańskie przeciw wlewającym się do Europy hordom islamskim i przyjmie na swoje skronie koronę cesarską o jakiej marzył i wielce się z tym nie krył. <text:s/>W Wiedniu zaczęła przezwać <text:s/>wiara w dobre zamiary Sobieskiego, tym bardziej, iż nie czynił żadnych zamiarów zmierzających do wykorzystania słabości i ciężkiego położenia Austrii, nie pomagał Węgrom, odcinał się od interesów francuskich, w żaden sposób nie podejmował tematu zaborów na Śląsku, co mu z Wersalu okrężnymi traktami sugerowano. Austriacy jednakże żywili wątpliwości co do ich skutecznej realizacji obietnic Jana III, nie odmawiano mu talentu w starciu z <text:soft-page-break/>Turkami, ale źle oceniano możliwości militarne kraju, którym rządził i zapał jego poddanych do wojny. Z biegiem czasu obraz jednak klarował się jeszcze bardziej pozytywnie na rzecz intencji polskiego monarchy. Uparcie walczył o przeforsowanie układu obronnego na sejmie, pozwolił czynić w Rzeczypospolitej zaciągi do cesarskiej armii. <text:s/></text:p>
      <text:p text:style-name="P123">Austriacy zbroili się jednak i przygotowywali do odparcia najazdu. <text:span text:style-name="T201">Karol Lotaryński</text:span> został mianowany naczelnym dowódcą cesarskiej armii 5 kwietnia i w wkrótce w tej roli znalazł się w Wiedniu. Usiłował w ambicjonalnych bojach z przewodniczącym nadwornej rady wojennej Hermannem von Baden (1628-1691), przekonać cesarza i jego ministrów do idei głębokiej, ale aktywnej defensywy w oczekiwaniu na pomoc z <text:s/>Polski i niemieckich książąt Rzeszy. Starał się przy tym nie rozpraszać swych wojsk i zachować je do czasu rozstrzygającej bitwy w całości. Jego oponenci proponowali natomiast rozciągnięcia kordonu w formie półkola z około 30000 żołnierzy, głównie milicji i garnizonów, sięgającego od Adriatyku, poprzez zachodnie Węgry, aż do polskiej granicy. Siły te podzielono na pięć korpusów osłonowych liczących od od 5000 do 8000 żołnierzy. Istotą tej koncepcji opartej na kalkulacjach obronnych przedstawionych przez inżyniera Rimplera było skupienie wysiłku a obronie twierdz nad Wagiem, Dunajem, Rabą i Murą, a przede wszystkim Jawaryna. Presburga, Trecina, Komarnoma, Leopoldova. </text:p>
      <text:p text:style-name="P123">Od Leopoldowa wzdłuż Wagu aż do przełęczy Jabłonkowskiej stał stał korpus Johana Schultza (zm. 1686), potem wsparty przez korpus przysłany z polski, z zadaniem osłony Moraw, Czech i Śląska. W czasie nadchodzącej kampanii nie zmienił on <text:soft-page-break/>swych pierwotnych zadań i przypisanej roli. Liczył on 5600 piechoty i 2400 jazdy. </text:p>
      <text:p text:style-name="P123">Wzdłuż Wagu, od Leopoldowa po ujścia rzeki do Dunaju, stać miały jednostki palatyna Węgier Pala Eszterhazy'ego (1655-1713), złożone w Węgrów, które liczyły 5000 ludzi. Między Gyor a Kormed, wzdłuż Raaby stały oddziały pospolitego ruszenia z Węgier zachodnich, liczące 6000 ludzi pod dowództwem hr. Christopha Batthyanyi'ego (1637-1687). Na obszarze między dolna Drawą a Murą skoncentrowano wojska gen. Johanna Herbersteina <text:s text:c="2"/>w sile 3600 piechoty oraz 1600 jazdy. Wzdłuż południowego odcinka granicy, aż do Adriatyku obronę powierzono lokalnym oddziałom milicji chorwackiej liczące 6000 ludzi. <text:s text:c="2"/>Na Słowacji i Węgrzech Środkowych w fortecach pozostawiono 4500 ludzi, z tego najsilniejsze były załogi w Szathmar – 1700 ludzi i Jawarynie i Komarnon po 1000 ludzi. </text:p>
      <text:p text:style-name="P123">Postanowiono tak, gdyż dowództwo cesarskie nie znało jeszcze planów nieprzyjaciela. Gdy następnie wiosną 1683 roku wystąpiły przeciw Austriakom oddziały powstańców Thókóly'ego i pojawiły się wieści o tureckich planach zdobycia Jawaryna, Austriacy zmienili swe plany i dokonali przesunięcia znacznej części sił osłonowych bardziej na północ, nad rzekę Wag, by wzmocnić osłonę Czech i Moraw. </text:p>
      <text:p text:style-name="P123">Natomiast główne siły, liczące 40000 ludzi, miały rozpocząć ofensywę na tureckie twierdze na Węgrzech z rejonu Kittsee koło Preszburga. Leopold I zaaprobował ten plan, co zmusiło Karola Lotaryńskiego do działań ofensywnych. W dniu 6 maja Leopold I pod Kittsee wizytował główne siły armii w liczące wówczas około 38 300 żołnierzy, <text:s/>zorganizowanych w <text:s/>15 regimentów piechoty (22 <text:s/>800 ludzi), 14 regimentów jazdy i dragonii (11 500 koni) oraz około 4000 milicji węgierskiej, czyli <text:soft-page-break/>huzarów wiernych cesarzowi, było wspieranych przez 72 działa. Pozostałe regimenty piechoty i jazdy (ogółem 14 500 żołnierzy) miały dołączyć do sił głównych później po zakończeniu mobilizacji. </text:p>
      <text:p text:style-name="P123">Szczegółowy skład armii cesarskiej wyglądał to następująco:</text:p>
      <text:p text:style-name="P128">1)Piechota</text:p>
      <text:p text:style-name="P123">regiment von Starremberg - 2000 żołnierzy</text:p>
      <text:p text:style-name="P123">regiment Mansfeld - 2000 żołnierzy</text:p>
      <text:p text:style-name="P123">regiment Diependael - 2000 żołnierzy</text:p>
      <text:p text:style-name="P123">regiment Ludwika von Baden - 2000 żołnierzy</text:p>
      <text:p text:style-name="P123">regiment Grana - 2000 żołnierzy</text:p>
      <text:p text:style-name="P123">regiment Souches - 2000 żołnierzy</text:p>
      <text:p text:style-name="P123">regiment ks. Neuberskiego - 1000 żołnierzy</text:p>
      <text:p text:style-name="P123">regiment <text:s/>von Heister - 1000 żołnierzy</text:p>
      <text:p text:style-name="P123">regiment von Beck - 1400 żołnierzy</text:p>
      <text:p text:style-name="P123">regiment von Wallis - 1400 żołnierzy</text:p>
      <text:p text:style-name="P123">regiment von Schaffenberg - 2000 żołnierzy</text:p>
      <text:p text:style-name="P123">regiment ks. Wirtemberskiego - 1000 żołnierzy</text:p>
      <text:p text:style-name="P123">regiment <text:s/>von Ruhmberfe - 1000 żołnierzy</text:p>
      <text:p text:style-name="P123">regiment Sondisch - 2000 żołnierzy</text:p>
      <text:p text:style-name="P123">regiment Roja - 1000 żołnierzy</text:p>
      <text:p text:style-name="P128">razem: 21800 żołnierzy</text:p>
      <text:p text:style-name="P123"/>
      <text:p text:style-name="P128"><text:soft-page-break/>2) Rajtarzy</text:p>
      <text:p text:style-name="P123">regiment von Taff - 800 żołnierzy</text:p>
      <text:p text:style-name="P123">regiment von Gortz - 800 żołnierzy</text:p>
      <text:p text:style-name="P123">regiment von Dauna - 800 żołnierzy</text:p>
      <text:p text:style-name="P123">regiment Mercy - 800 żołnierzy</text:p>
      <text:p text:style-name="P123">regiment Montecuculi - 800 żołnierzy</text:p>
      <text:p text:style-name="P123">4 kompanie chorwackie - 300 żołnierzy</text:p>
      <text:p text:style-name="P128">razem: 4300 żołnierzy</text:p>
      <text:p text:style-name="P128">3) Kirasjerzy</text:p>
      <text:p text:style-name="P123">regiment von Palfii - 800 żołnierzy</text:p>
      <text:p text:style-name="P123">regiment Dunewald - 800 żołnierzy</text:p>
      <text:p text:style-name="P123">regiment Caprara - 800 żołnierzy</text:p>
      <text:p text:style-name="P123">regiment Cafteli - 800 żołnierzy</text:p>
      <text:p text:style-name="P123">regiment Rabatta - 800 żołnierzy</text:p>
      <text:p text:style-name="P123">razem: 4000 żołnierzy</text:p>
      <text:p text:style-name="P128">4)Dragonia</text:p>
      <text:p text:style-name="P123">regiment Herpeville - 800 żołnierzy</text:p>
      <text:p text:style-name="P123">regiment Styrumbergfe - 800 żołnierzy</text:p>
      <text:p text:style-name="P123">regiment Cartel - 800 żołnierzy</text:p>
      <text:p text:style-name="P123">regiment Senge - 800 żołnierzy </text:p>
      <text:p text:style-name="P123">razem: 3200 żołnierzy</text:p>
      <text:p text:style-name="P123"/>
      <text:p text:style-name="P128"><text:soft-page-break/>5) jazda węgierska</text:p>
      <text:p text:style-name="P123">kompania von Huffaren <text:s/>- 150 żołnierzy</text:p>
      <text:p text:style-name="P123">3 kompanie von Efterhafi - 400 żołnierzy</text:p>
      <text:p text:style-name="P123">4 kompanie Pondiani - 450 żołnierzy</text:p>
      <text:p text:style-name="P123">10 kompani <text:s/>Eszterhazy'ego - 1200 żołnierzy</text:p>
      <text:p text:style-name="P123">2 kompanie Erdedi - 100 żołnierzy</text:p>
      <text:p text:style-name="P123">10 kompanii Palfi - 1000 żołnierzy</text:p>
      <text:p text:style-name="P123">kompania Zachi - 100 żołnierzy</text:p>
      <text:p text:style-name="P123">3 ochotnicze kompanie <text:s text:c="2"/>- 300 żołnierzy</text:p>
      <text:p text:style-name="P128">razem: 4000 żołnierzy</text:p>
      <text:p text:style-name="P123"/>
      <text:p text:style-name="P123">Kolejnego dnia odbyła się narada wojenna, postanowiono zdobyć ważne pograniczne twierdze Ujwar i Ostrzyhom przed nadejściem głównej armii tureckiej. Następnie Karol Lotaryński miał wzmocnić załogi Jawaryna oraz Komaromu i kontynuować obronę przepraw przez Dunaj i Rabę. Pozostałe oddziały cesarskie miały w tym czasie działać na terenie Słowacji przeciw powstańcom Thököly'ego, starając się nie przepuścić ich poza rzekę Wag. Miały je wzmocnić <text:s/>zwerbowane regimenty w Polsce. </text:p>
      <text:p text:style-name="P123">Następnie armia cesarska w dniu 11 maja skierowała się ku <text:s/>Komarom. W dniu 17 maja wojska austriackie podeszły pod Jawaryn i po przeprawieniu się pod <text:span text:style-name="T201">Wielkim Ostrowiem Żytnim</text:span> przez Dunaj obozowały dalej pod Sziget 20 maja. Uskarżano się na niedostatek paszy dla koni, co zwalniało tempo działań. Pod Komarom oddziały <text:soft-page-break/>cesarskie podeszły 24 maja, a 26 maja zajęły pozycję nad Dunajem. Rzeką dla wojsk przerzucono wówczas spore zapasy i ciężka artylerię. </text:p>
      <text:p text:style-name="P123">W dniu 28 maja armia cesarka skierowała się w kierunku <text:s/>Ostrzyhomia (Gran) maszerując prawym brzegiem rzeki. Zdobywania miasta zaniechano, obawiając się, iż istnieje ryzyko odcięcia wojsk cesarskich od Komaromu. Karol Lotaryński spotkał się z niechęcią swych generałów podważających celowość zabiegów ofensywnych, gdy armia turecka była już w <text:span text:style-name="T201">Osijeku (</text:span><text:span text:style-name="T107">Eszék, Esseg</text:span><text:span text:style-name="T201">)</text:span>. Wysłano jeszcze wysłać pod Ostrzyhom (<text:span text:style-name="T106">Esztergom, Gran</text:span>) silny rekonesans, ale zawrócono do czego przyczynił się cesarski rozkaz sugerujący marsz pod <text:span text:style-name="T201">Ujvar - Nowe Zamki </text:span><text:span text:style-name="T107">(Neuburg an der Bega</text:span><text:span text:style-name="T201">)</text:span>. Karol Lotaryński podążył ku fortecy. Wzniesiono ją na wyspie między ramionami rzeki Nitra, bronił go liczący 2000 ludzi garnizon. W dniu 3 czerwca jego piechota wyparła janczarów strzegących przepraw na rzece Nitrze z lewego jej brzegu. Wybudowano trzy mosty i rozpoczęto przeprawy wojsk na wyspę. Austriacy zdołali zdobyć przedmieścia i rozpocząć budowę rowów przed murami twierdzy. W dniu 6 czerwca gotowa byłą do działań ciężka austriacka artyleria, a w dniu 7 czerwca przeprowadzono pierwszy, odparty przez obrońców szturm umocnień twierdzy. </text:p>
      <text:p text:style-name="P123">Jednak wieści o zbliżającej się przeważającej <text:s/>armii Kara Mustafy i rozkazy cesarza Leopolda I spowodowały, iż Karol Lotaryński 8 czerwca zwinął oblężenie i powrócił do Komarom. Na ruch wojsk austriackich stojący pod Osijkiem Wielki Wezyr zareagował pośpiesznym wysłaniem <text:s/>liczącej ok. 30 000 żołnierzy grupy pod dowództwem bejlebeja Budy, wspartego przez Mołdawian i Tatarów. Austriacy <text:soft-page-break/>wycofali się za Rabę. Te zbędne ruchy negatywnie wpłynęły na stan armii cesarskiej. Cześć jazdy odesłano na Morawy, piechotę do Styrii, wzmocniono garnizony w Jawarynie i Komarnom, nie licząc sporych strat w boju do tej chwili, stąd też w polu Karol Lotaryński miał teraz jedynie 12500 piechoty i 9500 jazdy.</text:p>
      <text:p text:style-name="P123">W tej sytuacji <text:s/>oddziały cesarskie wycofały się w stronę Komarom, gdzie dotarły 10 czerwca i czekały na dalsze rozkazy do dnia 19 czerwca, a następnie pomaszerowały do Jawaryna, który osiągnęły 23 czerwca. </text:p>
      <text:p text:style-name="P123">Karol Lotaryński rozstawił swoje siły wzdłuż zachodniego brzegu rzeki Raby, chcąc bronić przepraw, na jakich gorączkowo przyśpieszano prace fortyfikacyjne. Oddziały Schultza i Eszterhazy'ego pozostawione w Słowacji miały osłaniać jego lewe skrzydło przed atakami sił Thököly'ego. <text:s/>Eszterhazy przeprowadził kilka wypadów za Wag i zdobyły przejściowo zamek Surany. Schultz skoncentrował się wokół <text:span text:style-name="T201"><text:s/>Żyliny (</text:span><text:span text:style-name="T107">Zsolna, Sillein</text:span><text:span text:style-name="T201">)</text:span> i nie reagował na działania powstańców, z powodu nadal przestrzeganego przez Wiedeń rozejmu z kurucami. Wiedeń nie chciał piętrzyć zaszłości, łudząc się, iż przeciągnie buntowników ustępstwami ku sobie. Thököly w maju, podobnie jak kilka miesięcy wcześniej podjął akcje zajęcia wpisu i dywersji w Małopolsce, chcąc w ten sposób przeprowadzić demonstrację zbrojna, jaka odwiodłaby Jana III od interwencji na rzecz Austriaków, ale spotkał się ze skutecznym działaniem Hieronima Lubomirskiego. W oczekiwaniu na turecka ofensywę cofnął się pod koniec maja do <text:span text:style-name="T201">Levic</text:span>. </text:p>
      <text:p text:style-name="P123">W Wiedniu zdano sobie sprawę, jak w ciężkim <text:s/>położeniu się znaleziono. Jedynie szybka interwencja sprzymierzeńców mogła uratować cesarstwo, do jakich posłano <text:soft-page-break/>błagalne prośby. Chciano jeszcze przeciągnąć na swoja stronę kuruców. Leopold I w piśmie do Saponary'ego z 22 czerwca, jaki posłował do Thököly'ego, aby <text:s/>obiecał rebeliantowi wszystko, czego tamten zażądał: tytuł książęcy, autonomię i polskie poręczenie za dotrzymanie paktu pokojowego. Na darmo jednak okazały się te wysiłki. Thököly wiernie stał przy <text:s/>Kara Mustafie i doradzał mu, że należy zdobyć Wiedeń. W lipcu ponowiono do prośby o zachowanie naturalności na czas ataku tureckiego na Wiedeń, tym razem zawierała ona przestrogę pochodzącą od Jana III, który ostrzegał przed swoją interwencja, jeśli rebelianci wesprą Osmanów. <text:s/>Zdecydowana wola Thököly'ego pozostawania w obozie tureckim, zbrojne potyczki na granicy, które skutkowały ciągłym wzmacnianiem oddziałów Hieronima Lubomirskiego, który ją pilnował, przyśpieszyło decyzję o odwoływaniu spod Trembowli stojących tam oddziałów Mikołaja Sieniawskiego. </text:p>
      <text:p text:style-name="P123">W dniu 25 czerwca Turcy stali pod Szekesfehervarem i połączyli się tatarskimi ordami. Wbrew chanowi i przy głosach sprzeciwu tureckiej starszyzny, Kara Mustafa przeforsował wówczas decyzję o ataku na Wiedeń, czego pierwotny plan wojenny dla prowadzonej aktualnie kampanii nie przewidywał. Spod <text:s/>Szekesfehervaru Turcy podzieliwszy się na trzy kolumny podeszli do Jawadynia (Gyor), jaki osiągnęli 1 lipca. Posuwali się pod miasto mając na czele straż przednią liczącą 3000 janczarów i 17 000 wojsk lokalnych pod komendą Kara Mehmeda Paszy beglerbeja Dijarbekiru. Za nimi posuwały się siły główne, podzielone na trzy kolumny. Pośrodku maszerowały oddziały zaciężne, po prawej stronie oddziały pospolitego ruszenia z Anatolii, a po lewej z Rumelii. Wojska poprzedzali robotnicy naprawiający mosty i <text:soft-page-break/>studnie pod osłoną wysuniętych straży, w jakiej wielu było Tatarów. Ci w okolicach miejscowości Mor ruszyli zmasowana lawiną do rabunków na ludność miejscową. Już 29 czerwca piersi ordyńcy dotarli do rzeki Raaby i przepędzili Austriaków budujących przy rzece umocnienia. Siły główne armii osmańskiej stanęły nad rzeką 30 czerwca. </text:p>
      <text:p text:style-name="P123">W tym miejscu rozpoczęli oni przeprawę przez Raabę, czemu bezskutecznie Austriacy starali się przeciwstawić prowadząc mocny ostrzał artyleryjski z jawadyńskiego zamku oraz urządzając wycieczkę przeciwko budowniczym mostów, która Osmanie łatwo zlikwidować. Potem rozbili i austriackie baterie ogniem własnych dział. Skierowana do powstrzymania Turków na przeprawach armia austriacka liczyła wówczas jedynie 22 000 ludzi, resztę Karol Lotaryński wysłał do wzmocnienia załóg Komaron i Jawaryna. Turecki korpus liczący ok. 30 000 żołnierzy prowadzony przez Kara Mehmeda przeprawił się przez Raabę 15 km dalej na południowy-zachód od Jawaryna i zaskoczył od tyłu Austriaków, którzy mieli zbyt skąpe siły, aby należyci bronić linii rzeki i jeszcze odpierać atak na swoja flankę. Dołączyli do walki wkrótce także Tatarzy. Uchwyciwszy przyczółek Turcy szybko przerzucili przez rzekę most i zaczęli przeprawiać kolejne oddziały przez Raabę. Tatarzy, jak tylko znaleźli się na drugim brzegu to ruszyli w głąb terytorium Austrii dla rabunku bogatego kraju. Osadzony i <text:s/>napierany coraz mocniej przez wojska osmańskie Karol Lotaryński, zagrożony od prawego skrzydła oraz od tyłu, musiał się wycofać znad Raby, gdyż inaczej ryzykował okrążeniem i zagładą swej armii.</text:p>
      <text:p text:style-name="P123">Nie było jednak wciąż wiadomo jak daleko sięgają plany tureckie. Na naradzie ze <text:soft-page-break/>swymi oficerami Karol Lotaryński zdecydował, iż piechotę pod dowództwem gen. Jakoba Leslie skieruje do <text:s/>Jawaryna, a na czele jazdy wycofywał się w kierunku Wiednia, po drodze niszcząc tatarskie zagony. Spodziewał się, iż Turcy skupią się teraz na zdobywanie Jawaryna, którego załogę wzmocnił, a to da czas na dokończenie przygotowań do obrony Wiednia. Liczył też, iż jeśli ściągnie za sobą pogoń, da szanse swej piechocie wycofać się pod Wiedeń pod osłoną Dunaju, gdyby Turcy jednak nie zainteresowali się zdobywaniem Jawaryna. </text:p>
      <text:p text:style-name="P123">Kara Mustafa faktycznie postanowił nie czekać i od razu podążył pod Wiedeń. Pod Jawarynem pozostawił jedynie silny korpus wydzielony do blokady twierdzy, który i tak będzie uszczuplał ściągając kolejne oddziały pod mury Wiednia. Początkowo pod Jawarynem pod dowództwem Ibrahima paszy budzińskiego, którego Kara Mustafa wyraźnie starał się pozbyć ze swego obozu, znajdowało się 20 000 ludzi, w tym 7650 janczarów, zawodowych sipahów i artylerzystów oraz 5000 Tatarów krymskich i 22 dział.</text:p>
      <text:p text:style-name="P123">Wielki Wezyr zignorował ponowiono jeszcze raz apele o nie pozostawiania na swych tyłach niedobytych twierdź i nazbyt mało ostrożnego maszerowania pod sam Wiedeń. Wielki Wezyr dopiero teraz zakomunikował sułtanowi, iż mam zamiar podążyć pod Wiedeń, zbudziło to jego niezadowolenie, ale na ta propozycję w końcu dał zgodę. </text:p>
      <text:p text:style-name="P123">Turcy kontynuowali swój pochód. Po tygodniowym postoju pod <text:span text:style-name="T201">Gyor</text:span> żołnierze islamu przekroczyli wyruszyli dalej 6 lipca 1683 roku. W ciągu pięciu poprzedzających dni Turcy zbudowali trzy mosty na Raabie oraz dziewięć mostów i grobli przez błota u ujścia Rabnicy do Raaby. Wołosi i Mołdawianie zbudowali <text:soft-page-break/>jeszcze następne mosty przez Rabnicę. <text:s/>W dniu 7 lipca główne siły tureckie ruszyły ku Wiedniowi, a przed nimi gnali Tatarzy, zadający Austriakom poważne straty, posuwano się w kierunku Magyaravary. Niewielki oddział wydzielony zajął też na południu miejscowości Arpad - 10 lipca oraz Kapuvar - 13 lipca. </text:p>
      <text:p text:style-name="P123">W tym czasie Karol Lotaryński wycofywał się przez Magyarovar do Presburga. Spalił most na rzece Leitha, ale oddziału tatarskie wyprzedzały jego pochód. Do ich zwalczania zmuszony był odesłać kolejne dwa regimenty i skierował się ku miejscowości Berg już w Dolnej Austrii, gdzie zatrzymał się w dniach 5 i 6 lipca. W dniu 7 lipca Karol Lotaryński skierował się w kierunku Wiednia i otrzymał niepokojącą wiadomość o dużych siłach tureckich, jakie pod Magyarovarem przeprawiają się przez <text:s/>rzekę <text:span text:style-name="T201">Leitha</text:span>.</text:p>
      <text:p text:style-name="P123">W kierunku Preszburga i Nitry Turcy wysłali na północ korpus Abazy Husejna paszy, liczący ponad 6000 żołnierzy z pogranicznych garnizonów, w tym 1500 janczarów, oraz 10 000 kuruców na tureckim żołdzie. 7 lipca korpus ten ruszył w stronę Ostrzyhomia, gdzie przekroczył Dunaj po moście, po czym zwrócił się przeciw Nitrze. W tym czasie główne siły kuruców, opuściły Lewice (<text:span text:style-name="T106">Leve, Lewitz</text:span>), skierowały się w kierunku Nitry i Leopoldova nad Wagiem. Pojedyncze oddziały tureckie, głównie składające się z nadgranicznych <text:s/>garnizonów wraz ze stronnikami Thököly'ego, na początku lipca zaatakowały mniejsze twierdze austriackie. Bez walki poddał się w dniu 10 lipca zamek Tata położony o 55 km na wschód od Jawaryna. W ślad za nim poszły nieliczne załogi zamków Papa, Veszprém i Csobanc oraz 24 innych mniejszych miejscowości, które skapitulowały bez walki. Obsadzono je <text:soft-page-break/>tureckimi załogami w sile 400-500 ludzi każda. Oddziały które tego dokonały wyszły spod <text:s/>Szekesfehervaru i ruszyły następnie na m. Veszprem, Papa oraz dalej na południe przez miejscowości Sarvar i Kormend. W połowie lipca zaatakowały one <text:s/>Sopron, a potem częścią sił Wiener-Neustadt, inne podeszły pod Bruck, a idąca na czele tatarska awangarda była powodem zakończenia cofających się Austriaków pod Petronell. </text:p>
      <text:p text:style-name="P123">Tymczasem główne siły osmańskie pewnie maszerowała już w kierunku Wiednia. Przodem pędzili Tatarzy, pustoszący i rabujący kraj ze wszelkiego dobra, przy okazji zapatrujący w żywność resztę armii tureckiej. Za nimi postępowała awangarda złożona z wojsk bejlerbeja diarberkirskiego Kara Mehmeda paszy oraz ejaletów Aleppo, Temesvaru i Kanizsy. Jeszcze w dniu 7 lipca Kara Mehmed zdobył szturmem Ovar (obecnie Mosonmagyaróvár), za nim szła reszta wojska tureckiego. Całość uparcie dążyła w kierunku Wiednia. </text:p>
      <text:p text:style-name="P123">Pierwsze i w dodatku łatwe sukcesy uśpiły, skłonnych do pychy Turków. Wielki Wezyr myślał, iż robił kompletnie zdolności obronne armii austriackiej, a udana w jego wykonaniu przyprawa Raaby pozbawiła jej możliwości wszelkiego manewru. Rozlała się zatem armia turecka szeroko po najechanym kraju, coraz mniej ostrożnie a coraz bardziej lekkomyślnie planując kolejne swe działania. </text:p>
      <text:p text:style-name="P123">W dniu 7 lipca gen. Franz Gondola dowodzący przednią strażą wojsk Karola Lotaryńskiego kierującego się w kierunku Wiednia natchnął się na czambuł tatarski, jaki zaatakował jego tabory, wyprzedzając i obchodząc rozciągnięte i wolno poruszające się wojska austriackie. Szybki atak dwóch regimentów odepchnął <text:soft-page-break/>napastników. Jednak po chwili nadeszły informacji o dużym zgrupowaniu wojsk tureckich, jaki od tyłu podchodzi do korpusu austriackiego. </text:p>
      <text:p text:style-name="P123">W tym momencie na jego straż tylną uderzyły zdecydowanie wojska tureckie przeważającą masą żołnierzy. Pod naporem tureckim szyk począł się łamać, co wykorzystali Tatarzy i wpadli w powstałe luki. <text:s/>Linia wojsk austriackich pękła, <text:s/>jeden z regimentów uciekł z pola i pociągnął za sobą pozostałe. Prawe skrzydło tylnej straży wojsk austriackich uległo rozbiciu, lewe wytrzymało, ale wyraźnie się chwiało.</text:p>
      <text:p text:style-name="P123">Karol Lotaryński rozkazał zatem, aby znajdujące się w centrum kolumny jego regimenty dokonały zwrotu w rejonie wzgórz w pobliżu m. Petronell. Dołączyły do niego uchodzący z Regelsbrunn regiment dragonów Savoy. Po uporządkowaniu i ustawieniu do walki swych wojsk Karol Lotaryński rzucił swe oddziały do walki pod osobistym przykładem. Był wspierany przez generałów <text:span text:style-name="T201">Saxe-Lauenburg, Taaffe i Rabatta</text:span> na prawym skrzydle i na margrabiego Ludwika Wilhelma von Baden , oraz <text:span text:style-name="T201">Mercy'ego i Palffy'ego</text:span> na lewym skrzydle. Tatarzy zostali rozstali ze stratą 200 ludzi, stary austriackie były mniejsze, ale bardzo dotkliwe. Zginął młody książę Aremberg i brat księcia Eugeniusza Sabaudzkiego , pułkownik Ludwig Julius Sabaudii. </text:p>
      <text:p text:style-name="P123">Austriakom udało się powstrzymać przeciwnika na tyle skutecznie, iż wyprowadzono straż tylną za linie wojsk stojących za wzgórzami, co ją ocaliło. Karol Lotaryński zdecydował jednak, aby nadal <text:s/>kontynuować odwrót. Na niedoświadczoną w walkach z Tatarami jeźdę cesarską stracie pod Petronell miało negatywny wpływ, unaoczniło brak jej umiejętności w potykania się z tym przeciwnikiem, jaki walczył inaczej niż dotychczasowi jej przeciwnicy. <text:s/>Potyczka ta, w bezpośredniej bliskości Wiednia <text:soft-page-break/>bardzo przyczyniła się do wybuchu popłochu w mieście. </text:p>
      <text:p text:style-name="P123">W dniu 11 lipca w ręce Turków dostał się Hainburg na prawym brzegu Dunaju i w tym miejscu Wiedeń znalazł się w bezpośrednim niebezpieczeństwie ataku. Już wieczorem 8 lipca, w ślad z wycofującymi się wojskami Karola Lotaryńskiego pod Wiedniem pojawili się Tatarzy, którzy spalili niepodziewanie klasztor kamedułów na Kahlenbergu i umknęli, tak szybko jak się pojawili nocą.</text:p>
      <text:p text:style-name="P123">Oddziały Lotaryńczyka już 8 lipca przemaszerowały przez Wiedeń, czyniąc swym widokiem ogromne przygnębienie u zatrwożonych mieszkańców, którzy pozostali i przeprawiły się na prawy brzeg Dunaju, rozbijając obóz naprzeciw miasta na wyspie <text:span text:style-name="T201">Plater</text:span>. Stąd planowano wspierać miasto zaopatrzeniem i posiłkami. Pozycja ta pozwała również <text:s/>współdziałać z operującymi nad górnym Wagiem korpusami gen. Schultza do jakiego dołączały właśnie świeże oddziały z Polski. Jednocześnie udało się operującej pod Jawarynem piechocie austriackiej szczęśliwie przejść między kolumnami tureckimi i <text:s/>przedostać się do Wiednia, bez większych strat. </text:p>
      <text:p text:style-name="P123">Wieści o klęskach i pochodzie Turków starano się w Wiedniu starano się początkowo uspokajać przy współudziale ostrej cenzury. Jeszcze 3 lipca wydano edykt zabraniający pod karą śmierci rozpowszechniania niepokojących wieści. Ludność żyła dotąd w błogim przeświadczeniu o własnym bezpieczeństwie. <text:s/>Wiarę w to wzmacniał fakt wzmocnienia na początku roku umocnień obronnych miasta i zapewnienia o dobrym stanie własnej armii. </text:p>
      <text:p text:style-name="P123">Spokojne nastroje aż do ostatnich dni czerwca panowały też na dworze cesarskim, gdzie dominowało poczucie umiarkowanego optymizmu co do dalszego rozwoju <text:soft-page-break/>wypadków. W najgorszym razie wyobrażano sobie przebieg zdarzeń podobny do <text:s/>kształtu walk z 1664 roku. <text:s/>Wszystko zmieniało się wraz z informacją, iż pod Gyor stoją Turcy. Wiadomość ta wywołała natychmiastową panikę, która wkrótce udzieliła się niemal wszystkim mieszkańcom stolicy.</text:p>
      <text:p text:style-name="P123">Cesarz przekonany przez nuncjusza papieskiego i wystraszony pogłoskami u Turkach dobijających się do bram Wiednia zdecydował w dniu 7 lipca ujść z szczupłym dworem do Linzu. Ewakuacja przebrała z powodu przesadzonej paniki dramatyczny obrót. Za monarchą podążyli i zwykli mieszkańcy. Wiedeń wyludniał się z cywili, a zaludniał wojskiem. Ludzie uciekali na własna ręką, popłoch był ogromny. Wszystko odbyło się szybko i gwałtownie, a zamieszanie potęgowały rożne przedziwne pogłoski, rabunki i pożary, które charakteryzowały podobne zdarzenia. </text:p>
      <text:p text:style-name="P123">Tego dnia obraz grozy dopełniło przybycie pojedynczej kolumny wojskowej, która tego dnia została napadnięta pod Petronell przez Turków i rozbita. Wszystko to świadczyły wymownie o bliskim niebezpieczeństwie, oraz własnej bezbronności. </text:p>
      <text:p text:style-name="P123">Cesarz po drodze miał być dręczony przez tatarski podjazd, uszedł wraz z małżonką jeszcze dalej na zachód, dotarł aż do Pasawy. Do Jana III wysłał Walenstaina z błagalnym listem o pomoc dla siebie. </text:p>
      <text:p text:style-name="P123">W tym chaosie Karol lotaryński przywrócił szybko porządek i rygor wojskowy. Zorganizowano załogę, licząca około 11000 ludzi, którą wzmocniło ponad 5000 ochotników oraz straż obywatelską, nad jakimi komendę przejął generał hrabia Ernst Rudiger von Starhemberg (1638-1701). Komendant miasta, człowiek dzielny słynął z surowości i niezłomności, którą Turcy mieli teraz wystawiać na wielka próbę. Książę <text:soft-page-break/>Karol wraz ze swoją najlepszą kawalerią oddalił się w ostatnim momencie przed całkowitym okrążeniem miasta, aby zewnątrz kontynuować walkę i czekać odsieczy. </text:p>
      <text:p text:style-name="P123">W tym czasie Turcy dalej parli w kierunku Wiednia. Pod miastem 10 lipca pojawili się Tatarzy w większej liczbie i zaczęli pustoszyć chciwie okolice. Kolejnego dnia czoło wojsk osmańskich dotarło pod mury miasta. W dniu 13 lipca Kara Mustafa dotarł do <text:span text:style-name="T201">Schwechat</text:span>, miasta nad prawym dopływem Dunaju. Po krótkim odpoczynku Wielki Wezyr prowadząc kolumnę 10 000 jazdy ruszył na rozpoznanie pod sam Wiedeń. Kiedy tylko cesarski wódz naczelny wycofał się na lewy brzeg Dunaju, pojawił się wśród oblegających Kara Mustafa. Najeźdźcy zaczęli się plądrować podwiedeńskie wsie, przedmieścia stolicy, cesarskie posiadłości i rezydencje cesarskiej arystokracji. Armia osmańska wraz ze swymi sojusznikami otoczyła 14 lipca hermetycznie Wiedeń, gdzie prócz załogi pozostało jeszcze około 60000 cywili. </text:p>
      <text:p text:style-name="P123">Zgodnie ze zwyczajem Wielki Wezyr wezwał cesarza do przyjęcia islamu lub złożenia haraczu, grożąc w razie odmowy z jego strony całkowitym zniszczeniem jego kraju. Z listem Kara Mustafy udał się do Wiednia urzędnik dworski Ahmed aga. Przed fosą zatrzymali go obrońcy miasta, odebrali list i nakazali czekać, ale żadnej odpowiedzi nie dali, co oznaczało stawienie oporu a zatem wystawienie się na okrutną zemstę oblegających w przypadku upadku miasta. </text:p>
      <text:p text:style-name="P123">Wiedeń znalazł się w śmiertelnym niebezpieczeństwie, a Austriacy nie dysponowali na ta chwilę armią, która mogła być przynieść mu skuteczną odsiecz. Cesarz był zmuszony szukać pomocy u sojuszników i był zdany na nich całkowicie. </text:p>
      <text:p text:style-name="P123">Trzeba jednak przyznać, iż Wiedeń, w dodatku obsadzony przez liczną, <text:soft-page-break/>zdeterminowana i dobrze dowodzoną załogę, nie był łatwy do zdobycia, nawet dla tak ogromnej armii jak turecka, jaka pojawiła się pod jego murami w 1683r. Nie mógł jednak bronić się w nieskończoność, tym bardziej iż Turcy nie szczędzili swych zabiegów – gęstego ognia armat i krwawych szturmów, aby przełamać jego umocnienia. Te były nowocześnie i dobrze utrzymane. Miasto położne na prawym brzegu Dunaju, było otoczone obmurowanym wałem ziemnym oraz 12 bastionami, z których część posiadała tzw. kawaliery, tj. umocnienia wewnętrzne wznoszące się ponad poziomem bastionu. Dostępu do miasta broniło <text:s/>osiem umocnionych bram. Całość tych umocnień otoczona była głęboką, ale częściowo suchą fosą, co ułatwiało prowadzenie oblężenia w tych miejscach Turkom. Pomiędzy bastionami istniały jeszcze wysunięte do przodu dodatkowe umocnienia - raweliny, osłaniające dostęp do kurtyn. Przednią linię obrony stanowiła zakryta droga, biegnąca równolegle do fosy. Na murach obrońcy mieli aż 312 dział, ale tylko 141 z nich było nowoczesnych i sprawnych do walki. Nadrabiano to wysokimi umiejętnościami ich obsługi, która <text:s/>wyrządzała ich ogniem groźne straty w szeregach tureckich. Brakowało natomiast prochu i pocisków oraz żywności, gdyż tempo w jakim Turcy dotarli do miasta uniemożliwiło odpowiednie zapatrzenie w niej garnizonu. </text:p>
      <text:p text:style-name="P123">Wraz z metodycznym oblężeniem, Kara Mustafa rozkazał dodatkowo w dniu 18 lipca wspomagających go Mołdawianom i Wołochom, aby zajęli <text:s/><text:span text:style-name="T201">wyspę</text:span> na Dunaju, na jakiej znajdowało się przedmieście Leopoldstadt, przez jakie docierało jeszcze zaopatrzenie dla obrońców przerzucane przez rzekę. Rozkaz Wielkiego Wezyra wykonano i tym sposobem ostatnia droga komunikacji Wiednia ze światem została <text:soft-page-break/>zamknięta. </text:p>
      <text:p text:style-name="P123">Armia turecka pod murami Wiednia rozłożyła się ogromnym obozem na równinie na zachód od miasta, pomiędzy wpadającą do Dunaju na południe od Wiednia rzeką Wiedenką, samym miastem oraz masywem gór Lasu Wiedeńskiego. Kara Mustafa podzielił swe siły na trzy zgrupowania. Wielki Wezyr razem z janczaragą Bekri Mustafą paszą i jego zastępcą, Czelebi Ismailem agą oraz dwudziestoma odami janczarów, bejlerbejem rumelijskim Kuczuk Hasanem paszą i wojskami jego ejaletu. pięcioma kolubrynami i 20 lżejszymi działami zajął miejsce pośrodku szyku. Ta grupa miała wykonać główne uderzenie na miasto. Na prawo od niej, od strony rzeki Wiedenki, zajęli pozycje bejlerbej Diarberkiru, wezyr Kara Mehmed pasza i bejlerbej Aleppu, Deli Bekir Basza, ze swymi wojskami oraz 20 kompaniami janczarów, 5 kolubrynami i 20 lżejszymi działami. Lewą cześć szyku, od strony Lasu Wiedeńskiego, obsadzili - bejlerbej janowański Ahmed pasza, jego imiennik, bejlerbej anatolijski, bejlerbej siwaski Binamaz Chalil pasza — wszyscy z wojskami swych ejaletów, ponadto 20 kompanii janczarów oraz 5 kolubryn i 20 lżejszych dział.</text:p>
      <text:p text:style-name="P123">Natychmiast po zajęciu stanowisk Turcy przystąpili do prowadzenia metodycznego oblężenia, co polegało na sypaniu wałów, kopania rowów i aproszy oraz stanowiska dla dział. Na miasto spadły pierwsze pociski tureckie, co wywoływało groźne pożary. O d tego momentu artyleryjski ostrzał miasta nieustannie zmagał się, prowadzony <text:s/>przez francuskiego renegata, ekskapucyna Ahmeda beja. Dla sterroryzowania obrońców Wielki Wezyr nakazał zamordowanie kilkunastu tysięcy więźniów austriackich, jacy znaleźli się w tureckim obozie. Potem kilkakrotnie równie okrutnie <text:soft-page-break/>traktowany chrześcijański jasyr i ścinano więźniów, jak tylko pojawiały się problemy z aprowizacją. <text:s/></text:p>
      <text:p text:style-name="P123">Równocześnie w celu zabezpieczenia się przed ewentualnym nadejściem odsieczy Turcy wznieśli na północ i zachód od swego obozu kilka wysuniętych szańców obsadzonych piechotą i artylerią. Cała orda tatarska została wysłana w głąb Austrii, by pustoszyć kraj i ograbiać go z żywności. </text:p>
      <text:p text:style-name="P123">Turcy podchodzili pod umocnienia miasta i głównymi siłami zaatakowali rawelin oraz dwa bastiony broniące dostępu do południowo-zachodniej części miasta, korzystając z łatwego do nich podejścia przez budyni przedmieść, suchą fosę oraz rosnące przed nimi ogrody. Starali się kopać ukryte pod ziemią galerię i podkładać w nich miny z zamiarem wysadzenia fortyfikacji. Obrońcy starali się powstrzymywać napastników, wznosząc małe szańce w samej fosie, zostali jednak wyparci za wały. Próby budowy kontrmin okazały się nieudane, Austriakom brakowało prochu do takich celów i byli gorzej wyszkoleni w tej metodzie walki niż ich przeciwnicy. Nocne wypady nie przynosiły większych sukcesów, Turcy okazali się czujni. W celu odwrócenia uwagi obrońców od atakowanego przy dużych stratach własnych, odcinka fortyfikacji Wiednia głównymi siłami, znajdujące się na wyspie oddziały tureckie przeprawiły się przez Dunaj i uderzyły na północne umocnienia miasta, które były znacznie słabsze od południowych. Kontratak austriacki nie powiódł się i Turcy umocnili się na nowych pozycjach wykopanych przed bastionami. W końcu lipca Turcy zdobyli część zakrytej drogi przed rowem fortecznym i osiągnęli kilka szańców wysuniętych przed główne umocnienia w południowo-zachodniej części <text:soft-page-break/>miasta. W ten sposób zbliżyli się na całej długości do samej fosy, uzyskując dogodniejsze pole ostrzału obrońców. </text:p>
      <text:p text:style-name="P123">Książę Karol Lotaryński w tym czasie na czele swych szczupłych sił próbował niepokoić Turków tak długo, aż nie zjawią się pod Wiedniem sprzymierzeńcy z Niemiec i z Polski. Aż do Enns i na południe, daleko w głąb Styrii, roiło się od Tatarów, jak zawsze nie skłonnych do mordów i rabunku. Spaleniu uległo 5000 miejscowości, zabito 30 000 ludzi, a dalsze 70 000 uprowadzono w jasyr, po czym wielu także zabito, ze względu na brak żywności dla nich i obciążenie dla wycofujących się Tatarów. </text:p>
      <text:p text:style-name="P123">Cesarski dwór przeniósł się do Pasawy, gdzie wreszcie Leopold I znalazł spokój, a książę Karol 17 lipca, założył swą kwaterę główną w Jedlersee. Swoją stopniałą do 8000 koni <text:s/>kawalerią osłonił jednocześnie trasę wmarszu Polaków, którzy nadciągali z północy oraz wojska książąt Rzeszy, które zbliżały się z zachodu. Jako pierwsze większe posiłki przybyły 20 lipca znakomite polskie oddziały zaciężne, dotąd walczące u boku generała Schultza, na Morawach, jakie teraz swe walory miały pokazać księciu Karolowi i przekonać do do wysokich umiejętności sarmackiego oręża. Przy ich wsparciu pociągnął Lotaryńczyk na Preszburg, aby zakłócić linie komunikacyjne przeciwnika i zadać cios Węgrom. Ci w tym czasie skupili się na likwidowaniu ostatnich punktów austriackiej obrony na Słowacji i gromadzili się pod Trnawą, <text:s/>chcąc spustoszyć Morawy. W tym zaatakowali słabo broniony Preszburg, zdobyli miasto poza zamkiem. Karol Lotaryński postanowił wyruszyć na czele samej konnicy, gdy w dniu 26 lipca dowiedział się o marszu przeciwnika, po pozostawieniu <text:soft-page-break/>w Jedelersee 2 regimentów jazdy oraz po drodze oddziały piechoty w Marchegg. Linię Dunaju miał osłonic w tym czasie generał Schultz. </text:p>
      <text:p text:style-name="P123">W ataku na Preszburg szczególnie oznaczyli się Polacy, dokonując najpierw spędzenia czat nieprzyjacielskich spod miasta a następnie przeprowadzając wraz z cesarską dragonią brawurowy atak na most prowadzący do środka miasta, zaskakując tym kompletnie Węgrów. Na tle jazdy austriackiej, wciąż skonfundowanej doświadczeniem bitwy pod Petronell jazda polska zaskakiwała swoją bojową postawą. <text:s text:c="2"/>Początkowo bowiem austriaccy oficerowie byli niechętni szturmowania miasta pod dotarciu pod jego mury. Następnie na życzenie polskich oficerów pozwolono im zaatakować uchodzące jednostki kuruców, a gdy natrafiono na kontratakach wykonany przez jazdę turecką przełamano go i polskie chorągwie wdarły się do tureckiego obozu i podpaliły go. W dniu <text:s/>29 lipca miasto zdobyto i okrutnie rozprawiono się z pojmanymi kurucami. </text:p>
      <text:p text:style-name="P123">Po tym sukcesie Karol zawrócił na Morawy, stanął najpierw pod Marchegg a potem pod Angern i <text:s/>nauczywszy się, iż przeciwko Tatarom, którym przeciw niemu wysłano trzeba być w ciągłym ruchu, w czym wielu cennych rad udzielali mu polscy weterani w jego szeregach. Prowadził w ten sposób ciągle walki z zagonami przeciwnika, czekał na posiłki i zapowiadaną odsiecz. Walki na Morawach z <text:s/>tatarskimi podjazdami prowadzili w dużej mierze Polacy mający doświadczenie w tego rodzaju starciach. Natomiast oddziały generała Schultza pilnowały linii Dunaju i podtrzymywały Turków przez próbami wypadów zza rzekę. </text:p>
      <text:p text:style-name="P123">W tym czasie Austriacy na zachód od Wiednia organizowali nową linie obrony. <text:soft-page-break/>Obsadzono ją siłami pospolitego ruszenia, które dzielnie się biło w obliczu tatarskich okrucieństw, których symbolem stała się żeś w miasteczku Percholsdorf w dniu 5 lipca, kiedy po otwarciu bram bezbronnych mieszczan wymordowali ordyńcy. Pospolite ruszenie uzupełniono niewielkimi posiłkami, jakie jeszcze zdołano ściągnąć z głębi kraju, to jest 4000 piechoty i 3500 jazdy.</text:p>
      <text:p text:style-name="P123">Na Tatarów spadły teraz zadania związane z walkami w głębi Austrii. Wymagano o nich zapatrywania wojsk oblegających Wiedeń, których sytuacja aprowizacyjna pogorszyła się, w dużej mierze wskutek lekkomyślnym rabunkom i niszczeniu zapasów w zdobytych magazynach. Stąd też <text:s/>szczególne istotne były konwoje, jakie organizowano z głębi Węgier. Szczególnie duże transporty żywności, po szczególnie wyraźnym pogodzeniu się sytuacji żywnościowej w obozie tureckim pod konie sierpnia, dotarły do niego na początku września. </text:p>
      <text:p text:style-name="P123">Tatarzy organizowali swoje wypady z koszy nad rzeką Treissen oraz okolic Konigsteten. <text:s/>Ośrodkami oporu Austriaków były Klostenburg, Melk nad Dunajem, Herzogenburg, klasztor Lilienfeld, Wiener Neustandt, zaś linię obronną rozciągnięto między Ybbs i Enn. Do aktywnych działań włączyła się w tym rejonie na początku sierpnia grupa jazdy złożona z dwóch regimentów pod dowództwem generała <text:span text:style-name="T201">Johanna H. Dunewalda, dokonująca wypadów spod Krems</text:span>. Także w głębi zajętych przez Turków terytorium za rzeka Lilith zmagał się zbrojny opór chłopstw, które masowo włączało się do walki pojazdowej z okupantem na jego liniach komunikacyjnych. </text:p>
      <text:p text:style-name="P123">Po porażce Thököly wycofał się również tracąc pod Presburgiem 1000 ludzi, poprosił <text:soft-page-break/>o przysłanie Tatarów i tureckiej konnicy, jego zapał zmniejszyła się, bowiem w tym czasie wypady austriackiej załogi Szatmaru zaczęły pustoszyć jego posiadłości. </text:p>
      <text:p text:style-name="P123">W połowie sierpnia Karol Lotaryński znalazł się w okolicach Klosternnburga, a po 20 sierpnia rozpoczął marsz pod Tulln dla osłonięcia wnoszonych tam przepraw. Kara Mustafa zaczynał sobie zdawać sprawę z groźby zmierzającej pod Wiedeń odsieczy. W ostrych słowach polecił on Thököly'emu, aby ponowił on ofensywę na Morawy i odepchnął Austriaków od Dunaju, a zatem możliwości przeprawy przez rzekę. <text:s/>Wsparty przez jazdę tatarską i turecką, Thököly w dniu 24 sierpnia ponowił marsz w znad Morawy, wsparty w połowie miesiąca przez Turków i Tatarów, których prowadził Kor Husajn.</text:p>
      <text:p text:style-name="P123">Działający przeciwko Tatarom korpus polski <text:s/>stoczył zwycięzcą utarczkę w dniu 22 sierpnia z grupa Tatarów, którzy próbowali zakłócić budowę przepraw na rzece. Utarczki te na wschód od Tulln, być może miały na celu odwrócenia uwagę austriackiego wodza o szykowanej nowej ofensywie Thököly'ego nad rzeką Morawią, ale ich skutek był taki, iż wpłynęły one bardzo na niechęć chana do dalszego kontynuowania walk, którego ordy objuczone łupami niepokoiły się o własne ziemie właśnie atakowane przez polskie i tatarskie ekspedycje, o czym już docierały wieści. Po skutecznym powstrzymywaniu prób penetracji północnego brzegu Dunaju przez czambuły, Karol Lotaryński utworzył obóz w Stockerau, do jakiego ściągał podległe sobie wojska i z niego wyruszył wówczas na spotkanie króla polskiego, który zmierzał ku niemu. Nim jednak to nastąpiło to powstrzymał on próbę ofensywnych działań Thököly'ego, którego wspomógł turecki korpus i tatarska <text:soft-page-break/>orda.</text:p>
      <text:p text:style-name="P123">Gdy zgodnie z rozkazami Jana III wódz cesarski wyruszył z Angern do Korneuburga, aby osłaniać Krems przed nieprzyjacielem, 24 sierpnia pod Bisambergiem natknął się na korpus Kor Husejna paszy, usiłującego wraz z węgierskimi powstańcami nie dopuścić do połączenia się Austriaków z wojskami Sobieskiego. Przeciw nim stanęli Tatarzy – 5000 koni, Turcy – 6000 koni i kuruce – 1000 koni. Jednak Węgrzy uchylili się od udziału w bitwie, podobnie uczynili ordyńcy, którzy wprawdzie nieustanie wiercili się na polu bitewnym, ale tylko i wyłącznie dla uchronienia przed utraceniem wcześniej zdobytych łupów. W rezultacie przeciw 10 000 wojsk austriackich walczyło tylko 5000-6000 Turków w decydującym momencie bitwy. Mimo to wojska osmańskie zaatakowały armię cesarską. Dla odparcia książę pod swych bezpośrednim dowództwem na prawym skrzydle opartym o lasek nad Dunajem ustawił dragonów i kilka lekkich dział. Na lewym skrzydle ustawił konnice margrabiego Ludwika von Baden, w centrum ustawił polska jazdę w pieszej linii, a za nimi dragonów. Na skrzydłach, najpierw lewe a potem prawe uderzyli Tatarzy, ale szybko odparci zaniechali dalszych ataków i poczęli wycofywać się. Wówczas Kor Hussajn rozkazał uderzyć na centrum. Co prawda początkowo udało mu się przerwać szyk, ale wówczas ostrzelała jego kawalerię stojąca w głębi dragonia, a w bok przebijających się Turków uderzyły sprawnie manewrujące polskie chorągwie pancerne. Postawa Tatarów i załamanie się tureckiego ataku spowodowało popłoch w szeregach wojsk Kor Hussajna. Orda rzuciła się do ucieczki ku Morawi, a Turcy uchodzili ku Dunajowi doznając od pogoni dużych strat, w jej trakcie zginął też Kor <text:soft-page-break/>Hussajn. <text:s/>Pogoń prowadzili Polacy w cesarskiej służbie, mieli lepsze od austriackie konie i doświadczenie w pogonie za rozproszonymi Turkami i Tatarami, dlatego w wyniku starć podczas jej trwania żołnierze Bidzińskiego zadali spore straty przeciwnikowi.</text:p>
      <text:p text:style-name="P123">Bitwa zakończyła się tureckim pogromem, który był tym dotkliwszym dla Osmanów, gdyż Kara Mustafa dla przeszkodzeniu w przeprowadzeniu przez sprzymierzonych udanej przeprawy z odsieczą przed Dunaj posłał swoją najlepszą konnicę, spodziewając się, iż nawet niewielka zwłoka w tempie działań wojsk chrześcijańskich da mu trochę dodatkowego czasu, w sytuacji kiedy obrona Wiednia załamywała się. Stało się jednak zupełnie inaczej, zawiedli Tatarzy po raz kolejny, co spowodowało, iż Wielki Wezyr teraz stara się dokonać rozłamu wśród ordyńców i przeciągać na swoją stronę ordy niechętne władzy aktualnego chana. Zwycięstwo pod Bisambergiem zapewniło zatem skuteczną osłonę koncentracji i powstrzymało aktywność Turków na innych odcinkach. Wojska Thökölyego pozostały nad Morawą i przeszły do biernych działań. Wódź powstańców domyślał się, iż nadchodzi czas ważenia się losów kampanii, nie chciał zbyt jednostronnymi decyzjami ograniczać sobie na przyszłość pola dla politycznych manewrów. <text:s/>do <text:s/>i nie przejawiały inicjatywy. Wojska austriackie ks. Karola Lotaryńskiego po zwycięskim starciu zatrzymały się w Korneuburgu. Do osłony budowanych pod Tullm przepraw posłał dwa regimenty piechoty, a do niewielkiej miejscowości Klosterneuburg, położonej na prawym brzegu Dunaju powyżej Wiednia, która trwała od połowy lipca w zaciętej obronie przed Turkami, posłał kilkuset dragonów.</text:p>
      <text:p text:style-name="P147"><text:soft-page-break/>12. WIDMO CESASKIEJ KLĘSKI, SZUKANIE POMOCY</text:p>
      <text:p text:style-name="P135"/>
      <text:p text:style-name="P135"><text:s text:c="3"/>Poza Rzeczpospolitą dyplomacja cesarską i sekundująca jej papieska szukała innych sojuszników. W pierwszej kolejności zbiegi te dotyczyły książąt niemieckich, tych oczywiście, którzy nie byli sprzymierzeni z Francją. </text:p>
      <text:p text:style-name="P135">Jako pierwsza jeszcze <text:s/>26 stycznia 1683 roku zawarła układ z cesarzem Bawaria. Maksymilian Emanuel, któremu Leopold I, obiecał swoją córkę, jaką dla Jakuba chciał wytargować królowa Marysieńka, <text:s/>gorliwie palił się do walki z islamem. Znał się na wojnie i nie brak było mu dużej odwagi osobistej, jego ziemie leżały blisko zagrożonego Wiednia, co ułatwiało szybki przerzut wojska. </text:p>
      <text:p text:style-name="P135">Drugim sojusznikiem był Wielki Elektor Fryderyk Wilhelm, co prawda wahał się i nie końca szczerze spełniła swe obietnice, nie chcąc zerwać całkowicie z Ludwikiem XIV, którego sprawę zarzucił dla odzyskania pełnej kontroli nad Nową Marchią. W zmian obiecał neutralność Sobieskiego, całkowicie wesprzeć jego sprawę skłonny był za wiano Radziwiłlów na Litwie i dalsze rekompensaty za odebranie Prus, ale tego Sobieski dać mu nie mógł. Za oddanie w użytkowanie Świebodzina, co podczas sejmu w Warszawie obiecał posłowi brandenburskiemu Waledstein w imieniu cesarza, doszło do podpisania układu we Wrocławiu w dniu 28 maja, w jakim kurfirst oddał 6 swych regimentów do dyspozycji Leopolda na okres jednego roku, Austriacy mieli pokryć żołd dla tych wojsk, a sam kurfirst dla usprawiedliwiania się w oczach Wersalu tłumaczył się, iż uczynił to nie z sympatii dla cesarza Leopolda, ale jedynie z solidarności chrześcijańskiej.<text:span text:style-name="T201"> Do czasu bitwy wiedeńskiej nadciągnęły jedynie dwa </text:span><text:soft-page-break/><text:span text:style-name="T201">regimenty (von Dewitz i von Anhalt-Dessau), pozostałe wspomogły pod koniec września 1683roku armię cesarską już podczas walk w głębie Węgier. </text:span></text:p>
      <text:p text:style-name="P135">Elektor saski, Jan Jerzy III, nie posiadał talentów wojennych <text:s/>Witteisbacha, lecz także człowiek odważny, został pozyskany dopiero w czasie oblężenia Wiednia, dzięki porozumieniu zawartemu 30 lipca i obiecał przysłać swoich żołnierzy. </text:p>
      <text:p text:style-name="P135">Poza tym zapewniły swoją pomoc cesarzowi przysłały okręgi szwabski i frankoński, zobowiązane do tego w ramach powinności obronnych państw wchodzących w skład rzeszy. Potem prowadził dalsze negocjacje oferując dodatkowe oddziały już w Pasawie, przez swego posła ks. Anhaltu, ale oczekiwał spełnienia różnych swych pretensji na Śląsku, na co nawet znajdujący się w ciężkim położeniu cesarz nie chciał przystać. <text:s/></text:p>
      <text:p text:style-name="P135">Francja nie miała zamiaru pomagać znajdującemu się w ciężkim położeniu Leopoldowi I, raczej Ludwik XIV zamierzał wykorzystać ta okoliczność do wznowienia agresji w Niemczech i ograniczenia wpływów cesarskich, ale w swoich zamysłach natrafiał na przeszkodę w postaci potężnego sojuszu państw, jakie za wszelką cenę nie chciały dopuścić do wzrostu Francuskich zdobyczy w Europie. </text:p>
      <text:p text:style-name="P135">Ludwik był bardzo rozczarowany fiaskiem działań swego ambasadora w Warszawie, który zmarnował silne profrancuskie stronnictwo w RON i doprowadził Jana III do przejścia do obozu Habsburskiego. Zaczął zatem rozglądać się za osobami, które podjęłyby się działalności opozycyjnej, ale brak w Polsce dyplomatów francuskich w tym czasie wysiłki te mocno utrudniało. Również kurfirst w sposób namacalny przekupiony, wobec ówczesnej politycznej konstatacje wolał wstrzemięźliwie <text:soft-page-break/>odpowiadać na francuskie propozycje prowadzenia w Rzeczpospolitej polityki w myśl wersalskich interesów i konfrontowania się z Janem III. Po jego trumfie z Wiedniem na dworze elektorskim oceniano propozycje francuskie za szaleństwo, które mogło by przynieść kompletną zgubę ich państwu, które już posmakowało gniewu Sobieskiego. </text:p>
      <text:p text:style-name="P135">Gdy osmańskie wojska zmierzały ku Wiedniowi, to Francją przez swego ambasadora informowała, iż Porta może być spokojna, bowiem Francja nie poprze w żaden sposób cesarza. Z kolei w liście z dnia 6 lipca do d'Estrees'a - kardynała, który reprezentował arcychrześcijańskiego króla u papieża pisał Ludwik XIV – iż krucjatowy zapał papieża i cesarza skończyć się może jedynie rozruchami i niepokojami pośród pospólstwa.. Wreszcie, 20 lipca, znowu do Guilleragues'a, ambasadora w Turcji, przyznawał się król francuski, iż nie będzie respektował cesarskiej prośby o zachowanie neutralności na czas zmagań z Turcją. </text:p>
      <text:p text:style-name="P135">Za tymi deklaracjami poszły i czyny. W dniu 26 lipca, jak tylko do Paryża doszły informacje o oblężeniu cesarskiej stolicy, wystosował Ludwik XIV ultimatum do cesarza w spawach niemieckich. Poseł Verjus czynił wszystko, by wymusić zerwanie, a kiedy cesarski charge d'affaires poskarżył się z tego powodu Colbertowi de Croissy, potraktowano to z wyjątkowym grubiaństwem. Powiedziano nuncjuszowi Ranucciemu, że jeśli tylko Leopold I spełni francuskie warunki, to jest możliwe, iż rozważy się kwestię pomocy. 26 sierpnia Ludwik XIV odpowiedział w podobnym sensie z arogancką wyniosłością papieżowi. W końcu francuska armia napadła l września na austriackie Niderlandy, aby, podczas gdy austriackie wojsko zajęte było <text:soft-page-break/>walką z Osmanami, zagarnąć upragniony łup wojenny.</text:p>
      <text:p text:style-name="P135">Zawiódł się jednak Ludwik XIV oczekując łatwego łupu, gdyż szynko na jego nowe awantury odpowiedziały okalające go kraje – Holandia, Hiszpania, państwa Włoskie, Szwecji nawet dotąd wpierającego go państwa niemieckie nie śpieszyły się przykładać reki do nowych wojen króla francuskiego, a jego angielki sojusznik Jakub II Stuart (1633-1701) wszedł na niebezpieczną dla niego drogę konfrontacji z opozycją, wrogą Burbonom i nie miał możliwości wiązania się w nowe międzynarodowe awantury. </text:p>
      <text:p text:style-name="P137">Tymczasem we Francji ulica szeptała przeciw monarsze, którego ryzykowne <text:s/>gry polityczne i nieskończona władzy była przeciw chrześcijańskiej solidarności, a bratanie się osądzano jako przykład nieprzyzwoitości. Wykręcał się Ludwik XIV od udzielenia pomocy Leopoldowi, liczył na upadek jego państwa, ale jawnego poparcia agresji tureckiej nawet on władca absolutny nie śmiał, a po oparciu muzułmańskiej agresji znalazł się w kłopotliwej sytuacji, iż nawet wbrew własnej pysze słał zwycięzcom gratulacje i dla zamazania zasłużonej złej opinii w Europie gotów był na gesty symbolicznej pomocy. Gdy jednak latem 1683roku Wiedeń był oblężony przez armie Wielkiego Wezyra zabronił udzielenia najmniejszej pomocy walczącym z najazdem, czego jednak nie przestrzegano gorliwie. Członkowie najznakomitszych rodów Francji wymykali się potajemnie, aby udać się do obozu chrześcijańskiej armii, między innymi książę Burbon, siostrzeniec Kondeusza i wielu innych ochotników. Poza Francuzami zjeżdża arystokracja z całej Europy, a wśród nich, wprost ze służby u Burbonów - Eugeniusz, a rodu Sabaudzkiego, w przyszłości <text:soft-page-break/>sławny wódz cesarski. </text:p>
      <text:p text:style-name="P135">Wzgląd na poczynania Francji spowodowało, że włoskie kraje się wstrzymały udzieleniem bezpośredniej pomocy dla cesarza, nie szczędząc jednak sympatii i dowodów dla niej dla obrońców chrześcijańską przed muzułmańska nawałą. Niezliczone pisma krążące wśród ludzi informowały o przebiegu walki, z napiętą uwagą nasłuchiwano huku dział pod Wiedniem i wiedziano dobrze, że następstwem zwycięstwa muzułmanów może być zapuszczenie hufców muzułmańskich do Italii zgodnie z groźba Kary Mustafy przyrzekającego, iż po zdobyciu Wiednia pomaszeruje na Rzym i bazylikę św. Piotra zamieni w stajnie. Pomny tych słów <text:s/>papież Innocenty XI już w połowie maja zwrócił się do najważniejszych państw <text:s/>włoskich, to jest <text:s/>dożów w Wenecji i w Genui, do wielkiego księcia Toskanii, do książąt Sabaudii, Modeny i Parmy oraz do kilku jeszcze pomniejszych arystokratów, aby wsparła wysiłki mające na celu odparcie agresji tureckiej. Większość państw ofiarowała finansowe zasiłki, ale Wenecjanie z obawy przez Turkami, ale i francuzami wówczas nie przejawiali ochoty do drażnienia ich i wymawiali się od wysłuchania papieskich apeli . </text:p>
      <text:p text:style-name="P128"/>
      <text:p text:style-name="P128"/>
      <text:p text:style-name="P128"/>
      <text:p text:style-name="P128"/>
      <text:p text:style-name="P128"/>
      <text:p text:style-name="P128"/>
      <text:p text:style-name="P147"><text:soft-page-break/>13. ODSIECZ WIEDNIA</text:p>
      <text:p text:style-name="P123"/>
      <text:p text:style-name="P123"><text:s text:c="5"/>„Boże! Polskiego orła tu potrzeba!” - pisał Stanisław <text:span text:style-name="T201">Wojciech Chróścińsk</text:span>i (1660-1723), w dedykowanym monarsze i jego zwycięstwu dziele „Trąba wiekopomnej sławy i pamięci najjaśniejszego i niezwyciężonego Jana III”. Barokowy poemat opiewający wiedeńską wiktorię, w jakiej jako dworzanin zwycięskiego króla polskiego uczestniczył, był hołdem dla polskiego władcy i jego armii. Przytoczone przez poetę słowa odezwy, przepojone sarmacką dumą i pewnością rycerskiego męstwa, bliskie były sercom tysięcy żołnierzy służącymi pod sztandarami Jana III, których przywiódł na ratunek cesarskiej stolicy i chrześcijaństwa. Gdy zaś szczęśliwie zwycięskie hufce Sobieskiego wróciły do kraju, w laurach sławy i bohaterstwa, kazał dla towarzyszy broni w podzięce za ofiarność wybić złote medale z inskrypcją o treści - <text:span text:style-name="T106">„Gesta Dei per Polonos</text:span>” (Dzieła Boże dokonane przez Polaków), która miała lapidarnie, ale szczerze wyrazić uczucie i wagę wiedeńskiej batalii w świadomości jej uczestników. Nim jednak duma przyszła duma ze zwycięstwa, trzeba było je krwawo odkupić od nieprzyjaciela. Nadchodziła bitwa wielka i straszna, jedno z najdonośniejszych wydarzeń epoki. Poprzedził ja zapał polskich przygotowań i pospieszny marsz pod mury zagrożonego Wiednia. <text:s/></text:p>
      <text:p text:style-name="P135"><text:span text:style-name="T181">W dniu 5 lipca cesarz Leopold za radą swych ministrów wysłał do Warszawy hrabiego Filipa von </text:span><text:span text:style-name="T182">Thurna</text:span><text:span text:style-name="T181"> z prośbą o szybką interwencje i przysłanie jak największej <text:s/>ilości wojska przez sojusznika. Posłaniec wskazywał na bezpośrednie zagrożenie Wiednia. <text:s/>Wysłanników przyjął polski monarcha w dniu 11 lipca w </text:span><text:soft-page-break/><text:span text:style-name="T181">Wilanowie, obiecał pomoc, ale mówił o toczących się przygotowaniach. Nie chciał swych wojsk kierować niewielkimi grupowaniami <text:s/>kierunku <text:s/>Wiednia, obiecał na razie pomoc Hieronima Lubomirskiego, który mógł przejść z Małopolski na Morawy i weprzeć działający tam już polski korpus posiłkowy i jednostki generała Schultza. W tym czasie do hetmana Hieronima Lubomirskiego docierały dodatkowe posiłki, ze względu na konfrontacyjną postawę Thököly'ego. W dniu 3 lipca załogę Żywca i Lubowli wsparły dodatkowe kompanie przysłanego królewskim rozkazem regimentu </text:span><text:span text:style-name="T184">Regiment piechoty Hieronima Augustyna Lubomirskiego pod komendą ppłk. Teodora Franka, </text:span>a w <text:s/>odwodzie pod Bieskiem znalazły się 10 świeżych chorągwi jazdy z pułku królewicza Jakuba pod komendą - <text:s/><text:span text:style-name="T181">Stanisława Łazińskiego (chorągwie husarskie pod dowództwem: </text:span><text:span text:style-name="T176">Jana Wielhorskiego, Stanisława Grocholskiego, </text:span><text:span text:style-name="T177"><text:s/>pancerne: Stanisława </text:span><text:span text:style-name="T174">Łazińskiego, </text:span><text:span text:style-name="T181">Bogusława Łepkowskiego, </text:span><text:span text:style-name="T187">Wojciecha Czaplickiego, <text:s/>Andrzeja Kamińskiego, <text:s/>Stefana Garbowskiego, </text:span><text:span text:style-name="T190"><text:s/>Stefana Ważyńskiego, Stanisława Nagórskiego, </text:span><text:span text:style-name="T181"><text:s/>lekkie: <text:s/>Romana Ruszczyca) </text:span>wzmacniając miejscową załogę złożoną z 200 dragonów z regimentu de Maligny. </text:p>
      <text:p text:style-name="P135">Polski monarcha obiecał cesarskiemu posłowi również osobista interwencję, jeśli Wiedeń zostanie przez Turków oblężony na czele całości wojsk Rzeczypospolitej. Nim jakiekolwiek decyzję w tej merze zostały wydane, to nadeszły wieści o bezpośrednim zagrożeniu dla Wiednia. <text:s/>O marszu kary Mustafy pod Wiedeń Jan Sobieski dowiedział się 14 lipca z błagalnego listu cesarza Leopolda, który przesłał przez hr Waldesteina. Poseł austriacki tym razem na klęczkach prosił o jak najszybsze przybycie z odsieczą niezwyciężonego pogromcy Turków i ratunku dla <text:soft-page-break/>cesarskiej stolicy. Tym razem Jan III zareagował wydaniem szybkich rozkazów, ale trzeba było jeszcze kilku dalszych dni do ich wykonania. </text:p>
      <text:p text:style-name="P135">Austriacy liczyli się z ociężałością mobilizacyjną Rzeczypospolitej, dlatego tempo z jaką Jan III przybył z odsieczą był dla nich wielkim zaskoczeniem. Wyjazd króla z Warszawy opóźniał się, ponieważ jego małżonka nie czuła się najlepiej po urodzeniu ostatniego dziecka — Jana. Planowano, iż Maria Kazimiera razem z dziećmi <text:s/>odprowadzić męża aż do granicy, zatem czekano, kiedy jej stan się poprawi. Również czekano na zakończenie mobilizacji, chciano, aby jak najwięcej żołnierzy podążyło pod Wiedeń z monarchą. Polecono im zmierzać w kierunku granicy ze Śląskiem, punktem zbornym miały być Częstochowa i Kraków. Pozostałe wojska, które nie zdążyły połączyć się z siłami głównymi, miały obsadzić Kraków lub udać się w kierunku Podola, obsadzić Lwów i Trembowlę. </text:p>
      <text:p text:style-name="P135">Jan III zdecydował, iż na czas jego nieobecności formalnie władzę w państwie pozostawi swemu koronowanemu synowi. Jakub miał wystąpić jako dziedzic ojca i koronowany następca, któremu przed upuszczeniem terytorium Rzeczpospolitej ojciec miał zdać swoją władzę. <text:s/>Wyprawa pod Wiedeń stałą się okazją do wypracowania kolejnego precedensu, jaki umacniał prawa Jakuba do władzy i legalizował je w oczach szlachty, wśród której nadal przecież nie brakowało wątpliwości co do tego. Uznano go za dojrzałego, a oddając mu na czas nieobecności ojca prerogatywy królewskie, do tej pory ze względu na jego wiek i pierwszeństwo Jana III zawieszone, nawet jeśli były one skrępowane kuratelą senatorów i <text:s/>czasowo ograniczone na czas wyprawy wojennej, to stanowiły namacalny moment <text:soft-page-break/>sankcjonujący porządek ustrojowy i zasady następstwa wypracowane na sejmie w roku 1674.</text:p>
      <text:p text:style-name="P135">W dniu 18 lipca 1683 Jan III opuścił Wilanów wraz z gwardia przyboczną. Towarzyszyli mi wybrani senatorowie, świta dworska, zagraniczni dyplomaci i obserwatorzy. Wraz z monarchą udał się na<text:span text:style-name="T170"> wyprawę podkanclerzy Jan Gniński, oraz wielu innych panów koronnych i litewskiej, którzy w Warszawie, w drodze do Krakowa, lub w samej dawnej stolicy dołączyli do orszaku władcy. Spośród członków dworu za Janem III podążyli lekarz przyboczny Braun, opatowi Michała Hacki, sekretarze Adam Sarnowski (1632-1693) i Tomasz Talentii (1629-1693), oraz niezbędny zastęp "kuchennych, piwniczych, stajennych i sześciu inszych służących" i trzech kamendynerów, a obok nich sześciu trębaczy i tyluż doboszy, dwudziestu z pikiety złożonej z młodych gwardzistów szkoły rycerskiej. </text:span>Wyruszono ostatecznie w drogę, wskutek coraz bardzkiej histerycznych próśb cesarskich dyplomatów, która w dniu 16 lipca zakończyły się dramatycznym apelem w kolejnym liście odczytanym przez hr. Waldenstaina, który Leopold przesłał z miejsca swej ucieczki w Pasawie. Austriacki zabiegi wsparł legat papieski zatrwożony o los Wiednia oraz niepokojących wieści nadchodzących spod cesarskiej stolicy, które z różnych źródeł dochodziły do Warszawy.</text:p>
      <text:p text:style-name="P135">Po upuszczeniu polskiej stolicy królewski orszak <text:s/>niespiesznie posuwał się w stronę Śląska. Czekano na nadciągające zewsząd oddziały, nieustannie też oczekiwano nowin spod Wiednia. Dokładnie zdawano sobie sprawę, aby własną interwencję rozpocząć w najbardziej dogodnym momencie, aby liczyć na daleko idące ustępstwa <text:soft-page-break/>i obietnice sojusznika. Tymczasem Austriacy bez ustanku zasypywali polskiego monarchę alarmującymi prośbami o przyśpieszenie działań. <text:s/></text:p>
      <text:p text:style-name="P135">Pierwszą noc spędził król w Falentach. Następnego dnia 19 lipa , podczas postoju w Radziejowicach, doszedł do Sobieskiego kolejny list, ty razem od Karola Lotaryńskiego z wezwaniem o pomoc. W dniu 20 lipca w Rawie król dowiedział się z niego <text:s/>już o regularnym oblężeniu Wiednia. W odpowiedzi <text:s/>Jan III w dniu 20 lipca przesłał do Karola Lotaryńskiego list informujący go o swej interwencji, a jednocześnie naszkicował dalszy plan działań. Wskazywał, iż jego celem będzie oswobodzenie Wiednia i temu powinny podporządkować się pozostałe wojska – austriackie i ich inni sojusznicy. Proponował, aby oddziały chrześcijańskie połączyły się w odpowiedniej odległości od Wiednia przed przeprawą nad Dunajem, przeprawiły się przez niego i wybudowały na drugim brzegu warowny obóz, a następnie pod osłoną wzgórz i lasów znajdujących się na zachód od Wiednia podeszły pod turecki obóz i zaatakowały go z zaskoczenia. <text:s/>Sobieski wskazywał, iż dla szczególnego rozplanowania działań będzie niezbędna wiedza, jaka posiada Karol Lotaryński na temat teatru walk. Ten jak się okazało miał przystać <text:s/>tak przedstawiony plan dalszych wspólnych działań. Dalej Sobieski domagał się o podania szczegółów dotyczących sytuacji obrońców oraz pozycji jakie zajmował wówczas Karol Lotaryńskich i jego aktualnie prowadzonych działań. Z Rawy Mazowieckiej królewski pochód udał się przez Wolbórz, gdzie nocowano w nocy z 21/22 lipca, w kierunku Piotrkowa Trybunalskiego. Podczas postoju w Wolborzu, Jan III Sobieski napisał kolejny list do Karola Lotaryńskiego, w jakim <text:s/>domagał się podania <text:soft-page-break/>liczebności jego wojsk i załogi Wiednia, pytał o możliwość przeprawy powyżej miasta, o stan mostów i przepraw w okolicach Wiednia, w czyich znajdowały się rękach, czy Turcy ufortyfikowali dostęp do nich oraz czy możliwe jest ich odzyskanie, czy możliwe jest forsowanie Dunaju nocą lub z zaskoczenia, gdzie można tego bezpiecznie dokonać, tak aby przeprowadzić także ciężką kawalerię, działa i tabory. Dalej prosił o podanie informacji o <text:s/>czy zabezpieczono przeprawy pod Krems, czy zgromadzono środki przeprawowe i łodzie, o rodzaj i intensywność prac oblężniczych podjętych przez Turków oraz czy dla oswobodzenia Wiednia jest konieczne wprowadzenie do miasta wojska. </text:p>
      <text:p text:style-name="P135">Potem trasa marszu wiodła przez Piotrków, Witów i Roprzę, gdzie nocowano z 22/23 lipca. Kolejny postój wyznaczono w miejscowości Kryszyny koło Piotrkowa, gdzie nocowano między 23/24 lipca i tam przed wyjściem w dalszą drogę 24 lipca <text:s/>rano przybył z Austrii kurier z pierwszymi informacjami o obronie stolicy i działaniach Karola Lotaryńskiego na Morawach. W odpowiedzi tym razem Sobieski zasugerował, aby przyszłe operacje związane z odsieczą oparły się o pozycję pod Krems i prosił o pomoc w wyznaczeniu dogodnej przeprawy przez Dunaj na wschód od tego miasta, oraz ponowił swe prośby z poprzedniego listu. </text:p>
      <text:p text:style-name="P135">Dnia 24 lipca orszak królewski i towarzyszące mu poczty zjechały do Częstochowy. Na godzinę przed północą przywieziono do klasztoru królewiczów Jakuba i Aleksandra. Nazajutrz w święto Jakuba Apostoła odprawiono w intencji najstarszego królewicza nabożeństwo, zainscenizować jako intronizacja. Wiele zadano sobie trudu, aby przed zgromadzonymi i z prawnego punktu widzenia zdarzenie to miało <text:soft-page-break/>mieć charakter ceremoniału podczas jakiego Jan III na czas wojennej wyprawy na swego koronowanego syna miał scedować rządy, odblokować jego prawo do nieskrępowanego panowania. Ogłoszono, iż z woli ojca będą mu powierzone pieczęcie i insygnia, choć pod karaterę ścisłej rady, jaka miała go w podejmowaniu spraw państwowych wspomagać i wyręczać. Panowanie Jakuba, odmrożono jak to by kolokwialnie puentować, ale jednocześnie wciśnięto w rodzaj gorsetu ustanawiając mu do pomocy ścisłe grono administratorów. Do nich miał pisywać Sobieski interweniując w sprawach kraju. Jakubowi pozostawiało symboliczne przewodzenie senatorom i mir królewski nad sobą. Postanowiono splendor ten podkreślać, gdyż nie było tajemnicą, iż szlachcie pomysł z koronowaniem Jakuba wydawał się dziwnym i nie do końca akceptowanym, ale wizja szybkiego starcia z Turkami wypłukiwała to zdarzenia z większych kontrowersji.</text:p>
      <text:p text:style-name="P135">Sobieski musiał być świadomy, iż jego syn jest <text:s/>solą z źrenicy jego oponentów, jakie prawa do sukcesji Jakuba traktują jako tymczasowe i będą gotowi posunąć się do jego detronizacji po jego zgonie. Obawy te były poważne, choć póki autorytet monarchy był niezachwiany a opozycja zmuszona w ciężkich warunkach tkwić na marginesie życia politycznego nie zdolna do podważenia praw sukcesyjnych na życia Jana III. Uroczystości w Częstochowie miały jednak być narzędziem wzmacniana kłopotliwej na Sobieskiego świadomości o wątpliwości szlachty co do pełnoprawnego statusu Jakuba, jako władczy, niewspółpracującego, choć po opieką ojca, wraz z nim nad Rzeczpospolitą. Oboje królestwo wraz z Jakubem modlili się przed cudownym obrazem i składali vota. </text:p>
      <text:p text:style-name="P135"><text:soft-page-break/>Z Częstochowy, po zakończeniu zaplanowanych uroczystości <text:s/>dwór podążył w dniu 26 lipca na południe, przez Włodowice – gdzie nocowano z 26/27 lipca, Bydlin – gdzie urządzono nocleg z 27/28 lipca, a potem Ogrodzieniec i Piaskową Skałę, gdzie zatrzymano się na noc z 28/29 lipca do Łobzowa, by w wieczorem 29 lipca odbyć uroczysty wjazd do Krakowa. Monarchę witały strzały armatnie i ogromne rzesze mieszczaństwo jakie wyległo mu na przywitanie. Nie było czuć strachu, a tyko wiarę w wielkie talenty i męstwo ducha Jana III. Tutaj postanowiono zatrzymać się na dłużej. W dniu 7 sierpnia podobną uroczystość jak w Częstochowie odbyła się w katedrze wawelskiej. Poprzedziło je symboliczne zdeponowanie władzy na czas nieobecności ojca nad krajem na ręce Jakuba, co odbyło się uroczyście w obecności senatorów podczas odświętnego popisu wojska w dniu 7 sierpnia na krakowskich Błoniach. Tego też dnia prymas na Wawelu na polecenie Jana III przekazał insygnia jego synowi. Następnie w dniu 8 sierpnia po raz pierwszy Jakub sam przewodził obradom senatu, gdzie zgromadzono najbardziej przychylnych rodzinie Sobieskich senatorów. <text:s/>Było to wąskie i odpowiednio dobrane grono. Obrady te miały charakter szczególny, choć tylko symboliczny. Wydano dokument podkreślający przewodniczeniu przez Jakuba senatorom, w jakim pochylano się nad pomyślnym skutkiem powziętej wyprawie na Wiedeń i wyrażono nadzieję pomyślnego z niej powrotu Jana Sobieskiego oraz jego podkomendnych. W tym czasie Królowa i młodsze dzieci odbyli pieszą wędrówkę po kościołach krakowskich, modląc się za powodzenie trudnego przedsięwzięcia, a Jan III znajdował się pod Krakowem doglądając stanu formujących się wojsk. Wyruszający na wyprawę Jan III i <text:soft-page-break/>pozostający w kraju królewicz Jakub odebrali błogosławieństwo od nuncjusza w dniu 15 sierpnia, który był dniem także bardzo uroczystym, pełnym religijnego natchnienia z powodu trwającego święta kościelnego. Miało to miejsce podczas popisu wojsk pod Krakowem jaki wspólnie odbierali, po tym jak dwa dni wcześniej dołączyły do już obecnych na miejscu sił wyborowa piechota pruska i pomorska oraz korpus litewski. Monarchy tego dnia dokonywał pasowania wielu młodych szlachciców, których przed spodziewana bitwa dopuszczano do stanu rycerskiego, w myśl starych obyczajów, które w Europie zanikały, ale w ojczyźnie Sarmatów cieszyły się nadal czcią i poważaniem. </text:p>
      <text:p text:style-name="P135">Wojsko jak wówczas mawiano prezentowano się wyśmienicie, jak oceniano, choć przy tym na pewno nie równo., jeśli przyjrzeć mu się jako całości. Na pewno, w tak liczne i tak wspaniale wyglądających żołnierzy pod swymi sztandarami Rzeczpospolita nie miała od długiego czasu. Chwalono doskonały zapał, przygotowanie i wyjątkową dyscyplinę, z jaką wcześniej różnie bywało. W opisie tych wojsk sięgano po najbardziej pochwalne porównania z przeszłości. Zgromadzone oddziały były porządnie odżywione, dobrze ubrane i uzbrojone, konie mocne i zdrowe, artyleria pieczołowicie przygotowana, choć niezbyt liczna i małego kalibru.</text:p>
      <text:p text:style-name="P135">Do oddziałów jakie prowadził u swego sam Jan III dołączały kolejne wojska z całej ściągnięte z całej Rzeczypospolitej. Hetman polny Mikołaj Sieniawski z Ukrainy wiódł ze sobą oddziały starego zaciągu spod Trembowli i Śniatynia, jakie tam jeszcze pozostawały. Rozkaz do tego wyszedł od monarchy w dniu 11 lipca – po misji hr <text:soft-page-break/>Philipa von <text:s/>Thuma w Wilanowie, do Sieniawskiego <text:s/>dotarł 13 lipca, a w dniu 15 lipca rozpoczął się ich przerzut swego wojska na zachód i powiódł je zachód. Hetman Polny gonił wytrwale wojska udające się <text:s/>z monarchą. W Krakowie znalazł się jego korpus <text:s/>już 2 sierpnia. Trasę z rejonu Trembowli, wysunięte czaty stały aż pod Skałą i Śniatynia do Krakowa, długości blisko 500 km, a niektórych oddziałów nawet 600 km, przebył <text:s/>w rekordowym czasie zaledwie 2 tygodni. Początkowo posuwano się w dwóch kolumnach. Pierwsza, prowadzona przez samego Sieniawskiego spod Trembowli maszerowała trasą przez Rohatyń, Bórkę, Lwów, Grodek Jagieloński, Sądową Wiśnie, Mościska, gdzie spotkała sie z grupą idącą pod Śniatynia, jaka prowadził Michał Zbrożek. Ta kolumna podążała trasą od Śniatynia przez Horodeńkę, Obertyń, Tłumacz, Tyśmienicę, Kałusz, Stryj, Sambor do Mościska. Połączony korpus Sieniawskiego szedł d Krakowa następnie drogą przez Przemyśl, Pruchnik, Jawornik, Strzyżów, Brzostek Wolnicz, Brzesko i Bochnię.</text:p>
      <text:p text:style-name="P135">Między 3-4 sierpnia pod Kraków nadciągnęły dalsze oddziały koronne pod wodzą hetmana wielkiego Stanisława Jabłonowskiego, wzmocnione przez regiment gdański i żołnierzy pruskich. Były to wojska z całej zachodniej Rzeczypospolitej, oraz kilka nowych chorągwi z Rusi, które organizowały się <text:s/>obozie pod Rawą Ruską <text:s/>od 15 lipca wraz z żołnierzami pochodzącymi z Lubelszczyzny i wyruszyły pod Kraków 23 lipca, prowadzone przez Jana Wielhorkiego. wyznaczanego przez hetmana Jabłonowskiego na tymczasowego ich regimentarza, trasą przez Potycz, Lubartów, Radymno do Pruchnika, gdzie oczekiwały przez dwa dni na nadciągniecie oddziałów hetmana Sieniawskiego, z jakimi się połączyły. <text:s text:c="3"/></text:p>
      <text:p text:style-name="P135"><text:soft-page-break/>Wojska z województw Wielkopolskich <text:s/>przed wyruszaniem w marsz do Krakowa zbierały się od 1 lipca w dużym obozie pod Kołem, pod bezpośrednia komenda Jabłonowskiego. W dniu 17 lipca dołączył do nich regiment gdański, a 20 lipca wszystkie te wojska udały się w kierunku Krakowa droga przez Poddębice i Łask, gdzie 23 lipca dołączyły, <text:s/>oddziały z Pomorza i Prus. W dalszą drogę wyruszono 25 lipca, trasą przez <text:s/>Piotrków Trybunalski, Sulejów, Przedbórz, Kurzelów, Szczęckociny, Żarnowiec i Skałę, gdzie dłużnej zatrzymano się przed wkroczeniem do samego Krakowa, które już pękało od liczby zgromadzonego w nim miasta. </text:p>
      <text:p text:style-name="P135">Wojska mobilizowane na Mazowszu, województwach rawskich, łęczyckim, sandomierskim w główniej mierze przybywały na początku lipca pod Warszawę lub już w trakcie pochodu Sobieskiego pod Kraków do niego dołączały. Oddziały z północnego Mazowsza gromadziły się najpierw pod Ciechanowem, od dnia 8 lipca, gdy zebranie ich powierzono tymczasowemu regimentarzowi Andrzeja Mączyńskiego, potem przeszły pod Wyszogród, w jakim znalazły się <text:s/>15 lipca. W dniu 16 lipca dołączyły do nich posiłki pruskie i w dniu 17 lipca siły te udały się w kierunku Krakowa trasą przez Łowicz, Głowno, Zgierz, do Łasku, pod jakim doszło do spotkania z kolumna wojska hetman Jabłonowskiego. </text:p>
      <text:p text:style-name="P135">Wojska pruskie były gotowe pod koniec czerwca, stały w obozach <text:s/>pod Ostróda oraz Dryfortem, które powstały około 25 czerwca, następnie w dniu 2 lipca rozkaz królewski polecił im przemieścić się na południe, tymczasowo stanąć na przeprawach nad Wisłą pod Wyszogrodem. Prusacy prowadzeni przez Fryderyka Debhoffa, podążyli na południe z Dryfortu przez ziemie księstwa Warmińskiego - Bisztynek <text:soft-page-break/>Jeziorany, Wartenbork, do pogranicznego Janowa, gdzie 12 lipca doszło do spotkania z oddziałami z Górnych Prus, jakie spod Ostrudy przez Nidzicę podeszły pod starą granicę. <text:s/></text:p>
      <text:p text:style-name="P135">Pod samym Krakowem stały tez oddziały Hieronima Augustyna Lubomirskiego, które strzegły dotąd linii Karpat. Tak naprawdę jednak do chwili wyruszenia pochodu na Wiedeń składały się z trzech grup: - Łazińskiego w Żywcu, Macjana Chełmskiego z grupą piechoty w obozie pod Suchą od połowy lipca oraz samego Lubomirskiego w bezpośredniej bliskości Krakowa pod Starym Sączem a potem Lipnicą, gdzie koncentrował swe oddziały od 24 lipca. Na początku sierpnie połączył je wszystkie poza załogą Żywca, jaka już w trakcie marszu pod Wiedeń dołączyła do niego. <text:s/></text:p>
      <text:p text:style-name="P135">Do sił królewskich stojących pod Krakowem, w dniu 8 sierpnia dołączył wydzielony korpus litewski pod komendą hetmana Józefa Bogusława Sluszki, w składzie pułku hetmańskiego i pułku Grzegorza Ogińskiego. Litwini spod Brześcia Litewskiego, gdzie skoncentrowali się w dniu 26 lipca, podążyli do Krakowa trasą przez Piszczac, Łomazy, Rossocz, na ziemie koronne weszły przez Parczew, a potem maszerowali przez Ostrów, Lublin, Kraśnik, <text:s/>Sandomierz, gdzie przez Wisłę przeprawiono się z 1/2 sierpnia, Koprzywnicę, Osiek, Połaniec, Nowe Miasto Korczyn, Wiśnicę i Proszowice. </text:p>
      <text:p text:style-name="P135">Pod kierunkiem z gen. Marcina Kątskiego, który pojawił się w Krakowie wraz z oddziałami Jabłonowskiego, któremu pomagał w zaciąganiu piechoty,, przygotowywała się w Krakowie artyleria, zasilana sprzętem i zapasami sprowadzanymi z dobrze zaopatrzonego przez ostatnie lata przez generała artylerii <text:soft-page-break/>koronnej arsenału we Lwowie, od wiele lat gromadzono pieczołowicie sprzęt na potrzeby spodziewanego konfliktu z Turcją. Podstawę do jej wyposażenia stanowił również miejscowy arsenał miejski. Początkowo zamierzano zabrać na wyprawę 57 dział, w <text:s/>tym sześć 24-funtowych, ciągnionych przez 24 konie każde, oraz 7 moździerzy, w tym jeden 160-funtowy. Wstępnie przygotowana w dniu 30 kwietnia 1683roku lista obejmowała następujący park artyleryjski:</text:p>
      <text:p text:style-name="P135">- 6 dział 24-funtowych (do każdego 24 konie);</text:p>
      <text:p text:style-name="P135">- 12 dział 12 funtowych (do każdego 12 koni);</text:p>
      <text:p text:style-name="P135">- 8 dział 6-funtowych długich (do każdego 15 koni);</text:p>
      <text:p text:style-name="P135">- 12 dział 6-funtowych krótkich (do każdego 4 konie);</text:p>
      <text:p text:style-name="P135">- 12 dział 3 i 2-funtowych (do każdego 3 konie);</text:p>
      <text:p text:style-name="P135">- 1 moździerz 160-funtowy (10 koni);</text:p>
      <text:p text:style-name="P135">- 2 moździerze 60-funtowe (do każdego 6 koni);</text:p>
      <text:p text:style-name="P135">- 2 moździerze 30-funtowe (do każdego 8 koni);</text:p>
      <text:p text:style-name="P135">- 2 moździerze żelazne 60 i 30-funtowe (do każdego 5 koni).</text:p>
      <text:p text:style-name="P135"/>
      <text:p text:style-name="P135">Do obsługi artylerii przewidywano użycie 540 koni, a po doliczeniu wozów tabory 1575 koni, oraz 257 ludzi obsługi. Koszty wyprowadzenia tej masy działa w pole generała artylerii wyliczył na kwotę 400 000zł. Była to spora suma, jednak powyższy spis przygotowywano także na wypadek wyprowadzenia przez Turków ataku na Polskę i perspektywę działań wojsk Rzeczpospolitej pod murami kamieńca Podolskiego jeszcze w 1683r. Gdy w ciągu kolejnych tygodni stało się oczywiste, iż <text:soft-page-break/>wojska kara Mustafy obrały sobie na cel zdobycie Wiednia, <text:s/>wstępna koncepcję Kątskiego zarzucono z oczywistych względów, niemniej stała się ona punktem wyjścia do intensywnego przygotowania sprzętu artyleryjskiego, jakie po zwycięstwie wiedeńskim na jesieni 1683roku w Rzeczpospolitej urządzono wobec planów związanych z odzyskaniem Kamieńca Podolskiego.</text:p>
      <text:p text:style-name="P135"><text:s/>W końcu zdecydowano wziąć działa mniejszych wagomiarów, a koszt jej wyprowadzenia w pole, najęcia powodów i wynajęcia dodatkowego personelu wyliczono na sumę łączną 110 000 złotych. Lista sprzętu artyleryjskiego wg skryptu zaaprobowanego w dniu 31 lipca obejmowała: Generał Kątski na podstawie rozmów z królem wybrał zaledwie 32 dział. W tej liczbie było 16 dział najlżejszych, tj. 2, 3 i 4-funtowych, reszta to oktawy 8 funtowe. Wobec planów powiązania dragonii i regimentów pieszych w brygady do bitwy zakładano, iż każda z nich otrzyma wsparcie w postaci 2-3 dział. Podczas samej bitwy jednak okazało się, iż poza Polakami sprzymierzeni nie zdołali dostarczyć na pole bitwy swych armat, w związku z tym cześć tych, jakie z wielkim poświeceniem przez Las Wiedeński przenieśli żołnierze Sobieskiego, oddano na lewe skrzydło Austriakom. Stało się to mimo tego, iż pod Tullm znajdowało się <text:s/>szeregach poszczególnych kontyngentów, wojska cesarskie - 70 dział, korpus saski - 16 dział, korpus bawarski - 26 dział, wojska z Frankonii i Szwabii - 12 dział.</text:p>
      <text:p text:style-name="P135"><text:span text:style-name="T70">Na potrzeby wyprawy powołano sztab medyczny, generalny chirurg przy władcy, jego zastępcy przy każdej kolumnie wojska. Generalny chirurg </text:span><text:span text:style-name="T77">Wawrzyniec Braun (zm. 1690)</text:span><text:span text:style-name="T70"> prowadził przy tym diariusz w jakim notował dokładnie swe obserwacje i </text:span><text:soft-page-break/><text:span text:style-name="T70">opisywał stan wojska. <text:s/>W jego ocenie stan zdrowotny ludzi udający się pod Wiedeń był dobry. Towarzyszyło im i kilkudziesięciu medyków, chirurgów, felczerów i cyrulików. W każdym regimencie są felczerzy. Podlegają im cyrulicy we wszystkich kompaniach. Zaopatrzenie w środki lecznicze, jak i materiały opatrunkowe zdeponowane zostało na ich taborowych i było należyte. Ciągnęło ich za wojskiem około ośmiu tysięcy. Wiozły one półroczny zapas prowiantu, a to worki i skrzynie chleba, jagieł, słoniny, boczku, wędzonki, grochu oraz napoje, jak piwo, gorzałka i wino. Nie zapomniano również o obrokach. Oprócz tego na wozach gromadzono wiele innego wojennego dobra.</text:span></text:p>
      <text:p text:style-name="P139"><text:span text:style-name="T114">Pierwszy, w dniu 15 sierpnia w kierunku Wiednia wyruszył hetman Sieniawski, miał pójść inną z droga, osłonić pochód reszty wojsk królewskich i połączyć się z nimi przed przeprawami na Dunaju. Żołnierzy wychodzących <text:s/>z Krakowa pod komenda swego wiernego druha i towarzysza wielu wcześniejszych kampanii, Mikołaja Sieniawskiego, dla którego będzie to ostania batalia w życiu, żegnał Sobieski optymistycznymi słowami - „</text:span>Do widzenia pod murami Wiednia."</text:p>
      <text:p text:style-name="P139"><text:span text:style-name="T114">Polski monarcha na czele zgromadzonych wojsk, wraz z orszakiem królewskim, natomiast ruszył w dalszą drogę w dniu 17 sierpnia, pośpieszany coraz dramatyczniejszymi listami informującymi go o przebiegu zmagań zbrojnych pod Wiedniem. Mieszczanie krakowscy z wielkim aplauzem i rozrzewnieniem żegnali wyruszających – Jana III i jego armię. A on krakowian słowami - <text:s/>„Boga proszę, żebym ich </text:span>(Turków) tam tylko zastał: niech nie trudno będzie w Polszczę o <text:span text:style-name="T114">tureckie konie".</text:span></text:p>
      <text:p text:style-name="P135"><text:soft-page-break/>Król od nuncjusza papieskie, a Wojsko osobne błogosławieństwo otrzymali od biskupów, przed opuszczeniem murów Krakowa. Wyruszając na wyprawę nie omieszkał Jan III powiadomić papieża tymi słowami - „"Dziś dosiadam bojowego rumaka - pisał monarcha, opuszczając Kraków, do papieża - aby pociągnąć na Świętą Wojnę i z Bożą pomocą zwrócić oblężonemu Wiedniowi dawną wolność, a przy tym tracące nadzieję wspomóc chrześcijaństwo."</text:p>
      <text:p text:style-name="P135">Poza biskupami płockim Stanisławem Dąbskim oraz inflanckim <text:span text:style-name="T103">Mikołaj Popławskim, którzy zostali przy wojsku reszta hierarchów pozostała w kraju, u boku królewicza Jakuba i królowej Marii Kazimiery. W całym jednak kraju tego lata nie ustawały msze w intencji pomyślności wyprawy, a ludzie wszelkich stanów nie ustawali w żarliwej modlitwie o zwycięstw nad znienawidzonym Turkiem i jego aliantami</text:span>. Za wojskiem dla dodania otuchy i wszelkich duchowych posług poszły ogromne rzesze duchowieństwa i zakonników, aby w żołnierskich sercach zachętą podsycać święty płomień krucjaty.</text:p>
      <text:p text:style-name="P135">Armia wyszła początkowo w trzech kolumnach, tj. dwóch głównych pod Mikołajem Sieniawskim, trasą którego szły też wojska litewskie oraz Stanisławem Jabłonowskim, z jakiej odłączyć się miała grupa bezpośrednio towarzysząca Janowi III, którymi komenderował Atanazy Mączyński, Sam monarcha wymykał się do przodu w asyście niewielkiego starannie dobranego oddziału po to, aby <text:s/>mięć najdokładniejsze wiadomości o trasie marszu i najnowsze informacje spod Wiednia. Trzecią grupę stanowiła osłaniająca tył głównych kolumn grupa Hieronima Lubomirskiego, mniej liczna, ale za to ruchliwsza, od pozostałych. Pojawiały się <text:soft-page-break/>obawy, iż karruce wparci przez turecki korpus mogą próbować wtargnąć na Morawy, na tyły maszerujących wojsk, a i potem próbować podejść pod Kraków. Temu miał przeszkadzać Lubomirski, ale trzymać się przy tym sił głównych na tyle blisko, aby zdążyć wesprzeć główne siły pod Wiedniem. <text:s/>Podążał za nimi zatem szybko, szczególnie, iż żadnego niebezpieczeństwa ataku na Morawy nie było. <text:s/></text:p>
      <text:p text:style-name="P139"><text:span text:style-name="T114">Kolumna Sieniawskiego złożona ze starych oddziałów, mimo intensywnego marszu z Podola, wypoczęta pobytem w Krakowie nadal imponowała tempem swego marszu. Składała się z <text:s/>pułku jazdy hetmana polnego Mikołaja Sieniawskiego wraz z jego regimentem arkebuzerii koronnej, pułku jazdy pisarza koronnego Marcina Bogusza, pułku jazdy marszałka nadwornego koronnego Marcjana Chełmskiego i regimentu arkebuzerii koronnej tegoż, oraz regimentów dragońskich: <text:s/>Jerzego Taube, Jana Wojciecha Dennemarka i <text:s/>Ludwika de Maligny, czyli etatowo ok. 7000 ludzi (pod doliczeniu ochotników). Z Krakowa kolumna ta wyszła w kierunku Cieszyna, a potem maszerowała przez Frydek-Mistek (Friedeck-Mistek),, Nowy Jircin (</text:span><text:span text:style-name="T80">Neutitschein)</text:span><text:span text:style-name="T114">, Hranice (Mährisch Weißkirchen), Lipnik (</text:span><text:span text:style-name="T84"> </text:span><text:span text:style-name="T81">Leipnik)</text:span><text:span text:style-name="T114">, do jakiego dotarła już 20 sierpnia. Za nimi z jednodniowym opóźnieniem, dorównywały jej tempa oddziały litewskie, mimo uskarżania się na koroniarzy, którzy mimo posiadania zapasów ogałacały z jedzenia okolicę. </text:span></text:p>
      <text:p text:style-name="P135">Wówczas Jan III polecił Sieniawskiego, aby zatrzymał się, gdyż istniało ryzyko, iż przedwcześnie wejdzie do walk, wbrew strategicznym zamiarom Sobieskiego, tym bardziej iż Austriacy naciskali, aby wparł on ich wysiłki o zabezpieczenie Moraw i przepraw na Dunaju i nakazał mu czekać, a w tym czasem połączyć się ze Słuszką. <text:s/><text:soft-page-break/>Obaj hetmani mieli oczekiwać na pozostałe wojska polskie, a jednocześnie od wchodu osłaniać ich marsz. Następnie oddziały Sieniawskiego oraz Słuszki przesunęły się przez Ołomuniec i Brno do Mikołowa, gdzie miało dojść do połączenia się w jedno zgrupowanie wszystkich polskich wojsk. </text:p>
      <text:p text:style-name="P135">Po upuszczeniu starej stolicy Jan III Sobieski udał się w kierunku <text:s/>Sląska, przez Lipowiec, gdzie 17/18 sierpnia był nocleg. W Myślenicach wypadł nocleg z 18/19 sierpnia, a w Bytomiu z 19/20 sierpnia. Gdy Polacy zbliżali się do Bytomia, na przeciw Janowi III wyszedł generał Caraffa, aby w imieniu cesarza przywitać polskiego władcę. Wojsko ominęło na specjalna prośbę właściciela ziemie księstwa pszczyńskiego, gdzie pamięć ekscesów wojska polskiego w 1675 budziło jeszcze grozę. Po opuszczeniu Bytomia, w drodze do Tarnowskich Gór, zza Będzinem, królewski orszak zatrzymał się <text:s/>sanktuarium w Piekarach, gdzie 20 sierpnia oboje królestwo modlili się przed obrazem NMP. Wreszcie następnego dnia Maria Kazimiera oraz Jakub i młodsze dzieci pary królewskiej pożegnali Jana III, po czym zawrócono do Krakowa. Tam miano oczekiwać na wieści o powodzeniu powziętej wyprawy. </text:p>
      <text:p text:style-name="P135">Tymczasem noc z 21/22 sierpnia polskie wojska spędziły jeszcze na terytorium Rzeczypospolitej, pod Będzinem i Czeladzią, po czym o poranku, gdy nadeszli cesarscy komisarze do pomocy, poczęli ją przekraczać i iść w kierunku Tarnowskich Gór. </text:p>
      <text:p text:style-name="P135">W dniu 22 sierpnia 1683 roku pod Tarnowskimi Górami, późnym popołudniem, doszło do popisu (czyli lustracji) kawalerii polskiej przed gronem cesarskich oficjeli, <text:soft-page-break/>którzy przybyli przywitać polskiego monarchę w imieniu Leopolda I, którym przewodził hrabia Antonio <text:s/>von Caraffa (1646-1693). Świadek tego zdarzenia, Francuz Françoise Paulin Dalerac, czyli dworzanin polskiego króla (ale i prawdopodobnie poufny korespondent dyplomacji francuskiej), opisał to następująco: „Nazajutrz, dwudziestego drugiego dnia sierpnia, po Mszy Świętej, król świetną odziany zbroją, wyjechał w pole między wojsko, pod znak wojenny. Jak ruszył z miejsca, buńczuk przed nim niesiono. Gwardia go w tym czasie poprzedzała prześwietna <text:s/>i konie jego wojskowe, dosyć dzielne prowadzono. Na których rzędy były bardzo bogate, od złota i drogich kamieni, jakich przedtem nigdy nie widziano, tak iż między Turkami i Persy, ledwo by się podobne znaleźć mogły. O kilka kroków poprzedzał konie giermek niosąc przed monarchą wojenne znaki, tarczę i kopię, sam także będąc uzbrojony, co piękne czyniło widowisko. Jeszcze przede dniem kazał król wyjechać swojej infanteryi [piechocie], którą zebrano po prowincjach, dlatego ażeby Niemcy nie widzieli, jak była szczupła [nieliczna] i nieprzystojnie odziana. Jedynie roty pisze ćwiczone na niemiecka modłę z ludzi z województw pruskich przy jego majestacie pozostały, gdyż prezentowały się równie wykwitnie co cesarscy żołnierze. Artyleria, która także była, ze dwudziestu ośmiu sztuk armat niewielkich złożona, przy pierwszym korpusie, z tejże racji poszła: ponieważ prócz pięciu, lub sześciu dział wielkich, do pola służących, insze i nazwiska tego niegodne były. Nie chciał tedy czynić parady dnia onego tylko z kawalerii polskiej a dragoni, które prawdziwie przyznać trzeba, że były jedne z najpiękniejszych kompanii Europy, i regimenty porządne jako mogły być najlepsze u Niemców, co wielce komisarzy <text:soft-page-break/>cesarskich ukontentowało. Zatem hetman wielki w bataliony poszykował. Dragonie i najdorodniejsza piechotę. A książęta i senatorowie, którzy tam mieli swoje husarskie kompanie, na froncie wojska tego jechali. <text:s/>Senatorowie polscy, którzy tam mieli swoje chorągwie husarskie i pancerne, stanęli na froncie całego wojska ze wszytką swego kraju aparencją: z buzdyganami suto wyzłacanymi, mając kamieniami drogimi rzędy wysadzone na koniach: wytoki [czapraki] także wspaniałe, pancerze bogate i każdy miał z nich tarczę taką [kałkan], ale bardzo bogatą, ponieważ każda tarcza kosztowała u nich najmniej po trzysta czerwonych złotych [dukatów] i powiadają, że w samej rzeczy są tego szacunku i do wojny bardzo wygodne. A jako widzieć na nich różne kolory, tak z tej racji większą czynią przyjemność. Wewnątrz zaś jedwabną materią są podbite. Wszystko to król sam zlustrowawszy, na czele potem przed wszystkimi jechał.”</text:p>
      <text:p text:style-name="P135">Dzień 23 sierpnia 1683 roku przywitał Sobieski po noclegu w klasztorze ojców reformatów w Gliwicach. Chcąc na miejscowy grunt zwyczaj, jaki rozsławiał już <text:s/>wcześniej w Rzeczpospolitej dla własnego imieniu, posadził kilka lip przy wspomnianym klasztorze. Mieszkańcy Śląska poszli w ślady króla, stąd na pamiątkę jego pochodu mnóstwo tam „drzew Sobieskiego”, które wspomina ludzka pamięć. </text:p>
      <text:p text:style-name="P135">Jan III z kilkoma chorągwiami lekkimi i pancernymi, uformowany w przyboczny kornet pod komendą Atanazego Miączyńskiego udał się przez Rudę do Raciborza tego dnia, wyprzedzając resztę swych wojsk. Noc spędził po drodze u cystersów w Rudach, a kolejnego dnia – 24 sierpnia stanął na zamku w Raciborzu, gdzie podjęto go obiadem. Spożył go wraz z witającym ich już w Tarnowskich Górach hrabią <text:soft-page-break/>Euzebiuszem Oppersdorfem (1623-1691), jego małżonką i córkami. Po obiedzie nie zwalniając tempa monarcha, z wydzielonymi siłami (po 6 towarzyszy z każdej chorągwi husarskiej pułku królewskiego; do tego dwanaście chorągwi pancernych i kilka wołoskich wybranych z pułków królewskiego, królewicza i hetmana wielkiego, a także niemal tysiąc dragonów gwardii - łącznie około 3000 żołnierzy pod komendą Atanazego Miączyńskiego), oddzielił się od wojska i ruszył przodem. Siły główne, czyli przede wszystkim husaria i piechota, pozostawione komendzie hetmana wielkiego koronnego Stanisława Jana Jabłonowskiego, ciągnęły wolniej. Sobieski był mile zaskoczony faktem, iż wzdłuż trasy jego marszu Austriacy przygotowali prowiant i to w ilość znacznie przekraczających jego potrzeby. Wojsko nie traciło czasu na poszukiwanie żywności i nie swawoliło z tego powodu. Między innymi dlatego wzajemne relacje między żołnierzami a ludnością Śląska układały się wyśmienicie i ich obraz zbył zupełnie inny, gdy w roku 1675 jego pułki wdarły się z wojną na ten teren. </text:p>
      <text:p text:style-name="P135">Przed południem <text:s/>25 sierpnia Sobieski i jego przyboczni byli już w Opawie, czyli już na Morawach. Tego też dnia husaria i duża część pancernych, wyruszając spod Raciborza, idąc drogą przez Piotrowice, Kietrz i Rozumice, dotarła pod Opawę<text:note text:id="ftn69" text:note-class="footnote"><text:note-citation>69</text:note-citation><text:note-body><text:p text:style-name="Footnote">Zwana też Troplawą</text:p></text:note-body></text:note> (Troppau) i tam nocowała. Król zaś w południe minął Opawę i nocował we wsi Dvorce (Hof), około 30 km od tego miasta. Był wszędzie owacyjnie witany, a w dniu 26 sierpnia stanął w Ołomuńcu. Na miejscu powitał króla polskiego prezydent komory śląskiej hrabia Krzysztof Leopold Schaffgotsch. Jan III zwolnił też swój <text:soft-page-break/>marsz, aby pozwolić innych swym wojskom naciągnąć a będąc gdzieś w połowie drogi pod mury Wiednia, dać nieco oddechu swym najszybszym chorągwiom, które dotrzymywały mu kroku. Z uwagi na fakt, iż już znalazł się w kraju ogranego wojną i coraz bliża stawała się możliwość stać zbrojnych, polecił Lubomirskiego dołączenia na tył kolumny prowadzonej przez Jabłonowskiego na wysokości Ołomuńca. </text:p>
      <text:p text:style-name="P135">Dlatego też w dniu 27 sierpnia Sobieski pozwolił siebie na zwiedzanie miasta. <text:s/>Podobała mu się miejscowa architektura, a narzekał na drożyznę, która po sutym powitaniu na Śląsku była niemiłą niespodzianką. Echa <text:s/>wojny dochodziły już pod Ołomuniec, co miało wpływ na zwyżkę cen. <text:s/>O ile na Śląsku miejscowa ludność byłą nastawiona bardzo przyjaźnie i przygotowano pełne magazyny, to Morawach sytuacja była inna. Miejscowa ludność co najmniej obojętna. Żywności tutaj już brakowało, a mieszkańcy wbrew nakazom urzędników nie chcieli jej <text:s/>zbywać Polakom za ich mniej wartościową monetę. Cesarz po niedawnym krwawym stłumieniu chłopskich rozruchów nie cieszył się szczególnym poważaniem na tych terenach. <text:s/>Sytuacja ta powodowała, iż poluźniła się dyscyplina i karność w polskich szeregach ale dotyczyło to głównie ciągnącej za wojskiem i taborami czeladzi, która nie cofając się przed rabunkiem zaczęła niefrasobliwie i swawolnie grasować po miejscowościach na trasie przemarszu.</text:p>
      <text:p text:style-name="P139"><text:span text:style-name="T114">Po mszy świętej u jezuitów w Ołomuńcu ruszono w dalszą drogę popołudniu, w kierunku Prościejowa (</text:span><text:span text:style-name="T111">Proßnitz</text:span><text:span text:style-name="T114">). W drodze monarcha otrzymał wiadomość o zwycięskiej bitwie, którą 24 sierpnia stoczyły wojska cesarsko-polskie (polski korpus posiłkowy) z wojskami tatarsko-tureckimi pod Bisambergiem. Jan III Sobieski wraz z </text:span><text:soft-page-break/><text:span text:style-name="T114">3000 żołnierzy nocowali pod namiotami, pod miastem</text:span> <text:span text:style-name="T114">Wyszkowa ( </text:span><text:span text:style-name="T81">Wischau</text:span><text:span text:style-name="T114">) w nocy z 27/28 sierpnia. W ten oto sposób, w ciągu pięciu dób, żołnierze przemaszerowali 220 km, co daje średnio 45 km na dobę, pod komenda Sobieskiego. Jak na owe czasy było to imponujące tempo marszu. Siły główne pod wodzą hetmana Jabłonowskiego przemieszczały się wolniej. Dołączył do niego też Lubomirski poza kilkoma chorągwiami, które popędziły zbyt daleko i teraz były zmuszone gonić siły główne, jakie już szły nad Dunaj. Tego dnia dotarły do miejscowości Dvorce (</text:span><text:span text:style-name="T111">Hof</text:span><text:span text:style-name="T114">), czyli 140 km od Tarnowskich Gór. Średnio przebywały więc 28 km na dobę. Tyle, że z Jabłonowskim ciągnęła i artyleria, i piechota, i tabor złożony z wielu tysięcy wozów. Biorąc to pod uwagę, tempo marszu tej grupy wojsk należy uznać za bardzo dobre.</text:span></text:p>
      <text:p text:style-name="P135">W dniu 28 sierpnia 1683 roku, bardzo wcześnie rano, <text:s/>król i jego asysta maszerowali spod Wyszkowa do wsi Kovalovice (<text:span text:style-name="T106">Kowalowitz</text:span>), gdzie urządzono nocleg z 28 na 29 sierpnia. Tego dnia przed królem stawił się osobiście Bidziński, zdając relację między innymi z bitwy pod Bisambergiem. Wojsko hetmana Jabłonowskiego tymczasem maszerowało spod Dvorca na Ołomuniec (<text:span text:style-name="T106">Olmütz</text:span>), w pobliżu którego nocowało z 28 na 29 sierpnia. </text:p>
      <text:p text:style-name="P135">W dniu 29 sierpnia 1683 roku Jan III Sobieski dotarł i wizytował stolicę Moraw, Brno (<text:span text:style-name="T106">Brunn</text:span>)<text:note text:id="ftn70" text:note-class="footnote"><text:note-citation>70</text:note-citation><text:note-body><text:p text:style-name="Footnote">Zwane także - Berno</text:p></text:note-body></text:note>. Same Morawy zaimponowały Janowi III i innym Polakom, bogactwem oraz zasobnością. Noc z 29 na 30 sierpnia król i jego eskorta spędzili w <text:s/>pobliżu <text:s/>m. Modřice (<text:span text:style-name="T106">Mödritz</text:span>), czyli około 10 km poza Brnem, w kierunku na Wiedeń. Tam dotarły do Sobieskiego listy przesłane mu od komendanta Wiednia <text:soft-page-break/>informujące go o aktualnym położeniu obrońców i proszące o jak najszybsze przybycie. Jeśli chodzi o wojsko pozostawione pod komendą hetmana Jabłonowskiego, to tego dnia maszerowało ono spod Ołomuńca na Wyszków (<text:span text:style-name="T80">Wischau</text:span>), za nimi jeszcze o pół dnia dalej szła straż tylna, było to jednak lekkie jednostki, które łatwo mogły dogonić główne oddziały. </text:p>
      <text:p text:style-name="P135">W dniu 30 sierpnia 1683 roku postój był bardzo krótki i już o drugiej w nocy zwinięto obóz i ruszono w dalszy pochód. Wówczas o świcie wojsku okazała się krzepiąca wróżbą, o to bowiem nad głową Jana III Sobieskiego przez kilkadziesiąt kilometrów krążył orzeł, pokazując mu dalszą drogę.</text:p>
      <text:p text:style-name="P135">Wojsko idące z Janem III u jego boku wzmocniono o kilka nowych chorągwi. <text:s/>Szedł z nim już cały pułk jego imienia i gwardia konna, gdyż już daleko tkwiono terytorium gdzie toczono wojnę po przemaszerowaniu około 35 km drogą przez Pohořelice (<text:span text:style-name="T106">Pohrlitz</text:span>), rozbiło się pod miejscowością Drnholec (<text:span text:style-name="T106">Dürnholz</text:span>). Sam monarcha, w dużo mniejszej asyście, jeszcze tego samego dnia ruszył do morawskiego Mikulova (Nikolsburg),15 km od Drnholca, na krótką wycieczkę, aby zobaczyć „sławną z niezwyczajnej wielkości beczkę”, która miała w sobie mieścić „2200 wiader, z których w każdym po 18 garncy” bardzo dobrego wina. Późną nocą powrócił ze swoja świtą do obozu pod Drnholcem. Z kolei wojsko idące z hetmanem Jabłonowskim dotarło do Wyszkowa, gdzie nocowało z 30/31 sierpnia. </text:p>
      <text:p text:style-name="P135">W dniu 31 sierpnia 1683 roku w drogę Sobieski wyszedł o 5 rano spod Drnholca. O godzinie 7 nad tym wojskiem pojawiła się niezwykłego kształtu tęcza – kolejna wróżba, którą przyjęto z zadowoleniem i odnotowano z radością. Wkrótce potem <text:soft-page-break/>zeszły się oddziały prowadzone przez króla z wojskiem hetmana polnego koronnego Mikołaja Hieronima Sieniawskiego. Sieniawski wiódł przede wszystkim lekką jazdę i dragonów, ale było też z nim nieco husarii. Dalej polskie wojska pociągnęły traktem wiodącym przez miejscowości Laa an der Thaya. </text:p>
      <text:p text:style-name="P135">Wkrótce po zejściu się obu kolumn marszowych, tego samego dnia 31 sierpnia, nieoczekiwanie dla Polaków, przed obliczem króla w pobliżu Oberhollabrunn stanął głównodowodzący wojskami cesarskimi, książę lotaryński Karol V Leopold (1643-1690), jaki wyszedł naprzeciw Janowi III. Dawny wróg – militarny rywal, konkurent do korony i polityczny oponent był teraz przyjacielem i jak najserdeczniej witał Jana III i jego dzielne hufce. Jak zanotował naoczny świadek tego zdarzenia, generał artylerii koronnej, Marcin Kątski: „Potkał się Król Jmć z partyją [wojskami] jmć p. hetmana polnego [Mikołaja Hieronima Sieniawskiego], który przychodził z boku, od Nikielsburgu [Mikulova]. W kwadrans po złączeniu się naszych przyjechał insperatissimus [nieoczekiwany] książę lotaryński z kilką pierwszych oficyjalistów. Prędko tedy Król Jmć zordynował wojsko i przyjął książęcia przed usarską hetmana polnego chorągwią w pięknym porządku, który że się mógł stać w momencie, rzecz była godna podziwienia.”</text:p>
      <text:p text:style-name="P135">Ku nieukrywanej satysfakcji króla, sprawność Polaków w formowaniu szyku podziwiał i książę lotaryński, i przybyli z nim ludzie, w czym nie było ni krzty przesadnej kurtuazji. Mieli oni przed sobą najlepsze i najpiękniejsze wojska Rzeczypospolitej, które zabrał ze sobą Sobieski. Polski monarcha i Karol Lotaryński przenieśli się następnie do zamku Heiligenbronn. Pojawiła się okazja do bliższego <text:soft-page-break/>poznania i kilku wspólnych chwil. Wyprawiono suto zakrapianą ucztę, po czym w dniu 1 września nocą Karol Lotaryński powodził do swych oddziałów. Postawiono w tym dłużnej się zatrzymać, aby zebrać i przeorganizował wojska rozciągnięte w kolumny maszerujące w różnym tempie. Oczekiwano tez na wojska austriackie i niemieckie, które powoli zgromadziły się w tym rejonie. Oczekiwanie przedłużyło załamanie pogody, 2 września zaczęły padać obfite deszcze. </text:p>
      <text:p text:style-name="P135">Wojsko Sobieskiego i Sieniawskiego nocowało pod wspomnianym Hollabrunn. Stamtąd do oblężonego Wiednia było już tylko 60 km. Armia pod hetmanem Jabłonowskim była jednak ponad 100 km dalej, gdyż tego dnia maszerowała z Vyškova w kierunku na Brno. Z tego to powodu oraz czekając na wojsko wiedzione przez hetmana Jabłonowskiego, król zmienił decyzję i zamiast maszerować dalej, zatrzymał swą armię jeszcze jeden dzień pod Hollabrunn</text:p>
      <text:p text:style-name="P135">W tym też czasie – 2 września sprzymierzone wojska rozpoczęły budowę mostu na Dunaju naprzeciwko miejscowości Tulln, czyli około 30 km od Hollabrunn. Kierowali nimi inż. Peter Rulant i ppłk. Tobias von Hasslingen, a na miejscu pracowało 600żołnierzy i 1000 robotników. Mimo że Tulln leży ledwie 35 km od Wiednia, wojska tureckie nijak chrześcijanom nie przeszkadzały. Był to jeden z najpoważniejszych błędów popełnionych przez głównodowodzącego armią turecką, wielkiego wezyra Kara Mustafę, który obsesyjnie i lekkomyślnie skupił się jedynie na oblężeniu Wiednia. </text:p>
      <text:p text:style-name="P135">W dniu 3 września król, wraz z dwoma chorągwiami pancernymi swej gwardii, przeniósł się do zamku hrabiego <text:span text:style-name="T170">Hardegga w</text:span> Stetteldorf, czyli około 11 km od <text:soft-page-break/>budowanego na Dunaju mostu. Wojsku zaś kazał powoli maszerować do Grossweikersdorf. Armia hetmana Jabłonowskiego wciąż nie połączyła się z wojskiem Sobieskiego, choć sam hetman wielki tego dnia stanął przed obliczem króla. Zdążył on bowiem na naradę, którą po obiedzie zaczęto w Stetteldorf. <text:s/>Starano się wypracować międzyczasie plan wspólnych działań.. Przeciągnęła się ona do późna w nocy. Stawili się na nią niemal wszyscy książęta i generałowie chrześcijańskiej koalicji, w tym polscy hetmani i generał artylerii koronnej, książę Karol Lotaryński (1643-1690), margrabia Herman von Badden (1628-1691), <text:s/>Jerzy Fryderyk ks. Waldeck (1628-1692), generał bawarski Christoph von <text:s/>Degenfeld, Pierwszym punktem sporu była sprawa naczelnego dowództwa. Niemcy i posiłkujący ich książęta niemieccy widzieli go w osobie <text:s/>Karola Lotaryńskiego, ale tak naprawdę chodziło, o to aby dowództwo nad odsieczą przejął osobiście sam Leopold I, który namawiany przez część swego otoczenia nagle pod koniec sierpnia, gdy nadchodzili Polacy, zaczął przejawiać podobne zamiary. W tym celu przeniósł się z Passawy do Linzu, a potem Dumstein. Odwiedli go od tych pomysłów wpływowy wówczas ojciec Marek Aviano oraz nuncjusz papieski, wskazując na wybitne umiejętności i duże doświadczenia Jana III w walkach z Turkami, oraz afront jaki uczyniony Sobieskiemu mógł go skłonić do wycofania się z udzieleniem pomocy. <text:s/>Dlatego też w trakcie spotkania w Stetteldorfie <text:s/>wysłannicy cesarza – Herman von Badden i Rudolf Rabatta ofiarowali Janowi III kunsztowna laskę marszałkowską, ale korona i niebagatelne doświadczanie w walkach z Turkami premiowało do tej roli polskiego władcę. </text:p>
      <text:p text:style-name="P135"><text:soft-page-break/>Rozstrzygnięcia w tej mierze poprzedzone były jednak długimi dyskusjami w cesarskim otoczeniu. Przewodniczący rady wojennej Hermann von Baden, kanclerz nadworny Theodor Heinrich Strattmann (1637-1693), wicekanclerz cesarstwa Leopold Wilhelm von Königsegg-Rothenfels <text:s/>(1630-1694) i hiszpańskie stronnictwo najpierw forsowali pomysł postawienia na czele odsieczy Leopolda, a teraz swymi opiniami podsycali próżność i cesarską zazdrość. Jednakże powszechnie panowało przekonanie o dużym znaczeniu polskiej pomocy, a przede wszystkim o koniecznej obecności samego Sobieskiego. Nie mamy na myśli przy tym tylko słów Lotaryńczyka, że król polski znaczy więcej niż cała armia, i tym podobnych uprzejmości skierowanych do Jana III, lecz obiektywne dowody, które dopiero po wiekach wyszły z archiwów na światło dzienne. Francuski ambasador Sebeville<text:note text:id="ftn71" text:note-class="footnote"><text:note-citation>71</text:note-citation><text:note-body><text:p text:style-name="Footnote">Jacques Kadot de Sébeville (1647 -1707)</text:p></text:note-body></text:note> i nuncjusz Buonvisi zgodnie przedstawiali radość, która panowała w Wiedniu po zawarciu sojuszu z Polską, następnie po pomyślnym przebiegu obrad warszawskiego sejmu, wreszcie na wiadomość o zbrojeniach sprzymierzeńca. Odkąd niewierni otoczyli żelaznym pierścieniem stolicę cesarstwa, cała uwaga Austriaków zwrócona była na nadciągające wojska polskie.</text:p>
      <text:p text:style-name="P135">Ostatecznie wyjaśniono kwestię naczelnego dowodzenia wojskiem. Ogólną komendę <text:s/>objął Jan III Sobieski, a nie Karol Lotaryński Przyjęto plan działań, wypracowany jeszcze w lipcu, niezależnie od siebie, przez obu tych wielkich wodzów, który teraz go przed sobą ujawnili. Plan ten zakładał marsz przez góry i las wiedeński oraz atak od zachodu na wojska oblegające miasto. Postanowiono również, że to wojsko <text:soft-page-break/>polskie pierwsze przejdzie most na Dunaju, biorąc na siebie ciężar ewentualnych walk z nieprzyjacielem, który w trakcie przeprawy miał znakomitą okazję uderzenia na rozdzielonych rzeką żołnierzy. Uzgodniono, że w czasie bitwy, na prawym skrzydle wojsk sojuszniczych, czyli w najbardziej prestiżowym miejscu wedle ówczesnych zwyczajów, stanie armia polska. Jednym słowem Polakom i polskiemu królowi powierzono zadania najtrudniejsze, ale też i najbardziej prestiżowe.</text:p>
      <text:p text:style-name="P135">Deszcze nie ustały i 4 września. Mimo tego Sobieski wybrał się ze szczupłą świtą nad Dunaj, zlustrować most, który przerzucano pośpiesznie przez rzekę. </text:p>
      <text:p text:style-name="P135">Tego jednak dnia wojsko hetmana wielkiego koronnego, Stanisława Jana Jabłonowskiego, dołączyło nareszcie w należytym porządku do wojsk Jana III Sobieskiego i hetmana polnego koronnego Mikołaja Hieronima Sieniawskiego Z kolei straż tylna Lubomirskiego naciągnęła do obozu nocą, luzowana przez czaty pojedynczych chorągwi które patrolowały przedpola i tyły wojsk polskich .</text:p>
      <text:p text:style-name="P135">W dniu 5 września zgromadzone nad Dunajem wojska polskie robiąc szczególne wrażenia na cesarskich generałach przemaszerowały przed zamkiem w <text:s/>Stetteldorf i ustawiły się do przeprawy. Kolejnego dnia, to jest 6 września nastąpiła przeprawa wojsk polskich. Przeprawiali się sami żołnierze, bez wozów. Był to jeden z tych momentów, które mogły zakończyć się tragicznie dla idącej Wiedniowi z odsieczą armii, gdyby uderzyły na wojska Kara Mustafy. Jednak nikt nie niepokoił Polaków. Dlatego przodem przeszła najtęższe regimenty piechoty, potem lekka jazda i dragonia dla umocnienia przedpola przeprawy – których prowadzili Hieronim Lubomirski i Marcin Kątski, a za nimi ruszyła reszta wojska. </text:p>
      <text:p text:style-name="P135"><text:soft-page-break/>Turecki Wezyr Tatarom wyznaczył podczas oblężenia zadanie patrolowania i pilnowania przepraw na Dunaju. Chan przyglądał się biernie ruchom wojsk chrześcijańskich, ich liczba, ale przede wszystkim animozje i lekceważenie go przez Turków powstrzymywały go przed rzuceniem swych ordyńców do krwawej walki. Chciał oszczędzić swych ludzi, domyślając się, iż będą mu potrzebni do obrony Krymu, teraz bezbronnego i wystawnego na atak Polaków i Kozaków. <text:s/>Tatarzy ustąpili zatem pola i wycofali się w kierunku Wiednia, zajmując wygodną pozycję do ewentualnego dalszego odwrotu i skupiając się na poszukiwaniu dalszych łupów. Zachowanie to rozzłościło Wielkiego Wezyra, który zaczął między tatarskimi przywódcami szukać kogoś w miejsce Chana i przeciągać pod swe rozkazy te ordy jakie były mu niechętne. Na ich czele przed samą<text:span text:style-name="T201"> bitwą postawił nerredina Sadet Gireja i <text:s/>Hadźi Gireja, kt</text:span>órzy został pod murami Wiednia i daremnie usiłując osłonić w obliczu klęski odwrót janczarów co skazało ich na zagładę. </text:p>
      <text:p text:style-name="P135">Tymczasem Polacy na drugą stronę rzeki przeprawiali się budowanym od kilkunastu dni mostem w pobliżu Tulln. Spięto w tym celu brzegi mostami opierając się o <text:s/>dwie wysepki, jakie na rzece się w tym miejscu znajdowały. Wysepki te, po ulewnych deszczach, które padały od kilku dni, stały jednak niesłychanie błotniste. <text:s/>Odradzano zatem szybszą przeprawę, jednak czas naglił i sam król dał przykład i sam szybko się przeprawił, a dzień 6 września okazał się ciepły i słoneczny, co warunki bardzo poprawiło. </text:p>
      <text:p text:style-name="P135">W dniu 7 września 1683 roku żołnierze polscy, stanęli na drugim brzegu Dunaju i rozłożyli się obozem pod Tulln. Teraz czekali na przeprawienie się przez Dunaj <text:soft-page-break/>żołnierzy cesarskich pod księciem lotaryńskim Karolem. Z animi przeprawiono część taboru, jednak zdecydowana większość wozów pozostała na drugiej stronie rzeki. Miało to swe zalety, ale i wady, a podstawowa to kłopoty z zaopatrzeniem, których w pierwszej kolejności doświadczyła kawaleria.</text:p>
      <text:p text:style-name="P135">Czekano również na nadciągające powoli, opóźniające się wojska bawarskie, saskie i frankońskie, które posiłkowały cesarza. Te jednak maszerowały na południe od Dunaju, przeprawiły się przez niego w górnym biegu. Ostanie oddziały cesarskie przeszły Dunaj w dniu 8 września 1683 roku. Wówczas zdecydowano się przepuścić tabor polski, ale wozów była ogromna ilość, przechodziły jeszcze kolejnego dnia. </text:p>
      <text:p text:style-name="P135">Tego też dnia z wojskami koronnymi i cesarskimi łączyły się nadchodzące od zachodu armie: bawarska, saska, frankońska i szwabska. Ostatnie ich oddziały wchodziły do obozu w nocy z 8/9 września. Polakom imponowała niemiecka piechota, uporządkowana i porządnie wystawiona. </text:p>
      <text:p text:style-name="P135">Bawarczykami dowodził elektor Maksymilian II Emanuel, któremu cesarz obiecał swoja córką, o jaką toczyła starania i Marysieńka dla Jakuba. Sasami dowodził książę elektor saski <text:s/>- Jan Jerzy III. </text:p>
      <text:p text:style-name="P135">Nad wojskami frankońskimi i szwabskimi komendę trzymał Georg Friedrich von Waldeck, zawodowy i doświadczony żołnierz, jakiego Polacy zapamiętali ze służby w armii brandenburskiej, która w sojuszu ze Szwecją walczyła przeciwko Polakom, podczas Potopu. On dowodził wojskami elektora, jakie w 1656 roku Polacy pobili pod Prostkami. </text:p>
      <text:p text:style-name="P139"><text:span text:style-name="T114">W dniu 8 września zatem nastąpiła więc koncentracja armii koalicyjnej. Było w niej </text:span><text:soft-page-break/><text:span text:style-name="T114">na ten czas około: 32000-35 000 żołnierzy wojsk koronnych oraz 6500 litewskich, 20 000 żołnierzy wojsk cesarskich (wraz z polskim korpusem posiłkowym oraz żołnierzami brandenburskimi), z tego 10 500 jazdy, oraz w dalszej kolejności - 10 500 Bawarczyków, w tym 3000 jazdy, 9 000 żołnierzy saskich, w tym 2000 jazdy oraz 9 500 wojsk frankońskich i szwabskich, w tym 2 500 jazdy. </text:span>Ponadto na lewym brzegu Dunaju pozostało 2000 jazdy austriackiej. </text:p>
      <text:p text:style-name="P135">Łącznie niemal 90 000 żołnierzy. Polacy przybyli niemal w komplecie, straty marszowe były znikome, szybko zbliżały się nieliczne spóźnione oddziały. Także pozostałe wojska koalicyjne zebrały się w komplecie. Poza polskim kontyngentem, na miejscu zjawił się oddziały koalicyjne składające się z niestepujących oddziałów.</text:p>
      <text:p text:style-name="P128">Armia Cesarska </text:p>
      <text:p text:style-name="P135">1.) Piechota cesarska</text:p>
      <text:p text:style-name="P135">Regiment piechoty Grana (2 bataliony ) </text:p>
      <text:p text:style-name="P135">Regiment piechoty Baden (2 bataliony) </text:p>
      <text:p text:style-name="P135">Regiment piechoty Leslie (l batalion) </text:p>
      <text:p text:style-name="P135">Regiment piechoty de Croy (l batalion) </text:p>
      <text:p text:style-name="P135">Regiment piechoty Thimb (l batalion) </text:p>
      <text:p text:style-name="P135">Regiment piechoty Württemberg-Neustädt (l batalion) </text:p>
      <text:p text:style-name="P135">Regiment piechoty Neuburg (l batalion) </text:p>
      <text:p text:style-name="P135">Regiment piechoty Beck(l batalion)1</text:p>
      <text:p text:style-name="P135"/>
      <text:p text:style-name="P135">2.) Jazda cesarska</text:p>
      <text:p text:style-name="P135"><text:soft-page-break/>Regiment kirasjerów Capara (l0 szwadronów) </text:p>
      <text:p text:style-name="P135">Regiment kirasjerów Montecuccoli (l0 szwadronów) </text:p>
      <text:p text:style-name="P135">Regiment kirasjerów Taaffe (l0 szwadronów) </text:p>
      <text:p text:style-name="P135">Regiment kirasjerów Rabatta (l0 szwadronów) </text:p>
      <text:p text:style-name="P135">Regiment kirasjerów Dunewald (l0 szwadronów) </text:p>
      <text:p text:style-name="P135">Regiment kirasjerów Palffy (l0 szwadronów) </text:p>
      <text:p text:style-name="P135">Regiment kirasjerów Piccolomini (l0 szwadronów) </text:p>
      <text:p text:style-name="P135">Regiment kirasjerów Caraffa (l0 szwadronów) </text:p>
      <text:p text:style-name="P135">Regiment kirasjerów Mercy (l0 szwadronów) </text:p>
      <text:p text:style-name="P135">Regiment kirasjerów Hallewyl (l0 szwadronów) </text:p>
      <text:p text:style-name="P135">Regiment kirasjerów Sachsen-Lauenburg (l0 szwadronów) </text:p>
      <text:p text:style-name="P135">Regiment kirasjerów Gondola (l0 szwadronów) </text:p>
      <text:p text:style-name="P135">Regiment kirasjerów Götz (l0 szwadronów) </text:p>
      <text:p text:style-name="P135">Regiment kirasjerów <text:s/>zu Anhalt-Dessau'a (brandeburski - 10 szwadronów)</text:p>
      <text:p text:style-name="P135"><text:s/>Regiment dragonów Schulz(l0 szwadronów) </text:p>
      <text:p text:style-name="P135">Regiment dragonów Lymburg-Styrum(l0 szwadronów) </text:p>
      <text:p text:style-name="P135">Regiment dragonów Küffstein(l0 szwadronów) </text:p>
      <text:p text:style-name="P135">Regiment dragonów Heissler(l0 szwadronów) </text:p>
      <text:p text:style-name="P135">Regiment jazdy chorwackiej Kery(8 szwadronów) </text:p>
      <text:p text:style-name="P135">Regiment kirasjerów Bidzińskiego(l0 szwadronów) <text:s/></text:p>
      <text:p text:style-name="P135">Regiment kirasjerów Tedtwina (l0 szwadronów)</text:p>
      <text:p text:style-name="P135">Regiment dragonów Königsegga (l0 szwadronów)</text:p>
      <text:p text:style-name="P135"><text:soft-page-break/>4 chorągwie jazdy pancerne</text:p>
      <text:p text:style-name="P135"/>
      <text:p text:style-name="P128">Oddziały cesarskie operujące poza Wiedniem </text:p>
      <text:p text:style-name="P135">Regiment piechoty Wallis(2 bataliony) </text:p>
      <text:p text:style-name="P135">Regiment piechoty Salm(2 bataliony) </text:p>
      <text:p text:style-name="P135">Regiment piechoty Lothringen(2 bataliony) </text:p>
      <text:p text:style-name="P135">Regiment piechoty Dieppenthal(l batalion) </text:p>
      <text:p text:style-name="P135">Regiment piechoty Heister(l batalion) </text:p>
      <text:p text:style-name="P135">Najemny Regiment piechoty Thugen (Würzburg)</text:p>
      <text:p text:style-name="P135">Najemny Regiment kirasjerów Truchess (Würzburg) </text:p>
      <text:p text:style-name="P135">Regiment dragonów Herbeville</text:p>
      <text:p text:style-name="P135">Regiment dragonów Teutin</text:p>
      <text:p text:style-name="P135"><text:span text:style-name="T201">Regiment kirasjerów von Dewitz (brandeburski - 10 szwadronów)</text:span> </text:p>
      <text:p text:style-name="P128"/>
      <text:p text:style-name="P128">Armia Bawarska</text:p>
      <text:p text:style-name="P128">1.) Oddziały piechoty</text:p>
      <text:p text:style-name="P135">Regiment piechoty der Marwitz </text:p>
      <text:p text:style-name="P135">Regiment piechoty Degenfeld </text:p>
      <text:p text:style-name="P135">Regiment piechoty Perouse </text:p>
      <text:p text:style-name="P135">Regiment piechoty Steinau </text:p>
      <text:p text:style-name="P135">Regiment piechoty Preysing </text:p>
      <text:p text:style-name="P128">2.) Oddziały jazdy</text:p>
      <text:p text:style-name="P135"><text:soft-page-break/>Regiment kirasjerów Arco </text:p>
      <text:p text:style-name="P135">Regiment kirasjerów Beauvau </text:p>
      <text:p text:style-name="P135">Regiment kirasjerów Bartels</text:p>
      <text:p text:style-name="P135">Regiment kirasjerów Schuss</text:p>
      <text:p text:style-name="P135">Regiment kirasjerów Haraucourt </text:p>
      <text:p text:style-name="P135">Regiment dragonów Degenfeld</text:p>
      <text:p text:style-name="P128">Armia Saska</text:p>
      <text:p text:style-name="P128">1.) Oddziały piechoty</text:p>
      <text:p text:style-name="P135">Leib-Regiment piechoty (2 bataliony) </text:p>
      <text:p text:style-name="P135">Regiment piechoty Göltz (2 bataliony) </text:p>
      <text:p text:style-name="P135">Regiment piechoty Sachsen-Weisenfels(2 bataliony,) </text:p>
      <text:p text:style-name="P135">Regiment piechoty Flemming(2 bataliony) </text:p>
      <text:p text:style-name="P135">Regiment piechoty Kanne (2 bataliony) </text:p>
      <text:p text:style-name="P135">Regiment piechoty Löben (2 bataliony) </text:p>
      <text:p text:style-name="P128">2.) Oddziały jazdy</text:p>
      <text:p text:style-name="P135">Leib-Regiment kirasjerów(3 szwadrony) </text:p>
      <text:p text:style-name="P135">Regiment kirasjerów Plotho(3 szwadrony) </text:p>
      <text:p text:style-name="P135">Regiment kirasjerów Göltz(3 szwadrony) </text:p>
      <text:p text:style-name="P135">Regiment kirasjerów Trautmannsdorff(3 szwadrony) </text:p>
      <text:p text:style-name="P135">Regiment dragonów Reuss(3 szwadrony) </text:p>
      <text:p text:style-name="P135">Gwardia elektorska </text:p>
      <text:p text:style-name="P135"/>
      <text:p text:style-name="P128"><text:soft-page-break/>Niemieckie wojska związkowe </text:p>
      <text:p text:style-name="P135">Frankoński regiment piechoty Koth</text:p>
      <text:p text:style-name="P135">Frankoński regiment piechoty Andlau </text:p>
      <text:p text:style-name="P135">Frankoński regiment kirasjerów</text:p>
      <text:p text:style-name="P135">Wurzburski regiment dragonów Herdesdorff </text:p>
      <text:p text:style-name="P135">Szwabski <text:s/>regiment piechoty Durlach</text:p>
      <text:p text:style-name="P135">Szwabski regiment piechoty Oettingen</text:p>
      <text:p text:style-name="P135">Szwabski regiment kirasjerów Gronsfeld</text:p>
      <text:p text:style-name="P135">Szwabski regiment dragonów Hohnstett</text:p>
      <text:p text:style-name="P135">Salzburski regiment piechoty Steindorf </text:p>
      <text:p text:style-name="P135">Bawarski batalion piechoty Rummel </text:p>
      <text:p text:style-name="P135">Neuburgski batalion piechoty Rodern</text:p>
      <text:p text:style-name="P135"/>
      <text:p text:style-name="P135">Dla połączonych wojsk sojuszniczych Marco d’Aviano odprawił mszę, aby napełnić żołnierzy wiara i otuchą. Później król wraz z kilkoma oficerami byli także na Leopoldsbergu.</text:p>
      <text:p text:style-name="P135">W nocy z 8/9 września 1683 roku, ktoś dwukrotnie podniósł fałszywe alarmy, wzywając do obrony przez atakami Tatarów. Lecz ich nie było, poza nielicznymi czatami jakie z dużej odległości przypatrywały się armii chrześcijańskiej, co ujrzano o świcie. <text:s/></text:p>
      <text:p text:style-name="P135">Przybycie taborów z zaopatrzeniem jedynie częściowo rozwiązywało problem aprowizacji. Okolicy była ogołocona z żywności, a kilka kilometrów na schód od <text:soft-page-break/>Tulln <text:s/>zaczynał się Las Wiedeński, który porastał góry otaczające Wiedeń od zachodu. Był to teren nie do przebycia dla wozów. Trudności dopełniały deszcze, które ponownie zaczęły padać, a zebrane nurty Dunaju zasilane przez nie zrywały przeprawy i spowalniały przyrzucanie wozów, które przedłużało się i nie mogło się zakończyć ostatecznie.</text:p>
      <text:p text:style-name="P139"><text:span text:style-name="T170">Po podj</text:span><text:span text:style-name="T195">ę</text:span><text:span text:style-name="T170">ciu, jak się miało okazać zgubnej decyzji o utrzymaniu ścisłego oblężenia Wiednia, <text:s/>Kara Mustafa zdecydował się dokonać inspekcji kierunków, skąd mogła nadejść odsiecz, a następnie umocnienia wybranych punktów. Wydawało się mu, iż zablokowanie wąskich przejść przez Las Wiedeński u ich wylotów, skutecznie zniweczy swobodę ruchów armii chrześcijańskiej, a jego konnica operująca na równinie u jego podnóży uniemożliwi ich rozwinięcie do ataku. Rozumując w podobnym ruchu Kara Mustafa wydał rozkaz w dniu 9 września bejlerbejowi dijarberkirskiemu Kara Mehmedowi paszy, aby z bejlerbejamisiwaskim Binamazem Chalil pasz</text:span><text:span text:style-name="T195">ą</text:span><text:span text:style-name="T170">, aleppskim Deli Bekirem pasz</text:span><text:span text:style-name="T195">ą </text:span><text:span text:style-name="T170">i ada</text:span><text:span text:style-name="T195">ń</text:span><text:span text:style-name="T170">skim Deli Emir Mehmedem pasz</text:span><text:span text:style-name="T195">ą </text:span><text:span text:style-name="T170">oraz 5500 wojownikami z pospolitego ruszenia ich ejaletów zaj</text:span><text:span text:style-name="T195">ę</text:span><text:span text:style-name="T170">li wysuni</text:span><text:span text:style-name="T195">ę</text:span><text:span text:style-name="T170">te stanowisko u podnó</text:span><text:span text:style-name="T195">ż</text:span><text:span text:style-name="T170">a Lasu Wiede</text:span><text:span text:style-name="T195">ń</text:span><text:span text:style-name="T170">skiego. Bejlerbejowi budzy</text:span><text:span text:style-name="T195">ń</text:span><text:span text:style-name="T170">skiemu Ibrahimowi paszy wraz z 8000 jego nadwornej jazdy i </text:span><text:span text:style-name="T195"><text:s/></text:span><text:span text:style-name="T170">sipahami pospolitego ruszenia kazał zaj</text:span><text:span text:style-name="T195">ąć </text:span><text:span text:style-name="T170">pozycj</text:span><text:span text:style-name="T195">ę </text:span><text:span text:style-name="T170">obok klasztoru kamedułów na Kahlenbergu. Obok niego stan</text:span><text:span text:style-name="T195">ę</text:span><text:span text:style-name="T170">li bejlerbejowie: bo</text:span><text:span text:style-name="T195">ś</text:span><text:span text:style-name="T170">niacki wezyr Chyzyr pasza, karama</text:span><text:span text:style-name="T195">ń</text:span><text:span text:style-name="T170">ski Sziszman Mehmed pasza, maraski Omer pasza, ujvarski Szejchogłu Ali pasza oraz administratorzy wielu sand</text:span><text:span text:style-name="T195">ż</text:span><text:span text:style-name="T170">aków. Siły te liczyły - <text:s/>6000 janczarów, 500 d</text:span><text:span text:style-name="T195">ż</text:span><text:span text:style-name="T170">ebedzich (czyli żołnierze zatrudnieni przy produkcji i naprawie broni), 3500 sipahów. Ł</text:span><text:span text:style-name="T195">ą</text:span><text:span text:style-name="T170">cznie siły oddane pod </text:span><text:soft-page-break/><text:span text:style-name="T170">komend</text:span><text:span text:style-name="T195">ę </text:span><text:span text:style-name="T170">Ibrahima paszy liczyły 18 000 </text:span><text:span text:style-name="T195">ż</text:span><text:span text:style-name="T170">ołnierzy. </text:span></text:p>
      <text:p text:style-name="P141"><text:span text:style-name="T170">Na spodziewanym kierunku nadejścia armii chrześcijańskich Osmanowie postawili oddziały liczące – 23500 żołnierzy. </text:span><text:span text:style-name="T195">Stali oni </text:span><text:span text:style-name="T170">wzdłu</text:span><text:span text:style-name="T195">ż </text:span><text:span text:style-name="T170">Dunaju oraz przed obozem wojsk tureckich.</text:span></text:p>
      <text:p text:style-name="P135"><text:span text:style-name="T170">Na południe od tych wojsk miał stanąć Chan tatarski</text:span><text:span text:style-name="T198">, który nie wywiązał się z rozkazu zablokowania przepraw na Dunaju i coraz bardziej niechętny Kara Mustafie sabotował jego plany i nie chciał nacierać na nieprzyjaciela posuwającego się ostępami Lasy Wiedeńskiego, co skłaniało Wielkiego Wezyra do z jednej strony prób przekonania go pochlebstwami, a z drugiej popierania chańskiej opozycji pośród jego świty. Wielkiemu Wezyrowi zaczęło zależeć na</text:span><text:span text:style-name="T170"> Tatarach, o których nierzadko otwarcie wypowiadał się bardzo pogardliwe, obciążonych łupami i niepokojących się o los pozostawionych domostw, w chwili gdy także Rzeczpospolita przystąpiła do wojny. Kara Mustafa nie szczędząc obietnic oraz złota przekonał nerredina Sadet Gireja (1645-1691) oraz Hadźi Gireja (1644-1689), młodszych rywali chana, aby pozostali u jego boku, wraz z wiernymi im ordami, które liczyły jakieś 5000-6000 ordyńców. </text:span></text:p>
      <text:p text:style-name="P139"><text:span text:style-name="T170">Wojska odsieczy maszerowały ju</text:span><text:span text:style-name="T195">ż </text:span><text:span text:style-name="T170">ku Lasowi Wiede</text:span><text:span text:style-name="T195">ń</text:span><text:span text:style-name="T170">skiemu w trzech kolumnach, poprzedzanych przez silne podjazdy,które wyłapywały Turków wymykających się z obozu lub <text:s/>patrolujących jego obrzeża. Wieczorem 9 wrze</text:span><text:span text:style-name="T195">ś</text:span><text:span text:style-name="T170">nia wojska sojusznicze dotarły do podnó</text:span><text:span text:style-name="T195">ż</text:span><text:span text:style-name="T170">y górskich. Marsz wiódł przez tereny bardzo spustoszone i opustoszałe, ogołocone przez Tatarów, z żywności i paszy. </text:span></text:p>
      <text:p text:style-name="P139"><text:span text:style-name="T170">W lewej kolumnie, najbliżej Dunaju, droga najkrótszą do Wiednia szły oddziały </text:span><text:soft-page-break/><text:span text:style-name="T170">cesarskie, na prawo od nich, w centrum idących wojsk posuwały się natomiast posiłki niemieckie. W prawej kolumnie szli Polacy, wraz z wojskami litewskimi, na prawej rubieży. Tego dnia zatrzymali si</text:span><text:span text:style-name="T195">ę </text:span><text:span text:style-name="T170">na noc pod spalonym miasteczkiem Königstadt. </text:span><text:span text:style-name="T114">W tym miejscu Sobieski dokonał przejrzenia swej piechoty. Regimenty spiął w brygady i te podzielił w jednorodne bataliony, wyznaczył miejsca w szyku i przydzielił komendy. Wysłano również liczne i mocne podjazdy.</text:span></text:p>
      <text:p text:style-name="P139"><text:span text:style-name="T170">Niemcy i Austriacy rozbili 9/10 września obóz pod St. Andra. W dniu 10 wrze</text:span><text:span text:style-name="T195">ś</text:span><text:span text:style-name="T170">nia wojska cesarskie pomaszerowały drog</text:span><text:span text:style-name="T195">ą </text:span><text:span text:style-name="T170">wzdłu</text:span><text:span text:style-name="T195">ż </text:span><text:span text:style-name="T170">Dunaju. Tego dnia był przy nich i Sobieski, dla wydania szczególnych rozkazów. Obawiał się bowiem, iż idący przez łatwiejszą drogę żołnierze Karola Lotaryńskiego, nie</text:span><text:span text:style-name="T195"> </text:span><text:span text:style-name="T170">zbyt do przodu i odkleili od reszty wojsk koalicyjnych, narażając się na turecki kontratak i porażkę w samotnym boju. <text:s/>Żołnierze cesarscy szli jednak wolno po zniszczonej drodze, pozostawiaj</text:span><text:span text:style-name="T195">ą</text:span><text:span text:style-name="T170">c w tyle wszystkie ci</text:span><text:span text:style-name="T195">ęż</text:span><text:span text:style-name="T170">sze działa. Równie</text:span><text:span text:style-name="T195">ż </text:span><text:span text:style-name="T170">Niemcy porzucili u podnó</text:span><text:span text:style-name="T195">ż</text:span><text:span text:style-name="T170">a Lasu Wiede</text:span><text:span text:style-name="T195">ń</text:span><text:span text:style-name="T170">skiego sw</text:span><text:span text:style-name="T195">ą </text:span><text:span text:style-name="T170">artyleri</text:span><text:span text:style-name="T195">ę, nie widząc szans przedarcia się wraz z nimi przez przeszkodę</text:span><text:span text:style-name="T170">. Wieczorem Austriacy dotarli do Klosterneuburga, Niemcy za</text:span><text:span text:style-name="T195">ś </text:span><text:span text:style-name="T117">do Kierling.</text:span></text:p>
      <text:p text:style-name="P135"><text:span text:style-name="T170">W </text:span>Königstetten Sobieski dokonał przejrzenia swej piechoty. Teraz miało dojść do przegrupowania wojsk i przejście do szyku bojowego, co wymagało czasu i dobrej koordynacji. Kawaleria bowiem, dysponująca końmi i nieobciążona koniecznością transportu dział w trudnych warunkach terenowych, a jednocześnie ubezpieczająca marsz szła na przodzie. Miała zatem po osiągnięciu rubieży wyjściowej do dalszych działań zatrzymać się, co wiązało się tez z wypoczynkiem, aby stanąć w drugim <text:soft-page-break/>szeregu, za brygadami piechoty i spieszonej dragoni, które miały zając stanowiska w pierwszym szeregu. Według planu bitwy to piechota wsparta ogniem artylerii miała oczyścić przedpole dla decydującej szarży zgromadzonej konnicy. Poprzedzić te ruchy miało jednak dokładne rozpoznanie teatru przyszłej walki i zebrania informacji o nieprzyjacielu. W tym celu wysłano podjazdy, dwie chorągwie prowadzone przez Damiana Szulańskiego udały się pod Dornbach, chorągiew Romana Ruszczyca podeszła pod wzgórze Heuberg. Pod wzgórzem Gallitzinberg, chorągiew Czerkasa wraz z kilkudziesięcioma kozakami napotkali grupy Tatarów. </text:p>
      <text:p text:style-name="P135">Wysłane chorągwie miały sprawdzić i zbadać teren, oraz pochwycić jeńców, na czym specjalnie Sobieskiemu zależało. Siedmiu janczarów na postronkach przyprowadził porucznik Damian Szumlański, choć swój rajd przypłacił stratą kilku własnych ludzi. Najskuteczniejszy był jednak Roman Ruszczyc, który przyprowadził 13 jeńców nie tracąc nikogo z własnych ludzi.</text:p>
      <text:p text:style-name="P135">Rozpoznawcze rajdy polskiej kawalerii, wyraźnie deklasowały działania kawalerii cesarskiej, która wysłana 8 września w podjazd, w sile aż 1600 ludzi – to jest dwa regimenty, <text:s/>zawróciła gdy napotkała niewielkie grupy Tatarów bez żadnych jeńców. </text:p>
      <text:p text:style-name="P135">Tabor wojsk koronnych w końcu przeprawił się przez Dunaj 10 września 1683 roku. Był on szacowany na 40 000 wozów. Odesłano je następnie do leżącej nad Dunajem wsi Greifenstein, gdzie go okopano, tworząc warowny obóz. W razie niepomyślnego obrotu batalii, miano ku niemu uchodzić. Do zabezpieczeni obozu polski monarcha przykładał dużą rangę. Do jego obrony oddelegowano żołnierzy piechoty i dragonii w najgorszym stanie fizycznym, było ich ok. 300. Dołączono do nich 200 piechurów <text:soft-page-break/>z Gdańska, kozaków Zachariasza Iskry w liczbie ok. 500 ludzi, 100 dragonów litewskich <text:span text:style-name="T190">kpt. </text:span><text:span text:style-name="T128"><text:s/>Plessis-Bellevila oraz utworzono z czeladzi obozowej dwie chorągwie piechoty liczące po ok. 300 ludzi każda. W sumie w obozie pod Greifenstein pozostało ok. 1 700 ludzi pod bronią. Komendę na nimi pełnił – ()</text:span></text:p>
      <text:p text:style-name="P135">Na drugim brzegu rzeki pozostawiono <text:s/>lazaret przy zbudowanych mostach, gdzie zwożono chorych i rannych. Pieszych nie zdolnych do służby zaczęto odsyłać do Polski, gdzie w Krakowie i jego okolicach, głównie po klasztorach potworzono szpitale dla nich. <text:s/>Nie wszystkie wozy przeszły jednak mostami, część zatrzymano nad rzeką, inne z różnym skutkiem usiłowano przeprawiać płyciznami.</text:p>
      <text:p text:style-name="P135">W ciągu 10 września dnia żołnierze koalicji wojsk chrześcijańskich zaczęli wdrapywać się na porośnięte Lasem Wiedeńskim góry. Wojsko polskie, które miało utworzyć prawe skrzydło, szło przez najtrudniejszy teren. Żołnierze cesarscy mieli najłatwiejsze przejście, od strony Dunaju. Między nimi podążali żołnierze książąt niemieckich. <text:span text:style-name="T170">Okazało si</text:span><text:span text:style-name="T195">ę </text:span><text:span text:style-name="T170">przy tym, </text:span><text:span text:style-name="T195">ż</text:span><text:span text:style-name="T170">e mapy, jakimi dysponowali Polacy, były niedokładne i nie pokazywały napotykanych przeszkód terenowych. Wojsko podzielono zatem na niewielkie kolumny <text:s/>na małe kolumny, prowadzone przez miejscowych przewodników, ale i tak posuwano się z wielkim trudem i znojem. </text:span></text:p>
      <text:p text:style-name="P139"><text:span text:style-name="T114">Marsz przed wzniesienia zamykające Wiedeń od zachodu było ciężka przeprawą dla Polaków. Wszelki ruch oraz tempo przemieszczania utrudniały strome i zalesione stoki oraz wąskie doliny. Brakowało zaopatrzenia, szczególny niedostatek cierpiały konie kawalerii, dla jakich nie było obroku. </text:span><text:span text:style-name="T117">Wieczorem 10 wrze</text:span><text:span text:style-name="T120">ś</text:span><text:span text:style-name="T117">nia lewa kolumna polska dotarła do </text:span><text:span text:style-name="T170">miejscowo</text:span><text:span text:style-name="T195">ś</text:span><text:span text:style-name="T170">ci Kirchbach, przebywaj</text:span><text:span text:style-name="T195">ą</text:span><text:span text:style-name="T170">c tego dnia w linii prostej </text:span><text:soft-page-break/><text:span text:style-name="T117">zaledwie 3,5 km.</text:span></text:p>
      <text:p text:style-name="P135">Mimo tego Polacy przeciągnęli przez lasy i góry całą swoją artylerię. Nie dokonały tego żadne inne wojska sojusznicze Ale wysiłek w to włożony i ofiarność były ogromne. <text:span text:style-name="T170"><text:s/></text:span>Bowiem gdy kawaleria wypoczywała w nocy z 10 na 11 września, to piechurzy własnymi rękoma, bo konie nie mogły podejść pod stromizny, przemieszczały armaty za idącą przodem jazdą. Piechota nie ustawała w heronicznych wysiłkach od wczesnego świtu po późne godziny wieczorne, bez wypoczynku i ulgi. </text:p>
      <text:p text:style-name="P139"><text:span text:style-name="T114">W tym czasie Sobieski udał się z małym pocztem na daleki rekonesans, sprawdzał teren przyszłej bitwy i na bieżąco modyfikował wydawane rozkazy innym dowódcom armii sprzymierzonych, dwoił się i troił aby skoordynować marsz tak licznej armii. </text:span><text:span text:style-name="T117">Jan III wizytował 10 września popołudniu <text:s/>Austriaków pod Klosterneuburgiem i szybko zorientował, jakie znaczenie mogły mie</text:span><text:span text:style-name="T120">ć </text:span><text:span text:style-name="T117">w walce z Turkami wzgórza Kahlenberg i Leopoldsberg, </text:span><text:span text:style-name="T170">wznosz</text:span><text:span text:style-name="T195">ą</text:span><text:span text:style-name="T170">ce si</text:span><text:span text:style-name="T195">ę </text:span><text:span text:style-name="T170">przed równin</text:span><text:span text:style-name="T195">ą </text:span><text:span text:style-name="T170">podmiejsk</text:span><text:span text:style-name="T195">ą. W</text:span><text:span text:style-name="T170">ydał niezwłocznie rozkaz jak najszybszego opanowania ich, nim ubiegną go Turcy. </text:span></text:p>
      <text:p text:style-name="P135"><text:span text:style-name="T170">Jeszcze tego samego dnia Kahlenberg zaj</text:span><text:span text:style-name="T195">ę</text:span><text:span text:style-name="T170">ła przyboczna chor</text:span><text:span text:style-name="T195">ą</text:span><text:span text:style-name="T170">giew husarska króla oraz kilka batalionów piechoty cesarskiej, natomiast Leopoldsberg opanowały wojska saskie generał Goltza. Po zaj</text:span><text:span text:style-name="T195">ę</text:span><text:span text:style-name="T170">ciu wspominanych wzgórz lewe skrzydło armii sprzymierzonych miało oparło się o silnie ufortyfikowany Klosterneuburgi. Przed wojskiem nie było teraz wi</text:span><text:span text:style-name="T195">ę</text:span><text:span text:style-name="T170">kszych przeszkód terenowych i otwierała się <text:s/>swobodna możliwość ataku na znajduj</text:span><text:span text:style-name="T195">ą</text:span><text:span text:style-name="T170">cych si</text:span><text:span text:style-name="T195">ę </text:span><text:span text:style-name="T170">na równinie Turków. </text:span>Na żadne kontrdziałania <text:soft-page-break/>tureckie nie natrafiono, choć doszło do pierwszych utarczek, raczej przypadkowych niż zamierzonych. Doszło zatem do potyczki między awangardą generała Mercy'ego <text:s/>a grupami Tatarów. </text:p>
      <text:p text:style-name="P137">Z chwilą gdy wieści o odsieczy stawały się pewne, od dnia 10 września począwszy musieli Osmani dzielić swą uwagę. Wprawdzie nadal nieustępliwie atakowali fortyfikacje Wiednia, aby zdobyć miasto przed nadejściem pomocy. Wielki wezyr podstawił wszystko na szybki sukces i nie miał zamiaru wycofać się, gdyż w ten sposób poniósł by porażkę w oczach sułtana, którego pierwotna rozkazy przecież zlekceważył. Turcy nie spodziewali się tak szybkiej mobilizacji, a sama armia cesarska była zbyt słaba w tych warunkach, aby samodzielnie próbowała odblokować Wiedeń. Oczekiwano, iż Rzeczpospolita będzie długo mobilizować się i nie będzie gotowa przed zimą wystąpić. Zatem wieści o pojawieniu się wielkiej armii <text:s/>musiało Turków zaskoczyć. </text:p>
      <text:p text:style-name="P135">Wielki Wezyr liczył ślepo, iż wkrótce Wiedeń padnie, bowiem rzeczywiście miasto znajdowało arcytrudnym położeniu, a potem sens odsieczy będzie bezcelowy, łatwo ją odeprze odwracając front swych wojsk i wykorzystując fortyfikacje zdobytego Wiednia. Wielki Wezyr był jednak w swych kalkulacjach nie konsekwentny, licząc na rychły upadek miasta nie forsował krwawego oblężenia podejrzewając słusznie, iż wojska chrześcijański są już blisko, a w przypadku generalnego szturmu łupy zajmą żołnierzy, a nie skarb sułtański i sam wezyr. Nie <text:s/>zdecydował się jednak całą swą siłą wyjść <text:s/>naprzeciw wojskom odsieczy, spodziewając się, iż zniechęci to jego wojska do kontynuowania oblężenia. Obrońcy, których liczba skurczyła się do liczby 5 000 <text:soft-page-break/>zmęczonych żołnierzy, trwali jednak na swych pozycjach, z jednej strony dyscyplinowali drakońskimi środkami komendanta miasta, a z drugiej nadzieją rychłego ratunku o jakim mieli informacje i spokojem, jaki zafundował im Kara Mustafa, który zastopował ataki. <text:span text:style-name="T170"><text:s/>W dniu 10 września nadjechały z W</text:span><text:span text:style-name="T195">ę</text:span><text:span text:style-name="T170">gier nowe duże transporty <text:s/>z prowiantem, tote</text:span><text:span text:style-name="T195">ż </text:span><text:span text:style-name="T170">dla poprawienia nastrojów wydawano je darmowo lub za niewielkie opłaty żołnierzom. Przybyły też kolejne odziały, około 1000-12000 nowych żołnierzy, których pośpiesznie ściągnął z rożnych garnizonów z głębi Węgier Kara <text:s/>Mustafa. Z wałów wokół Wiednia Turcy ściągnęli 62 działa i ustawi</text:span><text:span text:style-name="T195">li </text:span><text:span text:style-name="T170">u wylotu drogi nad Dunajem, sk</text:span><text:span text:style-name="T195">ą</text:span><text:span text:style-name="T170">d spodziewano si</text:span><text:span text:style-name="T195">ę </text:span><text:span text:style-name="T170">nadej</text:span><text:span text:style-name="T195">ś</text:span><text:span text:style-name="T170">cia nieprzyjaciela. Ibrahim pasza Budy usiłował zaapelować, aby zatrzymać szturmy i wydzielić silny korpus do obrony przez wojskami odsieczy, lecz Kara Mustafa w sposób grubiańsko zakończył dyskusję i udał się odbyć rekonesans swych pozycji. Wówczas </text:span><text:span text:style-name="T195"><text:s/></text:span><text:span text:style-name="T170">wysłannik od Mehmeda paszy przybyła z informacj</text:span><text:span text:style-name="T195">ą</text:span><text:span text:style-name="T170">, </text:span><text:span text:style-name="T195">ż</text:span><text:span text:style-name="T170">e wojska chrze</text:span><text:span text:style-name="T195">ś</text:span><text:span text:style-name="T170">cija</text:span><text:span text:style-name="T195">ń</text:span><text:span text:style-name="T170">skie przybyły ju</text:span><text:span text:style-name="T195">ż </text:span><text:span text:style-name="T170">znad Dunaju i idąc dwiema drogami <text:s/>dotarły do miejsca odległego od obozu tureckiego zaledwie o trzy godziny marszu, gdzie zatrzymały si</text:span><text:span text:style-name="T195">ę </text:span><text:span text:style-name="T170">na postój. Wielki wezyr dopiero teraz zareagował stanowczo, ale jednocześnie nieskładnie. Nakazał zaalarmować</text:span><text:span text:style-name="T195"> </text:span><text:span text:style-name="T170">całe wojsko i ustawi</text:span><text:span text:style-name="T195">ć </text:span><text:span text:style-name="T170">je w szyki bojowe. W wyspy dunajskiej ściągnął oddziały wezyra bo</text:span><text:span text:style-name="T195">ś</text:span><text:span text:style-name="T170">niackiego Chyzyr paszy i wzmocnił nimi front wojsk skierowany przeciw nadchodz</text:span><text:span text:style-name="T195">ą</text:span><text:span text:style-name="T170">cej odsieczy. Ich miejsce na wyspie dunajskiej zaj</text:span><text:span text:style-name="T195">ę</text:span><text:span text:style-name="T170">li mniej pewni Wołosi i Mołdawianie z hospodarami na czele, aby odseparować ich od możliwości prowadzenia poufnych rozmów z chrześcijanami oraz drobne oddziały tureckie pod wodz</text:span><text:span text:style-name="T195">ą </text:span><text:span text:style-name="T170">agów wielkiego wezyra, którzy mieli strzec ich lojalności. </text:span></text:p>
      <text:p text:style-name="P137"><text:soft-page-break/>Kara Mustafa stał się nerwowy, naglił go czas, a gdy spodziewany upadek Wiednia nie następował, czując oddech bliskiej odsieczy, nakazał podłożenie nocą z 10/11 września min pod murami miasta i pośpiesznie drążono pod nie pięć głębokich sztolni, których jednak ukończyć nie zdołano. Przez całą noc oraz dzień 11 września Turcy byli w pełnym pogotowiu, już wówczas spodziewali się ataku na swe pozycje, ten jednak jeszcze nie nastąpił. </text:p>
      <text:p text:style-name="P139"><text:span text:style-name="T114">Kolejnego dnia, to jest 11 września 1683 roku wojska sojusznicze kontynuowały trudny marsz Las Wiedeński i góry. Tergo dnia c</text:span><text:span text:style-name="T170">ała armia cesarska wraz z przydzielonymi jej do pomocy</text:span><text:span text:style-name="T171"> oddziałami polskimi </text:span><text:span text:style-name="T170">podeszła do linii wzgórz Kahlenberg i Leopoldsberg, zajętymi dzień wcześniej i umocniła obsadziwszy je du</text:span><text:span text:style-name="T195">ż</text:span><text:span text:style-name="T170">ymi siłami, a następnie wysun</text:span><text:span text:style-name="T195">ę</text:span><text:span text:style-name="T170">ła do przodu oddziały piechoty, które zdobyły południowe zbocza tych wzgórz, wypieraj</text:span><text:span text:style-name="T195">ą</text:span><text:span text:style-name="T170">c stamt</text:span><text:span text:style-name="T195">ą</text:span><text:span text:style-name="T170">d po drobnych utarczkach niewielkie, osłonowe grupy Turków. W ten sposób wojska cesarskie zaj</text:span><text:span text:style-name="T195">ę</text:span><text:span text:style-name="T170">ły dogodn</text:span><text:span text:style-name="T195">ą </text:span><text:span text:style-name="T170">pozycj</text:span><text:span text:style-name="T195">ę </text:span><text:span text:style-name="T170">wyj</text:span><text:span text:style-name="T195">ś</text:span><text:span text:style-name="T170">ciow</text:span><text:span text:style-name="T195">ą </text:span><text:span text:style-name="T170">do ataku na główne siły nieprzyjaciela. Turcy nie reagowali, gdyż skupili się na oczekiwaniu na spodziewany na ten dzień atak. Na wzgórzach zamontowano kilka najcięższych dział polskich, przydzielonych Austriakom wobec pozostawienia przez nich po drodze wi</text:span><text:span text:style-name="T195">ę</text:span><text:span text:style-name="T170">kszo</text:span><text:span text:style-name="T195">ś</text:span><text:span text:style-name="T170">ci własnej artylerii. Dla przygotowania przestrzeni do ataku, książę Karol Lotary</text:span><text:span text:style-name="T195">ń</text:span><text:span text:style-name="T170">ski rozkazał poszerzy</text:span><text:span text:style-name="T195">ć </text:span><text:span text:style-name="T170">przej</text:span><text:span text:style-name="T195">ś</text:span><text:span text:style-name="T170">cia w w</text:span><text:span text:style-name="T195">ą</text:span><text:span text:style-name="T170">wozach i wyrówna</text:span><text:span text:style-name="T195">ć </text:span><text:span text:style-name="T170">teren.</text:span></text:p>
      <text:p text:style-name="P139"><text:span text:style-name="T170">W tym samym czasie kontyngenty niemieckie przez miejscowo</text:span><text:span text:style-name="T195">ść </text:span><text:span text:style-name="T170">Weidling wyszły na wzgórze Vogelsang i równie</text:span><text:span text:style-name="T195">ż </text:span><text:span text:style-name="T170">zaj</text:span><text:span text:style-name="T195">ę</text:span><text:span text:style-name="T170">ły dogodne pozycje wyj</text:span><text:span text:style-name="T195">ś</text:span><text:span text:style-name="T170">ciowe do ataku. Czekano jeszcze na Polaków, którzy i tego dnia mieli najtrudniejsz</text:span><text:span text:style-name="T195">ą </text:span><text:span text:style-name="T170">do przebycia </text:span><text:soft-page-break/><text:span text:style-name="T170">drog</text:span><text:span text:style-name="T195">ę</text:span><text:span text:style-name="T170">. Oddziały jazdy koronnej dotarły najpierw do doliny rzeczki Weidlingbach, przepływaj</text:span><text:span text:style-name="T195">ą</text:span><text:span text:style-name="T170">cej za masywem Kahlenbergu i Vogelsangu, po czym ruszyły na wzgórze Hermannskogel. <text:s/>Kolumna wojsk litewskich hetmana Słuszki przesunęła się bardziej na południe, złożona jedynie z jazdy i dragonów, aby wejść w dolinę rzeki <text:s/>Wiedenki na północny zachód od miejscowości Hadesdorf, opędzając sie od czat tatarskich. W rezultacie, po forsownym marszu do celu dotarły dopiero 12 września rano, a dragonia i kilka posłanych im do wsparcia jednostek piechoty już podczas trwającej bitwy koło południa. <text:s/></text:span><text:span text:style-name="T117">Piechota na prawym skrzydle, obciążona działami pozostała w tyle z działami i z trudem posuwała si</text:span><text:span text:style-name="T120">ę </text:span><text:span text:style-name="T117">przez w</text:span><text:span text:style-name="T120">ą</text:span><text:span text:style-name="T117">skie i rozmi</text:span><text:span text:style-name="T120">ę</text:span><text:span text:style-name="T117">kłe po ostatnich deszczach drogi i nie rzadko błądziła po bezludnym terenie. Piechota lewego skrzydła polskiego, lepiej sobie radziła i zdołała nad</text:span><text:span text:style-name="T120">ąż</text:span><text:span text:style-name="T117">y</text:span><text:span text:style-name="T120">ć </text:span><text:span text:style-name="T117">za jazd</text:span><text:span text:style-name="T120">ą</text:span><text:span text:style-name="T117">. </text:span><text:span text:style-name="T114">Tego też dnia, dragonia i kozacy z osobistego pocztu monarchy, zagarnęli bez walki wielkie stado wołów, jakie czeladź turecka wypasała na rubieżach osmańskich pozycji. </text:span><text:span text:style-name="T117">Obserwuj</text:span><text:span text:style-name="T120">ą</text:span><text:span text:style-name="T117">c przedpole, Sobieski spostrzegł </text:span><text:span text:style-name="T120">ż</text:span><text:span text:style-name="T117">e pomi</text:span><text:span text:style-name="T120">ę</text:span><text:span text:style-name="T117">dzy wzgórzem Hermannskogel a le</text:span><text:span text:style-name="T120">żą</text:span><text:span text:style-name="T117">cym bardziej na południe Dreimarksteinem ciągnie się droga z Wiednia, po której Turcy mogli stosunkowo szybko wyj</text:span><text:span text:style-name="T120">ść </text:span><text:span text:style-name="T117">na tyły oddziałów piechoty i artylerii skupionych nad rzeczk</text:span><text:span text:style-name="T120">ą </text:span><text:span text:style-name="T117">Weidlingbach oraz jazdy stoj</text:span><text:span text:style-name="T120">ą</text:span><text:span text:style-name="T117">cej na wzgórzu Hermannskogel. Dlatego kazał obsadzi</text:span><text:span text:style-name="T120">ć </text:span><text:span text:style-name="T117">przej</text:span><text:span text:style-name="T120">ś</text:span><text:span text:style-name="T117">cie mi</text:span><text:span text:style-name="T120">ę</text:span><text:span text:style-name="T117">dzy obu wzgórzami</text:span><text:span text:style-name="T120"> </text:span><text:span text:style-name="T117">dragonią wojewody pomorskiego Władysława Denhoffa, w składzie</text:span><text:span text:style-name="T118"> - regiment dragonii Jerzego Taube oraz <text:s/>regiment Jana Piotra Postela </text:span><text:span text:style-name="T117">i zamkn</text:span><text:span text:style-name="T120">ąć dostęp do nich, ryglując pozycję na styku wojsk polskich a niemieckich</text:span><text:span text:style-name="T117">, by uniemo</text:span><text:span text:style-name="T120">ż</text:span><text:span text:style-name="T117">liwi</text:span><text:span text:style-name="T120">ć </text:span><text:span text:style-name="T117">atak je</text:span><text:span text:style-name="T120">ź</text:span><text:span text:style-name="T117">dzie nieprzyjacielskiej i dokończyć koncentracje własnych wojsk. Dragonia zajęła zatem lewą skraję pozycji </text:span><text:soft-page-break/><text:span text:style-name="T117">zajmowanych przez ugrupowanie wojsk, jakimi miał dowodzić Sieniawski. </text:span></text:p>
      <text:p text:style-name="P138">O ile powyższy problem można było szybko rozwiązać odpowiednio ustawiając wojska, to władcę niepokoił teren na <text:s/>jakim planował rozwinąć atak. Okazało się, iż wzgórza Lasu Wiedeńskiego nie opadały łagodnie w kierunku Wiednia, ale przecięte były tarasami i urwiskami. Na zboczach znajdowały się też winnice, grodzone przez przymurki, dającą doskonałą osłonę dla nieprzyjacielskiej piechoty. </text:p>
      <text:p text:style-name="P135">Kara Mustafa w żaden sposób nie utrudnił marszu armii sojuszniczej, co mógł uczynić niewielkimi siłami blokując wąskie ścieżki, którymi ona podążała na pole bitwy. <text:span text:style-name="T170">Uderzała bierność Turków, skupionych i owładniętych myślą o samym Wiedniu. Ibrahim pasza, choć otrzymał stosowne rozkazy, nie zrobił nic, aby przeszkodzić w zaj</text:span><text:span text:style-name="T195">ę</text:span><text:span text:style-name="T170">ciu wzgórza Kahlenberg. </text:span></text:p>
      <text:p text:style-name="P135">Do wieczora 11 września niektóre oddziały wojska polskiego stanęły w miejscu, skąd mogły obserwować obóz turecki. Jednak inne pozostały w głębi i mozolnie podchodziły pod rubież wyjściową. Front wojsk koronnych rozciągał się teraz na około 4 kilometry.</text:p>
      <text:p text:style-name="P135">Obóz turecki robił przed obserwatorami imponujące wrażenie. Ogromne miasto bogatych i gwarnych namiotów szeroko rozlane przed wiedeńskimi bastionami, było siedliskiem ogromnej armii osmańskiej, która nie ustawała w próbach zdobycia austriackiej stolicy. <text:span text:style-name="T170">Na horyzoncie można było rozpoznać wieże wiedeńskich kościołów i zarysy zabudowy. Widać było błyski wystrzałów i pożary kłębiące się wokół miasta. </text:span>Opór Wielkiego Wezyra powodował, iż cała siła tej armii była skierowana na miasto, a nie na kierunek skąd nachodziła odsiecz, a zatem <text:soft-page-break/>nieosłonięta od zachodu. O jej przybyciu wiedeńczycy już wiedzieli i dali umówiony znak, puszczając race w niebo. <text:s/></text:p>
      <text:p text:style-name="P135"><text:s/><text:span text:style-name="T170">Początkowo, z powodu niedokładności map i nieznajomości terenu, Sobieski uważał, że tak liczna masę żołnierzy jaką posiadał wprowadzi do walki w dwóch etapach, przez dwa dni. Pierwszego zwiąże Turków na północy, a kolejnego zaatakuje ich na południu, aby odciąć od odwrotu. Poczynione na miejscu obserwacje oraz duża sprawność w przemieszczaniu się wojska zmieniło to i cała operacja miała zostać przeprowadzona w ciągu jednego dnia, ty dniem ma być 12 września. </text:span></text:p>
      <text:p text:style-name="P139"><text:span text:style-name="T170">Jeszcze tego dnia zwołał do wypalonego klasztoru kamedułów na Kahlenbergu rad</text:span><text:span text:style-name="T195">ę </text:span><text:span text:style-name="T170">wojenn</text:span><text:span text:style-name="T195">ą</text:span><text:span text:style-name="T170">, na której wydał ostatnie rozkazy do bitwy. Monarcha wydał rozkaz, aby dla odróżnienia Polaków od podobnie ubranych żołnierzy Kara Mustafy, wszyscy bez względu na rangę przepasali się <text:s/>słomianymi powrozami. Pó</text:span><text:span text:style-name="T195">ź</text:span><text:span text:style-name="T170">nym wieczorem 11 września udała się Jan III na wypoczynek do swego namiotu, ale tej nocy nie spał, podobnie jak jego żołnierzy, jedni w oczekiwaniu walki, inni zajęci jeszcze marszem. Gdy zapadł zmrok obrońcy Wiednia, z wysokiej na 137 m wie</text:span><text:span text:style-name="T195">ż</text:span><text:span text:style-name="T170">y katedry </text:span><text:span text:style-name="T195">ś</text:span><text:span text:style-name="T170">w. Stefana wystrzelili w niebo kilka </text:span><text:span text:style-name="T195">ś</text:span><text:span text:style-name="T170">wietlnych rac, daj</text:span><text:span text:style-name="T195">ą</text:span><text:span text:style-name="T170">c w ten sposób omówiony znak, </text:span><text:span text:style-name="T195">ż</text:span><text:span text:style-name="T170">e wiedz</text:span><text:span text:style-name="T195">ą </text:span><text:span text:style-name="T170">ju</text:span><text:span text:style-name="T195">ż </text:span><text:span text:style-name="T170">o zbli</text:span><text:span text:style-name="T195">ż</text:span><text:span text:style-name="T170">aniu si</text:span><text:span text:style-name="T195">ę </text:span><text:span text:style-name="T170">odsieczy.</text:span></text:p>
      <text:p text:style-name="P139"><text:span text:style-name="T170">Lecące race zauważyło też wojsko natychmiast całe wojsko chrześcijańskie, </text:span><text:span text:style-name="T194">podnosząc</text:span><text:span text:style-name="T170"> okrzyk radości. W obrońców wstąpił też nowy zapał i mimo ciemności, zahuczały ich działa i muszkiety z niezwykłą zaciekłością. U Turków pojawiły się symptomy upadku ducha i powszechnie szeptano o nieudolności tureckiego wodza, który nic nie uczynił, aby powstrzymać będącą już blisko odsiecz. </text:span></text:p>
      <text:p text:style-name="P139"><text:soft-page-break/>Rankiem 11 września w namiocie wielkiego wezyra odbyła się narada z udziałem wyższych dowódców tureckich. W skarbcu armii postawiono dodatkowe i zaufane straże. Przed południem przybył goniec od Mehmeda paszy z wiadomością, że Austriacy zaatakowali Turków stojących na wysuniętych pozycjach nad Dunajem. Karol Lotaryński, dla osłonięcia koncentracji swych wojsk i pozyskania czasu dla uporządkowania całego długiego frontu wojsk sojuszniczych przez zajęcie, ale i zmylenie Turków co do głównego kierunku ataku, na polecenie Jana III wypuścił kilka szwadronów jazdy <text:span text:style-name="T201">prowadzonych przez gen. Mercy'ego</text:span></text:p>
      <text:p text:style-name="P139">Wielki wezyr, co dla niego charakterystycznie zareagował raptowni i z gruntu chaotycznie, ustawił więc swą armię do bitwy, bez jasnego rozeznania skąd miał zostać przypuszczony atak. Sam zajął miejsce w swoim namiocie i rozkazał, by janczarzy okopali się przed armatami.</text:p>
      <text:p text:style-name="P139">Pierwsze starcia przednich straży nad Dunajem zakończyły się pomyślnie dla Turków. <text:s/>Przed jeszcze południem nadszedł list odbejlerbeja maraskiego Omera paszy, który wieścił, iż z powodu niedzieli giaurzy nie mają ochoty atakować. Po potyczkach przednich straży oraz harcowników, zatrzymali się w bojowym szyku przed tureckimi pozycjami. <text:s/>Kara Mustafa czekał jeszcze dwie godziny i uspokojony wiadomościami, iż chrześcijanie zatrzymali się, odczekał więc jeszcze, pozwolił swym żołnierzom rozejść się do namiotów, pod warunkiem utrzymywania wzmocnionych straży i podwyższonej czujności. </text:p>
      <text:p text:style-name="P139">Późnym wieczorem 11 września Turcy mogli przypatrywać się racom odpalanym znad Wiednia i świetnym odpowiedziom na nie, znad Lasu Wiedeńskiego. <text:soft-page-break/>Wyczuwali zbliżająca się walkę, przy czym zniechęcenie iż znużenie przedłużającą się kampania, oraz obawy o rezultat nadchodzącej bitwy wywołało fale dezercji i nocą wielu osmańskich żołnierzy zaczęło uchodzić z obozu wraz z łupami. Kara Mustafa kazał wyłapywać i okrutnie karać dezerterów, oraz posłał specjalne oddziały, które wyganiały z tyłów ukrywających się dekowników. </text:p>
      <text:p text:style-name="P139">Od rana 11 września wezyr ściąga na kolejne oddziały spod oblężonego Wiednia, kierując je głównie ku stokom Kahlenbergu i Leopoldsbergu, aby przeszkodzić im w rozwinięciu szyku do ataku. Kara Mustafa wzmocnił dodatkowym wojskiem korpus Ibrahima paszy, którego piechota słała na stanowiska pomiędzy brzegiem Dunaju, a rzeczką Schreiberbach. Na lewo od niej, pomiędzy miejscowościami Grünzing i Dornbach Turcy ustawili swoja konnicę. <text:s/>Ogólna liczba wojsk osmańskich jakie stanęła na przeciwko wojskom koalicji państw chrześcijańskich wyniosła około 60 000 ludzi, łącznie z niepewnymi Tatarami. W dniu 12 września rano wojska pod komendą Kara Mustafy zajęli pozycję rozciągające się od brzegów Dunaju pod rzekę Wiedenkę na południu w rejonie miejscowości Hutteldorff.. Nad samym Dunajem od miejscowości Nussdorf na na południe, stali hospodarowie mołdawski i wołoski ze swymi wojskami oraz niewielki kontyngent turecki. Pozycje te ufortyfikowano i wsparta silna artylerią. <text:s/>Dalej ku centrum <text:s/>kolejno zajmowali <text:s/>pozycje, bejlerbej siwaski Binamaz Chalil pasza i kilku mirimiranów. bejlerbej budzyński Ibrahim pasza, dowódca całego skrzydła, bejlerbej aleppski Bekir pasza i bejlerbej dijarberkirski Mehmed pasza oraz część zawodowych sipahów gwardii w charakterze głównego odwodu. Kara Mustafa <text:s/>polecił też ustawić <text:s/>ruchliwą kawalerię, z <text:soft-page-break/>forpocztami w Kahlenbergerdórfl i piechotą w Dobling, aby powstrzyma próby przedarcia sie odsieczy na tym kierunku. W centrum, <text:s/>koło miejscowości, <text:s/>Grünzing, Pötzleinsdorf Weinhaus i Sievering, wsparty na wzgórzu, które dziś zwie się Tureckim Szańcem zajmowął pozycje sam wezyr Kara Mustafa z przybocznymi oddziałami oraz świętą chorągwią Proroka. W pierwszym szeregu jego wojsk stanęli <text:s/>lewendowie bośniaccy w liczbie około 1000 ludzi, za nimi znajdowali się janczarowie, głównie piechota arnawucka, z janczaragą na czele oraz baterię ciężkich dział.</text:p>
      <text:p text:style-name="P139">Na lewym skrzydle tureckiego zgrupowania od Plotzleindorfu i Dornbachu poczynając, poprzez Hernals i Ottakring, ku wzgórzom przylegającym do rzeki Wiedenki, znajdowali się <text:s/>sipahowie gwardii, dalej oddziały lenne, oddziały przyboczne bejlerbeja damasceńskiego Sary Husejna paszy, który dowodził całym tym skrzydłem. Na lewej flance Turcy umocnili się na leżących tam wzniesieniach aż do miejscowości Heuberg. Dalej na południe od niego stali Tatarzy, w tym <text:s/>ordy nerredina Sadet Gireja i <text:s/>Hadźi Gireja na czele pod miejscowością Marianbrunn, ku nim zbliżały się oddziały litewskie, a w głębi reszta wojsk chańskich, nie skorych do wzięcia udziału w bitwie. Za tym frontem przygotowane były pozycje przejściowe, od Schonbrunn do Spinnerin am Kreuz, na południu Wiednia. Turecki plan bitwy polegał na zwodniczej defensywie przeciwko nacierającym z Kahlenbergu i wzdłuż Dunaju oddziałom, podczas gdy zamierzano zadać decydujący cios na obszarze położonym na zachód od miasta. Tam, gdzie na przedpolach Wiednia rozciągła się rozległa płaska przestrzeń umożliwiająca manewry wielkich zgrupowań kawalerii, <text:soft-page-break/>Turcy upatrywali szansy na atak własnej konnicy na <text:s/>prawe skrzydło wojsk chrześcijańskich, z chwili gdy będą stępować z gór Lasu Wiedeńskiego, aby zniszczyć je doszczętnie, czy to w przypadku, gdy zejdzie ono całkowicie na równinę, czy gdy się w popłochu będzie wycofywać. Planowano, wbrew opinii chana, jaki już wyczekiwał okazji do zignorowania wezyrskich rozkazów, <text:s/>że tatarska jazda dokona szerokiego zwrotu i zaatakuje tyły armii idącej z odsieczą. Kara Mustafa chciał w ten sposób wtłoczyć wojska sprzymierzonych między tureckie pozycje na północy Wiednia a wzgórza na zachód od miasta a następnie odrzucić ich z powrotem nad Dunaj. Mając Tatarów na linii zakładanego odwrotu odwrotu, a spahów i janczarów na otwartej prawej flance, wojska odsieczy wpadły by w ciężkie położenie Turcy liczyli na własna, liczniejszą od chrześcijańskiej artylerię, która przed decydującym starciem osłabi szeregi chrześcijańskie, <text:s/>tyle że rozproszyli ją na całej długości swej pozycji, jedynie większa ich ilość była skoncentrowana na prawym skrzydle, na przeciw wojsk cesarskich. W ten sposób można sądzić, iż Kara Mustafa spodziewał się , iż wojska sojusznicze będą chciały do Wiednia przebijać się drogą najkrótszą wzdłuż Dunaju, a postawiwszy im zdecydowany opór, wykrwawi i powstrzyma. <text:s/>Siły tureckie gotowe do odparcia wojsk chrześcijańskich pod Wiedniem liczyły wówczas w sumie nieco ponad 90 000 ludzi. Do użycia w boju było ich jednak znacznie mniej. W obozie pozostawało aż około 10 000 rannych i chorych, a stany oddziałów przerzedziły też nocne dezercje. Armia turecka zapewne wynosiła około 70 000 ludzi. <text:s text:c="2"/>W okopach wokół oblężonego Wiednia pozostawiono teoretycznie dalsze 20 000 żołnierze, większości byli to janczarzy i kilka tysięcy <text:soft-page-break/>konnicy, ale były to oddziały najbardziej wykrwawione w trakcie trwałych dotąd walk oraz zdezorganizowane i ich wartość bojowa byłą nikła. Nie nadawali się aby postawić ich w polu. Skala dezercji przed bitwą w tych szeregach była też największa w stosunku do reszty armii tureckiej. </text:p>
      <text:p text:style-name="P139">Poza armią turecka pod Wiedniem, około 9 000 Turków Pod i 6 000 Siedmiogrodzian Apafiego, operowało pod Jawarynem, z stamtąd też ściągnięto ostanie posiłki dla Kara Mustafy, co jednak spowodowało, iż pozostałe tam wojska, razem około 15 000 nie prowadziło aktywnych działań. Na Górnych Węgrzech, przebywało jeszcze jeszcze około 8 000 kuruców, ale w oczekiwaniu o wynik wiedeńskiej batalii, zachowywali się biernie albo wprost przechodzili na cesarka służbę. oraz uchodzące ku środkowym Węgrom niedobitki wojsk Husejna paszy, mogące liczyć 2000-3000 ludzi. W garnizonach miejscowości zdobytych przez Turków stało ponad nie całe 10 000 żołnierzy, przy czym także i je przerzedzono wydzielając co lepsze jednostki pod Wiedeń na kilka dni przed bitwą. </text:p>
      <text:p text:style-name="P139">W rachubach tych były jednakże dwa poważne błędy. Lewe skrzydło armii tureckiej było co do liczby i wartości bojowej daleko słabsze od atakujących je doborowych pułków chrześcijańskich gnanych przez silniejszą motywacje i lepsze morale do walki, aby złamać muzułmańskie szeregi. Następnie Turcy nie doceniali impetu ataku polskiej kawalerii, która okazała się być nie do odparcia. Chwiały się przy tym morale tureckie, zmęczone i wątpiące w zwycięstwo oddziały, ataki których załamywały się dotąd o mury Wiednia z przygnębieniem odbierały wieści o prospektywnie walnej bitwy z nadciągająca odsieczą. I nie poprawiło tego ogromne <text:soft-page-break/>transporty świeżej żywności jakie nadciągać zaczęły na początku września ratując załamującą się aprowizację <text:s/>sułtańskiej armii, czy tez hojnie wypłacane z kiesy wezyrskiej nagrody. Trzeba też pamiętać o niechętnej postawie Tatarów do przelania własnej krwi, oraz z wyraźnymi problemami z lojalnością liczącego około 25000 ludzi kontyngentu złożonego <text:s/>z Węgrów, Siedmiogrodzian, Mołdawian i Wołochów, walczącymi pod rozkazami książąt Thökölyego, Apafiego, Duci i Cantacuzina. Do nich wszystkich docierali polscy i cesarscy emisariusze to przestrzegając przed kurczowym trzymaniem się sprawy tureckiej to zachęcając do jej zdrady. I ułatwiali to sami Turcy, którzy trzymali w swych obozie cesarskiego dyplomatę Kaunitza w charakterze zakładnika, ale i pośrednika w przypadku konieczności rozpoczęcia negocjacji z druga stroną, jaki dosyć swobodnie mógł konfederować z władcami Węgier, Siedmiogrodu, Mołdawii i Wołoszczyzny. Dodatkowo Sobieski, w dniu 9 sierpnia, gdy wyruszał pod Wiedeń, wysłał swego posła w osobie Jana Kazimierza Gizy (zm. 1690), który miał donieść do zwolenników Thököly'ego, iż jeśli Węgrzy ośmielą się przekroczyć Karpaty, wówczas wyruszą na<text:span text:style-name="T201"> Munkacz </text:span>wojska wojewody Andrzeja Potockiego i posiłki litewskie. </text:p>
      <text:p text:style-name="P139">Pewien udzielający się niepokój i uzasadniona obawa przed knuciem za wezyrskimi placami tureckich lenników, z przywiezionymi w charakterze upokorzonych zakładników pod Wiedeń ambasadora cesarskiego Caprary oraz polskiego Proskiego, spowodowały, iż w dniu 11 września wieczorem pod strażą odesłał ich do Budy, a potem <text:span text:style-name="T201">Adrianopola</text:span>. <text:s/>Obu uwolniono pod koniec 1684 na podstawie rozejmu, jaki sułtan zawarł z Rzeczpospolita, <text:s/>której komisarze ujęli się nie tylko za własnym <text:soft-page-break/>dyplomata, ale również za cesarskim posłem. </text:p>
      <text:p text:style-name="P139">Ostatnią noc przed bitwą, z 11/12 września spędził Jan III na górze Kahlenberg, skąd mógł przypatrywać się szerokiej panoramie tureckiego obozu, jaki przed nim rozpościerał się oraz bitwy, która miał rozegrać. Marco d’Aviano znowu odprawił mszę, przyjął wówczas komunię św. i błogosławieństwo na śmierć i życie.</text:p>
      <text:p text:style-name="P143">Przez cały okres oblężenia Wiednia, co było bardzo ważne dla dalszego przebiegu batalii i manewrów, jakie zastosowano, aby przynieść austriackiej stolicy odsiecz, prowadzona była załogą miasta komunikacja. Była ona utrzymywana za pośrednictwem przedzierających się z narażeniem życia kurierów. Szczególne zasługi w tej roli wnieśli, pochodzący z Polski <text:s/>Franciszek Kulczycki (1640-1694) oraz bliżej nieznany, wywodzący się z krajów Bałkańskich <text:s/>Jerzy Michałowicz, obaj znający dobrze język i obyczaje tureckie. Krążyli między miastem a dowódcami armii odsieczowej przechodząc przez obóz wojsk Kara Mustafy w tureckim przebraniu. Listy przenieśli 8 i 28 sierpnia, potem jeszcze raz w dniu 4 września próbował to uczynić <text:s/>Michałowicz, lecz został prawdopodobnie rozpoznany i zabity przez Turków. Obok nich wielokrotnie listy przenosił również, pochodzący z Węgier, Stefan Seradły, który przechodził dzięki <text:s/>pomocy Wołochów przez ten sektor w jakim oblegali miasto.</text:p>
      <text:p text:style-name="P143"/>
      <text:p text:style-name="P143"/>
      <text:p text:style-name="P143"/>
      <text:p text:style-name="P122"/>
      <text:p text:style-name="P148"><text:soft-page-break/>14. BITWA POD WIEDNIEM</text:p>
      <text:p text:style-name="P143"/>
      <text:p text:style-name="P139"><text:span text:style-name="T170"><text:s text:c="4"/>Wszystko zaczęło się pod Kahlenbergiem. Szósta pięć. Strzały armatnie z Kahlenbergu dają umówiony sygnał do ataku. Jakby tylko na to czekali, rozdrażniani Turcy rzucają się w tym momencie na dwa saskie bataliony, które stoją u występu Kahlenbergu. Słońce wschodzi, słychać już dobrze bitewny wrzask. Nastaje niedziela, 12 września 1683 roku. Cała osmańska armia rusza, wije się i gorączkowo faluje u wiedeńskich murów. Chrześcijanie stoją jej naprzeciw w następującym porządku: na lewym skrzydle, wzdłuż traktu, która wiedzie z biegiem Dunaju od Klosterneuburga do Wiednia, na płaskiej nadrzecznej równinie, cesarska i saska kawaleria pod wodzą generała kawalerii hrabiego Caprary, a za nią polski korpus posiłkowy pod wojewoda Stefanem Bidzińskim. Potem cesarska i saska piechota pod dowództwem margrabiego badeńskiego i księcia de Croy, elektora Jana Jerzego, księcia von Sachsen-Weissenfels i feldmarszałka von der Goltza. Tym zgrupowaniem na lewej stronie chrześcijańskiej armii, które waży się na pierwsze uderzenie, dowodzi książę Lotaryngii. W centrum, które schodząc z gór musi pokonywać wielokrotnie wzniesienia, bawarska, frankońska i saska piechota stacza trzy intensywne potyczki, z wysuniętymi ku nim tureckim oddziałom. Komenderują elektor Maksymilian Emanuel bawarski, feldmarszałek margrabia badeński i feldmarszałek hrabia Degenfeld. Na piechocie wspierała się cesarska, bawarska i frankońska kawaleria pod wodzą księcia von Sachsen-Lauenburg i feldmarszałka księcia Waldecka. Lewe skrzydło przeciwstawiło Turkom około 26000, centrum </text:span><text:soft-page-break/><text:span text:style-name="T170">armii 22000 żołnierzy. Po prawej, na najbardziej oddalonych od Wiednia górach, znajdowała się cała polska armia, utrudzona w ciężkim marszu, w następującym ordynku: piechota pośrodku, kawaleria na obu flankach. Dowodzili hetmani Jabłonowski, Lubomirski i Sieniawski, wojewoda Denhoff, generał artylerii Kątski, wypróbowani towarzysze broni Sobieskiego z niezliczonych bitew i utarczek z muzułmanami, Matczyński, Zbrożek, Strzałkowski, Chełmski, Rzewuski, szwagier władcy comte de Maligny, i wielu, wielu innych. Król w czasie trwania bitwy przejął naczelne dowództwo nad swoją armią, po uprzedniej obserwacji pierwszych faz bitwy na lewym skrzydle i w centrum, aby w decydującym momencie poprowadzić swe wojsko do rozstrzygającego uderzenia.</text:span></text:p>
      <text:p text:style-name="P143">Tam, w dole nad Dunajem, przedzierając się między wzgórzami winnic, w białych surdutach i czarnych filcowych kapeluszach, szła odważnie cesarska piechota. Dalej, w kierunku Nussdorfu, w brązowych, zielonych i czerwonych sukmanach, dragoni. Między tym symfonia barw: niebieskiej, szarej, zielonej, i czerwonej - to oddziały książąt Rzeszy, z niezgorszym zapałem od cesarskim wojaków wchodząc w bitwę. Następnie kawaleria, kirasjerzy w brązowych surdutach i czerwonych spodniach, z migocącymi, w słońcu błyszczącymi kirysami. Ten tłum, z góry podobny do mrowiska, jest w ciągłym ruchu, tylko z rzadka, cofa się na moment, przystaję, aby nabrać w siebie woli i jak fala odrobinę, lecz nieustannie zdobywać przestrzeń.</text:p>
      <text:p text:style-name="P139"><text:span text:style-name="T170">Jeszce przed świtem, po krótkim wypoczynku w namiocie, w dniu 12 września około godz. 3.00 Sobieski udał się <text:s/>ks. Karola Lotaryńskiego na, który zajmował stanowisko dowodzenia na Kahlenbergu. Polski król nakazał wysłać mu dragonów, </text:span><text:soft-page-break/><text:span text:style-name="T170">aby rozkazał mu wysłać do przodu dragonów, aby rozpoznani wrogie pozycje. Posłano wówczas najpierw, 3 szwadrony, prowadzone przez wypróbowanego </text:span><text:span text:style-name="T171">cesarskiego generała Caprary.</text:span></text:p>
      <text:p text:style-name="P123">Ruszyli oni koło godziny 4.00 drogą wzdłuż Dunaju i bardzo szybko natchnieni się na janczarów, z jakimi wywiązała się zacięta woalka. Cesarskich dragonów wsparto dodatkowymi siłami, byli to głównie ochotnicy, jacy chętnie rzucili się na znienawidzonego wroga. </text:p>
      <text:p text:style-name="P123">Nad polem przyszłej bitwy wstawał poranek. Słońce unosiło się w górę we mgle, ale niebo wskazywało, iż nadchodząca nadziela będzie upalna i pogodna. Po opadnięciu mgieł, Jan III mógł spojrzeć wgłąb pozycji tureckich,ze wzgórz na jakich ciągnęły się linie wojsk chrześcijańskich stojąc na gruzach klasztoru kamedułów na Kahlenbergu, Do dokładnej obserwacji tureckich pozycji używano lunet i specjalnych zwierciadeł. <text:s/></text:p>
      <text:p text:style-name="P123">Jan III musiał dowodzić przy pomocy licznych oficerów ordynansowych, ze względu na rozległość pola bitewnego i jego rzeźbę oraz ilość wojska jakim kierował. Posyłał on z rozkazami i za ich pośrednictwem odbierał meldunki. Z tej konieczności również musiał u jego boku zorganizować się sztab koordynując i wykonujący jego polecenia. <text:s/>Front wojsk odsieczy miał przy ty, 10 km długości i nie był nadal w pełni rozwinięty, to znaczy prawe skrzydło, czyli wojska polsko-litewskie jeszcze zajmowały w trudnym terenie pozycje. Doskonale zorganizowana służba adiutantów i sztafet troszczyła się przez cały dzień o ścisłe powiązanie wszystkich oddziałów i szybkie przekazywanie rozkazów najwyższego dowództwa armii. Doskonała widoczność ze stanowisk na wzniesieniach Lasu Wiedeńskiego, przy pogodnym <text:soft-page-break/>niebie, pozwalała królowi na dobry przegląd całego pola bitwy. Poszczególne oddziały łączyły się ze sobą jak tryby mechanizmu.</text:p>
      <text:p text:style-name="P123">Wojska koalicji miały być ugrupowane w <text:s/>trzy rzuty. Na lewym skrzydle stały oddziały ks. Karola Lotaryńskiego. Przy jego komendzie znajdowali się: ks. Herman Badeński, Eneasz Caprara (1631-1701), ks. Ludwik Badeński (1655-1707), ks. Karol Enugen De Croy (1651-1703). W pierwszej linii, począwszy od zewnętrznej skraju skrzydła stało 10 szwadronów jazdy cesarskiej Caprary, <text:s/>obok 6 szwadronów jazdy cesarskiej ks. Croy, <text:s/>oraz 6 batalionów piechoty cesarskiej. Za nimi stała druga linia, dowodzonej przez hr. Jakuba Leslie (zm. 1691) i Stefana Bidzińskiego, w jakiej stały polski korpus posiłkowy dodatkowo wzmocniony rozkazem Jana III komputową <text:span text:style-name="T201">chorągwią</text:span><text:span text:style-name="T179"> pancerną Stanisława Cetnera i tatarską Samuela Krzeczowskiego</text:span><text:span text:style-name="T201">,</text:span> a dalej 8 szwadronów jazdy cesarskiej oraz 5 batalionów cesarskiej piechoty, na wewnętrznym skraju flanki. W trzeciej linii znajdowały się oddziały feldmarszałka Karla Teodora Otto Salma (1645- 1710), z jaki w 1675 roku Polacy walczyli na Śląsku. W niej było, licząc od lewej strony dwa zgrupowania jazdy, po 6 szwadronów jazdy cesarskiej, oraz licząca 2 bataliony piechota. Siłami tymi dowodzili generałowie: Francis Taaffe (1639-1704) oraz Peter Enst Mercy (1641-1686). Zgrupowanie to opierało się o wzgórza Kahlenbergu i Leopolsbergu, z zamiarem ataku na odcinek miedzy wzgórzem Neussberg a miejscowością Nussdorf, a potem w kierunku miejscowości Heiligenstadt.</text:p>
      <text:p text:style-name="P123"><text:s/>Wojska cesarskie miał spierać korpus saski, stojący bliżej centrum, na południowych stokach Kahlenbergu oraz w dolinie rzeki, a raczej potoku - Wildgrube, jaka miały się <text:soft-page-break/>posuwać w kierunku <text:s/>Heiligenstadt. Wojskiem tym dowodził osobiście elektor saski Jan Jerzy III (1647-1691), oraz jego brat ks. Jan Adolf ks. Saski (1649-1697), a bezpośrednio w polu feldmarszałek Jaoachim Rudiger von Goltz (1620-1688), który w 1676 będąc w brandenburskiej służbie pod Pełczycami dostał się do polskiej niewoli. Wiódł on pod sobą 5 saskich batalionów piechoty, które stepowały ze stoków Kahlenbergu. Z anim zmierzać miało 4 dalsze saskie bataliony piechoty prowadzone przez feldmarszałka Heino Henrika von Flemminga (1632-1706), który także w roku 1676 wpadł w polska niewolę, gdy służył w armii brandenburskiej oraz generała Rudolfa Neistchetza. </text:p>
      <text:p text:style-name="P123">Jerzy Fryderyk, książę Waldeck dowodził centrum wojsk sprzymierzonych. Linia <text:s/>tych wojsk była ustawiona na wschód od doliny rzeki Weidlingsbach, między wzgórzami Vogetsang, Hermannskogel, Sauberg, a znajdującymi się przed nimi wzniesieniami: <text:s/>- Kobenzl i Heuberg, gdzie stykała się znajdującymi się bardziej na prawo wojskami polskimi. W szeregach tego zgrupowania były wojska bawarskie oraz posiłki niemieckie. Korpusem bawarskim dowodził osobiście elektor Maksymilian II Emanuel Wittelsbach. W pieszej linii, patrząc od lewej stronie znajdowały się 4 bataliony piechoty frankońskiej, 4 bataliony piechoty bawarskiej, 4 szwadrony jazdy frankońskiej oraz 7 szwadronów jazdy bawarskiej, którymi dowodzili generał Christian Ernst margrabia Brandeburg-Bayreuth (1644-1712). Jednostki pieszego rzutu miały zmierzać w kierunku miejscowości Grizing i Sievering. Prawą flankę centrum w pieszym szeregu tworzył korpus jazdy cesarskiej sile 10 szwadronów, którymi dowodzili Juliusz Franz Sachsen-Lauenburg (1641-<text:soft-page-break/>1689) oraz feldmarszałek Johann Heinrich Dunewald (1617-1691). Kawaleria miała ubezpieczać atak od strony miejscowości Neustifl. W głębi, w drugiej linii wojska stały jednostki dowodzone przez generałów Adama Heinricha von Steinau (zm. 1712), Hansa Carla von Thungena (1648-1709), Johana Karla Palffy ob Erdad (1645-1694) oraz Rudolfa Michaela Rabatta (1636-1688). Były to patrząc od lewej strony na prawo, 3 bataliony frankońskiej piechoty, 4 bataliony bawarskiej piechoty, 3 szwadrony jazdy frankońskiej, 8 szwadronów jazdy bawarskiej i 8 szwadronów jazdy cesarskiej - Palffy'ego i Rabbatty. W ostatnim szeregu znajdowały się odpowiednio, od lewej strony 2 bataliony saskiej piechoty hr Reussay, 4 szwadrony jazdy bawarskiej generała Degenfelda, 4 bataliony saskiej piechoty generała Rumpela, oraz 6 szwadronów jazdy cesarskiej, pod komenda Franza Gondola (zm. 1717), w <text:s/>szeregach jakiej znajdowali się rajtarzy Jana Kazimierza Tedtwina. </text:p>
      <text:p text:style-name="P123">Prawe skrzydło obsadziły jednostki polsko-litewskie. Ustawione w trzech rzutach, podzielone na cztery kolumny, a w każdej z wyjątkiem taj najbardziej skrajnej po prawej stronie, gdzie stanęli Litwini, środkiem i przed kawalerią miały pójść oddziały piechoty i spieszonej dragonii, aby oczyścić pole dla osłaniającej ją po obu stronach kawalerii do decydujących szarż. </text:p>
      <text:p text:style-name="P123">Ze wzgórza Dreimarsteiin miała rozwinąć się kolumna prowadzona przez hetmana Mikołaja Sieniawskiego, aby przez wzgórza Michuelerberg oraz Schafberg uderzyć na tureckie pozycje <text:s/>rejonie Poltzleinsdorf <text:s/>i przebić się w kierunku miejscowości Hernals. Kawalerii Sieniawskiego w pierwszym najsilniejszym rzucie miała towarzyszyć dragonia skupiona w brygadzie <text:s/><text:span text:style-name="T201">Władysława Denhoffa (składzie: </text:span><text:soft-page-break/><text:span text:style-name="T171">regimenty dragonii Jerzego Taube oraz Jana Piotra Postela, regiment pieszy pod dowództwem Aleksandra Domaradzkiego oraz 200 kozaków</text:span><text:span text:style-name="T201">).</text:span>W drugim szeregu operowała pułk Marcina Bogusza, rajtaria <text:s/>Jerzego Guzenappa oraz brygada <text:s text:c="3"/>generała-adiutanta <text:span text:style-name="T201">Jana Fryderyk Groebena (składzie: regiment gwardii konnej pod dowództwem ppłk Gerharda von Fittinghoff'a, pieszy regiment gwardii pod dowództwem płk Jana Jakuba Butlera). </text:span>Na nimi jeszcze do ataku ruszyć miał pułk Marcjana Chełmskiego, wsparty przez rajtarie Jana Górzyńskiego oraz piechurów z brygady <text:span text:style-name="T201">Jana Koszkiela (</text:span><text:span text:style-name="T171">regimenty pod dowództwem Jana Koszkiela, Jana von Sackena i Franciszka Lanckorońskiego)</text:span><text:span text:style-name="T201">.</text:span> Obok Sieniawskiego miał stanąć główny taran jakim Sobieski miał zamiar przebić tureckie pozycje. W jego skład wszedł w pierwszej linii pułk Hieronima Lubomirskiego, z wydzielonymi oddziałami piechoty i spieszonej dragonii pod komenda kawalera <text:span text:style-name="T201">de Maligny (w składzie regimenty pod dowództwem: </text:span><text:span text:style-name="T171">Jana Kożuchowskiego, Teodora Franka, Jakuba Berensa i <text:s text:c="2"/>Jana Przebendowskiego)</text:span><text:span text:style-name="T201">.</text:span> W drugiej linii za nimi, miał stanąć jazda z pułku królewskiego, którym przewodził Atanazy Matczyński, oraz piechota, głównie gwardia królewska w brygadzie pod dowództwem <text:span text:style-name="T201">Ernesta Denhoffa (w składzie: regimenty pod dowództwem </text:span><text:span text:style-name="T171">Wilhelma Finka, Wacława Wilhelma Dobrzyca, <text:s/>Otto Ernesta Rappe i Jana Kazimierza Nenchy)</text:span><text:span text:style-name="T201">.</text:span> W trzecim rzucie, jaki osobiście zamierzał poprowadzić Jan III znajdował się pułk jego syna królewicza Jakuba, dowodzony przez Marcina Zamoyskiego, oraz brygada <text:span text:style-name="T201">Stanisława Morsztyna (w składzie regimenty pod dowództwem: </text:span><text:span text:style-name="T104"><text:s/></text:span><text:span text:style-name="T201">Eliasza Krauze, </text:span><text:span text:style-name="T171"><text:s/>Marcina Kazimierza Borowskiego i Jakuba Kutza) wraz z piechotą pruską (regimenty Fryderyka von Denhoffa oraz Krzysztofa </text:span><text:soft-page-break/><text:span text:style-name="T171">Stewarda von Waldburg'a)</text:span>. Zgrupowanie to miano rozwinąć wzdłuż osi przebiegającej <text:s/>doliną rzeki Alserbach, miedzy wzgórzami Michuelerberg oraz Schafberg, a miejscowościami Neuwaldegg i Dorbach. Miały przebić korytarz dla głównego uderzenia. Dalej na prawo stały oddziały hetmana Stanisława Jabłonowskiego, w pierwszej linii jego pułk, oraz brygada generała <text:span text:style-name="T201">Jana Wojciecha Dennemarka (w składzie regimenty pod dowództwem: </text:span><text:span text:style-name="T171">Wojciecha Jaskólskiego, Jana Samuela Chrzanowskiego, Aswerusa Wrzospolskiego)</text:span><text:span text:style-name="T201">,</text:span> w drugiej linii pułk Michała Zbrożka i piechota <text:span text:style-name="T201">brygady Eliasza Łąckiego (w składzie regimenty pod dowództwem: </text:span><text:span text:style-name="T171"><text:s/>Jerzego Guttry, </text:span><text:span text:style-name="T230">Jana Brandenburgcha oraz 200 kozaków)</text:span>, wsparty przez dodatkowe chorągwie lekkie, a za nim pułk Remigiana Strzałkowskiego, wraz z pruską kawaleria pod komenda <text:s/>Henryka Bulowa ( to jest p<text:span text:style-name="T170">ruski regiment dragoński pod dowództwem płk. Kaspra de Bernefoura </text:span>oraz <text:s/>pruski regiment rajtarski <text:s/>pod dowództwem płk Henryka Bulowa) piechota w brygadzie pod komenda<text:span text:style-name="T201"> Jana Barensa (w składzie regimenty pod dowództwem </text:span><text:span text:style-name="T171"><text:s/>Jana Barensa, Johana Banera, Zygmunta de Stremema</text:span><text:span text:style-name="T201">.</text:span> Wojska te obsadziły rejon wzgórz Rosskopf, miały nacierać przez dolinę pomiędzy wzgórzami Hauberg, a Gallitzinberg. Sobieski wydzielił również obwód ogólny, którym miał dowodzić Franciszek Gałecki.</text:p>
      <text:p text:style-name="P123">Najbardziej na prawo, przez trudny teren przebijały się oddziały litewskie, docierając w rejon Schottenhofu, aby z niego uderzyć w kierunku miejscowości <text:s/>Marianbrunn, gdzie znajdowali się Tatarzy. Miano <text:s/>ten sposób osłonić długie, rozcinające uderzenie sił koronnych przeciw główny siłom tureckim, a następnie kontynuując natarcie doliną Wiedenki, wesprzeć <text:s/>wysiłki zmierzające do pełnego zaryglowania <text:soft-page-break/>możliwości odwrotu wojsk tureckich, do odcięcia jakich plan Jana III zmierzał. W <text:s/>przedzie podążała silna i mobilna, awangarda pod dowództwem Grzegorza Ogińskiego oraz dragonia litewska pod ogólną komenda Leona Sapiehy, za nimi główna cześć litewskiej konnicy pod komenda hetmana Bogusława Słuszki, a za nimi oddziały piechoty i reszta dragonii na jakimi dowództwo sprawował książę kurladzki <text:span text:style-name="T201">Ferdynand Kettler. </text:span></text:p>
      <text:p text:style-name="P123">Bitwę rozpoczęła artyleria. Na rozkaz Sobieskiego bateria dział na Kahlenbergu otworzyła ogień na przymurki winnic, osłaniające janczarów broniących stoczy, czym dano znak do rozpoczęcia bitwy. <text:s/>Turcy odpowiedzieli kontratakiem, starając się zdobyć i uciszyć działa, ale <text:s text:c="2"/>odparły go dwa bataliony piechoty cesarskiej stojące obok nich. Po paru chwilach ks. Karol Lotaryński rzucił swe wojska w kierunku wzgórza Nussberg. Ze wzgórza Leopoldsberg najpierw ruszyły do natarcia oddziały piechoty i dragoni cesarskiej oraz saskiej, w tym również złożony z Polaków regiment dragonów z korpusu Bidzińskiego. Przednie straże tureckie szybko oddały pola bez większego oporu. Turcy ustępowali do miejscowości <text:s/>Heiligenstadt, gdzie jednak zatrzymali się i postanowili bronic się w oparciu o zabudowania i linię rzeki Nesselbach. U jej ujścia do Dunaju znajdowała się wieś <text:s/>Neussdorf, o jaką toczono uporczywe walki, podczas jakich Turcy kilkakrotnie kontratakowali. </text:p>
      <text:p text:style-name="P123">Kara Mustafa ruszył do natarcia w centrum, aby ulżyć swemu prawemu skrzydłu. Uważani za formacje wyborową, Lewendowie z Bośni, ostrzelali najpierw ostrzelali saskich piechurów i ruszyli na nich do brawurowego ataku, ale zostali odparci silnych ogniem z muszkietów i artylerii. </text:p>
      <text:p text:style-name="P123"><text:soft-page-break/>Po nadejściu saskiej piechoty oraz włączeniu kolejnych batalionów cesarskich żołnierzy, Austriakom udało się około godz. 8.00 opanować Nussdorf. Po przegrupowaniu wojsk ks. Karol Lotaryński wznowił natarcie w kierunku na Heiligenstadt, gdzie znowu doszło do ciężkich walk, szczególnie nad mocno obsadzonym przez Turków potokiem Nesselbach. Wspierani przez silną na tym docinku własną artylerię janczarzy kilkakrotnie zrywali się do kontrataku. Dochodziło do walki wręcz. Do akcji wkraczała też jazda turecka, sipahowie i jazda syryjska, ale bez efektów. Z wolna i przy ponoszeniu znacznych strat, wojska cesarskie posuwały się jednak do przodu. Piechocie towarzyszyły lekkie działka, niszczące umocnienia tureckie i ukrywających się za nimi janczarów. Po zaciętej walce około południa sforsowano potok, a następnie wraz ze oddziałami saskimi zdobyć <text:s/>ostatecznie Heiligenstadt. Turcy zostali odrzuceni w kierunku wsi Döbling, a za nimi ciągnęli pokrzepieni pierwszymi sukcesami Austriacy i Sasi, W tym momencie obawy o to, iż zbyt bardzo wysunięci Austriacy narażą się na kontratak wojsk osmańskich, stawał się realną groźbą. W tym jeszcze momencie Polacy nie zakończyli kontentacji na prawym skrzydle. Już Kara Mustafa zbierał siły do przeprowadzania tego manewru, dlatego rozkazał księciu Karolowi Lotaryńskiemu, aby się na razie zatrzymał, a Waldeckowi polecił rozpocząć działania ze wzgórz <text:s/>Vogetsang i Hermannskogel uderzeniem na miejscowości Sievering i Grünzing. Tutaj natrafiono na silny i zdecydowany opór turecki oraz poważne przeszkody terenowe, jakie ograniczały siłę ataku. Po jakimś czasie oddziałom niemieckim udało się oczyścić wzgórza z nieprzyjaciela i dotrzeć w rejon podwiedeńskich równin. </text:p>
      <text:p text:style-name="P123"><text:soft-page-break/>W tym samym czasie na prawym skrzydle jazda koronna od godzin porannych ustawiła się gotowa do walki, ale piechota nie była jeszcze ustawiona i skompletowana. </text:p>
      <text:p text:style-name="P123">Austriakom i Niemcom przyszło teraz oczekiwać te kilkanaście długich minut, aż na prawo od nich, z lasów okazały się łopoczące na wietrze proporcje i lśniące w słońcu wysokie kopie polskiej jazdy, która ustawiała się do boju. Przyjęli to z gromkimi okrzykami radości, a Turcy z przerażeniem. Kara Mustafa szybko zrozumiał, iż nie wzdłuż Dunaju spadnie na niego decydujące uderzenie chrześcijan, ale <text:s/>ze wzgórz zajętych przez wojska Sobieskiego. </text:p>
      <text:p text:style-name="P123">Musiał zmienić swe zamiary i znów przerzucać wojska w zupełni innym kierunku, niż zasugerował mu atak ks. Lotaryńskiego. Turcy zatrzymali kontrataki na Heiligenstadt. Lecz o to Janowi II chodziło, opuścił zatem Kahlenberg, skąd przyglądał się pierwszym starciom i udał się do swoich oddziałów, aby uszykować je ostatecznie do czekającej jej walki. Sobieski obrał sobie stanowisko na <text:s/>wzgórzu Griinberg i otoczył swymi oficerami, przez jakich przesyłał kolejne rozkazy.</text:p>
      <text:p text:style-name="P123">Gdy przed polskim monarchą stanęły jego wojska przygotowane do bitwy, Sobieski wyszedł przed nie. Jak odnotowali kronikarze tego wyjątkowego momentu, dosiadał pięknego arabskiego dzianeta, był bez zbroi, zbytnia bowiem otyłość nie pozwalała mu już wdziać pancerza. Miał na sobie biały żupan z chińskiego jedwabiu i ciemnoniebieski kontusz, na głowie kołpak z czaplim piórem, przytwierdzonym brylantową agrafą, w ręku trzymał buławę. Przed nim jechali dwaj chorążowie. Pierwszy trzymał proporzec z herbem Sobieskich, Janiną, drugi włócznię z sokolim <text:soft-page-break/>piórem, prastarym znakiem naczelnego wodza. </text:p>
      <text:p text:style-name="P123">Po chwili król przemówił do żołnierzy, słowami otuchy i zachęty, jak na wielkiego wodza przystało, odpowiedział mu potężny okrzyk z tysięcy piersi, skrywające żelazne serca pod pancerzami gotowe do śmierci i zwycięstwa.</text:p>
      <text:p text:style-name="P123">Pierwsze zadanie otrzymała piechota, stosunkowo liczna, w przyprowadzanym wojsku, aby wyprzeć Turków z wąwozów, winnic, domostw i utorować drogę dla jazdy. Ogólną komendę nad tą fazą bitwy otrzymał generał Kąstki, który w sukurs piechocie z wielką finezja i wyczuciem używał z takim z trudem przeniesionych przez Las Wiedeński dział, dla wsparcia jej wysiłków i wypieraniu Turków z ich pozycji. Rola artylerii miała okazać się szczególnie ważna na tym etapie, a generał Kąstki udowodnił po raz wtóry, iż jest znakomitym i pomysłowym fachowcem w swej dziedzinie do maksimum wykorzystując możliwości broni jaką dysponował. </text:p>
      <text:p text:style-name="P123">Piechota posuwała się znów w trudnym terenie, natrafiając na tureckie zasadzki i niespodziewane przeszkody. Dosyć łatwo udało się zająć wzgórze Michulerberg, a następnie z dział i muszkietów odpierano janczarów, którzy podjęli próby powstrzymania dalszych postępów. Piechota koronna rozwijała się kierunku wzgórz Schfberg, Heuberg, Gallitzinberg, gdzie przeciwnik stawił już zdecydowany odpór. </text:p>
      <text:p text:style-name="P123">Piechurzy atakowali poszczególne punkty oporu wroga w luźnym szyku. Po zdobyciu jednej pozycji czekali na podciągnięcie dział, atakowali następną i tak kolejno, aż do zejścia na równinę. Działa raziły nieprzyjaciela kartaczami, większe punkty jego oporu bombardowano granatami. W walce ogniowej z janczarami polscy piechurzy okazali się lepsi, a i w starciu wręcz, w którym długie berdysze okazywały się lepsze <text:soft-page-break/>od tureckich szabel. Przeciwnik ustępował, przyjmował ataki dosyć biernie, gdy po pierwszej próbie dzikiego kontrataku odrzucano go, dosyłane wsparcie okazywało się niewystarczające. Turecka obrona okazywała się co prawda fanatyczna, ale organizacyjnie oparta na mało przemyślanej improwizacji i otrzymywane ciosy bardzo zniechęcały ją do podejmowania inicjatywy. </text:p>
      <text:p text:style-name="P123">Pomiędzy godz. 14.00 a 15.00 piechota polska opanowała ostatecznie wszystkie cztery wzgórza leżące na jej drodze w stronę Wiednia. Przed wojskami polskimi rozciągała się teraz podmiejska równina, do jakie znaleźli się zepchnięci Turcy. W ten sposób otworzona <text:s/>drogę do ataku kawalerii, do obozu tureckiego. Teren pokrywały jedynie łagodne pochyłości, umożliwiające przeprowadzenie szarży. </text:p>
      <text:p text:style-name="P139"><text:span text:style-name="T170">W tym momencie stoj</text:span><text:span text:style-name="T195">ą</text:span><text:span text:style-name="T170">c</text:span><text:span text:style-name="T195">ą </text:span><text:span text:style-name="T170">na wzgórzu Rosskopf grup</text:span><text:span text:style-name="T195">ę </text:span><text:span text:style-name="T170">wojsk hetmana Jabłonowskiego usiłowali nieśmiało atakować Tatarzy. Liczyli, iż odniosą sukces jeśli Polacy są jeszcze rozproszeni, w innym razie wbiją się miedzy jazdę a atakująca wniesiona piechotę, uderzeniem z boku. <text:s/>Tatarzy podeszli od strony strumienia Mauerbach, ale <text:s/>wówczas na ich tyłach pojawiły się z chorągwie litewskie, a przed nimi dragonów gotowych do oparcia ataku i chorągwie Jabłonowskiego ustawione w szyku bitewnym. </text:span></text:p>
      <text:p text:style-name="P143">Wycofali się ordyńcy na ten widok, mając szybkie konie uchodzili szybko, ale prowokowało to Litwinów do pogoni. Rzucił się za nimi Grzegorz Ogiński, a potem pozostałe wojska litewskie i przedarły się do Huteldorfu. Piechota litewska stanęła w Mariannbrunie i ciągnęła też na wschód za jazdą. Tatarzy uszli, przemieszali się, cześć, spadła w gęste lasy na południe od Wiedenki, nieznaczna cześć zginęła w <text:soft-page-break/>kleszczach miedzy <text:s/>Huteldorfem a <text:s/>Mariannbrunem. Przy czym wierne wezyrowie ordy zatrzymały się pod Augarten, w liczbie ok 4000-5000, reszta pod komendą chana zrejterowała na Węgry. </text:p>
      <text:p text:style-name="P139"><text:span text:style-name="T170">Około godz. 16.00 polska jazda, której oczyszczono przestrzeń do szarży zaj</text:span><text:span text:style-name="T195">ę</text:span><text:span text:style-name="T170">ła pozycje wyj</text:span><text:span text:style-name="T195">ś</text:span><text:span text:style-name="T170">ciowe do ataku na wzgórzach od Gallitzinberg po Schafberg. </text:span></text:p>
      <text:p text:style-name="P139"><text:span text:style-name="T170">W tym samym czasie, Turcy usiłowali przyprowadzić kontratak rozwijając go znad potoku Krottenbach przez uderzenie w kierunku miejscowości Potzleinsdorf, pod jaką zdołali podejść. Być może manewr ten miał być zhydrolizowany z działaniami Tatarów, z przeciwnej strony, a celem było odcięcie i odseparowanie wysuniętej do przodu polskiej piechoty. Turków odpierały najpierw żołnierze bawarscy i jazda <text:s/>cesarska generała Gondolii, potem na rozkaz królewski wydzielony oddział koronny pod dowództwem Franciszka Gałeckiego (</text:span><text:span text:style-name="T185">w składzie regiment gwardii pod dowództwem</text:span><text:span text:style-name="T168"> </text:span><text:span text:style-name="T185">Michała Brandta, regiment gwardii pod dowództwem Fryderyka Seswegena, </text:span><text:span text:style-name="T188">chorągiew serdyńska Samuela Motowidły, regiment gdański </text:span><text:span text:style-name="T100">Kristiana von Schweinitz'a</text:span><text:span text:style-name="T188"> </text:span><text:span text:style-name="T170">) . Osmanów odparto i przywrócono wcześniejsze pozycje wojsk sojuszniczych.</text:span></text:p>
      <text:p text:style-name="P139"><text:span text:style-name="T170">Sobieski wydał rozkaz, aby Austriacy i Sasi wznowili atak po przymusowej pauzie, zajęli wroga tuż przed generalną szarżą wojsk polskich. Wojska ks. Karola Lotaryńskiego przekroczyły rzekę Nesselbach i zdobyli miejscowo</text:span><text:span text:style-name="T195">ść </text:span><text:span text:style-name="T170">Döbling, po czym kontynuowali natarcie na Wahring i Weinhaus. Około godz. 17.00 sprzymierzeni rozwin</text:span><text:span text:style-name="T195">ę</text:span><text:span text:style-name="T170">li swe wojska szerokim półkolem wokół całej równiny pod Wiedniem. Lewe skrzydło rozci</text:span><text:span text:style-name="T195">ą</text:span><text:span text:style-name="T170">gn</text:span><text:span text:style-name="T195">ę</text:span><text:span text:style-name="T170">ło si</text:span><text:span text:style-name="T195">ę </text:span><text:span text:style-name="T170">od odnogi Dunaju po Weinhaus. W </text:span><text:soft-page-break/><text:span text:style-name="T170">centrum wchodziła na stanowiska wyj</text:span><text:span text:style-name="T195">ś</text:span><text:span text:style-name="T170">ciowe silna grupa jazdy cesarskiej i niemieckiej pod wodz</text:span><text:span text:style-name="T195">ą k</text:span><text:span text:style-name="T170">s. Waldecka. <text:s/>Na prawym skrzydle, między miejscowo</text:span><text:span text:style-name="T195">ś</text:span><text:span text:style-name="T170">ciami Pötzleinsdorf i Dornbach, rozwin</text:span><text:span text:style-name="T195">ę</text:span><text:span text:style-name="T170">ła si</text:span><text:span text:style-name="T195">ę </text:span><text:span text:style-name="T170">grupa jazdy Sieniawskiego, </text:span><text:span text:style-name="T195">obok nie główna </text:span><text:span text:style-name="T170">grupa uderzeniowa, od Dornbach po masyw Gallitzinbergu, dalej na prawo na stokach tego wniesienia stała jazda Jabłonowskiego, a pod Huttedorfen wojska litewskie Słuszki. </text:span></text:p>
      <text:p text:style-name="P139"><text:span text:style-name="T170">Sobieski, co prawda my</text:span><text:span text:style-name="T195">ś</text:span><text:span text:style-name="T170">lał o decyduj</text:span><text:span text:style-name="T195">ą</text:span><text:span text:style-name="T170">cym uderzeniu dopiero w drugim dniu bitwy, spodziewając się trudności z zakończeniem koncentracji i oczyszczeniu przedpola, ale zmienił zdanie, gdy zobaczył nadzwyczaj korzystnie układaj</text:span><text:span text:style-name="T195">ą</text:span><text:span text:style-name="T170">c</text:span><text:span text:style-name="T195">ą </text:span><text:span text:style-name="T170">si</text:span><text:span text:style-name="T195">ę </text:span><text:span text:style-name="T170">sytuacj</text:span><text:span text:style-name="T195">ę</text:span><text:span text:style-name="T170">. Bardziej niepokoiło go, iz w przypadku zwłoki w decydującym uderzeniu, Turcy wycofają się spod Wiednia, nie doznawszy uszczerbku i będą zdolni do dalszego prowadzenie wojny, co mocno komplikowałoby sytuację sojuszników. Postanowił wi</text:span><text:span text:style-name="T195">ę</text:span><text:span text:style-name="T170">c uderzy</text:span><text:span text:style-name="T195">ć </text:span><text:span text:style-name="T170">jeszcze 12 września i zakończyć w ciągu jednego dnia zmagania. Natarcie to zamierzał przeprowadzi</text:span><text:span text:style-name="T195">ć </text:span><text:span text:style-name="T170">nie tylko siłami polskimi, ale równie</text:span><text:span text:style-name="T195">ż </text:span><text:span text:style-name="T170">specjalnie utworzon</text:span><text:span text:style-name="T195">ą </text:span><text:span text:style-name="T170">do tego celu grup</text:span><text:span text:style-name="T195">ą </text:span><text:span text:style-name="T170">jazdy ks. Waldecka, stoj</text:span><text:span text:style-name="T195">ą</text:span><text:span text:style-name="T170">c</text:span><text:span text:style-name="T195">ą </text:span><text:span text:style-name="T170">w centrum, sformowaną z przegrupowanych oddziałów jazdy niemieckiej i cesarskiej, co było ułatwione pierwotnym ich uszykowaniem do bitwy. Ks. Karol Lotary</text:span><text:span text:style-name="T195">ń</text:span><text:span text:style-name="T170">ski miał tymczasem kontynuowa</text:span><text:span text:style-name="T195">ć </text:span><text:span text:style-name="T170">natarcie wzdłu</text:span><text:span text:style-name="T195">ż </text:span><text:span text:style-name="T170">odnogi Dunaju, by przebi</text:span><text:span text:style-name="T195">ć </text:span><text:span text:style-name="T170">si</text:span><text:span text:style-name="T195">ę </text:span><text:span text:style-name="T170">do Wiednia i zniszczy</text:span><text:span text:style-name="T195">ć </text:span><text:span text:style-name="T170">odci</text:span><text:span text:style-name="T195">ę</text:span><text:span text:style-name="T170">t</text:span><text:span text:style-name="T195">ą </text:span><text:span text:style-name="T170">przez szarżę na prawym skrzydle oraz centrum armi</text:span><text:span text:style-name="T195">ę </text:span><text:span text:style-name="T170">tureck</text:span><text:span text:style-name="T195">ą.</text:span></text:p>
      <text:p text:style-name="P139"><text:span text:style-name="T195">Gdy trwały przygotowania do ostatecznego natarcia,poderwano do sprawdzenie terenu pojedynczą chorągiew i kilka chorągwi pancernych, dla osłony które jednak w bezpośredni bój nie miały się włączać. Husaria miała sprawdzić teren i odporność </text:span><text:soft-page-break/><text:span text:style-name="T195">wroga na jej cios.</text:span></text:p>
      <text:p text:style-name="P139">Po oczyszczeniu zboczy wzgórz opadających ku Wiedniowi, zostały spełnione warunki do przeprowadzenia uderzenia konnicy. Sobieski jednak, wobec przykrych niespodzianek terenowych, jakie dotychczas napotykał, postanowił ponad wszelką wątpliwość wyeliminować możliwość napotkania na swej drodze kolejnych utrudnień. Groziło katastrofą każde zamieszanie w szeregach ogromnej masy jeźdźców puszczonych do ataku, gdyby na trasie zarży napotkano jakąś niepodziewana, wcześniej ukrytą dla wzroku przeszkodę. Dlatego też zdecydowano, iz pojedyncze chorągwie husarskie z czołowych pułków uczynią próbną szarże i podjadą pod same linie wojsk nieprzyjaciela. O ile chorągwie wysłane przez Sieniawskiego i Jabłonowskiego wróciły bez uszczerpku, bowiem nie doszło w wyniku ich ruchu do poważniejszego starcia, to wysłana na głównym kierunku uderzeniu, mająca najbardziej odpowiedzialne zadania chorągiew husarska JKM Jana III, powierzona w tym celu Andrzejowi Modrzewskiemu. Chorągiew husarska uformowała się w dwa szeregi <text:s/>i rozpoczęła szarżę, po zboczach Schafbergu . Poniżej znajdował się rów, który co prawda jeźdźcy pokonali pokonali lecz z pewną trudnością. <text:s/>Nastepnie uporządkowali szyk i ruszyli w dalszy atak. Po jego przebyciu uformowali ponownie szyk i ruszyli na Turków. Idący na czele Modrzewski wyskoczył zbyt mocno przed pierwszy szereg, wpadł w szyk turecki, a za nim zwaliła się reszta husarzy. Nim jednak kopie husarskie dosięgły Turków, Modrzewski padł śmiertelnie ranny z rąk czeredy, która osamotnionego otoczyła. Turcy odskoczyli na bok, na widok wymierzonych w nich kopii, ich jedyną szansą było wyjście na boki i <text:soft-page-break/>tyły polskiej chorągwi a nie walką z nią od frontu. Zadanie to było tym łatwiejsze dla turków, iż mieli do czynienia z pojedynczą chorągwią, której boki nie były osłonięte przez sąsiednie chorągwie. Korzystając z tych okoliczności, liczebnie górujący Turcy zaatakowali z boków i starali się Polaków zamknąć w swym uścisku, ale husarze po zaciętej walce przebili się i zawrócili ku pozycjom reszty wojsk polskich. Turcy próbowali ich gonić, ale wtedy dla osłonięcia wycofującej się husarii, Hieronim Lubomirski posłał kilka chorągwi pod komendą kasztelanica Stefana Potockiego. <text:s/>Turcy w obawie przed wciągnięciem ich w pułapkę, zatrzymali się i odwrócili. Podobnego przebiegu nie miały póbne szarże w wykonaniu <text:s/>chorągwi husarskich por. <text:span text:style-name="T184">Stanisława Małachowskiego na odcinku wojsk hetmana Jabłonowskiego oraz por. Franciszka Poniatowskiego w rejonie działania hetmana Sieniawskiego.</text:span></text:p>
      <text:p text:style-name="P139">Szarża chorągwi por. Głogowskiego kosztowała życie 12 towarzyszy i kilkunastu pocztowych, co było stratami bardzo wysokimi. Dowiodła jednak, iż frontalny atak całej jazdy ze skrzydła wojsk polskich jest możliwe.</text:p>
      <text:p text:style-name="P139"><text:span text:style-name="T170">Turcy widząc wyłaniających się Polaków, zareagowali przerzucaniem na zagrożony kierunek, wszelkich dostępnych sił. Trzy czwarte osmańskich wojsk, czyli niemal 50 000 żołnierzy miało przeszkodzić Polakom. Wielki wezyr nie cofał się przed ogołacaniem prawego skrzydła, gdzie atakowali Austriacy. Bejlerbejowie: anatolijski, karama</text:span><text:span text:style-name="T195">ń</text:span><text:span text:style-name="T170">ski i janowa</text:span><text:span text:style-name="T195">ń</text:span><text:span text:style-name="T170">ski, ze swymi wojskami oraz niektóre inne oddziały wsparły teraz wezyra w centrum siłami kilkunastu tysi</text:span><text:span text:style-name="T195">ę</text:span><text:span text:style-name="T170">cy ludzi, przybyłych na pole bitwy spod sza</text:span><text:span text:style-name="T195">ń</text:span><text:span text:style-name="T170">ców Wiednia. Pośród Turków powszechne były oznaki paniki i zamieszania, które komplikowało ich położenie jeszcze bardziej. Dezerterowały całe </text:span><text:soft-page-break/><text:span text:style-name="T170">oddziały, ale co prawda opuszczały swoje pozycje, lecz nie mogły wydostać się na bezpieczny trakt do Jawaryna, dokąd uciekano. </text:span></text:p>
      <text:p text:style-name="P139"><text:span text:style-name="T170">Zbli</text:span><text:span text:style-name="T195">ż</text:span><text:span text:style-name="T170">ała si</text:span><text:span text:style-name="T195">ę </text:span><text:span text:style-name="T170">godzina osiemnasta. Nadeszła chwila rozstrzygaj</text:span><text:span text:style-name="T195">ą</text:span><text:span text:style-name="T170">ca. Uderzono w tr</text:span><text:span text:style-name="T195">ą</text:span><text:span text:style-name="T170">by, surmy i b</text:span><text:span text:style-name="T195">ę</text:span><text:span text:style-name="T170">bny, rozwinięto sztandary, odezwały się okrzyki. Piechota i artyleria chrześcijańska, na całej linii ponownie otworzyły zmasowany ogień. Osobistym rozkazem <text:s/>króla Anastazy Mi</text:span><text:span text:style-name="T195">ą</text:span><text:span text:style-name="T170">czy</text:span><text:span text:style-name="T195">ń</text:span><text:span text:style-name="T170">ski otrzymał zadanie zdobycia wezyrskich namiotów, po czym Jan III skinął buławą na swe chorągwie i zawołał - „Dalej w Imi</text:span><text:span text:style-name="T195">ę </text:span><text:span text:style-name="T170">Pa</text:span><text:span text:style-name="T195">ń</text:span><text:span text:style-name="T170">skie!" 16.</text:span></text:p>
      <text:p text:style-name="P139"><text:span text:style-name="T170">Na ten znak monarchy pochyliły si</text:span><text:span text:style-name="T195">ę kopie w ręku pierwszego szeregu,liczącego 3000 jeźdźców i </text:span><text:span text:style-name="T114">rozbrzmiewa między nimi odwieczne zawołanie do boju Polaków "Jezus, Maryja, ratuj!" </text:span><text:span text:style-name="T170">Wierzchowce ruszyły, rozpędzały się i mknęły w sam środek tureckich pozycji. Pośród odzianych w pancerze rycerzy sarmackich pędził sam Jan III, a przy</text:span><text:span text:style-name="T171"> nim bohaterska <text:s/>chorągiew królewskiego imienia pod por. Głogowskim.</text:span></text:p>
      <text:p text:style-name="P139"><text:span text:style-name="T170">Podprowadziwszy nabierająca rozpędu szarże</text:span><text:span text:style-name="T195"> </text:span><text:span text:style-name="T170">pod szyki tureckie, Jan III zatrzymał si</text:span><text:span text:style-name="T195">ę </text:span><text:span text:style-name="T170">i wraz ze swym sztabem obserwował dalszy postęp natarcia. Ci</text:span><text:span text:style-name="T195">ęż</text:span><text:span text:style-name="T170">ka jazda stopniowo nabierała rozp</text:span><text:span text:style-name="T195">ę</text:span><text:span text:style-name="T170">du, lecąc równo lawiną żelaza, a zbli</text:span><text:span text:style-name="T195">ż</text:span><text:span text:style-name="T170">ywszy si</text:span><text:span text:style-name="T195">ę </text:span><text:span text:style-name="T170">do nieprzyjaciela <text:s/>na odległość strzało muszkietowego, energicznie przeszła w cwał, niczym huragan najeżony piorunami. Na <text:s/>skrzydłach i za husaria ciągnęły z nią z nie mniejszą zaciekłością chorągwie pancerne i lekkie. W ci</text:span><text:span text:style-name="T195">ą</text:span><text:span text:style-name="T170">gu kilkunastu minut run</text:span><text:span text:style-name="T195">ę</text:span><text:span text:style-name="T170">ło na Turków przeszło 20 000 jazdy, w tym 4000 husarzy. Obraz zupełnie nie znany Europie, przed jakim żaden odpór nie był możliwy. Ostrzał dział tureckich i muszkietów bez widocznego efektu prześlizgnął się po szarżującej konnicy. </text:span></text:p>
      <text:p text:style-name="P139"><text:soft-page-break/><text:span text:style-name="T170">Uderzenie było tak gwałtowne, </text:span><text:span text:style-name="T195">ż</text:span><text:span text:style-name="T170">e</text:span><text:span text:style-name="T195"> Turcy odpowiedzieli tylko jedna salwą i chrześcijańska konnica zatopiła się w ich szeregach. Sieniawski prowadził swe chorągwie doliną potoku Asenbach, na główny turecki szaniec wysunięty przed miejscowość Wahring. Kolumna królewska, której pierwszym szeregiem dowodził hetman Lubomirski miała za zadanie odciąć wojska osmańskie od obozu, kierując się na Ottarging, a potem St. Urlich. <text:s/>Jabłonowski, miał uderzać na osmański obóz, a potem wedrzeć się do niego i odciąć możliwość odwrotu przez niego przeciwnikowi. Na wojska litewskie Słuszki spadło zadanie przepędzenia ordy, aby nie miała możliwości kontratakowania i zabezpieczenia linii Wiedenki. </text:span></text:p>
      <text:p text:style-name="P143">Husarze złamali w zwarciu swe kopie, uderzywszy na sipahów, jacy próbowali im daremnie stawić opór. Wielometrowe kopie potrafiły przy jednym uderzeniu przebić i więcej niż pojedynczego przeciwnika, gęstwinie zmieszanych ze sobą wojsk. Następnie nie zwalniając tępa zwaliły się na przerażonych janczarów, jakich turecka kawaleria osłonić nie zdołała i przelali się przez nie z niezwykła łatwością. </text:p>
      <text:p text:style-name="P143">Moc uderzenia wyłamała tureckie szeregi, zachwiały się one i puściły, po czym rzuciły do bezładnej ucieczki, pierwsza przeszła bohaterska<text:span text:style-name="T201"> chorągiew husarska por. Głogowskiego.</text:span> Atak trwał dalej. najdłużej trzymały się najwierniejsze wojska samego wielkiego wezyra, okopane i osłonięte naturalnym jarem. Jazda ominęła tą przeszkodę, do szturmu szykowała się znów piechot i dragonia. Tu walka okazała się zaciętą, ale Turków również pobito, a w kłębowisko wycofujących się żołnierzy osmańskich posłano kilka chorągwi jazdy, aby wycięły ich do końca. </text:p>
      <text:p text:style-name="P139"><text:span text:style-name="T170">Po przełamaniu skrzydeł armii tureckiej jazda sojuszników wdarła si</text:span><text:span text:style-name="T195">ę </text:span><text:span text:style-name="T170">z obu stron </text:span><text:soft-page-break/><text:span text:style-name="T170">mi</text:span><text:span text:style-name="T195">ę</text:span><text:span text:style-name="T170">dzy szeregi przybocznej gwardii Kara Mustafy i jego prywatnych pocztów. </text:span><text:span text:style-name="T195">Ś</text:span><text:span text:style-name="T170">wi</text:span><text:span text:style-name="T195">ę</text:span><text:span text:style-name="T170">ta chor</text:span><text:span text:style-name="T195">ą</text:span><text:span text:style-name="T170">giew Proroka znalazła si</text:span><text:span text:style-name="T195">ę </text:span><text:span text:style-name="T170">w wielkim niebezpiecze</text:span><text:span text:style-name="T195">ń</text:span><text:span text:style-name="T170">stwie. Sięgały po nie ręce chrześcijańskich jeźdźców. Na jej ratunek rzucili się ordyńscy, <text:s/>Had</text:span><text:span text:style-name="T195">ż</text:span><text:span text:style-name="T170">y Gereja. już wydawało się, iż wywiozą ją z bitewnego chaosu, ale napotkali przed sobą oddziały litewskie, które prąc dolina rzeki Wiedenki rozpędziły inne oddziały krymskie i już zbliżały się do murów Wiednia przez Penzing i Gumpendorf. Starli się z nimi, potykali dzielnie, ale od tyły zaszły ich kolejne oddziały, jazda Jabłonowskiego i dopełniły dzieła zniszczenia. Co prawda wówczas, znów pewna grupa Tatarów, wodząc straszny los swych braci, zawróciła <text:s/>i usiłowała przebić w szeregach litewskich korytarz dla oblężonych Tatarów, lecz solidnie ostrzelani przez dragonów litewskich, ponownie zawrócili, porzucając łupy dla szybszego odwrotu. <text:s/>Chorągiew proroka przepadła w bitewnym zgiełku. </text:span></text:p>
      <text:p text:style-name="P139"><text:span text:style-name="T170">Sam wezyr walczył jeszcze w swej beznadziejnej sytuacji, nawoływał jeszcze do walki, uj</text:span><text:span text:style-name="T195">ą</text:span><text:span text:style-name="T170">ł w swe r</text:span><text:span text:style-name="T195">ę</text:span><text:span text:style-name="T170">ce łuk i zacz</text:span><text:span text:style-name="T195">ą</text:span><text:span text:style-name="T170">ł strzela</text:span><text:span text:style-name="T195">ć </text:span><text:span text:style-name="T170">do atakuj</text:span><text:span text:style-name="T195">ą</text:span><text:span text:style-name="T170">cych </text:span><text:span text:style-name="T195">ż</text:span><text:span text:style-name="T170">ołnierzy chrze</text:span><text:span text:style-name="T195">ś</text:span><text:span text:style-name="T170">cija</text:span><text:span text:style-name="T195">ń</text:span><text:span text:style-name="T170">skich</text:span><text:span text:style-name="T196">. Za radą sług, wsiadł w końcu na konia, widząc iż wszystko stracone i polecił, aby kto żyw wycofywał się do obozu, aby opóźnić moment zupełnej klęski pośród gęstwiny namiotów, dać czas, do tego aby wyprowadzić jak najwięcej żołnierzy z pola bitwy. </text:span></text:p>
      <text:p text:style-name="P139"><text:span text:style-name="T170">Jazda sojusznicza wytrwale ścigała uchodźczego Kara Mustaf</text:span><text:span text:style-name="T195">ę, </text:span><text:span text:style-name="T170">ale zdołał się przedrzeć ze swoja świta do swych namiotów, mimo, iż oddziały Jabłonowskiego, wspartego z przerzucanych mu na pomoc piechotą zajmowali go natrafiając na szybko malejący opór. </text:span></text:p>
      <text:p text:style-name="P143">Kara Mustafa bronił skarbca armii, pełnego złota i kosztowności. Natarła do na niego <text:soft-page-break/>hetmańska chorągiew husarska por. Zygmunta Zbierzchowskiego, odparto ja, ale nadeszły następne, potem podeszłą piechota Dennemarka i działa. Wezyr zachowywał się w tej chwili dzielnie, ale nawet najwierniejszy <text:s/>starali się już zbiec i upuszczali go bez usprawiedliwień w nadziei zachowania <text:s/>życia. Wreszcie hurma wojsk polskich przelała się przez wezyrskie namioty i Kara Mustafa padł śmiertelnie raniony z anonimowej ręki, a z nim wielu znacznych dostojników państwowych, którzy nie zdołali pozyskać dla siebie pardonu i oddać się w niewolę. W czasie tej decydującej walki, idącego na czele polskiej piechoty płk <text:span text:style-name="T191">Aswerusa Wrzospolskiego śmiertelnie raniła kula. </text:span>W ten jednak sposób zasoby skarbca osmańskiego wpadły niemal nienaruszone w ręce polskie, a roztropni oficerowie bacząc na dyscyplinę nie pozwolili na otwarcie skrzyń, zatrzymano je i otoczone wojskiem. Bogactwo wezyrskich namiotów, jego sług i popleczników jakie stały obok było tak nieprzemierzone, iż bez grabieży skrzyń żołnierze nabrali mnóstwo łupów. </text:p>
      <text:p text:style-name="P139"><text:span text:style-name="T170">Turcy wpadli w pułapkę, klęska była całkowita. Jabłonowski zajmował obóz turecki, dokąd uciekały spędzane i wycinane oddziały osmańskie, przez naciskające wojska chrześcijańskie. Z obozu ucieczka byłą utrudniona prze Litwinów, którzy zamknęli możliwości przeprawy przed Wiedenkę, spalili mosty, strzegli płycizn. Nieliczni Turcy zdołali ocalić się ucieczką i to wtedy, gdy dotrwali do zapadnięcia zmroku i zdołali przemknąć się przez pierścień okrążenia. </text:span><text:span text:style-name="T196"><text:s/>Twardy opór centrum okazał się daremni, uszli Tatarzy i pozostawili drogę odwrotu nie zabezpieczaną. Teraz dostęp do niej blokowali Litwini. Napór wojsk sojuszniczych trwał, nie sposób było myśleć o zorganizowanej obronie, ściśnięci coraz bardziej Turcy, miotali się jeszcze, ale nie </text:span><text:soft-page-break/><text:span text:style-name="T196">sposób było przejść przez obóz, gdzie stały wojska Jabłonowskiego i jeszcze przedrzeć się przez wojska litewskie, które stały jaszcze dalej na południe. Trwało dożynanie osmańskiej armii. Turcy chętnie oddawali się w niewolę, ale Austriacy, choć nie tylko oni bez litości odwdzięczali się im za doznane cierpienia i okropieństwa najazdu. Niemal doszczętnie dobito znalezionych rannych i chorych. Uwolniono te</text:span><text:span text:style-name="T197">ż </text:span><text:span text:style-name="T196">wiele tysi</text:span><text:span text:style-name="T197">ę</text:span><text:span text:style-name="T196">cy jasyru, schwytanego przez Turków w czasie całej kampanii, której nie zdążyli wedle swego zwyczaju okrutnie wymordować w obliczu kęski. Grabiono pojmanych i zabitych muzułmanów. </text:span><text:span text:style-name="T170">Pó</text:span><text:span text:style-name="T195">ź</text:span><text:span text:style-name="T170">nym wieczorem austriackie wojska lewego skrzydła wkroczyły do Wiednia i zaj</text:span><text:span text:style-name="T195">ę</text:span><text:span text:style-name="T170">ło okopy tureckie pod miastem, gdzie likwidowano jeszcze niedobitki oporu dogasało walki na pozostałych odcinkach. Turcy poddawali się lub ginęli. </text:span></text:p>
      <text:p text:style-name="P139"><text:span text:style-name="T170">Łup był ogromny, nawet po odliczeniu niezmierzonej obfitości wszelkiej zdobyczy, którą zagrabili żołnierze, lub przypadło oficerom, Jan III zajął wezyrskie namioty z zawartością. Poza pieniędzmi, w ręce polskiego władcy <text:s/>wpadło 16 futer z soboli krytych złotogłowiem oraz 1190 chylatów ró</text:span><text:span text:style-name="T195">ż</text:span><text:span text:style-name="T170">nego gatunku, drogie tkaniny drogocenne naczynia, broń, klejnoty biżuteria, luksusowe wyposażenie pozostawione w najwspanialszych namiotach, jakie wówczas na świecie widziano.</text:span></text:p>
      <text:p text:style-name="P139"><text:span text:style-name="T170">Zdobyto, wedle rachunków sporządzonych przez królewskich sekretarzy, <text:s/>983 cetnary prochu i 1500 cetnarów ołowiu. W r</text:span><text:span text:style-name="T195">ę</text:span><text:span text:style-name="T170">ce sojuszników dostało si</text:span><text:span text:style-name="T195">ę </text:span><text:span text:style-name="T170">te</text:span><text:span text:style-name="T195">ż </text:span><text:span text:style-name="T170">wiele chor</text:span><text:span text:style-name="T195">ą</text:span><text:span text:style-name="T170">gwi tureckich, sztandar Proroka, odnaleziony pośród zabitych nad Wiedenką ordyńców, jaki przed Sobiesk</text:span><text:span text:style-name="T171">im położył towarzysz husarski Jerzy Massalski litewskiej chorągwi Jerzego Chodkiewicza.</text:span></text:p>
      <text:p text:style-name="P139"><text:soft-page-break/><text:span text:style-name="T170">Straty tureckie w zabitych były ogromne i bezprecedensowe, <text:s/>szacowano je na ponad 30 000 ludzi, co wydaje si</text:span><text:span text:style-name="T195">ę </text:span><text:span text:style-name="T170">by</text:span><text:span text:style-name="T195">ć </text:span><text:span text:style-name="T170">mo</text:span><text:span text:style-name="T195">ż</text:span><text:span text:style-name="T170">liwe, uwzgl</text:span><text:span text:style-name="T195">ę</text:span><text:span text:style-name="T170">dniwszy wybicie przez rozjuszonych </text:span><text:span text:style-name="T195">ż</text:span><text:span text:style-name="T170">ołnierzy kilku tysi</text:span><text:span text:style-name="T195">ę</text:span><text:span text:style-name="T170">cy rannych i chorych, oraz ogromną masę wojska osmańskiego, które zamknięto w okrążeniu i wybito bez pardonu. Kolejnych 20 000 Turków wzięto w niewolę, nie licząc ich sojuszników, których z kolei wielu z rożnych względów zwalniano lub brano pod własne sztandary. <text:s/>W przeciwie</text:span><text:span text:style-name="T195">ń</text:span><text:span text:style-name="T170">stwie do tureckich, straty wojsk chrze</text:span><text:span text:style-name="T195">ś</text:span><text:span text:style-name="T170">cija</text:span><text:span text:style-name="T195">ń</text:span><text:span text:style-name="T170">skich były nieznaczne i wynosiły około 3500 zabitych i rannych, w tym prawie 2000 Polaków i Litwinów. Nie przekraczały wi</text:span><text:span text:style-name="T195">ę</text:span><text:span text:style-name="T170">c pi</text:span><text:span text:style-name="T195">ę</text:span><text:span text:style-name="T170">ciu procent stanu osobowego armii odsieczowej.</text:span></text:p>
      <text:p text:style-name="P143">Kilka tysięcy Turków uszło spod Wiednia, błądzili oni bezładnie, bowiem nie mieli nad sobą dowódców. Mordowała ich ludność miejscowa w odwecie za doznane cierpiana, tropiły cesarskie pościgi, które ruszyły kolejnego dnia, wyłapywali też kuruce, którzy chcąc ratować się przechodzili na austriacką stronę. Obawiano, iż strzegący pod Jawarynem mostów Siedmiogrodzianie zdradzą, ale zachowali się lojalnie, nim jednak upewniono się w tym wywołana panika przyczyniła się do jeszcze większego zamieszania. Do Jawaryna doszło tym sposobem nie więcej niż 8 000 Turków, kompletnie zdemoralizowanych. Wraz z pozostałym tam jeszcze wojskami i wieloma garnizonami, jakie były na Węgrzech odeszły dalej do Budy, po drodze jeszcze tracąc kolejne tysiące masowo rozchodzącego się po druzgocącej klęsce wojska osmańskiego. </text:p>
      <text:p text:style-name="P139"><text:span text:style-name="T170">Wojska sojuszników wykazały jednak mimo tak wielkiego zwycięstwa i zdobyczy <text:s/>zachowywano przy tym niezwykł</text:span><text:span text:style-name="T195">ą</text:span><text:span text:style-name="T170">, jak na XVII-wieczne realia, karno</text:span><text:span text:style-name="T195">ść</text:span><text:span text:style-name="T170"> i dyscyplinę, </text:span><text:soft-page-break/><text:span text:style-name="T170">nie rzucono się do grabieży, czekano na dokończenie bitwy i wyciszenie walk. Zwycięstwo było wspaniałe, nie rzucono się i bezmyślnie do bezładnego pościgu. Dopiero kolejnego dnia, bardziej dla oceny sytuacji, niż z konkretnymi zadaniami bojowymi posłano na wschód kilka lekkich chorągwi i szwadronów cesarskich, jakie przy okazji likwidowały osmańskich maruderów. </text:span></text:p>
      <text:p text:style-name="P139"><text:span text:style-name="T170">Historyczny dzie</text:span><text:span text:style-name="T195">ń </text:span><text:span text:style-name="T170">12 wrze</text:span><text:span text:style-name="T195">ś</text:span><text:span text:style-name="T170">nia 1683 roku dobiegł ko</text:span><text:span text:style-name="T195">ń</text:span><text:span text:style-name="T170">ca. Chwała Jana III rozbłysnęła tym nieśmiertelnym czynem na całą Europę. Podkomendni sojuszniczych armii padali przed polskich władca z wyrazami wdzięczności i radości. Prości żołnierze byli dumni ze służby pod tak wybitnym wodzem, a Polacy szczycili się dopisaniem kolejnej wyjątkowej karty do swej sarmackiej legendy czynami rodzonego z ich krwi króla. Wyczyn wojska prowadzonego pod Wiedniem przez Sobieskiego stanie się źródłem niezliczonych inspiracji. Dla teoretyków wojskowości będzie przedmiotem wnikliwych analiz i komentarzy. Dla ówczesnej Europy będzie oznaczał przedstawienie dziejowej zwrotnicy. </text:span></text:p>
      <text:p text:style-name="P2"><text:span text:style-name="T55">Sobieski, jako wielki wódz, stosując w możliwych dla jego epoki kategoriach, idealną harmonię działań piechoty, jazdy i artylerii, dostosowanych do kształtu terenu, gdzie toczono bitwę, stworzył układankę, która okazała się być drogą ku zwycięstwu. Zastosował wcześniej rozwijaną przez niego koncepcję prowadzenia walk opartych o prymat elastycznego współdziałania broni, z wielka finezją doświadczonego, a przy tym elokwentnie podchodzącego do militarnych wyzwań wodza. Podczas bitwy wiedeńskiej nie zaniedbał należytego rozpoznania sił przeciwnika, do perfekcji synchronizował działania podległych sobie wojsk, dokonał </text:span><text:soft-page-break/><text:span text:style-name="T55">udanego zmylenia przeciwnikach do swych zamiarów, czym go zaskoczył i ustawił w go niewygodnej dla siebie sytuacji,a na końcu <text:s text:c="2"/>wymierzył precyzyjne, zdecydowane, gwałtowne i znakomicie skomponowane uderzenie, które doprowadziło do fizycznej zagłady większej części armii wroga. </text:span></text:p>
      <text:p text:style-name="P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50"><text:soft-page-break/><text:span text:style-name="T167">15. PO ZWYCI</text:span><text:span text:style-name="T199">Ę</text:span><text:span text:style-name="T167">STWIE</text:span></text:p>
      <text:p text:style-name="P137"><text:s text:c="3"/></text:p>
      <text:p text:style-name="P137"><text:s text:c="3"/>„Venimus, vidimus, Deus Vicit!”, czyli „przybyliśmy, zobaczyliśmy, Bóg zwyciężył!” pisał Jan III Sobieski do papieża Innocentego XI, informując go o zwycięskiej bitwie i posłał do Rzymu go wraz z zdobytym sztandarem proroka Mahometa. . Do żony zaś tymi słowy zdał jej relacje ze swego zwycięstwa: „Bóg i Pan nasz na wieki błogosławiony dał zwycięstwo i sławę narodowi naszemu, o jakiej wieki przeszłe nigdy nie słyszały.” Ale wojna nie była jeszcze zakończona...</text:p>
      <text:p text:style-name="P139"><text:span text:style-name="T170">W poniedziałek 13 wrze</text:span><text:span text:style-name="T195">ś</text:span><text:span text:style-name="T170">nia rano napięcie opadło. Bitwa się ostatecznie zakończyła, niebezpieczeństwo minęło. Jana III wiedząc dobrze zdawał sobie dobrze sprawę, iż dalszy pobyt na pobojowisku grozi wybuchem epidemii, a wieści o jej oznakach dochodziły od pojmanych Turków. Po drugie, z Wiednia wylegli jego mieszkańcy, także skorzy do grabieży, zaczęły się incydenty związane z sporami o łupy, bezmyślne kupczenie nimi, rabunki z użyciem broni i ogólny upadek rygoru. Polecił zatem Jan III uporządkować oddziały, aby zbyt długi wypoczynek nie skłaniał żołnierzy do swawoli, zabrać i policzyć wszelki łup, począwszy od żywności jakiej Polakom brakowało, gdyż z tyłu zostały tabory, przez wszelką broń po najcenniejsze zdobycze. Wszelkie wartościować rzeczy miano odesłać do taborów, wraz z z rannymi. Niemiło zaskoczyli polskiego władcę cesarscy komisarze poproszeni, zgodnie z ustaleniami o prowiant i transport dla rannych. Wymówili się o udzielenia pomocy, co skwapliwie z poczuciem rozczarowania Sobieski odnotował i podzielił się ze sowimi współpracownikami. Jeszcze tego samego dnia, Polacy zaczęli odsyłać </text:span><text:soft-page-break/><text:span text:style-name="T170">swe wojska na tyły, co zauważyli Austriacy, radzi zatrzymać jeszcze polskiego króla i użyć jego wojsk do kampanii na Węgrzech, jaka miała przypieczętować zwycięstwo i złamać rebelię kuruców. Austriacy z zazdrością spoglądali na łup, jakim Polacy obłowili się w tureckim obozie. Tego dnia ustalono, iż to Austriakom przypadnie cała zdobyczna artyleria, choć obrotny generała Kątski zagwarantował, iż Polacy wywiozą całość zapasów prochu, amunicji, ołowiu i innego sprzętu artyleryjskiego i inżynieryjnego, jaki wpadł w ich ręce. </text:span></text:p>
      <text:p text:style-name="P143">Po zwycięstwie zaczęły narastać między sojusznikami nieporumienienia. Cesarz Leopold z trudem krył swoją swoją zazdrość o wojenną sławę Sobieskiego, który w oczach jego poddanych był wybawcą, a niedawna ucieczka cesarza z Wiednia przed naciągnięciem wojsk tureckich wyglądała na wstydliwą kompromitację. W tym odczuciach cesarza, który nie pozbył się dawnych uprzedzenia i urazów wobec króla polskiego, utrzymywało go część ministrów. Na nic zdawały się prośby Sobieskiego o żywność i pomoc dla rannych, Austriacy wymawiali się różnymi okolicznościami i trudnościami. Zazdrościli Polakom łupu, domagali się zapłaty z góry za wszelkie dostawy, a jednocześnie oczekiwano na cesarskim dworze, iż Jan III pomaszeruje w ich interesie wgłąb Węgier. <text:s/></text:p>
      <text:p text:style-name="P139"><text:span text:style-name="T170">Jan III <text:s/>był jednak niekwestionowanym sukcesorem zwycięstwa i depozytariuszem jego owoców, jemu przypadła wezyrska zdobycz. Po popołudniu pośród zwłok znaczniejszych Osmanów znalezionych w obozie znaleziono ciało Kara Mustafy, kilku jego pojmanych pokojowców potwierdziło jego tożsamość. Wysłano je wraz z kilkoma zwolnionymi bejami zaopatrzonymi w listy do sułtana. Znalezioną przy </text:span><text:soft-page-break/><text:span text:style-name="T170">zabitym tatarskim murzie chorągiew proroka, nakazał z wiadomością o zwycięstwie do papieża Innocentego XI. W Rzymie z wielkim wrażenie przyjęto informacje o wiedeńskiej wiktorii, a na Sobieskiego posypały się laury i zaszczyty, papież nadał u tytuł obrońcy chrześcijaństwa. <text:s/></text:span></text:p>
      <text:p text:style-name="P139"><text:span text:style-name="T170">Cz</text:span><text:span text:style-name="T195">ęść </text:span><text:span text:style-name="T170">zdobyczy Sobieski natychmiast posłał swej Marysie</text:span><text:span text:style-name="T195">ń</text:span><text:span text:style-name="T170">ce, wszelkie najbardziej drogocenne i luksusowe przedmioty. Najważniejszy był jednak skarb wezyrski. Skrzynie zaplombowano królewskimi znakami, postawiono warty gwardyjskie przy nich. A potem jeszcze zwożono z pola bitewnego i inne kiesy nie rozrabowane porzucone prze zimnych tureckich dygnitarzy. Wieczorem ruszył konwój, prowadzony pod komendą płk. Jana Górzyńskiego. Przy wozach jechało 200 królewskich dragonów i 30 towarzyszy wyznaczonych pośród gwardyjskich chorągwi króla. Pieniądze miały w obecności królowej odebrane przez Marka Matczyńskiego, przez niego przeliczone i odesłane dalej do Żółkwi. Konwojentom miano z nich odliczyć równowartość 50 000 złotych do podziału. <text:s/>Najkrótszą drogą i bardzo śpiesznie, już 19 września rano stanął Górzyński w Krakowie. Z rachunków podskarbiego, na jakie odliczono wynagrodzenie dla konwojentów wynikało, iż do Polski trafiło w różnej srebrnej monecie równowartość 3 400 000 złotych, a w złotej kolejne <text:s/>120 000 czerwonych złotych ( czyli ponad 2 000 000 złotych). </text:span></text:p>
      <text:p text:style-name="P143">Jak się okazało nie był to koniec zdobyczy. W innym dobru miał Sobieski spod Wiednia zabrać równowartość kolejnych 6-8 mln złotych, mimo nie szczodrze obdarowywał własnych oficerów i sojuszników. Obłowili się na kolejne miliony i pozostali dowódcy wojsk polskich, oficerowie i prości żołnierze. Nie brakło <text:soft-page-break/>zdobycznych koni, wołów, owiec. Żywiono się jednak tylko tureckimi zapasami, korzystając z faktu, iż tuż przed bitwą dostarczono spore transporty z Węgier, ale częściowo zniszczone mogły starczyć zaledwie na kilka dni. Nastroje, co widział Sobieskie dobrze, były takie, aby wracać ze zdobyczą do kraju, a nie wikłać się w dalsze walki. Oceniano całość mienia porzuconego przez Turków na grubo ponad <text:span text:style-name="T201">15 mln guldenów, czyli podłóg ówczesnej miary prawie 60 mln złotych</text:span><text:span text:style-name="T201"><text:note text:id="ftn72" text:note-class="footnote"><text:note-citation>72</text:note-citation><text:note-body><text:p text:style-name="Footnote">Gulden wg ordynacji niemieckiej z 1667 oraz polskiej z 1676, wart był ok. 3,53 razy więcej niż 1 złoty jeden (w guldenie było 14,84 g srebra, po 1690 roku 12,99 g., a w złotym 4,2 g)</text:p></text:note-body></text:note></text:span><text:span text:style-name="T201">. Z tej sumy większość miała wpaść w polskie ręce. </text:span></text:p>
      <text:p text:style-name="P139"><text:span text:style-name="T170">Gdy rankiem 13 września przybyli do Sobieskiego ks. Lotary</text:span><text:span text:style-name="T195">ń</text:span><text:span text:style-name="T170">ski i elektor saski Jerzy III, po pełnych owacji i gratulacji rozmowach król polski zaproponował im, aby towarzyszyli mu w przejeździe przez Wiedeń, do jakiego zamierzał się udać, spotkał się z ich taktowną odmową. Domyślali się, iż podobna manifestacja nie ujdzie uwadze cesarzowi. Jan III pojechał zatem sam do wyzwolonej stolicy cesarskiej</text:span>. Lud wiede<text:span text:style-name="T195">ń</text:span><text:span text:style-name="T170">ski dawał upust swej rado</text:span><text:span text:style-name="T195">ś</text:span><text:span text:style-name="T170">ci, gor</text:span><text:span text:style-name="T195">ą</text:span><text:span text:style-name="T170">co wiwatuj</text:span><text:span text:style-name="T195">ą</text:span><text:span text:style-name="T170">c na cze</text:span><text:span text:style-name="T195">ść </text:span><text:span text:style-name="T170">Jana III. Przy polskim władcy bawił Elektor bawarski, z jakim szczególna pojawił się więź, książę Anhaltu, <text:s/>Caprara, Jabłonowski, Hieronim Lubomirski, podkanclerzy Gniński. </text:span></text:p>
      <text:p text:style-name="P139"><text:span text:style-name="T170">Czynniki wojskowe natomiast zachowało si</text:span><text:span text:style-name="T195">ę</text:span><text:span text:style-name="T170"> pow</text:span><text:span text:style-name="T195">ś</text:span><text:span text:style-name="T170">ci</text:span><text:span text:style-name="T195">ą</text:span><text:span text:style-name="T170">gliwie, by nie powiedzieć butnie i prowokujące. Niechętny był odwiedzinom Sobieskiego komendant miasta, który do niego przybył po inspekcji tureckich podkopów, wykręcał się, iż nie można do niego wejść, bowiem poniszczone są bramy, mosty, wszędzie są pozakładane nierozbrojone miny. Ale na opór Sobieskiego nie było mocnych, zaproponował, iż przejdzie po prostu ta droga z jakiej skorzystał <text:s/>Starhemberg.</text:span></text:p>
      <text:p text:style-name="P143"><text:soft-page-break/><text:s/>Do incydentów z cesarskimi żołnierzami z udziałem królewskiej eskorty doszło zaraz po wjeździe do stolicy, co bardzo dotknęło Sobieskiego i miało istotne konsekwencje polityczne. Austriacy starali się do minimum jego pobyt w Wiedniu, cesarscy oficerowie zachowali się arogancko wobec królewskiej świty, co także polski władca widział. W samym mieście, przy pierwszym swym pobycie, Sobieski z rozmysłem, lub porwany nastrojem chwili, po tym jak <text:s/>odmówił żarliwą modlitwę po wjechaniu, sam zaintonował, według polskiego obyczaju, Te Deum, co pochwycili towarzyszący mu Polacy. Było to dla Austriaków nieoczekiwane, niemal prowokujące dla niektórych z nich.</text:p>
      <text:p text:style-name="P137">Nuncjusz Buonvisi, obrotny dyplomaty, siłą łagodności, spolegliwych namów, grzecznych przestróg i ujmującej retoryki jak tylko się dało i jak długo się dało tonizował spory sojuszników, ale był bezbronny, gdy na szale sporu poszły urażona duma i zazdrość. Gdyby jeszcze mocą swej jowialności Jan II okazał się mądrzejszy i nie zwracał przesadnej uwagi na cesarskie złośliwości i chłód, ale on przekornie zareagował inaczej. Afronty cesarskie były mu potrzebne, aby swój zwycięski sztandar zwinąć z twarzą i powieść swych żołnierzy do kraju których krew i znój wzgardzono, a tym samym znaleźć wyjście przed dalszym poświęcaniu swej sprawy cesarskim interesom i dla cesarskich korzyści, dla pustych słów i papieskich podziękowań. <text:s/></text:p>
      <text:p text:style-name="P143">Ale serdeczności z Austriakami okazywały się na pokaz, wstrzemięźliwość począł okazywać niedawno jeszcze ujmujący Lotaryńczycy, książę Saski począł też unikać kontaktów z królem Janem, od cesarskich oficjeli biło uprzejma, ale jednak jawna <text:soft-page-break/>rezerwa. Także euforie ludu, szczerze i nie obłudnie chcącego podziękować wybawicielowi karciło cesarscy żołnierze na wiedeńskich ulicach. Dotknęło <text:s/>to bardzo króla, który odznaczał się niezwykle wrażliwym poczuciem godności i nie mniej silnie rozwiniętą próżnością. Czuły był na niewypowiedziane afronty, gdyż w nich tliło się bardzo go bolące przekonanie, iż władca wybrany nie może być równy monarsze pomazanym dynastycznym więzom krwi. Uczynnione polskiemu władcy afronty i niegrzeczności jedynie upewniły go w pierwotnych kalkulacjach politycznych, aby w pierwszej kolejności zadbać o racje stanu swego kraju i nadaremnie, za puste słowa, nie szafować życiem swych żołnierzy. <text:s/></text:p>
      <text:p text:style-name="P139"><text:span text:style-name="T170">Jan III wstąpił do kaplicy Naj</text:span><text:span text:style-name="T195">ś</text:span><text:span text:style-name="T170">wi</text:span><text:span text:style-name="T195">ę</text:span><text:span text:style-name="T170">tszej Marii Panny Loreta</text:span><text:span text:style-name="T195">ń</text:span><text:span text:style-name="T170">skiej, gdzie wysłuchał mszy, odwiedził katedrę </text:span><text:span text:style-name="T195">ś</text:span><text:span text:style-name="T170">w. Stefana i wst</text:span><text:span text:style-name="T195">ą</text:span><text:span text:style-name="T170">pił te</text:span><text:span text:style-name="T195">ż </text:span><text:span text:style-name="T170">na krótko do domu jednego z bohaterów bitwy - Zdenka Kašpara, hr. Kaplifa !611-1686). Wizytę zakończył wystawny, ale przebiegający chłodno, mimo starań komendanta Wiednia Starhemberga, obiad w jego domu. </text:span></text:p>
      <text:p text:style-name="P139"><text:span text:style-name="T170">Napięcia i zadrażnienia między zwycięzcami zwiększyły się kolejnego dnia, o jest 14 września. Co prawda Jan III nie wydał jeszcze jasnych rozkazów do odwrotu spod Wiednia, ale i tka niezbyt intensywna pogoń powróciła do spod stolice. W polskich szeregach trwał gorączkowy ruch, kolejne oddziały nie tylko maszerowały z powrotem do obozowiska pod Tullm, ale otrzymywały polecenie powrotu do kraju. Odsyłano kolejne transporty z łupami. Niemal cała armia litewska otrzymała zgodę, aby w dniu 15 września udać się nad Dunaj pod Korneuburg, zabezpieczyć tam przeprawy i przenieść się na rzekę, co tłumaczono trudnościami w jej aprowizacji. </text:span><text:soft-page-break/><text:span text:style-name="T170">Podczas przemarszu Litwinów, którzy musieli przejść przez pozycje zajmowane przez oddziały cesarskie doszło znów do kilku przykrych incydentów i prób ich rabunku. Tego też dnia, do stolicy przybył cesarz Leopold, przy wjeździe do swej stolicy spotkał go bolesny zawód. Poddani nie witali go, ulice milczały, bramy i okna były ostentacyjnie pozamykane. Rodowa duma cesarza nie pozwalała mu uzna</text:span><text:span text:style-name="T195">ć </text:span><text:span text:style-name="T170">w polskim królu elekcyjnym równego sobie monarchy, a uczynione mu afronty i sławne imię nakazywały w Janie III widzieć nie przyjaciela, lecz rywala. Za natrętne uważał plany wyswatania królewicza Jakuba z jedn</text:span><text:span text:style-name="T195">ą </text:span><text:span text:style-name="T170">z arcyksi</text:span><text:span text:style-name="T195">ęż</text:span><text:span text:style-name="T170">niczek austriackich, które dochodziły do jego uszu, jako jeden z warunków pogłębienia sojuszu. O tym szeptano podczas uczty u Starhemberga i polscy dygnitarze tłumaczyli Austriakom, iż mariaż Jakuba z domem habsburskim będzie wyrazem wdzięczności za pomoc i zaangażowanie ich monarchy. <text:s text:c="2"/></text:span><text:span text:style-name="T114">Leopold wbrew sobie i wielu głosom doradcom, jedynie idąc za rada Buonvisiego i ojca Aviano ustępował Sobieskiemu, pomny na swoje położenia, aby to polski władca stał na czele chrześcijańskiej armii i zebrał laur zwycięstwa. <text:s/>Swym podkomendnym polecał wysłuchiwać rozkazów Jana III, ustępować jego woli, a ze swej siedziby <text:s/>w rozstrzygającym momencie batalii w Dietrichstein słał do niego życzenia sukcesu i zaufania w jego zdolności. Zapełniał mu pełne swe wsparcie i nakazywała swoim poddanym czynić wszystko co uzna Sobieski za niezbędne dla zwyciężenia Turków. Czynił to, aby ceremonialne zawiłości, wyrastające z</text:span><text:span text:style-name="T115"> hiszpańskiego ducha ostentacyjnej etykiety dworskiej, nie </text:span><text:span text:style-name="T114">skomplikowały relacji między oboma władcami i nie doprowadziły do politycznych spory w chwili decydujących zmagań z Osmanami. Ustąpił, aby ścierając się ciężary </text:span><text:soft-page-break/><text:span text:style-name="T114">dwóch monarszych dum nie zniweczyły wspólnej walki. Leopold usunął się z areny wydarzeń dla dobra sprawy, ale musiał ten fakt odreagować, gdy niebezpieczeństwo minęło, a <text:s/>drażniący zawiść triumf Jana III i uwielbienie dlań cesarskich poddanych dodały jeszcze goryczy dla niesmaku jaki nie dawał spokoju jego duszy. Czekam na rezultat bitwy w <text:s/>Dietrichstein, dokąd dotarł 8 września, a gdy zażegnano zagrożenie, udał się pod Wiedniem. Teraz to on jako pan zwycięstwa miał odebrać honory, a jego otoczenie czyniło wszystko, aby to cesarską osobę wyeksponować, a innych pomniejszyć. </text:span></text:p>
      <text:p text:style-name="P135">Porządek rzeczy i spraw na cesarskim dworze ustalał dyktat hiszpańskiego obyczaju. Hiszpański ceremoniał i wszystko, co się z tym wiązało wyrasta pewnego światopoglądu, który w namaszczonym władcy widział najważniejszy obiekt ziemskiego kultu i wedle powyższego kanonu dygował porządkiem spraw w otoczeniu władcy. W podobny co do zasady, ale w innej formie wyglądało to w obyczajach konstytuujących wersalki kosmos, w jakim gwiazdą był – Król słońce Ludwik XIV. Jakże inne były realia polskiego dworu, prześwietlonego republikańskimi zwyczajami i sarmacką bezpośredniością, do jakich Sobieski siła swego autorytetu dodawał familiarną atmosferę i wojskowy wigor. </text:p>
      <text:p text:style-name="P139"><text:span text:style-name="T114">Podczas podróży Leopolda pod wyswobodzony Wiedeń, którą pokonywał statkiem wodami Dunaju, <text:s/>j</text:span><text:span text:style-name="T115">uż 12 września pojawił się </text:span><text:span text:style-name="T114"><text:s/>niezawodny w podobnych misjach wierny sługa Sobieskiego opat Hacki, aby wyjawić sekrety i pragnienia swego króla przed cesarzem, a tym zbadać jego poglądy na przedstawione sprawy, obok pełnej opowieści o samym przebiegu bitwy .</text:span><text:span text:style-name="T115">Nie tylko namowy małostkowej małżonki, nie </text:span><text:soft-page-break/><text:span text:style-name="T115">tylko z próżności samego Sobieskiego, aby krew swego rodu zmieszać z habsburską, ale jego wzgląd na racje stanu jego państwa, ażeby bez <text:s/>jasnych deklaracji i namacalnego wsparcia nie wikłać się w daleko posunięte układy, podpowiadało mu, aby zagrać z cesarzem sprawą ożenku Jakuba z jego córką. A tym samym, w razie spodziewanej odmowy na podobny mariaż, znaleźć sobie wymówkę dla poróżnienia się i <text:s/>odwołania armii, w poczuciu spełnienia zgodnie z literą sojuszu własnych obowiązków sojusznika, obok wielu innych mnie lub bardziej poważnych problemach, jakie między zwycięskimi aliantami wyrosły. <text:s/></text:span></text:p>
      <text:p text:style-name="P135">Propozycje Hackiego, które pojawiły się niepodziewane obok z relacji o bitwie, potraktowano chłodno, cesarz je jedynie wysłuchał. Odpowiedzieli z niego wymijająco ministrowie. Również niezwykle powściągliwe gratulacje złożono Hackiemu, aby powtórzył je swemu władcy, w związku odniesionym zwycięstwem. <text:s/></text:p>
      <text:p text:style-name="P135">Zakomunikowano jednocześnie, iż cesarz wobec końca niebezpieczeństwa zamiarze powrócić do swej stolicy i ledwie poseł Sobieskiego odjechał, a <text:s/>dwór cesarski zjechał do Klosterneuburga. Tam wieczorem 13 września, otrzymano wiadomość, która poważnie spotęgowała niechęć, o tym że polski król wjechał do Wiednia przed cesarzem i polecił śpiewać <text:span text:style-name="T106">Te Deum </text:span><text:span text:style-name="T110">laudamus</text:span>. Uznano to za prowokacje i wyraz pogardy dla cesarskiego imienia bez mało, z konsternacją przyjęto wiadomość o tym i zaczęto dyskutować o środkach zaradczych, które nauczyłyby pokory polskiego króla. Jeszcze przed tureckim pogromem otoczenie cesarskie uzgodniło, iż co prawda ustąpi on od odwodzeniem armia i nie będzie wtrącał się z militarne dyspozycje Jana III, ale niezwłocznie jak będzie to możliwe, jako pierwszy wjedzie do <text:soft-page-break/>oswobodzonego Wiednia. Decyzja ta napadła w dniu 10 września. <text:s/>Leopold chciał być postrzegany jako autor zwycięstwa i opiekun swego ludu, a ten jego obraz doznał sporego uszczerbku wobec okoliczności z jakich zrejterował, gdy nadchodziła armia osmańska. </text:p>
      <text:p text:style-name="P135">Koniec końców, Jan III był równie oburzony oschłą odpowiedzią, którą mu przyniósł Hacki, jak Leopold I wiadomością o wjeździe Sobieskiego do Wiednia. Sobieski miał jeszcze <text:s/>inną możliwość wybadania spraw małżeńskich jego syna. Zwrócił się bezpośrednim zapytaniem do <text:s/>do elektora Bawarii, który też był uczestnikiem niedawnej bitwy przecież i żył w serdecznej komitywie z polskim monarchą. Odpowiedź Maksymiliana Emanuela, jaką szybko złożył do wiadomości Sobieskiego była zaskakująca i symptomatyczna zarazem. Elektor wyjaśniał, iż nic wiążącego i przesądzonego o sprawie jego małżeństwa z <text:s/>arcyksiężniczką Marią Antoniną nie zapadło i nic nie wiem na ten temat, aby ono do skutku miało dojść. Wielce rozgniewany tym samym Sobieski poczuł na sobie cesarską nieprzyjaźń i miał jej odpowiedzieć swoją polityczną nieustępliwością. </text:p>
      <text:p text:style-name="P135">Otoczenia cesarza uważało, iż prośby matrymonialne Sobieskiego są niegrzeczne i ostentacyjne. Złe mieli Habsburgowie doświadczenia z wysyłaniem swych córek do Polski, gdzie jako żony królów elekcyjnych nie mogły być pewne swego miejsca i władzy. <text:s/>Ręka Marii Antoniny w innych politycznych układach cenniejsze cesarstwu mogła oddać przysługi, niż być oddana Jakubowi, synowi władcy elekcyjnemu, któremu co prawda ta elekcja także na skronie nałożyła koronę, ale pośród gwałtu i bezprawia, jakiego echem przecież był też krótki zbrojny konflikt między Austrią a <text:soft-page-break/>Rzeczypospolita. Podobne zamiary traktowano w Wiedniu niemal jak bluźnierstwo i <text:s/>Leopold, kierowany osobistym przekonaniem o swej prawości, zamierzał świadomie podkreślając cesarskie dostojeństwo je zniweczyć. Nawet jeśli za innym spojrzeniem na ta sprawę optował polityczny rozsądek, to nie znajdował go w sobie cesarz, a nikt z jego ministrów nie podsuwały go mu, wręcz przeciwnie propozycje Jana III jednogłośnie uważano z niemożliwe do spełnienia.</text:p>
      <text:p text:style-name="P139"><text:span text:style-name="T170">W dniu, 14 wrze</text:span><text:span text:style-name="T195">ś</text:span><text:span text:style-name="T170">nia wobec powrotu cesarza, zaplanowano oficjalne uroczystości związane ze zwycięstwem. Zaproszono na nie Sobieskiego, który jeszcze raz przyjechał do Wiednia. Wraz <text:s/>z ksi</text:span><text:span text:style-name="T195">ążę</text:span><text:span text:style-name="T170">tami bawarskim, saskim i dygnitarzami uczestniczy</text:span><text:span text:style-name="T195">ć </text:span><text:span text:style-name="T170">w nabo</text:span><text:span text:style-name="T195">ż</text:span><text:span text:style-name="T170">e</text:span><text:span text:style-name="T195">ń</text:span><text:span text:style-name="T170">stwie w ko</text:span><text:span text:style-name="T195">ś</text:span><text:span text:style-name="T170">ciele </text:span><text:span text:style-name="T195">ś</text:span><text:span text:style-name="T170">w. Szczepana, w czasie którego od</text:span><text:span text:style-name="T195">ś</text:span><text:span text:style-name="T170">piewano uroczy</text:span><text:span text:style-name="T195">ś</text:span><text:span text:style-name="T170">cie </text:span><text:span text:style-name="T109">Te Deum laudamus. </text:span><text:span text:style-name="T126">Leopold I, przywitany uroczyście przez wszystkich elektorów, książąt i generałów, udał się do wyzwolonej rezydencji. Zezwolił na pocałowanie ręki świcie urzędniczej, zwiedził umocnienia, które tak wielokrotny musiały stawić opór i odebrał na zamku hołdy swego wiernego ludu. </text:span><text:span text:style-name="T122">Ponownie podczas wjazdu Sobieskiego do miasta na cesarskie zaproszenie, doszło do incydentów, niemal u jego boku miała miejsce bijatyka między eskortującymi go dragonami a żołnierzami cesarskimi. Monarcha poczuł się zmuszony złożyć oficjalny protest do cesarskiego dworu, ale spotkał się on bez odzewu. Na zakończenie dnia cesarz </text:span><text:span text:style-name="T126">urządził uroczystą ucztę i wysłuchał wówczas polskiego podkanclerzego Gnińskiego, który w odpowiedzi na niedawne nietakty złożył skromne gratulację i dołączył do nich obszerną listę skarg. </text:span></text:p>
      <text:p text:style-name="P120">Leopold grzecznie napomniany przez Buonvisi i Marco d'Aviano, skonfundował się <text:soft-page-break/>nieco, pojmując, iż niedawne niesnaski, mogą go trwale skłócić z Janem III i tam samym zaprzepaścić możliwość wykorzystania jego armii w dalszych bojach, które go czekały. Dla odbudowy zaufania zaprosił Jana III na konferencję, połączoną z przeglądem jego wojsk i nagradzaniem jego świty. Pojednanie miało odbyć się przy papieskim współdziałaniu, aby żadna ze stron nie czuła się w jakiejś mierze nie równo potraktowana. <text:s/>O jednak sprawach małżeńskich dyskutować nie miano, aby na milczeniu o tym, móc rozmawiać co w sprawie dalszego prowadzenia wspólnej wojny. </text:p>
      <text:p text:style-name="P121">W dniu 15 września, poza kilkoma niewielkimi oddziałami, pod komendą Atanazego Mączyńskiego, który towarzyszył Sobieskiemu, pozostałe oddziały polskie oddaliły się z pola bitwy. Sobieski też obozował poza pobojowiskiem, w rejonie Weidling. Po obu stronach Dunaju, w Korneuburgu i Klostenburgu, stały wojska litewskie i oddziały koronne pod komendą Lubomirskiego, zapatrywanie rzeką z obozu pod Tulln, gdzie podciągały pozostałe oddziały koronne. </text:p>
      <text:p text:style-name="P139"><text:span text:style-name="T170">Nast</text:span><text:span text:style-name="T195">ę</text:span><text:span text:style-name="T170">pnego dnia Jana III zaproszono na spotkanie z cesarzem</text:span><text:span text:style-name="T195"> </text:span><text:span text:style-name="T170">pod Schwechat. <text:s/>Jan III przybył pełen najlepszych intencji, ale wierny swemu stanowisku. Cesarz co prawda początkowo taił swoją wyniosłość podejmując króla polskiego, ale wiadomo było, iż niezbyt szczerze pod kurtuazją ukrywa swe prawdziwe uczucia. Było to też sprawa cesarskiej powierzchowności, skłonności do grubiaństwa, które na tle zupełnie odmiennego charakteru jaki posiadał Sobieski, czyniło go osobą antypatyczną i powolną. <text:s/>Taktownie przywitał się ze świtą senatorska, natomiast nie odkrył nawet głowy przed stojącymi żołnierzami polskimi, który przelali w jego sprawie krew, </text:span><text:soft-page-break/><text:span text:style-name="T170">czym naraził się ich opinii bardzo mocno. </text:span></text:p>
      <text:p text:style-name="P143">Tym czasem prowiant nie nadchodził, a armii w spustoszonej okolicy wykarmić nie można było, o co Sobieski pytał wprost cesarza, ten przez swych ministrów wykrętnie się tłumaczył. Podobne odpowiedzi padały na prośby o pomoc dla rannych, o godne pochówki dla polskich żołnierzy w kościołach i katolickich cmentarzach, którzy zginęli w wiedeńskiej potrzebie. Poruszył też monarcha sprawy małżeństwa Jakuba, aby wolę wspólnej walki z półksiężycem wzmocnić więzami krwi, lecz Austriacy tłumaczyli, iż podobna rzecz nie jest możliwa, iż cesarz wcześniej inne dał słowo i odstępstwo od niego będzie wiarołomstwem. Zaczęli się natomiast dopominać, aby Jan III zebrał swe wojska i podążył na Węgry. Opowiadano mu o nowych tureckich wojskach, w co nie uwierzył, gdyż wiadoma mu była skala osmańskiego pogromu, a ręki do brutalnego zdławienia kuruców przykładać nie chciał, aby póki czas móc skupić się na wypędzeniu Turków z Podola. Odpowiedział, zatem iż wojska jego są utrudzone, nie nie małe poniosły straty, że dochodzą go wieści, iż Tatarzy przepędzeni spod Wiednia, będą starać się wziąć odwet na ziemiach polskich. Do żadnych zatem decyzji spotkanie to nie doprowadziło, a po powrocie Jan III wydał pierwsze rozkazy polecające wymarsz poszczególnych oddziałów do kraju, co przyjęto z zadowolenie. On swój obowiązek sojuszniczy wykonał, Wiedeń przed upadkiem i tureckim panowaniem ocalił. </text:p>
      <text:p text:style-name="P139"><text:span text:style-name="T170">Zauważyli to Austriacy i postanowili działać, to nagabując senatorów do pokątnych rozmów, to wysłano do polskiego monarchy 17 września delegacja cesarskich dostojników z legatem papieskim na czele. Hr </text:span><text:span text:style-name="T114">Zierowski, na jakiego szczególne </text:span><text:soft-page-break/><text:span text:style-name="T114">związki z Sobieskim liczono daremnie przekonywał go <text:s/>wsparcia armii cesarskiej idącej wgłąb Węgier. Srodze się zawiódł i usłyszał, iż Polacy wypełnili swe zobowiązania i będą prowadzić ofensywę gdzie indziej przeciw porcie. Udał się zatem za Janem III do Warszawy daremnie przez kolejne miesiące przekonując go do cesarskiego spojrzenia na sprawy tureckie i nic nie zyskał poza przyrzeczeniem wysłania delegatów do Linzu na rozmowy w sprawie stworzenia ofensywnej ligi świętej przeciwko Turkom. </text:span><text:span text:style-name="T115">Próbował jeszcze cesarz wystosować inny wybieg względem <text:s/>Sobieskiego, zdobyć jego gotowość do czynienia usług austriackiej polityce a jednocześnie wynagrodzić Jakubowi odmowę oddania reki arcyksiężniczki o czym jeszcze nieoficjalnie przez Zierowskiego mówił podczas konferencji 17 września. Zwrócił się zatem do swego krewnego Karola II, która hiszpańskiego, który chętnie gratyfikował <text:s/>jego pomysły i stąd Zierowski, bawiąc już w Warszawie pod koniec roku <text:s/>ofiarował królewiczowi 30 000 guldenów <text:s/>rocznej renty z madryckiego skarbca, ale wymiernego skutku to nie przyniosło polityce austriackie. Pieniądze przyjęto, ale kolejne raty przychodziły <text:s/>nieregularne, a wnet hojność ta wyschła. </text:span></text:p>
      <text:p text:style-name="P139"><text:span text:style-name="T114">Podobnie ks. Karol Lotaryński, wspominany słowem podziękowania za braterstwo broni, nie przekona polskiego króla do swych militarnych argumentów wspólnego kontynuowania wojny na węgierskim froncie. Za złe miał mu i Jan III nagłą zmianę postawy, gdy z człowieka serdecznego przemienił się w naturę oziębłą na wieść o przybyciu Leopolda I, tyleż były warte dwulicowe zapewnienia wodza cesarskiej armii, który w obliczu klęski gotów był ujmująco zabiegać o polskie względy. <text:s/></text:span><text:soft-page-break/><text:span text:style-name="T114">Buonvisi tracił przy tym swe wpływy na cesarskim dworze, na rzecz hiszpańskiego stronnictwa, nie mógł z takimi efektami jak wcześniej, przekonywać cesarza do ustępstw, aby w bliższe sojusze wszedł z Sobieskim. Marco d'Aviano, druga postać, która <text:s/>służyła owemu zbliżeniu, uznał przy tym swoją przedłużającą się misję za skończoną i natychmiast wyjechał. </text:span><text:span text:style-name="T170">Starali się oni nakłonić Jana III do kontynuowania walk przeciw Turkom na Węgrzech, ale on odmawiał przy użyciu wcześniej używanych argumentów. Austriacy zatem wysunęli propozycję, aby wesprzeć ich choćby korpusem, mówili o 12 000 jazdy i dragonii, ale Sobieski gotów był pozostawić mniej niż połowę tej liczby, czy czym zażądał wypłacenia z tego tytułu kwoty 200 000 talarów, aby w miejsce pozostawionego wojska zaciągnąć nowe i samemu nie odnieść szkody. Austriacy żądań podobnych spełnić nie byli wstanie. Legat tylko w imieniu cesarza ofiarował królowi polskiemu 30 000 tatarów, które Sobieski wziął chętnie, ale w zamian niczego nie obiecał, wymawiając się, iż uznaje to za ekwiwalent nie wydanych prowiantów i nagrodę dla jego dzielnych wojsk. Zadeklarował jedynie, iż zainteresowany jest uformowaniem się ligi świętej przeciw Turcji w oparciu o szeroki krąg państw, iż chętnie wyśle swych posłów na rozmowy na ten temat pod błogosławieństwem papieskim. Na razie będzie wspierał austriackie zmagania prowadzać walki na Podolu i w Mołdawii, co odciągnie Tatarów. Wyraził zdanie, iż pogrom i zupełne rozbicie armii tureckiej umożliwi wojsku cesarskiemu nie tylko szybkie odzyskanie utraconych ziem, ale także zdobycie tych terytorium korony świętego Stefana, jakie znajdują się pod muzułmańskim panowaniem. Dodał ponadto, iż dla powściągnięcia Thököly'ego wyśle na Górne Węgry zbrojną </text:span><text:soft-page-break/><text:span text:style-name="T170">ekspedycję. Zakończywszy na tym, w dniu 18 rozpoczął się odwrót wojsk polskich. </text:span></text:p>
      <text:p text:style-name="P137">Mimo odejścia wojsk polskich, po kilkudniowej przerwie, zdecydowano w Wiedniu, iż póki okoliczności sprzyjają, trzeba wojnę kontynuować. Turcy są rozbici, Kara Mustafa nie żyję, inni osmańscy wodzowie uciekli, resztki ich armii rozchodzi się w panice, rebelianci węgierscy są rozbici i gotowi wracać pod cesarska władze, inne państwa są gotowe militarnie przyłączyć się do wojny, gdy <text:s/>ku temu powstała wyjątkowa okazja, a największy niewiadomy, czyli Ludwik XIV zdezorientowany skalą tureckiej sromoty i ogromem chrześcijańskiej solidarności, nie zdolny do gwałtownego wystąpienia. Wojska cesarskie, z niewielkimi kontyngentami posiłkowymi, w tym dopiero co przybyłem dodatkowym korpusem brandenburskim zdecydowały zaatakować Esztergom i Budę oraz oblegać Ujvar- Nowe Zamki. Wojska Szwabskie i Frankońskie, poza ochotnikami wróciły do domów. Elektor saski wypełnił umowę i odesłał swych żołnierzy, poza kilkoma oddziałami, które za niemałe pieniądze oddała na cesarską służbę. Podobnie postąpił elektor bawarski. </text:p>
      <text:p text:style-name="P143">Zgonie z rozkazem królewskim, wrócić miał też wrócić do kraju korpus Bidzińskiego, jednak jak ustalono ze stroną austriacką dopiero wraz z przerwą zimową po zakończeniu walk na ternie Węgier Środkowych. Z tego zatem powodu zdziesiątkowane poddziały korpusu bez wielu żołnierzy, który mimo królewskich rozkazów zdecydowali się wybrać służbę w armii cesarskiej, powróciło <text:s/>do Polski na pod koniec 1683roku. Korpus po powrocie do kraju został przekształcony w pułk pod dowództwem Bidzińskiego, uzupełniony nowymi jednostkami.</text:p>
      <text:p text:style-name="P139"><text:span text:style-name="T170">Tymczasem po zakończeniu batalii pod Wiedniem wojsk polskie i litewskie udały się </text:span><text:soft-page-break/><text:span text:style-name="T170">w drogę powrotną do Rzeczypospolitej. <text:s/></text:span><text:span text:style-name="T114"><text:s/>Korneuburgu dołączyły oddziałały spod Tulln. Ranni i niektóre pojedyncze oddziały miały pójść przez Morawy do Krakowa. Większość wojsk skierowało się w kierunku miejscowości Malatzka (</text:span><text:span text:style-name="T111">Malacka</text:span><text:span text:style-name="T114">). Przed wyruszeniem w drogę, pośpiesznie monarcha odkomenderował generała Kątskiego i innych oficerów artylerii, w tym grupę specjalistów, którzy przeszli pod Wiedniem do armii Rzeczpospolitej ze służby cesarskiej lub niemieckiej, do Lwowa, aby jak najszybciej przystąpili do gromadzenia niezbędnego sprzętu potrzebnego do zdobycia Kamieńca Podolskiego. Podolska twierdza miała być jeszcze przed końcem roku zablokowana, na rok 1684 Jan III planował ja wyrwać z rąk tureckich.</text:span></text:p>
      <text:p text:style-name="P135">Szybko okazało się, iż wybrana trasa jest ogołocona <text:s/>z żywności, wojna spustoszyła okolicę doszczętnie. Ratowano się prowiantem zgromadzanym w taborach, oraz łupieniem do gołej ziemi, resztek które uchowały się dotąd przez wojną. Na miejscową ludność, która wracała do domów na wieść o rozgromieniu Turków spadły nowe rekwizycje. Opinia, iż sprzyjała ona rebeliantom węgierskim było dodatkowym usprawiedliwieniem dla brutalności. Armia Sobieskiego w <text:s/>Malatzka/<text:span text:style-name="T106">Malacka</text:span> stanęła w dniu 21 września. Miejscowość ta należała do ziem węgierskich. Następnie pomaszerowano do Tyrnau/<text:span text:style-name="T106">Nagyszombat</text:span>, dokąd dotarły oddziały królewskie 23 września, miasto złupiono a wokół wypuszczone grabieżce podjazdy, niezgorsze od tatarskich, w czym szczególnie celowały chorągwie litewskie. Ludność miejscowa nie poddawała się łatwo, brutalnie traktowała maruderów, urządzała skrytobójcze napady, ale tym samym wystawiała się na represje. Powszechne było pragnienie szybkiego opuszczenia tej niegościnnej krainie w polskich szeregach. Dalej <text:soft-page-break/>posuwano się na północ doliną Wagu, pod drodze odblokowując załogę cesarską w fortecy Leopoldov, również tutaj dokonując ogromnych zniszczeń. Nie tylko ogołacano te ziemie, ale uprowadzano w niewolę miejscową ludność, na co skargi docierały do cesarza. Ale usprawiedliwiłem była walka z kurucami. Sobieski zamierzał spustoszyć Górne Węgry na tyle mocno, aby nie mogły stać bazą dla napaści na Rzeczpospolitą, gdy będzie zaangażowany w walki na Podolu. </text:p>
      <text:p text:style-name="P139"><text:span text:style-name="T114">W dniu 25 września Sobieski podszedł pod Neustadtl/</text:span><text:span text:style-name="T111">Vágujhely</text:span><text:span text:style-name="T114">, miasto zniszczono, w dalszą drogę ruszono 26 września, celem był Trentschin/</text:span><text:span text:style-name="T111">Trencsén</text:span><text:span text:style-name="T114">, zajęty dnia następnego - 27 września. Tutaj Sobieski przegrupował swe siły. Specjalny korpus, złożony z oddziałów litewskich oraz ekspedycji koronnej pod komenda Hieronima Lubomirskiego, w skład jakiej <text:s text:c="2"/>weszły oddziały posiłkowe Bidzińskiego oraz wyznaczone jednostki koronne miały dokonać wypadku na Koszyce. Reszta wojsk udała się w kierunku Waagbistritz/</text:span><text:span text:style-name="T111">Vágbeszterce</text:span><text:span text:style-name="T114">, które zajęto 29 września. Z powodu ciasnych dróg, podzielono wówczas armię koronną na dwie kolumny, bezpośrednie prowadzoną przez Jana III, która podążyła trasą przez Sillein/</text:span><text:span text:style-name="T111">Zsolna</text:span><text:span text:style-name="T114">, przez jaką przeszła 30 września do Unterkubin/</text:span><text:span text:style-name="T111">Alsókubin</text:span><text:span text:style-name="T114">, gdzie zatrzymano się 1 października wieczorem. Następnego dnia dołączyła do niej kolumna druga, prowadzona przez Jabłonowskiego, która maszerowała droga przez Turz-Sankt Martin/</text:span><text:span text:style-name="T111">Liptószentmiklós</text:span><text:span text:style-name="T114"> <text:s/>- 30 września, Rosenberg/</text:span><text:span text:style-name="T111">Rózsahegy</text:span><text:span text:style-name="T114"> oraz Sankt Nikolaus/</text:span><text:span text:style-name="T111">Turócszentmárton</text:span><text:span text:style-name="T114"> - 1 października. Nie czekając na pełne skupienie na miejscu wszystkich oddziałów, wysłał Sobieski silny zagon pod mury Orawskiego zamku pod dowództwem </text:span><text:span text:style-name="T187"><text:s/>ppłk Jana von Rostocka</text:span><text:span text:style-name="T114">, gdzie broniła załoga cesarska dowodzona przez Franciszka </text:span><text:soft-page-break/><text:span text:style-name="T114">Kiechlera. Kuruców przędzono z marszu i bez większych walk. Pozostałe wojska koronne z Unterkubin/</text:span><text:span text:style-name="T111">Alsókubin</text:span><text:span text:style-name="T114"> wyruszyły 3 października, następnego minęły Orawę i <text:s/>Namiestów/</text:span><text:span text:style-name="T111">Námesztó</text:span><text:span text:style-name="T114"> a wieczorem 5 października wojska stanęły w granicach królestwa w Jordanowie. Po postoju kolejnego dnia w Myślenicach, 7 października Jan III stanął w Krakowie. </text:span></text:p>
      <text:p text:style-name="P135">Wyznaczone do walk na Górnych Węgrach oddziały weszły w skład dóch grup, litewskiej hetmana Bogusława słuszki oraz koronnej Hieronima Lubomirskiego.</text:p>
      <text:p text:style-name="P128">Grupa Hetman Wielkiego Litewskiego Bogusława Słuszki</text:p>
      <text:p text:style-name="P135">1. Chorągiew petyhorska WXL Józefa Bogusława Słuszki pod por. Aleksandrem Gierdzyńskim (zm.1715) – 180 koni</text:p>
      <text:p text:style-name="P135">2. Chorągiew petyhorska WXL Michał Kazimierz Siesicki pod por. <text:s/>Andrzejem Berensem </text:p>
      <text:p text:style-name="P135">3. Chorągiew petyhorska WXL Kazimierza Władysława Sapiehy </text:p>
      <text:p text:style-name="P135">4. Chorągiew petyhorska WXL Wojciecha Stanisława Czackiego </text:p>
      <text:p text:style-name="P135">5. Chorągiew petyhorska WXL Jóżefa Słuszki druga pod por. Mikołajem Wilkońskim </text:p>
      <text:p text:style-name="P135">6. Chorągiew petyhorska WXL Jana Michała Zawiszy </text:p>
      <text:p text:style-name="P135">7. Chorągiew petyhorska WXL Krzysztofa Stetkiewicza pod por. Hieronimem Kierdejem </text:p>
      <text:p text:style-name="P135">8. Chorągiew kozacka WXL Stanisława Rusieckiego </text:p>
      <text:p text:style-name="P135">9. Chorągiew petyhorska WXL Marcjana Aleksandra Ogińskiego pod por. Leonem Kazimierzem Ogińskim</text:p>
      <text:p text:style-name="P135">11. Chorągiew petyhorska WXL Andrzeja Puzyny </text:p>
      <text:p text:style-name="P135"><text:soft-page-break/>12. Chorągiew kozacka WXL Samuela Jurewicza </text:p>
      <text:p text:style-name="P135">13. Chorągiew petyhorska WXL Michała Karola Druckiego Sokolińskiego pod por. Władysławem Eliaszem Surynem </text:p>
      <text:p text:style-name="P135">14. Chorągiew jazdy lekkiej WXL Krzysztofa Konstantego Połubińskiego pod por. Mikołajem Onikiewiczem </text:p>
      <text:p text:style-name="P135">15. Chorągiew jazdy tatarskiej <text:s/>WXL Mustafy Baranowskiego </text:p>
      <text:p text:style-name="P135">16. Chorągiew jazdy tatarskiej <text:s/>WXL Biłja Kryczyńskiego </text:p>
      <text:p text:style-name="P135">17.Chorągiew jazdy lekkiej WXL Władysława Antoniego Radziwanowicza-Kierdeja </text:p>
      <text:p text:style-name="P135">18. Chorągiew jazdy lekkiej WXL Józefa Bogusława Słuszki pod por. Bogdanem Koryckim </text:p>
      <text:p text:style-name="P135">19. Chorągiew jazdy tatarskiej WXL Daniela Ułana Łochojskiego</text:p>
      <text:p text:style-name="P135">20. Regiment rajtarski <text:s/>płk. Krystiana Albrechta Kalkstein-Stolińskiego </text:p>
      <text:p text:style-name="P135">21. Regiment Dragonii WXL Otto Fielkierżamba pod dowództwem Ferdynanda Wolffa</text:p>
      <text:p text:style-name="P135"><text:span text:style-name="T166">Razem</text:span>: - 3000 jazdy i 500 dragonów</text:p>
      <text:p text:style-name="P135"/>
      <text:p text:style-name="P135">Grupa Hetmana Polnego Koronnego Hieronima Lubomirskiego</text:p>
      <text:p text:style-name="P22">1. Chorągiew pancerna pod komendą Rafała Janickiego</text:p>
      <text:p text:style-name="P22">2. Chorągiew pancerna pod komendą Jana Mężyńskiego </text:p>
      <text:p text:style-name="P52">3. Chorągiew pancerna pod komendą <text:s/>Jana Malskiego </text:p>
      <text:p text:style-name="P52">4. Chorągiew pancerna pod komendą Hieronima Augustyna Lubomirskiego pod namiestnikiem por. Maciejem Radzimińskim</text:p>
      <text:p text:style-name="P52"><text:soft-page-break/>5. Chorągiew pancerna pod komendą Stefana Aleksandra Potockiego pod namiestnikiem por. <text:s/>Janem Krosnowskim </text:p>
      <text:p text:style-name="P80"><text:span text:style-name="T135">6. Chorągiew pancerna pod komendą Hieronima Augustyna Lubomirskiego pod namiestnikiem por.</text:span><text:span text:style-name="T224"> Stanisławem Świeżawskim</text:span></text:p>
      <text:p text:style-name="P127">7. <text:s/>Chorągiew pancerna Józefa Karola Lubomirskiego pod namiestnikiem por. Kasprem Teodorem Siemianowskim </text:p>
      <text:p text:style-name="P127">8. Chorągiew pancerna pod komendą Jana Franciszka Dzieduszyckiego </text:p>
      <text:p text:style-name="P84">9. Chorągiew pancerna pod komendą Marcina Bogusza pod namiestnikiem por. <text:s/>Tomaszem Boguszem</text:p>
      <text:p text:style-name="P30"><text:span text:style-name="T218">10. Chorągiew pancerna <text:s/>Tomasza Karczewskiego pod namiestnikiem por. <text:s/></text:span><text:span text:style-name="T213">Janem Maszyckim </text:span></text:p>
      <text:p text:style-name="P84">11. Chorągiew pancerna pod komendą Stanisława Bielickiego</text:p>
      <text:p text:style-name="P84">12. Chorągiew pancerna pod komendą Jerzego Mniszka </text:p>
      <text:p text:style-name="P101">13. Chorągiew pancerna <text:s/>pod komendą Wojciecha Krasińskiego <text:s/>pod namiestnikiem por. Michałem Mogielnickim </text:p>
      <text:p text:style-name="P87">14. Chorągiew pancerna pod komendą Jana Wojciecha Rosnowskiego </text:p>
      <text:p text:style-name="P91">15. Chorągiew pancerna <text:s/>Jana Gnińskiego młodszego pod namiestnikiem por. <text:s/>Leonem Eysmontem </text:p>
      <text:p text:style-name="P24">16. Chorągiew jazdy lekkiej pod komendą Gabriela Temruka Czerkasa </text:p>
      <text:p text:style-name="P101">17. Chorągiew ochotnicza Jakub Olewiński </text:p>
      <text:p text:style-name="P101"><text:soft-page-break/>18. Chorągiew lekka Hieronima Augustyna <text:s/>Lubomirskiego pod por. Marcinem Spasowskim</text:p>
      <text:p text:style-name="P23">19. Chorągiew jazdy lekkiej pod komendą Hieronima Augustyna Lubomirskiego pod namiestnikiem por. Dawidem Talkowskim </text:p>
      <text:p text:style-name="P53">20. Chorągiew jazdy lekkiej pod komendą <text:s/>Władysława Mroczka</text:p>
      <text:p text:style-name="P23">21. Chorągiew jazdy lekkiej pod komendą Jana Gałęzowskiego <text:s/></text:p>
      <text:p text:style-name="P91">22. Chorągiew jazdy lekkiej pod komendą Marcjana Gostkowskiego </text:p>
      <text:p text:style-name="P40"><text:span text:style-name="T181">23. Regiment arkebuzerii koronnej </text:span><text:span text:style-name="T158">Hieronima Augustyna Lubomirskiego pod</text:span><text:span text:style-name="T181"> komendą ppłk Jana von Rostocka <text:s/></text:span></text:p>
      <text:p text:style-name="P77">24. Szwadron rajtarii Hieronima Lubomirskiego pod Janem Duninem Borkowskim 25 Regiment dragonii koronnej płk Marcina Kazimierza Borowskiego</text:p>
      <text:p text:style-name="P77">razem: 3000 jazdy, 500 dragonów</text:p>
      <text:p text:style-name="P88"/>
      <text:p text:style-name="P139"><text:span text:style-name="T114">Powyższe wojska polsko-litewskie w dniu 28 września przeszły przez miejscowość Banowitz/</text:span><text:span text:style-name="T111">Bán</text:span><text:span text:style-name="T114">, w dniu 29 września przez Priwitz/</text:span><text:span text:style-name="T111">Privigye</text:span><text:span text:style-name="T114">, 30 września dotarły do Heiligenkreuz/</text:span><text:span text:style-name="T111">Garamszentkereszt</text:span><text:span text:style-name="T114">. Gdy mieszczanie odmówili otwarcia bram siłą wtarto się niego, miasto spalono, splądrowano, ludność wzięto w niewolę. Przed najeźdźcami uchodziły nieliczne </text:span><text:span text:style-name="T117">wojska kuruców, </text:span><text:span text:style-name="T232">wojewody trenczyńskiego Juraj</text:span></text:p>
      <text:p text:style-name="P140"><text:span text:style-name="T232">Illésházy'ego liczące 2000-3000 lud</text:span><text:span text:style-name="T129">zi, </text:span><text:span text:style-name="T76">Großsteffelsdorfu, a później Egery, gdzie byli Turcy. W tym czasie Thököly wycofywał się ze swego obozu w Lewenz (</text:span><text:span text:style-name="T83">Lewice, Leva</text:span><text:span text:style-name="T76">), w kierunku na Szécsény <text:s/>i Debreczyn. Pomiędzy nim były wojska polko-</text:span><text:soft-page-break/><text:span text:style-name="T76">litewskie na północy, i armia cesarka na południu idąca wzdłuż. Unikał strać, siły jego topniały, dopiero brak woli kompromisu ze strony Leopolda i kurs polityczny Jana III - grabieże na Słowacji i niewielkie zaangażowanie się polskiego monarchy w mediacje, doprowadziły wodza rebelii węgierskiej do pozostania w obozie tureckim. Sobieski nie chciał teraz szybkiej pacyfikacji stosunków między Węgrami a cesarzem, bowiem jak długo on sie tlił, tak długo nie mógł być ugaszony konflikt Austrii i Turcji, a na jego kontynuacji aktualnie Janowi III zależało. </text:span></text:p>
      <text:p text:style-name="P140"><text:span text:style-name="T114">Potem 1 października <text:s/>zdobyto Altsohl/</text:span><text:span text:style-name="T111">Zólyom</text:span><text:span text:style-name="T114">, a konnica Ogińskiego nagłym wypadem zdobyła i splądrowała niedaleko położoną miejscowość - Neusohl/</text:span><text:span text:style-name="T111">Besztercebánya</text:span><text:span text:style-name="T114">. Następnie wojska polsko-litewskie pomaszerowały w kierunku Lizenz/</text:span><text:span text:style-name="T111">Losonc</text:span><text:span text:style-name="T114"> - 3 października i Großsteffelsdorf/</text:span><text:span text:style-name="T111">Rimaszombat</text:span><text:span text:style-name="T114"> - 5 października. Ze względu, iż te okolice dotąd mniej były dotknięte przez wojnę, łupiono jej okrutnie i doszczętnie, dopiero w dniu 9 października Lubomirski podążył dalej na wschód, kolejnego dnia odeszli też Litwini. W dniu 11 października spalono Rosenau/</text:span><text:span text:style-name="T111">Rozsnyó</text:span><text:span text:style-name="T114">, kolejnego dnia przednie straże podeszły pod Koszyce. </text:span><text:span text:style-name="T81">Do </text:span><text:span text:style-name="T78">większej potyczki doszło jedynie pod miejscowością, <text:s/>Moldau/</text:span><text:span text:style-name="T82">Szepsi</text:span><text:span text:style-name="T78">, w dniu 12 października wojska litewskie rozproszyły kilkuset konny oddział</text:span><text:span text:style-name="T81"> </text:span><text:span text:style-name="T114"><text:s/></text:span><text:span text:style-name="T232">Franciszkowi Pongrácz, jaki uszedł do Koszyc. </text:span><text:span text:style-name="T114">Reszta wojsk dodarła pod miasto 12 października. Spustoszono okolice miasta i jego przedmieścia. Bramy były zamknięte, mieszczanie zatrwożeni wieściami o okrucieństwa nie chcieli wystawić miasta na zniszczenie, na miejscu było wojsko węgierskie a mury prezentowały się solidnie. Lubomirski wysłał swych delegatów, zbliżała się zima, wojsko niechętne było do szturmów. Litwini </text:span><text:soft-page-break/><text:span text:style-name="T114">wręcz odmówili i oczekiwali na rozkaz zwalniających od dalszej kampanii. Zadowolono się zatem 5000 talarów, które mieszczanie wypłacili tytułem okupu i wojska polsko-litewskie następnego dnia zawróciły w stronę niedalekiej granicy. W dniu 17 października wojska minęły </text:span><text:span text:style-name="T115">Preszów (</text:span><text:span text:style-name="T112">Eperjes, Eperies</text:span><text:span text:style-name="T115">)</text:span><text:span text:style-name="T114">, gdzie również stała silna załoga węgierska. Kolejnego dnia wojska polsko-litewskie podeszły i zajęły miasto Zeben/</text:span><text:span text:style-name="T111">Kisszeben</text:span><text:span text:style-name="T114">, gdzie rozdzieliły się. Lubomirski pomaszerował na Spisz i 20 października zameldowały w granicach RON, a hetman Słuszka tego samego dnia zajął i spalił przygraniczną miejscowość Lipany (</text:span><text:span text:style-name="T111">Siebenlinden/Héthársi</text:span><text:span text:style-name="T114">), aby w dniu 22 października stanąć na terytorium Rzeczypospolitej. Lubomirski część wojsk zakwaterował w starostwie spisk</text:span><text:span text:style-name="T115">im, to jest <text:s/>regiment arkebuzerii pod komendą ppłk Jana von Rostocka, </text:span><text:span text:style-name="T114">dla jego bezpieczeństwa, resztę poprowadził pod rejon koncentracji pod Żydaczowem, dokąd dostały z początkiem listopada, a Litwini odeszli w kierunku swych leż zimowych w WXL. Walki na Górnych Węgrach zakończyły się. Ich bilans dla miejscowej ludności był okrutny. Zniszczono prawie 350 miejscowości, uprowadzono około 20 000 ludzi, nie licząc rabunku żywności, zwierząt gospodarczych, pieniędzy i <text:s/>innych wartościowych przedmiotów. Nie oszczędzano kościołów, ani zborów protestanckich, uznawano, iż wiarołomni są ci chrześcijanie, które dobrowolnie przyjęli władze sułtana. </text:span></text:p>
      <text:p text:style-name="P143"/>
      <text:p text:style-name="P149"/>
      <text:p text:style-name="P149"/>
      <text:p text:style-name="P149"><text:soft-page-break/>16. DZIAŁANIA ARMII CESARSKIEJ NA WĘGRZECH</text:p>
      <text:p text:style-name="P144"/>
      <text:p text:style-name="P144"><text:s text:c="4"/>Mimo odejścia Sobieskiego, poważnych strat i głosów, aby zawrzeć separatystyczny pokój z Turcją, w otoczeniu cesarza wobec przytoczonych już argumentów przeważyła koncepcja marszu wgląd Węgier. Korzyści okazały się bardziej nęcące od ryzyka i kosztów. W dniu 22 września armia cesarska wyruszyła w kierunku Preszburga, przez ziemie wyniszczone i bezludne. Nieliczne osmańskie garnizony wycofywały się, kuruce unikali walki lub dołączały do cesarza. Pacyfikacja rebeliantów na tym etapie okazała się skuteczna. </text:p>
      <text:p text:style-name="P144">Z powodu odejścia Polaków, wycofania znaczne części niemieckich sojuszników, raz chorób i star armia cesarska prowadzona przez ks. Karola Lotaryńskiego liczyła teraz 32 000 ludzi, w tej liczbie posiłki brandenburskie liczące ok. 3000 ludzi, nie dość aby myśleć o przeprowadzeniu ofensywy zakrojonej na pełną skalę. Planowano zatem w pierwszej kolejności odzyskać najważniejsze miejsca, które zajęli podczas dotychczasowych walk Turcy. </text:p>
      <text:p text:style-name="P144">W dniu 1 października Austriacy stanęli stanęli pod Jawarynem (Györ), gdzie <text:s/>broniła się austriacka załoga. Spod miasta nieliczny korpus oblężniczy wycofała się już 24 września, na wieść o wiedeńskim pogromie, aby wzmocnić załogę Budy. </text:p>
      <text:p text:style-name="P144">Następnie w dniu 3 października Lotaryńczyk wjechał do Komarom, potężnej twierdzy cesarskiej, najdalej na wschód wysuniętej pozycji Austriaków. Jego siły liczyły wówczas tymczasem około 30 000 żołnierzy. Komarom miał stać się punktem wypadowym do dalszych operacji przeciw Turkom, pod miastem przygotowywano <text:soft-page-break/>się do przeprawy przez Dunaj.</text:p>
      <text:p text:style-name="P144">Po rozpoznaniu sytuacji stwierdzono, iż główne siły tureckie znajdowały się pod odległą o 80 km Budą, o los jakiej najbardziej teraz dbało odtwarzane dowództwo tureckie. W Újvár obsadzała załoga osmańska licząca około 3000ludzi. W oddalonych zaś o 60 km od Ostrzyhomia Lewicach stał Thököly resztkami swych kuruców - około 8000, jednocześnie, gotów do zawiązania rokowań z cesarzem. </text:p>
      <text:p text:style-name="P144">Pod samą Budą gorączkowo gromadzone z całej europejskiej części Turcji siły sułtańskie, wraz z niedobitkami spod Wiednia, które nadal były w trakcie koncentracji nie liczyły więcej niż 20 000 - 25 000 żołnierzy. </text:p>
      <text:p text:style-name="P144">Austriacy postawili ruszyć na ruszyć na Ostrzyhom, a po zdobyciu tej twierdzy pomaszerować na Budę, aby wciąż oszołomionych klęską pod Wiedniem Turków dostateczne pobić. <text:s/>Osobno w celu osłonięcia głównego kierunku działań, grupa wojsk Esterhazy'ego licząca ok. 5 000 ludzi miała spod Preszburga, przesunąć się pod węgierskie miejscowości Sered i zablokować twierdzę Surany. </text:p>
      <text:p text:style-name="P144">Pozostawiony na tyłach i otoczony Újvár (Nowe Zamki) miał miedzy czasie w skutek blokady skapitulować. Droga do Ostrzyhoma wiodła przez niewielką twierdze Parkany, położonej na lewym brzegu Dunaju i broniąca przyczółka mostowego na tej rzece i dostępu do Ostrzyhomu.</text:p>
      <text:p text:style-name="P144">W dniu 3 października, przed prawie trzy dni wojska cesarskie rozpoczęły przeprawę przez Wag . zaś trwania przeprawy, oraz trudności aprowizacyjne spowodowały, iż wojska ks. Karola Lotaryńskiego maszerowały długą kolumną, mało poważanymi ze sobą częściami, co miało swoje dalsze konsekwencje.</text:p>
      <text:p text:style-name="P144"><text:soft-page-break/>W tym momencie Turcy spróbowali zaryzykować. Mieli zamiar zablokować austriacką przeprawę i zatrzymać ich, na tyle długo, aby zakończyć koncentracje dalszych swych wojsk pod Budą, a w wariancie optymistycznym do przedłużenia walk nad rzeką, na tyle długo, aby warunki pogodowe wymusiły korzystna dla nich pauzę operacyjną. Turcy spodziewali się, iż strona przeciwna nie będzie spodziewała się, że są zdolni do tego rodzaju akcji zaczepnych. Osmanom sprzyjały błędy uczynione podczas dalekich rekonesansów, jakie nie zauważyły, iż przemieszczania się na początku października w rejon Parkanów właśnie. <text:s/>Na czele przeprawiających się wojsk austriackich szedł polski korpus pomocniczy oraz kawaleria cesarska, z animi posuwała się piechota, na samym końcu pozostałe kontyngenty sojusznicze. </text:p>
      <text:p text:style-name="P144">Na czele zbliżającego się wojska tureckiego stał nominowany dopiero co co przez sułtana bejlerbej budzyński Kara Mehmed, który 4 października przeprawił się po moście pod Ostrzyhomiem na drugi brzeg Dunaju i zajął pozycję pod Parkanami. Siły te liczyły ok. 15 000 ludzi, głównie jazdy w tym niewielki oddział tatarski i kilkuset niepewnych renegatów węgierskich. <text:s/>Turecki korpus składał się z żołnierzy <text:s/>bejlerbeja sylistryjskiego wezyra Mustafy paszy,, który przeprawił się po moście pod Ostrzyhomiem na drugi brzeg Dunaju i zajął pozycję pod Parkanami. Siły te liczyły ok. 15 000 ludzi, głównie jazdy w tym niewielki oddział tatarski i kilkuset niepewnych renegatów węgierskich. <text:s/>Turecki korpus składał się z żołnierzy <text:s/>bejlerbeja sylistryjskiego wezyra Mustafy paszy, bośniackiego — Chyzyra paszy, siwaskiego — Binamaza Chalila paszy. Turcy spodziewając się, iż przeprawa przed Dunaj rozdzielenia głównej masy wojsk cesarskich, postanowili uderzyć na ich <text:soft-page-break/>awangardę, a potem zablokować swobodę powtórnego pokonania rzeki. I rzeczywiście cała awangarda wojsk cesarskich dowodzona przez generała Caprare, pod komendą jakiego znajdował się Bidziński <text:s/>liczyła 6000 jazdy i ruszył do przodu w kierunku Parkan 7 października. Spodziewano się szybko zająć Parkany i ułatwić tym samym pochód reszty armii cesarskiej. Idące na czele kolumny złożonych z chorągwi Stefana Bidzińskiego natknęła się na ukryte w pagórkowatym terenie siły tureckie, które natarły na nią z całą mocą. Bidziński mimo zaskoczenia, <text:s/>poprawnie ocenił sytuację, jedynym wyjściem było zaalarmowanie Caprary i odwrót. Miejscami miał on paniczny przebieg, ale i Turcy zatrzymali się biorąc grasujące za awangardą po okolicy grupy jazdy cesarskiej oganiającej się za żywnością za forpoczty głównych sił Lotaryńczyka. Ten dowiedziawszy się o zasadzce postanowił szybko zareagować, przesunął do przodu kilka szwadronów ks. Croy, a sam pośpieszył piechotę, aby jak najszybciej weszła na pole bitwy, jej przerzut trwał nocą, ale opłaciło się. </text:p>
      <text:p text:style-name="P144">W dniu 8 października obie strony przegrupowały się, Turcy podciągnęli wszelkie siły operujące w najbliższej okolicy, ale było ich mniej niż Austriaków, którym udało się skoncentrować ok 18 000 ludzi, w tym kilkanaście dział, przeciwko 15 000. <text:s/>Nieznaczące zwycięstwo i przegonienie cesarskiej awangardy, ponownie przysłoniło Turkom jasność sytuacji. <text:s/>Mustafa pasza zignorował głos części swych doradców, którzy nalegali, aby nie staczać bitwy, lecz spalić Parkany i wycofać się pod Ostrzynom, wzmocnić jego załogę i tam dalej prowadzić dalsze akcje opóźniające. Turecki dowódca liczył jednak, iż jego wojska są wstanie rozbić stojąca przed nimi <text:soft-page-break/>armie cesarska, słusznie podejrzewając, iż nie jest to całość wojsk Lotaryńczyka. Ich ilość i jakość przede wszystkim znacząco przerastała ich możliwości. Turcy co prawda dobrze ustawili przy zasadzce na wojska awangardy, ale pozycja ta w nadchodzącej konfrontacji miała już znaczne gorsze walory, byli bowiem odwróceni do rzek Gran i Dunaj, co groziło zupełną katastrofą w przypadku złamania ich szeregów. </text:p>
      <text:p text:style-name="P144">Szybko na to zwrócił uwagę Lotaryńczyk, zatem pierwszy natarł, aby przeciwnik nie miał możliwościowi jakimś manewrem zmienić tej niewygodnej pozycji. <text:s/></text:p>
      <text:p text:style-name="P144">Turcy pragnęli swym prawym skrzydłem złamać lewe skrzydło armii cesarskiej i zepchnąć je do Dunaju. Austriacy spodziewając się tego, dlatego oparli swe lewe skrzydło liczące ok. 6 000 piechoty i jazdy ustawionej w szachownice o wzgórza, pod dowództwem gen. Dunewalda. W Centrum ustawiono masy piechoty pod dowództwem Ludwika von Baden, natomiast na prawej flance jazda cesarska licząca ok. 4000 jazdy oraz około 2000 miało pod dowództwem ks. Croy zaatakować Parkany i odciąć od nich przeciwnika. <text:s/>Za głównymi siłami ustawiono resztki wojsk Bidzińskiego, które miały w razie konieczności odpierać Tatarów, jeśli nadeszli by z tyłu.</text:p>
      <text:p text:style-name="P144">Pierwszy uderzył ks, Croy na swym odcinku, Turcy odpowiedzieli zmasowanym atakiem na lewe skrzydło austriackie, które JE wytrzymało. Turcy ponawiali daremne ataki na lewe skrzydło, także coraz mocniej naciskało na nich centrum wojsk cesarskich, a jednocześnie zostali odrzucenie uderzeniem prawego skrzydła austriackiego od przepraw pod Parkanami, co wywołało panikę i pękniecie w <text:soft-page-break/>szeregach osmańskich. Żołnierze sułtańscy rzucili się w stronę rzeki, gdzie byli dobrym celem dla przeciwnika. Most, którym uciekano zawali się wody, piechota cesarska wdarła ie i zdobyła Parkany. Klęska podobna do tej do pod Wiedniem, tym razem dokonana jedynie przez samą armie Habsburgów otwarło im możliwość podejścia pod Ostrzynom. </text:p>
      <text:p text:style-name="P144">Po zwycięskiej bitwie zarządzano odpoczynek, podczas którego saperzy budowali most, skoncentrowano resztę armii i dowieziono prowiant. W dniu 19 października rozpoczęła się przeprawa, <text:s/>a na lewym brzegu Dunaju pozostała część sił pod komendą gen. Dunewalda, na wypadek dywersji kuruców. W tym bowiem momencie <text:s/>grasujące na Słowacji wojska koronne i litewskie powróciły do Rzeczypospolitej, <text:s/>dotąd absorbując poczynania Thököly'ego, który unikając strać cofał się ku Eger i Debreczynowi, przez Nitrę, Levice i Secseny, <text:s/>ze swymi zwolennikami. Wobec skali doznanych zniszczeń na rozkaz Jana III i braku woli kompromisowego porozumienia ze strony cesarza, którego wojska odnosiły zwycięstwa, przerwał swe wahania i postanowił trwać u boku Turcji, polecając wiernym sobie miastom oraz twierdzom bronic się przed Austriakami i Polakami. </text:p>
      <text:p text:style-name="P144">Po zwycięstwie pod Parkanami armia cesarska, już w dniu przeprawy pierwszych oddziałów prowadzonych przez generała Caprarę rozpoczęła blokadę niedalekiego Ostrzyhomia. Z kolei w dniu 21 października rozpoczął się planowe oblężenie fortecy. Miejscowy komendant nie widział celowości oporu, miał skąpą załogę i widział jaki los spotkał żołnierzy tureckich w na drugim brzegu Dunaju, zatem na warunkach honorowych podał się w dniu 28 października. <text:s/>Zdobycie Ostrzyhomia <text:soft-page-break/>zapewniło armii cesarskie panowanie nad całym biegiem Dunaju aż do wielkiego zakrętu na południe, odcinało załogi twierdz tureckich w miejscowościach położonych na północ od tej rzeki i ułatwiało wojsk zaopatrzenie drogą wodną z Austrii. W tym momencie jednak nadchodząca zima musiała powstrzymać dalsze walki. Nadchodząca zima zmusiła niebawem do przerwania działań wojennych i rozlokowania przemęczonych dotychczasowymi walkami oraz osłabionych dużymi stratami wojsk na leże zimowe. Marsz pod Budę okazał się tego roku niemożliwy. Planowano uczynić to kolejnego roku, miał być to cel kolejnej kampanii wojsk cesarskich. Dyplomacja Leopolda I poza szukaniem kolejnych sojuszników oraz środków na jej przeprowadzanie, nie zaprzestawała w próbach nakłonienia Jana III do przysłania na tą kampania swych wojsk, jak okazać się miało daremnie. <text:s/></text:p>
      <text:p text:style-name="P144">Po zakończeniu kampanii większa cześć wojsk cesarskich oddaliła się na leża zimowe w okolicach Levic, Jawaryna i nad rzekę Ipel, skąd wycofały się resztki kuruców. </text:p>
      <text:p text:style-name="P143"/>
      <text:p text:style-name="P155"/>
      <text:p text:style-name="P155"/>
      <text:p text:style-name="P155"/>
      <text:p text:style-name="P155"/>
      <text:p text:style-name="P148"/>
      <text:p text:style-name="P148"><text:soft-page-break/>17. ECHA BITWY WIEDEŃSKIEJ</text:p>
      <text:p text:style-name="P143"/>
      <text:p text:style-name="P139"><text:span text:style-name="T170"><text:s text:c="6"/>Bitwa wiede</text:span><text:span text:style-name="T195">ń</text:span><text:span text:style-name="T170">ska odbiła się rozgłosem w całej Europie, a nazwisko Sobieskiego stało si</text:span><text:span text:style-name="T195">ę </text:span><text:span text:style-name="T170">sławne nawet poza jej granicami. W dalekim Iranie Jan III otrzymał zaszczytny przydomek El Ghazi — Zwyci</text:span><text:span text:style-name="T195">ę</text:span><text:span text:style-name="T170">zca, a miejscowy władca poważnie traktował nawiązanie stałych stosunków <text:s/>dyplomatycznych z nim, dla powstrzymywania Turków. W przyszłości będzie miało to bardzo ważne konsekwencje. <text:s/>Przysłali królowi polskiemu gratulacje wszyscy władcy europejscy, wpłacali dary pieniężne na dalszą walkę z Osmanami. Szczególnie mocno świętowano wiedeńskie zwycięstwo we Włoszech. Spisywano wiersze okolicznościowe i inne utwory wspominające bitwę wiedeńską i imię Sobieskiego. Naliczono nazwiska ponad 100 poetów, którzy uwiecznili zwycięstwo chrześcijan, a wszystkim utworów na ten temat oceniano na liczbę około 5000. Na Bałkanach, pośród ludów ujarzmionych przez sułtańskie panowanie rodziła się nadzieja wyzwolenia. </text:span></text:p>
      <text:p text:style-name="P139"><text:span text:style-name="T170">Wiadomo</text:span><text:span text:style-name="T195">ść o wiedeńskiej wiktorii</text:span><text:span text:style-name="T170"> dotarła do Krakowa w cztery dni po bitwie. Goniec Jana III dostarczył królowej list informujący o zwycięstwie przytroczony do strzemienia wielkiego wezyra wysadzanego drogimi kamieniami, jaki zdobyto w bitwie. Radości nie było końca, zorganizowano wspaniałe uroczystości. Składano hołdy i dziękczynienia.</text:span> Biskup Małachowski celebrował msz<text:span text:style-name="T195">ę </text:span><text:span text:style-name="T170">pontyfikaln</text:span><text:span text:style-name="T195">ą w katerze wawelskiej</text:span><text:span text:style-name="T170">, a dwa dni później nuncjusz Pallavicini odprawił uroczy</text:span><text:span text:style-name="T195">ś</text:span><text:span text:style-name="T170">cie msz</text:span><text:span text:style-name="T195">ę </text:span><text:span text:style-name="T170">dzi</text:span><text:span text:style-name="T195">ę</text:span><text:span text:style-name="T170">kczynn</text:span><text:span text:style-name="T195">ą w kościele Mariackim</text:span><text:span text:style-name="T170">. </text:span></text:p>
      <text:p text:style-name="P143"><text:soft-page-break/>W dniu 2 października <text:s/>przywieziono do Krakowa spod Wiednia ogromne łupy, w tym <text:s/>m.in. namiot wielkiego wezyra, który rozbito pod Łobzowem i mogli go oglądać ludzie wszelkiego stanu. Napłynęła ogromna liczba jeńców tureckich i tatarskich. Znaczniejszych przetrzymywano po twierdzach, aby ich wymienić lub otrzymać okup. Zwykli jeńcy, z tym wielu sułtańskich poddanych <text:s/>krajów bałkańskich i Grecji, chętnie osiedliło się w Rzeczpospolitej. Nie brakło dawnych artylerzystów i inżynierów tureckich, korzy w polskiej służbie mieli zdobywać kamieniecką fortecę. Przyjazd Jana III do Krakowa 7 października stał się okazją do kolejnego święta. Bogatymi votami dla krakowskich kościołów uświęcił swe przybycie monarcha. <text:s/></text:p>
      <text:p text:style-name="P143">Ustrojonymi pięknie ulicami król przejechał na Wawel, gdzie w katedrze powitał go biskup Jan Małachowski, senat, królowa i królewicz Jakub, intonując dziękczynne Te Deum laudamus.</text:p>
      <text:p text:style-name="P143">Kolejnego dnia <text:s/>Jan III ponownie udał się do katedry i zawiesił na grobie św. Stanisława chorągiew turecką, zdobytą pod Wiedniem, znak samego wielkiego wezyra.</text:p>
      <text:p text:style-name="P143">Potem odbyły się kolejne barwne uroczystości, w kamienicy Tucciego na Starym Rynku oglądał urządzone na jego cześć wspaniałe widowisko. Na tle zbudowanych na tą okazje specjalnych dekoracji rozgrywały się sceny walk z Turkami, <text:s/>puszczano fajerwerk i wiwatowano strzelając z armat. </text:p>
      <text:p text:style-name="P139"><text:span text:style-name="T195">Z wielką </text:span><text:span text:style-name="T170">pomp</text:span><text:span text:style-name="T195">ą ś</text:span><text:span text:style-name="T170">wi</text:span><text:span text:style-name="T195">ę</text:span><text:span text:style-name="T170">tował zwyci</text:span><text:span text:style-name="T195">ę</text:span><text:span text:style-name="T170">stwo Sobieskiego Gda</text:span><text:span text:style-name="T195">ń</text:span><text:span text:style-name="T170">sk na wielkim festynie 11 stycznia 1684 roku, gdy do miasta wrócił opromieniony regiment tego miasta. Przez kolejne lata, ze niesłabnącym zainteresowaniem inspirowała polską literaturę pamięć </text:span><text:soft-page-break/><text:span text:style-name="T170">wiedeńskiej batalii.</text:span></text:p>
      <text:p text:style-name="P139"><text:span text:style-name="T170">Pisał o niej najpierw bardzo popularny w XVII w. Wespazjan Kochowski (1633-1700), autor </text:span><text:span text:style-name="T109">Pie</text:span><text:span text:style-name="T200">ś</text:span><text:span text:style-name="T109">ni Wiednia wybawianego, </text:span><text:span text:style-name="T170">oraz współczesny mu Jan Chryzostom Pasek (1636-1701). Panegiryczne poematy na cze</text:span><text:span text:style-name="T195">ść </text:span><text:span text:style-name="T170">króla Jana III pisali bezpośredni uczestnicy wyprawy wiede</text:span><text:span text:style-name="T195">ń</text:span><text:span text:style-name="T170">skiej, <text:s/>Stanisław Chró</text:span><text:span text:style-name="T195">ś</text:span><text:span text:style-name="T170">ci</text:span><text:span text:style-name="T195">ń</text:span><text:span text:style-name="T170">ski (1660-1733) i Jakub Rubinowski (1668-1749), oraz wielu mniej poczytnych poetów barokowych. </text:span></text:p>
      <text:p text:style-name="P143">Inaczej sprawy miały się w Turcji. Imperium osmańskie stanęło w obliczu poważnego kryzysu, którego konie końców nie zdołało przezwyciężyć. </text:p>
      <text:p text:style-name="P143">Pośród wieści o kolejnych klęskach i krajach, które gotowe były wypowiedzieć Osmanom wojnę, pod wpływem zagrożenia dla całego panowania tureckiego nad Bałkanami, gdzie po wkroczeniu na nie wojsk krucjaty bunt podniosą zniewolone ludy chrześcijańskie, sułtan oddalił się pośpiesznie z Belgradu pod koniec października i wrócił do Stambułu. Czekały go poważne problemy wewnętrzne, walka o polityczną schedę po Kara Mustafie, podniesienie się jego wrogów, którzy będą żądać zemsty na dawnych poplecznikach i rodzinie zabitego Wielkiego Wezyra. Koszty wojny i nowe podatki przyczyniły się do niepokojów w poszczególnych prowincjach i ogólnej niechęci osmańskiej elity dla rządów sułtańskich. <text:s/></text:p>
      <text:p text:style-name="P143">Pod koniec 1683roku sytuacja militarna Turcji w Europie była fatalna. Co prawda miało ono jeszcze odpowiednie rezerwy, aby skutecznie się bronić, ale wystawienie nowych armii wymagało pieniędzy i czasu. Z typowo ofensywnego charakteru prowadzonej polityki militarnej musieli teraz przejść do defensywy, co musiało być wstrząsem dla kręgów kierowniczych państwa i wzmóc brutalne konflikty <text:s/><text:soft-page-break/>zachowanie wpływów i pozycji. </text:p>
      <text:p text:style-name="P143">Poza skąpymi garnizonami w najważniejszych twierdzach oraz mocno wzmacnianą <text:s text:c="2"/>załoga Budy (liczyła ok. 10 000 ludzi), zimą 1683/84 Turcy w polu posiadali jedynie 10 000 ludzi Bejlerbeja rumelijskiego Arnawuda Hasana paszy znajdujących się pod Sofią, nie licząc niepewnych wojsk swych lenników. </text:p>
      <text:p text:style-name="P143"/>
      <text:p text:style-name="P1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ymbol1" svg:font-family="Symbol" style:font-charset="x-symbol"/>
    <style:font-face style:name="Symbol2" svg:font-family="Symbol" style:font-family-generic="roman" style:font-pitch="variable" style:font-charset="x-symbol"/>
    <style:font-face style:name="JunicodeWL-Regular" svg:font-family="JunicodeWL-Regular"/>
    <style:font-face style:name="OpenSymbol" svg:font-family="OpenSymbol"/>
    <style:font-face style:name="OpenSymbol1" svg:font-family="OpenSymbol, 'Arial Unicode MS'"/>
    <style:font-face style:name="sans-serif" svg:font-family="sans-serif, Arial"/>
    <style:font-face style:name="Courier" svg:font-family="Courier, 'Courier New'" style:font-family-generic="modern"/>
    <style:font-face style:name="BookAntiqua" svg:font-family="BookAntiqua" style:font-family-generic="roman"/>
    <style:font-face style:name="ClassicEFN" svg:font-family="ClassicEFN" style:font-family-generic="roman"/>
    <style:font-face style:name="Times New Roman1" svg:font-family="'Times New Roman'" style:font-family-generic="roman"/>
    <style:font-face style:name="TimesNewRoman" svg:font-family="TimesNewRoman" style:font-family-generic="roman"/>
    <style:font-face style:name="OpenSymbol2" svg:font-family="OpenSymbol, 'Arial Unicode MS'"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TE17B3C08t00" svg:font-family="TTE17B3C08t00" style:font-family-generic="roman" style:font-pitch="variable"/>
    <style:font-face style:name="TTE17B68E8t00" svg:font-family="TTE17B68E8t00" style:font-family-generic="roman" style:font-pitch="variable"/>
    <style:font-face style:name="TTE17B7720t00" svg:font-family="TTE17B77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1"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Header" style:family="paragraph" style:parent-style-name="Standard" style:next-style-name="Text_20_body" style:class="extra">
      <style:paragraph-properties loext:contextual-spacing="false"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Normalny_20__28_Web_29_" style:display-name="Normalny (Web)" style:family="paragraph" style:parent-style-name="Normalny">
      <style:paragraph-properties loext:contextual-spacing="false" fo:margin-top="0.176cm" fo:margin-bottom="0.176cm" fo:orphans="2" fo:widows="2" fo:hyphenation-ladder-count="no-limit" style:vertical-align="auto"/>
      <style:text-properties style:letter-kerning="false" style:font-name-asian="Times New Roman" style:language-asian="pl" style:country-asian="PL" style:font-name-complex="Times New Roman" style:language-complex="ar" style:country-complex="SA" fo:hyphenate="true" fo:hyphenation-remain-char-count="0" fo:hyphenation-push-char-count="0"/>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1" style:font-size-asian="14pt" style:font-name-complex="Mangal1"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font-size-asian="10pt" style:font-size-complex="10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pl" fo:country="PL"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_3f_lnie" style:display-name="Domy?lnie" style:family="paragraph">
      <style:paragraph-properties fo:hyphenation-ladder-count="no-limit" style:text-autospace="none"/>
      <style:text-properties fo:font-size="12pt" fo:language="en" fo:country="US" style:font-size-asian="12pt" style:font-size-complex="12pt" fo:hyphenate="false" fo:hyphenation-remain-char-count="0" fo:hyphenation-push-char-count="0"/>
    </style:style>
    <style:style style:name="Zawarto_3f__3f__20_tabeli" style:display-name="Zawarto?? tabeli" style:family="paragraph" style:parent-style-name="Domy_3f_lnie">
      <style:paragraph-properties fo:hyphenation-ladder-count="no-limit"/>
      <style:text-properties fo:font-size="12pt" fo:language="pl" fo:country="PL" style:font-size-asian="12pt" style:font-size-complex="12pt" fo:hyphenate="true" fo:hyphenation-remain-char-count="0" fo:hyphenation-push-char-count="0"/>
    </style:style>
    <style:style style:name="Nag_3f_ówek_20_tabeli" style:display-name="Nag?ówek tabeli" style:family="paragraph" style:parent-style-name="Zawarto_3f__3f__20_tabeli">
      <style:paragraph-properties fo:text-align="center" style:justify-single-word="false"/>
      <style:text-properties fo:font-weight="bold" style:font-weight-asian="bold" style:font-weight-complex="bold"/>
    </style:style>
    <style:style style:name="Footer" style:family="paragraph" style:parent-style-name="Standard" style:auto-update="true" style:class="extra">
      <style:paragraph-properties text:number-lines="false" text:line-number="0">
        <style:tab-stops>
          <style:tab-stop style:position="8.5cm" style:type="center"/>
          <style:tab-stop style:position="17cm" style:type="righ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apple-converted-space" style:family="text" style:parent-style-name="Domyślna_20_czcionka_20_akapitu"/>
    <style:style style:name="Hiperłącze" style:family="text" style:parent-style-name="Domyślna_20_czcionka_20_akapitu">
      <style:text-properties fo:color="#0000ff" style:text-underline-style="solid" style:text-underline-width="auto" style:text-underline-color="font-color" style:text-underline-mode="continuous" style:text-overline-mode="continuous" style:text-line-through-mode="continuous"/>
    </style:style>
    <style:style style:name="Pogrubienie" style:family="text" style:parent-style-name="Domyślna_20_czcionka_20_akapitu">
      <style:text-properties fo:font-weight="bold" style:font-weight-asian="bold" style:font-weight-complex="bold"/>
    </style:style>
    <style:style style:name="WW8Num3z0" style:family="text">
      <style:text-properties style:font-name="Symbol1" style:font-name-complex="OpenSymbol1"/>
    </style:style>
    <style:style style:name="WW8Num4z0" style:family="text">
      <style:text-properties style:font-name="Symbol1" style:font-name-complex="OpenSymbol1"/>
    </style:style>
    <style:style style:name="WW8Num7z0" style:family="text">
      <style:text-properties style:font-name="Symbol2" style:font-name-complex="OpenSymbol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WW8Num2z0" style:family="text">
      <style:text-properties fo:color="#000000" style:font-name="Symbol" fo:font-size="14pt" fo:font-weight="bold" style:font-name-asian="Courier" style:font-size-asian="14pt" style:font-weight-asian="bold" style:font-name-complex="OpenSymbol2" style:font-size-complex="14pt" style:font-style-complex="italic"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Zeichenformat" style:num-format="">
        <style:list-level-properties text:list-level-position-and-space-mode="label-alignment">
          <style:list-level-label-alignment text:label-followed-by="nothing"/>
        </style:list-level-properties>
      </text:list-level-style-number>
      <text:list-level-style-number text:level="2" text:style-name="Zeichenformat" style:num-format="">
        <style:list-level-properties text:list-level-position-and-space-mode="label-alignment">
          <style:list-level-label-alignment text:label-followed-by="nothing"/>
        </style:list-level-properties>
      </text:list-level-style-number>
      <text:list-level-style-number text:level="3" text:style-name="Zeichenformat" style:num-format="">
        <style:list-level-properties text:list-level-position-and-space-mode="label-alignment">
          <style:list-level-label-alignment text:label-followed-by="nothing"/>
        </style:list-level-properties>
      </text:list-level-style-number>
      <text:list-level-style-number text:level="4" text:style-name="Zeichenformat" style:num-format="">
        <style:list-level-properties text:list-level-position-and-space-mode="label-alignment">
          <style:list-level-label-alignment text:label-followed-by="nothing"/>
        </style:list-level-properties>
      </text:list-level-style-number>
      <text:list-level-style-number text:level="5" text:style-name="Zeichenformat" style:num-format="">
        <style:list-level-properties text:list-level-position-and-space-mode="label-alignment">
          <style:list-level-label-alignment text:label-followed-by="nothing"/>
        </style:list-level-properties>
      </text:list-level-style-number>
      <text:list-level-style-number text:level="6" text:style-name="Zeichenformat" style:num-format="">
        <style:list-level-properties text:list-level-position-and-space-mode="label-alignment">
          <style:list-level-label-alignment text:label-followed-by="nothing"/>
        </style:list-level-properties>
      </text:list-level-style-number>
      <text:list-level-style-number text:level="7" text:style-name="Zeichenformat" style:num-format="">
        <style:list-level-properties text:list-level-position-and-space-mode="label-alignment">
          <style:list-level-label-alignment text:label-followed-by="nothing"/>
        </style:list-level-properties>
      </text:list-level-style-number>
      <text:list-level-style-number text:level="8" text:style-name="Zeichenformat" style:num-format="">
        <style:list-level-properties text:list-level-position-and-space-mode="label-alignment">
          <style:list-level-label-alignment text:label-followed-by="nothing"/>
        </style:list-level-properties>
      </text:list-level-style-number>
      <text:list-level-style-number text:level="9" text:style-name="Zeichenformat"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093960721525173131" style:display-name="5093960721525173131">
      <text:list-level-style-number text:level="1" text:style-name="Zeichenformat" style:num-format="">
        <style:list-level-properties text:list-level-position-and-space-mode="label-alignment">
          <style:list-level-label-alignment text:label-followed-by="nothing"/>
        </style:list-level-properties>
      </text:list-level-style-number>
      <text:list-level-style-number text:level="2" text:style-name="Zeichenformat" style:num-format="">
        <style:list-level-properties text:list-level-position-and-space-mode="label-alignment">
          <style:list-level-label-alignment text:label-followed-by="nothing"/>
        </style:list-level-properties>
      </text:list-level-style-number>
      <text:list-level-style-number text:level="3" text:style-name="Zeichenformat" style:num-format="">
        <style:list-level-properties text:list-level-position-and-space-mode="label-alignment">
          <style:list-level-label-alignment text:label-followed-by="nothing"/>
        </style:list-level-properties>
      </text:list-level-style-number>
      <text:list-level-style-number text:level="4" text:style-name="Zeichenformat" style:num-format="">
        <style:list-level-properties text:list-level-position-and-space-mode="label-alignment">
          <style:list-level-label-alignment text:label-followed-by="nothing"/>
        </style:list-level-properties>
      </text:list-level-style-number>
      <text:list-level-style-number text:level="5" text:style-name="Zeichenformat" style:num-format="">
        <style:list-level-properties text:list-level-position-and-space-mode="label-alignment">
          <style:list-level-label-alignment text:label-followed-by="nothing"/>
        </style:list-level-properties>
      </text:list-level-style-number>
      <text:list-level-style-number text:level="6" text:style-name="Zeichenformat" style:num-format="">
        <style:list-level-properties text:list-level-position-and-space-mode="label-alignment">
          <style:list-level-label-alignment text:label-followed-by="nothing"/>
        </style:list-level-properties>
      </text:list-level-style-number>
      <text:list-level-style-number text:level="7" text:style-name="Zeichenformat" style:num-format="">
        <style:list-level-properties text:list-level-position-and-space-mode="label-alignment">
          <style:list-level-label-alignment text:label-followed-by="nothing"/>
        </style:list-level-properties>
      </text:list-level-style-number>
      <text:list-level-style-number text:level="8" text:style-name="Zeichenformat" style:num-format="">
        <style:list-level-properties text:list-level-position-and-space-mode="label-alignment">
          <style:list-level-label-alignment text:label-followed-by="nothing"/>
        </style:list-level-properties>
      </text:list-level-style-number>
      <text:list-level-style-number text:level="9" text:style-name="Zeichenformat"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adjustment="left" style:rel-width="33%"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Konwertuj_20_1" style:display-name="Konwertuj 1"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rtur</meta:initial-creator>
    <meta:creation-date>2013-12-07T16:06:00Z</meta:creation-date>
    <dc:date>2016-04-09T15:43:13.26</dc:date>
    <meta:editing-cycles>590</meta:editing-cycles>
    <meta:editing-duration>P6DT11H13M6S</meta:editing-duration>
    <meta:document-statistic meta:table-count="8" meta:image-count="0" meta:object-count="0" meta:page-count="419" meta:paragraph-count="2236" meta:word-count="87951" meta:character-count="624774"/>
    <meta:template xlink:type="simple" xlink:actuate="onRequest" xlink:title="" xlink:href="../../../DO%20DRUKU/DYNASTIA%20SOBIESKICH%20-%20PROJEKT/część%208%20-%20rozbita/cz.%2012%20przed%20odsieczą%20wiedeńską.odt/Normal"/>
  </office:meta>
</office:document-meta>
</file>